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e7c6" officeooo:paragraph-rsid="001ae7c6"/>
    </style:style>
    <style:style style:name="P2" style:family="paragraph" style:parent-style-name="Text_20_body">
      <style:paragraph-properties fo:text-align="center" style:justify-single-word="false"/>
      <style:text-properties style:font-name="Liberation Serif" fo:font-size="12pt" fo:language="en" fo:country="US" officeooo:rsid="000bb3fd" officeooo:paragraph-rsid="001ae7c6" style:font-size-asian="10.5pt" style:font-size-complex="12pt"/>
    </style:style>
    <style:style style:name="P3" style:family="paragraph" style:parent-style-name="Text_20_body">
      <style:paragraph-properties fo:text-align="justify" style:justify-single-word="false"/>
      <style:text-properties style:font-name="Liberation Serif" fo:font-size="12pt" fo:language="en" fo:country="US" officeooo:rsid="001ae7c6" officeooo:paragraph-rsid="001ae7c6" style:font-size-asian="10.5pt" style:font-size-complex="12pt"/>
    </style:style>
    <style:style style:name="P4" style:family="paragraph" style:parent-style-name="Text_20_body">
      <style:paragraph-properties fo:text-align="justify" style:justify-single-word="false"/>
      <style:text-properties style:font-name="Liberation Serif" fo:font-size="12pt" fo:language="en" fo:country="US" officeooo:rsid="001ae7c6" officeooo:paragraph-rsid="001f872b" style:font-size-asian="10.5pt" style:font-size-complex="12pt"/>
    </style:style>
    <style:style style:name="P5" style:family="paragraph" style:parent-style-name="Text_20_body">
      <style:paragraph-properties fo:text-align="justify" style:justify-single-word="false"/>
      <style:text-properties style:font-name="Liberation Serif" fo:font-size="12pt" fo:language="en" fo:country="US" officeooo:rsid="001d0530" officeooo:paragraph-rsid="001d0530" style:font-size-asian="10.5pt" style:font-size-complex="12pt"/>
    </style:style>
    <style:style style:name="P6" style:family="paragraph" style:parent-style-name="Text_20_body">
      <style:paragraph-properties fo:text-align="justify" style:justify-single-word="false"/>
      <style:text-properties style:font-name="Liberation Serif" fo:font-size="12pt" fo:language="en" fo:country="US" officeooo:rsid="001d0530" officeooo:paragraph-rsid="001f872b" style:font-size-asian="10.5pt" style:font-size-complex="12pt"/>
    </style:style>
    <style:style style:name="P7" style:family="paragraph" style:parent-style-name="Text_20_body">
      <style:paragraph-properties fo:text-align="justify" style:justify-single-word="false"/>
      <style:text-properties style:font-name="Liberation Serif" fo:font-size="12pt" fo:language="en" fo:country="US" officeooo:rsid="00185b13" officeooo:paragraph-rsid="001ea639" style:font-size-asian="10.5pt" style:font-size-complex="12pt"/>
    </style:style>
    <style:style style:name="P8" style:family="paragraph" style:parent-style-name="Text_20_body">
      <style:paragraph-properties fo:text-align="justify" style:justify-single-word="false"/>
      <style:text-properties style:font-name="Liberation Serif" fo:font-size="12pt" fo:language="en" fo:country="US" officeooo:rsid="001f872b" officeooo:paragraph-rsid="001f872b" style:font-size-asian="10.5pt" style:font-size-complex="12pt"/>
    </style:style>
    <style:style style:name="P9" style:family="paragraph" style:parent-style-name="Text_20_body">
      <style:paragraph-properties fo:text-align="justify" style:justify-single-word="false"/>
      <style:text-properties style:font-name="Liberation Serif" fo:font-size="12pt" fo:language="en" fo:country="US" officeooo:rsid="001f872b" officeooo:paragraph-rsid="0033a44b" style:font-size-asian="10.5pt" style:font-size-complex="12pt"/>
    </style:style>
    <style:style style:name="P10" style:family="paragraph" style:parent-style-name="Text_20_body">
      <style:paragraph-properties fo:text-align="justify" style:justify-single-word="false"/>
      <style:text-properties style:font-name="Liberation Serif" fo:font-size="12pt" fo:language="en" fo:country="US" officeooo:rsid="00212dca" officeooo:paragraph-rsid="00212dca" style:font-size-asian="10.5pt" style:font-size-complex="12pt"/>
    </style:style>
    <style:style style:name="P11" style:family="paragraph" style:parent-style-name="Text_20_body">
      <style:paragraph-properties fo:text-align="justify" style:justify-single-word="false"/>
      <style:text-properties style:font-name="Liberation Serif" fo:font-size="12pt" fo:language="en" fo:country="US" officeooo:rsid="00228a03" officeooo:paragraph-rsid="00228a03" style:font-size-asian="10.5pt" style:font-size-complex="12pt"/>
    </style:style>
    <style:style style:name="P12" style:family="paragraph" style:parent-style-name="Text_20_body">
      <style:paragraph-properties fo:text-align="justify" style:justify-single-word="false"/>
      <style:text-properties style:font-name="Liberation Serif" fo:font-size="12pt" fo:language="en" fo:country="US" officeooo:rsid="0023c4e1" officeooo:paragraph-rsid="0023c4e1" style:font-size-asian="10.5pt" style:font-size-complex="12pt"/>
    </style:style>
    <style:style style:name="P13" style:family="paragraph" style:parent-style-name="Text_20_body">
      <style:paragraph-properties fo:text-align="justify" style:justify-single-word="false"/>
      <style:text-properties style:font-name="Liberation Serif" fo:font-size="12pt" fo:language="en" fo:country="US" officeooo:rsid="0023c4e1" officeooo:paragraph-rsid="0029f41d" style:font-size-asian="10.5pt" style:font-size-complex="12pt"/>
    </style:style>
    <style:style style:name="P14" style:family="paragraph" style:parent-style-name="Text_20_body">
      <style:paragraph-properties fo:text-align="justify" style:justify-single-word="false"/>
      <style:text-properties style:font-name="Liberation Serif" fo:font-size="12pt" fo:language="en" fo:country="US" officeooo:rsid="0023c4e1" officeooo:paragraph-rsid="004b7deb" style:font-size-asian="10.5pt" style:font-size-complex="12pt"/>
    </style:style>
    <style:style style:name="P15" style:family="paragraph" style:parent-style-name="Text_20_body">
      <style:paragraph-properties fo:text-align="justify" style:justify-single-word="false"/>
      <style:text-properties style:font-name="Liberation Serif" fo:font-size="12pt" fo:language="en" fo:country="US" officeooo:rsid="0026bfb6" officeooo:paragraph-rsid="0026bfb6" style:font-size-asian="10.5pt" style:font-size-complex="12pt"/>
    </style:style>
    <style:style style:name="P16" style:family="paragraph" style:parent-style-name="Text_20_body">
      <style:paragraph-properties fo:text-align="justify" style:justify-single-word="false"/>
      <style:text-properties style:font-name="Liberation Serif" fo:font-size="12pt" fo:language="en" fo:country="US" officeooo:rsid="00280e5c" officeooo:paragraph-rsid="00280e5c" style:font-size-asian="10.5pt" style:font-size-complex="12pt"/>
    </style:style>
    <style:style style:name="P17" style:family="paragraph" style:parent-style-name="Text_20_body">
      <style:paragraph-properties fo:text-align="justify" style:justify-single-word="false"/>
      <style:text-properties style:font-name="Liberation Serif" fo:font-size="12pt" fo:language="en" fo:country="US" officeooo:rsid="00280e5c" officeooo:paragraph-rsid="0029f41d" style:font-size-asian="10.5pt" style:font-size-complex="12pt"/>
    </style:style>
    <style:style style:name="P18" style:family="paragraph" style:parent-style-name="Text_20_body">
      <style:paragraph-properties fo:text-align="justify" style:justify-single-word="false"/>
      <style:text-properties style:font-name="Liberation Serif" fo:font-size="12pt" fo:language="en" fo:country="US" officeooo:rsid="002b83b1" officeooo:paragraph-rsid="001ae7c6" style:font-size-asian="10.5pt" style:font-size-complex="12pt"/>
    </style:style>
    <style:style style:name="P19" style:family="paragraph" style:parent-style-name="Text_20_body">
      <style:paragraph-properties fo:text-align="justify" style:justify-single-word="false"/>
      <style:text-properties style:font-name="Liberation Serif" fo:font-size="12pt" fo:language="en" fo:country="US" officeooo:rsid="002b83b1" officeooo:paragraph-rsid="002b83b1" style:font-size-asian="10.5pt" style:font-size-complex="12pt"/>
    </style:style>
    <style:style style:name="P20" style:family="paragraph" style:parent-style-name="Text_20_body">
      <style:paragraph-properties fo:text-align="justify" style:justify-single-word="false"/>
      <style:text-properties style:font-name="Liberation Serif" fo:font-size="12pt" fo:language="en" fo:country="US" officeooo:rsid="002b83b1" officeooo:paragraph-rsid="002d798e" style:font-size-asian="10.5pt" style:font-size-complex="12pt"/>
    </style:style>
    <style:style style:name="P21" style:family="paragraph" style:parent-style-name="Text_20_body">
      <style:paragraph-properties fo:text-align="justify" style:justify-single-word="false"/>
      <style:text-properties style:font-name="Liberation Serif" fo:font-size="12pt" fo:language="en" fo:country="US" officeooo:rsid="002d798e" officeooo:paragraph-rsid="002d798e" style:font-size-asian="10.5pt" style:font-size-complex="12pt"/>
    </style:style>
    <style:style style:name="P22" style:family="paragraph" style:parent-style-name="Text_20_body">
      <style:paragraph-properties fo:text-align="justify" style:justify-single-word="false"/>
      <style:text-properties style:font-name="Liberation Serif" fo:font-size="12pt" fo:language="en" fo:country="US" officeooo:rsid="002edd99" officeooo:paragraph-rsid="002edd99" style:font-size-asian="10.5pt" style:font-size-complex="12pt"/>
    </style:style>
    <style:style style:name="P23" style:family="paragraph" style:parent-style-name="Text_20_body">
      <style:paragraph-properties fo:text-align="justify" style:justify-single-word="false"/>
      <style:text-properties style:font-name="Liberation Serif" fo:font-size="12pt" fo:language="en" fo:country="US" officeooo:rsid="002f1c1b" officeooo:paragraph-rsid="002f1c1b" style:font-size-asian="10.5pt" style:font-size-complex="12pt"/>
    </style:style>
    <style:style style:name="P24" style:family="paragraph" style:parent-style-name="Text_20_body">
      <style:paragraph-properties fo:text-align="justify" style:justify-single-word="false"/>
      <style:text-properties style:font-name="Liberation Serif" fo:font-size="12pt" fo:language="en" fo:country="US" officeooo:rsid="002f1c1b" officeooo:paragraph-rsid="004b7deb" style:font-size-asian="10.5pt" style:font-size-complex="12pt"/>
    </style:style>
    <style:style style:name="P25" style:family="paragraph" style:parent-style-name="Text_20_body">
      <style:paragraph-properties fo:text-align="justify" style:justify-single-word="false"/>
      <style:text-properties style:font-name="Liberation Serif" fo:font-size="12pt" fo:language="en" fo:country="US" officeooo:rsid="00309ade" officeooo:paragraph-rsid="00309ade" style:font-size-asian="10.5pt" style:font-size-complex="12pt"/>
    </style:style>
    <style:style style:name="P26" style:family="paragraph" style:parent-style-name="Text_20_body">
      <style:paragraph-properties fo:text-align="justify" style:justify-single-word="false"/>
      <style:text-properties style:font-name="Liberation Serif" fo:font-size="12pt" fo:language="en" fo:country="US" officeooo:rsid="00309ade" officeooo:paragraph-rsid="004b7deb" style:font-size-asian="10.5pt" style:font-size-complex="12pt"/>
    </style:style>
    <style:style style:name="P27" style:family="paragraph" style:parent-style-name="Text_20_body">
      <style:paragraph-properties fo:text-align="justify" style:justify-single-word="false"/>
      <style:text-properties style:font-name="Liberation Serif" fo:font-size="12pt" fo:language="en" fo:country="US" officeooo:rsid="0033a44b" officeooo:paragraph-rsid="0033a44b" style:font-size-asian="10.5pt" style:font-size-complex="12pt"/>
    </style:style>
    <style:style style:name="P28" style:family="paragraph" style:parent-style-name="Text_20_body">
      <style:paragraph-properties fo:text-align="justify" style:justify-single-word="false"/>
      <style:text-properties style:font-name="Liberation Serif" fo:font-size="12pt" fo:language="en" fo:country="US" officeooo:rsid="0034166b" officeooo:paragraph-rsid="0034166b" style:font-size-asian="10.5pt" style:font-size-complex="12pt"/>
    </style:style>
    <style:style style:name="P29" style:family="paragraph" style:parent-style-name="Text_20_body">
      <style:paragraph-properties fo:text-align="justify" style:justify-single-word="false"/>
      <style:text-properties style:font-name="Liberation Serif" fo:font-size="12pt" fo:language="en" fo:country="US" officeooo:rsid="0034166b" officeooo:paragraph-rsid="0055daa3" style:font-size-asian="10.5pt" style:font-size-complex="12pt"/>
    </style:style>
    <style:style style:name="P30" style:family="paragraph" style:parent-style-name="Text_20_body">
      <style:paragraph-properties fo:text-align="justify" style:justify-single-word="false"/>
      <style:text-properties style:font-name="Liberation Serif" fo:font-size="12pt" fo:language="en" fo:country="US" officeooo:rsid="003443a6" officeooo:paragraph-rsid="003443a6" style:font-size-asian="10.5pt" style:font-size-complex="12pt"/>
    </style:style>
    <style:style style:name="P31" style:family="paragraph" style:parent-style-name="Text_20_body">
      <style:paragraph-properties fo:text-align="justify" style:justify-single-word="false"/>
      <style:text-properties style:font-name="Liberation Serif" fo:font-size="12pt" fo:language="en" fo:country="US" officeooo:rsid="0035297b" officeooo:paragraph-rsid="0035297b" style:font-size-asian="10.5pt" style:font-size-complex="12pt"/>
    </style:style>
    <style:style style:name="P32" style:family="paragraph" style:parent-style-name="Text_20_body">
      <style:paragraph-properties fo:text-align="justify" style:justify-single-word="false"/>
      <style:text-properties style:font-name="Liberation Serif" fo:font-size="12pt" fo:language="en" fo:country="US" officeooo:rsid="0036cd52" officeooo:paragraph-rsid="0036cd52" style:font-size-asian="10.5pt" style:font-size-complex="12pt"/>
    </style:style>
    <style:style style:name="P33" style:family="paragraph" style:parent-style-name="Text_20_body">
      <style:paragraph-properties fo:text-align="justify" style:justify-single-word="false"/>
      <style:text-properties style:font-name="Liberation Serif" fo:font-size="12pt" fo:language="en" fo:country="US" officeooo:rsid="0036cd52" officeooo:paragraph-rsid="004cee9a" style:font-size-asian="10.5pt" style:font-size-complex="12pt"/>
    </style:style>
    <style:style style:name="P34" style:family="paragraph" style:parent-style-name="Text_20_body">
      <style:paragraph-properties fo:text-align="justify" style:justify-single-word="false"/>
      <style:text-properties style:font-name="Liberation Serif" fo:font-size="12pt" fo:language="en" fo:country="US" officeooo:rsid="0036cd52" officeooo:paragraph-rsid="009dd484" style:font-size-asian="10.5pt" style:font-size-complex="12pt"/>
    </style:style>
    <style:style style:name="P35" style:family="paragraph" style:parent-style-name="Text_20_body">
      <style:paragraph-properties fo:text-align="justify" style:justify-single-word="false"/>
      <style:text-properties style:font-name="Liberation Serif" fo:font-size="12pt" fo:language="en" fo:country="US" officeooo:rsid="001b746a" officeooo:paragraph-rsid="001b746a" style:font-size-asian="10.5pt" style:font-size-complex="12pt"/>
    </style:style>
    <style:style style:name="P36" style:family="paragraph" style:parent-style-name="Text_20_body">
      <style:paragraph-properties fo:text-align="justify" style:justify-single-word="false"/>
      <style:text-properties style:font-name="Liberation Serif" fo:font-size="12pt" fo:language="en" fo:country="US" officeooo:rsid="003cdee8" officeooo:paragraph-rsid="003cdee8" style:font-size-asian="10.5pt" style:font-size-complex="12pt"/>
    </style:style>
    <style:style style:name="P37" style:family="paragraph" style:parent-style-name="Text_20_body">
      <style:paragraph-properties fo:text-align="justify" style:justify-single-word="false"/>
      <style:text-properties style:font-name="Liberation Serif" fo:font-size="12pt" fo:language="en" fo:country="US" officeooo:rsid="003dacef" officeooo:paragraph-rsid="003dacef" style:font-size-asian="10.5pt" style:font-size-complex="12pt"/>
    </style:style>
    <style:style style:name="P38" style:family="paragraph" style:parent-style-name="Text_20_body">
      <style:paragraph-properties fo:text-align="justify" style:justify-single-word="false"/>
      <style:text-properties style:font-name="Liberation Serif" fo:font-size="12pt" fo:language="en" fo:country="US" officeooo:rsid="003dacef" officeooo:paragraph-rsid="003ef0bc" style:font-size-asian="10.5pt" style:font-size-complex="12pt"/>
    </style:style>
    <style:style style:name="P39" style:family="paragraph" style:parent-style-name="Text_20_body">
      <style:paragraph-properties fo:text-align="justify" style:justify-single-word="false"/>
      <style:text-properties style:font-name="Liberation Serif" fo:font-size="12pt" fo:language="en" fo:country="US" officeooo:rsid="003dacef" officeooo:paragraph-rsid="003f9d0b" style:font-size-asian="10.5pt" style:font-size-complex="12pt"/>
    </style:style>
    <style:style style:name="P40" style:family="paragraph" style:parent-style-name="Text_20_body">
      <style:paragraph-properties fo:text-align="justify" style:justify-single-word="false"/>
      <style:text-properties style:font-name="Liberation Serif" fo:font-size="12pt" fo:language="en" fo:country="US" officeooo:rsid="003dacef" officeooo:paragraph-rsid="004794de" style:font-size-asian="10.5pt" style:font-size-complex="12pt"/>
    </style:style>
    <style:style style:name="P41" style:family="paragraph" style:parent-style-name="Text_20_body">
      <style:paragraph-properties fo:text-align="justify" style:justify-single-word="false"/>
      <style:text-properties style:font-name="Liberation Serif" fo:font-size="12pt" fo:language="en" fo:country="US" officeooo:rsid="003dacef" officeooo:paragraph-rsid="004b7deb" style:font-size-asian="10.5pt" style:font-size-complex="12pt"/>
    </style:style>
    <style:style style:name="P42" style:family="paragraph" style:parent-style-name="Text_20_body">
      <style:paragraph-properties fo:text-align="justify" style:justify-single-word="false"/>
      <style:text-properties style:font-name="Liberation Serif" fo:font-size="12pt" fo:language="en" fo:country="US" officeooo:rsid="003dacef" officeooo:paragraph-rsid="004e9040" style:font-size-asian="10.5pt" style:font-size-complex="12pt"/>
    </style:style>
    <style:style style:name="P43" style:family="paragraph" style:parent-style-name="Text_20_body">
      <style:paragraph-properties fo:text-align="justify" style:justify-single-word="false"/>
      <style:text-properties style:font-name="Liberation Serif" fo:font-size="12pt" fo:language="en" fo:country="US" officeooo:rsid="003dacef" officeooo:paragraph-rsid="00502697" style:font-size-asian="10.5pt" style:font-size-complex="12pt"/>
    </style:style>
    <style:style style:name="P44" style:family="paragraph" style:parent-style-name="Text_20_body">
      <style:paragraph-properties fo:text-align="justify" style:justify-single-word="false"/>
      <style:text-properties style:font-name="Liberation Serif" fo:font-size="12pt" fo:language="en" fo:country="US" officeooo:rsid="003dacef" officeooo:paragraph-rsid="0051f892" style:font-size-asian="10.5pt" style:font-size-complex="12pt"/>
    </style:style>
    <style:style style:name="P45" style:family="paragraph" style:parent-style-name="Text_20_body">
      <style:paragraph-properties fo:text-align="justify" style:justify-single-word="false"/>
      <style:text-properties style:font-name="Liberation Serif" fo:font-size="12pt" fo:language="en" fo:country="US" officeooo:rsid="003ef0bc" officeooo:paragraph-rsid="00418530" style:font-size-asian="10.5pt" style:font-size-complex="12pt"/>
    </style:style>
    <style:style style:name="P46" style:family="paragraph" style:parent-style-name="Text_20_body">
      <style:paragraph-properties fo:text-align="justify" style:justify-single-word="false"/>
      <style:text-properties style:font-name="Liberation Serif" fo:font-size="12pt" fo:language="en" fo:country="US" officeooo:rsid="003ef0bc" officeooo:paragraph-rsid="004cee9a" style:font-size-asian="10.5pt" style:font-size-complex="12pt"/>
    </style:style>
    <style:style style:name="P47" style:family="paragraph" style:parent-style-name="Text_20_body">
      <style:paragraph-properties fo:text-align="justify" style:justify-single-word="false"/>
      <style:text-properties style:font-name="Liberation Serif" fo:font-size="12pt" fo:language="en" fo:country="US" officeooo:rsid="003ceb8e" officeooo:paragraph-rsid="004b7deb" style:font-size-asian="10.5pt" style:font-size-complex="12pt"/>
    </style:style>
    <style:style style:name="P48" style:family="paragraph" style:parent-style-name="Text_20_body">
      <style:paragraph-properties fo:text-align="justify" style:justify-single-word="false"/>
      <style:text-properties style:font-name="Liberation Serif" fo:font-size="12pt" fo:language="en" fo:country="US" officeooo:rsid="00547e88" officeooo:paragraph-rsid="00547e88" style:font-size-asian="10.5pt" style:font-size-complex="12pt"/>
    </style:style>
    <style:style style:name="P49" style:family="paragraph" style:parent-style-name="Text_20_body">
      <style:paragraph-properties fo:text-align="justify" style:justify-single-word="false"/>
      <style:text-properties style:font-name="Liberation Serif" fo:font-size="12pt" fo:language="en" fo:country="US" officeooo:rsid="0056ab80" officeooo:paragraph-rsid="0056ab80" style:font-size-asian="10.5pt" style:font-size-complex="12pt"/>
    </style:style>
    <style:style style:name="P50" style:family="paragraph" style:parent-style-name="Text_20_body">
      <style:paragraph-properties fo:text-align="justify" style:justify-single-word="false"/>
      <style:text-properties style:font-name="Liberation Serif" fo:font-size="12pt" fo:language="en" fo:country="US" officeooo:rsid="00588251" officeooo:paragraph-rsid="00588251" style:font-size-asian="10.5pt" style:font-size-complex="12pt"/>
    </style:style>
    <style:style style:name="P51" style:family="paragraph" style:parent-style-name="Text_20_body">
      <style:paragraph-properties fo:text-align="justify" style:justify-single-word="false"/>
      <style:text-properties style:font-name="Liberation Serif" fo:font-size="12pt" fo:language="en" fo:country="US" officeooo:rsid="00588251" officeooo:paragraph-rsid="00594aa8" style:font-size-asian="10.5pt" style:font-size-complex="12pt"/>
    </style:style>
    <style:style style:name="P52" style:family="paragraph" style:parent-style-name="Text_20_body">
      <style:paragraph-properties fo:text-align="justify" style:justify-single-word="false"/>
      <style:text-properties style:font-name="Liberation Serif" fo:font-size="12pt" fo:language="en" fo:country="US" officeooo:rsid="005ad1cb" officeooo:paragraph-rsid="005ad1cb" style:font-size-asian="10.5pt" style:font-size-complex="12pt"/>
    </style:style>
    <style:style style:name="P53" style:family="paragraph" style:parent-style-name="Text_20_body">
      <style:paragraph-properties fo:text-align="justify" style:justify-single-word="false"/>
      <style:text-properties style:font-name="Liberation Serif" fo:font-size="12pt" fo:language="en" fo:country="US" officeooo:rsid="005be955" officeooo:paragraph-rsid="005be955" style:font-size-asian="10.5pt" style:font-size-complex="12pt"/>
    </style:style>
    <style:style style:name="P54" style:family="paragraph" style:parent-style-name="Text_20_body">
      <style:paragraph-properties fo:text-align="justify" style:justify-single-word="false"/>
      <style:text-properties style:font-name="Liberation Serif" fo:font-size="12pt" fo:language="en" fo:country="US" officeooo:rsid="00689e77" officeooo:paragraph-rsid="00689e77" style:font-size-asian="10.5pt" style:font-size-complex="12pt"/>
    </style:style>
    <style:style style:name="P55" style:family="paragraph" style:parent-style-name="Text_20_body">
      <style:paragraph-properties fo:text-align="justify" style:justify-single-word="false"/>
      <style:text-properties style:font-name="Liberation Serif" fo:font-size="12pt" fo:language="en" fo:country="US" officeooo:rsid="00689e77" officeooo:paragraph-rsid="00695c29" style:font-size-asian="10.5pt" style:font-size-complex="12pt"/>
    </style:style>
    <style:style style:name="P56" style:family="paragraph" style:parent-style-name="Text_20_body">
      <style:paragraph-properties fo:text-align="justify" style:justify-single-word="false"/>
      <style:text-properties style:font-name="Liberation Serif" fo:font-size="12pt" fo:language="en" fo:country="US" officeooo:rsid="0069c6b4" officeooo:paragraph-rsid="0069c6b4" style:font-size-asian="10.5pt" style:font-size-complex="12pt"/>
    </style:style>
    <style:style style:name="P57" style:family="paragraph" style:parent-style-name="Text_20_body">
      <style:paragraph-properties fo:text-align="justify" style:justify-single-word="false"/>
      <style:text-properties style:font-name="Liberation Serif" fo:font-size="12pt" fo:language="en" fo:country="US" officeooo:rsid="0069c6b4" officeooo:paragraph-rsid="006a00ab" style:font-size-asian="10.5pt" style:font-size-complex="12pt"/>
    </style:style>
    <style:style style:name="P58" style:family="paragraph" style:parent-style-name="Text_20_body">
      <style:paragraph-properties fo:text-align="justify" style:justify-single-word="false"/>
      <style:text-properties style:font-name="Liberation Serif" fo:font-size="12pt" fo:language="en" fo:country="US" officeooo:rsid="006a00ab" officeooo:paragraph-rsid="006a00ab" style:font-size-asian="10.5pt" style:font-size-complex="12pt"/>
    </style:style>
    <style:style style:name="P59" style:family="paragraph" style:parent-style-name="Text_20_body">
      <style:paragraph-properties fo:text-align="justify" style:justify-single-word="false"/>
      <style:text-properties style:font-name="Liberation Serif" fo:font-size="12pt" fo:language="en" fo:country="US" officeooo:rsid="006a00ab" officeooo:paragraph-rsid="006ac8e4" style:font-size-asian="10.5pt" style:font-size-complex="12pt"/>
    </style:style>
    <style:style style:name="P60" style:family="paragraph" style:parent-style-name="Text_20_body">
      <style:paragraph-properties fo:text-align="justify" style:justify-single-word="false"/>
      <style:text-properties style:font-name="Liberation Serif" fo:font-size="12pt" fo:language="en" fo:country="US" officeooo:rsid="006a00ab" officeooo:paragraph-rsid="0080d4a6" style:font-size-asian="10.5pt" style:font-size-complex="12pt"/>
    </style:style>
    <style:style style:name="P61" style:family="paragraph" style:parent-style-name="Text_20_body">
      <style:paragraph-properties fo:text-align="justify" style:justify-single-word="false"/>
      <style:text-properties style:font-name="Liberation Serif" fo:font-size="12pt" fo:language="en" fo:country="US" officeooo:rsid="006ac8e4" officeooo:paragraph-rsid="006ac8e4" style:font-size-asian="10.5pt" style:font-size-complex="12pt"/>
    </style:style>
    <style:style style:name="P62" style:family="paragraph" style:parent-style-name="Text_20_body">
      <style:paragraph-properties fo:text-align="justify" style:justify-single-word="false"/>
      <style:text-properties style:font-name="Liberation Serif" fo:font-size="12pt" fo:language="en" fo:country="US" officeooo:rsid="006c6e31" officeooo:paragraph-rsid="006c6e31" style:font-size-asian="10.5pt" style:font-size-complex="12pt"/>
    </style:style>
    <style:style style:name="P63" style:family="paragraph" style:parent-style-name="Text_20_body">
      <style:paragraph-properties fo:text-align="justify" style:justify-single-word="false"/>
      <style:text-properties style:font-name="Liberation Serif" fo:font-size="12pt" fo:language="en" fo:country="US" officeooo:rsid="006e2db1" officeooo:paragraph-rsid="006e2db1" style:font-size-asian="10.5pt" style:font-size-complex="12pt"/>
    </style:style>
    <style:style style:name="P64" style:family="paragraph" style:parent-style-name="Text_20_body">
      <style:paragraph-properties fo:text-align="justify" style:justify-single-word="false"/>
      <style:text-properties style:font-name="Liberation Serif" fo:font-size="12pt" fo:language="en" fo:country="US" officeooo:rsid="006e2db1" officeooo:paragraph-rsid="006f25df" style:font-size-asian="10.5pt" style:font-size-complex="12pt"/>
    </style:style>
    <style:style style:name="P65" style:family="paragraph" style:parent-style-name="Text_20_body">
      <style:paragraph-properties fo:text-align="justify" style:justify-single-word="false"/>
      <style:text-properties style:font-name="Liberation Serif" fo:font-size="12pt" fo:language="en" fo:country="US" officeooo:rsid="006e2db1" officeooo:paragraph-rsid="0070ff8c" style:font-size-asian="10.5pt" style:font-size-complex="12pt"/>
    </style:style>
    <style:style style:name="P66" style:family="paragraph" style:parent-style-name="Text_20_body">
      <style:paragraph-properties fo:text-align="justify" style:justify-single-word="false"/>
      <style:text-properties style:font-name="Liberation Serif" fo:font-size="12pt" fo:language="en" fo:country="US" officeooo:rsid="0074c304" officeooo:paragraph-rsid="0074c304" style:font-size-asian="10.5pt" style:font-size-complex="12pt"/>
    </style:style>
    <style:style style:name="P67" style:family="paragraph" style:parent-style-name="Text_20_body">
      <style:paragraph-properties fo:text-align="justify" style:justify-single-word="false"/>
      <style:text-properties style:font-name="Liberation Serif" fo:font-size="12pt" fo:language="en" fo:country="US" officeooo:rsid="0074c304" officeooo:paragraph-rsid="0080d4a6" style:font-size-asian="10.5pt" style:font-size-complex="12pt"/>
    </style:style>
    <style:style style:name="P68" style:family="paragraph" style:parent-style-name="Text_20_body">
      <style:paragraph-properties fo:text-align="justify" style:justify-single-word="false"/>
      <style:text-properties style:font-name="Liberation Serif" fo:font-size="12pt" fo:language="en" fo:country="US" officeooo:rsid="007512f9" officeooo:paragraph-rsid="007512f9" style:font-size-asian="10.5pt" style:font-size-complex="12pt"/>
    </style:style>
    <style:style style:name="P69" style:family="paragraph" style:parent-style-name="Text_20_body">
      <style:paragraph-properties fo:text-align="justify" style:justify-single-word="false"/>
      <style:text-properties style:font-name="Liberation Serif" fo:font-size="12pt" fo:language="en" fo:country="US" officeooo:rsid="007cf2b7" officeooo:paragraph-rsid="007cf2b7" style:font-size-asian="10.5pt" style:font-size-complex="12pt"/>
    </style:style>
    <style:style style:name="P70" style:family="paragraph" style:parent-style-name="Text_20_body">
      <style:paragraph-properties fo:text-align="justify" style:justify-single-word="false"/>
      <style:text-properties style:font-name="Liberation Serif" fo:font-size="12pt" fo:language="en" fo:country="US" officeooo:rsid="0080d4a6" officeooo:paragraph-rsid="0080d4a6" style:font-size-asian="10.5pt" style:font-size-complex="12pt"/>
    </style:style>
    <style:style style:name="P71" style:family="paragraph" style:parent-style-name="Text_20_body">
      <style:paragraph-properties fo:text-align="justify" style:justify-single-word="false"/>
      <style:text-properties style:font-name="Liberation Serif" fo:font-size="12pt" fo:language="en" fo:country="US" officeooo:rsid="0080d4a6" officeooo:paragraph-rsid="0081595b" style:font-size-asian="10.5pt" style:font-size-complex="12pt"/>
    </style:style>
    <style:style style:name="P72" style:family="paragraph" style:parent-style-name="Text_20_body">
      <style:paragraph-properties fo:text-align="justify" style:justify-single-word="false"/>
      <style:text-properties style:font-name="Liberation Serif" fo:font-size="12pt" fo:language="en" fo:country="US" officeooo:rsid="0080d4a6" officeooo:paragraph-rsid="0084cf05" style:font-size-asian="10.5pt" style:font-size-complex="12pt"/>
    </style:style>
    <style:style style:name="P73" style:family="paragraph" style:parent-style-name="Text_20_body">
      <style:paragraph-properties fo:text-align="justify" style:justify-single-word="false"/>
      <style:text-properties style:font-name="Liberation Serif" fo:font-size="12pt" fo:language="en" fo:country="US" officeooo:rsid="008c849f" officeooo:paragraph-rsid="008c849f" style:font-size-asian="10.5pt" style:font-size-complex="12pt"/>
    </style:style>
    <style:style style:name="P74" style:family="paragraph" style:parent-style-name="Text_20_body">
      <style:paragraph-properties fo:text-align="justify" style:justify-single-word="false"/>
      <style:text-properties style:font-name="Liberation Serif" fo:font-size="12pt" fo:language="en" fo:country="US" officeooo:rsid="008d8bb2" officeooo:paragraph-rsid="008d8bb2" style:font-size-asian="10.5pt" style:font-size-complex="12pt"/>
    </style:style>
    <style:style style:name="P75" style:family="paragraph" style:parent-style-name="Text_20_body">
      <style:paragraph-properties fo:text-align="justify" style:justify-single-word="false"/>
      <style:text-properties style:font-name="Liberation Serif" fo:font-size="12pt" fo:language="en" fo:country="US" officeooo:rsid="0091489b" officeooo:paragraph-rsid="0091489b" style:font-size-asian="10.5pt" style:font-size-complex="12pt"/>
    </style:style>
    <style:style style:name="P76" style:family="paragraph" style:parent-style-name="Text_20_body">
      <style:paragraph-properties fo:text-align="justify" style:justify-single-word="false"/>
      <style:text-properties style:font-name="Liberation Serif" fo:font-size="12pt" fo:language="en" fo:country="US" officeooo:rsid="00974219" officeooo:paragraph-rsid="00974219" style:font-size-asian="10.5pt" style:font-size-complex="12pt"/>
    </style:style>
    <style:style style:name="P77" style:family="paragraph" style:parent-style-name="Text_20_body">
      <style:paragraph-properties fo:text-align="justify" style:justify-single-word="false"/>
      <style:text-properties style:font-name="Liberation Serif" fo:font-size="12pt" fo:language="en" fo:country="US" officeooo:rsid="00974219" officeooo:paragraph-rsid="0097d94b" style:font-size-asian="10.5pt" style:font-size-complex="12pt"/>
    </style:style>
    <style:style style:name="P78" style:family="paragraph" style:parent-style-name="Text_20_body">
      <style:paragraph-properties fo:text-align="justify" style:justify-single-word="false"/>
      <style:text-properties style:font-name="Liberation Serif" fo:font-size="12pt" fo:language="en" fo:country="US" officeooo:rsid="00974219" officeooo:paragraph-rsid="009910f9" style:font-size-asian="10.5pt" style:font-size-complex="12pt"/>
    </style:style>
    <style:style style:name="P79" style:family="paragraph" style:parent-style-name="Text_20_body">
      <style:paragraph-properties fo:text-align="justify" style:justify-single-word="false"/>
      <style:text-properties style:font-name="Liberation Serif" fo:font-size="12pt" fo:language="en" fo:country="US" officeooo:rsid="00974219" officeooo:paragraph-rsid="009ac59d" style:font-size-asian="10.5pt" style:font-size-complex="12pt"/>
    </style:style>
    <style:style style:name="P80" style:family="paragraph" style:parent-style-name="Text_20_body">
      <style:paragraph-properties fo:text-align="justify" style:justify-single-word="false"/>
      <style:text-properties style:font-name="Liberation Serif" fo:font-size="12pt" fo:language="en" fo:country="US" officeooo:rsid="00974219" officeooo:paragraph-rsid="009c0d7f" style:font-size-asian="10.5pt" style:font-size-complex="12pt"/>
    </style:style>
    <style:style style:name="P81" style:family="paragraph" style:parent-style-name="Text_20_body">
      <style:paragraph-properties fo:text-align="justify" style:justify-single-word="false"/>
      <style:text-properties style:font-name="Liberation Serif" fo:font-size="12pt" fo:language="en" fo:country="US" officeooo:rsid="00974219" officeooo:paragraph-rsid="009dd484" style:font-size-asian="10.5pt" style:font-size-complex="12pt"/>
    </style:style>
    <style:style style:name="P82" style:family="paragraph" style:parent-style-name="Text_20_body">
      <style:paragraph-properties fo:text-align="justify" style:justify-single-word="false"/>
      <style:text-properties style:font-name="Liberation Serif" fo:font-size="12pt" fo:language="en" fo:country="US" officeooo:rsid="00a01dc1" officeooo:paragraph-rsid="00a01dc1" style:font-size-asian="10.5pt" style:font-size-complex="12pt"/>
    </style:style>
    <style:style style:name="P83" style:family="paragraph" style:parent-style-name="Text_20_body">
      <style:paragraph-properties fo:text-align="justify" style:justify-single-word="false"/>
      <style:text-properties style:font-name="Liberation Serif" fo:font-size="12pt" fo:language="en" fo:country="US" fo:font-style="normal" officeooo:rsid="0045f528" officeooo:paragraph-rsid="003ef0bc" style:font-size-asian="10.5pt" style:font-style-asian="normal" style:font-size-complex="12pt" style:font-style-complex="normal"/>
    </style:style>
    <style:style style:name="P84" style:family="paragraph" style:parent-style-name="Text_20_body">
      <style:paragraph-properties fo:text-align="justify" style:justify-single-word="false"/>
      <style:text-properties style:font-name="Liberation Serif" fo:font-size="12pt" fo:language="en" fo:country="US" fo:font-style="normal" officeooo:rsid="0045f528" officeooo:paragraph-rsid="003f9d0b" style:font-size-asian="10.5pt" style:font-style-asian="normal" style:font-size-complex="12pt" style:font-style-complex="normal"/>
    </style:style>
    <style:style style:name="P85" style:family="paragraph" style:parent-style-name="Text_20_body">
      <style:paragraph-properties fo:text-align="justify" style:justify-single-word="false"/>
      <style:text-properties style:font-name="Liberation Serif" fo:font-size="12pt" fo:language="en" fo:country="US" fo:font-style="normal" officeooo:rsid="00473cb5" officeooo:paragraph-rsid="004794de" style:font-size-asian="10.5pt" style:font-style-asian="normal" style:font-size-complex="12pt" style:font-style-complex="normal"/>
    </style:style>
    <style:style style:name="P86" style:family="paragraph" style:parent-style-name="Text_20_body">
      <style:paragraph-properties fo:text-align="justify" style:justify-single-word="false"/>
      <style:text-properties style:font-name="Liberation Serif" fo:font-size="12pt" fo:language="en" fo:country="US" fo:font-style="normal" officeooo:rsid="00473cb5" officeooo:paragraph-rsid="003f9d0b" style:font-size-asian="10.5pt" style:font-style-asian="normal" style:font-size-complex="12pt" style:font-style-complex="normal"/>
    </style:style>
    <style:style style:name="P87" style:family="paragraph" style:parent-style-name="Text_20_body">
      <style:paragraph-properties fo:text-align="justify" style:justify-single-word="false"/>
      <style:text-properties style:font-name="Liberation Serif" fo:font-size="12pt" fo:language="en" fo:country="US" fo:font-style="normal" officeooo:rsid="004cee9a" officeooo:paragraph-rsid="004e9040" style:font-size-asian="10.5pt" style:font-style-asian="normal" style:font-size-complex="12pt" style:font-style-complex="normal"/>
    </style:style>
    <style:style style:name="P88" style:family="paragraph" style:parent-style-name="Text_20_body">
      <style:paragraph-properties fo:text-align="justify" style:justify-single-word="false"/>
      <style:text-properties style:font-name="Liberation Serif" fo:font-size="12pt" fo:language="en" fo:country="US" fo:font-style="normal" officeooo:rsid="004cee9a" officeooo:paragraph-rsid="00502697" style:font-size-asian="10.5pt" style:font-style-asian="normal" style:font-size-complex="12pt" style:font-style-complex="normal"/>
    </style:style>
    <style:style style:name="P89" style:family="paragraph" style:parent-style-name="Text_20_body">
      <style:paragraph-properties fo:text-align="justify" style:justify-single-word="false"/>
      <style:text-properties style:font-name="Liberation Serif" fo:font-size="12pt" fo:language="en" fo:country="US" fo:font-style="normal" officeooo:rsid="004cee9a" officeooo:paragraph-rsid="0051f892" style:font-size-asian="10.5pt" style:font-style-asian="normal" style:font-size-complex="12pt" style:font-style-complex="normal"/>
    </style:style>
    <style:style style:name="P90" style:family="paragraph" style:parent-style-name="Text_20_body">
      <style:paragraph-properties fo:text-align="justify" style:justify-single-word="false"/>
      <style:text-properties style:font-name="Liberation Serif" fo:font-size="12pt" fo:language="en" fo:country="US" fo:font-style="normal" officeooo:rsid="004cee9a" officeooo:paragraph-rsid="004cee9a" style:font-size-asian="10.5pt" style:font-style-asian="normal" style:font-size-complex="12pt" style:font-style-complex="normal"/>
    </style:style>
    <style:style style:name="P91" style:family="paragraph" style:parent-style-name="Text_20_body">
      <style:text-properties style:font-name="Liberation Serif" fo:font-size="12pt" fo:language="en" fo:country="US" fo:font-style="normal" officeooo:rsid="004cee9a" officeooo:paragraph-rsid="004e9040" style:font-size-asian="10.5pt" style:font-style-asian="normal" style:font-size-complex="12pt" style:font-style-complex="normal"/>
    </style:style>
    <style:style style:name="P92" style:family="paragraph" style:parent-style-name="Text_20_body">
      <style:text-properties style:font-name="Liberation Serif" fo:font-size="12pt" fo:language="en" fo:country="US" fo:font-style="normal" officeooo:rsid="004cee9a" officeooo:paragraph-rsid="0051f892" style:font-size-asian="10.5pt" style:font-style-asian="normal" style:font-size-complex="12pt" style:font-style-complex="normal"/>
    </style:style>
    <style:style style:name="P93" style:family="paragraph" style:parent-style-name="Text_20_body">
      <style:paragraph-properties fo:text-align="justify" style:justify-single-word="false"/>
      <style:text-properties style:font-name="Liberation Serif" fo:font-size="12pt" fo:language="en" fo:country="US" fo:font-style="normal" officeooo:rsid="0051f892" officeooo:paragraph-rsid="00418530" style:font-size-asian="10.5pt" style:font-style-asian="normal" style:font-size-complex="12pt" style:font-style-complex="normal"/>
    </style:style>
    <style:style style:name="P94" style:family="paragraph" style:parent-style-name="Text_20_body">
      <style:paragraph-properties fo:text-align="justify" style:justify-single-word="false"/>
      <style:text-properties style:font-name="Liberation Serif" fo:font-size="12pt" fo:language="en" fo:country="US" fo:font-weight="bold" officeooo:rsid="003f9d0b" officeooo:paragraph-rsid="003f9d0b" style:font-size-asian="10.5pt" style:font-weight-asian="bold" style:font-size-complex="12pt" style:font-weight-complex="bold"/>
    </style:style>
    <style:style style:name="P95" style:family="paragraph" style:parent-style-name="Text_20_body">
      <style:paragraph-properties fo:text-align="justify" style:justify-single-word="false"/>
      <style:text-properties style:font-name="Liberation Serif" fo:font-size="12pt" fo:language="en" fo:country="US" fo:font-weight="bold" officeooo:rsid="003f9d0b" officeooo:paragraph-rsid="004b7deb" style:font-size-asian="10.5pt" style:font-weight-asian="bold" style:font-size-complex="12pt" style:font-weight-complex="bold"/>
    </style:style>
    <style:style style:name="P96" style:family="paragraph" style:parent-style-name="Text_20_body">
      <style:paragraph-properties fo:text-align="justify" style:justify-single-word="false"/>
      <style:text-properties style:font-name="Liberation Serif" fo:font-size="12pt" fo:language="en" fo:country="US" fo:font-weight="bold" officeooo:rsid="006c6e31" officeooo:paragraph-rsid="006c6e31" style:font-size-asian="10.5pt" style:font-weight-asian="bold" style:font-size-complex="12pt" style:font-weight-complex="bold"/>
    </style:style>
    <style:style style:name="P97" style:family="paragraph" style:parent-style-name="Text_20_body">
      <style:paragraph-properties fo:text-align="justify" style:justify-single-word="false"/>
      <style:text-properties style:font-name="Liberation Serif" fo:font-size="12pt" fo:language="en" fo:country="US" fo:font-style="italic" officeooo:rsid="0069c6b4" officeooo:paragraph-rsid="0069c6b4" style:font-size-asian="10.5pt" style:font-style-asian="italic" style:font-size-complex="12pt" style:font-style-complex="italic"/>
    </style:style>
    <style:style style:name="P98" style:family="paragraph" style:parent-style-name="Text_20_body">
      <style:paragraph-properties fo:text-align="justify" style:justify-single-word="false"/>
      <style:text-properties style:font-name="Liberation Serif" fo:font-size="12pt" fo:language="en" fo:country="US" fo:font-style="italic" officeooo:rsid="006a00ab" officeooo:paragraph-rsid="006a00ab" style:font-size-asian="10.5pt" style:font-style-asian="italic" style:font-size-complex="12pt" style:font-style-complex="italic"/>
    </style:style>
    <style:style style:name="P99" style:family="paragraph" style:parent-style-name="Text_20_body">
      <style:paragraph-properties fo:text-align="justify" style:justify-single-word="false"/>
      <style:text-properties style:font-name="Liberation Serif" fo:font-size="12pt" fo:language="en" fo:country="US" fo:font-style="italic" officeooo:rsid="006e2db1" officeooo:paragraph-rsid="006e2db1" style:font-size-asian="10.5pt" style:font-style-asian="italic" style:font-size-complex="12pt" style:font-style-complex="italic"/>
    </style:style>
    <style:style style:name="P100" style:family="paragraph" style:parent-style-name="Text_20_body">
      <style:paragraph-properties fo:text-align="justify" style:justify-single-word="false"/>
      <style:text-properties style:font-name="Liberation Serif" fo:font-size="12pt" fo:language="en" fo:country="US" fo:font-style="italic" officeooo:rsid="006f25df" officeooo:paragraph-rsid="006f25df" style:font-size-asian="10.5pt" style:font-style-asian="italic" style:font-size-complex="12pt" style:font-style-complex="italic"/>
    </style:style>
    <style:style style:name="P101" style:family="paragraph" style:parent-style-name="Text_20_body">
      <style:paragraph-properties fo:text-align="center" style:justify-single-word="false"/>
      <style:text-properties officeooo:paragraph-rsid="001ae7c6"/>
    </style:style>
    <style:style style:name="P102" style:family="paragraph" style:parent-style-name="Text_20_body">
      <style:text-properties officeooo:paragraph-rsid="001e16ea"/>
    </style:style>
    <style:style style:name="P103" style:family="paragraph" style:parent-style-name="Text_20_body">
      <style:text-properties officeooo:rsid="019ddc74" officeooo:paragraph-rsid="001e16ea"/>
    </style:style>
    <style:style style:name="P104" style:family="paragraph" style:parent-style-name="Text_20_body">
      <style:text-properties fo:font-style="normal" officeooo:rsid="003ef0bc" officeooo:paragraph-rsid="00418530" style:font-style-asian="normal" style:font-style-complex="normal"/>
    </style:style>
    <style:style style:name="P105" style:family="paragraph" style:parent-style-name="Text_20_body">
      <style:text-properties fo:font-style="normal" officeooo:rsid="003ef0bc" officeooo:paragraph-rsid="004e9040" style:font-style-asian="normal" style:font-style-complex="normal"/>
    </style:style>
    <style:style style:name="P106" style:family="paragraph" style:parent-style-name="Text_20_body">
      <style:text-properties fo:font-style="normal" officeooo:rsid="003ef0bc" officeooo:paragraph-rsid="0051f892" style:font-style-asian="normal" style:font-style-complex="normal"/>
    </style:style>
    <style:style style:name="P107" style:family="paragraph" style:parent-style-name="Text_20_body">
      <style:text-properties fo:font-style="normal" officeooo:rsid="003ef0bc" officeooo:paragraph-rsid="00532c45" style:font-style-asian="normal" style:font-style-complex="normal"/>
    </style:style>
    <style:style style:name="P108" style:family="paragraph" style:parent-style-name="Text_20_body">
      <style:text-properties fo:font-style="italic" style:font-style-asian="italic" style:font-style-complex="italic"/>
    </style:style>
    <style:style style:name="P109" style:family="paragraph" style:parent-style-name="Text_20_body">
      <style:paragraph-properties>
        <style:tab-stops>
          <style:tab-stop style:position="6.6929in" style:type="right" style:leader-style="dotted" style:leader-text="."/>
        </style:tab-stops>
      </style:paragraph-properties>
    </style:style>
    <style:style style:name="P110" style:family="paragraph" style:parent-style-name="Index_20_1">
      <style:paragraph-properties>
        <style:tab-stops>
          <style:tab-stop style:position="6.6929in" style:type="right" style:leader-style="dotted" style:leader-text="."/>
        </style:tab-stops>
      </style:paragraph-properties>
    </style:style>
    <style:style style:name="P111" style:family="paragraph" style:parent-style-name="Index_20_Heading">
      <style:paragraph-properties fo:break-before="page"/>
    </style:style>
    <style:style style:name="P112" style:family="paragraph" style:parent-style-name="Index_20_Separator">
      <style:paragraph-properties>
        <style:tab-stops/>
      </style:paragraph-properties>
    </style:style>
    <style:style style:name="P113" style:family="paragraph" style:parent-style-name="Text_20_body" style:list-style-name="L1">
      <style:text-properties officeooo:paragraph-rsid="001e16ea"/>
    </style:style>
    <style:style style:name="P114" style:family="paragraph" style:parent-style-name="Text_20_body" style:list-style-name="L1">
      <style:paragraph-properties fo:text-align="justify" style:justify-single-word="false"/>
      <style:text-properties style:font-name="Liberation Serif" fo:font-size="12pt" fo:language="en" fo:country="US" officeooo:rsid="001ae7c6" officeooo:paragraph-rsid="001e16ea" style:font-size-asian="10.5pt" style:font-size-complex="12pt"/>
    </style:style>
    <style:style style:name="P115" style:family="paragraph" style:parent-style-name="Text_20_body" style:list-style-name="L2">
      <style:paragraph-properties fo:text-align="justify" style:justify-single-word="false"/>
      <style:text-properties style:font-name="Liberation Serif" fo:font-size="12pt" fo:language="en" fo:country="US" officeooo:rsid="019ddc74" officeooo:paragraph-rsid="001e16ea" style:font-size-asian="10.5pt" style:font-size-complex="12pt"/>
    </style:style>
    <style:style style:name="P116" style:family="paragraph" style:parent-style-name="Text_20_body">
      <style:paragraph-properties fo:text-align="justify" style:justify-single-word="false"/>
      <style:text-properties style:font-name="Liberation Serif" fo:font-size="12pt" fo:language="en" fo:country="US" officeooo:rsid="00b3b82c" officeooo:paragraph-rsid="00b3b82c" style:font-size-asian="10.5pt" style:font-size-complex="12pt"/>
    </style:style>
    <style:style style:name="P117" style:family="paragraph" style:parent-style-name="Text_20_body">
      <style:paragraph-properties fo:text-align="justify" style:justify-single-word="false"/>
      <style:text-properties style:font-name="Liberation Serif" fo:font-size="12pt" fo:language="en" fo:country="US" officeooo:rsid="00b3b82c" officeooo:paragraph-rsid="00bb31de" style:font-size-asian="10.5pt" style:font-size-complex="12pt"/>
    </style:style>
    <style:style style:name="P118" style:family="paragraph" style:parent-style-name="Text_20_body">
      <style:paragraph-properties fo:text-align="justify" style:justify-single-word="false"/>
      <style:text-properties style:font-name="Liberation Serif" fo:font-size="12pt" fo:language="en" fo:country="US" officeooo:rsid="007860fb" officeooo:paragraph-rsid="00b4239f" style:font-size-asian="10.5pt" style:font-size-complex="12pt"/>
    </style:style>
    <style:style style:name="P119" style:family="paragraph" style:parent-style-name="Text_20_body">
      <style:paragraph-properties fo:text-align="start" style:justify-single-word="false"/>
      <style:text-properties style:font-name="Liberation Serif" fo:font-size="12pt" fo:language="en" fo:country="US" officeooo:rsid="007860fb" officeooo:paragraph-rsid="00b4239f" style:font-size-asian="10.5pt" style:font-size-complex="12pt"/>
    </style:style>
    <style:style style:name="P120" style:family="paragraph" style:parent-style-name="Text_20_body">
      <style:paragraph-properties fo:text-align="justify" style:justify-single-word="false"/>
      <style:text-properties style:font-name="Liberation Serif" fo:font-size="12pt" fo:language="en" fo:country="US" officeooo:rsid="00bc2575" officeooo:paragraph-rsid="00bef142" style:font-size-asian="10.5pt" style:font-size-complex="12pt"/>
    </style:style>
    <style:style style:name="P121" style:family="paragraph" style:parent-style-name="Text_20_body">
      <style:paragraph-properties fo:text-align="justify" style:justify-single-word="false"/>
      <style:text-properties style:font-name="Liberation Serif" fo:font-size="12pt" fo:language="en" fo:country="US" officeooo:rsid="00c12034" officeooo:paragraph-rsid="00c12034" style:font-size-asian="10.5pt" style:font-size-complex="12pt"/>
    </style:style>
    <style:style style:name="P122" style:family="paragraph" style:parent-style-name="Text_20_body">
      <style:paragraph-properties fo:text-align="justify" style:justify-single-word="false"/>
      <style:text-properties style:font-name="Liberation Serif" fo:font-size="12pt" fo:language="en" fo:country="US" officeooo:rsid="00c12034" officeooo:paragraph-rsid="00c5142a" style:font-size-asian="10.5pt" style:font-size-complex="12pt"/>
    </style:style>
    <style:style style:name="P123" style:family="paragraph" style:parent-style-name="Text_20_body">
      <style:paragraph-properties fo:text-align="justify" style:justify-single-word="false"/>
      <style:text-properties style:font-name="Liberation Serif" fo:font-size="12pt" fo:language="en" fo:country="US" officeooo:rsid="00588251" officeooo:paragraph-rsid="00588251" style:font-size-asian="10.5pt" style:font-size-complex="12pt"/>
    </style:style>
    <style:style style:name="P124" style:family="paragraph" style:parent-style-name="Text_20_body">
      <style:paragraph-properties fo:text-align="justify" style:justify-single-word="false"/>
      <style:text-properties style:font-name="Liberation Serif" fo:font-size="12pt" fo:language="en" fo:country="US" officeooo:rsid="00c18622" officeooo:paragraph-rsid="00c18622" style:font-size-asian="10.5pt" style:font-size-complex="12pt"/>
    </style:style>
    <style:style style:name="P125" style:family="paragraph" style:parent-style-name="Text_20_body" style:list-style-name="L2">
      <style:text-properties officeooo:rsid="019ddc74" officeooo:paragraph-rsid="001e16ea"/>
    </style:style>
    <style:style style:name="P126" style:family="paragraph" style:parent-style-name="Text_20_body">
      <style:paragraph-properties fo:text-align="justify" style:justify-single-word="false"/>
      <style:text-properties officeooo:paragraph-rsid="00b739b6"/>
    </style:style>
    <style:style style:name="P127" style:family="paragraph" style:parent-style-name="Text_20_body">
      <style:paragraph-properties fo:text-align="justify" style:justify-single-word="false"/>
      <style:text-properties officeooo:paragraph-rsid="00bef142"/>
    </style:style>
    <style:style style:name="P128" style:family="paragraph" style:parent-style-name="Heading_20_1">
      <style:paragraph-properties fo:break-before="page"/>
    </style:style>
    <style:style style:name="T1" style:family="text">
      <style:text-properties officeooo:rsid="0032ab1f"/>
    </style:style>
    <style:style style:name="T2" style:family="text">
      <style:text-properties style:text-position="super 58%" fo:font-weight="bold" officeooo:rsid="00749e07" style:font-weight-asian="bold" style:font-weight-complex="bold"/>
    </style:style>
    <style:style style:name="T3" style:family="text">
      <style:text-properties style:text-position="super 58%" fo:font-weight="bold" officeooo:rsid="001e16ea" style:font-weight-asian="bold" style:font-weight-complex="bold"/>
    </style:style>
    <style:style style:name="T4" style:family="text">
      <style:text-properties style:text-position="super 58%" fo:font-weight="bold" officeooo:rsid="00695c29" style:font-weight-asian="bold" style:font-weight-complex="bold"/>
    </style:style>
    <style:style style:name="T5" style:family="text">
      <style:text-properties style:text-position="super 58%" fo:font-weight="bold" officeooo:rsid="00b94e39" style:font-weight-asian="bold" style:font-weight-complex="bold"/>
    </style:style>
    <style:style style:name="T6" style:family="text">
      <style:text-properties style:text-position="super 58%" fo:font-style="italic" fo:font-weight="bold" officeooo:rsid="0076e394" style:font-style-asian="italic" style:font-weight-asian="bold" style:font-style-complex="italic" style:font-weight-complex="bold"/>
    </style:style>
    <style:style style:name="T7" style:family="text">
      <style:text-properties style:text-position="super 58%" style:font-name="Liberation Serif" fo:font-size="12pt" fo:language="en" fo:country="US" fo:font-weight="bold" officeooo:rsid="00b623dc" style:font-size-asian="10.5pt" style:font-weight-asian="bold" style:font-size-complex="12pt" style:font-weight-complex="bold"/>
    </style:style>
    <style:style style:name="T8" style:family="text">
      <style:text-properties officeooo:rsid="00184249"/>
    </style:style>
    <style:style style:name="T9" style:family="text">
      <style:text-properties officeooo:rsid="001e16ea"/>
    </style:style>
    <style:style style:name="T10" style:family="text">
      <style:text-properties officeooo:rsid="0016dcb2"/>
    </style:style>
    <style:style style:name="T11" style:family="text">
      <style:text-properties officeooo:rsid="002af49a"/>
    </style:style>
    <style:style style:name="T12" style:family="text">
      <style:text-properties fo:font-weight="bold" style:font-weight-asian="bold" style:font-weight-complex="bold"/>
    </style:style>
    <style:style style:name="T13" style:family="text">
      <style:text-properties fo:font-weight="bold" officeooo:rsid="002af49a" style:font-weight-asian="bold" style:font-weight-complex="bold"/>
    </style:style>
    <style:style style:name="T14" style:family="text">
      <style:text-properties fo:font-weight="bold" officeooo:rsid="001f5ebc" style:font-weight-asian="bold" style:font-weight-complex="bold"/>
    </style:style>
    <style:style style:name="T15" style:family="text">
      <style:text-properties fo:font-weight="bold" officeooo:rsid="003f9d0b" style:font-weight-asian="bold" style:font-weight-complex="bold"/>
    </style:style>
    <style:style style:name="T16" style:family="text">
      <style:text-properties fo:font-weight="bold" officeooo:rsid="00588251" style:font-weight-asian="bold" style:font-weight-complex="bold"/>
    </style:style>
    <style:style style:name="T17" style:family="text">
      <style:text-properties fo:font-weight="bold" officeooo:rsid="006f25df" style:font-weight-asian="bold" style:font-weight-complex="bold"/>
    </style:style>
    <style:style style:name="T18" style:family="text">
      <style:text-properties fo:font-weight="bold" officeooo:rsid="0072dc7e" style:font-weight-asian="bold" style:font-weight-complex="bold"/>
    </style:style>
    <style:style style:name="T19" style:family="text">
      <style:text-properties fo:font-weight="bold" officeooo:rsid="0080d4a6" style:font-weight-asian="bold" style:font-weight-complex="bold"/>
    </style:style>
    <style:style style:name="T20" style:family="text">
      <style:text-properties fo:font-weight="bold" officeooo:rsid="0082fbfc" style:font-weight-asian="bold" style:font-weight-complex="bold"/>
    </style:style>
    <style:style style:name="T21" style:family="text">
      <style:text-properties fo:font-weight="bold" officeooo:rsid="0084cf05" style:font-weight-asian="bold" style:font-weight-complex="bold"/>
    </style:style>
    <style:style style:name="T22" style:family="text">
      <style:text-properties fo:font-weight="bold" officeooo:rsid="009910f9" style:font-weight-asian="bold" style:font-weight-complex="bold"/>
    </style:style>
    <style:style style:name="T23" style:family="text">
      <style:text-properties fo:font-weight="bold" officeooo:rsid="009ac59d" style:font-weight-asian="bold" style:font-weight-complex="bold"/>
    </style:style>
    <style:style style:name="T24" style:family="text">
      <style:text-properties fo:font-weight="bold" officeooo:rsid="009c0d7f" style:font-weight-asian="bold" style:font-weight-complex="bold"/>
    </style:style>
    <style:style style:name="T25" style:family="text">
      <style:text-properties fo:font-weight="bold" officeooo:rsid="00bcf97d" style:font-weight-asian="bold" style:font-weight-complex="bold"/>
    </style:style>
    <style:style style:name="T26" style:family="text">
      <style:text-properties fo:font-weight="bold" officeooo:rsid="00c12034" style:font-weight-asian="bold" style:font-weight-complex="bold"/>
    </style:style>
    <style:style style:name="T27" style:family="text">
      <style:text-properties officeooo:rsid="001f872b"/>
    </style:style>
    <style:style style:name="T28" style:family="text">
      <style:text-properties officeooo:rsid="0026bfb6"/>
    </style:style>
    <style:style style:name="T29" style:family="text">
      <style:text-properties officeooo:rsid="00280e5c"/>
    </style:style>
    <style:style style:name="T30" style:family="text">
      <style:text-properties officeooo:rsid="002ae1fa"/>
    </style:style>
    <style:style style:name="T31" style:family="text">
      <style:text-properties officeooo:rsid="00309ade"/>
    </style:style>
    <style:style style:name="T32" style:family="text">
      <style:text-properties officeooo:rsid="0033a44b"/>
    </style:style>
    <style:style style:name="T33" style:family="text">
      <style:text-properties officeooo:rsid="003443a6"/>
    </style:style>
    <style:style style:name="T34" style:family="text">
      <style:text-properties officeooo:rsid="0038497c"/>
    </style:style>
    <style:style style:name="T35" style:family="text">
      <style:text-properties fo:font-style="italic" style:font-style-asian="italic" style:font-style-complex="italic"/>
    </style:style>
    <style:style style:name="T36" style:family="text">
      <style:text-properties fo:font-style="italic" officeooo:rsid="0045f528" style:font-style-asian="italic" style:font-style-complex="italic"/>
    </style:style>
    <style:style style:name="T37" style:family="text">
      <style:text-properties fo:font-style="italic" officeooo:rsid="0047f368" style:font-style-asian="italic" style:font-style-complex="italic"/>
    </style:style>
    <style:style style:name="T38" style:family="text">
      <style:text-properties fo:font-style="italic" officeooo:rsid="006ac8e4" style:font-style-asian="italic" style:font-style-complex="italic"/>
    </style:style>
    <style:style style:name="T39" style:family="text">
      <style:text-properties fo:font-style="italic" officeooo:rsid="006f25df" style:font-style-asian="italic" style:font-style-complex="italic"/>
    </style:style>
    <style:style style:name="T40" style:family="text">
      <style:text-properties fo:font-style="italic" officeooo:rsid="006e5baf" style:font-style-asian="italic" style:font-style-complex="italic"/>
    </style:style>
    <style:style style:name="T41" style:family="text">
      <style:text-properties fo:font-style="italic" officeooo:rsid="0072dc7e" style:font-style-asian="italic" style:font-style-complex="italic"/>
    </style:style>
    <style:style style:name="T42" style:family="text">
      <style:text-properties fo:font-style="italic" officeooo:rsid="006a00ab" style:font-style-asian="italic" style:font-style-complex="italic"/>
    </style:style>
    <style:style style:name="T43" style:family="text">
      <style:text-properties fo:font-style="italic" officeooo:rsid="00695c29" style:font-style-asian="italic" style:font-style-complex="italic"/>
    </style:style>
    <style:style style:name="T44" style:family="text">
      <style:text-properties fo:font-style="italic" officeooo:rsid="0074c304" style:font-style-asian="italic" style:font-style-complex="italic"/>
    </style:style>
    <style:style style:name="T45" style:family="text">
      <style:text-properties fo:font-style="italic" officeooo:rsid="0081595b" style:font-style-asian="italic" style:font-style-complex="italic"/>
    </style:style>
    <style:style style:name="T46" style:family="text">
      <style:text-properties fo:font-style="italic" officeooo:rsid="009910f9" style:font-style-asian="italic" style:font-style-complex="italic"/>
    </style:style>
    <style:style style:name="T47" style:family="text">
      <style:text-properties fo:font-style="italic" officeooo:rsid="009ac59d" style:font-style-asian="italic" style:font-style-complex="italic"/>
    </style:style>
    <style:style style:name="T48" style:family="text">
      <style:text-properties fo:font-style="italic" officeooo:rsid="009c0d7f" style:font-style-asian="italic" style:font-style-complex="italic"/>
    </style:style>
    <style:style style:name="T49" style:family="text">
      <style:text-properties fo:font-style="italic" officeooo:rsid="00a9e839" style:font-style-asian="italic" style:font-style-complex="italic"/>
    </style:style>
    <style:style style:name="T50" style:family="text">
      <style:text-properties fo:font-style="italic" officeooo:rsid="00c18622" style:font-style-asian="italic" style:font-style-complex="italic"/>
    </style:style>
    <style:style style:name="T51" style:family="text">
      <style:text-properties fo:font-style="italic" officeooo:rsid="00c5130c" style:font-style-asian="italic" style:font-style-complex="italic"/>
    </style:style>
    <style:style style:name="T52" style:family="text">
      <style:text-properties fo:font-style="italic" officeooo:rsid="00c5142a" style:font-style-asian="italic" style:font-style-complex="italic"/>
    </style:style>
    <style:style style:name="T53" style:family="text">
      <style:text-properties fo:font-style="italic" officeooo:rsid="00c34936" style:font-style-asian="italic" style:font-style-complex="italic"/>
    </style:style>
    <style:style style:name="T54" style:family="text">
      <style:text-properties fo:font-style="italic" officeooo:rsid="00c56f2f" style:font-style-asian="italic" style:font-style-complex="italic"/>
    </style:style>
    <style:style style:name="T55" style:family="text">
      <style:text-properties officeooo:rsid="003acffb"/>
    </style:style>
    <style:style style:name="T56" style:family="text">
      <style:text-properties officeooo:rsid="003b2b23"/>
    </style:style>
    <style:style style:name="T57" style:family="text">
      <style:text-properties officeooo:rsid="003ceb8e"/>
    </style:style>
    <style:style style:name="T58" style:family="text">
      <style:text-properties officeooo:rsid="003f9d0b"/>
    </style:style>
    <style:style style:name="T59" style:family="text">
      <style:text-properties style:font-name="Liberation Serif" fo:font-size="12pt" fo:language="en" fo:country="US" officeooo:rsid="003dacef" style:font-size-asian="10.5pt" style:font-size-complex="12pt"/>
    </style:style>
    <style:style style:name="T60" style:family="text">
      <style:text-properties style:font-name="Liberation Serif" fo:font-size="12pt" fo:language="en" fo:country="US" officeooo:rsid="003f9d0b" style:font-size-asian="10.5pt" style:font-size-complex="12pt"/>
    </style:style>
    <style:style style:name="T61" style:family="text">
      <style:text-properties style:font-name="Liberation Serif" fo:font-size="12pt" fo:language="en" fo:country="US" officeooo:rsid="004cee9a" style:font-size-asian="10.5pt" style:font-size-complex="12pt"/>
    </style:style>
    <style:style style:name="T62" style:family="text">
      <style:text-properties style:font-name="Liberation Serif" fo:font-size="12pt" fo:language="en" fo:country="US" officeooo:rsid="00b623dc" style:font-size-asian="10.5pt" style:font-size-complex="12pt"/>
    </style:style>
    <style:style style:name="T63" style:family="text">
      <style:text-properties style:font-name="Liberation Serif" fo:font-size="12pt" fo:language="en" fo:country="US" officeooo:rsid="00b65f65" style:font-size-asian="10.5pt" style:font-size-complex="12pt"/>
    </style:style>
    <style:style style:name="T64" style:family="text">
      <style:text-properties style:font-name="Liberation Serif" fo:font-size="12pt" fo:language="en" fo:country="US" officeooo:rsid="00b739b6" style:font-size-asian="10.5pt" style:font-size-complex="12pt"/>
    </style:style>
    <style:style style:name="T65" style:family="text">
      <style:text-properties style:font-name="Liberation Serif" fo:font-size="12pt" fo:language="en" fo:country="US" officeooo:rsid="00bc2575" style:font-size-asian="10.5pt" style:font-size-complex="12pt"/>
    </style:style>
    <style:style style:name="T66" style:family="text">
      <style:text-properties style:font-name="Liberation Serif" fo:font-size="12pt" fo:language="en" fo:country="US" officeooo:rsid="00bf4b32" style:font-size-asian="10.5pt" style:font-size-complex="12pt"/>
    </style:style>
    <style:style style:name="T67" style:family="text">
      <style:text-properties style:font-name="Liberation Serif" fo:font-size="12pt" fo:language="en" fo:country="US" fo:font-weight="bold" officeooo:rsid="003f9d0b" style:font-size-asian="10.5pt" style:font-weight-asian="bold" style:font-size-complex="12pt" style:font-weight-complex="bold"/>
    </style:style>
    <style:style style:name="T68" style:family="text">
      <style:text-properties style:font-name="Liberation Serif" fo:font-size="12pt" fo:language="en" fo:country="US" fo:font-weight="bold" officeooo:rsid="00418530" style:font-size-asian="10.5pt" style:font-weight-asian="bold" style:font-size-complex="12pt" style:font-weight-complex="bold"/>
    </style:style>
    <style:style style:name="T69" style:family="text">
      <style:text-properties style:font-name="Liberation Serif" fo:font-size="12pt" fo:language="en" fo:country="US" fo:font-weight="bold" officeooo:rsid="00502697" style:font-size-asian="10.5pt" style:font-weight-asian="bold" style:font-size-complex="12pt" style:font-weight-complex="bold"/>
    </style:style>
    <style:style style:name="T70" style:family="text">
      <style:text-properties fo:font-style="normal" style:font-style-asian="normal" style:font-style-complex="normal"/>
    </style:style>
    <style:style style:name="T71" style:family="text">
      <style:text-properties fo:font-style="normal" officeooo:rsid="0045f528" style:font-style-asian="normal" style:font-style-complex="normal"/>
    </style:style>
    <style:style style:name="T72" style:family="text">
      <style:text-properties fo:font-style="normal" officeooo:rsid="00473cb5" style:font-style-asian="normal" style:font-style-complex="normal"/>
    </style:style>
    <style:style style:name="T73" style:family="text">
      <style:text-properties fo:font-style="normal" officeooo:rsid="0047f368" style:font-style-asian="normal" style:font-style-complex="normal"/>
    </style:style>
    <style:style style:name="T74" style:family="text">
      <style:text-properties fo:font-style="normal" officeooo:rsid="0049956d" style:font-style-asian="normal" style:font-style-complex="normal"/>
    </style:style>
    <style:style style:name="T75" style:family="text">
      <style:text-properties fo:font-style="normal" officeooo:rsid="004b7deb" style:font-style-asian="normal" style:font-style-complex="normal"/>
    </style:style>
    <style:style style:name="T76" style:family="text">
      <style:text-properties fo:font-style="normal" officeooo:rsid="004cee9a" style:font-style-asian="normal" style:font-style-complex="normal"/>
    </style:style>
    <style:style style:name="T77" style:family="text">
      <style:text-properties fo:font-style="normal" officeooo:rsid="004e9040" style:font-style-asian="normal" style:font-style-complex="normal"/>
    </style:style>
    <style:style style:name="T78" style:family="text">
      <style:text-properties fo:font-style="normal" officeooo:rsid="0051f892" style:font-style-asian="normal" style:font-style-complex="normal"/>
    </style:style>
    <style:style style:name="T79" style:family="text">
      <style:text-properties fo:font-style="normal" officeooo:rsid="005d9216" style:font-style-asian="normal" style:font-style-complex="normal"/>
    </style:style>
    <style:style style:name="T80" style:family="text">
      <style:text-properties fo:font-style="normal" fo:font-weight="bold" officeooo:rsid="003f9d0b" style:font-style-asian="normal" style:font-weight-asian="bold" style:font-style-complex="normal" style:font-weight-complex="bold"/>
    </style:style>
    <style:style style:name="T81" style:family="text">
      <style:text-properties fo:font-style="normal" fo:font-weight="bold" officeooo:rsid="00502697" style:font-style-asian="normal" style:font-weight-asian="bold" style:font-style-complex="normal" style:font-weight-complex="bold"/>
    </style:style>
    <style:style style:name="T82" style:family="text">
      <style:text-properties fo:font-style="normal" fo:font-weight="bold" officeooo:rsid="0051f892" style:font-style-asian="normal" style:font-weight-asian="bold" style:font-style-complex="normal" style:font-weight-complex="bold"/>
    </style:style>
    <style:style style:name="T83" style:family="text">
      <style:text-properties fo:font-style="normal" fo:font-weight="bold" officeooo:rsid="006ac8e4" style:font-style-asian="normal" style:font-weight-asian="bold" style:font-style-complex="normal" style:font-weight-complex="bold"/>
    </style:style>
    <style:style style:name="T84" style:family="text">
      <style:text-properties fo:font-style="normal" fo:font-weight="bold" officeooo:rsid="0097d94b" style:font-style-asian="normal" style:font-weight-asian="bold" style:font-style-complex="normal" style:font-weight-complex="bold"/>
    </style:style>
    <style:style style:name="T85" style:family="text">
      <style:text-properties fo:font-style="normal" fo:font-weight="bold" officeooo:rsid="009ac59d" style:font-style-asian="normal" style:font-weight-asian="bold" style:font-style-complex="normal" style:font-weight-complex="bold"/>
    </style:style>
    <style:style style:name="T86" style:family="text">
      <style:text-properties fo:font-style="normal" fo:font-weight="bold" officeooo:rsid="00a960d4" style:font-style-asian="normal" style:font-weight-asian="bold" style:font-style-complex="normal" style:font-weight-complex="bold"/>
    </style:style>
    <style:style style:name="T87" style:family="text">
      <style:text-properties officeooo:rsid="004b7deb"/>
    </style:style>
    <style:style style:name="T88" style:family="text">
      <style:text-properties officeooo:rsid="00532c45"/>
    </style:style>
    <style:style style:name="T89" style:family="text">
      <style:text-properties officeooo:rsid="00547e88"/>
    </style:style>
    <style:style style:name="T90" style:family="text">
      <style:text-properties officeooo:rsid="00594aa8"/>
    </style:style>
    <style:style style:name="T91" style:family="text">
      <style:text-properties officeooo:rsid="005c8216"/>
    </style:style>
    <style:style style:name="T92" style:family="text">
      <style:text-properties officeooo:rsid="006128da"/>
    </style:style>
    <style:style style:name="T93" style:family="text">
      <style:text-properties officeooo:rsid="00695c29"/>
    </style:style>
    <style:style style:name="T94" style:family="text">
      <style:text-properties officeooo:rsid="006a00ab"/>
    </style:style>
    <style:style style:name="T95" style:family="text">
      <style:text-properties officeooo:rsid="006c6e31"/>
    </style:style>
    <style:style style:name="T96" style:family="text">
      <style:text-properties officeooo:rsid="006e5baf"/>
    </style:style>
    <style:style style:name="T97" style:family="text">
      <style:text-properties officeooo:rsid="006f25df"/>
    </style:style>
    <style:style style:name="T98" style:family="text">
      <style:text-properties officeooo:rsid="0072dc7e"/>
    </style:style>
    <style:style style:name="T99" style:family="text">
      <style:text-properties officeooo:rsid="0074c304"/>
    </style:style>
    <style:style style:name="T100" style:family="text">
      <style:text-properties officeooo:rsid="0080d4a6"/>
    </style:style>
    <style:style style:name="T101" style:family="text">
      <style:text-properties officeooo:rsid="0081595b"/>
    </style:style>
    <style:style style:name="T102" style:family="text">
      <style:text-properties officeooo:rsid="0082fbfc"/>
    </style:style>
    <style:style style:name="T103" style:family="text">
      <style:text-properties officeooo:rsid="0084cf05"/>
    </style:style>
    <style:style style:name="T104" style:family="text">
      <style:text-properties officeooo:rsid="00876140"/>
    </style:style>
    <style:style style:name="T105" style:family="text">
      <style:text-properties officeooo:rsid="008f50d7"/>
    </style:style>
    <style:style style:name="T106" style:family="text">
      <style:text-properties officeooo:rsid="00928540"/>
    </style:style>
    <style:style style:name="T107" style:family="text">
      <style:text-properties officeooo:rsid="00930afb"/>
    </style:style>
    <style:style style:name="T108" style:family="text">
      <style:text-properties officeooo:rsid="009ac59d"/>
    </style:style>
    <style:style style:name="T109" style:family="text">
      <style:text-properties officeooo:rsid="009c0d7f"/>
    </style:style>
    <style:style style:name="T110" style:family="text">
      <style:text-properties officeooo:rsid="009c8a73"/>
    </style:style>
    <style:style style:name="T111" style:family="text">
      <style:text-properties officeooo:rsid="009d2189"/>
    </style:style>
    <style:style style:name="T112" style:family="text">
      <style:text-properties officeooo:rsid="009dd484"/>
    </style:style>
    <style:style style:name="T113" style:family="text">
      <style:text-properties officeooo:rsid="00a01dc1"/>
    </style:style>
    <style:style style:name="T114" style:family="text">
      <style:text-properties officeooo:rsid="00a82ca9"/>
    </style:style>
    <style:style style:name="T115" style:family="text">
      <style:text-properties officeooo:rsid="00a9e839"/>
    </style:style>
    <style:style style:name="T116" style:family="text">
      <style:text-properties fo:color="#000000" officeooo:rsid="00b4239f"/>
    </style:style>
    <style:style style:name="T117" style:family="text">
      <style:text-properties fo:color="#000000" fo:font-weight="bold" officeooo:rsid="00b4239f" style:font-weight-asian="bold" style:font-weight-complex="bold"/>
    </style:style>
    <style:style style:name="T118" style:family="text">
      <style:text-properties style:text-position="0% 100%" style:font-name="Liberation Serif" fo:font-size="12pt" fo:language="en" fo:country="US" fo:font-weight="bold" officeooo:rsid="00b623dc" style:font-size-asian="10.5pt" style:font-weight-asian="bold" style:font-size-complex="12pt" style:font-weight-complex="bold"/>
    </style:style>
    <style:style style:name="T119" style:family="text">
      <style:text-properties style:text-position="0% 100%" style:font-name="Liberation Serif" fo:font-size="12pt" fo:language="en" fo:country="US" fo:font-weight="normal" officeooo:rsid="00b739b6" style:font-size-asian="10.5pt" style:font-weight-asian="normal" style:font-size-complex="12pt" style:font-weight-complex="normal"/>
    </style:style>
    <style:style style:name="T120" style:family="text">
      <style:text-properties style:text-position="0% 100%" style:font-name="Liberation Serif" fo:font-size="12pt" fo:language="en" fo:country="US" fo:font-weight="normal" officeooo:rsid="00b623dc" style:font-size-asian="10.5pt" style:font-weight-asian="normal" style:font-size-complex="12pt" style:font-weight-complex="normal"/>
    </style:style>
    <style:style style:name="T121" style:family="text">
      <style:text-properties officeooo:rsid="00b94e39"/>
    </style:style>
    <style:style style:name="T122" style:family="text">
      <style:text-properties officeooo:rsid="00bb31de"/>
    </style:style>
    <style:style style:name="T123" style:family="text">
      <style:text-properties officeooo:rsid="00bcf97d"/>
    </style:style>
    <style:style style:name="T124" style:family="text">
      <style:text-properties officeooo:rsid="00bf4b32"/>
    </style:style>
    <style:style style:name="T125" style:family="text">
      <style:text-properties officeooo:rsid="00c18622"/>
    </style:style>
    <style:style style:name="T126" style:family="text">
      <style:text-properties officeooo:rsid="00c34936"/>
    </style:style>
    <style:style style:name="T127" style:family="text">
      <style:text-properties officeooo:rsid="00c5130c"/>
    </style:style>
    <style:style style:name="T128" style:family="text">
      <style:text-properties officeooo:rsid="00c5142a"/>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alphabetical-index-auto-mark-file xlink:href="../Jcp_inm_concordance.sdi"/>
      <text:p text:style-name="Title">Jcp_Inm <text:alphabetical-index-mark-start text:id="IMark53501688"/><text:alphabetical-index-mark-start text:id="IMark65668488"/><text:alphabetical-index-mark-start text:id="IMark68817816"/><text:alphabetical-index-mark-start text:id="IMark68817912"/><text:alphabetical-index-mark-start text:id="IMark65789352"/><text:alphabetical-index-mark-start text:id="IMark65789448"/><text:alphabetical-index-mark-start text:id="IMark69448040"/><text:alphabetical-index-mark-start text:id="IMark69760408"/><text:alphabetical-index-mark-start text:id="IMark72162088"/><text:alphabetical-index-mark-start text:id="IMark65099128"/><text:alphabetical-index-mark-start text:id="IMark72090408"/><text:alphabetical-index-mark-start text:id="IMark70949992"/><text:alphabetical-index-mark-start text:id="IMark72195880"/><text:alphabetical-index-mark-start text:id="IMark43883432"/><text:alphabetical-index-mark-start text:id="IMark72022792"/><text:alphabetical-index-mark-start text:id="IMark60695336"/>Data<text:alphabetical-index-mark-end text:id="IMark60695336"/><text:alphabetical-index-mark-end text:id="IMark72022792"/><text:alphabetical-index-mark-end text:id="IMark43883432"/><text:alphabetical-index-mark-end text:id="IMark72195880"/><text:alphabetical-index-mark-end text:id="IMark70949992"/><text:alphabetical-index-mark-end text:id="IMark72090408"/><text:alphabetical-index-mark-end text:id="IMark65099128"/><text:alphabetical-index-mark-end text:id="IMark72162088"/>set<text:alphabetical-index-mark-end text:id="IMark69760408"/><text:alphabetical-index-mark-end text:id="IMark69448040"/><text:alphabetical-index-mark-end text:id="IMark65789448"/><text:alphabetical-index-mark-end text:id="IMark65789352"/><text:alphabetical-index-mark-end text:id="IMark68817912"/><text:alphabetical-index-mark-end text:id="IMark68817816"/><text:alphabetical-index-mark-end text:id="IMark65668488"/><text:alphabetical-index-mark-end text:id="IMark53501688"/></text:p>
      <text:p text:style-name="P101">P<text:alphabetical-index-mark-start text:id="IMark72162088"/><text:alphabetical-index-mark-start text:id="IMark72090408"/><text:alphabetical-index-mark-start text:id="IMark68817432"/><text:alphabetical-index-mark-start text:id="IMark72195880"/><text:alphabetical-index-mark-start text:id="IMark60695336"/>ab<text:alphabetical-index-mark-end text:id="IMark60695336"/><text:alphabetical-index-mark-end text:id="IMark72195880"/><text:alphabetical-index-mark-end text:id="IMark68817432"/><text:alphabetical-index-mark-end text:id="IMark72090408"/><text:alphabetical-index-mark-end text:id="IMark72162088"/>lo <text:alphabetical-index-mark-start text:id="IMark68088888"/><text:alphabetical-index-mark-start text:id="IMark72010936"/><text:alphabetical-index-mark-start text:id="IMark65187496"/><text:alphabetical-index-mark-start text:id="IMark65462744"/><text:alphabetical-index-mark-start text:id="IMark41455960"/><text:alphabetical-index-mark-start text:id="IMark67674776"/><text:alphabetical-index-mark-start text:id="IMark43883304"/><text:alphabetical-index-mark-start text:id="IMark69022984"/><text:alphabetical-index-mark-start text:id="IMark66281720"/><text:alphabetical-index-mark-start text:id="IMark68578120"/><text:alphabetical-index-mark-start text:id="IMark68816136"/><text:alphabetical-index-mark-start text:id="IMark68616152"/><text:alphabetical-index-mark-start text:id="IMark69840648"/><text:alphabetical-index-mark-start text:id="IMark70115336"/><text:alphabetical-index-mark-start text:id="IMark67229128"/><text:alphabetical-index-mark-start text:id="IMark40708472"/><text:alphabetical-index-mark-start text:id="IMark67393128"/><text:alphabetical-index-mark-start text:id="IMark72168824"/>Ed<text:alphabetical-index-mark-start text:id="IMark70109896"/><text:alphabetical-index-mark-start text:id="IMark70509000"/><text:alphabetical-index-mark-start text:id="IMark68648344"/><text:alphabetical-index-mark-start text:id="IMark68422376"/><text:alphabetical-index-mark-start text:id="IMark41518888"/>ro<text:alphabetical-index-mark-end text:id="IMark41518888"/><text:alphabetical-index-mark-end text:id="IMark68422376"/><text:alphabetical-index-mark-end text:id="IMark68648344"/><text:alphabetical-index-mark-end text:id="IMark70509000"/><text:alphabetical-index-mark-end text:id="IMark70109896"/>nkin<text:alphabetical-index-mark-end text:id="IMark72168824"/><text:alphabetical-index-mark-end text:id="IMark67393128"/><text:alphabetical-index-mark-end text:id="IMark40708472"/><text:alphabetical-index-mark-end text:id="IMark67229128"/><text:alphabetical-index-mark-end text:id="IMark70115336"/><text:alphabetical-index-mark-end text:id="IMark69840648"/><text:alphabetical-index-mark-end text:id="IMark68616152"/><text:alphabetical-index-mark-end text:id="IMark68816136"/><text:alphabetical-index-mark-end text:id="IMark68578120"/><text:alphabetical-index-mark-end text:id="IMark66281720"/><text:alphabetical-index-mark-end text:id="IMark69022984"/><text:alphabetical-index-mark-end text:id="IMark43883304"/><text:alphabetical-index-mark-end text:id="IMark67674776"/><text:alphabetical-index-mark-end text:id="IMark41455960"/><text:alphabetical-index-mark-end text:id="IMark65462744"/><text:alphabetical-index-mark-end text:id="IMark65187496"/><text:alphabetical-index-mark-end text:id="IMark72010936"/><text:alphabetical-index-mark-end text:id="IMark68088888"/>, <text:span text:style-name="T1">2019</text:span></text:p>
      <text:p text:style-name="P2"><text:a xlink:type="simple" xlink:href="https://orcid.org/0000-0001-8690-7030" text:style-name="Internet_20_link" text:visited-style-name="Visited_20_Internet_20_Link">https://</text:a><text:alphabetical-index-mark-start text:id="IMark60695336"/><text:alphabetical-index-mark-start text:id="IMark69448040"/><text:alphabetical-index-mark-start text:id="IMark68817432"/><text:alphabetical-index-mark-start text:id="IMark72090408"/><text:alphabetical-index-mark-start text:id="IMark72162088"/><text:alphabetical-index-mark-start text:id="IMark69840184"/><text:alphabetical-index-mark-start text:id="IMark68815752"/><text:alphabetical-index-mark-start text:id="IMark65788888"/><text:alphabetical-index-mark-start text:id="IMark72161704"/><text:a xlink:type="simple" xlink:href="https://orcid.org/0000-0001-8690-7030" text:style-name="Internet_20_link" text:visited-style-name="Visited_20_Internet_20_Link">orc</text:a><text:alphabetical-index-mark-start text:id="IMark68467528"/><text:alphabetical-index-mark-start text:id="IMark68088888"/><text:alphabetical-index-mark-start text:id="IMark65255032"/><text:alphabetical-index-mark-start text:id="IMark69023272"/><text:alphabetical-index-mark-start text:id="IMark68616440"/><text:a xlink:type="simple" xlink:href="https://orcid.org/0000-0001-8690-7030" text:style-name="Internet_20_link" text:visited-style-name="Visited_20_Internet_20_Link">id</text:a><text:alphabetical-index-mark-end text:id="IMark68616440"/><text:alphabetical-index-mark-end text:id="IMark69023272"/><text:alphabetical-index-mark-end text:id="IMark65255032"/><text:alphabetical-index-mark-end text:id="IMark68088888"/><text:alphabetical-index-mark-end text:id="IMark68467528"/><text:alphabetical-index-mark-end text:id="IMark72161704"/><text:alphabetical-index-mark-end text:id="IMark65788888"/><text:alphabetical-index-mark-end text:id="IMark68815752"/><text:alphabetical-index-mark-end text:id="IMark69840184"/><text:alphabetical-index-mark-end text:id="IMark72162088"/><text:alphabetical-index-mark-end text:id="IMark72090408"/><text:alphabetical-index-mark-end text:id="IMark68817432"/><text:alphabetical-index-mark-end text:id="IMark69448040"/><text:alphabetical-index-mark-end text:id="IMark60695336"/><text:a xlink:type="simple" xlink:href="https://orcid.org/0000-0001-8690-7030" text:style-name="Internet_20_link" text:visited-style-name="Visited_20_Internet_20_Link">.org/0000-0001-8690-7030</text:a></text:p>
      <text:p text:style-name="P2"/>
      <text:h text:style-name="Heading_20_1" text:outline-level="1"><text:bookmark-start text:name="__RefHeading___Toc753_180202276"/><text:alphabetical-index-mark-start text:id="IMark72090408"/><text:alphabetical-index-mark-start text:id="IMark72195880"/><text:alphabetical-index-mark-start text:id="IMark69448040"/><text:alphabetical-index-mark-start text:id="IMark72162088"/><text:alphabetical-index-mark-start text:id="IMark60695336"/>Ab<text:alphabetical-index-mark-end text:id="IMark60695336"/><text:alphabetical-index-mark-end text:id="IMark72162088"/><text:alphabetical-index-mark-end text:id="IMark69448040"/><text:alphabetical-index-mark-end text:id="IMark72195880"/><text:alphabetical-index-mark-end text:id="IMark72090408"/>stract.<text:bookmark-end text:name="__RefHeading___Toc753_180202276"/></text:h>
      <text:p text:style-name="P3"/>
      <text:p text:style-name="P5">This is a <text:alphabetical-index-mark-start text:id="IMark72162088"/><text:alphabetical-index-mark-start text:id="IMark60695336"/><text:alphabetical-index-mark-start text:id="IMark69840184"/><text:alphabetical-index-mark-start text:id="IMark69448040"/><text:alphabetical-index-mark-start text:id="IMark72090408"/><text:alphabetical-index-mark-start text:id="IMark72195880"/><text:alphabetical-index-mark-start text:id="IMark67228744"/><text:alphabetical-index-mark-start text:id="IMark68578408"/><text:alphabetical-index-mark-start text:id="IMark45888120"/><text:alphabetical-index-mark-start text:id="IMark67995080"/><text:alphabetical-index-mark-start text:id="IMark45961848"/><text:alphabetical-index-mark-start text:id="IMark45991544"/><text:alphabetical-index-mark-start text:id="IMark46241400"/><text:alphabetical-index-mark-start text:id="IMark46084728"/><text:alphabetical-index-mark-start text:id="IMark46250616"/><text:alphabetical-index-mark-start text:id="IMark69232072"/>data<text:alphabetical-index-mark-end text:id="IMark69232072"/><text:alphabetical-index-mark-end text:id="IMark46250616"/><text:alphabetical-index-mark-end text:id="IMark46084728"/><text:alphabetical-index-mark-end text:id="IMark46241400"/><text:alphabetical-index-mark-end text:id="IMark45991544"/><text:alphabetical-index-mark-end text:id="IMark45961848"/><text:alphabetical-index-mark-end text:id="IMark67995080"/><text:alphabetical-index-mark-end text:id="IMark45888120"/>set<text:alphabetical-index-mark-end text:id="IMark68578408"/><text:alphabetical-index-mark-end text:id="IMark67228744"/><text:alphabetical-index-mark-end text:id="IMark72195880"/><text:alphabetical-index-mark-end text:id="IMark72090408"/><text:alphabetical-index-mark-end text:id="IMark69448040"/><text:alphabetical-index-mark-end text:id="IMark69840184"/><text:alphabetical-index-mark-end text:id="IMark60695336"/><text:alphabetical-index-mark-end text:id="IMark72162088"/> based in <text:alphabetical-index-mark-start text:id="IMark46116184"/><text:alphabetical-index-mark-start text:id="IMark53431640"/><text:alphabetical-index-mark-start text:id="IMark69527688"/><text:alphabetical-index-mark-start text:id="IMark46155096"/><text:alphabetical-index-mark-start text:id="IMark45999448"/><text:alphabetical-index-mark-start text:id="IMark45942072"/><text:alphabetical-index-mark-start text:id="IMark61372648"/><text:alphabetical-index-mark-start text:id="IMark61098056"/><text:alphabetical-index-mark-start text:id="IMark61456776"/><text:alphabetical-index-mark-start text:id="IMark46350904"/><text:alphabetical-index-mark-start text:id="IMark61311448"/><text:alphabetical-index-mark-start text:id="IMark46446728"/><text:alphabetical-index-mark-start text:id="IMark61290728"/><text:alphabetical-index-mark-start text:id="IMark71278344"/><text:alphabetical-index-mark-start text:id="IMark61224184"/><text:alphabetical-index-mark-start text:id="IMark61549352"/><text:alphabetical-index-mark-start text:id="IMark60547544"/><text:alphabetical-index-mark-start text:id="IMark61361416"/><text:alphabetical-index-mark-start text:id="IMark61280312"/><text:alphabetical-index-mark-start text:id="IMark65625784"/><text:alphabetical-index-mark-start text:id="IMark60647800"/><text:alphabetical-index-mark-start text:id="IMark61374232"/><text:alphabetical-index-mark-start text:id="IMark61556536"/><text:alphabetical-index-mark-start text:id="IMark74855912"/>Sql<text:alphabetical-index-mark-end text:id="IMark74855912"/><text:alphabetical-index-mark-end text:id="IMark61556536"/><text:alphabetical-index-mark-end text:id="IMark61374232"/><text:alphabetical-index-mark-end text:id="IMark60647800"/><text:alphabetical-index-mark-end text:id="IMark65625784"/><text:alphabetical-index-mark-end text:id="IMark61280312"/><text:alphabetical-index-mark-end text:id="IMark61361416"/><text:alphabetical-index-mark-end text:id="IMark60547544"/>ite<text:alphabetical-index-mark-end text:id="IMark61549352"/><text:alphabetical-index-mark-end text:id="IMark61224184"/><text:alphabetical-index-mark-end text:id="IMark71278344"/><text:alphabetical-index-mark-end text:id="IMark61290728"/><text:alphabetical-index-mark-end text:id="IMark46446728"/><text:alphabetical-index-mark-end text:id="IMark61311448"/><text:alphabetical-index-mark-end text:id="IMark46350904"/><text:alphabetical-index-mark-end text:id="IMark61456776"/>3<text:alphabetical-index-mark-end text:id="IMark61098056"/><text:alphabetical-index-mark-end text:id="IMark61372648"/><text:alphabetical-index-mark-end text:id="IMark45942072"/><text:alphabetical-index-mark-end text:id="IMark45999448"/><text:alphabetical-index-mark-end text:id="IMark46155096"/><text:alphabetical-index-mark-end text:id="IMark69527688"/><text:alphabetical-index-mark-end text:id="IMark53431640"/><text:alphabetical-index-mark-end text:id="IMark46116184"/> <text:alphabetical-index-mark-start text:id="IMark40788984"/><text:alphabetical-index-mark-start text:id="IMark40842744"/><text:alphabetical-index-mark-start text:id="IMark65961816"/><text:alphabetical-index-mark-start text:id="IMark65588520"/><text:alphabetical-index-mark-start text:id="IMark66687800"/><text:alphabetical-index-mark-start text:id="IMark67248808"/><text:alphabetical-index-mark-start text:id="IMark67315784"/><text:alphabetical-index-mark-start text:id="IMark68525864"/>dat<text:alphabetical-index-mark-start text:id="IMark70501976"/><text:alphabetical-index-mark-start text:id="IMark70719832"/><text:alphabetical-index-mark-start text:id="IMark69366568"/><text:alphabetical-index-mark-start text:id="IMark41400056"/><text:alphabetical-index-mark-start text:id="IMark67699160"/>a<text:alphabetical-index-mark-end text:id="IMark68525864"/><text:alphabetical-index-mark-end text:id="IMark67315784"/><text:alphabetical-index-mark-end text:id="IMark67248808"/><text:alphabetical-index-mark-end text:id="IMark66687800"/><text:alphabetical-index-mark-end text:id="IMark65588520"/><text:alphabetical-index-mark-end text:id="IMark65961816"/><text:alphabetical-index-mark-end text:id="IMark40842744"/><text:alphabetical-index-mark-end text:id="IMark40788984"/>b<text:alphabetical-index-mark-end text:id="IMark67699160"/><text:alphabetical-index-mark-end text:id="IMark41400056"/><text:alphabetical-index-mark-end text:id="IMark69366568"/><text:alphabetical-index-mark-end text:id="IMark70719832"/><text:alphabetical-index-mark-end text:id="IMark70501976"/>ase <text:alphabetical-index-mark-start text:id="IMark64919592"/><text:alphabetical-index-mark-start text:id="IMark70509576"/><text:alphabetical-index-mark-start text:id="IMark72169400"/><text:alphabetical-index-mark-start text:id="IMark69413464"/><text:alphabetical-index-mark-start text:id="IMark69324344"/><text:alphabetical-index-mark-start text:id="IMark65806792"/><text:alphabetical-index-mark-start text:id="IMark66416968"/>format<text:alphabetical-index-mark-end text:id="IMark66416968"/><text:alphabetical-index-mark-end text:id="IMark65806792"/><text:alphabetical-index-mark-end text:id="IMark69324344"/><text:alphabetical-index-mark-end text:id="IMark69413464"/><text:alphabetical-index-mark-end text:id="IMark72169400"/><text:alphabetical-index-mark-end text:id="IMark70509576"/><text:alphabetical-index-mark-end text:id="IMark64919592"/> <text:alphabetical-index-mark-start text:id="IMark66030408"/><text:alphabetical-index-mark-start text:id="IMark66388936"/><text:alphabetical-index-mark-start text:id="IMark65769496"/><text:alphabetical-index-mark-start text:id="IMark69458824"/><text:alphabetical-index-mark-start text:id="IMark67424696"/>co<text:alphabetical-index-mark-end text:id="IMark67424696"/><text:alphabetical-index-mark-end text:id="IMark69458824"/><text:alphabetical-index-mark-end text:id="IMark65769496"/><text:alphabetical-index-mark-end text:id="IMark66388936"/><text:alphabetical-index-mark-end text:id="IMark66030408"/>ntaining <text:alphabetical-index-mark-start text:id="IMark69800248"/><text:alphabetical-index-mark-start text:id="IMark66386584"/><text:alphabetical-index-mark-start text:id="IMark65857256"/><text:alphabetical-index-mark-start text:id="IMark61157800"/><text:alphabetical-index-mark-start text:id="IMark62338872"/><text:alphabetical-index-mark-start text:id="IMark60891912"/><text:alphabetical-index-mark-start text:id="IMark69378088"/><text:alphabetical-index-mark-start text:id="IMark60873400"/>data<text:alphabetical-index-mark-end text:id="IMark60873400"/><text:alphabetical-index-mark-end text:id="IMark69378088"/><text:alphabetical-index-mark-end text:id="IMark60891912"/><text:alphabetical-index-mark-end text:id="IMark62338872"/><text:alphabetical-index-mark-end text:id="IMark61157800"/><text:alphabetical-index-mark-end text:id="IMark65857256"/><text:alphabetical-index-mark-end text:id="IMark66386584"/><text:alphabetical-index-mark-end text:id="IMark69800248"/> on <text:alphabetical-index-mark-start text:id="IMark66138184"/><text:alphabetical-index-mark-start text:id="IMark66138280"/><text:alphabetical-index-mark-start text:id="IMark70111208"/><text:alphabetical-index-mark-start text:id="IMark67113368"/><text:alphabetical-index-mark-start text:id="IMark60694872"/><text:alphabetical-index-mark-start text:id="IMark67724984"/><text:alphabetical-index-mark-start text:id="IMark69434376"/>real<text:alphabetical-index-mark-end text:id="IMark69434376"/><text:alphabetical-index-mark-end text:id="IMark67724984"/><text:alphabetical-index-mark-end text:id="IMark60694872"/><text:alphabetical-index-mark-end text:id="IMark67113368"/><text:alphabetical-index-mark-end text:id="IMark70111208"/><text:alphabetical-index-mark-end text:id="IMark66138280"/><text:alphabetical-index-mark-end text:id="IMark66138184"/> <text:alphabetical-index-mark-start text:id="IMark72037208"/><text:alphabetical-index-mark-start text:id="IMark72037304"/><text:alphabetical-index-mark-start text:id="IMark71989944"/><text:alphabetical-index-mark-start text:id="IMark72022328"/><text:alphabetical-index-mark-start text:id="IMark65788888"/><text:alphabetical-index-mark-start text:id="IMark72089944"/><text:alphabetical-index-mark-start text:id="IMark38626824"/>estate<text:alphabetical-index-mark-end text:id="IMark38626824"/><text:alphabetical-index-mark-end text:id="IMark72089944"/><text:alphabetical-index-mark-end text:id="IMark65788888"/><text:alphabetical-index-mark-end text:id="IMark72022328"/><text:alphabetical-index-mark-end text:id="IMark71989944"/><text:alphabetical-index-mark-end text:id="IMark72037304"/><text:alphabetical-index-mark-end text:id="IMark72037208"/> <text:alphabetical-index-mark-start text:id="IMark66337032"/><text:alphabetical-index-mark-start text:id="IMark70531512"/><text:alphabetical-index-mark-start text:id="IMark66021688"/><text:alphabetical-index-mark-start text:id="IMark66559304"/><text:alphabetical-index-mark-start text:id="IMark66279992"/><text:alphabetical-index-mark-start text:id="IMark66808696"/><text:alphabetical-index-mark-start text:id="IMark41511256"/><text:alphabetical-index-mark-start text:id="IMark67318648"/><text:alphabetical-index-mark-start text:id="IMark67074072"/><text:alphabetical-index-mark-start text:id="IMark66721656"/><text:alphabetical-index-mark-start text:id="IMark67128328"/><text:alphabetical-index-mark-start text:id="IMark65607880"/>value<text:alphabetical-index-mark-end text:id="IMark65607880"/><text:alphabetical-index-mark-end text:id="IMark67128328"/><text:alphabetical-index-mark-end text:id="IMark66721656"/><text:alphabetical-index-mark-end text:id="IMark67074072"/><text:alphabetical-index-mark-end text:id="IMark67318648"/><text:alphabetical-index-mark-end text:id="IMark41511256"/><text:alphabetical-index-mark-end text:id="IMark66808696"/><text:alphabetical-index-mark-end text:id="IMark66279992"/><text:alphabetical-index-mark-end text:id="IMark66559304"/><text:alphabetical-index-mark-end text:id="IMark66021688"/><text:alphabetical-index-mark-end text:id="IMark70531512"/><text:alphabetical-index-mark-end text:id="IMark66337032"/>s for the down<text:alphabetical-index-mark-start text:id="IMark72182936"/><text:alphabetical-index-mark-start text:id="IMark66741672"/><text:alphabetical-index-mark-start text:id="IMark65899816"/><text:alphabetical-index-mark-start text:id="IMark65911432"/><text:alphabetical-index-mark-start text:id="IMark66669912"/>town<text:alphabetical-index-mark-end text:id="IMark66669912"/><text:alphabetical-index-mark-end text:id="IMark65911432"/><text:alphabetical-index-mark-end text:id="IMark65899816"/><text:alphabetical-index-mark-end text:id="IMark66741672"/><text:alphabetical-index-mark-end text:id="IMark72182936"/> area of the <text:alphabetical-index-mark-start text:id="IMark67156312"/><text:alphabetical-index-mark-start text:id="IMark71913464"/><text:alphabetical-index-mark-start text:id="IMark60562056"/><text:alphabetical-index-mark-start text:id="IMark67605944"/><text:alphabetical-index-mark-start text:id="IMark67163784"/><text:alphabetical-index-mark-start text:id="IMark65479976"/><text:alphabetical-index-mark-start text:id="IMark66653144"/>city<text:alphabetical-index-mark-end text:id="IMark66653144"/><text:alphabetical-index-mark-end text:id="IMark65479976"/><text:alphabetical-index-mark-end text:id="IMark67163784"/><text:alphabetical-index-mark-end text:id="IMark67605944"/><text:alphabetical-index-mark-end text:id="IMark60562056"/><text:alphabetical-index-mark-end text:id="IMark71913464"/><text:alphabetical-index-mark-end text:id="IMark67156312"/> of <text:alphabetical-index-mark-start text:id="IMark67191256"/><text:alphabetical-index-mark-start text:id="IMark68815672"/><text:alphabetical-index-mark-start text:id="IMark65872200"/><text:alphabetical-index-mark-start text:id="IMark43882840"/><text:alphabetical-index-mark-start text:id="IMark67144840"/><text:alphabetical-index-mark-start text:id="IMark72161624"/><text:alphabetical-index-mark-start text:id="IMark64833896"/><text:alphabetical-index-mark-start text:id="IMark67221560"/>Jose C. Paz<text:alphabetical-index-mark-end text:id="IMark67221560"/><text:alphabetical-index-mark-end text:id="IMark64833896"/><text:alphabetical-index-mark-end text:id="IMark72161624"/><text:alphabetical-index-mark-end text:id="IMark67144840"/><text:alphabetical-index-mark-end text:id="IMark43882840"/><text:alphabetical-index-mark-end text:id="IMark65872200"/><text:alphabetical-index-mark-end text:id="IMark68815672"/><text:alphabetical-index-mark-end text:id="IMark67191256"/>, <text:alphabetical-index-mark-start text:id="IMark67221976"/><text:alphabetical-index-mark-start text:id="IMark67133096"/><text:alphabetical-index-mark-start text:id="IMark68089528"/><text:alphabetical-index-mark-start text:id="IMark69837560"/><text:alphabetical-index-mark-start text:id="IMark67687400"/><text:alphabetical-index-mark-start text:id="IMark69518456"/><text:alphabetical-index-mark-start text:id="IMark70525688"/><text:alphabetical-index-mark-start text:id="IMark68646568"/>Buenos Aires<text:alphabetical-index-mark-end text:id="IMark68646568"/><text:alphabetical-index-mark-end text:id="IMark70525688"/><text:alphabetical-index-mark-end text:id="IMark69518456"/><text:alphabetical-index-mark-end text:id="IMark67687400"/><text:alphabetical-index-mark-end text:id="IMark69837560"/><text:alphabetical-index-mark-end text:id="IMark68089528"/><text:alphabetical-index-mark-end text:id="IMark67133096"/><text:alphabetical-index-mark-end text:id="IMark67221976"/>, <text:alphabetical-index-mark-start text:id="IMark70669544"/><text:alphabetical-index-mark-start text:id="IMark68318632"/><text:alphabetical-index-mark-start text:id="IMark69787400"/><text:alphabetical-index-mark-start text:id="IMark68732936"/><text:alphabetical-index-mark-start text:id="IMark70028808"/><text:alphabetical-index-mark-start text:id="IMark70421512"/><text:alphabetical-index-mark-start text:id="IMark70669640"/><text:alphabetical-index-mark-start text:id="IMark68757048"/>Argentina<text:alphabetical-index-mark-end text:id="IMark68757048"/><text:alphabetical-index-mark-end text:id="IMark70669640"/><text:alphabetical-index-mark-end text:id="IMark70421512"/><text:alphabetical-index-mark-end text:id="IMark70028808"/><text:alphabetical-index-mark-end text:id="IMark68732936"/><text:alphabetical-index-mark-end text:id="IMark69787400"/><text:alphabetical-index-mark-end text:id="IMark68318632"/><text:alphabetical-index-mark-end text:id="IMark70669544"/>, gathered in 2019.</text:p>
      <text:p text:style-name="P3"/>
      <text:p text:style-name="P5">It is presented in <text:alphabetical-index-mark-start text:id="IMark72162088"/><text:alphabetical-index-mark-start text:id="IMark60695336"/><text:alphabetical-index-mark-start text:id="IMark69840184"/><text:alphabetical-index-mark-start text:id="IMark69448040"/><text:alphabetical-index-mark-start text:id="IMark72090408"/><text:alphabetical-index-mark-start text:id="IMark72195880"/><text:alphabetical-index-mark-start text:id="IMark69232072"/><text:alphabetical-index-mark-start text:id="IMark66288952"/><text:alphabetical-index-mark-start text:id="IMark67144840"/><text:alphabetical-index-mark-start text:id="IMark70421512"/><text:alphabetical-index-mark-start text:id="IMark66549080"/><text:alphabetical-index-mark-start text:id="IMark65979096"/><text:alphabetical-index-mark-start text:id="IMark68343096"/><text:alphabetical-index-mark-start text:id="IMark72366584"/><text:alphabetical-index-mark-start text:id="IMark71029528"/><text:alphabetical-index-mark-start text:id="IMark67699448"/><text:alphabetical-index-mark-start text:id="IMark69292296"/><text:alphabetical-index-mark-start text:id="IMark66030696"/><text:alphabetical-index-mark-start text:id="IMark69459112"/><text:alphabetical-index-mark-start text:id="IMark67995368"/><text:alphabetical-index-mark-start text:id="IMark46241688"/><text:alphabetical-index-mark-start text:id="IMark70243976"/><text:alphabetical-index-mark-start text:id="IMark69575560"/><text:alphabetical-index-mark-start text:id="IMark69786936"/>Sql<text:alphabetical-index-mark-end text:id="IMark69786936"/><text:alphabetical-index-mark-end text:id="IMark69575560"/><text:alphabetical-index-mark-end text:id="IMark70243976"/><text:alphabetical-index-mark-end text:id="IMark46241688"/><text:alphabetical-index-mark-end text:id="IMark67995368"/><text:alphabetical-index-mark-end text:id="IMark69459112"/><text:alphabetical-index-mark-end text:id="IMark66030696"/><text:alphabetical-index-mark-end text:id="IMark69292296"/>ite<text:alphabetical-index-mark-end text:id="IMark67699448"/><text:alphabetical-index-mark-end text:id="IMark71029528"/><text:alphabetical-index-mark-end text:id="IMark72366584"/><text:alphabetical-index-mark-end text:id="IMark68343096"/><text:alphabetical-index-mark-end text:id="IMark65979096"/><text:alphabetical-index-mark-end text:id="IMark66549080"/><text:alphabetical-index-mark-end text:id="IMark70421512"/><text:alphabetical-index-mark-end text:id="IMark67144840"/>3<text:alphabetical-index-mark-end text:id="IMark66288952"/><text:alphabetical-index-mark-end text:id="IMark69232072"/><text:alphabetical-index-mark-end text:id="IMark72195880"/><text:alphabetical-index-mark-end text:id="IMark72090408"/><text:alphabetical-index-mark-end text:id="IMark69448040"/><text:alphabetical-index-mark-end text:id="IMark69840184"/><text:alphabetical-index-mark-end text:id="IMark60695336"/><text:alphabetical-index-mark-end text:id="IMark72162088"/> <text:alphabetical-index-mark-start text:id="IMark70669160"/><text:alphabetical-index-mark-start text:id="IMark41562456"/><text:alphabetical-index-mark-start text:id="IMark67112984"/><text:alphabetical-index-mark-start text:id="IMark69458360"/><text:alphabetical-index-mark-start text:id="IMark65769112"/><text:alphabetical-index-mark-start text:id="IMark69377560"/><text:alphabetical-index-mark-start text:id="IMark67462824"/><text:alphabetical-index-mark-start text:id="IMark68789016"/>dat<text:alphabetical-index-mark-start text:id="IMark72116936"/><text:alphabetical-index-mark-start text:id="IMark69366104"/><text:alphabetical-index-mark-start text:id="IMark61475832"/><text:alphabetical-index-mark-start text:id="IMark65588056"/><text:alphabetical-index-mark-start text:id="IMark65961432"/>a<text:alphabetical-index-mark-end text:id="IMark68789016"/><text:alphabetical-index-mark-end text:id="IMark67462824"/><text:alphabetical-index-mark-end text:id="IMark69377560"/><text:alphabetical-index-mark-end text:id="IMark65769112"/><text:alphabetical-index-mark-end text:id="IMark69458360"/><text:alphabetical-index-mark-end text:id="IMark67112984"/><text:alphabetical-index-mark-end text:id="IMark41562456"/><text:alphabetical-index-mark-end text:id="IMark70669160"/>b<text:alphabetical-index-mark-end text:id="IMark65961432"/><text:alphabetical-index-mark-end text:id="IMark65588056"/><text:alphabetical-index-mark-end text:id="IMark61475832"/><text:alphabetical-index-mark-end text:id="IMark69366104"/><text:alphabetical-index-mark-end text:id="IMark72116936"/>ase <text:alphabetical-index-mark-start text:id="IMark60873688"/><text:alphabetical-index-mark-start text:id="IMark67228744"/><text:alphabetical-index-mark-start text:id="IMark67275128"/><text:alphabetical-index-mark-start text:id="IMark67275224"/><text:alphabetical-index-mark-start text:id="IMark68365576"/><text:alphabetical-index-mark-start text:id="IMark68365672"/><text:alphabetical-index-mark-start text:id="IMark66670200"/>format<text:alphabetical-index-mark-end text:id="IMark66670200"/><text:alphabetical-index-mark-end text:id="IMark68365672"/><text:alphabetical-index-mark-end text:id="IMark68365576"/><text:alphabetical-index-mark-end text:id="IMark67275224"/><text:alphabetical-index-mark-end text:id="IMark67275128"/><text:alphabetical-index-mark-end text:id="IMark67228744"/><text:alphabetical-index-mark-end text:id="IMark60873688"/> and <text:alphabetical-index-mark-start text:id="IMark66670296"/><text:alphabetical-index-mark-start text:id="IMark67133096"/><text:alphabetical-index-mark-start text:id="IMark65634424"/><text:alphabetical-index-mark-start text:id="IMark69916280"/><text:alphabetical-index-mark-start text:id="IMark68500536"/>co<text:alphabetical-index-mark-end text:id="IMark68500536"/><text:alphabetical-index-mark-end text:id="IMark69916280"/><text:alphabetical-index-mark-end text:id="IMark65634424"/><text:alphabetical-index-mark-end text:id="IMark67133096"/><text:alphabetical-index-mark-end text:id="IMark66670296"/>ntains <text:alphabetical-index-mark-start text:id="IMark46198392"/><text:alphabetical-index-mark-start text:id="IMark68990472"/><text:alphabetical-index-mark-start text:id="IMark46058104"/><text:alphabetical-index-mark-start text:id="IMark46227064"/><text:alphabetical-index-mark-start text:id="IMark46212728"/><text:alphabetical-index-mark-start text:id="IMark71738632"/><text:alphabetical-index-mark-start text:id="IMark53431928"/><text:alphabetical-index-mark-start text:id="IMark46155384"/><text:alphabetical-index-mark-start text:id="IMark45942360"/><text:alphabetical-index-mark-start text:id="IMark65890376"/><text:alphabetical-index-mark-start text:id="IMark61457240"/><text:alphabetical-index-mark-start text:id="IMark61311912"/>value<text:alphabetical-index-mark-end text:id="IMark61311912"/><text:alphabetical-index-mark-end text:id="IMark61457240"/><text:alphabetical-index-mark-end text:id="IMark65890376"/><text:alphabetical-index-mark-end text:id="IMark45942360"/><text:alphabetical-index-mark-end text:id="IMark46155384"/><text:alphabetical-index-mark-end text:id="IMark53431928"/><text:alphabetical-index-mark-end text:id="IMark71738632"/><text:alphabetical-index-mark-end text:id="IMark46212728"/><text:alphabetical-index-mark-end text:id="IMark46227064"/><text:alphabetical-index-mark-end text:id="IMark46058104"/><text:alphabetical-index-mark-end text:id="IMark68990472"/><text:alphabetical-index-mark-end text:id="IMark46198392"/>s in US <text:alphabetical-index-mark-start text:id="IMark65992968"/><text:alphabetical-index-mark-start text:id="IMark67679288"/><text:alphabetical-index-mark-start text:id="IMark66184344"/><text:alphabetical-index-mark-start text:id="IMark67035800"/><text:alphabetical-index-mark-start text:id="IMark41551768"/><text:span text:style-name="T89">dollar</text:span><text:alphabetical-index-mark-end text:id="IMark41551768"/><text:alphabetical-index-mark-end text:id="IMark67035800"/><text:alphabetical-index-mark-end text:id="IMark66184344"/><text:alphabetical-index-mark-end text:id="IMark67679288"/><text:alphabetical-index-mark-end text:id="IMark65992968"/><text:span text:style-name="T89">s</text:span> per <text:alphabetical-index-mark-start text:id="IMark67116584"/><text:alphabetical-index-mark-start text:id="IMark65396808"/><text:alphabetical-index-mark-start text:id="IMark65716840"/><text:alphabetical-index-mark-start text:id="IMark69801000"/><text:alphabetical-index-mark-start text:id="IMark67721096"/><text:alphabetical-index-mark-start text:id="IMark66924296"/><text:alphabetical-index-mark-start text:id="IMark66924392"/>square<text:alphabetical-index-mark-end text:id="IMark66924392"/><text:alphabetical-index-mark-end text:id="IMark66924296"/><text:alphabetical-index-mark-end text:id="IMark67721096"/><text:alphabetical-index-mark-end text:id="IMark69801000"/><text:alphabetical-index-mark-end text:id="IMark65716840"/><text:alphabetical-index-mark-end text:id="IMark65396808"/><text:alphabetical-index-mark-end text:id="IMark67116584"/> <text:alphabetical-index-mark-start text:id="IMark41512008"/><text:alphabetical-index-mark-start text:id="IMark41512104"/><text:alphabetical-index-mark-start text:id="IMark66722408"/><text:alphabetical-index-mark-start text:id="IMark66722504"/><text:alphabetical-index-mark-start text:id="IMark67157064"/><text:alphabetical-index-mark-start text:id="IMark60562344"/><text:alphabetical-index-mark-start text:id="IMark60562920"/>meter<text:alphabetical-index-mark-end text:id="IMark60562920"/><text:alphabetical-index-mark-end text:id="IMark60562344"/><text:alphabetical-index-mark-end text:id="IMark67157064"/><text:alphabetical-index-mark-end text:id="IMark66722504"/><text:alphabetical-index-mark-end text:id="IMark66722408"/><text:alphabetical-index-mark-end text:id="IMark41512104"/><text:alphabetical-index-mark-end text:id="IMark41512008"/> <text:alphabetical-index-mark-start text:id="IMark68318040"/><text:alphabetical-index-mark-start text:id="IMark67915560"/><text:alphabetical-index-mark-start text:id="IMark60994376"/><text:alphabetical-index-mark-start text:id="IMark60896376"/><text:alphabetical-index-mark-start text:id="IMark60545800"/><text:alphabetical-index-mark-start text:id="IMark70516520"/><text:alphabetical-index-mark-start text:id="IMark65360424"/><text:alphabetical-index-mark-start text:id="IMark71901400"/>average<text:alphabetical-index-mark-end text:id="IMark71901400"/><text:alphabetical-index-mark-end text:id="IMark65360424"/><text:alphabetical-index-mark-end text:id="IMark70516520"/><text:alphabetical-index-mark-end text:id="IMark60545800"/><text:alphabetical-index-mark-end text:id="IMark60896376"/><text:alphabetical-index-mark-end text:id="IMark60994376"/><text:alphabetical-index-mark-end text:id="IMark67915560"/><text:alphabetical-index-mark-end text:id="IMark68318040"/>d (built and not built), plus <text:alphabetical-index-mark-start text:id="IMark69432776"/><text:alphabetical-index-mark-start text:id="IMark70817512"/><text:alphabetical-index-mark-start text:id="IMark68370024"/><text:alphabetical-index-mark-start text:id="IMark69576872"/><text:alphabetical-index-mark-start text:id="IMark70127672"/><text:alphabetical-index-mark-start text:id="IMark70012552"/><text:alphabetical-index-mark-start text:id="IMark69585400"/><text:alphabetical-index-mark-start text:id="IMark70494040"/>data<text:alphabetical-index-mark-end text:id="IMark70494040"/><text:alphabetical-index-mark-end text:id="IMark69585400"/><text:alphabetical-index-mark-end text:id="IMark70012552"/><text:alphabetical-index-mark-end text:id="IMark70127672"/><text:alphabetical-index-mark-end text:id="IMark69576872"/><text:alphabetical-index-mark-end text:id="IMark68370024"/><text:alphabetical-index-mark-end text:id="IMark70817512"/><text:alphabetical-index-mark-end text:id="IMark69432776"/> on the <text:alphabetical-index-mark-start text:id="IMark70655896"/><text:alphabetical-index-mark-start text:id="IMark67941864"/><text:alphabetical-index-mark-start text:id="IMark71963816"/><text:alphabetical-index-mark-start text:id="IMark53779528"/><text:alphabetical-index-mark-start text:id="IMark70028808"/><text:alphabetical-index-mark-start text:id="IMark71779064"/><text:alphabetical-index-mark-start text:id="IMark68732936"/><text:alphabetical-index-mark-start text:id="IMark71115960"/>number<text:alphabetical-index-mark-end text:id="IMark71115960"/><text:alphabetical-index-mark-end text:id="IMark68732936"/><text:alphabetical-index-mark-end text:id="IMark71779064"/><text:alphabetical-index-mark-end text:id="IMark70028808"/><text:alphabetical-index-mark-end text:id="IMark53779528"/><text:alphabetical-index-mark-end text:id="IMark71963816"/><text:alphabetical-index-mark-end text:id="IMark67941864"/><text:alphabetical-index-mark-end text:id="IMark70655896"/> of <text:alphabetical-index-mark-start text:id="IMark70642616"/><text:alphabetical-index-mark-start text:id="IMark69524824"/><text:alphabetical-index-mark-start text:id="IMark70491880"/><text:alphabetical-index-mark-start text:id="IMark68326008"/><text:alphabetical-index-mark-start text:id="IMark66493288"/><text:alphabetical-index-mark-start text:id="IMark66259848"/><text:alphabetical-index-mark-start text:id="IMark70847896"/><text:alphabetical-index-mark-start text:id="IMark70037576"/>pedestrian<text:alphabetical-index-mark-end text:id="IMark70037576"/><text:alphabetical-index-mark-end text:id="IMark70847896"/><text:alphabetical-index-mark-end text:id="IMark66259848"/><text:alphabetical-index-mark-end text:id="IMark66493288"/><text:alphabetical-index-mark-end text:id="IMark68326008"/><text:alphabetical-index-mark-end text:id="IMark70491880"/><text:alphabetical-index-mark-end text:id="IMark69524824"/><text:alphabetical-index-mark-end text:id="IMark70642616"/>s <text:alphabetical-index-mark-start text:id="IMark66166344"/><text:alphabetical-index-mark-start text:id="IMark69639352"/><text:alphabetical-index-mark-start text:id="IMark70463048"/><text:alphabetical-index-mark-start text:id="IMark70611496"/><text:alphabetical-index-mark-start text:id="IMark68752728"/><text:alphabetical-index-mark-start text:id="IMark66747528"/><text:alphabetical-index-mark-start text:id="IMark67580088"/>st<text:alphabetical-index-mark-start text:id="IMark66647944"/><text:alphabetical-index-mark-start text:id="IMark69586712"/><text:alphabetical-index-mark-start text:id="IMark67736056"/><text:alphabetical-index-mark-start text:id="IMark67759800"/><text:alphabetical-index-mark-start text:id="IMark70851368"/>ro<text:alphabetical-index-mark-end text:id="IMark70851368"/><text:alphabetical-index-mark-end text:id="IMark67759800"/><text:alphabetical-index-mark-end text:id="IMark67736056"/><text:alphabetical-index-mark-end text:id="IMark69586712"/><text:alphabetical-index-mark-end text:id="IMark66647944"/>ll<text:alphabetical-index-mark-end text:id="IMark67580088"/><text:alphabetical-index-mark-end text:id="IMark66747528"/><text:alphabetical-index-mark-end text:id="IMark68752728"/><text:alphabetical-index-mark-end text:id="IMark70611496"/><text:alphabetical-index-mark-end text:id="IMark70463048"/><text:alphabetical-index-mark-end text:id="IMark69639352"/><text:alphabetical-index-mark-end text:id="IMark66166344"/>ing tho<text:alphabetical-index-mark-start text:id="IMark68617880"/><text:alphabetical-index-mark-start text:id="IMark69467416"/><text:alphabetical-index-mark-start text:id="IMark70465144"/><text:alphabetical-index-mark-start text:id="IMark70894168"/><text:alphabetical-index-mark-start text:id="IMark69136824"/>ro<text:alphabetical-index-mark-end text:id="IMark69136824"/><text:alphabetical-index-mark-end text:id="IMark70894168"/><text:alphabetical-index-mark-end text:id="IMark70465144"/><text:alphabetical-index-mark-end text:id="IMark69467416"/><text:alphabetical-index-mark-end text:id="IMark68617880"/>ugh the <text:alphabetical-index-mark-start text:id="IMark67251592"/><text:alphabetical-index-mark-start text:id="IMark66174920"/><text:alphabetical-index-mark-start text:id="IMark65901400"/><text:alphabetical-index-mark-start text:id="IMark66226168"/><text:alphabetical-index-mark-start text:id="IMark70743096"/><text:alphabetical-index-mark-start text:id="IMark66525480"/><text:alphabetical-index-mark-start text:id="IMark67575320"/><text:alphabetical-index-mark-start text:id="IMark40789272"/>street<text:alphabetical-index-mark-end text:id="IMark40789272"/><text:alphabetical-index-mark-end text:id="IMark67575320"/><text:alphabetical-index-mark-end text:id="IMark66525480"/><text:alphabetical-index-mark-end text:id="IMark70743096"/><text:alphabetical-index-mark-end text:id="IMark66226168"/><text:alphabetical-index-mark-end text:id="IMark65901400"/><text:alphabetical-index-mark-end text:id="IMark66174920"/><text:alphabetical-index-mark-end text:id="IMark67251592"/>s of the <text:alphabetical-index-mark-start text:id="IMark67783336"/><text:alphabetical-index-mark-start text:id="IMark68128568"/><text:alphabetical-index-mark-start text:id="IMark67902280"/><text:alphabetical-index-mark-start text:id="IMark66390248"/><text:alphabetical-index-mark-start text:id="IMark68957112"/><text:alphabetical-index-mark-start text:id="IMark67337432"/><text:alphabetical-index-mark-start text:id="IMark70548936"/><text:alphabetical-index-mark-start text:id="IMark66521912"/><text:alphabetical-index-mark-start text:id="IMark68500840"/><text:alphabetical-index-mark-start text:id="IMark69937944"/><text:alphabetical-index-mark-start text:id="IMark67036280"/><text:alphabetical-index-mark-start text:id="IMark67287736"/><text:alphabetical-index-mark-start text:id="IMark67721640"/>co<text:alphabetical-index-mark-end text:id="IMark67721640"/><text:alphabetical-index-mark-end text:id="IMark67287736"/><text:alphabetical-index-mark-end text:id="IMark67036280"/><text:alphabetical-index-mark-end text:id="IMark69937944"/><text:alphabetical-index-mark-end text:id="IMark68500840"/>mmercial<text:alphabetical-index-mark-end text:id="IMark66521912"/><text:alphabetical-index-mark-end text:id="IMark70548936"/><text:alphabetical-index-mark-end text:id="IMark67337432"/><text:alphabetical-index-mark-end text:id="IMark68957112"/><text:alphabetical-index-mark-end text:id="IMark66390248"/><text:alphabetical-index-mark-end text:id="IMark67902280"/><text:alphabetical-index-mark-end text:id="IMark68128568"/><text:alphabetical-index-mark-end text:id="IMark67783336"/> <text:alphabetical-index-mark-start text:id="IMark68755784"/><text:alphabetical-index-mark-start text:id="IMark67037528"/><text:alphabetical-index-mark-start text:id="IMark66731784"/><text:alphabetical-index-mark-start text:id="IMark67930360"/><text:alphabetical-index-mark-start text:id="IMark70536520"/><text:alphabetical-index-mark-start text:id="IMark70878600"/><text:alphabetical-index-mark-start text:id="IMark69972104"/>district<text:alphabetical-index-mark-end text:id="IMark69972104"/><text:alphabetical-index-mark-end text:id="IMark70878600"/><text:alphabetical-index-mark-end text:id="IMark70536520"/><text:alphabetical-index-mark-end text:id="IMark67930360"/><text:alphabetical-index-mark-end text:id="IMark66731784"/><text:alphabetical-index-mark-end text:id="IMark67037528"/><text:alphabetical-index-mark-end text:id="IMark68755784"/> of the <text:alphabetical-index-mark-start text:id="IMark69970184"/><text:alphabetical-index-mark-start text:id="IMark66698872"/><text:alphabetical-index-mark-start text:id="IMark67559432"/><text:alphabetical-index-mark-start text:id="IMark69809816"/><text:alphabetical-index-mark-start text:id="IMark69129496"/><text:alphabetical-index-mark-start text:id="IMark67039544"/><text:alphabetical-index-mark-start text:id="IMark70893272"/>city<text:alphabetical-index-mark-end text:id="IMark70893272"/><text:alphabetical-index-mark-end text:id="IMark67039544"/><text:alphabetical-index-mark-end text:id="IMark69129496"/><text:alphabetical-index-mark-end text:id="IMark69809816"/><text:alphabetical-index-mark-end text:id="IMark67559432"/><text:alphabetical-index-mark-end text:id="IMark66698872"/><text:alphabetical-index-mark-end text:id="IMark69970184"/>.</text:p>
      <text:p text:style-name="P3"/>
      <text:h text:style-name="Heading_20_1" text:outline-level="1"><text:bookmark-start text:name="__RefHeading___Toc755_180202276"/>Keywords.<text:bookmark-end text:name="__RefHeading___Toc755_180202276"/></text:h>
      <text:p text:style-name="P3"/>
      <text:p text:style-name="P5"><text:alphabetical-index-mark-start text:id="IMark66288952"/><text:alphabetical-index-mark-start text:id="IMark67144840"/><text:alphabetical-index-mark-start text:id="IMark70421512"/><text:alphabetical-index-mark-start text:id="IMark68755784"/><text:alphabetical-index-mark-start text:id="IMark67783336"/><text:alphabetical-index-mark-start text:id="IMark69937944"/><text:alphabetical-index-mark-start text:id="IMark67287736"/>Real<text:alphabetical-index-mark-end text:id="IMark67287736"/><text:alphabetical-index-mark-end text:id="IMark69937944"/><text:alphabetical-index-mark-end text:id="IMark67783336"/><text:alphabetical-index-mark-end text:id="IMark68755784"/><text:alphabetical-index-mark-end text:id="IMark70421512"/><text:alphabetical-index-mark-end text:id="IMark67144840"/><text:alphabetical-index-mark-end text:id="IMark66288952"/> <text:alphabetical-index-mark-start text:id="IMark70743096"/><text:alphabetical-index-mark-start text:id="IMark67575320"/><text:alphabetical-index-mark-start text:id="IMark71779064"/><text:alphabetical-index-mark-start text:id="IMark71115960"/><text:alphabetical-index-mark-start text:id="IMark60695336"/><text:alphabetical-index-mark-start text:id="IMark72162088"/><text:alphabetical-index-mark-start text:id="IMark69840184"/>estate<text:alphabetical-index-mark-end text:id="IMark69840184"/><text:alphabetical-index-mark-end text:id="IMark72162088"/><text:alphabetical-index-mark-end text:id="IMark60695336"/><text:alphabetical-index-mark-end text:id="IMark71115960"/><text:alphabetical-index-mark-end text:id="IMark71779064"/><text:alphabetical-index-mark-end text:id="IMark67575320"/><text:alphabetical-index-mark-end text:id="IMark70743096"/>, <text:alphabetical-index-mark-start text:id="IMark69448040"/><text:alphabetical-index-mark-start text:id="IMark72090408"/><text:alphabetical-index-mark-start text:id="IMark69232072"/><text:alphabetical-index-mark-start text:id="IMark72195880"/><text:alphabetical-index-mark-start text:id="IMark71277960"/><text:alphabetical-index-mark-start text:id="IMark60523624"/><text:alphabetical-index-mark-start text:id="IMark65900936"/><text:alphabetical-index-mark-start text:id="IMark67754760"/>dat<text:alphabetical-index-mark-start text:id="IMark65455448"/><text:alphabetical-index-mark-start text:id="IMark72365912"/><text:alphabetical-index-mark-start text:id="IMark69500872"/><text:alphabetical-index-mark-start text:id="IMark66388552"/><text:alphabetical-index-mark-start text:id="IMark61157336"/>a<text:alphabetical-index-mark-end text:id="IMark67754760"/><text:alphabetical-index-mark-end text:id="IMark65900936"/><text:alphabetical-index-mark-end text:id="IMark60523624"/><text:alphabetical-index-mark-end text:id="IMark71277960"/><text:alphabetical-index-mark-end text:id="IMark72195880"/><text:alphabetical-index-mark-end text:id="IMark69232072"/><text:alphabetical-index-mark-end text:id="IMark72090408"/><text:alphabetical-index-mark-end text:id="IMark69448040"/>b<text:alphabetical-index-mark-end text:id="IMark61157336"/><text:alphabetical-index-mark-end text:id="IMark66388552"/><text:alphabetical-index-mark-end text:id="IMark69500872"/><text:alphabetical-index-mark-end text:id="IMark72365912"/><text:alphabetical-index-mark-end text:id="IMark65455448"/>ase, <text:alphabetical-index-mark-start text:id="IMark61590568"/><text:alphabetical-index-mark-start text:id="IMark70669080"/><text:alphabetical-index-mark-start text:id="IMark67112984"/><text:alphabetical-index-mark-start text:id="IMark67810280"/><text:alphabetical-index-mark-start text:id="IMark68421144"/><text:alphabetical-index-mark-start text:id="IMark67558968"/><text:alphabetical-index-mark-start text:id="IMark66698488"/><text:alphabetical-index-mark-start text:id="IMark68938984"/><text:alphabetical-index-mark-start text:id="IMark69251656"/><text:alphabetical-index-mark-start text:id="IMark66731320"/><text:alphabetical-index-mark-start text:id="IMark67037144"/><text:alphabetical-index-mark-start text:id="IMark66478312"/><text:alphabetical-index-mark-start text:id="IMark69206520"/><text:alphabetical-index-mark-start text:id="IMark71839864"/><text:alphabetical-index-mark-start text:id="IMark66389784"/><text:alphabetical-index-mark-start text:id="IMark67026008"/>data<text:alphabetical-index-mark-end text:id="IMark67026008"/><text:alphabetical-index-mark-end text:id="IMark66389784"/><text:alphabetical-index-mark-end text:id="IMark71839864"/><text:alphabetical-index-mark-end text:id="IMark69206520"/><text:alphabetical-index-mark-end text:id="IMark66478312"/><text:alphabetical-index-mark-end text:id="IMark67037144"/><text:alphabetical-index-mark-end text:id="IMark66731320"/><text:alphabetical-index-mark-end text:id="IMark69251656"/>set<text:alphabetical-index-mark-end text:id="IMark68938984"/><text:alphabetical-index-mark-end text:id="IMark66698488"/><text:alphabetical-index-mark-end text:id="IMark67558968"/><text:alphabetical-index-mark-end text:id="IMark68421144"/><text:alphabetical-index-mark-end text:id="IMark67810280"/><text:alphabetical-index-mark-end text:id="IMark67112984"/><text:alphabetical-index-mark-end text:id="IMark70669080"/><text:alphabetical-index-mark-end text:id="IMark61590568"/>, <text:alphabetical-index-mark-start text:id="IMark66717304"/><text:alphabetical-index-mark-start text:id="IMark69212056"/><text:alphabetical-index-mark-start text:id="IMark66778232"/><text:alphabetical-index-mark-start text:id="IMark71980456"/><text:alphabetical-index-mark-start text:id="IMark71961928"/><text:alphabetical-index-mark-start text:id="IMark64833656"/><text:alphabetical-index-mark-start text:id="IMark67915096"/><text:alphabetical-index-mark-start text:id="IMark66721944"/>data<text:alphabetical-index-mark-end text:id="IMark66721944"/><text:alphabetical-index-mark-end text:id="IMark67915096"/><text:alphabetical-index-mark-end text:id="IMark64833656"/><text:alphabetical-index-mark-end text:id="IMark71961928"/><text:alphabetical-index-mark-end text:id="IMark71980456"/><text:alphabetical-index-mark-end text:id="IMark66778232"/><text:alphabetical-index-mark-end text:id="IMark69212056"/><text:alphabetical-index-mark-end text:id="IMark66717304"/>, <text:alphabetical-index-mark-start text:id="IMark65900104"/><text:alphabetical-index-mark-start text:id="IMark65900200"/><text:alphabetical-index-mark-start text:id="IMark66751800"/><text:alphabetical-index-mark-start text:id="IMark66751896"/><text:alphabetical-index-mark-start text:id="IMark69582872"/><text:alphabetical-index-mark-start text:id="IMark70362088"/><text:alphabetical-index-mark-start text:id="IMark66778984"/>p<text:alphabetical-index-mark-start text:id="IMark67039832"/><text:alphabetical-index-mark-start text:id="IMark67930648"/><text:alphabetical-index-mark-start text:id="IMark68128856"/><text:alphabetical-index-mark-start text:id="IMark67337720"/><text:alphabetical-index-mark-start text:id="IMark68753016"/>ro<text:alphabetical-index-mark-end text:id="IMark68753016"/><text:alphabetical-index-mark-end text:id="IMark67337720"/><text:alphabetical-index-mark-end text:id="IMark68128856"/><text:alphabetical-index-mark-end text:id="IMark67930648"/><text:alphabetical-index-mark-end text:id="IMark67039832"/>perties<text:alphabetical-index-mark-end text:id="IMark66778984"/><text:alphabetical-index-mark-end text:id="IMark70362088"/><text:alphabetical-index-mark-end text:id="IMark69582872"/><text:alphabetical-index-mark-end text:id="IMark66751896"/><text:alphabetical-index-mark-end text:id="IMark66751800"/><text:alphabetical-index-mark-end text:id="IMark65900200"/><text:alphabetical-index-mark-end text:id="IMark65900104"/>, <text:alphabetical-index-mark-start text:id="IMark68069944"/><text:alphabetical-index-mark-start text:id="IMark72024088"/><text:alphabetical-index-mark-start text:id="IMark69769560"/><text:alphabetical-index-mark-start text:id="IMark67430136"/><text:alphabetical-index-mark-start text:id="IMark68957400"/><text:alphabetical-index-mark-start text:id="IMark65360712"/><text:alphabetical-index-mark-start text:id="IMark69129784"/><text:alphabetical-index-mark-start text:id="IMark71982744"/><text:alphabetical-index-mark-start text:id="IMark66151992"/><text:alphabetical-index-mark-start text:id="IMark65675288"/><text:alphabetical-index-mark-start text:id="IMark65717128"/><text:alphabetical-index-mark-start text:id="IMark65608456"/>value<text:alphabetical-index-mark-end text:id="IMark65608456"/><text:alphabetical-index-mark-end text:id="IMark65717128"/><text:alphabetical-index-mark-end text:id="IMark65675288"/><text:alphabetical-index-mark-end text:id="IMark66151992"/><text:alphabetical-index-mark-end text:id="IMark71982744"/><text:alphabetical-index-mark-end text:id="IMark69129784"/><text:alphabetical-index-mark-end text:id="IMark65360712"/><text:alphabetical-index-mark-end text:id="IMark68957400"/><text:alphabetical-index-mark-end text:id="IMark67430136"/><text:alphabetical-index-mark-end text:id="IMark69769560"/><text:alphabetical-index-mark-end text:id="IMark72024088"/><text:alphabetical-index-mark-end text:id="IMark68069944"/>, <text:alphabetical-index-mark-start text:id="IMark69838136"/><text:alphabetical-index-mark-start text:id="IMark66764328"/><text:alphabetical-index-mark-start text:id="IMark45999736"/><text:alphabetical-index-mark-start text:id="IMark46116472"/><text:alphabetical-index-mark-start text:id="IMark45980280"/><text:alphabetical-index-mark-start text:id="IMark46276216"/><text:alphabetical-index-mark-start text:id="IMark61457064"/><text:alphabetical-index-mark-start text:id="IMark65588808"/><text:alphabetical-index-mark-start text:id="IMark60994840"/><text:alphabetical-index-mark-start text:id="IMark67941224"/><text:alphabetical-index-mark-start text:id="IMark66351944"/><text:alphabetical-index-mark-start text:id="IMark69787400"/><text:alphabetical-index-mark-start text:id="IMark70245000"/>co<text:alphabetical-index-mark-end text:id="IMark70245000"/><text:alphabetical-index-mark-end text:id="IMark69787400"/><text:alphabetical-index-mark-end text:id="IMark66351944"/><text:alphabetical-index-mark-end text:id="IMark67941224"/><text:alphabetical-index-mark-end text:id="IMark60994840"/>mmercial<text:alphabetical-index-mark-end text:id="IMark65588808"/><text:alphabetical-index-mark-end text:id="IMark61457064"/><text:alphabetical-index-mark-end text:id="IMark46276216"/><text:alphabetical-index-mark-end text:id="IMark45980280"/><text:alphabetical-index-mark-end text:id="IMark46116472"/><text:alphabetical-index-mark-end text:id="IMark45999736"/><text:alphabetical-index-mark-end text:id="IMark66764328"/><text:alphabetical-index-mark-end text:id="IMark69838136"/>, <text:alphabetical-index-mark-start text:id="IMark67612344"/><text:alphabetical-index-mark-start text:id="IMark69052552"/><text:alphabetical-index-mark-start text:id="IMark69052648"/><text:alphabetical-index-mark-start text:id="IMark67319400"/><text:alphabetical-index-mark-start text:id="IMark67319496"/><text:alphabetical-index-mark-start text:id="IMark67164536"/><text:alphabetical-index-mark-start text:id="IMark67577048"/><text:alphabetical-index-mark-start text:id="IMark68618632"/>res<text:alphabetical-index-mark-start text:id="IMark45860936"/><text:alphabetical-index-mark-start text:id="IMark69137112"/><text:alphabetical-index-mark-start text:id="IMark66167096"/><text:alphabetical-index-mark-start text:id="IMark70462808"/><text:alphabetical-index-mark-start text:id="IMark66648696"/>id<text:alphabetical-index-mark-end text:id="IMark66648696"/><text:alphabetical-index-mark-end text:id="IMark70462808"/><text:alphabetical-index-mark-end text:id="IMark66167096"/><text:alphabetical-index-mark-end text:id="IMark69137112"/><text:alphabetical-index-mark-end text:id="IMark45860936"/>ential<text:alphabetical-index-mark-end text:id="IMark68618632"/><text:alphabetical-index-mark-end text:id="IMark67577048"/><text:alphabetical-index-mark-end text:id="IMark67164536"/><text:alphabetical-index-mark-end text:id="IMark67319496"/><text:alphabetical-index-mark-end text:id="IMark67319400"/><text:alphabetical-index-mark-end text:id="IMark69052648"/><text:alphabetical-index-mark-end text:id="IMark69052552"/><text:alphabetical-index-mark-end text:id="IMark67612344"/>, <text:alphabetical-index-mark-start text:id="IMark68915832"/><text:alphabetical-index-mark-start text:id="IMark70555176"/><text:alphabetical-index-mark-start text:id="IMark67668584"/><text:alphabetical-index-mark-start text:id="IMark66787464"/><text:alphabetical-index-mark-start text:id="IMark70102680"/><text:alphabetical-index-mark-start text:id="IMark70612808"/><text:alphabetical-index-mark-start text:id="IMark69823592"/><text:alphabetical-index-mark-start text:id="IMark71808440"/>pedestrian<text:alphabetical-index-mark-end text:id="IMark71808440"/><text:alphabetical-index-mark-end text:id="IMark69823592"/><text:alphabetical-index-mark-end text:id="IMark70612808"/><text:alphabetical-index-mark-end text:id="IMark70102680"/><text:alphabetical-index-mark-end text:id="IMark66787464"/><text:alphabetical-index-mark-end text:id="IMark67668584"/><text:alphabetical-index-mark-end text:id="IMark70555176"/><text:alphabetical-index-mark-end text:id="IMark68915832"/>, <text:alphabetical-index-mark-start text:id="IMark70448840"/><text:alphabetical-index-mark-start text:id="IMark70469176"/><text:alphabetical-index-mark-start text:id="IMark66174920"/><text:alphabetical-index-mark-start text:id="IMark65901400"/>traffic<text:alphabetical-index-mark-end text:id="IMark65901400"/><text:alphabetical-index-mark-end text:id="IMark66174920"/><text:alphabetical-index-mark-end text:id="IMark70469176"/><text:alphabetical-index-mark-end text:id="IMark70448840"/></text:p>
      <text:p text:style-name="P3"/>
      <text:h text:style-name="Heading_20_1" text:outline-level="1"><text:bookmark-start text:name="__RefHeading___Toc757_180202276"/>Acknowledgements.<text:bookmark-end text:name="__RefHeading___Toc757_180202276"/></text:h>
      <text:p text:style-name="P3"/>
      <text:p text:style-name="P102"><text:span text:style-name="T8">This </text:span><text:alphabetical-index-mark-start text:id="IMark71115960"/><text:alphabetical-index-mark-start text:id="IMark60695336"/><text:span text:style-name="T8">p</text:span><text:alphabetical-index-mark-start text:id="IMark72162088"/><text:alphabetical-index-mark-start text:id="IMark69840184"/><text:alphabetical-index-mark-start text:id="IMark66288952"/><text:alphabetical-index-mark-start text:id="IMark67144840"/><text:alphabetical-index-mark-start text:id="IMark70421512"/><text:span text:style-name="T8">ro</text:span><text:alphabetical-index-mark-end text:id="IMark70421512"/><text:alphabetical-index-mark-end text:id="IMark67144840"/><text:alphabetical-index-mark-end text:id="IMark66288952"/><text:alphabetical-index-mark-end text:id="IMark69840184"/><text:alphabetical-index-mark-end text:id="IMark72162088"/><text:span text:style-name="T8">ject</text:span><text:alphabetical-index-mark-end text:id="IMark60695336"/><text:alphabetical-index-mark-end text:id="IMark71115960"/><text:span text:style-name="T8"> </text:span><text:alphabetical-index-mark-start text:id="IMark68755784"/><text:alphabetical-index-mark-start text:id="IMark67783336"/><text:alphabetical-index-mark-start text:id="IMark69937944"/><text:alphabetical-index-mark-start text:id="IMark67287736"/><text:alphabetical-index-mark-start text:id="IMark72090408"/><text:span text:style-name="T8">co</text:span><text:alphabetical-index-mark-end text:id="IMark72090408"/><text:alphabetical-index-mark-end text:id="IMark67287736"/><text:alphabetical-index-mark-end text:id="IMark69937944"/><text:alphabetical-index-mark-end text:id="IMark67783336"/><text:alphabetical-index-mark-end text:id="IMark68755784"/><text:span text:style-name="T8">uld not have taken place without the work done by</text:span>:</text:p>
      <text:list xml:id="list7180111659428929893" text:style-name="L1">
        <text:list-header>
          <text:p text:style-name="P113"/>
        </text:list-header>
        <text:list-item>
          <text:p text:style-name="P114">The <text:alphabetical-index-mark-start text:id="IMark60562920"/><text:alphabetical-index-mark-start text:id="IMark67675352"/><text:alphabetical-index-mark-start text:id="IMark71779064"/><text:alphabetical-index-mark-start text:id="IMark67575320"/><text:alphabetical-index-mark-start text:id="IMark69448040"/><text:alphabetical-index-mark-start text:id="IMark72162088"/><text:alphabetical-index-mark-start text:id="IMark69840184"/><text:alphabetical-index-mark-start text:id="IMark66288952"/><text:alphabetical-index-mark-start text:id="IMark67144840"/><text:alphabetical-index-mark-start text:id="IMark70421512"/><text:alphabetical-index-mark-start text:id="IMark71115960"/><text:alphabetical-index-mark-start text:id="IMark60695336"/><text:alphabetical-index-mark-start text:id="IMark68755784"/><text:alphabetical-index-mark-start text:id="IMark67783336"/><text:alphabetical-index-mark-start text:id="IMark69937944"/><text:alphabetical-index-mark-start text:id="IMark67287736"/><text:alphabetical-index-mark-start text:id="IMark72090408"/>develop<text:alphabetical-index-mark-end text:id="IMark72090408"/><text:alphabetical-index-mark-end text:id="IMark67287736"/>er<text:alphabetical-index-mark-end text:id="IMark69937944"/><text:alphabetical-index-mark-end text:id="IMark67783336"/><text:alphabetical-index-mark-end text:id="IMark68755784"/><text:alphabetical-index-mark-end text:id="IMark60695336"/><text:alphabetical-index-mark-end text:id="IMark71115960"/><text:alphabetical-index-mark-end text:id="IMark70421512"/><text:alphabetical-index-mark-end text:id="IMark67144840"/><text:alphabetical-index-mark-end text:id="IMark66288952"/><text:alphabetical-index-mark-end text:id="IMark69840184"/><text:alphabetical-index-mark-end text:id="IMark72162088"/><text:alphabetical-index-mark-end text:id="IMark69448040"/><text:alphabetical-index-mark-end text:id="IMark67575320"/><text:alphabetical-index-mark-end text:id="IMark71779064"/><text:alphabetical-index-mark-end text:id="IMark67675352"/><text:alphabetical-index-mark-end text:id="IMark60562920"/>s of <text:alphabetical-index-mark-start text:id="IMark69232072"/><text:alphabetical-index-mark-start text:id="IMark66654008"/><text:alphabetical-index-mark-start text:id="IMark65480840"/><text:alphabetical-index-mark-start text:id="IMark70743096"/><text:alphabetical-index-mark-start text:id="IMark72195880"/><text:alphabetical-index-mark-start text:id="IMark69577240"/><text:alphabetical-index-mark-start text:id="IMark69969720"/><text:alphabetical-index-mark-start text:id="IMark70414488"/><text:alphabetical-index-mark-start text:id="IMark65769032"/><text:alphabetical-index-mark-start text:id="IMark67228664"/><text:alphabetical-index-mark-start text:id="IMark69007896"/><text:alphabetical-index-mark-start text:id="IMark67358120"/><text:alphabetical-index-mark-start text:id="IMark66741208"/><text:alphabetical-index-mark-start text:id="IMark67159544"/><text:alphabetical-index-mark-start text:id="IMark67526856"/><text:alphabetical-index-mark-start text:id="IMark62338408"/><text:alphabetical-index-mark-start text:id="IMark66339896"/><text:alphabetical-index-mark-start text:id="IMark66687336"/><text:alphabetical-index-mark-start text:id="IMark69661288"/><text:alphabetical-index-mark-start text:id="IMark70468712"/><text:alphabetical-index-mark-start text:id="IMark66264584"/><text:alphabetical-index-mark-start text:id="IMark60547832"/><text:alphabetical-index-mark-start text:id="IMark70412936"/><text:alphabetical-index-mark-start text:id="IMark40819112"/><text:alphabetical-index-mark-start text:id="IMark66244008"/><text:alphabetical-index-mark-start text:id="IMark70516056"/><text:alphabetical-index-mark-start text:id="IMark66521448"/><text:alphabetical-index-mark-start text:id="IMark61590488"/><text:alphabetical-index-mark-start text:id="IMark66698408"/><text:alphabetical-index-mark-start text:id="IMark69206440"/><text:alphabetical-index-mark-start text:id="IMark71277880"/><text:alphabetical-index-mark-start text:id="IMark71901224"/><text:alphabetical-index-mark-start text:id="IMark71092392"/><text:alphabetical-index-mark-start text:id="IMark70631656"/>Sql<text:alphabetical-index-mark-end text:id="IMark70631656"/><text:alphabetical-index-mark-end text:id="IMark71092392"/><text:alphabetical-index-mark-end text:id="IMark71901224"/><text:alphabetical-index-mark-end text:id="IMark71277880"/><text:alphabetical-index-mark-end text:id="IMark69206440"/><text:alphabetical-index-mark-end text:id="IMark66698408"/><text:alphabetical-index-mark-end text:id="IMark61590488"/><text:alphabetical-index-mark-end text:id="IMark66521448"/><text:alphabetical-index-mark-end text:id="IMark70516056"/>ite<text:alphabetical-index-mark-end text:id="IMark66244008"/><text:alphabetical-index-mark-end text:id="IMark40819112"/><text:alphabetical-index-mark-end text:id="IMark70412936"/><text:alphabetical-index-mark-end text:id="IMark60547832"/><text:alphabetical-index-mark-end text:id="IMark66264584"/><text:alphabetical-index-mark-end text:id="IMark70468712"/><text:alphabetical-index-mark-end text:id="IMark69661288"/><text:alphabetical-index-mark-end text:id="IMark66687336"/>3<text:alphabetical-index-mark-end text:id="IMark66339896"/><text:alphabetical-index-mark-end text:id="IMark62338408"/><text:alphabetical-index-mark-end text:id="IMark67526856"/><text:alphabetical-index-mark-end text:id="IMark67159544"/><text:alphabetical-index-mark-end text:id="IMark66741208"/><text:alphabetical-index-mark-end text:id="IMark67358120"/><text:alphabetical-index-mark-end text:id="IMark69007896"/><text:alphabetical-index-mark-end text:id="IMark67228664"/><text:alphabetical-index-mark-end text:id="IMark65769032"/><text:alphabetical-index-mark-end text:id="IMark70414488"/><text:alphabetical-index-mark-end text:id="IMark69969720"/><text:alphabetical-index-mark-end text:id="IMark69577240"/><text:alphabetical-index-mark-end text:id="IMark72195880"/><text:alphabetical-index-mark-end text:id="IMark70743096"/><text:alphabetical-index-mark-end text:id="IMark65480840"/><text:alphabetical-index-mark-end text:id="IMark66654008"/><text:alphabetical-index-mark-end text:id="IMark69232072"/><text:span text:style-name="T2">[6.</text:span><text:span text:style-name="T3">1</text:span><text:span text:style-name="T2">.]</text:span>.</text:p>
        </text:list-item>
      </text:list>
      <text:p text:style-name="P3"/>
      <text:h text:style-name="Heading_20_1" text:outline-level="1"><text:bookmark-start text:name="__RefHeading___Toc759_180202276"/><text:alphabetical-index-mark-start text:id="IMark60562920"/><text:alphabetical-index-mark-start text:id="IMark71779064"/><text:alphabetical-index-mark-start text:id="IMark67575320"/><text:alphabetical-index-mark-start text:id="IMark69448040"/><text:alphabetical-index-mark-start text:id="IMark72162088"/><text:alphabetical-index-mark-start text:id="IMark69840184"/><text:alphabetical-index-mark-start text:id="IMark66288952"/><text:alphabetical-index-mark-start text:id="IMark67144840"/>License<text:alphabetical-index-mark-end text:id="IMark67144840"/><text:alphabetical-index-mark-end text:id="IMark66288952"/><text:alphabetical-index-mark-end text:id="IMark69840184"/><text:alphabetical-index-mark-end text:id="IMark72162088"/><text:alphabetical-index-mark-end text:id="IMark69448040"/><text:alphabetical-index-mark-end text:id="IMark67575320"/><text:alphabetical-index-mark-end text:id="IMark71779064"/><text:alphabetical-index-mark-end text:id="IMark60562920"/> <text:span text:style-name="T9">and </text:span>info <text:span text:style-name="T9">for </text:span><text:alphabetical-index-mark-start text:id="IMark70421512"/><text:alphabetical-index-mark-start text:id="IMark71115960"/><text:alphabetical-index-mark-start text:id="IMark60695336"/><text:alphabetical-index-mark-start text:id="IMark68755784"/><text:alphabetical-index-mark-start text:id="IMark67783336"/><text:span text:style-name="T9">co</text:span><text:alphabetical-index-mark-end text:id="IMark67783336"/><text:alphabetical-index-mark-end text:id="IMark68755784"/><text:alphabetical-index-mark-end text:id="IMark60695336"/><text:alphabetical-index-mark-end text:id="IMark71115960"/><text:alphabetical-index-mark-end text:id="IMark70421512"/><text:span text:style-name="T9">ntributors.</text:span><text:bookmark-end text:name="__RefHeading___Toc759_180202276"/></text:h>
      <text:p text:style-name="P3"/>
      <text:p text:style-name="P103">Please read the following <text:alphabetical-index-mark-start text:id="IMark65480840"/><text:alphabetical-index-mark-start text:id="IMark66654008"/><text:alphabetical-index-mark-start text:id="IMark72195880"/><text:alphabetical-index-mark-start text:id="IMark70743096"/><text:alphabetical-index-mark-start text:id="IMark60562920"/><text:alphabetical-index-mark-start text:id="IMark71779064"/><text:alphabetical-index-mark-start text:id="IMark67575320"/><text:alphabetical-index-mark-start text:id="IMark69448040"/>fil<text:alphabetical-index-mark-start text:id="IMark72162088"/>e<text:alphabetical-index-mark-end text:id="IMark69448040"/><text:alphabetical-index-mark-end text:id="IMark67575320"/><text:alphabetical-index-mark-end text:id="IMark71779064"/><text:alphabetical-index-mark-end text:id="IMark60562920"/><text:alphabetical-index-mark-end text:id="IMark70743096"/><text:alphabetical-index-mark-end text:id="IMark72195880"/><text:alphabetical-index-mark-end text:id="IMark66654008"/><text:alphabetical-index-mark-end text:id="IMark65480840"/>s<text:alphabetical-index-mark-end text:id="IMark72162088"/> included with this <text:alphabetical-index-mark-start text:id="IMark69840184"/><text:alphabetical-index-mark-start text:id="IMark66288952"/>p<text:alphabetical-index-mark-start text:id="IMark67144840"/><text:alphabetical-index-mark-start text:id="IMark67675352"/><text:alphabetical-index-mark-start text:id="IMark70421512"/><text:alphabetical-index-mark-start text:id="IMark71115960"/><text:alphabetical-index-mark-start text:id="IMark60695336"/>ro<text:alphabetical-index-mark-end text:id="IMark60695336"/><text:alphabetical-index-mark-end text:id="IMark71115960"/><text:alphabetical-index-mark-end text:id="IMark70421512"/><text:alphabetical-index-mark-end text:id="IMark67675352"/><text:alphabetical-index-mark-end text:id="IMark67144840"/>ject<text:alphabetical-index-mark-end text:id="IMark66288952"/><text:alphabetical-index-mark-end text:id="IMark69840184"/>:</text:p>
      <text:p text:style-name="P103"/>
      <text:list xml:id="list1654520129505680817" text:style-name="L2">
        <text:list-item>
          <text:p text:style-name="P125"><text:soft-page-break/><text:alphabetical-index-mark-start text:id="IMark69937944"/><text:alphabetical-index-mark-start text:id="IMark69232072"/><text:alphabetical-index-mark-start text:id="IMark72090408"/><text:alphabetical-index-mark-start text:id="IMark70557704"/><text:alphabetical-index-mark-start text:id="IMark66288952"/><text:alphabetical-index-mark-start text:id="IMark69840184"/><text:alphabetical-index-mark-start text:id="IMark67144840"/>README<text:alphabetical-index-mark-end text:id="IMark67144840"/><text:alphabetical-index-mark-end text:id="IMark69840184"/><text:alphabetical-index-mark-end text:id="IMark66288952"/><text:alphabetical-index-mark-end text:id="IMark70557704"/><text:alphabetical-index-mark-end text:id="IMark72090408"/><text:alphabetical-index-mark-end text:id="IMark69232072"/><text:alphabetical-index-mark-end text:id="IMark69937944"/>.md: <text:alphabetical-index-mark-start text:id="IMark67675352"/><text:alphabetical-index-mark-start text:id="IMark70421512"/><text:alphabetical-index-mark-start text:id="IMark71115960"/><text:alphabetical-index-mark-start text:id="IMark60695336"/><text:alphabetical-index-mark-start text:id="IMark72162088"/>co<text:alphabetical-index-mark-end text:id="IMark72162088"/><text:alphabetical-index-mark-end text:id="IMark60695336"/><text:alphabetical-index-mark-end text:id="IMark71115960"/><text:alphabetical-index-mark-end text:id="IMark70421512"/><text:alphabetical-index-mark-end text:id="IMark67675352"/>ntains info on <text:alphabetical-index-mark-start text:id="IMark65480840"/><text:alphabetical-index-mark-start text:id="IMark66654008"/><text:alphabetical-index-mark-start text:id="IMark72195880"/><text:alphabetical-index-mark-start text:id="IMark70743096"/><text:alphabetical-index-mark-start text:id="IMark60562920"/><text:alphabetical-index-mark-start text:id="IMark71779064"/>setting<text:alphabetical-index-mark-end text:id="IMark71779064"/><text:alphabetical-index-mark-end text:id="IMark60562920"/><text:alphabetical-index-mark-end text:id="IMark70743096"/><text:alphabetical-index-mark-end text:id="IMark72195880"/><text:alphabetical-index-mark-end text:id="IMark66654008"/><text:alphabetical-index-mark-end text:id="IMark65480840"/> up your <text:alphabetical-index-mark-start text:id="IMark67575320"/><text:alphabetical-index-mark-start text:id="IMark69448040"/><text:alphabetical-index-mark-start text:id="IMark68755784"/><text:alphabetical-index-mark-start text:id="IMark70526584"/><text:alphabetical-index-mark-start text:id="IMark67287736"/><text:alphabetical-index-mark-start text:id="IMark67783336"/><text:alphabetical-index-mark-start text:id="IMark69109480"/><text:alphabetical-index-mark-start text:id="IMark61373016"/><text:alphabetical-index-mark-start text:id="IMark68752344"/><text:alphabetical-index-mark-start text:id="IMark67577656"/><text:alphabetical-index-mark-start text:id="IMark68756664"/>system<text:alphabetical-index-mark-end text:id="IMark68756664"/><text:alphabetical-index-mark-end text:id="IMark67577656"/><text:alphabetical-index-mark-end text:id="IMark68752344"/><text:alphabetical-index-mark-end text:id="IMark61373016"/><text:alphabetical-index-mark-end text:id="IMark69109480"/><text:alphabetical-index-mark-end text:id="IMark67783336"/><text:alphabetical-index-mark-end text:id="IMark67287736"/><text:alphabetical-index-mark-end text:id="IMark70526584"/><text:alphabetical-index-mark-end text:id="IMark68755784"/><text:alphabetical-index-mark-end text:id="IMark69448040"/><text:alphabetical-index-mark-end text:id="IMark67575320"/> and <text:alphabetical-index-mark-start text:id="IMark69237512"/><text:alphabetical-index-mark-start text:id="IMark70638216"/><text:alphabetical-index-mark-start text:id="IMark67271096"/><text:alphabetical-index-mark-start text:id="IMark70316056"/><text:alphabetical-index-mark-start text:id="IMark68115640"/><text:alphabetical-index-mark-start text:id="IMark65976392"/><text:alphabetical-index-mark-start text:id="IMark69772744"/><text:alphabetical-index-mark-start text:id="IMark66170936"/><text:alphabetical-index-mark-start text:id="IMark68415816"/>install<text:alphabetical-index-mark-end text:id="IMark68415816"/><text:alphabetical-index-mark-end text:id="IMark66170936"/><text:alphabetical-index-mark-end text:id="IMark69772744"/><text:alphabetical-index-mark-end text:id="IMark65976392"/><text:alphabetical-index-mark-end text:id="IMark68115640"/><text:alphabetical-index-mark-end text:id="IMark70316056"/><text:alphabetical-index-mark-end text:id="IMark67271096"/><text:alphabetical-index-mark-end text:id="IMark70638216"/><text:alphabetical-index-mark-end text:id="IMark69237512"/>ing the <text:alphabetical-index-mark-start text:id="IMark66649720"/><text:alphabetical-index-mark-start text:id="IMark70927304"/><text:alphabetical-index-mark-start text:id="IMark70336344"/><text:alphabetical-index-mark-start text:id="IMark69381544"/><text:alphabetical-index-mark-start text:id="IMark66724088"/><text:alphabetical-index-mark-start text:id="IMark70489864"/><text:alphabetical-index-mark-start text:id="IMark69806536"/><text:alphabetical-index-mark-start text:id="IMark71125848"/>fil<text:alphabetical-index-mark-start text:id="IMark70857928"/>e<text:alphabetical-index-mark-end text:id="IMark71125848"/><text:alphabetical-index-mark-end text:id="IMark69806536"/><text:alphabetical-index-mark-end text:id="IMark70489864"/><text:alphabetical-index-mark-end text:id="IMark66724088"/><text:alphabetical-index-mark-end text:id="IMark69381544"/><text:alphabetical-index-mark-end text:id="IMark70336344"/><text:alphabetical-index-mark-end text:id="IMark70927304"/><text:alphabetical-index-mark-end text:id="IMark66649720"/>s<text:alphabetical-index-mark-end text:id="IMark70857928"/> <text:span text:style-name="T10">related to this </text:span><text:alphabetical-index-mark-start text:id="IMark68996840"/><text:alphabetical-index-mark-start text:id="IMark69916280"/><text:span text:style-name="T10">module</text:span><text:alphabetical-index-mark-end text:id="IMark69916280"/><text:alphabetical-index-mark-end text:id="IMark68996840"/>.</text:p>
          <text:p text:style-name="P125"/>
        </text:list-item>
        <text:list-item>
          <text:p text:style-name="P125"><text:alphabetical-index-mark-start text:id="IMark67783336"/><text:alphabetical-index-mark-start text:id="IMark68756664"/><text:alphabetical-index-mark-start text:id="IMark65480840"/><text:alphabetical-index-mark-start text:id="IMark66654008"/><text:alphabetical-index-mark-start text:id="IMark72195880"/><text:alphabetical-index-mark-start text:id="IMark70743096"/><text:alphabetical-index-mark-start text:id="IMark60562920"/><text:alphabetical-index-mark-start text:id="IMark71779064"/><text:alphabetical-index-mark-start text:id="IMark67675352"/><text:alphabetical-index-mark-start text:id="IMark70421512"/><text:alphabetical-index-mark-start text:id="IMark71115960"/><text:alphabetical-index-mark-start text:id="IMark60695336"/>CO<text:alphabetical-index-mark-end text:id="IMark60695336"/><text:alphabetical-index-mark-end text:id="IMark71115960"/><text:alphabetical-index-mark-end text:id="IMark70421512"/><text:alphabetical-index-mark-end text:id="IMark67675352"/><text:alphabetical-index-mark-end text:id="IMark71779064"/>NTRIBUTING<text:alphabetical-index-mark-end text:id="IMark60562920"/><text:alphabetical-index-mark-end text:id="IMark70743096"/><text:alphabetical-index-mark-end text:id="IMark72195880"/><text:alphabetical-index-mark-end text:id="IMark66654008"/><text:alphabetical-index-mark-end text:id="IMark65480840"/><text:alphabetical-index-mark-end text:id="IMark68756664"/><text:alphabetical-index-mark-end text:id="IMark67783336"/>.md: if you wan<text:span text:style-name="T55">t</text:span> to <text:alphabetical-index-mark-start text:id="IMark72162088"/><text:alphabetical-index-mark-start text:id="IMark69937944"/><text:alphabetical-index-mark-start text:id="IMark69232072"/><text:alphabetical-index-mark-start text:id="IMark72090408"/><text:alphabetical-index-mark-start text:id="IMark66288952"/><text:alphabetical-index-mark-start text:id="IMark69840184"/><text:alphabetical-index-mark-start text:id="IMark67144840"/><text:alphabetical-index-mark-start text:id="IMark67575320"/><text:alphabetical-index-mark-start text:id="IMark69448040"/><text:alphabetical-index-mark-start text:id="IMark67287736"/><text:alphabetical-index-mark-start text:id="IMark68755784"/>co<text:alphabetical-index-mark-end text:id="IMark68755784"/><text:alphabetical-index-mark-end text:id="IMark67287736"/><text:alphabetical-index-mark-end text:id="IMark69448040"/><text:alphabetical-index-mark-end text:id="IMark67575320"/><text:alphabetical-index-mark-end text:id="IMark67144840"/>ntribute<text:alphabetical-index-mark-end text:id="IMark69840184"/><text:alphabetical-index-mark-end text:id="IMark66288952"/><text:alphabetical-index-mark-end text:id="IMark72090408"/><text:alphabetical-index-mark-end text:id="IMark69232072"/><text:alphabetical-index-mark-end text:id="IMark69937944"/><text:alphabetical-index-mark-end text:id="IMark72162088"/> to this <text:alphabetical-index-mark-start text:id="IMark68318648"/><text:alphabetical-index-mark-start text:id="IMark70526584"/>p<text:alphabetical-index-mark-start text:id="IMark68090104"/><text:alphabetical-index-mark-start text:id="IMark69698648"/><text:alphabetical-index-mark-start text:id="IMark69718424"/><text:alphabetical-index-mark-start text:id="IMark65588808"/><text:alphabetical-index-mark-start text:id="IMark69237800"/>ro<text:alphabetical-index-mark-end text:id="IMark69237800"/><text:alphabetical-index-mark-end text:id="IMark65588808"/><text:alphabetical-index-mark-end text:id="IMark69718424"/><text:alphabetical-index-mark-end text:id="IMark69698648"/><text:alphabetical-index-mark-end text:id="IMark68090104"/>ject<text:alphabetical-index-mark-end text:id="IMark70526584"/><text:alphabetical-index-mark-end text:id="IMark68318648"/>.</text:p>
          <text:p text:style-name="P125"/>
        </text:list-item>
        <text:list-item>
          <text:p text:style-name="P115"><text:alphabetical-index-mark-start text:id="IMark65480840"/><text:alphabetical-index-mark-start text:id="IMark66654008"/><text:alphabetical-index-mark-start text:id="IMark72195880"/><text:alphabetical-index-mark-start text:id="IMark70743096"/><text:alphabetical-index-mark-start text:id="IMark60562920"/><text:alphabetical-index-mark-start text:id="IMark71779064"/><text:alphabetical-index-mark-start text:id="IMark67675352"/><text:alphabetical-index-mark-start text:id="IMark70421512"/><text:alphabetical-index-mark-start text:id="IMark71115960"/><text:alphabetical-index-mark-start text:id="IMark60695336"/><text:alphabetical-index-mark-start text:id="IMark70241096"/><text:alphabetical-index-mark-start text:id="IMark72162088"/>CO<text:alphabetical-index-mark-end text:id="IMark72162088"/><text:alphabetical-index-mark-end text:id="IMark70241096"/><text:alphabetical-index-mark-end text:id="IMark60695336"/><text:alphabetical-index-mark-end text:id="IMark71115960"/><text:alphabetical-index-mark-end text:id="IMark70421512"/>PYING<text:alphabetical-index-mark-end text:id="IMark67675352"/><text:alphabetical-index-mark-end text:id="IMark71779064"/><text:alphabetical-index-mark-end text:id="IMark60562920"/><text:alphabetical-index-mark-end text:id="IMark70743096"/><text:alphabetical-index-mark-end text:id="IMark72195880"/><text:alphabetical-index-mark-end text:id="IMark66654008"/><text:alphabetical-index-mark-end text:id="IMark65480840"/>: for <text:alphabetical-index-mark-start text:id="IMark69937944"/><text:alphabetical-index-mark-start text:id="IMark69232072"/><text:alphabetical-index-mark-start text:id="IMark72090408"/><text:alphabetical-index-mark-start text:id="IMark66288952"/><text:alphabetical-index-mark-start text:id="IMark69840184"/><text:alphabetical-index-mark-start text:id="IMark67144840"/><text:alphabetical-index-mark-start text:id="IMark67575320"/><text:alphabetical-index-mark-start text:id="IMark69448040"/><text:alphabetical-index-mark-start text:id="IMark67287736"/><text:alphabetical-index-mark-start text:id="IMark68755784"/><text:alphabetical-index-mark-start text:id="IMark68756664"/><text:alphabetical-index-mark-start text:id="IMark67783336"/><text:alphabetical-index-mark-start text:id="IMark69669768"/><text:alphabetical-index-mark-start text:id="IMark70858824"/><text:alphabetical-index-mark-start text:id="IMark69698264"/><text:alphabetical-index-mark-start text:id="IMark65255320"/><text:alphabetical-index-mark-start text:id="IMark70028808"/><text:alphabetical-index-mark-start text:id="IMark66213400"/>license<text:alphabetical-index-mark-end text:id="IMark66213400"/><text:alphabetical-index-mark-end text:id="IMark70028808"/><text:alphabetical-index-mark-end text:id="IMark65255320"/><text:alphabetical-index-mark-end text:id="IMark69698264"/><text:alphabetical-index-mark-end text:id="IMark70858824"/><text:alphabetical-index-mark-end text:id="IMark69669768"/><text:alphabetical-index-mark-end text:id="IMark67783336"/><text:alphabetical-index-mark-end text:id="IMark68756664"/><text:alphabetical-index-mark-end text:id="IMark68755784"/><text:alphabetical-index-mark-end text:id="IMark67287736"/><text:alphabetical-index-mark-end text:id="IMark69448040"/><text:alphabetical-index-mark-end text:id="IMark67575320"/><text:alphabetical-index-mark-end text:id="IMark67144840"/><text:alphabetical-index-mark-end text:id="IMark69840184"/><text:alphabetical-index-mark-end text:id="IMark66288952"/><text:alphabetical-index-mark-end text:id="IMark72090408"/><text:alphabetical-index-mark-end text:id="IMark69232072"/><text:alphabetical-index-mark-end text:id="IMark69937944"/> <text:alphabetical-index-mark-start text:id="IMark66122328"/><text:alphabetical-index-mark-start text:id="IMark69881192"/><text:alphabetical-index-mark-start text:id="IMark68048504"/><text:alphabetical-index-mark-start text:id="IMark66766840"/><text:alphabetical-index-mark-start text:id="IMark66734408"/><text:alphabetical-index-mark-start text:id="IMark66159592"/><text:alphabetical-index-mark-start text:id="IMark68166792"/><text:alphabetical-index-mark-start text:id="IMark66709976"/>in<text:alphabetical-index-mark-start text:id="IMark70053800"/><text:alphabetical-index-mark-start text:id="IMark69740072"/><text:alphabetical-index-mark-start text:id="IMark66331128"/><text:alphabetical-index-mark-start text:id="IMark68940296"/><text:alphabetical-index-mark-start text:id="IMark67849224"/><text:alphabetical-index-mark-start text:id="IMark69430808"/><text:alphabetical-index-mark-start text:id="IMark70246312"/><text:alphabetical-index-mark-start text:id="IMark67596728"/><text:alphabetical-index-mark-start text:id="IMark70185928"/><text:alphabetical-index-mark-start text:id="IMark67575736"/><text:alphabetical-index-mark-start text:id="IMark69148632"/><text:alphabetical-index-mark-start text:id="IMark71113752"/><text:alphabetical-index-mark-start text:id="IMark70593288"/><text:alphabetical-index-mark-start text:id="IMark66209512"/>format<text:alphabetical-index-mark-end text:id="IMark66209512"/><text:alphabetical-index-mark-end text:id="IMark70593288"/><text:alphabetical-index-mark-end text:id="IMark71113752"/><text:alphabetical-index-mark-end text:id="IMark69148632"/><text:alphabetical-index-mark-end text:id="IMark67575736"/><text:alphabetical-index-mark-end text:id="IMark70185928"/><text:alphabetical-index-mark-end text:id="IMark67596728"/><text:alphabetical-index-mark-end text:id="IMark70246312"/><text:alphabetical-index-mark-end text:id="IMark69430808"/><text:alphabetical-index-mark-end text:id="IMark67849224"/><text:alphabetical-index-mark-end text:id="IMark68940296"/><text:alphabetical-index-mark-end text:id="IMark66331128"/><text:alphabetical-index-mark-end text:id="IMark69740072"/><text:alphabetical-index-mark-end text:id="IMark70053800"/>ion<text:alphabetical-index-mark-end text:id="IMark66709976"/><text:alphabetical-index-mark-end text:id="IMark68166792"/><text:alphabetical-index-mark-end text:id="IMark66159592"/><text:alphabetical-index-mark-end text:id="IMark66734408"/><text:alphabetical-index-mark-end text:id="IMark66766840"/><text:alphabetical-index-mark-end text:id="IMark68048504"/><text:alphabetical-index-mark-end text:id="IMark69881192"/><text:alphabetical-index-mark-end text:id="IMark66122328"/>.</text:p>
        </text:list-item>
      </text:list>
      <text:p text:style-name="P3"/>
      <text:p text:style-name="P3"/>
      <text:table-of-content text:style-name="Sect1" text:name="Table of Contents1">
        <text:table-of-content-source text:outline-level="10">
          <text:index-title-template text:style-name="Heading_20_1">Table of Contents</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ext_20_body">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28" text:outline-level="1">T<text:alphabetical-index-mark-start text:id="IMark67675352"/>ab<text:alphabetical-index-mark-end text:id="IMark67675352"/>le of <text:alphabetical-index-mark-start text:id="IMark70421512"/>Co<text:alphabetical-index-mark-end text:id="IMark70421512"/>ntents</text:h>
          </text:index-title>
          <text:p text:style-name="P109"><text:a xlink:type="simple" xlink:href="#__RefHeading___Toc753_180202276" text:style-name="Index_20_Link" text:visited-style-name="Index_20_Link"><text:span text:style-name="Index_20_Link"/></text:a></text:p>
          <text:p text:style-name="P109"><text:alphabetical-index-mark-start text:id="IMark67144840"/><text:a xlink:type="simple" xlink:href="#__RefHeading___Toc753_180202276" text:style-name="Index_20_Link" text:visited-style-name="Index_20_Link">Ab</text:a><text:alphabetical-index-mark-end text:id="IMark67144840"/><text:a xlink:type="simple" xlink:href="#__RefHeading___Toc753_180202276" text:style-name="Index_20_Link" text:visited-style-name="Index_20_Link">stract.<text:tab/>1</text:a></text:p>
          <text:p text:style-name="P109"><text:a xlink:type="simple" xlink:href="#__RefHeading___Toc755_180202276" text:style-name="Index_20_Link" text:visited-style-name="Index_20_Link">Keywords.<text:tab/>1</text:a></text:p>
          <text:p text:style-name="P109"><text:a xlink:type="simple" xlink:href="#__RefHeading___Toc757_180202276" text:style-name="Index_20_Link" text:visited-style-name="Index_20_Link">Acknowledgements.<text:tab/>1</text:a></text:p>
          <text:p text:style-name="P109"><text:alphabetical-index-mark-start text:id="IMark67144840"/><text:a xlink:type="simple" xlink:href="#__RefHeading___Toc759_180202276" text:style-name="Index_20_Link" text:visited-style-name="Index_20_Link">License</text:a><text:alphabetical-index-mark-end text:id="IMark67144840"/><text:a xlink:type="simple" xlink:href="#__RefHeading___Toc759_180202276" text:style-name="Index_20_Link" text:visited-style-name="Index_20_Link"> and info for </text:a><text:alphabetical-index-mark-start text:id="IMark67575320"/><text:a xlink:type="simple" xlink:href="#__RefHeading___Toc759_180202276" text:style-name="Index_20_Link" text:visited-style-name="Index_20_Link">co</text:a><text:alphabetical-index-mark-end text:id="IMark67575320"/><text:a xlink:type="simple" xlink:href="#__RefHeading___Toc759_180202276" text:style-name="Index_20_Link" text:visited-style-name="Index_20_Link">ntributors.<text:tab/>1</text:a></text:p>
          <text:p text:style-name="P109"><text:a xlink:type="simple" xlink:href="#__RefHeading___Toc761_180202276" text:style-name="Index_20_Link" text:visited-style-name="Index_20_Link">1. Int</text:a><text:alphabetical-index-mark-start text:id="IMark71914328"/><text:a xlink:type="simple" xlink:href="#__RefHeading___Toc761_180202276" text:style-name="Index_20_Link" text:visited-style-name="Index_20_Link">ro</text:a><text:alphabetical-index-mark-end text:id="IMark71914328"/><text:a xlink:type="simple" xlink:href="#__RefHeading___Toc761_180202276" text:style-name="Index_20_Link" text:visited-style-name="Index_20_Link">duction.<text:tab/>5</text:a></text:p>
          <text:p text:style-name="P109"><text:a xlink:type="simple" xlink:href="#__RefHeading___Toc763_180202276" text:style-name="Index_20_Link" text:visited-style-name="Index_20_Link">2. </text:a><text:alphabetical-index-mark-start text:id="IMark67783336"/><text:a xlink:type="simple" xlink:href="#__RefHeading___Toc763_180202276" text:style-name="Index_20_Link" text:visited-style-name="Index_20_Link">Co</text:a><text:alphabetical-index-mark-end text:id="IMark67783336"/><text:a xlink:type="simple" xlink:href="#__RefHeading___Toc763_180202276" text:style-name="Index_20_Link" text:visited-style-name="Index_20_Link">nventions, </text:a><text:alphabetical-index-mark-start text:id="IMark70421512"/><text:a xlink:type="simple" xlink:href="#__RefHeading___Toc763_180202276" text:style-name="Index_20_Link" text:visited-style-name="Index_20_Link">caveat</text:a><text:alphabetical-index-mark-end text:id="IMark70421512"/><text:a xlink:type="simple" xlink:href="#__RefHeading___Toc763_180202276" text:style-name="Index_20_Link" text:visited-style-name="Index_20_Link">s and base </text:a><text:alphabetical-index-mark-start text:id="IMark71115960"/><text:a xlink:type="simple" xlink:href="#__RefHeading___Toc763_180202276" text:style-name="Index_20_Link" text:visited-style-name="Index_20_Link">co</text:a><text:alphabetical-index-mark-end text:id="IMark71115960"/><text:a xlink:type="simple" xlink:href="#__RefHeading___Toc763_180202276" text:style-name="Index_20_Link" text:visited-style-name="Index_20_Link">nditions for </text:a><text:alphabetical-index-mark-start text:id="IMark71914328"/><text:a xlink:type="simple" xlink:href="#__RefHeading___Toc763_180202276" text:style-name="Index_20_Link" text:visited-style-name="Index_20_Link">development</text:a><text:alphabetical-index-mark-end text:id="IMark71914328"/><text:a xlink:type="simple" xlink:href="#__RefHeading___Toc763_180202276" text:style-name="Index_20_Link" text:visited-style-name="Index_20_Link">.<text:tab/>6</text:a></text:p>
          <text:p text:style-name="P109"><text:a xlink:type="simple" xlink:href="#__RefHeading___Toc765_180202276" text:style-name="Index_20_Link" text:visited-style-name="Index_20_Link">2.1. </text:a><text:alphabetical-index-mark-start text:id="IMark60695336"/><text:a xlink:type="simple" xlink:href="#__RefHeading___Toc765_180202276" text:style-name="Index_20_Link" text:visited-style-name="Index_20_Link">Term</text:a><text:alphabetical-index-mark-end text:id="IMark60695336"/><text:a xlink:type="simple" xlink:href="#__RefHeading___Toc765_180202276" text:style-name="Index_20_Link" text:visited-style-name="Index_20_Link">s and </text:a><text:alphabetical-index-mark-start text:id="IMark69840184"/><text:alphabetical-index-mark-start text:id="IMark71914328"/><text:a xlink:type="simple" xlink:href="#__RefHeading___Toc765_180202276" text:style-name="Index_20_Link" text:visited-style-name="Index_20_Link">ab</text:a><text:alphabetical-index-mark-end text:id="IMark71914328"/><text:a xlink:type="simple" xlink:href="#__RefHeading___Toc765_180202276" text:style-name="Index_20_Link" text:visited-style-name="Index_20_Link">breviation</text:a><text:alphabetical-index-mark-end text:id="IMark69840184"/><text:a xlink:type="simple" xlink:href="#__RefHeading___Toc765_180202276" text:style-name="Index_20_Link" text:visited-style-name="Index_20_Link">s used.<text:tab/>6</text:a></text:p>
          <text:p text:style-name="P109"><text:a xlink:type="simple" xlink:href="#__RefHeading___Toc767_180202276" text:style-name="Index_20_Link" text:visited-style-name="Index_20_Link">2.2. </text:a><text:alphabetical-index-mark-start text:id="IMark66654008"/><text:a xlink:type="simple" xlink:href="#__RefHeading___Toc767_180202276" text:style-name="Index_20_Link" text:visited-style-name="Index_20_Link">Caveat</text:a><text:alphabetical-index-mark-end text:id="IMark66654008"/><text:a xlink:type="simple" xlink:href="#__RefHeading___Toc767_180202276" text:style-name="Index_20_Link" text:visited-style-name="Index_20_Link">s.<text:tab/>6</text:a></text:p>
          <text:p text:style-name="P109"><text:a xlink:type="simple" xlink:href="#__RefHeading___Toc769_180202276" text:style-name="Index_20_Link" text:visited-style-name="Index_20_Link">2.3.1. </text:a><text:alphabetical-index-mark-start text:id="IMark68755784"/><text:alphabetical-index-mark-start text:id="IMark65480840"/><text:a xlink:type="simple" xlink:href="#__RefHeading___Toc769_180202276" text:style-name="Index_20_Link" text:visited-style-name="Index_20_Link">Sample</text:a><text:alphabetical-index-mark-end text:id="IMark65480840"/><text:alphabetical-index-mark-end text:id="IMark68755784"/><text:a xlink:type="simple" xlink:href="#__RefHeading___Toc769_180202276" text:style-name="Index_20_Link" text:visited-style-name="Index_20_Link">s per </text:a><text:alphabetical-index-mark-start text:id="IMark71115960"/><text:a xlink:type="simple" xlink:href="#__RefHeading___Toc769_180202276" text:style-name="Index_20_Link" text:visited-style-name="Index_20_Link">AB</text:a><text:alphabetical-index-mark-end text:id="IMark71115960"/><text:a xlink:type="simple" xlink:href="#__RefHeading___Toc769_180202276" text:style-name="Index_20_Link" text:visited-style-name="Index_20_Link">.<text:tab/>6</text:a></text:p>
          <text:p text:style-name="P109"><text:a xlink:type="simple" xlink:href="#__RefHeading___Toc771_180202276" text:style-name="Index_20_Link" text:visited-style-name="Index_20_Link">2.3.2. </text:a><text:alphabetical-index-mark-start text:id="IMark72090408"/><text:alphabetical-index-mark-start text:id="IMark67575320"/><text:a xlink:type="simple" xlink:href="#__RefHeading___Toc771_180202276" text:style-name="Index_20_Link" text:visited-style-name="Index_20_Link">Sample</text:a><text:alphabetical-index-mark-end text:id="IMark67575320"/><text:alphabetical-index-mark-end text:id="IMark72090408"/><text:a xlink:type="simple" xlink:href="#__RefHeading___Toc771_180202276" text:style-name="Index_20_Link" text:visited-style-name="Index_20_Link">s per </text:a><text:alphabetical-index-mark-start text:id="IMark71115960"/><text:a xlink:type="simple" xlink:href="#__RefHeading___Toc771_180202276" text:style-name="Index_20_Link" text:visited-style-name="Index_20_Link">TB</text:a><text:alphabetical-index-mark-end text:id="IMark71115960"/><text:a xlink:type="simple" xlink:href="#__RefHeading___Toc771_180202276" text:style-name="Index_20_Link" text:visited-style-name="Index_20_Link">.<text:tab/>7</text:a></text:p>
          <text:p text:style-name="P109"><text:a xlink:type="simple" xlink:href="#__RefHeading___Toc773_180202276" text:style-name="Index_20_Link" text:visited-style-name="Index_20_Link">2.3.3. </text:a><text:alphabetical-index-mark-start text:id="IMark65480840"/><text:a xlink:type="simple" xlink:href="#__RefHeading___Toc773_180202276" text:style-name="Index_20_Link" text:visited-style-name="Index_20_Link">P</text:a><text:alphabetical-index-mark-start text:id="IMark68755784"/><text:a xlink:type="simple" xlink:href="#__RefHeading___Toc773_180202276" text:style-name="Index_20_Link" text:visited-style-name="Index_20_Link">ro</text:a><text:alphabetical-index-mark-end text:id="IMark68755784"/><text:a xlink:type="simple" xlink:href="#__RefHeading___Toc773_180202276" text:style-name="Index_20_Link" text:visited-style-name="Index_20_Link">perties</text:a><text:alphabetical-index-mark-end text:id="IMark65480840"/><text:a xlink:type="simple" xlink:href="#__RefHeading___Toc773_180202276" text:style-name="Index_20_Link" text:visited-style-name="Index_20_Link"> on </text:a><text:alphabetical-index-mark-start text:id="IMark71115960"/><text:a xlink:type="simple" xlink:href="#__RefHeading___Toc773_180202276" text:style-name="Index_20_Link" text:visited-style-name="Index_20_Link">sale</text:a><text:alphabetical-index-mark-end text:id="IMark71115960"/><text:a xlink:type="simple" xlink:href="#__RefHeading___Toc773_180202276" text:style-name="Index_20_Link" text:visited-style-name="Index_20_Link"> per </text:a><text:alphabetical-index-mark-start text:id="IMark72090408"/><text:a xlink:type="simple" xlink:href="#__RefHeading___Toc773_180202276" text:style-name="Index_20_Link" text:visited-style-name="Index_20_Link">AB</text:a><text:alphabetical-index-mark-end text:id="IMark72090408"/><text:a xlink:type="simple" xlink:href="#__RefHeading___Toc773_180202276" text:style-name="Index_20_Link" text:visited-style-name="Index_20_Link">.<text:tab/>7</text:a></text:p>
          <text:p text:style-name="P109"><text:a xlink:type="simple" xlink:href="#__RefHeading___Toc775_180202276" text:style-name="Index_20_Link" text:visited-style-name="Index_20_Link">2.3.4. </text:a><text:alphabetical-index-mark-start text:id="IMark69840184"/><text:a xlink:type="simple" xlink:href="#__RefHeading___Toc775_180202276" text:style-name="Index_20_Link" text:visited-style-name="Index_20_Link">Urban</text:a><text:alphabetical-index-mark-end text:id="IMark69840184"/><text:a xlink:type="simple" xlink:href="#__RefHeading___Toc775_180202276" text:style-name="Index_20_Link" text:visited-style-name="Index_20_Link"> </text:a><text:alphabetical-index-mark-start text:id="IMark68755784"/><text:alphabetical-index-mark-start text:id="IMark72090408"/><text:a xlink:type="simple" xlink:href="#__RefHeading___Toc775_180202276" text:style-name="Index_20_Link" text:visited-style-name="Index_20_Link">co</text:a><text:alphabetical-index-mark-end text:id="IMark72090408"/><text:a xlink:type="simple" xlink:href="#__RefHeading___Toc775_180202276" text:style-name="Index_20_Link" text:visited-style-name="Index_20_Link">de</text:a><text:alphabetical-index-mark-end text:id="IMark68755784"/><text:a xlink:type="simple" xlink:href="#__RefHeading___Toc775_180202276" text:style-name="Index_20_Link" text:visited-style-name="Index_20_Link">s.<text:tab/>7</text:a></text:p>
          <text:p text:style-name="P109"><text:a xlink:type="simple" xlink:href="#__RefHeading___Toc777_180202276" text:style-name="Index_20_Link" text:visited-style-name="Index_20_Link">2.3.5. The effect of </text:a><text:alphabetical-index-mark-start text:id="IMark66654008"/><text:a xlink:type="simple" xlink:href="#__RefHeading___Toc777_180202276" text:style-name="Index_20_Link" text:visited-style-name="Index_20_Link">public</text:a><text:alphabetical-index-mark-end text:id="IMark66654008"/><text:a xlink:type="simple" xlink:href="#__RefHeading___Toc777_180202276" text:style-name="Index_20_Link" text:visited-style-name="Index_20_Link"> activities.<text:tab/>8</text:a></text:p>
          <text:p text:style-name="P109"><text:a xlink:type="simple" xlink:href="#__RefHeading___Toc779_180202276" text:style-name="Index_20_Link" text:visited-style-name="Index_20_Link">2.3.6. Area of </text:a><text:alphabetical-index-mark-start text:id="IMark60695336"/><text:a xlink:type="simple" xlink:href="#__RefHeading___Toc779_180202276" text:style-name="Index_20_Link" text:visited-style-name="Index_20_Link">sampling</text:a><text:alphabetical-index-mark-end text:id="IMark60695336"/><text:a xlink:type="simple" xlink:href="#__RefHeading___Toc779_180202276" text:style-name="Index_20_Link" text:visited-style-name="Index_20_Link"> </text:a><text:alphabetical-index-mark-start text:id="IMark68755784"/><text:a xlink:type="simple" xlink:href="#__RefHeading___Toc779_180202276" text:style-name="Index_20_Link" text:visited-style-name="Index_20_Link">block</text:a><text:alphabetical-index-mark-end text:id="IMark68755784"/><text:a xlink:type="simple" xlink:href="#__RefHeading___Toc779_180202276" text:style-name="Index_20_Link" text:visited-style-name="Index_20_Link">s.<text:tab/>9</text:a></text:p>
          <text:p text:style-name="P109"><text:a xlink:type="simple" xlink:href="#__RefHeading___Toc3182_309449435" text:style-name="Index_20_Link" text:visited-style-name="Index_20_Link">2.3.7. </text:a><text:alphabetical-index-mark-start text:id="IMark70743096"/><text:a xlink:type="simple" xlink:href="#__RefHeading___Toc3182_309449435" text:style-name="Index_20_Link" text:visited-style-name="Index_20_Link">Currency</text:a><text:alphabetical-index-mark-end text:id="IMark70743096"/><text:a xlink:type="simple" xlink:href="#__RefHeading___Toc3182_309449435" text:style-name="Index_20_Link" text:visited-style-name="Index_20_Link"> used for appraisal.<text:tab/>10</text:a></text:p>
          <text:p text:style-name="P109"><text:a xlink:type="simple" xlink:href="#__RefHeading___Toc3136_1246115757" text:style-name="Index_20_Link" text:visited-style-name="Index_20_Link">2.3.8. </text:a><text:alphabetical-index-mark-start text:id="IMark67575320"/><text:a xlink:type="simple" xlink:href="#__RefHeading___Toc3136_1246115757" text:style-name="Index_20_Link" text:visited-style-name="Index_20_Link">RO</text:a><text:alphabetical-index-mark-end text:id="IMark67575320"/><text:a xlink:type="simple" xlink:href="#__RefHeading___Toc3136_1246115757" text:style-name="Index_20_Link" text:visited-style-name="Index_20_Link"> and </text:a><text:alphabetical-index-mark-start text:id="IMark68755784"/><text:a xlink:type="simple" xlink:href="#__RefHeading___Toc3136_1246115757" text:style-name="Index_20_Link" text:visited-style-name="Index_20_Link">CO</text:a><text:alphabetical-index-mark-end text:id="IMark68755784"/><text:a xlink:type="simple" xlink:href="#__RefHeading___Toc3136_1246115757" text:style-name="Index_20_Link" text:visited-style-name="Index_20_Link"> </text:a><text:alphabetical-index-mark-start text:id="IMark70743096"/><text:a xlink:type="simple" xlink:href="#__RefHeading___Toc3136_1246115757" text:style-name="Index_20_Link" text:visited-style-name="Index_20_Link">p</text:a><text:alphabetical-index-mark-start text:id="IMark66654008"/><text:a xlink:type="simple" xlink:href="#__RefHeading___Toc3136_1246115757" text:style-name="Index_20_Link" text:visited-style-name="Index_20_Link">ro</text:a><text:alphabetical-index-mark-end text:id="IMark66654008"/><text:a xlink:type="simple" xlink:href="#__RefHeading___Toc3136_1246115757" text:style-name="Index_20_Link" text:visited-style-name="Index_20_Link">perties</text:a><text:alphabetical-index-mark-end text:id="IMark70743096"/><text:a xlink:type="simple" xlink:href="#__RefHeading___Toc3136_1246115757" text:style-name="Index_20_Link" text:visited-style-name="Index_20_Link">.<text:tab/>10</text:a></text:p>
          <text:p text:style-name="P109"><text:a xlink:type="simple" xlink:href="#__RefHeading___Toc3138_1246115757" text:style-name="Index_20_Link" text:visited-style-name="Index_20_Link">2.3.9. The effect of </text:a><text:alphabetical-index-mark-start text:id="IMark67575320"/><text:a xlink:type="simple" xlink:href="#__RefHeading___Toc3138_1246115757" text:style-name="Index_20_Link" text:visited-style-name="Index_20_Link">urban</text:a><text:alphabetical-index-mark-end text:id="IMark67575320"/><text:a xlink:type="simple" xlink:href="#__RefHeading___Toc3138_1246115757" text:style-name="Index_20_Link" text:visited-style-name="Index_20_Link"> design.<text:tab/>10</text:a></text:p>
          <text:p text:style-name="P109"><text:a xlink:type="simple" xlink:href="#__RefHeading___Toc14424_1079904243" text:style-name="Index_20_Link" text:visited-style-name="Index_20_Link">2.3.10. Weather.<text:tab/>11</text:a></text:p>
          <text:p text:style-name="P109"><text:a xlink:type="simple" xlink:href="#__RefHeading___Toc14418_1079904243" text:style-name="Index_20_Link" text:visited-style-name="Index_20_Link">2.3.11. Backups.<text:tab/>12</text:a></text:p>
          <text:p text:style-name="P109"><text:a xlink:type="simple" xlink:href="#__RefHeading___Toc14414_1079904243" text:style-name="Index_20_Link" text:visited-style-name="Index_20_Link">2.3.12. Other assumptions.<text:tab/>12</text:a></text:p>
          <text:p text:style-name="P109"><text:a xlink:type="simple" xlink:href="#__RefHeading___Toc781_180202276" text:style-name="Index_20_Link" text:visited-style-name="Index_20_Link">3. </text:a><text:alphabetical-index-mark-start text:id="IMark67144840"/><text:a xlink:type="simple" xlink:href="#__RefHeading___Toc781_180202276" text:style-name="Index_20_Link" text:visited-style-name="Index_20_Link">Development</text:a><text:alphabetical-index-mark-end text:id="IMark67144840"/><text:a xlink:type="simple" xlink:href="#__RefHeading___Toc781_180202276" text:style-name="Index_20_Link" text:visited-style-name="Index_20_Link">.<text:tab/>13</text:a></text:p>
          <text:p text:style-name="P109"><text:a xlink:type="simple" xlink:href="#__RefHeading___Toc783_180202276" text:style-name="Index_20_Link" text:visited-style-name="Index_20_Link">4. </text:a><text:alphabetical-index-mark-start text:id="IMark71914328"/><text:a xlink:type="simple" xlink:href="#__RefHeading___Toc783_180202276" text:style-name="Index_20_Link" text:visited-style-name="Index_20_Link">Structure</text:a><text:alphabetical-index-mark-end text:id="IMark71914328"/><text:a xlink:type="simple" xlink:href="#__RefHeading___Toc783_180202276" text:style-name="Index_20_Link" text:visited-style-name="Index_20_Link"> and </text:a><text:alphabetical-index-mark-start text:id="IMark67575320"/><text:a xlink:type="simple" xlink:href="#__RefHeading___Toc783_180202276" text:style-name="Index_20_Link" text:visited-style-name="Index_20_Link">data</text:a><text:alphabetical-index-mark-end text:id="IMark67575320"/><text:a xlink:type="simple" xlink:href="#__RefHeading___Toc783_180202276" text:style-name="Index_20_Link" text:visited-style-name="Index_20_Link">.<text:tab/>14</text:a></text:p>
          <text:p text:style-name="P109"><text:a xlink:type="simple" xlink:href="#__RefHeading___Toc3184_309449435" text:style-name="Index_20_Link" text:visited-style-name="Index_20_Link">4.1 </text:a><text:alphabetical-index-mark-start text:id="IMark67287736"/><text:a xlink:type="simple" xlink:href="#__RefHeading___Toc3184_309449435" text:style-name="Index_20_Link" text:visited-style-name="Index_20_Link">Data</text:a><text:alphabetical-index-mark-end text:id="IMark67287736"/><text:a xlink:type="simple" xlink:href="#__RefHeading___Toc3184_309449435" text:style-name="Index_20_Link" text:visited-style-name="Index_20_Link"> t</text:a><text:alphabetical-index-mark-start text:id="IMark70743096"/><text:a xlink:type="simple" xlink:href="#__RefHeading___Toc3184_309449435" text:style-name="Index_20_Link" text:visited-style-name="Index_20_Link">ab</text:a><text:alphabetical-index-mark-end text:id="IMark70743096"/><text:a xlink:type="simple" xlink:href="#__RefHeading___Toc3184_309449435" text:style-name="Index_20_Link" text:visited-style-name="Index_20_Link">les in the </text:a><text:alphabetical-index-mark-start text:id="IMark67575320"/><text:alphabetical-index-mark-start text:id="IMark67144840"/><text:a xlink:type="simple" xlink:href="#__RefHeading___Toc3184_309449435" text:style-name="Index_20_Link" text:visited-style-name="Index_20_Link">data</text:a><text:alphabetical-index-mark-end text:id="IMark67144840"/><text:a xlink:type="simple" xlink:href="#__RefHeading___Toc3184_309449435" text:style-name="Index_20_Link" text:visited-style-name="Index_20_Link">set</text:a><text:alphabetical-index-mark-end text:id="IMark67575320"/><text:a xlink:type="simple" xlink:href="#__RefHeading___Toc3184_309449435" text:style-name="Index_20_Link" text:visited-style-name="Index_20_Link">.<text:tab/>14</text:a></text:p>
          <text:p text:style-name="P109"><text:a xlink:type="simple" xlink:href="#__RefHeading___Toc3186_309449435" text:style-name="Index_20_Link" text:visited-style-name="Index_20_Link">4.1.1. </text:a><text:alphabetical-index-mark-start text:id="IMark69448040"/><text:a xlink:type="simple" xlink:href="#__RefHeading___Toc3186_309449435" text:style-name="Index_20_Link" text:visited-style-name="Index_20_Link"><text:span text:style-name="T35">trf_pers</text:span></text:a><text:alphabetical-index-mark-end text:id="IMark69448040"/><text:a xlink:type="simple" xlink:href="#__RefHeading___Toc3186_309449435" text:style-name="Index_20_Link" text:visited-style-name="Index_20_Link"><text:tab/>14</text:a></text:p>
          <text:p text:style-name="P109"><text:a xlink:type="simple" xlink:href="#__RefHeading___Toc3188_309449435" text:style-name="Index_20_Link" text:visited-style-name="Index_20_Link">4.1.2. </text:a><text:a xlink:type="simple" xlink:href="#__RefHeading___Toc3188_309449435" text:style-name="Index_20_Link" text:visited-style-name="Index_20_Link"><text:span text:style-name="T35">trf_ppcm</text:span></text:a><text:a xlink:type="simple" xlink:href="#__RefHeading___Toc3188_309449435" text:style-name="Index_20_Link" text:visited-style-name="Index_20_Link"><text:tab/>15</text:a></text:p>
          <text:p text:style-name="P109"><text:a xlink:type="simple" xlink:href="#__RefHeading___Toc3190_309449435" text:style-name="Index_20_Link" text:visited-style-name="Index_20_Link">4.1.3. </text:a><text:alphabetical-index-mark-start text:id="IMark67675352"/><text:a xlink:type="simple" xlink:href="#__RefHeading___Toc3190_309449435" text:style-name="Index_20_Link" text:visited-style-name="Index_20_Link"><text:span text:style-name="T35">trf_</text:span></text:a><text:alphabetical-index-mark-start text:id="IMark69840184"/><text:a xlink:type="simple" xlink:href="#__RefHeading___Toc3190_309449435" text:style-name="Index_20_Link" text:visited-style-name="Index_20_Link"><text:span text:style-name="T35">street</text:span></text:a><text:alphabetical-index-mark-end text:id="IMark69840184"/><text:a xlink:type="simple" xlink:href="#__RefHeading___Toc3190_309449435" text:style-name="Index_20_Link" text:visited-style-name="Index_20_Link"><text:span text:style-name="T35">s</text:span></text:a><text:alphabetical-index-mark-end text:id="IMark67675352"/><text:a xlink:type="simple" xlink:href="#__RefHeading___Toc3190_309449435" text:style-name="Index_20_Link" text:visited-style-name="Index_20_Link"><text:tab/>16</text:a></text:p>
          <text:p text:style-name="P109"><text:a xlink:type="simple" xlink:href="#__RefHeading___Toc14416_1079904243" text:style-name="Index_20_Link" text:visited-style-name="Index_20_Link">4.1.4. </text:a><text:a xlink:type="simple" xlink:href="#__RefHeading___Toc14416_1079904243" text:style-name="Index_20_Link" text:visited-style-name="Index_20_Link"><text:span text:style-name="T35">trf_</text:span></text:a><text:alphabetical-index-mark-start text:id="IMark69937944"/><text:a xlink:type="simple" xlink:href="#__RefHeading___Toc14416_1079904243" text:style-name="Index_20_Link" text:visited-style-name="Index_20_Link"><text:span text:style-name="T35">block</text:span></text:a><text:alphabetical-index-mark-end text:id="IMark69937944"/><text:a xlink:type="simple" xlink:href="#__RefHeading___Toc14416_1079904243" text:style-name="Index_20_Link" text:visited-style-name="Index_20_Link"><text:span text:style-name="T35">s</text:span></text:a><text:a xlink:type="simple" xlink:href="#__RefHeading___Toc14416_1079904243" text:style-name="Index_20_Link" text:visited-style-name="Index_20_Link"><text:tab/>18</text:a></text:p>
          <text:p text:style-name="P109"><text:a xlink:type="simple" xlink:href="#__RefHeading___Toc785_180202276" text:style-name="Index_20_Link" text:visited-style-name="Index_20_Link">5. Use.<text:tab/>20</text:a></text:p>
          <text:p text:style-name="P109"><text:soft-page-break/><text:a xlink:type="simple" xlink:href="#__RefHeading___Toc9416_1019239332" text:style-name="Index_20_Link" text:visited-style-name="Index_20_Link">5.1. Installation<text:tab/>20</text:a></text:p>
          <text:p text:style-name="P109"><text:a xlink:type="simple" xlink:href="#__RefHeading___Toc9418_1019239332" text:style-name="Index_20_Link" text:visited-style-name="Index_20_Link">5.2. Software<text:tab/>20</text:a></text:p>
          <text:p text:style-name="P109"><text:a xlink:type="simple" xlink:href="#__RefHeading___Toc787_180202276" text:style-name="Index_20_Link" text:visited-style-name="Index_20_Link">6. Sources.<text:tab/>25</text:a></text:p>
        </text:index-body>
      </text:table-of-content>
      <text:p text:style-name="P3"/>
      <text:h text:style-name="P128" text:outline-level="1"><text:bookmark-start text:name="__RefHeading___Toc761_180202276"/>1. Int<text:alphabetical-index-mark-start text:id="IMark72195880"/><text:alphabetical-index-mark-start text:id="IMark67575320"/><text:alphabetical-index-mark-start text:id="IMark69937944"/><text:alphabetical-index-mark-start text:id="IMark69232072"/><text:alphabetical-index-mark-start text:id="IMark67287736"/>ro<text:alphabetical-index-mark-end text:id="IMark67287736"/><text:alphabetical-index-mark-end text:id="IMark69232072"/><text:alphabetical-index-mark-end text:id="IMark69937944"/><text:alphabetical-index-mark-end text:id="IMark67575320"/><text:alphabetical-index-mark-end text:id="IMark72195880"/>duction.<text:bookmark-end text:name="__RefHeading___Toc761_180202276"/></text:h>
      <text:p text:style-name="P3"/>
      <text:p text:style-name="P6">This is a <text:alphabetical-index-mark-start text:id="IMark71115960"/><text:alphabetical-index-mark-start text:id="IMark72090408"/><text:alphabetical-index-mark-start text:id="IMark70743096"/><text:alphabetical-index-mark-start text:id="IMark66213400"/><text:alphabetical-index-mark-start text:id="IMark69840184"/><text:alphabetical-index-mark-start text:id="IMark70421512"/><text:alphabetical-index-mark-start text:id="IMark60695336"/><text:alphabetical-index-mark-start text:id="IMark67783336"/><text:alphabetical-index-mark-start text:id="IMark71914328"/><text:alphabetical-index-mark-start text:id="IMark72162088"/><text:alphabetical-index-mark-start text:id="IMark68755784"/><text:alphabetical-index-mark-start text:id="IMark60562920"/><text:alphabetical-index-mark-start text:id="IMark66654008"/><text:alphabetical-index-mark-start text:id="IMark67144840"/><text:alphabetical-index-mark-start text:id="IMark67575320"/><text:alphabetical-index-mark-start text:id="IMark72195880"/>data<text:alphabetical-index-mark-end text:id="IMark72195880"/><text:alphabetical-index-mark-end text:id="IMark67575320"/><text:alphabetical-index-mark-end text:id="IMark67144840"/><text:alphabetical-index-mark-end text:id="IMark66654008"/><text:alphabetical-index-mark-end text:id="IMark60562920"/><text:alphabetical-index-mark-end text:id="IMark68755784"/><text:alphabetical-index-mark-end text:id="IMark72162088"/><text:alphabetical-index-mark-end text:id="IMark71914328"/>set<text:alphabetical-index-mark-end text:id="IMark67783336"/><text:alphabetical-index-mark-end text:id="IMark60695336"/><text:alphabetical-index-mark-end text:id="IMark70421512"/><text:alphabetical-index-mark-end text:id="IMark69840184"/><text:alphabetical-index-mark-end text:id="IMark66213400"/><text:alphabetical-index-mark-end text:id="IMark70743096"/><text:alphabetical-index-mark-end text:id="IMark72090408"/><text:alphabetical-index-mark-end text:id="IMark71115960"/> <text:span text:style-name="T27">presented</text:span> in <text:alphabetical-index-mark-start text:id="IMark69937944"/><text:alphabetical-index-mark-start text:id="IMark69232072"/><text:alphabetical-index-mark-start text:id="IMark67287736"/><text:alphabetical-index-mark-start text:id="IMark67675352"/><text:alphabetical-index-mark-start text:id="IMark69448040"/><text:alphabetical-index-mark-start text:id="IMark65480840"/><text:alphabetical-index-mark-start text:id="IMark68168536"/><text:alphabetical-index-mark-start text:id="IMark71788904"/><text:alphabetical-index-mark-start text:id="IMark69540184"/><text:alphabetical-index-mark-start text:id="IMark67466808"/><text:alphabetical-index-mark-start text:id="IMark71167224"/><text:alphabetical-index-mark-start text:id="IMark69685240"/><text:alphabetical-index-mark-start text:id="IMark68902840"/><text:alphabetical-index-mark-start text:id="IMark67578824"/><text:alphabetical-index-mark-start text:id="IMark69843144"/><text:alphabetical-index-mark-start text:id="IMark64830776"/><text:alphabetical-index-mark-start text:id="IMark66879064"/><text:alphabetical-index-mark-start text:id="IMark67641672"/><text:alphabetical-index-mark-start text:id="IMark69497400"/><text:alphabetical-index-mark-start text:id="IMark70238904"/><text:alphabetical-index-mark-start text:id="IMark70819288"/><text:alphabetical-index-mark-start text:id="IMark69429960"/><text:alphabetical-index-mark-start text:id="IMark70892008"/><text:alphabetical-index-mark-start text:id="IMark67006824"/>Sql<text:alphabetical-index-mark-end text:id="IMark67006824"/><text:alphabetical-index-mark-end text:id="IMark70892008"/><text:alphabetical-index-mark-end text:id="IMark69429960"/><text:alphabetical-index-mark-end text:id="IMark70819288"/><text:alphabetical-index-mark-end text:id="IMark70238904"/><text:alphabetical-index-mark-end text:id="IMark69497400"/><text:alphabetical-index-mark-end text:id="IMark67641672"/><text:alphabetical-index-mark-end text:id="IMark66879064"/>ite<text:alphabetical-index-mark-end text:id="IMark64830776"/><text:alphabetical-index-mark-end text:id="IMark69843144"/><text:alphabetical-index-mark-end text:id="IMark67578824"/><text:alphabetical-index-mark-end text:id="IMark68902840"/><text:alphabetical-index-mark-end text:id="IMark69685240"/><text:alphabetical-index-mark-end text:id="IMark71167224"/><text:alphabetical-index-mark-end text:id="IMark67466808"/><text:alphabetical-index-mark-end text:id="IMark69540184"/>3<text:alphabetical-index-mark-end text:id="IMark71788904"/><text:alphabetical-index-mark-end text:id="IMark68168536"/><text:alphabetical-index-mark-end text:id="IMark65480840"/><text:alphabetical-index-mark-end text:id="IMark69448040"/><text:alphabetical-index-mark-end text:id="IMark67675352"/><text:alphabetical-index-mark-end text:id="IMark67287736"/><text:alphabetical-index-mark-end text:id="IMark69232072"/><text:alphabetical-index-mark-end text:id="IMark69937944"/> <text:alphabetical-index-mark-start text:id="IMark66898952"/><text:alphabetical-index-mark-start text:id="IMark70922712"/><text:alphabetical-index-mark-start text:id="IMark68092616"/><text:alphabetical-index-mark-start text:id="IMark69280776"/><text:alphabetical-index-mark-start text:id="IMark71942712"/><text:alphabetical-index-mark-start text:id="IMark69207928"/><text:alphabetical-index-mark-start text:id="IMark70993304"/><text:alphabetical-index-mark-start text:id="IMark68437800"/>dat<text:alphabetical-index-mark-start text:id="IMark68660632"/><text:alphabetical-index-mark-start text:id="IMark67556344"/><text:alphabetical-index-mark-start text:id="IMark70816200"/><text:alphabetical-index-mark-start text:id="IMark67942360"/><text:alphabetical-index-mark-start text:id="IMark69763688"/>a<text:alphabetical-index-mark-end text:id="IMark68437800"/><text:alphabetical-index-mark-end text:id="IMark70993304"/><text:alphabetical-index-mark-end text:id="IMark69207928"/><text:alphabetical-index-mark-end text:id="IMark71942712"/><text:alphabetical-index-mark-end text:id="IMark69280776"/><text:alphabetical-index-mark-end text:id="IMark68092616"/><text:alphabetical-index-mark-end text:id="IMark70922712"/><text:alphabetical-index-mark-end text:id="IMark66898952"/>b<text:alphabetical-index-mark-end text:id="IMark69763688"/><text:alphabetical-index-mark-end text:id="IMark67942360"/><text:alphabetical-index-mark-end text:id="IMark70816200"/><text:alphabetical-index-mark-end text:id="IMark67556344"/><text:alphabetical-index-mark-end text:id="IMark68660632"/>ase <text:alphabetical-index-mark-start text:id="IMark66279432"/><text:alphabetical-index-mark-start text:id="IMark66525480"/><text:alphabetical-index-mark-start text:id="IMark40789272"/><text:alphabetical-index-mark-start text:id="IMark69787400"/><text:alphabetical-index-mark-start text:id="IMark66998664"/><text:alphabetical-index-mark-start text:id="IMark68732936"/><text:alphabetical-index-mark-start text:id="IMark60524296"/>format<text:alphabetical-index-mark-end text:id="IMark60524296"/><text:alphabetical-index-mark-end text:id="IMark68732936"/><text:alphabetical-index-mark-end text:id="IMark66998664"/><text:alphabetical-index-mark-end text:id="IMark69787400"/><text:alphabetical-index-mark-end text:id="IMark40789272"/><text:alphabetical-index-mark-end text:id="IMark66525480"/><text:alphabetical-index-mark-end text:id="IMark66279432"/> <text:alphabetical-index-mark-start text:id="IMark66804712"/><text:alphabetical-index-mark-start text:id="IMark70105496"/><text:alphabetical-index-mark-start text:id="IMark67594104"/><text:alphabetical-index-mark-start text:id="IMark69985464"/><text:alphabetical-index-mark-start text:id="IMark67853704"/>co<text:alphabetical-index-mark-end text:id="IMark67853704"/><text:alphabetical-index-mark-end text:id="IMark69985464"/><text:alphabetical-index-mark-end text:id="IMark67594104"/><text:alphabetical-index-mark-end text:id="IMark70105496"/><text:alphabetical-index-mark-end text:id="IMark66804712"/>ntaining <text:alphabetical-index-mark-start text:id="IMark68391640"/><text:alphabetical-index-mark-start text:id="IMark65634424"/><text:alphabetical-index-mark-start text:id="IMark66352824"/><text:alphabetical-index-mark-start text:id="IMark65962104"/><text:alphabetical-index-mark-start text:id="IMark70292152"/><text:alphabetical-index-mark-start text:id="IMark66221704"/><text:alphabetical-index-mark-start text:id="IMark68047624"/><text:alphabetical-index-mark-start text:id="IMark70241944"/>data<text:alphabetical-index-mark-end text:id="IMark70241944"/><text:alphabetical-index-mark-end text:id="IMark68047624"/><text:alphabetical-index-mark-end text:id="IMark66221704"/><text:alphabetical-index-mark-end text:id="IMark70292152"/><text:alphabetical-index-mark-end text:id="IMark65962104"/><text:alphabetical-index-mark-end text:id="IMark66352824"/><text:alphabetical-index-mark-end text:id="IMark65634424"/><text:alphabetical-index-mark-end text:id="IMark68391640"/> on <text:alphabetical-index-mark-start text:id="IMark68031352"/><text:alphabetical-index-mark-start text:id="IMark70545704"/><text:alphabetical-index-mark-start text:id="IMark67807832"/><text:alphabetical-index-mark-start text:id="IMark70240216"/><text:alphabetical-index-mark-start text:id="IMark67547384"/><text:alphabetical-index-mark-start text:id="IMark69120360"/><text:alphabetical-index-mark-start text:id="IMark67226504"/>real<text:alphabetical-index-mark-end text:id="IMark67226504"/><text:alphabetical-index-mark-end text:id="IMark69120360"/><text:alphabetical-index-mark-end text:id="IMark67547384"/><text:alphabetical-index-mark-end text:id="IMark70240216"/><text:alphabetical-index-mark-end text:id="IMark67807832"/><text:alphabetical-index-mark-end text:id="IMark70545704"/><text:alphabetical-index-mark-end text:id="IMark68031352"/> <text:alphabetical-index-mark-start text:id="IMark69492808"/><text:alphabetical-index-mark-start text:id="IMark67464184"/><text:alphabetical-index-mark-start text:id="IMark67313816"/><text:alphabetical-index-mark-start text:id="IMark69912056"/><text:alphabetical-index-mark-start text:id="IMark67723848"/><text:alphabetical-index-mark-start text:id="IMark68925016"/><text:alphabetical-index-mark-start text:id="IMark70060168"/>estate<text:alphabetical-index-mark-end text:id="IMark70060168"/><text:alphabetical-index-mark-end text:id="IMark68925016"/><text:alphabetical-index-mark-end text:id="IMark67723848"/><text:alphabetical-index-mark-end text:id="IMark69912056"/><text:alphabetical-index-mark-end text:id="IMark67313816"/><text:alphabetical-index-mark-end text:id="IMark67464184"/><text:alphabetical-index-mark-end text:id="IMark69492808"/> <text:alphabetical-index-mark-start text:id="IMark67258152"/><text:alphabetical-index-mark-start text:id="IMark68322200"/><text:alphabetical-index-mark-start text:id="IMark66549080"/><text:alphabetical-index-mark-start text:id="IMark61476504"/><text:alphabetical-index-mark-start text:id="IMark65979096"/><text:alphabetical-index-mark-start text:id="IMark67762008"/><text:alphabetical-index-mark-start text:id="IMark69916280"/><text:alphabetical-index-mark-start text:id="IMark65352616"/><text:alphabetical-index-mark-start text:id="IMark60647096"/><text:alphabetical-index-mark-start text:id="IMark71062952"/><text:alphabetical-index-mark-start text:id="IMark65255320"/><text:alphabetical-index-mark-start text:id="IMark70599592"/>value<text:alphabetical-index-mark-end text:id="IMark70599592"/><text:alphabetical-index-mark-end text:id="IMark65255320"/><text:alphabetical-index-mark-end text:id="IMark71062952"/><text:alphabetical-index-mark-end text:id="IMark60647096"/><text:alphabetical-index-mark-end text:id="IMark65352616"/><text:alphabetical-index-mark-end text:id="IMark69916280"/><text:alphabetical-index-mark-end text:id="IMark67762008"/><text:alphabetical-index-mark-end text:id="IMark65979096"/><text:alphabetical-index-mark-end text:id="IMark61476504"/><text:alphabetical-index-mark-end text:id="IMark66549080"/><text:alphabetical-index-mark-end text:id="IMark68322200"/><text:alphabetical-index-mark-end text:id="IMark67258152"/>s for the down<text:alphabetical-index-mark-start text:id="IMark68803432"/><text:alphabetical-index-mark-start text:id="IMark66752312"/><text:alphabetical-index-mark-start text:id="IMark70355288"/><text:alphabetical-index-mark-start text:id="IMark70665640"/><text:alphabetical-index-mark-start text:id="IMark69469384"/>town<text:alphabetical-index-mark-end text:id="IMark69469384"/><text:alphabetical-index-mark-end text:id="IMark70665640"/><text:alphabetical-index-mark-end text:id="IMark70355288"/><text:alphabetical-index-mark-end text:id="IMark66752312"/><text:alphabetical-index-mark-end text:id="IMark68803432"/> area of the <text:alphabetical-index-mark-start text:id="IMark69941080"/><text:alphabetical-index-mark-start text:id="IMark68417976"/><text:alphabetical-index-mark-start text:id="IMark69491208"/><text:alphabetical-index-mark-start text:id="IMark70028808"/><text:alphabetical-index-mark-start text:id="IMark67755432"/><text:alphabetical-index-mark-start text:id="IMark66984120"/><text:alphabetical-index-mark-start text:id="IMark65992968"/>city<text:alphabetical-index-mark-end text:id="IMark65992968"/><text:alphabetical-index-mark-end text:id="IMark66984120"/><text:alphabetical-index-mark-end text:id="IMark67755432"/><text:alphabetical-index-mark-end text:id="IMark70028808"/><text:alphabetical-index-mark-end text:id="IMark69491208"/><text:alphabetical-index-mark-end text:id="IMark68417976"/><text:alphabetical-index-mark-end text:id="IMark69941080"/> of <text:alphabetical-index-mark-start text:id="IMark68758408"/><text:alphabetical-index-mark-start text:id="IMark67249096"/><text:alphabetical-index-mark-start text:id="IMark66688088"/><text:alphabetical-index-mark-start text:id="IMark70469176"/><text:alphabetical-index-mark-start text:id="IMark70556264"/><text:alphabetical-index-mark-start text:id="IMark68801272"/><text:alphabetical-index-mark-start text:id="IMark67354360"/><text:alphabetical-index-mark-start text:id="IMark67182968"/>Jose C. Paz<text:alphabetical-index-mark-end text:id="IMark67182968"/><text:alphabetical-index-mark-end text:id="IMark67354360"/><text:alphabetical-index-mark-end text:id="IMark68801272"/><text:alphabetical-index-mark-end text:id="IMark70556264"/><text:alphabetical-index-mark-end text:id="IMark70469176"/><text:alphabetical-index-mark-end text:id="IMark66688088"/><text:alphabetical-index-mark-end text:id="IMark67249096"/><text:alphabetical-index-mark-end text:id="IMark68758408"/>, <text:alphabetical-index-mark-start text:id="IMark71179752"/><text:alphabetical-index-mark-start text:id="IMark70114024"/><text:alphabetical-index-mark-start text:id="IMark69454424"/><text:alphabetical-index-mark-start text:id="IMark70314088"/><text:alphabetical-index-mark-start text:id="IMark68114328"/><text:alphabetical-index-mark-start text:id="IMark66632648"/><text:alphabetical-index-mark-start text:id="IMark71863352"/><text:alphabetical-index-mark-start text:id="IMark70247624"/>Buenos Aires<text:alphabetical-index-mark-end text:id="IMark70247624"/><text:alphabetical-index-mark-end text:id="IMark71863352"/><text:alphabetical-index-mark-end text:id="IMark66632648"/><text:alphabetical-index-mark-end text:id="IMark68114328"/><text:alphabetical-index-mark-end text:id="IMark70314088"/><text:alphabetical-index-mark-end text:id="IMark69454424"/><text:alphabetical-index-mark-end text:id="IMark70114024"/><text:alphabetical-index-mark-end text:id="IMark71179752"/>, <text:alphabetical-index-mark-start text:id="IMark65469848"/><text:alphabetical-index-mark-start text:id="IMark66253032"/><text:alphabetical-index-mark-start text:id="IMark68800376"/><text:alphabetical-index-mark-start text:id="IMark68526152"/><text:alphabetical-index-mark-start text:id="IMark70245880"/><text:alphabetical-index-mark-start text:id="IMark69698648"/><text:alphabetical-index-mark-start text:id="IMark69662040"/><text:alphabetical-index-mark-start text:id="IMark40843032"/>Argentina<text:alphabetical-index-mark-end text:id="IMark40843032"/><text:alphabetical-index-mark-end text:id="IMark69662040"/><text:alphabetical-index-mark-end text:id="IMark69698648"/><text:alphabetical-index-mark-end text:id="IMark70245880"/><text:alphabetical-index-mark-end text:id="IMark68526152"/><text:alphabetical-index-mark-end text:id="IMark68800376"/><text:alphabetical-index-mark-end text:id="IMark66253032"/><text:alphabetical-index-mark-end text:id="IMark65469848"/>, gathered in 2019.</text:p>
      <text:p text:style-name="P4"/>
      <text:p text:style-name="P6">It is presented in <text:alphabetical-index-mark-start text:id="IMark70743096"/><text:alphabetical-index-mark-start text:id="IMark66213400"/><text:alphabetical-index-mark-start text:id="IMark69840184"/><text:alphabetical-index-mark-start text:id="IMark70421512"/><text:alphabetical-index-mark-start text:id="IMark60695336"/><text:alphabetical-index-mark-start text:id="IMark67783336"/><text:alphabetical-index-mark-start text:id="IMark71914328"/><text:alphabetical-index-mark-start text:id="IMark72162088"/><text:alphabetical-index-mark-start text:id="IMark68755784"/><text:alphabetical-index-mark-start text:id="IMark60562920"/><text:alphabetical-index-mark-start text:id="IMark66654008"/><text:alphabetical-index-mark-start text:id="IMark67144840"/><text:alphabetical-index-mark-start text:id="IMark67575320"/><text:alphabetical-index-mark-start text:id="IMark72195880"/><text:alphabetical-index-mark-start text:id="IMark66253032"/><text:alphabetical-index-mark-start text:id="IMark68758408"/><text:alphabetical-index-mark-start text:id="IMark66984120"/><text:alphabetical-index-mark-start text:id="IMark67762008"/><text:alphabetical-index-mark-start text:id="IMark65352616"/><text:alphabetical-index-mark-start text:id="IMark71062952"/><text:alphabetical-index-mark-start text:id="IMark70599592"/><text:alphabetical-index-mark-start text:id="IMark68031352"/><text:alphabetical-index-mark-start text:id="IMark70292152"/><text:alphabetical-index-mark-start text:id="IMark68047624"/>Sql<text:alphabetical-index-mark-end text:id="IMark68047624"/><text:alphabetical-index-mark-end text:id="IMark70292152"/><text:alphabetical-index-mark-end text:id="IMark68031352"/><text:alphabetical-index-mark-end text:id="IMark70599592"/><text:alphabetical-index-mark-end text:id="IMark71062952"/><text:alphabetical-index-mark-end text:id="IMark65352616"/><text:alphabetical-index-mark-end text:id="IMark67762008"/><text:alphabetical-index-mark-end text:id="IMark66984120"/>ite<text:alphabetical-index-mark-end text:id="IMark68758408"/><text:alphabetical-index-mark-end text:id="IMark66253032"/><text:alphabetical-index-mark-end text:id="IMark72195880"/><text:alphabetical-index-mark-end text:id="IMark67575320"/><text:alphabetical-index-mark-end text:id="IMark67144840"/><text:alphabetical-index-mark-end text:id="IMark66654008"/><text:alphabetical-index-mark-end text:id="IMark60562920"/><text:alphabetical-index-mark-end text:id="IMark68755784"/>3<text:alphabetical-index-mark-end text:id="IMark72162088"/><text:alphabetical-index-mark-end text:id="IMark71914328"/><text:alphabetical-index-mark-end text:id="IMark67783336"/><text:alphabetical-index-mark-end text:id="IMark60695336"/><text:alphabetical-index-mark-end text:id="IMark70421512"/><text:alphabetical-index-mark-end text:id="IMark69840184"/><text:alphabetical-index-mark-end text:id="IMark66213400"/><text:alphabetical-index-mark-end text:id="IMark70743096"/> <text:alphabetical-index-mark-start text:id="IMark69937944"/><text:alphabetical-index-mark-start text:id="IMark69232072"/><text:alphabetical-index-mark-start text:id="IMark67287736"/><text:alphabetical-index-mark-start text:id="IMark67675352"/><text:alphabetical-index-mark-start text:id="IMark69448040"/><text:alphabetical-index-mark-start text:id="IMark65480840"/><text:alphabetical-index-mark-start text:id="IMark72090408"/><text:alphabetical-index-mark-start text:id="IMark71115960"/>dat<text:alphabetical-index-mark-start text:id="IMark65925320"/><text:alphabetical-index-mark-start text:id="IMark69986856"/><text:alphabetical-index-mark-start text:id="IMark65473256"/><text:alphabetical-index-mark-start text:id="IMark65614648"/><text:alphabetical-index-mark-start text:id="IMark60573624"/>a<text:alphabetical-index-mark-end text:id="IMark71115960"/><text:alphabetical-index-mark-end text:id="IMark72090408"/><text:alphabetical-index-mark-end text:id="IMark65480840"/><text:alphabetical-index-mark-end text:id="IMark69448040"/><text:alphabetical-index-mark-end text:id="IMark67675352"/><text:alphabetical-index-mark-end text:id="IMark67287736"/><text:alphabetical-index-mark-end text:id="IMark69232072"/><text:alphabetical-index-mark-end text:id="IMark69937944"/>b<text:alphabetical-index-mark-end text:id="IMark60573624"/><text:alphabetical-index-mark-end text:id="IMark65614648"/><text:alphabetical-index-mark-end text:id="IMark65473256"/><text:alphabetical-index-mark-end text:id="IMark69986856"/><text:alphabetical-index-mark-end text:id="IMark65925320"/>ase <text:alphabetical-index-mark-start text:id="IMark66252648"/><text:alphabetical-index-mark-start text:id="IMark65469464"/><text:alphabetical-index-mark-start text:id="IMark45624440"/><text:alphabetical-index-mark-start text:id="IMark65666920"/><text:alphabetical-index-mark-start text:id="IMark65478696"/><text:alphabetical-index-mark-start text:id="IMark66410088"/><text:alphabetical-index-mark-start text:id="IMark70174488"/>format<text:alphabetical-index-mark-end text:id="IMark70174488"/><text:alphabetical-index-mark-end text:id="IMark66410088"/><text:alphabetical-index-mark-end text:id="IMark65478696"/><text:alphabetical-index-mark-end text:id="IMark65666920"/><text:alphabetical-index-mark-end text:id="IMark45624440"/><text:alphabetical-index-mark-end text:id="IMark65469464"/><text:alphabetical-index-mark-end text:id="IMark66252648"/> and <text:alphabetical-index-mark-start text:id="IMark70551224"/><text:alphabetical-index-mark-start text:id="IMark67819128"/><text:alphabetical-index-mark-start text:id="IMark45965176"/><text:alphabetical-index-mark-start text:id="IMark67182584"/><text:alphabetical-index-mark-start text:id="IMark67353976"/>co<text:alphabetical-index-mark-end text:id="IMark67353976"/><text:alphabetical-index-mark-end text:id="IMark67182584"/><text:alphabetical-index-mark-end text:id="IMark45965176"/><text:alphabetical-index-mark-end text:id="IMark67819128"/><text:alphabetical-index-mark-end text:id="IMark70551224"/>ntains <text:alphabetical-index-mark-start text:id="IMark69064264"/><text:alphabetical-index-mark-start text:id="IMark67304248"/><text:alphabetical-index-mark-start text:id="IMark69393672"/><text:alphabetical-index-mark-start text:id="IMark69536808"/><text:alphabetical-index-mark-start text:id="IMark69940696"/><text:alphabetical-index-mark-start text:id="IMark67893000"/><text:alphabetical-index-mark-start text:id="IMark66912808"/><text:alphabetical-index-mark-start text:id="IMark69788200"/><text:alphabetical-index-mark-start text:id="IMark64878296"/><text:alphabetical-index-mark-start text:id="IMark69807464"/><text:alphabetical-index-mark-start text:id="IMark67333112"/><text:alphabetical-index-mark-start text:id="IMark68997768"/>value<text:alphabetical-index-mark-end text:id="IMark68997768"/><text:alphabetical-index-mark-end text:id="IMark67333112"/><text:alphabetical-index-mark-end text:id="IMark69807464"/><text:alphabetical-index-mark-end text:id="IMark64878296"/><text:alphabetical-index-mark-end text:id="IMark69788200"/><text:alphabetical-index-mark-end text:id="IMark66912808"/><text:alphabetical-index-mark-end text:id="IMark67893000"/><text:alphabetical-index-mark-end text:id="IMark69940696"/><text:alphabetical-index-mark-end text:id="IMark69536808"/><text:alphabetical-index-mark-end text:id="IMark69393672"/><text:alphabetical-index-mark-end text:id="IMark67304248"/><text:alphabetical-index-mark-end text:id="IMark69064264"/>s in US$ per <text:alphabetical-index-mark-start text:id="IMark72232392"/><text:alphabetical-index-mark-start text:id="IMark67257768"/><text:alphabetical-index-mark-start text:id="IMark66268568"/><text:alphabetical-index-mark-start text:id="IMark66921288"/><text:alphabetical-index-mark-start text:id="IMark68443608"/><text:alphabetical-index-mark-start text:id="IMark65967944"/><text:alphabetical-index-mark-start text:id="IMark68924632"/>square<text:alphabetical-index-mark-end text:id="IMark68924632"/><text:alphabetical-index-mark-end text:id="IMark65967944"/><text:alphabetical-index-mark-end text:id="IMark68443608"/><text:alphabetical-index-mark-end text:id="IMark66921288"/><text:alphabetical-index-mark-end text:id="IMark66268568"/><text:alphabetical-index-mark-end text:id="IMark67257768"/><text:alphabetical-index-mark-end text:id="IMark72232392"/> <text:alphabetical-index-mark-start text:id="IMark67723464"/><text:alphabetical-index-mark-start text:id="IMark67313432"/><text:alphabetical-index-mark-start text:id="IMark69492424"/><text:alphabetical-index-mark-start text:id="IMark67519384"/><text:alphabetical-index-mark-start text:id="IMark66583704"/><text:alphabetical-index-mark-start text:id="IMark70063352"/><text:alphabetical-index-mark-start text:id="IMark67006440"/>meter<text:alphabetical-index-mark-end text:id="IMark67006440"/><text:alphabetical-index-mark-end text:id="IMark70063352"/><text:alphabetical-index-mark-end text:id="IMark66583704"/><text:alphabetical-index-mark-end text:id="IMark67519384"/><text:alphabetical-index-mark-end text:id="IMark69492424"/><text:alphabetical-index-mark-end text:id="IMark67313432"/><text:alphabetical-index-mark-end text:id="IMark67723464"/> <text:alphabetical-index-mark-start text:id="IMark67641288"/><text:alphabetical-index-mark-start text:id="IMark67466424"/><text:alphabetical-index-mark-start text:id="IMark70061752"/><text:alphabetical-index-mark-start text:id="IMark68417592"/><text:alphabetical-index-mark-start text:id="IMark69470136"/><text:alphabetical-index-mark-start text:id="IMark69470280"/><text:alphabetical-index-mark-start text:id="IMark70106248"/><text:alphabetical-index-mark-start text:id="IMark69985752"/>average<text:alphabetical-index-mark-end text:id="IMark69985752"/><text:alphabetical-index-mark-end text:id="IMark70106248"/><text:alphabetical-index-mark-end text:id="IMark69470280"/><text:alphabetical-index-mark-end text:id="IMark69470136"/><text:alphabetical-index-mark-end text:id="IMark68417592"/><text:alphabetical-index-mark-end text:id="IMark70061752"/><text:alphabetical-index-mark-end text:id="IMark67466424"/><text:alphabetical-index-mark-end text:id="IMark67641288"/>d (built and not built), plus <text:alphabetical-index-mark-start text:id="IMark71870856"/><text:alphabetical-index-mark-start text:id="IMark68295752"/><text:alphabetical-index-mark-start text:id="IMark41553240"/><text:alphabetical-index-mark-start text:id="IMark67165752"/><text:alphabetical-index-mark-start text:id="IMark68874168"/><text:alphabetical-index-mark-start text:id="IMark71945400"/><text:alphabetical-index-mark-start text:id="IMark65159944"/><text:alphabetical-index-mark-start text:id="IMark60941832"/>data<text:alphabetical-index-mark-end text:id="IMark60941832"/><text:alphabetical-index-mark-end text:id="IMark65159944"/><text:alphabetical-index-mark-end text:id="IMark71945400"/><text:alphabetical-index-mark-end text:id="IMark68874168"/><text:alphabetical-index-mark-end text:id="IMark67165752"/><text:alphabetical-index-mark-end text:id="IMark41553240"/><text:alphabetical-index-mark-end text:id="IMark68295752"/><text:alphabetical-index-mark-end text:id="IMark71870856"/> on the <text:alphabetical-index-mark-start text:id="IMark67773528"/><text:alphabetical-index-mark-start text:id="IMark66379704"/><text:alphabetical-index-mark-start text:id="IMark70182920"/><text:alphabetical-index-mark-start text:id="IMark67185528"/><text:alphabetical-index-mark-start text:id="IMark65556760"/><text:alphabetical-index-mark-start text:id="IMark70425256"/><text:alphabetical-index-mark-start text:id="IMark71343688"/><text:alphabetical-index-mark-start text:id="IMark72124888"/>number<text:alphabetical-index-mark-end text:id="IMark72124888"/><text:alphabetical-index-mark-end text:id="IMark71343688"/><text:alphabetical-index-mark-end text:id="IMark70425256"/><text:alphabetical-index-mark-end text:id="IMark65556760"/><text:alphabetical-index-mark-end text:id="IMark67185528"/><text:alphabetical-index-mark-end text:id="IMark70182920"/><text:alphabetical-index-mark-end text:id="IMark66379704"/><text:alphabetical-index-mark-end text:id="IMark67773528"/> of <text:alphabetical-index-mark-start text:id="IMark69155464"/><text:alphabetical-index-mark-start text:id="IMark68065528"/><text:alphabetical-index-mark-start text:id="IMark71873128"/><text:alphabetical-index-mark-start text:id="IMark45061784"/><text:alphabetical-index-mark-start text:id="IMark65564760"/><text:alphabetical-index-mark-start text:id="IMark65750968"/><text:alphabetical-index-mark-start text:id="IMark65671864"/><text:alphabetical-index-mark-start text:id="IMark65767256"/>pedestrian<text:alphabetical-index-mark-end text:id="IMark65767256"/><text:alphabetical-index-mark-end text:id="IMark65671864"/><text:alphabetical-index-mark-end text:id="IMark65750968"/><text:alphabetical-index-mark-end text:id="IMark65564760"/><text:alphabetical-index-mark-end text:id="IMark45061784"/><text:alphabetical-index-mark-end text:id="IMark71873128"/><text:alphabetical-index-mark-end text:id="IMark68065528"/><text:alphabetical-index-mark-end text:id="IMark69155464"/>s <text:alphabetical-index-mark-start text:id="IMark65614152"/><text:alphabetical-index-mark-start text:id="IMark66508360"/><text:alphabetical-index-mark-start text:id="IMark65775000"/><text:alphabetical-index-mark-start text:id="IMark66822584"/><text:alphabetical-index-mark-start text:id="IMark67021016"/><text:alphabetical-index-mark-start text:id="IMark70230984"/><text:alphabetical-index-mark-start text:id="IMark72146056"/>st<text:alphabetical-index-mark-start text:id="IMark65575560"/><text:alphabetical-index-mark-start text:id="IMark64593160"/><text:alphabetical-index-mark-start text:id="IMark66948392"/><text:alphabetical-index-mark-start text:id="IMark65846008"/><text:alphabetical-index-mark-start text:id="IMark72306824"/>ro<text:alphabetical-index-mark-end text:id="IMark72306824"/><text:alphabetical-index-mark-end text:id="IMark65846008"/><text:alphabetical-index-mark-end text:id="IMark66948392"/><text:alphabetical-index-mark-end text:id="IMark64593160"/><text:alphabetical-index-mark-end text:id="IMark65575560"/>ll<text:alphabetical-index-mark-end text:id="IMark72146056"/><text:alphabetical-index-mark-end text:id="IMark70230984"/><text:alphabetical-index-mark-end text:id="IMark67021016"/><text:alphabetical-index-mark-end text:id="IMark66822584"/><text:alphabetical-index-mark-end text:id="IMark65775000"/><text:alphabetical-index-mark-end text:id="IMark66508360"/><text:alphabetical-index-mark-end text:id="IMark65614152"/>ing tho<text:alphabetical-index-mark-start text:id="IMark72238440"/><text:alphabetical-index-mark-start text:id="IMark65654264"/><text:alphabetical-index-mark-start text:id="IMark65830088"/><text:alphabetical-index-mark-start text:id="IMark65788152"/><text:alphabetical-index-mark-start text:id="IMark65702328"/>ro<text:alphabetical-index-mark-end text:id="IMark65702328"/><text:alphabetical-index-mark-end text:id="IMark65788152"/><text:alphabetical-index-mark-end text:id="IMark65830088"/><text:alphabetical-index-mark-end text:id="IMark65654264"/><text:alphabetical-index-mark-end text:id="IMark72238440"/>ugh the <text:alphabetical-index-mark-start text:id="IMark67758120"/><text:alphabetical-index-mark-start text:id="IMark65661784"/><text:alphabetical-index-mark-start text:id="IMark66034968"/><text:alphabetical-index-mark-start text:id="IMark69527272"/><text:alphabetical-index-mark-start text:id="IMark69393176"/><text:alphabetical-index-mark-start text:id="IMark60918440"/><text:alphabetical-index-mark-start text:id="IMark65765896"/><text:alphabetical-index-mark-start text:id="IMark67563848"/>street<text:alphabetical-index-mark-end text:id="IMark67563848"/><text:alphabetical-index-mark-end text:id="IMark65765896"/><text:alphabetical-index-mark-end text:id="IMark60918440"/><text:alphabetical-index-mark-end text:id="IMark69393176"/><text:alphabetical-index-mark-end text:id="IMark69527272"/><text:alphabetical-index-mark-end text:id="IMark66034968"/><text:alphabetical-index-mark-end text:id="IMark65661784"/><text:alphabetical-index-mark-end text:id="IMark67758120"/>s of the <text:alphabetical-index-mark-start text:id="IMark65698248"/><text:alphabetical-index-mark-start text:id="IMark65147112"/><text:alphabetical-index-mark-start text:id="IMark67677032"/><text:alphabetical-index-mark-start text:id="IMark65686232"/><text:alphabetical-index-mark-start text:id="IMark69814536"/><text:alphabetical-index-mark-start text:id="IMark64836776"/><text:alphabetical-index-mark-start text:id="IMark65245224"/><text:alphabetical-index-mark-start text:id="IMark68512104"/><text:alphabetical-index-mark-start text:id="IMark46347816"/><text:alphabetical-index-mark-start text:id="IMark67544824"/><text:alphabetical-index-mark-start text:id="IMark71633272"/><text:alphabetical-index-mark-start text:id="IMark67441272"/><text:alphabetical-index-mark-start text:id="IMark66009064"/>co<text:alphabetical-index-mark-end text:id="IMark66009064"/><text:alphabetical-index-mark-end text:id="IMark67441272"/><text:alphabetical-index-mark-end text:id="IMark71633272"/><text:alphabetical-index-mark-end text:id="IMark67544824"/><text:alphabetical-index-mark-end text:id="IMark46347816"/>mmercial<text:alphabetical-index-mark-end text:id="IMark68512104"/><text:alphabetical-index-mark-end text:id="IMark65245224"/><text:alphabetical-index-mark-end text:id="IMark64836776"/><text:alphabetical-index-mark-end text:id="IMark69814536"/><text:alphabetical-index-mark-end text:id="IMark65686232"/><text:alphabetical-index-mark-end text:id="IMark67677032"/><text:alphabetical-index-mark-end text:id="IMark65147112"/><text:alphabetical-index-mark-end text:id="IMark65698248"/> <text:alphabetical-index-mark-start text:id="IMark61011576"/><text:alphabetical-index-mark-start text:id="IMark70116392"/><text:alphabetical-index-mark-start text:id="IMark68636248"/><text:alphabetical-index-mark-start text:id="IMark68637240"/><text:alphabetical-index-mark-start text:id="IMark65802296"/><text:alphabetical-index-mark-start text:id="IMark69243560"/><text:alphabetical-index-mark-start text:id="IMark69244552"/>district<text:alphabetical-index-mark-end text:id="IMark69244552"/><text:alphabetical-index-mark-end text:id="IMark69243560"/><text:alphabetical-index-mark-end text:id="IMark65802296"/><text:alphabetical-index-mark-end text:id="IMark68637240"/><text:alphabetical-index-mark-end text:id="IMark68636248"/><text:alphabetical-index-mark-end text:id="IMark70116392"/><text:alphabetical-index-mark-end text:id="IMark61011576"/> of the <text:alphabetical-index-mark-start text:id="IMark41580296"/><text:alphabetical-index-mark-start text:id="IMark68641944"/><text:alphabetical-index-mark-start text:id="IMark70124200"/><text:alphabetical-index-mark-start text:id="IMark68284200"/><text:alphabetical-index-mark-start text:id="IMark68307880"/><text:alphabetical-index-mark-start text:id="IMark68826904"/><text:alphabetical-index-mark-start text:id="IMark71900248"/>city<text:alphabetical-index-mark-end text:id="IMark71900248"/><text:alphabetical-index-mark-end text:id="IMark68826904"/><text:alphabetical-index-mark-end text:id="IMark68307880"/><text:alphabetical-index-mark-end text:id="IMark68284200"/><text:alphabetical-index-mark-end text:id="IMark70124200"/><text:alphabetical-index-mark-end text:id="IMark68641944"/><text:alphabetical-index-mark-end text:id="IMark41580296"/>.</text:p>
      <text:p text:style-name="P6"/>
      <text:p text:style-name="P30"><text:alphabetical-index-mark-start text:id="IMark65830088"/><text:alphabetical-index-mark-start text:id="IMark65788152"/><text:alphabetical-index-mark-start text:id="IMark65702328"/><text:alphabetical-index-mark-start text:id="IMark65614152"/><text:alphabetical-index-mark-start text:id="IMark66508360"/><text:alphabetical-index-mark-start text:id="IMark65775000"/><text:alphabetical-index-mark-start text:id="IMark66822584"/><text:alphabetical-index-mark-start text:id="IMark67021016"/>SQL<text:alphabetical-index-mark-end text:id="IMark67021016"/><text:alphabetical-index-mark-end text:id="IMark66822584"/><text:alphabetical-index-mark-end text:id="IMark65775000"/><text:alphabetical-index-mark-end text:id="IMark66508360"/><text:alphabetical-index-mark-end text:id="IMark65614152"/><text:alphabetical-index-mark-end text:id="IMark65702328"/><text:alphabetical-index-mark-end text:id="IMark65788152"/><text:alphabetical-index-mark-end text:id="IMark65830088"/> queries useful for p<text:alphabetical-index-mark-start text:id="IMark70230984"/><text:alphabetical-index-mark-start text:id="IMark72146056"/><text:alphabetical-index-mark-start text:id="IMark65575560"/><text:alphabetical-index-mark-start text:id="IMark65564760"/><text:alphabetical-index-mark-start text:id="IMark65750968"/>ro<text:alphabetical-index-mark-end text:id="IMark65750968"/><text:alphabetical-index-mark-end text:id="IMark65564760"/><text:alphabetical-index-mark-end text:id="IMark65575560"/><text:alphabetical-index-mark-end text:id="IMark72146056"/><text:alphabetical-index-mark-end text:id="IMark70230984"/>cessing the <text:alphabetical-index-mark-start text:id="IMark65671864"/><text:alphabetical-index-mark-start text:id="IMark65767256"/><text:alphabetical-index-mark-start text:id="IMark68417592"/><text:alphabetical-index-mark-start text:id="IMark69937944"/><text:alphabetical-index-mark-start text:id="IMark69232072"/><text:alphabetical-index-mark-start text:id="IMark67287736"/><text:alphabetical-index-mark-start text:id="IMark67675352"/><text:alphabetical-index-mark-start text:id="IMark69448040"/>data<text:alphabetical-index-mark-end text:id="IMark69448040"/><text:alphabetical-index-mark-end text:id="IMark67675352"/><text:alphabetical-index-mark-end text:id="IMark67287736"/><text:alphabetical-index-mark-end text:id="IMark69232072"/><text:alphabetical-index-mark-end text:id="IMark69937944"/><text:alphabetical-index-mark-end text:id="IMark68417592"/><text:alphabetical-index-mark-end text:id="IMark65767256"/><text:alphabetical-index-mark-end text:id="IMark65671864"/> <text:alphabetical-index-mark-start text:id="IMark65480840"/><text:alphabetical-index-mark-start text:id="IMark72090408"/><text:alphabetical-index-mark-start text:id="IMark71115960"/><text:alphabetical-index-mark-start text:id="IMark70743096"/><text:alphabetical-index-mark-start text:id="IMark66213400"/>co<text:alphabetical-index-mark-end text:id="IMark66213400"/><text:alphabetical-index-mark-end text:id="IMark70743096"/><text:alphabetical-index-mark-end text:id="IMark71115960"/><text:alphabetical-index-mark-end text:id="IMark72090408"/><text:alphabetical-index-mark-end text:id="IMark65480840"/>ntained in the <text:alphabetical-index-mark-start text:id="IMark69840184"/><text:alphabetical-index-mark-start text:id="IMark70421512"/><text:alphabetical-index-mark-start text:id="IMark60695336"/><text:alphabetical-index-mark-start text:id="IMark67783336"/><text:alphabetical-index-mark-start text:id="IMark71914328"/><text:alphabetical-index-mark-start text:id="IMark72162088"/><text:alphabetical-index-mark-start text:id="IMark68755784"/><text:alphabetical-index-mark-start text:id="IMark60562920"/>data<text:alphabetical-index-mark-end text:id="IMark60562920"/><text:alphabetical-index-mark-end text:id="IMark68755784"/><text:alphabetical-index-mark-end text:id="IMark72162088"/><text:alphabetical-index-mark-end text:id="IMark71914328"/><text:alphabetical-index-mark-end text:id="IMark67783336"/><text:alphabetical-index-mark-end text:id="IMark60695336"/><text:alphabetical-index-mark-end text:id="IMark70421512"/><text:alphabetical-index-mark-end text:id="IMark69840184"/> set are also p<text:alphabetical-index-mark-start text:id="IMark66654008"/><text:alphabetical-index-mark-start text:id="IMark67144840"/><text:alphabetical-index-mark-start text:id="IMark67575320"/><text:alphabetical-index-mark-start text:id="IMark72195880"/><text:alphabetical-index-mark-start text:id="IMark66253032"/>ro<text:alphabetical-index-mark-end text:id="IMark66253032"/><text:alphabetical-index-mark-end text:id="IMark72195880"/><text:alphabetical-index-mark-end text:id="IMark67575320"/><text:alphabetical-index-mark-end text:id="IMark67144840"/><text:alphabetical-index-mark-end text:id="IMark66654008"/>v<text:alphabetical-index-mark-start text:id="IMark68758408"/><text:alphabetical-index-mark-start text:id="IMark66984120"/><text:alphabetical-index-mark-start text:id="IMark67762008"/><text:alphabetical-index-mark-start text:id="IMark65352616"/><text:alphabetical-index-mark-start text:id="IMark71062952"/>id<text:alphabetical-index-mark-end text:id="IMark71062952"/><text:alphabetical-index-mark-end text:id="IMark65352616"/><text:alphabetical-index-mark-end text:id="IMark67762008"/><text:alphabetical-index-mark-end text:id="IMark66984120"/><text:alphabetical-index-mark-end text:id="IMark68758408"/>ed.</text:p>
      <text:p text:style-name="P6"/>
      <text:p text:style-name="P8"/>
      <text:p text:style-name="P18"/>
      <text:p text:style-name="P19"/>
      <text:p text:style-name="P3"/>
      <text:h text:style-name="P128" text:outline-level="1"><text:bookmark-start text:name="__RefHeading___Toc763_180202276"/>2. <text:alphabetical-index-mark-start text:id="IMark66654008"/><text:alphabetical-index-mark-start text:id="IMark67575320"/><text:alphabetical-index-mark-start text:id="IMark72195880"/><text:alphabetical-index-mark-start text:id="IMark66253032"/><text:alphabetical-index-mark-start text:id="IMark69840184"/>Co<text:alphabetical-index-mark-end text:id="IMark69840184"/><text:alphabetical-index-mark-end text:id="IMark66253032"/><text:alphabetical-index-mark-end text:id="IMark72195880"/><text:alphabetical-index-mark-end text:id="IMark67575320"/><text:alphabetical-index-mark-end text:id="IMark66654008"/>nventions, <text:alphabetical-index-mark-start text:id="IMark70421512"/><text:alphabetical-index-mark-start text:id="IMark60695336"/><text:alphabetical-index-mark-start text:id="IMark67783336"/><text:alphabetical-index-mark-start text:id="IMark71914328"/><text:alphabetical-index-mark-start text:id="IMark72162088"/>caveat<text:alphabetical-index-mark-end text:id="IMark72162088"/><text:alphabetical-index-mark-end text:id="IMark71914328"/><text:alphabetical-index-mark-end text:id="IMark67783336"/><text:alphabetical-index-mark-end text:id="IMark60695336"/><text:alphabetical-index-mark-end text:id="IMark70421512"/>s and base <text:alphabetical-index-mark-start text:id="IMark68755784"/><text:alphabetical-index-mark-start text:id="IMark60562920"/><text:alphabetical-index-mark-start text:id="IMark65480840"/><text:alphabetical-index-mark-start text:id="IMark72090408"/><text:alphabetical-index-mark-start text:id="IMark71115960"/>co<text:alphabetical-index-mark-end text:id="IMark71115960"/><text:alphabetical-index-mark-end text:id="IMark72090408"/><text:alphabetical-index-mark-end text:id="IMark65480840"/><text:alphabetical-index-mark-end text:id="IMark60562920"/><text:alphabetical-index-mark-end text:id="IMark68755784"/>nditions for <text:alphabetical-index-mark-start text:id="IMark70743096"/><text:alphabetical-index-mark-start text:id="IMark66213400"/><text:alphabetical-index-mark-start text:id="IMark65671864"/><text:alphabetical-index-mark-start text:id="IMark65767256"/><text:alphabetical-index-mark-start text:id="IMark68417592"/>development<text:alphabetical-index-mark-end text:id="IMark68417592"/><text:alphabetical-index-mark-end text:id="IMark65767256"/><text:alphabetical-index-mark-end text:id="IMark65671864"/><text:alphabetical-index-mark-end text:id="IMark66213400"/><text:alphabetical-index-mark-end text:id="IMark70743096"/>.<text:bookmark-end text:name="__RefHeading___Toc763_180202276"/></text:h>
      <text:p text:style-name="P3"/>
      <text:p text:style-name="P12">Take into <text:alphabetical-index-mark-start text:id="IMark67287736"/><text:alphabetical-index-mark-start text:id="IMark67675352"/><text:alphabetical-index-mark-start text:id="IMark69448040"/><text:alphabetical-index-mark-start text:id="IMark70230984"/><text:alphabetical-index-mark-start text:id="IMark72146056"/>co<text:alphabetical-index-mark-end text:id="IMark72146056"/><text:alphabetical-index-mark-end text:id="IMark70230984"/><text:alphabetical-index-mark-end text:id="IMark69448040"/><text:alphabetical-index-mark-end text:id="IMark67675352"/><text:alphabetical-index-mark-end text:id="IMark67287736"/>ns<text:alphabetical-index-mark-start text:id="IMark65575560"/><text:alphabetical-index-mark-start text:id="IMark65564760"/><text:alphabetical-index-mark-start text:id="IMark65750968"/><text:alphabetical-index-mark-start text:id="IMark65830088"/><text:alphabetical-index-mark-start text:id="IMark65788152"/>id<text:alphabetical-index-mark-end text:id="IMark65788152"/><text:alphabetical-index-mark-end text:id="IMark65830088"/><text:alphabetical-index-mark-end text:id="IMark65750968"/><text:alphabetical-index-mark-end text:id="IMark65564760"/><text:alphabetical-index-mark-end text:id="IMark65575560"/>eration these factors.</text:p>
      <text:p text:style-name="P10"/>
      <text:h text:style-name="Heading_20_2" text:outline-level="2"><text:bookmark-start text:name="__RefHeading___Toc765_180202276"/>2.1. <text:alphabetical-index-mark-start text:id="IMark65775000"/><text:alphabetical-index-mark-start text:id="IMark67021016"/><text:alphabetical-index-mark-start text:id="IMark70599592"/><text:alphabetical-index-mark-start text:id="IMark70292152"/>Term<text:alphabetical-index-mark-end text:id="IMark70292152"/><text:alphabetical-index-mark-end text:id="IMark70599592"/><text:alphabetical-index-mark-end text:id="IMark67021016"/><text:alphabetical-index-mark-end text:id="IMark65775000"/>s and <text:alphabetical-index-mark-start text:id="IMark68031352"/><text:alphabetical-index-mark-start text:id="IMark65654264"/><text:alphabetical-index-mark-start text:id="IMark68047624"/><text:alphabetical-index-mark-start text:id="IMark66984120"/><text:alphabetical-index-mark-start text:id="IMark67758120"/><text:alphabetical-index-mark-start text:id="IMark67762008"/><text:alphabetical-index-mark-start text:id="IMark68758408"/><text:alphabetical-index-mark-start text:id="IMark71062952"/><text:alphabetical-index-mark-start text:id="IMark65352616"/>ab<text:alphabetical-index-mark-end text:id="IMark65352616"/><text:alphabetical-index-mark-end text:id="IMark71062952"/><text:alphabetical-index-mark-end text:id="IMark68758408"/><text:alphabetical-index-mark-end text:id="IMark67762008"/><text:alphabetical-index-mark-end text:id="IMark67758120"/>breviation<text:alphabetical-index-mark-end text:id="IMark66984120"/><text:alphabetical-index-mark-end text:id="IMark68047624"/><text:alphabetical-index-mark-end text:id="IMark65654264"/><text:alphabetical-index-mark-end text:id="IMark68031352"/>s used.<text:bookmark-end text:name="__RefHeading___Toc765_180202276"/></text:h>
      <text:p text:style-name="P12"/>
      <text:p text:style-name="P12"><text:alphabetical-index-mark-start text:id="IMark65671864"/><text:alphabetical-index-mark-start text:id="IMark65767256"/><text:alphabetical-index-mark-start text:id="IMark68417592"/><text:alphabetical-index-mark-start text:id="IMark68755784"/><text:alphabetical-index-mark-start text:id="IMark60562920"/>AB<text:alphabetical-index-mark-end text:id="IMark60562920"/><text:alphabetical-index-mark-end text:id="IMark68755784"/><text:alphabetical-index-mark-end text:id="IMark68417592"/><text:alphabetical-index-mark-end text:id="IMark65767256"/><text:alphabetical-index-mark-end text:id="IMark65671864"/>: <text:alphabetical-index-mark-start text:id="IMark65480840"/><text:alphabetical-index-mark-start text:id="IMark72090408"/><text:alphabetical-index-mark-start text:id="IMark71115960"/><text:alphabetical-index-mark-start text:id="IMark70421512"/><text:alphabetical-index-mark-start text:id="IMark60695336"/><text:alphabetical-index-mark-start text:id="IMark67783336"/><text:alphabetical-index-mark-start text:id="IMark71914328"/>Address<text:alphabetical-index-mark-end text:id="IMark71914328"/><text:alphabetical-index-mark-end text:id="IMark67783336"/><text:alphabetical-index-mark-end text:id="IMark60695336"/><text:alphabetical-index-mark-end text:id="IMark70421512"/><text:alphabetical-index-mark-end text:id="IMark71115960"/><text:alphabetical-index-mark-end text:id="IMark72090408"/><text:alphabetical-index-mark-end text:id="IMark65480840"/> <text:alphabetical-index-mark-start text:id="IMark72162088"/><text:alphabetical-index-mark-start text:id="IMark66654008"/><text:alphabetical-index-mark-start text:id="IMark67575320"/><text:alphabetical-index-mark-start text:id="IMark72195880"/><text:alphabetical-index-mark-start text:id="IMark66253032"/><text:alphabetical-index-mark-start text:id="IMark69840184"/><text:alphabetical-index-mark-start text:id="IMark67144840"/><text:alphabetical-index-mark-start text:id="IMark69232072"/>block<text:alphabetical-index-mark-end text:id="IMark69232072"/><text:alphabetical-index-mark-end text:id="IMark67144840"/><text:alphabetical-index-mark-end text:id="IMark69840184"/><text:alphabetical-index-mark-end text:id="IMark66253032"/><text:alphabetical-index-mark-end text:id="IMark72195880"/><text:alphabetical-index-mark-end text:id="IMark67575320"/><text:alphabetical-index-mark-end text:id="IMark66654008"/><text:alphabetical-index-mark-end text:id="IMark72162088"/>.</text:p>
      <text:p text:style-name="P12"/>
      <text:p text:style-name="P12">C: <text:alphabetical-index-mark-start text:id="IMark65750968"/><text:alphabetical-index-mark-start text:id="IMark65830088"/><text:alphabetical-index-mark-start text:id="IMark65788152"/><text:alphabetical-index-mark-start text:id="IMark67287736"/><text:alphabetical-index-mark-start text:id="IMark67675352"/><text:alphabetical-index-mark-start text:id="IMark69448040"/><text:alphabetical-index-mark-start text:id="IMark70230984"/><text:alphabetical-index-mark-start text:id="IMark72146056"/><text:alphabetical-index-mark-start text:id="IMark65702328"/><text:alphabetical-index-mark-start text:id="IMark66508360"/><text:alphabetical-index-mark-start text:id="IMark65614152"/><text:alphabetical-index-mark-start text:id="IMark65654264"/><text:alphabetical-index-mark-start text:id="IMark68031352"/>Co<text:alphabetical-index-mark-end text:id="IMark68031352"/><text:alphabetical-index-mark-end text:id="IMark65654264"/><text:alphabetical-index-mark-end text:id="IMark65614152"/><text:alphabetical-index-mark-end text:id="IMark66508360"/><text:alphabetical-index-mark-end text:id="IMark65702328"/>mmercial<text:alphabetical-index-mark-end text:id="IMark72146056"/><text:alphabetical-index-mark-end text:id="IMark70230984"/><text:alphabetical-index-mark-end text:id="IMark69448040"/><text:alphabetical-index-mark-end text:id="IMark67675352"/><text:alphabetical-index-mark-end text:id="IMark67287736"/><text:alphabetical-index-mark-end text:id="IMark65788152"/><text:alphabetical-index-mark-end text:id="IMark65830088"/><text:alphabetical-index-mark-end text:id="IMark65750968"/> <text:alphabetical-index-mark-start text:id="IMark68047624"/><text:alphabetical-index-mark-start text:id="IMark66984120"/><text:alphabetical-index-mark-start text:id="IMark67758120"/><text:alphabetical-index-mark-start text:id="IMark67762008"/><text:alphabetical-index-mark-start text:id="IMark68758408"/>zone<text:alphabetical-index-mark-end text:id="IMark68758408"/><text:alphabetical-index-mark-end text:id="IMark67762008"/><text:alphabetical-index-mark-end text:id="IMark67758120"/><text:alphabetical-index-mark-end text:id="IMark66984120"/><text:alphabetical-index-mark-end text:id="IMark68047624"/>.</text:p>
      <text:p text:style-name="P12"/>
      <text:p text:style-name="P49"><text:alphabetical-index-mark-start text:id="IMark67021016"/><text:alphabetical-index-mark-start text:id="IMark70599592"/><text:alphabetical-index-mark-start text:id="IMark70292152"/><text:alphabetical-index-mark-start text:id="IMark66822584"/><text:alphabetical-index-mark-start text:id="IMark70743096"/>CO<text:alphabetical-index-mark-end text:id="IMark70743096"/><text:alphabetical-index-mark-end text:id="IMark66822584"/><text:alphabetical-index-mark-end text:id="IMark70292152"/><text:alphabetical-index-mark-end text:id="IMark70599592"/><text:alphabetical-index-mark-end text:id="IMark67021016"/>: <text:alphabetical-index-mark-start text:id="IMark66213400"/><text:alphabetical-index-mark-start text:id="IMark66654008"/><text:alphabetical-index-mark-start text:id="IMark72162088"/><text:alphabetical-index-mark-start text:id="IMark67575320"/><text:alphabetical-index-mark-start text:id="IMark72195880"/><text:alphabetical-index-mark-start text:id="IMark66253032"/><text:alphabetical-index-mark-start text:id="IMark69840184"/><text:alphabetical-index-mark-start text:id="IMark67144840"/><text:alphabetical-index-mark-start text:id="IMark69232072"/><text:alphabetical-index-mark-start text:id="IMark65480840"/><text:alphabetical-index-mark-start text:id="IMark72090408"/>Co<text:alphabetical-index-mark-end text:id="IMark72090408"/><text:alphabetical-index-mark-end text:id="IMark65480840"/><text:alphabetical-index-mark-end text:id="IMark69232072"/><text:alphabetical-index-mark-end text:id="IMark67144840"/><text:alphabetical-index-mark-end text:id="IMark69840184"/>mmercial<text:alphabetical-index-mark-end text:id="IMark66253032"/><text:alphabetical-index-mark-end text:id="IMark72195880"/><text:alphabetical-index-mark-end text:id="IMark67575320"/><text:alphabetical-index-mark-end text:id="IMark72162088"/><text:alphabetical-index-mark-end text:id="IMark66654008"/><text:alphabetical-index-mark-end text:id="IMark66213400"/> <text:alphabetical-index-mark-start text:id="IMark71115960"/><text:alphabetical-index-mark-start text:id="IMark70421512"/><text:alphabetical-index-mark-start text:id="IMark60695336"/><text:alphabetical-index-mark-start text:id="IMark67783336"/><text:alphabetical-index-mark-start text:id="IMark71914328"/>zone<text:alphabetical-index-mark-end text:id="IMark71914328"/><text:alphabetical-index-mark-end text:id="IMark67783336"/><text:alphabetical-index-mark-end text:id="IMark60695336"/><text:alphabetical-index-mark-end text:id="IMark70421512"/><text:alphabetical-index-mark-end text:id="IMark71115960"/>, outs<text:alphabetical-index-mark-start text:id="IMark65671864"/><text:alphabetical-index-mark-start text:id="IMark65767256"/><text:alphabetical-index-mark-start text:id="IMark68417592"/><text:alphabetical-index-mark-start text:id="IMark68755784"/><text:alphabetical-index-mark-start text:id="IMark60562920"/>id<text:alphabetical-index-mark-end text:id="IMark60562920"/><text:alphabetical-index-mark-end text:id="IMark68755784"/><text:alphabetical-index-mark-end text:id="IMark68417592"/><text:alphabetical-index-mark-end text:id="IMark65767256"/><text:alphabetical-index-mark-end text:id="IMark65671864"/>e the <text:alphabetical-index-mark-start text:id="IMark69937944"/><text:alphabetical-index-mark-start text:id="IMark65575560"/><text:alphabetical-index-mark-start text:id="IMark65564760"/><text:alphabetical-index-mark-start text:id="IMark66984120"/><text:alphabetical-index-mark-start text:id="IMark68047624"/><text:alphabetical-index-mark-start text:id="IMark67758120"/><text:alphabetical-index-mark-start text:id="IMark67762008"/><text:alphabetical-index-mark-start text:id="IMark68758408"/><text:alphabetical-index-mark-start text:id="IMark65750968"/><text:alphabetical-index-mark-start text:id="IMark65830088"/><text:alphabetical-index-mark-start text:id="IMark65788152"/>co<text:alphabetical-index-mark-end text:id="IMark65788152"/><text:alphabetical-index-mark-end text:id="IMark65830088"/><text:alphabetical-index-mark-end text:id="IMark65750968"/><text:alphabetical-index-mark-end text:id="IMark68758408"/><text:alphabetical-index-mark-end text:id="IMark67762008"/>mmercial<text:alphabetical-index-mark-end text:id="IMark67758120"/><text:alphabetical-index-mark-end text:id="IMark68047624"/><text:alphabetical-index-mark-end text:id="IMark66984120"/><text:alphabetical-index-mark-end text:id="IMark65564760"/><text:alphabetical-index-mark-end text:id="IMark65575560"/><text:alphabetical-index-mark-end text:id="IMark69937944"/> <text:alphabetical-index-mark-start text:id="IMark67287736"/><text:alphabetical-index-mark-start text:id="IMark67675352"/><text:alphabetical-index-mark-start text:id="IMark69448040"/><text:alphabetical-index-mark-start text:id="IMark70230984"/><text:alphabetical-index-mark-start text:id="IMark72146056"/><text:alphabetical-index-mark-start text:id="IMark65702328"/>district<text:alphabetical-index-mark-end text:id="IMark65702328"/><text:alphabetical-index-mark-end text:id="IMark72146056"/><text:alphabetical-index-mark-end text:id="IMark70230984"/><text:alphabetical-index-mark-end text:id="IMark69448040"/><text:alphabetical-index-mark-end text:id="IMark67675352"/><text:alphabetical-index-mark-end text:id="IMark67287736"/>.</text:p>
      <text:p text:style-name="P12"/>
      <text:p text:style-name="P12">R: <text:alphabetical-index-mark-start text:id="IMark68031352"/><text:alphabetical-index-mark-start text:id="IMark71062952"/><text:alphabetical-index-mark-start text:id="IMark65775000"/><text:alphabetical-index-mark-start text:id="IMark65352616"/><text:alphabetical-index-mark-start text:id="IMark67675352"/><text:alphabetical-index-mark-start text:id="IMark67287736"/><text:alphabetical-index-mark-start text:id="IMark69448040"/><text:alphabetical-index-mark-start text:id="IMark70230984"/>Res<text:alphabetical-index-mark-start text:id="IMark72146056"/><text:alphabetical-index-mark-start text:id="IMark65702328"/><text:alphabetical-index-mark-start text:id="IMark69937944"/><text:alphabetical-index-mark-start text:id="IMark65575560"/><text:alphabetical-index-mark-start text:id="IMark65564760"/>id<text:alphabetical-index-mark-end text:id="IMark65564760"/><text:alphabetical-index-mark-end text:id="IMark65575560"/><text:alphabetical-index-mark-end text:id="IMark69937944"/><text:alphabetical-index-mark-end text:id="IMark65702328"/><text:alphabetical-index-mark-end text:id="IMark72146056"/>ential<text:alphabetical-index-mark-end text:id="IMark70230984"/><text:alphabetical-index-mark-end text:id="IMark69448040"/><text:alphabetical-index-mark-end text:id="IMark67287736"/><text:alphabetical-index-mark-end text:id="IMark67675352"/><text:alphabetical-index-mark-end text:id="IMark65352616"/><text:alphabetical-index-mark-end text:id="IMark65775000"/><text:alphabetical-index-mark-end text:id="IMark71062952"/><text:alphabetical-index-mark-end text:id="IMark68031352"/> <text:alphabetical-index-mark-start text:id="IMark66984120"/><text:alphabetical-index-mark-start text:id="IMark68047624"/><text:alphabetical-index-mark-start text:id="IMark67758120"/><text:alphabetical-index-mark-start text:id="IMark67762008"/><text:alphabetical-index-mark-start text:id="IMark68758408"/>zone<text:alphabetical-index-mark-end text:id="IMark68758408"/><text:alphabetical-index-mark-end text:id="IMark67762008"/><text:alphabetical-index-mark-end text:id="IMark67758120"/><text:alphabetical-index-mark-end text:id="IMark68047624"/><text:alphabetical-index-mark-end text:id="IMark66984120"/>.</text:p>
      <text:p text:style-name="P12"/>
      <text:p text:style-name="P49"><text:alphabetical-index-mark-start text:id="IMark65671864"/><text:alphabetical-index-mark-start text:id="IMark65767256"/><text:alphabetical-index-mark-start text:id="IMark68417592"/><text:alphabetical-index-mark-start text:id="IMark68755784"/><text:alphabetical-index-mark-start text:id="IMark60562920"/>RO<text:alphabetical-index-mark-end text:id="IMark60562920"/><text:alphabetical-index-mark-end text:id="IMark68755784"/><text:alphabetical-index-mark-end text:id="IMark68417592"/><text:alphabetical-index-mark-end text:id="IMark65767256"/><text:alphabetical-index-mark-end text:id="IMark65671864"/>: <text:alphabetical-index-mark-start text:id="IMark71115960"/><text:alphabetical-index-mark-start text:id="IMark70421512"/><text:alphabetical-index-mark-start text:id="IMark60695336"/><text:alphabetical-index-mark-start text:id="IMark67783336"/><text:alphabetical-index-mark-start text:id="IMark71914328"/><text:alphabetical-index-mark-start text:id="IMark66213400"/>Res<text:alphabetical-index-mark-start text:id="IMark66654008"/><text:alphabetical-index-mark-start text:id="IMark72162088"/><text:alphabetical-index-mark-start text:id="IMark67575320"/><text:alphabetical-index-mark-start text:id="IMark72195880"/><text:alphabetical-index-mark-start text:id="IMark66253032"/>id<text:alphabetical-index-mark-end text:id="IMark66253032"/><text:alphabetical-index-mark-end text:id="IMark72195880"/><text:alphabetical-index-mark-end text:id="IMark67575320"/><text:alphabetical-index-mark-end text:id="IMark72162088"/><text:alphabetical-index-mark-end text:id="IMark66654008"/>ential<text:alphabetical-index-mark-end text:id="IMark66213400"/><text:alphabetical-index-mark-end text:id="IMark71914328"/><text:alphabetical-index-mark-end text:id="IMark67783336"/><text:alphabetical-index-mark-end text:id="IMark60695336"/><text:alphabetical-index-mark-end text:id="IMark70421512"/><text:alphabetical-index-mark-end text:id="IMark71115960"/> <text:alphabetical-index-mark-start text:id="IMark69840184"/><text:alphabetical-index-mark-start text:id="IMark67144840"/><text:alphabetical-index-mark-start text:id="IMark69232072"/><text:alphabetical-index-mark-start text:id="IMark65480840"/><text:alphabetical-index-mark-start text:id="IMark72090408"/>zone<text:alphabetical-index-mark-end text:id="IMark72090408"/><text:alphabetical-index-mark-end text:id="IMark65480840"/><text:alphabetical-index-mark-end text:id="IMark69232072"/><text:alphabetical-index-mark-end text:id="IMark67144840"/><text:alphabetical-index-mark-end text:id="IMark69840184"/>, outs<text:alphabetical-index-mark-start text:id="IMark67021016"/><text:alphabetical-index-mark-start text:id="IMark70599592"/><text:alphabetical-index-mark-start text:id="IMark70292152"/><text:alphabetical-index-mark-start text:id="IMark66822584"/><text:alphabetical-index-mark-start text:id="IMark70743096"/>id<text:alphabetical-index-mark-end text:id="IMark70743096"/><text:alphabetical-index-mark-end text:id="IMark66822584"/><text:alphabetical-index-mark-end text:id="IMark70292152"/><text:alphabetical-index-mark-end text:id="IMark70599592"/><text:alphabetical-index-mark-end text:id="IMark67021016"/>e the <text:alphabetical-index-mark-start text:id="IMark66508360"/><text:alphabetical-index-mark-start text:id="IMark65654264"/><text:alphabetical-index-mark-start text:id="IMark65614152"/><text:alphabetical-index-mark-start text:id="IMark70418280"/><text:alphabetical-index-mark-start text:id="IMark68047624"/><text:alphabetical-index-mark-start text:id="IMark66984120"/><text:alphabetical-index-mark-start text:id="IMark67758120"/><text:alphabetical-index-mark-start text:id="IMark67762008"/><text:alphabetical-index-mark-start text:id="IMark68758408"/><text:alphabetical-index-mark-start text:id="IMark68031352"/><text:alphabetical-index-mark-start text:id="IMark71062952"/>co<text:alphabetical-index-mark-end text:id="IMark71062952"/><text:alphabetical-index-mark-end text:id="IMark68031352"/><text:alphabetical-index-mark-end text:id="IMark68758408"/><text:alphabetical-index-mark-end text:id="IMark67762008"/><text:alphabetical-index-mark-end text:id="IMark67758120"/>mmercial<text:alphabetical-index-mark-end text:id="IMark66984120"/><text:alphabetical-index-mark-end text:id="IMark68047624"/><text:alphabetical-index-mark-end text:id="IMark70418280"/><text:alphabetical-index-mark-end text:id="IMark65614152"/><text:alphabetical-index-mark-end text:id="IMark65654264"/><text:alphabetical-index-mark-end text:id="IMark66508360"/> <text:alphabetical-index-mark-start text:id="IMark65775000"/><text:alphabetical-index-mark-start text:id="IMark65352616"/><text:alphabetical-index-mark-start text:id="IMark67675352"/><text:alphabetical-index-mark-start text:id="IMark67287736"/><text:alphabetical-index-mark-start text:id="IMark69448040"/><text:alphabetical-index-mark-start text:id="IMark70230984"/>district<text:alphabetical-index-mark-end text:id="IMark70230984"/><text:alphabetical-index-mark-end text:id="IMark69448040"/><text:alphabetical-index-mark-end text:id="IMark67287736"/><text:alphabetical-index-mark-end text:id="IMark67675352"/><text:alphabetical-index-mark-end text:id="IMark65352616"/><text:alphabetical-index-mark-end text:id="IMark65775000"/>.</text:p>
      <text:p text:style-name="P12"/>
      <text:p text:style-name="P36"><text:alphabetical-index-mark-start text:id="IMark65575560"/><text:alphabetical-index-mark-start text:id="IMark65564760"/><text:alphabetical-index-mark-start text:id="IMark65750968"/><text:alphabetical-index-mark-start text:id="IMark65788152"/><text:alphabetical-index-mark-start text:id="IMark65830088"/><text:alphabetical-index-mark-start text:id="IMark65661496"/>SQL<text:alphabetical-index-mark-end text:id="IMark65661496"/><text:alphabetical-index-mark-end text:id="IMark65830088"/><text:alphabetical-index-mark-end text:id="IMark65788152"/><text:alphabetical-index-mark-end text:id="IMark65750968"/><text:alphabetical-index-mark-end text:id="IMark65564760"/><text:alphabetical-index-mark-end text:id="IMark65575560"/>: <text:alphabetical-index-mark-start text:id="IMark65352616"/><text:alphabetical-index-mark-start text:id="IMark65775000"/><text:alphabetical-index-mark-start text:id="IMark67675352"/><text:alphabetical-index-mark-start text:id="IMark67287736"/>Structure<text:alphabetical-index-mark-end text:id="IMark67287736"/><text:alphabetical-index-mark-end text:id="IMark67675352"/><text:alphabetical-index-mark-end text:id="IMark65775000"/><text:alphabetical-index-mark-end text:id="IMark65352616"/>d <text:alphabetical-index-mark-start text:id="IMark69448040"/><text:alphabetical-index-mark-start text:id="IMark70230984"/><text:alphabetical-index-mark-start text:id="IMark66508360"/><text:alphabetical-index-mark-start text:id="IMark65654264"/>query<text:alphabetical-index-mark-end text:id="IMark65654264"/><text:alphabetical-index-mark-end text:id="IMark66508360"/><text:alphabetical-index-mark-end text:id="IMark70230984"/><text:alphabetical-index-mark-end text:id="IMark69448040"/> <text:alphabetical-index-mark-start text:id="IMark65614152"/><text:alphabetical-index-mark-start text:id="IMark70418280"/><text:alphabetical-index-mark-start text:id="IMark68047624"/><text:alphabetical-index-mark-start text:id="IMark66984120"/>language<text:alphabetical-index-mark-end text:id="IMark66984120"/><text:alphabetical-index-mark-end text:id="IMark68047624"/><text:alphabetical-index-mark-end text:id="IMark70418280"/><text:alphabetical-index-mark-end text:id="IMark65614152"/>.</text:p>
      <text:p text:style-name="P12"/>
      <text:p text:style-name="P12"><text:alphabetical-index-mark-start text:id="IMark68031352"/><text:alphabetical-index-mark-start text:id="IMark71062952"/><text:alphabetical-index-mark-start text:id="IMark67021016"/><text:alphabetical-index-mark-start text:id="IMark70599592"/><text:alphabetical-index-mark-start text:id="IMark70292152"/>TB<text:alphabetical-index-mark-end text:id="IMark70292152"/><text:alphabetical-index-mark-end text:id="IMark70599592"/><text:alphabetical-index-mark-end text:id="IMark67021016"/><text:alphabetical-index-mark-end text:id="IMark71062952"/><text:alphabetical-index-mark-end text:id="IMark68031352"/>: <text:alphabetical-index-mark-start text:id="IMark66822584"/><text:alphabetical-index-mark-start text:id="IMark70743096"/><text:alphabetical-index-mark-start text:id="IMark69840184"/><text:alphabetical-index-mark-start text:id="IMark67144840"/><text:alphabetical-index-mark-start text:id="IMark69232072"/><text:alphabetical-index-mark-start text:id="IMark65480840"/><text:alphabetical-index-mark-start text:id="IMark72090408"/>Time<text:alphabetical-index-mark-end text:id="IMark72090408"/><text:alphabetical-index-mark-end text:id="IMark65480840"/><text:alphabetical-index-mark-end text:id="IMark69232072"/><text:alphabetical-index-mark-end text:id="IMark67144840"/><text:alphabetical-index-mark-end text:id="IMark69840184"/><text:alphabetical-index-mark-end text:id="IMark70743096"/><text:alphabetical-index-mark-end text:id="IMark66822584"/> <text:alphabetical-index-mark-start text:id="IMark71115960"/><text:alphabetical-index-mark-start text:id="IMark70421512"/><text:alphabetical-index-mark-start text:id="IMark60695336"/><text:alphabetical-index-mark-start text:id="IMark67783336"/><text:alphabetical-index-mark-start text:id="IMark71914328"/><text:alphabetical-index-mark-start text:id="IMark66213400"/><text:alphabetical-index-mark-start text:id="IMark66654008"/><text:alphabetical-index-mark-start text:id="IMark72162088"/>block<text:alphabetical-index-mark-end text:id="IMark72162088"/><text:alphabetical-index-mark-end text:id="IMark66654008"/><text:alphabetical-index-mark-end text:id="IMark66213400"/><text:alphabetical-index-mark-end text:id="IMark71914328"/><text:alphabetical-index-mark-end text:id="IMark67783336"/><text:alphabetical-index-mark-end text:id="IMark60695336"/><text:alphabetical-index-mark-end text:id="IMark70421512"/><text:alphabetical-index-mark-end text:id="IMark71115960"/>.</text:p>
      <text:p text:style-name="P12"/>
      <text:p text:style-name="P12"/>
      <text:h text:style-name="Heading_20_2" text:outline-level="2"><text:bookmark-start text:name="__RefHeading___Toc767_180202276"/>2.2. <text:alphabetical-index-mark-start text:id="IMark68417592"/><text:alphabetical-index-mark-start text:id="IMark60562920"/><text:alphabetical-index-mark-start text:id="IMark72146056"/><text:alphabetical-index-mark-start text:id="IMark69937944"/><text:alphabetical-index-mark-start text:id="IMark65702328"/>Caveat<text:alphabetical-index-mark-end text:id="IMark65702328"/><text:alphabetical-index-mark-end text:id="IMark69937944"/><text:alphabetical-index-mark-end text:id="IMark72146056"/><text:alphabetical-index-mark-end text:id="IMark60562920"/><text:alphabetical-index-mark-end text:id="IMark68417592"/>s.<text:bookmark-end text:name="__RefHeading___Toc767_180202276"/></text:h>
      <text:p text:style-name="P12"/>
      <text:p text:style-name="P12">You should be aware of:</text:p>
      <text:p text:style-name="P12"/>
      <text:h text:style-name="Heading_20_3" text:outline-level="3"><text:bookmark-start text:name="__RefHeading___Toc769_180202276"/>2.3.1. <text:alphabetical-index-mark-start text:id="IMark69448040"/><text:alphabetical-index-mark-start text:id="IMark66508360"/><text:alphabetical-index-mark-start text:id="IMark65654264"/><text:alphabetical-index-mark-start text:id="IMark65352616"/><text:alphabetical-index-mark-start text:id="IMark65775000"/><text:alphabetical-index-mark-start text:id="IMark67675352"/><text:alphabetical-index-mark-start text:id="IMark67287736"/><text:alphabetical-index-mark-start text:id="IMark65575560"/><text:alphabetical-index-mark-start text:id="IMark65564760"/><text:alphabetical-index-mark-start text:id="IMark65750968"/><text:alphabetical-index-mark-start text:id="IMark65788152"/><text:alphabetical-index-mark-start text:id="IMark65830088"/><text:alphabetical-index-mark-start text:id="IMark65661496"/><text:alphabetical-index-mark-start text:id="IMark67758120"/><text:alphabetical-index-mark-start text:id="IMark68758408"/>Sample<text:alphabetical-index-mark-end text:id="IMark68758408"/><text:alphabetical-index-mark-end text:id="IMark67758120"/><text:alphabetical-index-mark-end text:id="IMark65661496"/><text:alphabetical-index-mark-end text:id="IMark65830088"/><text:alphabetical-index-mark-end text:id="IMark65788152"/><text:alphabetical-index-mark-end text:id="IMark65750968"/><text:alphabetical-index-mark-end text:id="IMark65564760"/><text:alphabetical-index-mark-end text:id="IMark65575560"/><text:alphabetical-index-mark-end text:id="IMark67287736"/><text:alphabetical-index-mark-end text:id="IMark67675352"/><text:alphabetical-index-mark-end text:id="IMark65775000"/><text:alphabetical-index-mark-end text:id="IMark65352616"/><text:alphabetical-index-mark-end text:id="IMark65654264"/><text:alphabetical-index-mark-end text:id="IMark66508360"/><text:alphabetical-index-mark-end text:id="IMark69448040"/>s per <text:alphabetical-index-mark-start text:id="IMark67762008"/><text:alphabetical-index-mark-start text:id="IMark61012568"/><text:alphabetical-index-mark-start text:id="IMark69393176"/><text:alphabetical-index-mark-start text:id="IMark70421512"/><text:alphabetical-index-mark-start text:id="IMark71115960"/>AB<text:alphabetical-index-mark-end text:id="IMark71115960"/><text:alphabetical-index-mark-end text:id="IMark70421512"/><text:alphabetical-index-mark-end text:id="IMark69393176"/><text:alphabetical-index-mark-end text:id="IMark61012568"/><text:alphabetical-index-mark-end text:id="IMark67762008"/>.<text:bookmark-end text:name="__RefHeading___Toc769_180202276"/></text:h>
      <text:p text:style-name="P12"/>
      <text:p text:style-name="P12"><text:soft-page-break/>The <text:alphabetical-index-mark-start text:id="IMark71914328"/><text:alphabetical-index-mark-start text:id="IMark66213400"/><text:alphabetical-index-mark-start text:id="IMark66654008"/><text:alphabetical-index-mark-start text:id="IMark72162088"/><text:alphabetical-index-mark-start text:id="IMark66822584"/><text:alphabetical-index-mark-start text:id="IMark70743096"/><text:alphabetical-index-mark-start text:id="IMark69840184"/><text:alphabetical-index-mark-start text:id="IMark67144840"/>number<text:alphabetical-index-mark-end text:id="IMark67144840"/><text:alphabetical-index-mark-end text:id="IMark69840184"/><text:alphabetical-index-mark-end text:id="IMark70743096"/><text:alphabetical-index-mark-end text:id="IMark66822584"/><text:alphabetical-index-mark-end text:id="IMark72162088"/><text:alphabetical-index-mark-end text:id="IMark66654008"/><text:alphabetical-index-mark-end text:id="IMark66213400"/><text:alphabetical-index-mark-end text:id="IMark71914328"/> of <text:alphabetical-index-mark-start text:id="IMark69232072"/><text:alphabetical-index-mark-start text:id="IMark65480840"/><text:alphabetical-index-mark-start text:id="IMark72090408"/><text:alphabetical-index-mark-start text:id="IMark68031352"/><text:alphabetical-index-mark-start text:id="IMark71062952"/><text:alphabetical-index-mark-start text:id="IMark67021016"/><text:alphabetical-index-mark-start text:id="IMark70599592"/><text:alphabetical-index-mark-start text:id="IMark70292152"/><text:alphabetical-index-mark-start text:id="IMark67575320"/><text:alphabetical-index-mark-start text:id="IMark66253032"/><text:alphabetical-index-mark-start text:id="IMark72195880"/><text:alphabetical-index-mark-start text:id="IMark65767256"/><text:alphabetical-index-mark-start text:id="IMark65671864"/><text:alphabetical-index-mark-start text:id="IMark60562920"/><text:alphabetical-index-mark-start text:id="IMark68417592"/>sample<text:alphabetical-index-mark-end text:id="IMark68417592"/><text:alphabetical-index-mark-end text:id="IMark60562920"/><text:alphabetical-index-mark-end text:id="IMark65671864"/><text:alphabetical-index-mark-end text:id="IMark65767256"/><text:alphabetical-index-mark-end text:id="IMark72195880"/><text:alphabetical-index-mark-end text:id="IMark66253032"/><text:alphabetical-index-mark-end text:id="IMark67575320"/><text:alphabetical-index-mark-end text:id="IMark70292152"/><text:alphabetical-index-mark-end text:id="IMark70599592"/><text:alphabetical-index-mark-end text:id="IMark67021016"/><text:alphabetical-index-mark-end text:id="IMark71062952"/><text:alphabetical-index-mark-end text:id="IMark68031352"/><text:alphabetical-index-mark-end text:id="IMark72090408"/><text:alphabetical-index-mark-end text:id="IMark65480840"/><text:alphabetical-index-mark-end text:id="IMark69232072"/>s per <text:alphabetical-index-mark-start text:id="IMark72146056"/><text:alphabetical-index-mark-start text:id="IMark69937944"/><text:alphabetical-index-mark-start text:id="IMark65702328"/><text:alphabetical-index-mark-start text:id="IMark68755784"/><text:alphabetical-index-mark-start text:id="IMark65582760"/><text:alphabetical-index-mark-start text:id="IMark65803288"/><text:alphabetical-index-mark-start text:id="IMark65614152"/>address<text:alphabetical-index-mark-end text:id="IMark65614152"/><text:alphabetical-index-mark-end text:id="IMark65803288"/><text:alphabetical-index-mark-end text:id="IMark65582760"/><text:alphabetical-index-mark-end text:id="IMark68755784"/><text:alphabetical-index-mark-end text:id="IMark65702328"/><text:alphabetical-index-mark-end text:id="IMark69937944"/><text:alphabetical-index-mark-end text:id="IMark72146056"/> <text:alphabetical-index-mark-start text:id="IMark70418280"/><text:alphabetical-index-mark-start text:id="IMark65744136"/><text:alphabetical-index-mark-start text:id="IMark66984120"/><text:alphabetical-index-mark-start text:id="IMark68047624"/><text:alphabetical-index-mark-start text:id="IMark61012568"/><text:alphabetical-index-mark-start text:id="IMark67762008"/><text:alphabetical-index-mark-start text:id="IMark69393176"/><text:alphabetical-index-mark-start text:id="IMark70421512"/>block<text:alphabetical-index-mark-end text:id="IMark70421512"/><text:alphabetical-index-mark-end text:id="IMark69393176"/><text:alphabetical-index-mark-end text:id="IMark67762008"/><text:alphabetical-index-mark-end text:id="IMark61012568"/><text:alphabetical-index-mark-end text:id="IMark68047624"/><text:alphabetical-index-mark-end text:id="IMark66984120"/><text:alphabetical-index-mark-end text:id="IMark65744136"/><text:alphabetical-index-mark-end text:id="IMark70418280"/> might be not be the same in all <text:alphabetical-index-mark-start text:id="IMark71115960"/><text:alphabetical-index-mark-start text:id="IMark69448040"/><text:alphabetical-index-mark-start text:id="IMark66508360"/><text:alphabetical-index-mark-start text:id="IMark65654264"/><text:alphabetical-index-mark-start text:id="IMark65352616"/><text:alphabetical-index-mark-start text:id="IMark65775000"/><text:alphabetical-index-mark-start text:id="IMark67675352"/>cases<text:alphabetical-index-mark-end text:id="IMark67675352"/><text:alphabetical-index-mark-end text:id="IMark65775000"/><text:alphabetical-index-mark-end text:id="IMark65352616"/><text:alphabetical-index-mark-end text:id="IMark65654264"/><text:alphabetical-index-mark-end text:id="IMark66508360"/><text:alphabetical-index-mark-end text:id="IMark69448040"/><text:alphabetical-index-mark-end text:id="IMark71115960"/>, <text:span text:style-name="T32">but in all </text:span><text:alphabetical-index-mark-start text:id="IMark67287736"/><text:alphabetical-index-mark-start text:id="IMark65575560"/><text:alphabetical-index-mark-start text:id="IMark65564760"/><text:alphabetical-index-mark-start text:id="IMark65750968"/><text:alphabetical-index-mark-start text:id="IMark65788152"/><text:alphabetical-index-mark-start text:id="IMark65830088"/><text:alphabetical-index-mark-start text:id="IMark65661496"/><text:span text:style-name="T32">cases</text:span><text:alphabetical-index-mark-end text:id="IMark65661496"/><text:alphabetical-index-mark-end text:id="IMark65830088"/><text:alphabetical-index-mark-end text:id="IMark65788152"/><text:alphabetical-index-mark-end text:id="IMark65750968"/><text:alphabetical-index-mark-end text:id="IMark65564760"/><text:alphabetical-index-mark-end text:id="IMark65575560"/><text:alphabetical-index-mark-end text:id="IMark67287736"/><text:span text:style-name="T32"> the </text:span><text:alphabetical-index-mark-start text:id="IMark67758120"/><text:alphabetical-index-mark-start text:id="IMark68758408"/><text:alphabetical-index-mark-start text:id="IMark70230984"/><text:alphabetical-index-mark-start text:id="IMark69950952"/><text:alphabetical-index-mark-start text:id="IMark67783336"/><text:alphabetical-index-mark-start text:id="IMark60695336"/><text:alphabetical-index-mark-start text:id="IMark68738776"/><text:alphabetical-index-mark-start text:id="IMark67217784"/><text:span text:style-name="T32">number</text:span><text:alphabetical-index-mark-end text:id="IMark67217784"/><text:alphabetical-index-mark-end text:id="IMark68738776"/><text:alphabetical-index-mark-end text:id="IMark60695336"/><text:alphabetical-index-mark-end text:id="IMark67783336"/><text:alphabetical-index-mark-end text:id="IMark69950952"/><text:alphabetical-index-mark-end text:id="IMark70230984"/><text:alphabetical-index-mark-end text:id="IMark68758408"/><text:alphabetical-index-mark-end text:id="IMark67758120"/><text:span text:style-name="T32"> of </text:span><text:alphabetical-index-mark-start text:id="IMark61018216"/><text:alphabetical-index-mark-start text:id="IMark65010504"/><text:alphabetical-index-mark-start text:id="IMark70341032"/><text:alphabetical-index-mark-start text:id="IMark65658664"/><text:alphabetical-index-mark-start text:id="IMark68045640"/><text:alphabetical-index-mark-start text:id="IMark66673800"/><text:alphabetical-index-mark-start text:id="IMark67718040"/><text:alphabetical-index-mark-start text:id="IMark67749608"/><text:alphabetical-index-mark-start text:id="IMark41534216"/><text:alphabetical-index-mark-start text:id="IMark67418024"/><text:alphabetical-index-mark-start text:id="IMark70304312"/><text:alphabetical-index-mark-start text:id="IMark66658648"/><text:alphabetical-index-mark-start text:id="IMark66873592"/><text:alphabetical-index-mark-start text:id="IMark66980392"/><text:alphabetical-index-mark-start text:id="IMark65902808"/><text:span text:style-name="T32">sample</text:span><text:alphabetical-index-mark-end text:id="IMark65902808"/><text:alphabetical-index-mark-end text:id="IMark66980392"/><text:alphabetical-index-mark-end text:id="IMark66873592"/><text:alphabetical-index-mark-end text:id="IMark66658648"/><text:alphabetical-index-mark-end text:id="IMark70304312"/><text:alphabetical-index-mark-end text:id="IMark67418024"/><text:alphabetical-index-mark-end text:id="IMark41534216"/><text:alphabetical-index-mark-end text:id="IMark67749608"/><text:alphabetical-index-mark-end text:id="IMark67718040"/><text:alphabetical-index-mark-end text:id="IMark66673800"/><text:alphabetical-index-mark-end text:id="IMark68045640"/><text:alphabetical-index-mark-end text:id="IMark65658664"/><text:alphabetical-index-mark-end text:id="IMark70341032"/><text:alphabetical-index-mark-end text:id="IMark65010504"/><text:alphabetical-index-mark-end text:id="IMark61018216"/><text:span text:style-name="T32">s performed is high enough to be </text:span><text:alphabetical-index-mark-start text:id="IMark66057688"/><text:alphabetical-index-mark-start text:id="IMark67439368"/><text:alphabetical-index-mark-start text:id="IMark66633960"/><text:alphabetical-index-mark-start text:id="IMark67554792"/><text:alphabetical-index-mark-start text:id="IMark71301992"/><text:alphabetical-index-mark-start text:id="IMark46104920"/><text:alphabetical-index-mark-start text:id="IMark60691912"/><text:alphabetical-index-mark-start text:id="IMark41429336"/><text:span text:style-name="T32">statistic</text:span><text:alphabetical-index-mark-end text:id="IMark41429336"/><text:alphabetical-index-mark-end text:id="IMark60691912"/><text:alphabetical-index-mark-end text:id="IMark46104920"/><text:alphabetical-index-mark-end text:id="IMark71301992"/><text:alphabetical-index-mark-end text:id="IMark67554792"/><text:alphabetical-index-mark-end text:id="IMark66633960"/><text:alphabetical-index-mark-end text:id="IMark67439368"/><text:alphabetical-index-mark-end text:id="IMark66057688"/><text:span text:style-name="T32">ally </text:span><text:alphabetical-index-mark-start text:id="IMark45917016"/><text:alphabetical-index-mark-start text:id="IMark66226168"/><text:alphabetical-index-mark-start text:id="IMark46136008"/><text:alphabetical-index-mark-start text:id="IMark65662696"/><text:alphabetical-index-mark-start text:id="IMark65092680"/><text:alphabetical-index-mark-start text:id="IMark68151432"/><text:alphabetical-index-mark-start text:id="IMark70964488"/><text:span text:style-name="T32">significant</text:span><text:alphabetical-index-mark-end text:id="IMark70964488"/><text:alphabetical-index-mark-end text:id="IMark68151432"/><text:alphabetical-index-mark-end text:id="IMark65092680"/><text:alphabetical-index-mark-end text:id="IMark65662696"/><text:alphabetical-index-mark-end text:id="IMark46136008"/><text:alphabetical-index-mark-end text:id="IMark66226168"/><text:alphabetical-index-mark-end text:id="IMark45917016"/>.</text:p>
      <text:p text:style-name="P12"/>
      <text:p text:style-name="P12"/>
      <text:h text:style-name="Heading_20_3" text:outline-level="3"><text:bookmark-start text:name="__RefHeading___Toc771_180202276"/>2.3.2. <text:alphabetical-index-mark-start text:id="IMark65352616"/><text:alphabetical-index-mark-start text:id="IMark67675352"/><text:alphabetical-index-mark-start text:id="IMark70418280"/><text:alphabetical-index-mark-start text:id="IMark65744136"/><text:alphabetical-index-mark-start text:id="IMark66984120"/><text:alphabetical-index-mark-start text:id="IMark68047624"/><text:alphabetical-index-mark-start text:id="IMark61012568"/><text:alphabetical-index-mark-start text:id="IMark67762008"/><text:alphabetical-index-mark-start text:id="IMark69393176"/><text:alphabetical-index-mark-start text:id="IMark70421512"/><text:alphabetical-index-mark-start text:id="IMark72146056"/><text:alphabetical-index-mark-start text:id="IMark69937944"/><text:alphabetical-index-mark-start text:id="IMark65702328"/><text:alphabetical-index-mark-start text:id="IMark68755784"/><text:alphabetical-index-mark-start text:id="IMark65582760"/>Sample<text:alphabetical-index-mark-end text:id="IMark65582760"/><text:alphabetical-index-mark-end text:id="IMark68755784"/><text:alphabetical-index-mark-end text:id="IMark65702328"/><text:alphabetical-index-mark-end text:id="IMark69937944"/><text:alphabetical-index-mark-end text:id="IMark72146056"/><text:alphabetical-index-mark-end text:id="IMark70421512"/><text:alphabetical-index-mark-end text:id="IMark69393176"/><text:alphabetical-index-mark-end text:id="IMark67762008"/><text:alphabetical-index-mark-end text:id="IMark61012568"/><text:alphabetical-index-mark-end text:id="IMark68047624"/><text:alphabetical-index-mark-end text:id="IMark66984120"/><text:alphabetical-index-mark-end text:id="IMark65744136"/><text:alphabetical-index-mark-end text:id="IMark70418280"/><text:alphabetical-index-mark-end text:id="IMark67675352"/><text:alphabetical-index-mark-end text:id="IMark65352616"/>s per <text:alphabetical-index-mark-start text:id="IMark65803288"/><text:alphabetical-index-mark-start text:id="IMark65614152"/><text:alphabetical-index-mark-start text:id="IMark69232072"/><text:alphabetical-index-mark-start text:id="IMark65480840"/><text:alphabetical-index-mark-start text:id="IMark72090408"/>TB<text:alphabetical-index-mark-end text:id="IMark72090408"/><text:alphabetical-index-mark-end text:id="IMark65480840"/><text:alphabetical-index-mark-end text:id="IMark69232072"/><text:alphabetical-index-mark-end text:id="IMark65614152"/><text:alphabetical-index-mark-end text:id="IMark65803288"/>.<text:bookmark-end text:name="__RefHeading___Toc771_180202276"/></text:h>
      <text:p text:style-name="P12"/>
      <text:p text:style-name="P14">The <text:alphabetical-index-mark-start text:id="IMark67021016"/><text:alphabetical-index-mark-start text:id="IMark70599592"/><text:alphabetical-index-mark-start text:id="IMark70292152"/><text:alphabetical-index-mark-start text:id="IMark67575320"/><text:alphabetical-index-mark-start text:id="IMark66253032"/><text:alphabetical-index-mark-start text:id="IMark72195880"/><text:alphabetical-index-mark-start text:id="IMark65767256"/><text:alphabetical-index-mark-start text:id="IMark65671864"/>number<text:alphabetical-index-mark-end text:id="IMark65671864"/><text:alphabetical-index-mark-end text:id="IMark65767256"/><text:alphabetical-index-mark-end text:id="IMark72195880"/><text:alphabetical-index-mark-end text:id="IMark66253032"/><text:alphabetical-index-mark-end text:id="IMark67575320"/><text:alphabetical-index-mark-end text:id="IMark70292152"/><text:alphabetical-index-mark-end text:id="IMark70599592"/><text:alphabetical-index-mark-end text:id="IMark67021016"/> of <text:alphabetical-index-mark-start text:id="IMark60562920"/><text:alphabetical-index-mark-start text:id="IMark68417592"/><text:alphabetical-index-mark-start text:id="IMark71914328"/><text:alphabetical-index-mark-start text:id="IMark66213400"/><text:alphabetical-index-mark-start text:id="IMark66654008"/><text:alphabetical-index-mark-start text:id="IMark72162088"/><text:alphabetical-index-mark-start text:id="IMark66822584"/><text:alphabetical-index-mark-start text:id="IMark70743096"/><text:alphabetical-index-mark-start text:id="IMark69840184"/><text:alphabetical-index-mark-start text:id="IMark67144840"/><text:alphabetical-index-mark-start text:id="IMark71057928"/><text:alphabetical-index-mark-start text:id="IMark67287736"/><text:alphabetical-index-mark-start text:id="IMark65575560"/><text:alphabetical-index-mark-start text:id="IMark65564760"/><text:alphabetical-index-mark-start text:id="IMark65750968"/>sample<text:alphabetical-index-mark-end text:id="IMark65750968"/><text:alphabetical-index-mark-end text:id="IMark65564760"/><text:alphabetical-index-mark-end text:id="IMark65575560"/><text:alphabetical-index-mark-end text:id="IMark67287736"/><text:alphabetical-index-mark-end text:id="IMark71057928"/><text:alphabetical-index-mark-end text:id="IMark67144840"/><text:alphabetical-index-mark-end text:id="IMark69840184"/><text:alphabetical-index-mark-end text:id="IMark70743096"/><text:alphabetical-index-mark-end text:id="IMark66822584"/><text:alphabetical-index-mark-end text:id="IMark72162088"/><text:alphabetical-index-mark-end text:id="IMark66654008"/><text:alphabetical-index-mark-end text:id="IMark66213400"/><text:alphabetical-index-mark-end text:id="IMark71914328"/><text:alphabetical-index-mark-end text:id="IMark68417592"/><text:alphabetical-index-mark-end text:id="IMark60562920"/>s per <text:alphabetical-index-mark-start text:id="IMark65788152"/><text:alphabetical-index-mark-start text:id="IMark65830088"/><text:alphabetical-index-mark-start text:id="IMark65661496"/><text:alphabetical-index-mark-start text:id="IMark67758120"/><text:alphabetical-index-mark-start text:id="IMark68758408"/><text:alphabetical-index-mark-start text:id="IMark70230984"/><text:alphabetical-index-mark-start text:id="IMark69950952"/>time<text:alphabetical-index-mark-end text:id="IMark69950952"/><text:alphabetical-index-mark-end text:id="IMark70230984"/><text:alphabetical-index-mark-end text:id="IMark68758408"/><text:alphabetical-index-mark-end text:id="IMark67758120"/><text:alphabetical-index-mark-end text:id="IMark65661496"/><text:alphabetical-index-mark-end text:id="IMark65830088"/><text:alphabetical-index-mark-end text:id="IMark65788152"/> <text:alphabetical-index-mark-start text:id="IMark67783336"/><text:alphabetical-index-mark-start text:id="IMark60695336"/><text:alphabetical-index-mark-start text:id="IMark65351240"/><text:alphabetical-index-mark-start text:id="IMark69448040"/><text:alphabetical-index-mark-start text:id="IMark71115960"/><text:alphabetical-index-mark-start text:id="IMark65654264"/><text:alphabetical-index-mark-start text:id="IMark66508360"/><text:alphabetical-index-mark-start text:id="IMark68157176"/>block<text:alphabetical-index-mark-end text:id="IMark68157176"/><text:alphabetical-index-mark-end text:id="IMark66508360"/><text:alphabetical-index-mark-end text:id="IMark65654264"/><text:alphabetical-index-mark-end text:id="IMark71115960"/><text:alphabetical-index-mark-end text:id="IMark69448040"/><text:alphabetical-index-mark-end text:id="IMark65351240"/><text:alphabetical-index-mark-end text:id="IMark60695336"/><text:alphabetical-index-mark-end text:id="IMark67783336"/> might not be the same in all <text:alphabetical-index-mark-start text:id="IMark65614152"/><text:alphabetical-index-mark-start text:id="IMark65803288"/><text:alphabetical-index-mark-start text:id="IMark69232072"/><text:alphabetical-index-mark-start text:id="IMark65480840"/><text:alphabetical-index-mark-start text:id="IMark72090408"/><text:alphabetical-index-mark-start text:id="IMark65352616"/><text:alphabetical-index-mark-start text:id="IMark67675352"/>cases<text:alphabetical-index-mark-end text:id="IMark67675352"/><text:alphabetical-index-mark-end text:id="IMark65352616"/><text:alphabetical-index-mark-end text:id="IMark72090408"/><text:alphabetical-index-mark-end text:id="IMark65480840"/><text:alphabetical-index-mark-end text:id="IMark69232072"/><text:alphabetical-index-mark-end text:id="IMark65803288"/><text:alphabetical-index-mark-end text:id="IMark65614152"/>. Since this <text:alphabetical-index-mark-start text:id="IMark70418280"/><text:alphabetical-index-mark-start text:id="IMark65744136"/><text:alphabetical-index-mark-start text:id="IMark66984120"/><text:alphabetical-index-mark-start text:id="IMark68047624"/><text:alphabetical-index-mark-start text:id="IMark61012568"/><text:alphabetical-index-mark-start text:id="IMark67762008"/><text:alphabetical-index-mark-start text:id="IMark69393176"/><text:alphabetical-index-mark-start text:id="IMark70421512"/>data<text:alphabetical-index-mark-end text:id="IMark70421512"/><text:alphabetical-index-mark-end text:id="IMark69393176"/><text:alphabetical-index-mark-end text:id="IMark67762008"/><text:alphabetical-index-mark-end text:id="IMark61012568"/><text:alphabetical-index-mark-end text:id="IMark68047624"/><text:alphabetical-index-mark-end text:id="IMark66984120"/><text:alphabetical-index-mark-end text:id="IMark65744136"/><text:alphabetical-index-mark-end text:id="IMark70418280"/> set is geared among other things, towards gather <text:alphabetical-index-mark-start text:id="IMark72146056"/><text:alphabetical-index-mark-start text:id="IMark69937944"/><text:alphabetical-index-mark-start text:id="IMark65702328"/><text:alphabetical-index-mark-start text:id="IMark68755784"/><text:alphabetical-index-mark-start text:id="IMark65582760"/><text:alphabetical-index-mark-start text:id="IMark65775000"/><text:alphabetical-index-mark-start text:id="IMark71062952"/>in<text:alphabetical-index-mark-start text:id="IMark68031352"/><text:alphabetical-index-mark-start text:id="IMark68003944"/><text:alphabetical-index-mark-start text:id="IMark66215208"/><text:alphabetical-index-mark-start text:id="IMark67415080"/><text:alphabetical-index-mark-start text:id="IMark67973288"/><text:alphabetical-index-mark-start text:id="IMark46127016"/><text:alphabetical-index-mark-start text:id="IMark68031848"/>format<text:alphabetical-index-mark-end text:id="IMark68031848"/><text:alphabetical-index-mark-end text:id="IMark46127016"/><text:alphabetical-index-mark-end text:id="IMark67973288"/><text:alphabetical-index-mark-end text:id="IMark67415080"/><text:alphabetical-index-mark-end text:id="IMark66215208"/><text:alphabetical-index-mark-end text:id="IMark68003944"/><text:alphabetical-index-mark-end text:id="IMark68031352"/>ion<text:alphabetical-index-mark-end text:id="IMark71062952"/><text:alphabetical-index-mark-end text:id="IMark65775000"/><text:alphabetical-index-mark-end text:id="IMark65582760"/><text:alphabetical-index-mark-end text:id="IMark68755784"/><text:alphabetical-index-mark-end text:id="IMark65702328"/><text:alphabetical-index-mark-end text:id="IMark69937944"/><text:alphabetical-index-mark-end text:id="IMark72146056"/> on <text:alphabetical-index-mark-start text:id="IMark66392760"/><text:alphabetical-index-mark-start text:id="IMark67368072"/><text:alphabetical-index-mark-start text:id="IMark67765336"/><text:alphabetical-index-mark-start text:id="IMark72015016"/><text:alphabetical-index-mark-start text:id="IMark68738776"/><text:alphabetical-index-mark-start text:id="IMark67680536"/><text:alphabetical-index-mark-start text:id="IMark66393512"/><text:alphabetical-index-mark-start text:id="IMark65994152"/>pedestrian<text:alphabetical-index-mark-end text:id="IMark65994152"/><text:alphabetical-index-mark-end text:id="IMark66393512"/><text:alphabetical-index-mark-end text:id="IMark67680536"/><text:alphabetical-index-mark-end text:id="IMark68738776"/><text:alphabetical-index-mark-end text:id="IMark72015016"/><text:alphabetical-index-mark-end text:id="IMark67765336"/><text:alphabetical-index-mark-end text:id="IMark67368072"/><text:alphabetical-index-mark-end text:id="IMark66392760"/> <text:alphabetical-index-mark-start text:id="IMark72126744"/><text:alphabetical-index-mark-start text:id="IMark67617720"/><text:alphabetical-index-mark-start text:id="IMark69886584"/><text:alphabetical-index-mark-start text:id="IMark71686568"/>traffic<text:alphabetical-index-mark-end text:id="IMark71686568"/><text:alphabetical-index-mark-end text:id="IMark69886584"/><text:alphabetical-index-mark-end text:id="IMark67617720"/><text:alphabetical-index-mark-end text:id="IMark72126744"/> in relation to the <text:alphabetical-index-mark-start text:id="IMark69556744"/><text:alphabetical-index-mark-start text:id="IMark66439720"/><text:alphabetical-index-mark-start text:id="IMark65987016"/><text:alphabetical-index-mark-start text:id="IMark65010504"/><text:alphabetical-index-mark-start text:id="IMark65658664"/><text:alphabetical-index-mark-start text:id="IMark66684136"/><text:alphabetical-index-mark-start text:id="IMark68535656"/><text:alphabetical-index-mark-start text:id="IMark45931720"/><text:alphabetical-index-mark-start text:id="IMark65092296"/><text:alphabetical-index-mark-start text:id="IMark45917864"/><text:alphabetical-index-mark-start text:id="IMark69567640"/><text:alphabetical-index-mark-start text:id="IMark71057544"/><text:alphabetical-index-mark-start text:id="IMark70006408"/>co<text:alphabetical-index-mark-end text:id="IMark70006408"/><text:alphabetical-index-mark-end text:id="IMark71057544"/><text:alphabetical-index-mark-end text:id="IMark69567640"/><text:alphabetical-index-mark-end text:id="IMark45917864"/><text:alphabetical-index-mark-end text:id="IMark65092296"/>mmercial<text:alphabetical-index-mark-end text:id="IMark45931720"/><text:alphabetical-index-mark-end text:id="IMark68535656"/><text:alphabetical-index-mark-end text:id="IMark66684136"/><text:alphabetical-index-mark-end text:id="IMark65658664"/><text:alphabetical-index-mark-end text:id="IMark65010504"/><text:alphabetical-index-mark-end text:id="IMark65987016"/><text:alphabetical-index-mark-end text:id="IMark66439720"/><text:alphabetical-index-mark-end text:id="IMark69556744"/> <text:alphabetical-index-mark-start text:id="IMark65795512"/><text:alphabetical-index-mark-start text:id="IMark66832712"/><text:alphabetical-index-mark-start text:id="IMark46055864"/><text:alphabetical-index-mark-start text:id="IMark68164600"/><text:alphabetical-index-mark-start text:id="IMark41522280"/><text:alphabetical-index-mark-start text:id="IMark68774568"/><text:alphabetical-index-mark-start text:id="IMark68299896"/><text:alphabetical-index-mark-start text:id="IMark65917384"/><text:alphabetical-index-mark-start text:id="IMark66625352"/><text:alphabetical-index-mark-start text:id="IMark67469736"/><text:alphabetical-index-mark-start text:id="IMark66875336"/><text:alphabetical-index-mark-start text:id="IMark66461448"/>value<text:alphabetical-index-mark-end text:id="IMark66461448"/><text:alphabetical-index-mark-end text:id="IMark66875336"/><text:alphabetical-index-mark-end text:id="IMark67469736"/><text:alphabetical-index-mark-end text:id="IMark66625352"/><text:alphabetical-index-mark-end text:id="IMark65917384"/><text:alphabetical-index-mark-end text:id="IMark68299896"/><text:alphabetical-index-mark-end text:id="IMark68774568"/><text:alphabetical-index-mark-end text:id="IMark41522280"/><text:alphabetical-index-mark-end text:id="IMark68164600"/><text:alphabetical-index-mark-end text:id="IMark46055864"/><text:alphabetical-index-mark-end text:id="IMark66832712"/><text:alphabetical-index-mark-end text:id="IMark65795512"/> of different <text:alphabetical-index-mark-start text:id="IMark69313704"/><text:alphabetical-index-mark-start text:id="IMark68151608"/><text:alphabetical-index-mark-start text:id="IMark67749224"/><text:alphabetical-index-mark-start text:id="IMark60916936"/><text:alphabetical-index-mark-start text:id="IMark72222440"/><text:alphabetical-index-mark-start text:id="IMark66273352"/><text:alphabetical-index-mark-start text:id="IMark68730488"/>address<text:alphabetical-index-mark-end text:id="IMark68730488"/><text:alphabetical-index-mark-end text:id="IMark66273352"/><text:alphabetical-index-mark-end text:id="IMark72222440"/><text:alphabetical-index-mark-end text:id="IMark60916936"/><text:alphabetical-index-mark-end text:id="IMark67749224"/><text:alphabetical-index-mark-end text:id="IMark68151608"/><text:alphabetical-index-mark-end text:id="IMark69313704"/> <text:alphabetical-index-mark-start text:id="IMark60520664"/><text:alphabetical-index-mark-start text:id="IMark65569656"/><text:alphabetical-index-mark-start text:id="IMark68700696"/><text:alphabetical-index-mark-start text:id="IMark68685784"/><text:alphabetical-index-mark-start text:id="IMark69698648"/><text:alphabetical-index-mark-start text:id="IMark68351496"/><text:alphabetical-index-mark-start text:id="IMark68540440"/><text:alphabetical-index-mark-start text:id="IMark64856440"/>block<text:alphabetical-index-mark-end text:id="IMark64856440"/><text:alphabetical-index-mark-end text:id="IMark68540440"/><text:alphabetical-index-mark-end text:id="IMark68351496"/><text:alphabetical-index-mark-end text:id="IMark69698648"/><text:alphabetical-index-mark-end text:id="IMark68685784"/><text:alphabetical-index-mark-end text:id="IMark68700696"/><text:alphabetical-index-mark-end text:id="IMark65569656"/><text:alphabetical-index-mark-end text:id="IMark60520664"/>s <text:alphabetical-index-mark-start text:id="IMark64183928"/><text:alphabetical-index-mark-start text:id="IMark70245880"/><text:alphabetical-index-mark-start text:id="IMark69791400"/><text:alphabetical-index-mark-start text:id="IMark69223496"/><text:alphabetical-index-mark-start text:id="IMark40641512"/><text:alphabetical-index-mark-start text:id="IMark65827064"/><text:alphabetical-index-mark-start text:id="IMark65177176"/><text:alphabetical-index-mark-start text:id="IMark69270888"/><text:alphabetical-index-mark-start text:id="IMark69005928"/><text:alphabetical-index-mark-start text:id="IMark65566248"/><text:alphabetical-index-mark-start text:id="IMark46140456"/><text:alphabetical-index-mark-start text:id="IMark66863864"/><text:alphabetical-index-mark-start text:id="IMark67873112"/><text:alphabetical-index-mark-start text:id="IMark65847496"/><text:alphabetical-index-mark-start text:id="IMark71174920"/><text:span text:style-name="T30">sample</text:span><text:alphabetical-index-mark-end text:id="IMark71174920"/><text:alphabetical-index-mark-end text:id="IMark65847496"/><text:alphabetical-index-mark-end text:id="IMark67873112"/><text:alphabetical-index-mark-end text:id="IMark66863864"/><text:alphabetical-index-mark-end text:id="IMark46140456"/><text:alphabetical-index-mark-end text:id="IMark65566248"/><text:alphabetical-index-mark-end text:id="IMark69005928"/><text:alphabetical-index-mark-end text:id="IMark69270888"/><text:alphabetical-index-mark-end text:id="IMark65177176"/><text:alphabetical-index-mark-end text:id="IMark65827064"/><text:alphabetical-index-mark-end text:id="IMark40641512"/><text:alphabetical-index-mark-end text:id="IMark69223496"/><text:alphabetical-index-mark-end text:id="IMark69791400"/><text:alphabetical-index-mark-end text:id="IMark70245880"/><text:alphabetical-index-mark-end text:id="IMark64183928"/><text:span text:style-name="T30">s were mostly obtained </text:span>between 7:00 and 19:00 <text:alphabetical-index-mark-start text:id="IMark67236776"/><text:alphabetical-index-mark-start text:id="IMark67238040"/><text:alphabetical-index-mark-start text:id="IMark67238136"/><text:alphabetical-index-mark-start text:id="IMark65793464"/><text:alphabetical-index-mark-start text:id="IMark61138776"/><text:alphabetical-index-mark-start text:id="IMark61140040"/><text:alphabetical-index-mark-start text:id="IMark61140136"/><text:span text:style-name="T30">hour</text:span><text:alphabetical-index-mark-end text:id="IMark61140136"/><text:alphabetical-index-mark-end text:id="IMark61140040"/><text:alphabetical-index-mark-end text:id="IMark61138776"/><text:alphabetical-index-mark-end text:id="IMark65793464"/><text:alphabetical-index-mark-end text:id="IMark67238136"/><text:alphabetical-index-mark-end text:id="IMark67238040"/><text:alphabetical-index-mark-end text:id="IMark67236776"/><text:span text:style-name="T30">s</text:span>. </text:p>
      <text:p text:style-name="P14"/>
      <text:p text:style-name="P14"><text:span text:style-name="T30">However, in some </text:span><text:alphabetical-index-mark-start text:id="IMark68730488"/><text:alphabetical-index-mark-start text:id="IMark72146056"/><text:alphabetical-index-mark-start text:id="IMark69937944"/><text:alphabetical-index-mark-start text:id="IMark65702328"/><text:alphabetical-index-mark-start text:id="IMark68755784"/><text:alphabetical-index-mark-start text:id="IMark65582760"/><text:alphabetical-index-mark-start text:id="IMark65775000"/><text:span text:style-name="T30">cases</text:span><text:alphabetical-index-mark-end text:id="IMark65775000"/><text:alphabetical-index-mark-end text:id="IMark65582760"/><text:alphabetical-index-mark-end text:id="IMark68755784"/><text:alphabetical-index-mark-end text:id="IMark65702328"/><text:alphabetical-index-mark-end text:id="IMark69937944"/><text:alphabetical-index-mark-end text:id="IMark72146056"/><text:alphabetical-index-mark-end text:id="IMark68730488"/><text:span text:style-name="T30"> </text:span><text:alphabetical-index-mark-start text:id="IMark71062952"/><text:alphabetical-index-mark-start text:id="IMark68031352"/><text:alphabetical-index-mark-start text:id="IMark68003944"/><text:alphabetical-index-mark-start text:id="IMark70418280"/><text:alphabetical-index-mark-start text:id="IMark65744136"/><text:alphabetical-index-mark-start text:id="IMark66984120"/><text:alphabetical-index-mark-start text:id="IMark68047624"/><text:span text:style-name="T30">night</text:span><text:alphabetical-index-mark-end text:id="IMark68047624"/><text:alphabetical-index-mark-end text:id="IMark66984120"/><text:alphabetical-index-mark-end text:id="IMark65744136"/><text:alphabetical-index-mark-end text:id="IMark70418280"/><text:alphabetical-index-mark-end text:id="IMark68003944"/><text:alphabetical-index-mark-end text:id="IMark68031352"/><text:alphabetical-index-mark-end text:id="IMark71062952"/><text:span text:style-name="T30"> </text:span><text:alphabetical-index-mark-start text:id="IMark61012568"/><text:alphabetical-index-mark-start text:id="IMark67762008"/><text:alphabetical-index-mark-start text:id="IMark69393176"/><text:alphabetical-index-mark-start text:id="IMark70421512"/><text:alphabetical-index-mark-start text:id="IMark65614152"/><text:alphabetical-index-mark-start text:id="IMark65803288"/><text:alphabetical-index-mark-start text:id="IMark69232072"/><text:span text:style-name="T30">hour</text:span><text:alphabetical-index-mark-end text:id="IMark69232072"/><text:alphabetical-index-mark-end text:id="IMark65803288"/><text:alphabetical-index-mark-end text:id="IMark65614152"/><text:alphabetical-index-mark-end text:id="IMark70421512"/><text:alphabetical-index-mark-end text:id="IMark69393176"/><text:alphabetical-index-mark-end text:id="IMark67762008"/><text:alphabetical-index-mark-end text:id="IMark61012568"/><text:span text:style-name="T30">s might make a </text:span><text:alphabetical-index-mark-start text:id="IMark65480840"/><text:alphabetical-index-mark-start text:id="IMark72090408"/><text:alphabetical-index-mark-start text:id="IMark65352616"/><text:alphabetical-index-mark-start text:id="IMark67675352"/><text:alphabetical-index-mark-start text:id="IMark67783336"/><text:alphabetical-index-mark-start text:id="IMark60695336"/><text:alphabetical-index-mark-start text:id="IMark65351240"/><text:span text:style-name="T30">difference</text:span><text:alphabetical-index-mark-end text:id="IMark65351240"/><text:alphabetical-index-mark-end text:id="IMark60695336"/><text:alphabetical-index-mark-end text:id="IMark67783336"/><text:alphabetical-index-mark-end text:id="IMark67675352"/><text:alphabetical-index-mark-end text:id="IMark65352616"/><text:alphabetical-index-mark-end text:id="IMark72090408"/><text:alphabetical-index-mark-end text:id="IMark65480840"/><text:span text:style-name="T30">, so a few </text:span><text:alphabetical-index-mark-start text:id="IMark69448040"/><text:alphabetical-index-mark-start text:id="IMark71115960"/><text:alphabetical-index-mark-start text:id="IMark65654264"/><text:alphabetical-index-mark-start text:id="IMark66508360"/><text:alphabetical-index-mark-start text:id="IMark68157176"/><text:alphabetical-index-mark-start text:id="IMark65788152"/><text:alphabetical-index-mark-start text:id="IMark65830088"/><text:alphabetical-index-mark-start text:id="IMark65661496"/><text:alphabetical-index-mark-start text:id="IMark67758120"/><text:alphabetical-index-mark-start text:id="IMark68758408"/><text:alphabetical-index-mark-start text:id="IMark70230984"/><text:alphabetical-index-mark-start text:id="IMark69950952"/><text:alphabetical-index-mark-start text:id="IMark60562920"/><text:alphabetical-index-mark-start text:id="IMark68417592"/><text:alphabetical-index-mark-start text:id="IMark71914328"/><text:span text:style-name="T30">sample</text:span><text:alphabetical-index-mark-end text:id="IMark71914328"/><text:alphabetical-index-mark-end text:id="IMark68417592"/><text:alphabetical-index-mark-end text:id="IMark60562920"/><text:alphabetical-index-mark-end text:id="IMark69950952"/><text:alphabetical-index-mark-end text:id="IMark70230984"/><text:alphabetical-index-mark-end text:id="IMark68758408"/><text:alphabetical-index-mark-end text:id="IMark67758120"/><text:alphabetical-index-mark-end text:id="IMark65661496"/><text:alphabetical-index-mark-end text:id="IMark65830088"/><text:alphabetical-index-mark-end text:id="IMark65788152"/><text:alphabetical-index-mark-end text:id="IMark68157176"/><text:alphabetical-index-mark-end text:id="IMark66508360"/><text:alphabetical-index-mark-end text:id="IMark65654264"/><text:alphabetical-index-mark-end text:id="IMark71115960"/><text:alphabetical-index-mark-end text:id="IMark69448040"/><text:span text:style-name="T30">s were taken during </text:span><text:alphabetical-index-mark-start text:id="IMark66213400"/><text:alphabetical-index-mark-start text:id="IMark66654008"/><text:alphabetical-index-mark-start text:id="IMark72162088"/><text:alphabetical-index-mark-start text:id="IMark66822584"/><text:alphabetical-index-mark-start text:id="IMark70743096"/><text:alphabetical-index-mark-start text:id="IMark69840184"/><text:span text:style-name="T30">night</text:span><text:alphabetical-index-mark-end text:id="IMark69840184"/><text:alphabetical-index-mark-end text:id="IMark70743096"/><text:alphabetical-index-mark-end text:id="IMark66822584"/><text:alphabetical-index-mark-end text:id="IMark72162088"/><text:alphabetical-index-mark-end text:id="IMark66654008"/><text:alphabetical-index-mark-end text:id="IMark66213400"/><text:span text:style-name="T30"> </text:span><text:alphabetical-index-mark-start text:id="IMark67144840"/><text:alphabetical-index-mark-start text:id="IMark71057928"/><text:alphabetical-index-mark-start text:id="IMark67287736"/><text:alphabetical-index-mark-start text:id="IMark65575560"/><text:alphabetical-index-mark-start text:id="IMark65564760"/><text:alphabetical-index-mark-start text:id="IMark65750968"/><text:span text:style-name="T30">hour</text:span><text:alphabetical-index-mark-end text:id="IMark65750968"/><text:alphabetical-index-mark-end text:id="IMark65564760"/><text:alphabetical-index-mark-end text:id="IMark65575560"/><text:alphabetical-index-mark-end text:id="IMark67287736"/><text:alphabetical-index-mark-end text:id="IMark71057928"/><text:alphabetical-index-mark-end text:id="IMark67144840"/><text:span text:style-name="T30">s as well, when they imply </text:span><text:alphabetical-index-mark-start text:id="IMark67021016"/><text:alphabetical-index-mark-start text:id="IMark70599592"/><text:alphabetical-index-mark-start text:id="IMark70292152"/><text:alphabetical-index-mark-start text:id="IMark67575320"/><text:alphabetical-index-mark-start text:id="IMark66253032"/><text:alphabetical-index-mark-start text:id="IMark72195880"/><text:alphabetical-index-mark-start text:id="IMark65767256"/><text:alphabetical-index-mark-start text:id="IMark65671864"/><text:alphabetical-index-mark-start text:id="IMark68151608"/><text:alphabetical-index-mark-start text:id="IMark60520664"/><text:alphabetical-index-mark-start text:id="IMark66273352"/><text:alphabetical-index-mark-start text:id="IMark72222440"/><text:alphabetical-index-mark-start text:id="IMark46039480"/><text:alphabetical-index-mark-start text:id="IMark68723752"/><text:alphabetical-index-mark-start text:id="IMark70889864"/><text:alphabetical-index-mark-start text:id="IMark66299528"/><text:alphabetical-index-mark-start text:id="IMark45858264"/><text:alphabetical-index-mark-start text:id="IMark67583784"/><text:span text:style-name="T30">bus</text:span><text:alphabetical-index-mark-end text:id="IMark67583784"/><text:alphabetical-index-mark-end text:id="IMark45858264"/><text:alphabetical-index-mark-end text:id="IMark66299528"/><text:alphabetical-index-mark-end text:id="IMark70889864"/><text:alphabetical-index-mark-end text:id="IMark68723752"/><text:alphabetical-index-mark-end text:id="IMark46039480"/><text:alphabetical-index-mark-end text:id="IMark72222440"/><text:alphabetical-index-mark-end text:id="IMark66273352"/><text:alphabetical-index-mark-end text:id="IMark60520664"/><text:alphabetical-index-mark-end text:id="IMark68151608"/><text:alphabetical-index-mark-end text:id="IMark65671864"/><text:alphabetical-index-mark-end text:id="IMark65767256"/><text:span text:style-name="T30">iness</text:span><text:alphabetical-index-mark-end text:id="IMark72195880"/><text:alphabetical-index-mark-end text:id="IMark66253032"/><text:alphabetical-index-mark-end text:id="IMark67575320"/><text:alphabetical-index-mark-end text:id="IMark70292152"/><text:alphabetical-index-mark-end text:id="IMark70599592"/><text:alphabetical-index-mark-end text:id="IMark67021016"/><text:span text:style-name="T30"> activities.</text:span></text:p>
      <text:p text:style-name="P12"/>
      <text:p text:style-name="P12"/>
      <text:h text:style-name="Heading_20_3" text:outline-level="3"><text:bookmark-start text:name="__RefHeading___Toc773_180202276"/>2.3.3. <text:alphabetical-index-mark-start text:id="IMark68730488"/><text:alphabetical-index-mark-start text:id="IMark69937944"/><text:alphabetical-index-mark-start text:id="IMark65702328"/><text:alphabetical-index-mark-start text:id="IMark68755784"/><text:alphabetical-index-mark-start text:id="IMark65582760"/><text:alphabetical-index-mark-start text:id="IMark65775000"/><text:alphabetical-index-mark-start text:id="IMark71062952"/>P<text:alphabetical-index-mark-start text:id="IMark68031352"/><text:alphabetical-index-mark-start text:id="IMark68003944"/><text:alphabetical-index-mark-start text:id="IMark70418280"/><text:alphabetical-index-mark-start text:id="IMark65744136"/><text:alphabetical-index-mark-start text:id="IMark66984120"/>ro<text:alphabetical-index-mark-end text:id="IMark66984120"/><text:alphabetical-index-mark-end text:id="IMark65744136"/><text:alphabetical-index-mark-end text:id="IMark70418280"/><text:alphabetical-index-mark-end text:id="IMark68003944"/><text:alphabetical-index-mark-end text:id="IMark68031352"/>perties<text:alphabetical-index-mark-end text:id="IMark71062952"/><text:alphabetical-index-mark-end text:id="IMark65775000"/><text:alphabetical-index-mark-end text:id="IMark65582760"/><text:alphabetical-index-mark-end text:id="IMark68755784"/><text:alphabetical-index-mark-end text:id="IMark65702328"/><text:alphabetical-index-mark-end text:id="IMark69937944"/><text:alphabetical-index-mark-end text:id="IMark68730488"/> on <text:alphabetical-index-mark-start text:id="IMark68047624"/><text:alphabetical-index-mark-start text:id="IMark61012568"/><text:alphabetical-index-mark-start text:id="IMark67762008"/><text:alphabetical-index-mark-start text:id="IMark69393176"/><text:alphabetical-index-mark-start text:id="IMark70421512"/>sale<text:alphabetical-index-mark-end text:id="IMark70421512"/><text:alphabetical-index-mark-end text:id="IMark69393176"/><text:alphabetical-index-mark-end text:id="IMark67762008"/><text:alphabetical-index-mark-end text:id="IMark61012568"/><text:alphabetical-index-mark-end text:id="IMark68047624"/> per <text:alphabetical-index-mark-start text:id="IMark65614152"/><text:alphabetical-index-mark-start text:id="IMark65803288"/><text:alphabetical-index-mark-start text:id="IMark69232072"/><text:alphabetical-index-mark-start text:id="IMark65480840"/><text:alphabetical-index-mark-start text:id="IMark72090408"/>AB<text:alphabetical-index-mark-end text:id="IMark72090408"/><text:alphabetical-index-mark-end text:id="IMark65480840"/><text:alphabetical-index-mark-end text:id="IMark69232072"/><text:alphabetical-index-mark-end text:id="IMark65803288"/><text:alphabetical-index-mark-end text:id="IMark65614152"/>.<text:bookmark-end text:name="__RefHeading___Toc773_180202276"/></text:h>
      <text:p text:style-name="P16"/>
      <text:p text:style-name="P13">The <text:alphabetical-index-mark-start text:id="IMark67783336"/><text:alphabetical-index-mark-start text:id="IMark60695336"/><text:alphabetical-index-mark-start text:id="IMark65351240"/><text:alphabetical-index-mark-start text:id="IMark69448040"/><text:alphabetical-index-mark-start text:id="IMark71115960"/><text:alphabetical-index-mark-start text:id="IMark65654264"/><text:alphabetical-index-mark-start text:id="IMark66508360"/><text:alphabetical-index-mark-start text:id="IMark68157176"/>number<text:alphabetical-index-mark-end text:id="IMark68157176"/><text:alphabetical-index-mark-end text:id="IMark66508360"/><text:alphabetical-index-mark-end text:id="IMark65654264"/><text:alphabetical-index-mark-end text:id="IMark71115960"/><text:alphabetical-index-mark-end text:id="IMark69448040"/><text:alphabetical-index-mark-end text:id="IMark65351240"/><text:alphabetical-index-mark-end text:id="IMark60695336"/><text:alphabetical-index-mark-end text:id="IMark67783336"/> of <text:alphabetical-index-mark-start text:id="IMark65788152"/><text:alphabetical-index-mark-start text:id="IMark65830088"/><text:alphabetical-index-mark-start text:id="IMark65661496"/><text:alphabetical-index-mark-start text:id="IMark67758120"/><text:alphabetical-index-mark-start text:id="IMark68758408"/><text:alphabetical-index-mark-start text:id="IMark70230984"/><text:alphabetical-index-mark-start text:id="IMark69950952"/><text:alphabetical-index-mark-start text:id="IMark60562920"/><text:alphabetical-index-mark-start text:id="IMark68417592"/><text:alphabetical-index-mark-start text:id="IMark71914328"/><text:alphabetical-index-mark-start text:id="IMark66213400"/><text:alphabetical-index-mark-start text:id="IMark66654008"/><text:alphabetical-index-mark-start text:id="IMark72162088"/><text:alphabetical-index-mark-start text:id="IMark66822584"/><text:alphabetical-index-mark-start text:id="IMark70743096"/>sample<text:alphabetical-index-mark-end text:id="IMark70743096"/><text:alphabetical-index-mark-end text:id="IMark66822584"/><text:alphabetical-index-mark-end text:id="IMark72162088"/><text:alphabetical-index-mark-end text:id="IMark66654008"/><text:alphabetical-index-mark-end text:id="IMark66213400"/><text:alphabetical-index-mark-end text:id="IMark71914328"/><text:alphabetical-index-mark-end text:id="IMark68417592"/><text:alphabetical-index-mark-end text:id="IMark60562920"/><text:alphabetical-index-mark-end text:id="IMark69950952"/><text:alphabetical-index-mark-end text:id="IMark70230984"/><text:alphabetical-index-mark-end text:id="IMark68758408"/><text:alphabetical-index-mark-end text:id="IMark67758120"/><text:alphabetical-index-mark-end text:id="IMark65661496"/><text:alphabetical-index-mark-end text:id="IMark65830088"/><text:alphabetical-index-mark-end text:id="IMark65788152"/><text:span text:style-name="T29">d </text:span><text:alphabetical-index-mark-start text:id="IMark69840184"/><text:alphabetical-index-mark-start text:id="IMark67144840"/><text:alphabetical-index-mark-start text:id="IMark71057928"/><text:alphabetical-index-mark-start text:id="IMark67287736"/><text:alphabetical-index-mark-start text:id="IMark65575560"/><text:alphabetical-index-mark-start text:id="IMark65564760"/><text:alphabetical-index-mark-start text:id="IMark65750968"/><text:span text:style-name="T29">p</text:span><text:alphabetical-index-mark-start text:id="IMark65767256"/><text:alphabetical-index-mark-start text:id="IMark65671864"/><text:alphabetical-index-mark-start text:id="IMark68151608"/><text:alphabetical-index-mark-start text:id="IMark60520664"/><text:alphabetical-index-mark-start text:id="IMark66273352"/><text:span text:style-name="T29">ro</text:span><text:alphabetical-index-mark-end text:id="IMark66273352"/><text:alphabetical-index-mark-end text:id="IMark60520664"/><text:alphabetical-index-mark-end text:id="IMark68151608"/><text:alphabetical-index-mark-end text:id="IMark65671864"/><text:alphabetical-index-mark-end text:id="IMark65767256"/><text:span text:style-name="T29">perties</text:span><text:alphabetical-index-mark-end text:id="IMark65750968"/><text:alphabetical-index-mark-end text:id="IMark65564760"/><text:alphabetical-index-mark-end text:id="IMark65575560"/><text:alphabetical-index-mark-end text:id="IMark67287736"/><text:alphabetical-index-mark-end text:id="IMark71057928"/><text:alphabetical-index-mark-end text:id="IMark67144840"/><text:alphabetical-index-mark-end text:id="IMark69840184"/><text:span text:style-name="T29"> on </text:span><text:alphabetical-index-mark-start text:id="IMark72222440"/><text:alphabetical-index-mark-start text:id="IMark46039480"/><text:alphabetical-index-mark-start text:id="IMark67021016"/><text:alphabetical-index-mark-start text:id="IMark70599592"/><text:alphabetical-index-mark-start text:id="IMark70292152"/><text:span text:style-name="T29">sale</text:span><text:alphabetical-index-mark-end text:id="IMark70292152"/><text:alphabetical-index-mark-end text:id="IMark70599592"/><text:alphabetical-index-mark-end text:id="IMark67021016"/><text:alphabetical-index-mark-end text:id="IMark46039480"/><text:alphabetical-index-mark-end text:id="IMark72222440"/> per <text:alphabetical-index-mark-start text:id="IMark67575320"/><text:alphabetical-index-mark-start text:id="IMark66253032"/><text:alphabetical-index-mark-start text:id="IMark72195880"/><text:alphabetical-index-mark-start text:id="IMark46183960"/><text:alphabetical-index-mark-start text:id="IMark72254552"/><text:alphabetical-index-mark-start text:id="IMark40456728"/><text:alphabetical-index-mark-start text:id="IMark69547992"/><text:span text:style-name="T29">address</text:span><text:alphabetical-index-mark-end text:id="IMark69547992"/><text:alphabetical-index-mark-end text:id="IMark40456728"/><text:alphabetical-index-mark-end text:id="IMark72254552"/><text:alphabetical-index-mark-end text:id="IMark46183960"/><text:alphabetical-index-mark-end text:id="IMark72195880"/><text:alphabetical-index-mark-end text:id="IMark66253032"/><text:alphabetical-index-mark-end text:id="IMark67575320"/> <text:alphabetical-index-mark-start text:id="IMark60984408"/><text:alphabetical-index-mark-start text:id="IMark65892024"/><text:alphabetical-index-mark-start text:id="IMark65803288"/><text:alphabetical-index-mark-start text:id="IMark65614152"/><text:alphabetical-index-mark-start text:id="IMark69232072"/><text:alphabetical-index-mark-start text:id="IMark65480840"/><text:alphabetical-index-mark-start text:id="IMark72090408"/><text:alphabetical-index-mark-start text:id="IMark68047624"/>block<text:alphabetical-index-mark-end text:id="IMark68047624"/><text:alphabetical-index-mark-end text:id="IMark72090408"/><text:alphabetical-index-mark-end text:id="IMark65480840"/><text:alphabetical-index-mark-end text:id="IMark69232072"/><text:alphabetical-index-mark-end text:id="IMark65614152"/><text:alphabetical-index-mark-end text:id="IMark65803288"/><text:alphabetical-index-mark-end text:id="IMark65892024"/><text:alphabetical-index-mark-end text:id="IMark60984408"/> might not be the same in all <text:alphabetical-index-mark-start text:id="IMark61012568"/><text:alphabetical-index-mark-start text:id="IMark67762008"/><text:alphabetical-index-mark-start text:id="IMark69393176"/><text:alphabetical-index-mark-start text:id="IMark70421512"/><text:alphabetical-index-mark-start text:id="IMark68730488"/><text:alphabetical-index-mark-start text:id="IMark69937944"/><text:alphabetical-index-mark-start text:id="IMark65702328"/>cases<text:alphabetical-index-mark-end text:id="IMark65702328"/><text:alphabetical-index-mark-end text:id="IMark69937944"/><text:alphabetical-index-mark-end text:id="IMark68730488"/><text:alphabetical-index-mark-end text:id="IMark70421512"/><text:alphabetical-index-mark-end text:id="IMark69393176"/><text:alphabetical-index-mark-end text:id="IMark67762008"/><text:alphabetical-index-mark-end text:id="IMark61012568"/>. <text:span text:style-name="T29">This is due to </text:span><text:alphabetical-index-mark-start text:id="IMark68755784"/><text:alphabetical-index-mark-start text:id="IMark65582760"/><text:alphabetical-index-mark-start text:id="IMark65775000"/><text:alphabetical-index-mark-start text:id="IMark71062952"/><text:alphabetical-index-mark-start text:id="IMark68031352"/><text:alphabetical-index-mark-start text:id="IMark68003944"/><text:alphabetical-index-mark-start text:id="IMark70418280"/><text:span text:style-name="T29">market</text:span><text:alphabetical-index-mark-end text:id="IMark70418280"/><text:alphabetical-index-mark-end text:id="IMark68003944"/><text:alphabetical-index-mark-end text:id="IMark68031352"/><text:alphabetical-index-mark-end text:id="IMark71062952"/><text:alphabetical-index-mark-end text:id="IMark65775000"/><text:alphabetical-index-mark-end text:id="IMark65582760"/><text:alphabetical-index-mark-end text:id="IMark68755784"/><text:span text:style-name="T29"> reasons and depends on the decision of owners, which its outs</text:span><text:alphabetical-index-mark-start text:id="IMark65744136"/><text:alphabetical-index-mark-start text:id="IMark66984120"/><text:alphabetical-index-mark-start text:id="IMark72146056"/><text:alphabetical-index-mark-start text:id="IMark67675352"/><text:alphabetical-index-mark-start text:id="IMark65352616"/><text:span text:style-name="T29">id</text:span><text:alphabetical-index-mark-end text:id="IMark65352616"/><text:alphabetical-index-mark-end text:id="IMark67675352"/><text:alphabetical-index-mark-end text:id="IMark72146056"/><text:alphabetical-index-mark-end text:id="IMark66984120"/><text:alphabetical-index-mark-end text:id="IMark65744136"/><text:span text:style-name="T29">e the </text:span><text:alphabetical-index-mark-start text:id="IMark67680536"/><text:alphabetical-index-mark-start text:id="IMark72015016"/><text:alphabetical-index-mark-start text:id="IMark65264536"/><text:alphabetical-index-mark-start text:id="IMark60912280"/><text:alphabetical-index-mark-start text:id="IMark60850728"/><text:span text:style-name="T29">co</text:span><text:alphabetical-index-mark-end text:id="IMark60850728"/><text:alphabetical-index-mark-end text:id="IMark60912280"/><text:alphabetical-index-mark-end text:id="IMark65264536"/><text:alphabetical-index-mark-end text:id="IMark72015016"/><text:alphabetical-index-mark-end text:id="IMark67680536"/><text:span text:style-name="T29">nt</text:span><text:alphabetical-index-mark-start text:id="IMark69553816"/><text:alphabetical-index-mark-start text:id="IMark72254168"/><text:alphabetical-index-mark-start text:id="IMark69766728"/><text:alphabetical-index-mark-start text:id="IMark68034680"/><text:alphabetical-index-mark-start text:id="IMark66017240"/><text:span text:style-name="T29">ro</text:span><text:alphabetical-index-mark-end text:id="IMark66017240"/><text:alphabetical-index-mark-end text:id="IMark68034680"/><text:alphabetical-index-mark-end text:id="IMark69766728"/><text:alphabetical-index-mark-end text:id="IMark72254168"/><text:alphabetical-index-mark-end text:id="IMark69553816"/><text:span text:style-name="T29">l possibilities of the authors of this work. </text:span></text:p>
      <text:p text:style-name="P13"/>
      <text:p text:style-name="P17">Simply put, it might be possible to find one or more <text:alphabetical-index-mark-start text:id="IMark68758408"/><text:alphabetical-index-mark-start text:id="IMark70230984"/><text:alphabetical-index-mark-start text:id="IMark69950952"/><text:alphabetical-index-mark-start text:id="IMark60562920"/><text:alphabetical-index-mark-start text:id="IMark68417592"/><text:alphabetical-index-mark-start text:id="IMark71914328"/><text:alphabetical-index-mark-start text:id="IMark66213400"/>p<text:alphabetical-index-mark-start text:id="IMark66654008"/><text:alphabetical-index-mark-start text:id="IMark72162088"/><text:alphabetical-index-mark-start text:id="IMark66822584"/><text:alphabetical-index-mark-start text:id="IMark70743096"/><text:alphabetical-index-mark-start text:id="IMark67783336"/>ro<text:alphabetical-index-mark-end text:id="IMark67783336"/><text:alphabetical-index-mark-end text:id="IMark70743096"/><text:alphabetical-index-mark-end text:id="IMark66822584"/><text:alphabetical-index-mark-end text:id="IMark72162088"/><text:alphabetical-index-mark-end text:id="IMark66654008"/>perties<text:alphabetical-index-mark-end text:id="IMark66213400"/><text:alphabetical-index-mark-end text:id="IMark71914328"/><text:alphabetical-index-mark-end text:id="IMark68417592"/><text:alphabetical-index-mark-end text:id="IMark60562920"/><text:alphabetical-index-mark-end text:id="IMark69950952"/><text:alphabetical-index-mark-end text:id="IMark70230984"/><text:alphabetical-index-mark-end text:id="IMark68758408"/> per <text:alphabetical-index-mark-start text:id="IMark60695336"/><text:alphabetical-index-mark-start text:id="IMark65351240"/><text:alphabetical-index-mark-start text:id="IMark69448040"/><text:alphabetical-index-mark-start text:id="IMark71115960"/><text:alphabetical-index-mark-start text:id="IMark65654264"/><text:alphabetical-index-mark-start text:id="IMark66508360"/><text:alphabetical-index-mark-start text:id="IMark68157176"/>address<text:alphabetical-index-mark-end text:id="IMark68157176"/><text:alphabetical-index-mark-end text:id="IMark66508360"/><text:alphabetical-index-mark-end text:id="IMark65654264"/><text:alphabetical-index-mark-end text:id="IMark71115960"/><text:alphabetical-index-mark-end text:id="IMark69448040"/><text:alphabetical-index-mark-end text:id="IMark65351240"/><text:alphabetical-index-mark-end text:id="IMark60695336"/> <text:alphabetical-index-mark-start text:id="IMark65767256"/><text:alphabetical-index-mark-start text:id="IMark65671864"/><text:alphabetical-index-mark-start text:id="IMark68151608"/><text:alphabetical-index-mark-start text:id="IMark60520664"/><text:alphabetical-index-mark-start text:id="IMark66273352"/><text:alphabetical-index-mark-start text:id="IMark69840184"/><text:alphabetical-index-mark-start text:id="IMark67144840"/><text:alphabetical-index-mark-start text:id="IMark71057928"/>block<text:alphabetical-index-mark-end text:id="IMark71057928"/><text:alphabetical-index-mark-end text:id="IMark67144840"/><text:alphabetical-index-mark-end text:id="IMark69840184"/><text:alphabetical-index-mark-end text:id="IMark66273352"/><text:alphabetical-index-mark-end text:id="IMark60520664"/><text:alphabetical-index-mark-end text:id="IMark68151608"/><text:alphabetical-index-mark-end text:id="IMark65671864"/><text:alphabetical-index-mark-end text:id="IMark65767256"/> being sold over a sufficiently long period of <text:alphabetical-index-mark-start text:id="IMark67287736"/><text:alphabetical-index-mark-start text:id="IMark65575560"/><text:alphabetical-index-mark-start text:id="IMark65564760"/><text:alphabetical-index-mark-start text:id="IMark65750968"/><text:alphabetical-index-mark-start text:id="IMark72222440"/><text:alphabetical-index-mark-start text:id="IMark46039480"/><text:alphabetical-index-mark-start text:id="IMark67021016"/>time<text:alphabetical-index-mark-end text:id="IMark67021016"/><text:alphabetical-index-mark-end text:id="IMark46039480"/><text:alphabetical-index-mark-end text:id="IMark72222440"/><text:alphabetical-index-mark-end text:id="IMark65750968"/><text:alphabetical-index-mark-end text:id="IMark65564760"/><text:alphabetical-index-mark-end text:id="IMark65575560"/><text:alphabetical-index-mark-end text:id="IMark67287736"/>, but for the purposes of this <text:alphabetical-index-mark-start text:id="IMark70599592"/><text:alphabetical-index-mark-start text:id="IMark70292152"/><text:alphabetical-index-mark-start text:id="IMark61012568"/><text:alphabetical-index-mark-start text:id="IMark67762008"/><text:alphabetical-index-mark-start text:id="IMark69393176"/><text:alphabetical-index-mark-start text:id="IMark70421512"/><text:alphabetical-index-mark-start text:id="IMark68730488"/><text:alphabetical-index-mark-start text:id="IMark69937944"/><text:alphabetical-index-mark-start text:id="IMark65702328"/><text:alphabetical-index-mark-start text:id="IMark60984408"/><text:alphabetical-index-mark-start text:id="IMark65892024"/><text:alphabetical-index-mark-start text:id="IMark65803288"/><text:alphabetical-index-mark-start text:id="IMark65614152"/><text:alphabetical-index-mark-start text:id="IMark69232072"/><text:alphabetical-index-mark-start text:id="IMark65480840"/><text:alphabetical-index-mark-start text:id="IMark72090408"/>data<text:alphabetical-index-mark-end text:id="IMark72090408"/><text:alphabetical-index-mark-end text:id="IMark65480840"/><text:alphabetical-index-mark-end text:id="IMark69232072"/><text:alphabetical-index-mark-end text:id="IMark65614152"/><text:alphabetical-index-mark-end text:id="IMark65803288"/><text:alphabetical-index-mark-end text:id="IMark65892024"/><text:alphabetical-index-mark-end text:id="IMark60984408"/><text:alphabetical-index-mark-end text:id="IMark65702328"/>set<text:alphabetical-index-mark-end text:id="IMark69937944"/><text:alphabetical-index-mark-end text:id="IMark68730488"/><text:alphabetical-index-mark-end text:id="IMark70421512"/><text:alphabetical-index-mark-end text:id="IMark69393176"/><text:alphabetical-index-mark-end text:id="IMark67762008"/><text:alphabetical-index-mark-end text:id="IMark61012568"/><text:alphabetical-index-mark-end text:id="IMark70292152"/><text:alphabetical-index-mark-end text:id="IMark70599592"/> and the <text:alphabetical-index-mark-start text:id="IMark68047624"/><text:alphabetical-index-mark-start text:id="IMark67575320"/><text:alphabetical-index-mark-start text:id="IMark66253032"/><text:alphabetical-index-mark-start text:id="IMark72195880"/><text:alphabetical-index-mark-start text:id="IMark46183960"/><text:alphabetical-index-mark-start text:id="IMark72254552"/><text:alphabetical-index-mark-start text:id="IMark40456728"/>time<text:alphabetical-index-mark-end text:id="IMark40456728"/><text:alphabetical-index-mark-end text:id="IMark72254552"/><text:alphabetical-index-mark-end text:id="IMark46183960"/><text:alphabetical-index-mark-end text:id="IMark72195880"/><text:alphabetical-index-mark-end text:id="IMark66253032"/><text:alphabetical-index-mark-end text:id="IMark67575320"/><text:alphabetical-index-mark-end text:id="IMark68047624"/> alloted to <text:alphabetical-index-mark-start text:id="IMark69547992"/><text:alphabetical-index-mark-start text:id="IMark68755784"/><text:alphabetical-index-mark-start text:id="IMark65582760"/><text:alphabetical-index-mark-start text:id="IMark65775000"/><text:alphabetical-index-mark-start text:id="IMark71062952"/><text:alphabetical-index-mark-start text:id="IMark68031352"/><text:alphabetical-index-mark-start text:id="IMark68003944"/><text:alphabetical-index-mark-start text:id="IMark70418280"/><text:alphabetical-index-mark-start text:id="IMark65744136"/><text:alphabetical-index-mark-start text:id="IMark66984120"/><text:alphabetical-index-mark-start text:id="IMark72146056"/><text:alphabetical-index-mark-start text:id="IMark67675352"/><text:alphabetical-index-mark-start text:id="IMark65352616"/><text:alphabetical-index-mark-start text:id="IMark65830088"/>build<text:alphabetical-index-mark-end text:id="IMark65830088"/><text:alphabetical-index-mark-end text:id="IMark65352616"/><text:alphabetical-index-mark-end text:id="IMark67675352"/><text:alphabetical-index-mark-end text:id="IMark72146056"/><text:alphabetical-index-mark-end text:id="IMark66984120"/><text:alphabetical-index-mark-end text:id="IMark65744136"/><text:alphabetical-index-mark-end text:id="IMark70418280"/>ing<text:alphabetical-index-mark-end text:id="IMark68003944"/><text:alphabetical-index-mark-end text:id="IMark68031352"/><text:alphabetical-index-mark-end text:id="IMark71062952"/><text:alphabetical-index-mark-end text:id="IMark65775000"/><text:alphabetical-index-mark-end text:id="IMark65582760"/><text:alphabetical-index-mark-end text:id="IMark68755784"/><text:alphabetical-index-mark-end text:id="IMark69547992"/> it, such a homogeneity of <text:alphabetical-index-mark-start text:id="IMark65788152"/><text:alphabetical-index-mark-start text:id="IMark67758120"/><text:alphabetical-index-mark-start text:id="IMark65661496"/><text:alphabetical-index-mark-start text:id="IMark68179128"/><text:alphabetical-index-mark-start text:id="IMark40456344"/><text:alphabetical-index-mark-start text:id="IMark70889864"/><text:alphabetical-index-mark-start text:id="IMark61379144"/><text:alphabetical-index-mark-start text:id="IMark69635128"/>data<text:alphabetical-index-mark-end text:id="IMark69635128"/><text:alphabetical-index-mark-end text:id="IMark61379144"/><text:alphabetical-index-mark-end text:id="IMark70889864"/><text:alphabetical-index-mark-end text:id="IMark40456344"/><text:alphabetical-index-mark-end text:id="IMark68179128"/><text:alphabetical-index-mark-end text:id="IMark65661496"/><text:alphabetical-index-mark-end text:id="IMark67758120"/><text:alphabetical-index-mark-end text:id="IMark65788152"/> is not achiev<text:alphabetical-index-mark-start text:id="IMark61155000"/><text:alphabetical-index-mark-start text:id="IMark67812984"/><text:alphabetical-index-mark-start text:id="IMark68730104"/><text:alphabetical-index-mark-start text:id="IMark65867944"/><text:alphabetical-index-mark-start text:id="IMark70275208"/>ab<text:alphabetical-index-mark-end text:id="IMark70275208"/><text:alphabetical-index-mark-end text:id="IMark65867944"/><text:alphabetical-index-mark-end text:id="IMark68730104"/><text:alphabetical-index-mark-end text:id="IMark67812984"/><text:alphabetical-index-mark-end text:id="IMark61155000"/>le.</text:p>
      <text:p text:style-name="P17"/>
      <text:p text:style-name="P17"/>
      <text:h text:style-name="Heading_20_3" text:outline-level="3"><text:bookmark-start text:name="__RefHeading___Toc775_180202276"/>2.3.4. <text:alphabetical-index-mark-start text:id="IMark72153432"/><text:alphabetical-index-mark-start text:id="IMark72088280"/><text:alphabetical-index-mark-start text:id="IMark65788152"/><text:alphabetical-index-mark-start text:id="IMark67758120"/><text:alphabetical-index-mark-start text:id="IMark65661496"/><text:alphabetical-index-mark-start text:id="IMark69547992"/><text:alphabetical-index-mark-start text:id="IMark68755784"/>Urban<text:alphabetical-index-mark-end text:id="IMark68755784"/><text:alphabetical-index-mark-end text:id="IMark69547992"/><text:alphabetical-index-mark-end text:id="IMark65661496"/><text:alphabetical-index-mark-end text:id="IMark67758120"/><text:alphabetical-index-mark-end text:id="IMark65788152"/><text:alphabetical-index-mark-end text:id="IMark72088280"/><text:alphabetical-index-mark-end text:id="IMark72153432"/> <text:alphabetical-index-mark-start text:id="IMark65582760"/><text:alphabetical-index-mark-start text:id="IMark65775000"/><text:alphabetical-index-mark-start text:id="IMark71062952"/><text:alphabetical-index-mark-start text:id="IMark68031352"/><text:alphabetical-index-mark-start text:id="IMark68003944"/><text:alphabetical-index-mark-start text:id="IMark70418280"/><text:alphabetical-index-mark-start text:id="IMark65744136"/><text:alphabetical-index-mark-start text:id="IMark66984120"/><text:alphabetical-index-mark-start text:id="IMark72146056"/><text:alphabetical-index-mark-start text:id="IMark67675352"/><text:alphabetical-index-mark-start text:id="IMark65352616"/><text:alphabetical-index-mark-start text:id="IMark65830088"/>co<text:alphabetical-index-mark-end text:id="IMark65830088"/><text:alphabetical-index-mark-end text:id="IMark65352616"/><text:alphabetical-index-mark-end text:id="IMark67675352"/><text:alphabetical-index-mark-end text:id="IMark72146056"/><text:alphabetical-index-mark-end text:id="IMark66984120"/>de<text:alphabetical-index-mark-end text:id="IMark65744136"/><text:alphabetical-index-mark-end text:id="IMark70418280"/><text:alphabetical-index-mark-end text:id="IMark68003944"/><text:alphabetical-index-mark-end text:id="IMark68031352"/><text:alphabetical-index-mark-end text:id="IMark71062952"/><text:alphabetical-index-mark-end text:id="IMark65775000"/><text:alphabetical-index-mark-end text:id="IMark65582760"/>s.<text:bookmark-end text:name="__RefHeading___Toc775_180202276"/></text:h>
      <text:p text:style-name="P21"/>
      <text:p text:style-name="P20"><text:alphabetical-index-mark-start text:id="IMark66253032"/><text:alphabetical-index-mark-start text:id="IMark72195880"/><text:alphabetical-index-mark-start text:id="IMark46183960"/><text:alphabetical-index-mark-start text:id="IMark72254552"/><text:alphabetical-index-mark-start text:id="IMark40456728"/><text:alphabetical-index-mark-start text:id="IMark70599592"/><text:alphabetical-index-mark-start text:id="IMark70292152"/>Urban<text:alphabetical-index-mark-end text:id="IMark70292152"/><text:alphabetical-index-mark-end text:id="IMark70599592"/><text:alphabetical-index-mark-end text:id="IMark40456728"/><text:alphabetical-index-mark-end text:id="IMark72254552"/><text:alphabetical-index-mark-end text:id="IMark46183960"/><text:alphabetical-index-mark-end text:id="IMark72195880"/><text:alphabetical-index-mark-end text:id="IMark66253032"/> <text:alphabetical-index-mark-start text:id="IMark61012568"/><text:alphabetical-index-mark-start text:id="IMark67762008"/><text:alphabetical-index-mark-start text:id="IMark69393176"/><text:alphabetical-index-mark-start text:id="IMark70421512"/><text:alphabetical-index-mark-start text:id="IMark68730488"/><text:alphabetical-index-mark-start text:id="IMark69937944"/><text:alphabetical-index-mark-start text:id="IMark65702328"/><text:alphabetical-index-mark-start text:id="IMark60984408"/><text:alphabetical-index-mark-start text:id="IMark65892024"/><text:alphabetical-index-mark-start text:id="IMark65803288"/><text:alphabetical-index-mark-start text:id="IMark65614152"/><text:alphabetical-index-mark-start text:id="IMark69232072"/>co<text:alphabetical-index-mark-end text:id="IMark69232072"/><text:alphabetical-index-mark-end text:id="IMark65614152"/><text:alphabetical-index-mark-end text:id="IMark65803288"/><text:alphabetical-index-mark-end text:id="IMark65892024"/><text:alphabetical-index-mark-end text:id="IMark60984408"/>de<text:alphabetical-index-mark-end text:id="IMark65702328"/><text:alphabetical-index-mark-end text:id="IMark69937944"/><text:alphabetical-index-mark-end text:id="IMark68730488"/><text:alphabetical-index-mark-end text:id="IMark70421512"/><text:alphabetical-index-mark-end text:id="IMark69393176"/><text:alphabetical-index-mark-end text:id="IMark67762008"/><text:alphabetical-index-mark-end text:id="IMark61012568"/>s est<text:alphabetical-index-mark-start text:id="IMark65480840"/><text:alphabetical-index-mark-start text:id="IMark72090408"/><text:alphabetical-index-mark-start text:id="IMark67287736"/><text:alphabetical-index-mark-start text:id="IMark65575560"/><text:alphabetical-index-mark-start text:id="IMark65564760"/>ab<text:alphabetical-index-mark-end text:id="IMark65564760"/><text:alphabetical-index-mark-end text:id="IMark65575560"/><text:alphabetical-index-mark-end text:id="IMark67287736"/><text:alphabetical-index-mark-end text:id="IMark72090408"/><text:alphabetical-index-mark-end text:id="IMark65480840"/>lish that m<text:alphabetical-index-mark-start text:id="IMark65750968"/><text:alphabetical-index-mark-start text:id="IMark72222440"/><text:alphabetical-index-mark-start text:id="IMark46039480"/><text:alphabetical-index-mark-start text:id="IMark67021016"/><text:alphabetical-index-mark-start text:id="IMark65767256"/>id<text:alphabetical-index-mark-end text:id="IMark65767256"/><text:alphabetical-index-mark-end text:id="IMark67021016"/><text:alphabetical-index-mark-end text:id="IMark46039480"/><text:alphabetical-index-mark-end text:id="IMark72222440"/><text:alphabetical-index-mark-end text:id="IMark65750968"/>dle to intensive <text:alphabetical-index-mark-start text:id="IMark65671864"/><text:alphabetical-index-mark-start text:id="IMark68151608"/><text:alphabetical-index-mark-start text:id="IMark60520664"/><text:alphabetical-index-mark-start text:id="IMark66273352"/><text:alphabetical-index-mark-start text:id="IMark69840184"/><text:alphabetical-index-mark-start text:id="IMark67144840"/><text:alphabetical-index-mark-start text:id="IMark71057928"/><text:alphabetical-index-mark-start text:id="IMark60695336"/><text:alphabetical-index-mark-start text:id="IMark65351240"/><text:alphabetical-index-mark-start text:id="IMark69448040"/><text:alphabetical-index-mark-start text:id="IMark71115960"/><text:alphabetical-index-mark-start text:id="IMark65654264"/><text:alphabetical-index-mark-start text:id="IMark66508360"/>co<text:alphabetical-index-mark-end text:id="IMark66508360"/><text:alphabetical-index-mark-end text:id="IMark65654264"/><text:alphabetical-index-mark-end text:id="IMark71115960"/><text:alphabetical-index-mark-end text:id="IMark69448040"/><text:alphabetical-index-mark-end text:id="IMark65351240"/>mmercial<text:alphabetical-index-mark-end text:id="IMark60695336"/><text:alphabetical-index-mark-end text:id="IMark71057928"/><text:alphabetical-index-mark-end text:id="IMark67144840"/><text:alphabetical-index-mark-end text:id="IMark69840184"/><text:alphabetical-index-mark-end text:id="IMark66273352"/><text:alphabetical-index-mark-end text:id="IMark60520664"/><text:alphabetical-index-mark-end text:id="IMark68151608"/><text:alphabetical-index-mark-end text:id="IMark65671864"/> activities shall only take place on <text:alphabetical-index-mark-start text:id="IMark68157176"/><text:alphabetical-index-mark-start text:id="IMark68758408"/><text:alphabetical-index-mark-start text:id="IMark70230984"/><text:alphabetical-index-mark-start text:id="IMark69950952"/><text:alphabetical-index-mark-start text:id="IMark60562920"/><text:alphabetical-index-mark-start text:id="IMark68417592"/><text:alphabetical-index-mark-start text:id="IMark71914328"/><text:alphabetical-index-mark-start text:id="IMark66213400"/>block<text:alphabetical-index-mark-end text:id="IMark66213400"/><text:alphabetical-index-mark-end text:id="IMark71914328"/><text:alphabetical-index-mark-end text:id="IMark68417592"/><text:alphabetical-index-mark-end text:id="IMark60562920"/><text:alphabetical-index-mark-end text:id="IMark69950952"/><text:alphabetical-index-mark-end text:id="IMark70230984"/><text:alphabetical-index-mark-end text:id="IMark68758408"/><text:alphabetical-index-mark-end text:id="IMark68157176"/>s of <text:alphabetical-index-mark-start text:id="IMark66654008"/><text:alphabetical-index-mark-start text:id="IMark72162088"/><text:alphabetical-index-mark-start text:id="IMark66822584"/><text:alphabetical-index-mark-start text:id="IMark70743096"/><text:alphabetical-index-mark-start text:id="IMark67783336"/><text:alphabetical-index-mark-start text:id="IMark40786696"/><text:alphabetical-index-mark-start text:id="IMark69372920"/><text:alphabetical-index-mark-start text:id="IMark72176824"/>street<text:alphabetical-index-mark-end text:id="IMark72176824"/><text:alphabetical-index-mark-end text:id="IMark69372920"/><text:alphabetical-index-mark-end text:id="IMark40786696"/><text:alphabetical-index-mark-end text:id="IMark67783336"/><text:alphabetical-index-mark-end text:id="IMark70743096"/><text:alphabetical-index-mark-end text:id="IMark66822584"/><text:alphabetical-index-mark-end text:id="IMark72162088"/><text:alphabetical-index-mark-end text:id="IMark66654008"/>s that have been declared <text:alphabetical-index-mark-start text:id="IMark72136216"/><text:alphabetical-index-mark-start text:id="IMark54199160"/><text:alphabetical-index-mark-start text:id="IMark67388616"/><text:alphabetical-index-mark-start text:id="IMark72140440"/><text:alphabetical-index-mark-start text:id="IMark65775000"/><text:alphabetical-index-mark-start text:id="IMark65582760"/><text:alphabetical-index-mark-start text:id="IMark71062952"/><text:alphabetical-index-mark-start text:id="IMark68031352"/><text:alphabetical-index-mark-start text:id="IMark68003944"/><text:alphabetical-index-mark-start text:id="IMark70418280"/><text:alphabetical-index-mark-start text:id="IMark65744136"/><text:alphabetical-index-mark-start text:id="IMark66984120"/><text:alphabetical-index-mark-start text:id="IMark72146056"/>co<text:alphabetical-index-mark-end text:id="IMark72146056"/><text:alphabetical-index-mark-end text:id="IMark66984120"/><text:alphabetical-index-mark-end text:id="IMark65744136"/><text:alphabetical-index-mark-end text:id="IMark70418280"/><text:alphabetical-index-mark-end text:id="IMark68003944"/>mmercial<text:alphabetical-index-mark-end text:id="IMark68031352"/><text:alphabetical-index-mark-end text:id="IMark71062952"/><text:alphabetical-index-mark-end text:id="IMark65582760"/><text:alphabetical-index-mark-end text:id="IMark65775000"/><text:alphabetical-index-mark-end text:id="IMark72140440"/><text:alphabetical-index-mark-end text:id="IMark67388616"/><text:alphabetical-index-mark-end text:id="IMark54199160"/><text:alphabetical-index-mark-end text:id="IMark72136216"/> <text:alphabetical-index-mark-start text:id="IMark67675352"/><text:alphabetical-index-mark-start text:id="IMark65352616"/><text:alphabetical-index-mark-start text:id="IMark65830088"/><text:alphabetical-index-mark-start text:id="IMark72153432"/><text:alphabetical-index-mark-start text:id="IMark72088280"/>zone<text:alphabetical-index-mark-end text:id="IMark72088280"/><text:alphabetical-index-mark-end text:id="IMark72153432"/><text:alphabetical-index-mark-end text:id="IMark65830088"/><text:alphabetical-index-mark-end text:id="IMark65352616"/><text:alphabetical-index-mark-end text:id="IMark67675352"/>s. There are <text:alphabetical-index-mark-start text:id="IMark65788152"/><text:alphabetical-index-mark-start text:id="IMark67758120"/><text:alphabetical-index-mark-start text:id="IMark65661496"/><text:alphabetical-index-mark-start text:id="IMark69547992"/><text:alphabetical-index-mark-start text:id="IMark68755784"/><text:alphabetical-index-mark-start text:id="IMark72193720"/><text:alphabetical-index-mark-start text:id="IMark67575320"/><text:alphabetical-index-mark-start text:id="IMark68047624"/>street<text:alphabetical-index-mark-end text:id="IMark68047624"/><text:alphabetical-index-mark-end text:id="IMark67575320"/><text:alphabetical-index-mark-end text:id="IMark72193720"/><text:alphabetical-index-mark-end text:id="IMark68755784"/><text:alphabetical-index-mark-end text:id="IMark69547992"/><text:alphabetical-index-mark-end text:id="IMark65661496"/><text:alphabetical-index-mark-end text:id="IMark67758120"/><text:alphabetical-index-mark-end text:id="IMark65788152"/>s that can be partially <text:alphabetical-index-mark-start text:id="IMark72144664"/><text:alphabetical-index-mark-start text:id="IMark70788216"/><text:alphabetical-index-mark-start text:id="IMark68184488"/><text:alphabetical-index-mark-start text:id="IMark72131320"/><text:alphabetical-index-mark-start text:id="IMark72135832"/><text:alphabetical-index-mark-start text:id="IMark67387944"/><text:alphabetical-index-mark-start text:id="IMark40786312"/><text:alphabetical-index-mark-start text:id="IMark72143992"/><text:alphabetical-index-mark-start text:id="IMark69372536"/><text:alphabetical-index-mark-start text:id="IMark66113768"/><text:alphabetical-index-mark-start text:id="IMark66061112"/><text:alphabetical-index-mark-start text:id="IMark65157112"/><text:alphabetical-index-mark-start text:id="IMark67067992"/>co<text:alphabetical-index-mark-end text:id="IMark67067992"/><text:alphabetical-index-mark-end text:id="IMark65157112"/><text:alphabetical-index-mark-end text:id="IMark66061112"/><text:alphabetical-index-mark-end text:id="IMark66113768"/><text:alphabetical-index-mark-end text:id="IMark69372536"/>mmercial<text:alphabetical-index-mark-end text:id="IMark72143992"/><text:alphabetical-index-mark-end text:id="IMark40786312"/><text:alphabetical-index-mark-end text:id="IMark67387944"/><text:alphabetical-index-mark-end text:id="IMark72135832"/><text:alphabetical-index-mark-end text:id="IMark72131320"/><text:alphabetical-index-mark-end text:id="IMark68184488"/><text:alphabetical-index-mark-end text:id="IMark70788216"/><text:alphabetical-index-mark-end text:id="IMark72144664"/> and partially <text:alphabetical-index-mark-start text:id="IMark66437256"/><text:alphabetical-index-mark-start text:id="IMark67380200"/><text:alphabetical-index-mark-start text:id="IMark67812984"/><text:alphabetical-index-mark-start text:id="IMark68730104"/><text:alphabetical-index-mark-start text:id="IMark70275208"/><text:alphabetical-index-mark-start text:id="IMark40456344"/><text:alphabetical-index-mark-start text:id="IMark61379144"/><text:alphabetical-index-mark-start text:id="IMark66760408"/>res<text:alphabetical-index-mark-start text:id="IMark72087896"/><text:alphabetical-index-mark-start text:id="IMark67681288"/><text:alphabetical-index-mark-start text:id="IMark65599288"/><text:alphabetical-index-mark-start text:id="IMark68808152"/><text:alphabetical-index-mark-start text:id="IMark71141016"/>id<text:alphabetical-index-mark-end text:id="IMark71141016"/><text:alphabetical-index-mark-end text:id="IMark68808152"/><text:alphabetical-index-mark-end text:id="IMark65599288"/><text:alphabetical-index-mark-end text:id="IMark67681288"/><text:alphabetical-index-mark-end text:id="IMark72087896"/>ential<text:alphabetical-index-mark-end text:id="IMark66760408"/><text:alphabetical-index-mark-end text:id="IMark61379144"/><text:alphabetical-index-mark-end text:id="IMark40456344"/><text:alphabetical-index-mark-end text:id="IMark70275208"/><text:alphabetical-index-mark-end text:id="IMark68730104"/><text:alphabetical-index-mark-end text:id="IMark67812984"/><text:alphabetical-index-mark-end text:id="IMark67380200"/><text:alphabetical-index-mark-end text:id="IMark66437256"/>, or being <text:alphabetical-index-mark-start text:id="IMark68216712"/><text:alphabetical-index-mark-start text:id="IMark68823992"/><text:alphabetical-index-mark-start text:id="IMark67680536"/><text:alphabetical-index-mark-start text:id="IMark54198488"/><text:alphabetical-index-mark-start text:id="IMark65212136"/><text:alphabetical-index-mark-start text:id="IMark72193336"/><text:alphabetical-index-mark-start text:id="IMark72070712"/><text:alphabetical-index-mark-start text:id="IMark72139768"/><text:alphabetical-index-mark-start text:id="IMark65122152"/><text:alphabetical-index-mark-start text:id="IMark72148888"/><text:alphabetical-index-mark-start text:id="IMark67631656"/><text:alphabetical-index-mark-start text:id="IMark69846856"/><text:alphabetical-index-mark-start text:id="IMark69489304"/>co<text:alphabetical-index-mark-end text:id="IMark69489304"/><text:alphabetical-index-mark-end text:id="IMark69846856"/><text:alphabetical-index-mark-end text:id="IMark67631656"/><text:alphabetical-index-mark-end text:id="IMark72148888"/><text:alphabetical-index-mark-end text:id="IMark65122152"/>mmercial<text:alphabetical-index-mark-end text:id="IMark72139768"/><text:alphabetical-index-mark-end text:id="IMark72070712"/><text:alphabetical-index-mark-end text:id="IMark72193336"/><text:alphabetical-index-mark-end text:id="IMark65212136"/><text:alphabetical-index-mark-end text:id="IMark54198488"/><text:alphabetical-index-mark-end text:id="IMark67680536"/><text:alphabetical-index-mark-end text:id="IMark68823992"/><text:alphabetical-index-mark-end text:id="IMark68216712"/> <text:alphabetical-index-mark-start text:id="IMark70145256"/><text:alphabetical-index-mark-start text:id="IMark66911656"/><text:alphabetical-index-mark-start text:id="IMark72067192"/><text:alphabetical-index-mark-start text:id="IMark69683224"/><text:alphabetical-index-mark-start text:id="IMark69974968"/>alt<text:alphabetical-index-mark-end text:id="IMark69974968"/><text:alphabetical-index-mark-end text:id="IMark69683224"/><text:alphabetical-index-mark-end text:id="IMark72067192"/><text:alphabetical-index-mark-end text:id="IMark66911656"/><text:alphabetical-index-mark-end text:id="IMark70145256"/>ogether, display a very different <text:alphabetical-index-mark-start text:id="IMark66528936"/><text:alphabetical-index-mark-start text:id="IMark69356248"/><text:alphabetical-index-mark-start text:id="IMark69357544"/><text:alphabetical-index-mark-start text:id="IMark71855368"/><text:alphabetical-index-mark-start text:id="IMark68123304"/><text:alphabetical-index-mark-start text:id="IMark65643896"/><text:alphabetical-index-mark-start text:id="IMark65645224"/><text:alphabetical-index-mark-start text:id="IMark70081352"/>pedestrian<text:alphabetical-index-mark-end text:id="IMark70081352"/><text:alphabetical-index-mark-end text:id="IMark65645224"/><text:alphabetical-index-mark-end text:id="IMark65643896"/><text:alphabetical-index-mark-end text:id="IMark68123304"/><text:alphabetical-index-mark-end text:id="IMark71855368"/><text:alphabetical-index-mark-end text:id="IMark69357544"/><text:alphabetical-index-mark-end text:id="IMark69356248"/><text:alphabetical-index-mark-end text:id="IMark66528936"/> <text:alphabetical-index-mark-start text:id="IMark45879080"/><text:alphabetical-index-mark-start text:id="IMark70298232"/><text:alphabetical-index-mark-start text:id="IMark70299560"/><text:alphabetical-index-mark-start text:id="IMark67828568"/><text:alphabetical-index-mark-start text:id="IMark69037464"/><text:alphabetical-index-mark-start text:id="IMark72284552"/><text:alphabetical-index-mark-start text:id="IMark72285880"/><text:alphabetical-index-mark-start text:id="IMark41452888"/>density<text:alphabetical-index-mark-end text:id="IMark41452888"/><text:alphabetical-index-mark-end text:id="IMark72285880"/><text:alphabetical-index-mark-end text:id="IMark72284552"/><text:alphabetical-index-mark-end text:id="IMark69037464"/><text:alphabetical-index-mark-end text:id="IMark67828568"/><text:alphabetical-index-mark-end text:id="IMark70299560"/><text:alphabetical-index-mark-end text:id="IMark70298232"/><text:alphabetical-index-mark-end text:id="IMark45879080"/> depending on factors like the presence of <text:alphabetical-index-mark-start text:id="IMark64181384"/><text:alphabetical-index-mark-start text:id="IMark61295000"/><text:alphabetical-index-mark-start text:id="IMark61296328"/><text:alphabetical-index-mark-start text:id="IMark72186184"/><text:alphabetical-index-mark-start text:id="IMark70596648"/>school<text:alphabetical-index-mark-end text:id="IMark70596648"/><text:alphabetical-index-mark-end text:id="IMark72186184"/><text:alphabetical-index-mark-end text:id="IMark61296328"/><text:alphabetical-index-mark-end text:id="IMark61295000"/><text:alphabetical-index-mark-end text:id="IMark64181384"/>s or <text:alphabetical-index-mark-start text:id="IMark67624248"/><text:alphabetical-index-mark-start text:id="IMark66753624"/><text:alphabetical-index-mark-start text:id="IMark66754920"/><text:alphabetical-index-mark-start text:id="IMark60900792"/><text:alphabetical-index-mark-start text:id="IMark69509272"/><text:alphabetical-index-mark-start text:id="IMark69510600"/><text:alphabetical-index-mark-start text:id="IMark67263112"/><text:alphabetical-index-mark-start text:id="IMark66373528"/><text:alphabetical-index-mark-start text:id="IMark66374856"/><text:alphabetical-index-mark-start text:id="IMark39261752"/><text:alphabetical-index-mark-start text:id="IMark66079240"/><text:alphabetical-index-mark-start text:id="IMark66080568"/><text:alphabetical-index-mark-start text:id="IMark67260488"/><text:alphabetical-index-mark-start text:id="IMark67284824"/><text:alphabetical-index-mark-start text:id="IMark67286152"/>bus<text:alphabetical-index-mark-end text:id="IMark67286152"/><text:alphabetical-index-mark-end text:id="IMark67284824"/><text:alphabetical-index-mark-end text:id="IMark67260488"/><text:alphabetical-index-mark-end text:id="IMark66080568"/><text:alphabetical-index-mark-end text:id="IMark66079240"/><text:alphabetical-index-mark-end text:id="IMark39261752"/><text:alphabetical-index-mark-end text:id="IMark66374856"/><text:alphabetical-index-mark-end text:id="IMark66373528"/><text:alphabetical-index-mark-end text:id="IMark67263112"/><text:alphabetical-index-mark-end text:id="IMark69510600"/><text:alphabetical-index-mark-end text:id="IMark69509272"/><text:alphabetical-index-mark-end text:id="IMark60900792"/><text:alphabetical-index-mark-end text:id="IMark66754920"/><text:alphabetical-index-mark-end text:id="IMark66753624"/><text:alphabetical-index-mark-end text:id="IMark67624248"/> <text:alphabetical-index-mark-start text:id="IMark64530776"/><text:alphabetical-index-mark-start text:id="IMark64532008"/><text:alphabetical-index-mark-start text:id="IMark69479208"/><text:alphabetical-index-mark-start text:id="IMark41368920"/><text:alphabetical-index-mark-start text:id="IMark41370248"/><text:alphabetical-index-mark-start text:id="IMark65173880"/><text:alphabetical-index-mark-start text:id="IMark68526152"/><text:alphabetical-index-mark-start text:id="IMark62311688"/><text:alphabetical-index-mark-start text:id="IMark66028328"/><text:alphabetical-index-mark-start text:id="IMark41423192"/><text:alphabetical-index-mark-start text:id="IMark41424520"/><text:alphabetical-index-mark-start text:id="IMark69296136"/><text:alphabetical-index-mark-start text:id="IMark66694696"/><text:alphabetical-index-mark-start text:id="IMark67799016"/><text:alphabetical-index-mark-start text:id="IMark46006536"/>stop<text:alphabetical-index-mark-end text:id="IMark46006536"/><text:alphabetical-index-mark-end text:id="IMark67799016"/><text:alphabetical-index-mark-end text:id="IMark66694696"/><text:alphabetical-index-mark-end text:id="IMark69296136"/><text:alphabetical-index-mark-end text:id="IMark41424520"/><text:alphabetical-index-mark-end text:id="IMark41423192"/><text:alphabetical-index-mark-end text:id="IMark66028328"/><text:alphabetical-index-mark-end text:id="IMark62311688"/><text:alphabetical-index-mark-end text:id="IMark68526152"/><text:alphabetical-index-mark-end text:id="IMark65173880"/><text:alphabetical-index-mark-end text:id="IMark41370248"/><text:alphabetical-index-mark-end text:id="IMark41368920"/><text:alphabetical-index-mark-end text:id="IMark69479208"/><text:alphabetical-index-mark-end text:id="IMark64532008"/><text:alphabetical-index-mark-end text:id="IMark64530776"/>s.</text:p>
      <text:p text:style-name="P12"/>
      <text:p text:style-name="P22"><text:soft-page-break/><text:alphabetical-index-mark-start text:id="IMark65122152"/><text:alphabetical-index-mark-start text:id="IMark72148888"/><text:alphabetical-index-mark-start text:id="IMark72144664"/><text:alphabetical-index-mark-start text:id="IMark70788216"/><text:alphabetical-index-mark-start text:id="IMark65788152"/><text:alphabetical-index-mark-start text:id="IMark67758120"/><text:alphabetical-index-mark-start text:id="IMark65661496"/>Urban<text:alphabetical-index-mark-end text:id="IMark65661496"/><text:alphabetical-index-mark-end text:id="IMark67758120"/><text:alphabetical-index-mark-end text:id="IMark65788152"/><text:alphabetical-index-mark-end text:id="IMark70788216"/><text:alphabetical-index-mark-end text:id="IMark72144664"/><text:alphabetical-index-mark-end text:id="IMark72148888"/><text:alphabetical-index-mark-end text:id="IMark65122152"/> <text:alphabetical-index-mark-start text:id="IMark69547992"/><text:alphabetical-index-mark-start text:id="IMark68755784"/><text:alphabetical-index-mark-start text:id="IMark72193720"/><text:alphabetical-index-mark-start text:id="IMark67575320"/><text:alphabetical-index-mark-start text:id="IMark68047624"/><text:alphabetical-index-mark-start text:id="IMark67675352"/><text:alphabetical-index-mark-start text:id="IMark65352616"/><text:alphabetical-index-mark-start text:id="IMark65830088"/><text:alphabetical-index-mark-start text:id="IMark72153432"/><text:alphabetical-index-mark-start text:id="IMark72088280"/><text:alphabetical-index-mark-start text:id="IMark72136216"/><text:alphabetical-index-mark-start text:id="IMark54199160"/>co<text:alphabetical-index-mark-end text:id="IMark54199160"/><text:alphabetical-index-mark-end text:id="IMark72136216"/><text:alphabetical-index-mark-end text:id="IMark72088280"/><text:alphabetical-index-mark-end text:id="IMark72153432"/><text:alphabetical-index-mark-end text:id="IMark65830088"/>de<text:alphabetical-index-mark-end text:id="IMark65352616"/><text:alphabetical-index-mark-end text:id="IMark67675352"/><text:alphabetical-index-mark-end text:id="IMark68047624"/><text:alphabetical-index-mark-end text:id="IMark67575320"/><text:alphabetical-index-mark-end text:id="IMark72193720"/><text:alphabetical-index-mark-end text:id="IMark68755784"/><text:alphabetical-index-mark-end text:id="IMark69547992"/>s guarantee that there is no m<text:alphabetical-index-mark-start text:id="IMark67388616"/><text:alphabetical-index-mark-start text:id="IMark72140440"/><text:alphabetical-index-mark-start text:id="IMark65775000"/><text:alphabetical-index-mark-start text:id="IMark65582760"/><text:alphabetical-index-mark-start text:id="IMark71062952"/>id<text:alphabetical-index-mark-end text:id="IMark71062952"/><text:alphabetical-index-mark-end text:id="IMark65582760"/><text:alphabetical-index-mark-end text:id="IMark65775000"/><text:alphabetical-index-mark-end text:id="IMark72140440"/><text:alphabetical-index-mark-end text:id="IMark67388616"/>dle to heavy <text:alphabetical-index-mark-start text:id="IMark68031352"/><text:alphabetical-index-mark-start text:id="IMark68003944"/><text:alphabetical-index-mark-start text:id="IMark70418280"/><text:alphabetical-index-mark-start text:id="IMark65744136"/><text:alphabetical-index-mark-start text:id="IMark66984120"/><text:alphabetical-index-mark-start text:id="IMark72146056"/><text:alphabetical-index-mark-start text:id="IMark66654008"/><text:alphabetical-index-mark-start text:id="IMark72162088"/><text:alphabetical-index-mark-start text:id="IMark66822584"/><text:alphabetical-index-mark-start text:id="IMark70743096"/><text:alphabetical-index-mark-start text:id="IMark67783336"/><text:alphabetical-index-mark-start text:id="IMark40786696"/><text:alphabetical-index-mark-start text:id="IMark69372920"/>co<text:alphabetical-index-mark-end text:id="IMark69372920"/><text:alphabetical-index-mark-end text:id="IMark40786696"/><text:alphabetical-index-mark-end text:id="IMark67783336"/><text:alphabetical-index-mark-end text:id="IMark70743096"/><text:alphabetical-index-mark-end text:id="IMark66822584"/>mmercial<text:alphabetical-index-mark-end text:id="IMark72162088"/><text:alphabetical-index-mark-end text:id="IMark66654008"/><text:alphabetical-index-mark-end text:id="IMark72146056"/><text:alphabetical-index-mark-end text:id="IMark66984120"/><text:alphabetical-index-mark-end text:id="IMark65744136"/><text:alphabetical-index-mark-end text:id="IMark70418280"/><text:alphabetical-index-mark-end text:id="IMark68003944"/><text:alphabetical-index-mark-end text:id="IMark68031352"/>, or <text:alphabetical-index-mark-start text:id="IMark72176824"/><text:alphabetical-index-mark-start text:id="IMark68157176"/><text:alphabetical-index-mark-start text:id="IMark68758408"/><text:alphabetical-index-mark-start text:id="IMark70230984"/><text:alphabetical-index-mark-start text:id="IMark69950952"/><text:alphabetical-index-mark-start text:id="IMark60562920"/><text:alphabetical-index-mark-start text:id="IMark68417592"/>industrial<text:alphabetical-index-mark-end text:id="IMark68417592"/><text:alphabetical-index-mark-end text:id="IMark60562920"/><text:alphabetical-index-mark-end text:id="IMark69950952"/><text:alphabetical-index-mark-end text:id="IMark70230984"/><text:alphabetical-index-mark-end text:id="IMark68758408"/><text:alphabetical-index-mark-end text:id="IMark68157176"/><text:alphabetical-index-mark-end text:id="IMark72176824"/> <text:alphabetical-index-mark-start text:id="IMark71914328"/><text:alphabetical-index-mark-start text:id="IMark66213400"/><text:alphabetical-index-mark-start text:id="IMark65671864"/><text:alphabetical-index-mark-start text:id="IMark68151608"/><text:alphabetical-index-mark-start text:id="IMark60520664"/>development<text:alphabetical-index-mark-end text:id="IMark60520664"/><text:alphabetical-index-mark-end text:id="IMark68151608"/><text:alphabetical-index-mark-end text:id="IMark65671864"/><text:alphabetical-index-mark-end text:id="IMark66213400"/><text:alphabetical-index-mark-end text:id="IMark71914328"/> in <text:alphabetical-index-mark-start text:id="IMark66273352"/><text:alphabetical-index-mark-start text:id="IMark69840184"/><text:alphabetical-index-mark-start text:id="IMark67144840"/><text:alphabetical-index-mark-start text:id="IMark71057928"/><text:alphabetical-index-mark-start text:id="IMark60695336"/><text:alphabetical-index-mark-start text:id="IMark65351240"/><text:alphabetical-index-mark-start text:id="IMark69448040"/><text:alphabetical-index-mark-start text:id="IMark71115960"/>res<text:alphabetical-index-mark-start text:id="IMark65654264"/><text:alphabetical-index-mark-start text:id="IMark66508360"/><text:alphabetical-index-mark-start text:id="IMark65750968"/><text:alphabetical-index-mark-start text:id="IMark72222440"/><text:alphabetical-index-mark-start text:id="IMark46039480"/>id<text:alphabetical-index-mark-end text:id="IMark46039480"/><text:alphabetical-index-mark-end text:id="IMark72222440"/><text:alphabetical-index-mark-end text:id="IMark65750968"/><text:alphabetical-index-mark-end text:id="IMark66508360"/><text:alphabetical-index-mark-end text:id="IMark65654264"/>ential<text:alphabetical-index-mark-end text:id="IMark71115960"/><text:alphabetical-index-mark-end text:id="IMark69448040"/><text:alphabetical-index-mark-end text:id="IMark65351240"/><text:alphabetical-index-mark-end text:id="IMark60695336"/><text:alphabetical-index-mark-end text:id="IMark71057928"/><text:alphabetical-index-mark-end text:id="IMark67144840"/><text:alphabetical-index-mark-end text:id="IMark69840184"/><text:alphabetical-index-mark-end text:id="IMark66273352"/> areas. In this part of the <text:alphabetical-index-mark-start text:id="IMark67021016"/><text:alphabetical-index-mark-start text:id="IMark65767256"/><text:alphabetical-index-mark-start text:id="IMark65480840"/><text:alphabetical-index-mark-start text:id="IMark72090408"/><text:alphabetical-index-mark-start text:id="IMark67287736"/><text:alphabetical-index-mark-start text:id="IMark65575560"/><text:alphabetical-index-mark-start text:id="IMark65564760"/>city<text:alphabetical-index-mark-end text:id="IMark65564760"/><text:alphabetical-index-mark-end text:id="IMark65575560"/><text:alphabetical-index-mark-end text:id="IMark67287736"/><text:alphabetical-index-mark-end text:id="IMark72090408"/><text:alphabetical-index-mark-end text:id="IMark65480840"/><text:alphabetical-index-mark-end text:id="IMark65767256"/><text:alphabetical-index-mark-end text:id="IMark67021016"/>, there is no allowance for <text:alphabetical-index-mark-start text:id="IMark61012568"/><text:alphabetical-index-mark-start text:id="IMark67762008"/><text:alphabetical-index-mark-start text:id="IMark69393176"/><text:alphabetical-index-mark-start text:id="IMark70421512"/><text:alphabetical-index-mark-start text:id="IMark68730488"/><text:alphabetical-index-mark-start text:id="IMark69937944"/><text:alphabetical-index-mark-start text:id="IMark65702328"/>industrial<text:alphabetical-index-mark-end text:id="IMark65702328"/><text:alphabetical-index-mark-end text:id="IMark69937944"/><text:alphabetical-index-mark-end text:id="IMark68730488"/><text:alphabetical-index-mark-end text:id="IMark70421512"/><text:alphabetical-index-mark-end text:id="IMark69393176"/><text:alphabetical-index-mark-end text:id="IMark67762008"/><text:alphabetical-index-mark-end text:id="IMark61012568"/> activities so they are not being <text:alphabetical-index-mark-start text:id="IMark60984408"/><text:alphabetical-index-mark-start text:id="IMark65892024"/><text:alphabetical-index-mark-start text:id="IMark65803288"/><text:alphabetical-index-mark-start text:id="IMark65614152"/><text:alphabetical-index-mark-start text:id="IMark69232072"/>co<text:alphabetical-index-mark-end text:id="IMark69232072"/><text:alphabetical-index-mark-end text:id="IMark65614152"/><text:alphabetical-index-mark-end text:id="IMark65803288"/><text:alphabetical-index-mark-end text:id="IMark65892024"/><text:alphabetical-index-mark-end text:id="IMark60984408"/>ns<text:alphabetical-index-mark-start text:id="IMark66253032"/><text:alphabetical-index-mark-start text:id="IMark72195880"/><text:alphabetical-index-mark-start text:id="IMark46183960"/><text:alphabetical-index-mark-start text:id="IMark72254552"/><text:alphabetical-index-mark-start text:id="IMark40456728"/>id<text:alphabetical-index-mark-end text:id="IMark40456728"/><text:alphabetical-index-mark-end text:id="IMark72254552"/><text:alphabetical-index-mark-end text:id="IMark46183960"/><text:alphabetical-index-mark-end text:id="IMark72195880"/><text:alphabetical-index-mark-end text:id="IMark66253032"/>ered in this <text:alphabetical-index-mark-start text:id="IMark70599592"/><text:alphabetical-index-mark-start text:id="IMark70292152"/><text:alphabetical-index-mark-start text:id="IMark72071384"/><text:alphabetical-index-mark-start text:id="IMark72074856"/><text:alphabetical-index-mark-start text:id="IMark67318008"/><text:alphabetical-index-mark-start text:id="IMark72131992"/><text:alphabetical-index-mark-start text:id="IMark72168376"/><text:alphabetical-index-mark-start text:id="IMark68254808"/><text:alphabetical-index-mark-start text:id="IMark69084280"/><text:alphabetical-index-mark-start text:id="IMark65878152"/><text:alphabetical-index-mark-start text:id="IMark68133720"/><text:alphabetical-index-mark-start text:id="IMark47458408"/><text:alphabetical-index-mark-start text:id="IMark67944040"/><text:alphabetical-index-mark-start text:id="IMark67999416"/><text:alphabetical-index-mark-start text:id="IMark69478824"/><text:alphabetical-index-mark-start text:id="IMark46014616"/>data<text:alphabetical-index-mark-end text:id="IMark46014616"/><text:alphabetical-index-mark-end text:id="IMark69478824"/><text:alphabetical-index-mark-end text:id="IMark67999416"/><text:alphabetical-index-mark-end text:id="IMark67944040"/><text:alphabetical-index-mark-end text:id="IMark47458408"/><text:alphabetical-index-mark-end text:id="IMark68133720"/><text:alphabetical-index-mark-end text:id="IMark65878152"/><text:alphabetical-index-mark-end text:id="IMark69084280"/>set<text:alphabetical-index-mark-end text:id="IMark68254808"/><text:alphabetical-index-mark-end text:id="IMark72168376"/><text:alphabetical-index-mark-end text:id="IMark72131992"/><text:alphabetical-index-mark-end text:id="IMark67318008"/><text:alphabetical-index-mark-end text:id="IMark72074856"/><text:alphabetical-index-mark-end text:id="IMark72071384"/><text:alphabetical-index-mark-end text:id="IMark70292152"/><text:alphabetical-index-mark-end text:id="IMark70599592"/>.</text:p>
      <text:p text:style-name="P22"/>
      <text:p text:style-name="P22">Thew <text:alphabetical-index-mark-start text:id="IMark72071384"/><text:alphabetical-index-mark-start text:id="IMark72074856"/><text:alphabetical-index-mark-start text:id="IMark67318008"/><text:alphabetical-index-mark-start text:id="IMark72131992"/><text:alphabetical-index-mark-start text:id="IMark72168376"/><text:alphabetical-index-mark-start text:id="IMark68254808"/><text:alphabetical-index-mark-start text:id="IMark66253032"/><text:alphabetical-index-mark-start text:id="IMark72195880"/><text:alphabetical-index-mark-start text:id="IMark46183960"/><text:alphabetical-index-mark-start text:id="IMark72254552"/><text:alphabetical-index-mark-start text:id="IMark40456728"/><text:alphabetical-index-mark-start text:id="IMark60984408"/><text:alphabetical-index-mark-start text:id="IMark65892024"/><text:alphabetical-index-mark-start text:id="IMark65803288"/>price<text:alphabetical-index-mark-end text:id="IMark65803288"/><text:alphabetical-index-mark-end text:id="IMark65892024"/><text:alphabetical-index-mark-end text:id="IMark60984408"/><text:alphabetical-index-mark-end text:id="IMark40456728"/><text:alphabetical-index-mark-end text:id="IMark72254552"/><text:alphabetical-index-mark-end text:id="IMark46183960"/><text:alphabetical-index-mark-end text:id="IMark72195880"/><text:alphabetical-index-mark-end text:id="IMark66253032"/><text:alphabetical-index-mark-end text:id="IMark68254808"/><text:alphabetical-index-mark-end text:id="IMark72168376"/><text:alphabetical-index-mark-end text:id="IMark72131992"/><text:alphabetical-index-mark-end text:id="IMark67318008"/><text:alphabetical-index-mark-end text:id="IMark72074856"/><text:alphabetical-index-mark-end text:id="IMark72071384"/> of <text:alphabetical-index-mark-start text:id="IMark65614152"/><text:alphabetical-index-mark-start text:id="IMark69232072"/><text:alphabetical-index-mark-start text:id="IMark61012568"/><text:alphabetical-index-mark-start text:id="IMark67762008"/><text:alphabetical-index-mark-start text:id="IMark69393176"/><text:alphabetical-index-mark-start text:id="IMark70421512"/><text:alphabetical-index-mark-start text:id="IMark68730488"/>p<text:alphabetical-index-mark-start text:id="IMark69937944"/><text:alphabetical-index-mark-start text:id="IMark65702328"/><text:alphabetical-index-mark-start text:id="IMark67021016"/><text:alphabetical-index-mark-start text:id="IMark65767256"/><text:alphabetical-index-mark-start text:id="IMark65480840"/>ro<text:alphabetical-index-mark-end text:id="IMark65480840"/><text:alphabetical-index-mark-end text:id="IMark65767256"/><text:alphabetical-index-mark-end text:id="IMark67021016"/><text:alphabetical-index-mark-end text:id="IMark65702328"/><text:alphabetical-index-mark-end text:id="IMark69937944"/>perties<text:alphabetical-index-mark-end text:id="IMark68730488"/><text:alphabetical-index-mark-end text:id="IMark70421512"/><text:alphabetical-index-mark-end text:id="IMark69393176"/><text:alphabetical-index-mark-end text:id="IMark67762008"/><text:alphabetical-index-mark-end text:id="IMark61012568"/><text:alphabetical-index-mark-end text:id="IMark69232072"/><text:alphabetical-index-mark-end text:id="IMark65614152"/> per <text:alphabetical-index-mark-start text:id="IMark72090408"/><text:alphabetical-index-mark-start text:id="IMark67287736"/><text:alphabetical-index-mark-start text:id="IMark65575560"/><text:alphabetical-index-mark-start text:id="IMark65564760"/><text:alphabetical-index-mark-start text:id="IMark66273352"/><text:alphabetical-index-mark-start text:id="IMark69840184"/><text:alphabetical-index-mark-start text:id="IMark67144840"/>square<text:alphabetical-index-mark-end text:id="IMark67144840"/><text:alphabetical-index-mark-end text:id="IMark69840184"/><text:alphabetical-index-mark-end text:id="IMark66273352"/><text:alphabetical-index-mark-end text:id="IMark65564760"/><text:alphabetical-index-mark-end text:id="IMark65575560"/><text:alphabetical-index-mark-end text:id="IMark67287736"/><text:alphabetical-index-mark-end text:id="IMark72090408"/> <text:alphabetical-index-mark-start text:id="IMark71057928"/><text:alphabetical-index-mark-start text:id="IMark60695336"/><text:alphabetical-index-mark-start text:id="IMark65351240"/><text:alphabetical-index-mark-start text:id="IMark69448040"/><text:alphabetical-index-mark-start text:id="IMark71115960"/><text:alphabetical-index-mark-start text:id="IMark65654264"/><text:alphabetical-index-mark-start text:id="IMark66508360"/>meter<text:alphabetical-index-mark-end text:id="IMark66508360"/><text:alphabetical-index-mark-end text:id="IMark65654264"/><text:alphabetical-index-mark-end text:id="IMark71115960"/><text:alphabetical-index-mark-end text:id="IMark69448040"/><text:alphabetical-index-mark-end text:id="IMark65351240"/><text:alphabetical-index-mark-end text:id="IMark60695336"/><text:alphabetical-index-mark-end text:id="IMark71057928"/> is influenced by <text:alphabetical-index-mark-start text:id="IMark65750968"/><text:alphabetical-index-mark-start text:id="IMark72222440"/><text:alphabetical-index-mark-start text:id="IMark46039480"/><text:alphabetical-index-mark-start text:id="IMark71914328"/><text:alphabetical-index-mark-start text:id="IMark66213400"/><text:alphabetical-index-mark-start text:id="IMark65671864"/><text:alphabetical-index-mark-start text:id="IMark68151608"/>urban<text:alphabetical-index-mark-end text:id="IMark68151608"/><text:alphabetical-index-mark-end text:id="IMark65671864"/><text:alphabetical-index-mark-end text:id="IMark66213400"/><text:alphabetical-index-mark-end text:id="IMark71914328"/><text:alphabetical-index-mark-end text:id="IMark46039480"/><text:alphabetical-index-mark-end text:id="IMark72222440"/><text:alphabetical-index-mark-end text:id="IMark65750968"/> <text:alphabetical-index-mark-start text:id="IMark60520664"/><text:alphabetical-index-mark-start text:id="IMark72176824"/><text:alphabetical-index-mark-start text:id="IMark68157176"/><text:alphabetical-index-mark-start text:id="IMark68758408"/><text:alphabetical-index-mark-start text:id="IMark70230984"/><text:alphabetical-index-mark-start text:id="IMark69950952"/><text:alphabetical-index-mark-start text:id="IMark60562920"/><text:alphabetical-index-mark-start text:id="IMark68417592"/><text:alphabetical-index-mark-start text:id="IMark68031352"/><text:alphabetical-index-mark-start text:id="IMark68003944"/><text:alphabetical-index-mark-start text:id="IMark70418280"/><text:alphabetical-index-mark-start text:id="IMark65744136"/>co<text:alphabetical-index-mark-end text:id="IMark65744136"/><text:alphabetical-index-mark-end text:id="IMark70418280"/><text:alphabetical-index-mark-end text:id="IMark68003944"/><text:alphabetical-index-mark-end text:id="IMark68031352"/><text:alphabetical-index-mark-end text:id="IMark68417592"/>de<text:alphabetical-index-mark-end text:id="IMark60562920"/><text:alphabetical-index-mark-end text:id="IMark69950952"/><text:alphabetical-index-mark-end text:id="IMark70230984"/><text:alphabetical-index-mark-end text:id="IMark68758408"/><text:alphabetical-index-mark-end text:id="IMark68157176"/><text:alphabetical-index-mark-end text:id="IMark72176824"/><text:alphabetical-index-mark-end text:id="IMark60520664"/>s: indeed, <text:alphabetical-index-mark-start text:id="IMark66984120"/><text:alphabetical-index-mark-start text:id="IMark72146056"/><text:alphabetical-index-mark-start text:id="IMark66654008"/><text:alphabetical-index-mark-start text:id="IMark72162088"/><text:alphabetical-index-mark-start text:id="IMark66822584"/><text:alphabetical-index-mark-start text:id="IMark70743096"/><text:alphabetical-index-mark-start text:id="IMark67783336"/><text:alphabetical-index-mark-start text:id="IMark40786696"/>res<text:alphabetical-index-mark-start text:id="IMark69372920"/><text:alphabetical-index-mark-start text:id="IMark67388616"/><text:alphabetical-index-mark-start text:id="IMark72140440"/><text:alphabetical-index-mark-start text:id="IMark65775000"/><text:alphabetical-index-mark-start text:id="IMark65582760"/>id<text:alphabetical-index-mark-end text:id="IMark65582760"/><text:alphabetical-index-mark-end text:id="IMark65775000"/><text:alphabetical-index-mark-end text:id="IMark72140440"/><text:alphabetical-index-mark-end text:id="IMark67388616"/><text:alphabetical-index-mark-end text:id="IMark69372920"/>ential<text:alphabetical-index-mark-end text:id="IMark40786696"/><text:alphabetical-index-mark-end text:id="IMark67783336"/><text:alphabetical-index-mark-end text:id="IMark70743096"/><text:alphabetical-index-mark-end text:id="IMark66822584"/><text:alphabetical-index-mark-end text:id="IMark72162088"/><text:alphabetical-index-mark-end text:id="IMark66654008"/><text:alphabetical-index-mark-end text:id="IMark72146056"/><text:alphabetical-index-mark-end text:id="IMark66984120"/> areas have lower <text:alphabetical-index-mark-start text:id="IMark71062952"/><text:alphabetical-index-mark-start text:id="IMark69547992"/><text:alphabetical-index-mark-start text:id="IMark68755784"/><text:alphabetical-index-mark-start text:id="IMark72193720"/><text:alphabetical-index-mark-start text:id="IMark67575320"/><text:alphabetical-index-mark-start text:id="IMark68047624"/><text:alphabetical-index-mark-start text:id="IMark67675352"/><text:alphabetical-index-mark-start text:id="IMark65352616"/><text:alphabetical-index-mark-start text:id="IMark65830088"/><text:alphabetical-index-mark-start text:id="IMark72153432"/><text:alphabetical-index-mark-start text:id="IMark72088280"/><text:alphabetical-index-mark-start text:id="IMark72136216"/><text:alphabetical-index-mark-start text:id="IMark54199160"/><text:alphabetical-index-mark-start text:id="IMark65122152"/>price<text:alphabetical-index-mark-end text:id="IMark65122152"/><text:alphabetical-index-mark-end text:id="IMark54199160"/><text:alphabetical-index-mark-end text:id="IMark72136216"/><text:alphabetical-index-mark-end text:id="IMark72088280"/><text:alphabetical-index-mark-end text:id="IMark72153432"/><text:alphabetical-index-mark-end text:id="IMark65830088"/><text:alphabetical-index-mark-end text:id="IMark65352616"/><text:alphabetical-index-mark-end text:id="IMark67675352"/><text:alphabetical-index-mark-end text:id="IMark68047624"/><text:alphabetical-index-mark-end text:id="IMark67575320"/><text:alphabetical-index-mark-end text:id="IMark72193720"/><text:alphabetical-index-mark-end text:id="IMark68755784"/><text:alphabetical-index-mark-end text:id="IMark69547992"/><text:alphabetical-index-mark-end text:id="IMark71062952"/>s since there are less options to <text:alphabetical-index-mark-start text:id="IMark72148888"/><text:alphabetical-index-mark-start text:id="IMark72144664"/><text:alphabetical-index-mark-start text:id="IMark70788216"/><text:alphabetical-index-mark-start text:id="IMark65788152"/><text:alphabetical-index-mark-start text:id="IMark67758120"/><text:alphabetical-index-mark-start text:id="IMark65661496"/><text:alphabetical-index-mark-start text:id="IMark70599592"/>build<text:alphabetical-index-mark-end text:id="IMark70599592"/><text:alphabetical-index-mark-end text:id="IMark65661496"/><text:alphabetical-index-mark-end text:id="IMark67758120"/><text:alphabetical-index-mark-end text:id="IMark65788152"/><text:alphabetical-index-mark-end text:id="IMark70788216"/><text:alphabetical-index-mark-end text:id="IMark72144664"/><text:alphabetical-index-mark-end text:id="IMark72148888"/> and develop. <text:alphabetical-index-mark-start text:id="IMark70292152"/><text:alphabetical-index-mark-start text:id="IMark68185912"/><text:alphabetical-index-mark-start text:id="IMark66917000"/><text:alphabetical-index-mark-start text:id="IMark66517192"/><text:alphabetical-index-mark-start text:id="IMark65665176"/><text:alphabetical-index-mark-start text:id="IMark39261368"/><text:alphabetical-index-mark-start text:id="IMark61005544"/><text:alphabetical-index-mark-start text:id="IMark40786312"/><text:alphabetical-index-mark-start text:id="IMark65127000"/><text:alphabetical-index-mark-start text:id="IMark72083336"/><text:alphabetical-index-mark-start text:id="IMark69975336"/><text:alphabetical-index-mark-start text:id="IMark70298600"/><text:alphabetical-index-mark-start text:id="IMark67285192"/>Co<text:alphabetical-index-mark-end text:id="IMark67285192"/><text:alphabetical-index-mark-end text:id="IMark70298600"/><text:alphabetical-index-mark-end text:id="IMark69975336"/><text:alphabetical-index-mark-end text:id="IMark72083336"/><text:alphabetical-index-mark-end text:id="IMark65127000"/>mmercial<text:alphabetical-index-mark-end text:id="IMark40786312"/><text:alphabetical-index-mark-end text:id="IMark61005544"/><text:alphabetical-index-mark-end text:id="IMark39261368"/><text:alphabetical-index-mark-end text:id="IMark65665176"/><text:alphabetical-index-mark-end text:id="IMark66517192"/><text:alphabetical-index-mark-end text:id="IMark66917000"/><text:alphabetical-index-mark-end text:id="IMark68185912"/><text:alphabetical-index-mark-end text:id="IMark70292152"/> areas, on the other s<text:alphabetical-index-mark-start text:id="IMark69509640"/><text:alphabetical-index-mark-start text:id="IMark65174248"/><text:alphabetical-index-mark-start text:id="IMark66753992"/><text:alphabetical-index-mark-start text:id="IMark70832968"/><text:alphabetical-index-mark-start text:id="IMark70353400"/>id<text:alphabetical-index-mark-end text:id="IMark70353400"/><text:alphabetical-index-mark-end text:id="IMark70832968"/><text:alphabetical-index-mark-end text:id="IMark66753992"/><text:alphabetical-index-mark-end text:id="IMark65174248"/><text:alphabetical-index-mark-end text:id="IMark69509640"/>e, allow for both <text:alphabetical-index-mark-start text:id="IMark67076120"/><text:alphabetical-index-mark-start text:id="IMark70080488"/><text:alphabetical-index-mark-start text:id="IMark41452024"/><text:alphabetical-index-mark-start text:id="IMark46005672"/><text:alphabetical-index-mark-start text:id="IMark65876936"/><text:alphabetical-index-mark-start text:id="IMark70160808"/><text:alphabetical-index-mark-start text:id="IMark66061112"/><text:alphabetical-index-mark-start text:id="IMark72131320"/><text:alphabetical-index-mark-start text:id="IMark71141016"/><text:alphabetical-index-mark-start text:id="IMark66760408"/><text:alphabetical-index-mark-start text:id="IMark68730104"/><text:alphabetical-index-mark-start text:id="IMark72183848"/><text:alphabetical-index-mark-start text:id="IMark72193336"/>co<text:alphabetical-index-mark-end text:id="IMark72193336"/><text:alphabetical-index-mark-end text:id="IMark72183848"/><text:alphabetical-index-mark-end text:id="IMark68730104"/><text:alphabetical-index-mark-end text:id="IMark66760408"/><text:alphabetical-index-mark-end text:id="IMark71141016"/>mmercial<text:alphabetical-index-mark-end text:id="IMark72131320"/><text:alphabetical-index-mark-end text:id="IMark66061112"/><text:alphabetical-index-mark-end text:id="IMark70160808"/><text:alphabetical-index-mark-end text:id="IMark65876936"/><text:alphabetical-index-mark-end text:id="IMark46005672"/><text:alphabetical-index-mark-end text:id="IMark41452024"/><text:alphabetical-index-mark-end text:id="IMark70080488"/><text:alphabetical-index-mark-end text:id="IMark67076120"/> as well as <text:alphabetical-index-mark-start text:id="IMark68823992"/><text:alphabetical-index-mark-start text:id="IMark67763544"/><text:alphabetical-index-mark-start text:id="IMark72074472"/><text:alphabetical-index-mark-start text:id="IMark70591768"/><text:alphabetical-index-mark-start text:id="IMark67517672"/><text:alphabetical-index-mark-start text:id="IMark71096792"/><text:alphabetical-index-mark-start text:id="IMark72185304"/><text:alphabetical-index-mark-start text:id="IMark45657672"/>res<text:alphabetical-index-mark-start text:id="IMark61138184"/><text:alphabetical-index-mark-start text:id="IMark45987288"/><text:alphabetical-index-mark-start text:id="IMark60729016"/><text:alphabetical-index-mark-start text:id="IMark68693384"/><text:alphabetical-index-mark-start text:id="IMark61560616"/>id<text:alphabetical-index-mark-end text:id="IMark61560616"/><text:alphabetical-index-mark-end text:id="IMark68693384"/><text:alphabetical-index-mark-end text:id="IMark60729016"/><text:alphabetical-index-mark-end text:id="IMark45987288"/><text:alphabetical-index-mark-end text:id="IMark61138184"/>ential<text:alphabetical-index-mark-end text:id="IMark45657672"/><text:alphabetical-index-mark-end text:id="IMark72185304"/><text:alphabetical-index-mark-end text:id="IMark71096792"/><text:alphabetical-index-mark-end text:id="IMark67517672"/><text:alphabetical-index-mark-end text:id="IMark70591768"/><text:alphabetical-index-mark-end text:id="IMark72074472"/><text:alphabetical-index-mark-end text:id="IMark67763544"/><text:alphabetical-index-mark-end text:id="IMark68823992"/> <text:alphabetical-index-mark-start text:id="IMark61562664"/><text:alphabetical-index-mark-start text:id="IMark65256760"/><text:alphabetical-index-mark-start text:id="IMark66054760"/><text:alphabetical-index-mark-start text:id="IMark66056088"/><text:alphabetical-index-mark-start text:id="IMark70646568"/><text:alphabetical-index-mark-start text:id="IMark70647896"/><text:alphabetical-index-mark-start text:id="IMark72350872"/><text:alphabetical-index-mark-start text:id="IMark72352200"/><text:alphabetical-index-mark-start text:id="IMark72295128"/><text:alphabetical-index-mark-start text:id="IMark72296456"/><text:alphabetical-index-mark-start text:id="IMark72346344"/><text:alphabetical-index-mark-start text:id="IMark72325000"/>co<text:alphabetical-index-mark-end text:id="IMark72325000"/><text:alphabetical-index-mark-end text:id="IMark72346344"/><text:alphabetical-index-mark-end text:id="IMark72296456"/><text:alphabetical-index-mark-end text:id="IMark72295128"/><text:alphabetical-index-mark-end text:id="IMark72352200"/>nstruction<text:alphabetical-index-mark-end text:id="IMark72350872"/><text:alphabetical-index-mark-end text:id="IMark70647896"/><text:alphabetical-index-mark-end text:id="IMark70646568"/><text:alphabetical-index-mark-end text:id="IMark66056088"/><text:alphabetical-index-mark-end text:id="IMark66054760"/><text:alphabetical-index-mark-end text:id="IMark65256760"/><text:alphabetical-index-mark-end text:id="IMark61562664"/>. Of <text:alphabetical-index-mark-start text:id="IMark72327080"/><text:alphabetical-index-mark-start text:id="IMark67080584"/><text:alphabetical-index-mark-start text:id="IMark67081912"/><text:alphabetical-index-mark-start text:id="IMark72320408"/><text:alphabetical-index-mark-start text:id="IMark72321464"/>co<text:alphabetical-index-mark-end text:id="IMark72321464"/><text:alphabetical-index-mark-end text:id="IMark72320408"/><text:alphabetical-index-mark-end text:id="IMark67081912"/><text:alphabetical-index-mark-end text:id="IMark67080584"/><text:alphabetical-index-mark-end text:id="IMark72327080"/>urse, few <text:alphabetical-index-mark-start text:id="IMark72252776"/><text:alphabetical-index-mark-start text:id="IMark72241448"/><text:alphabetical-index-mark-start text:id="IMark72242712"/><text:alphabetical-index-mark-start text:id="IMark72358456"/><text:alphabetical-index-mark-start text:id="IMark72359784"/><text:alphabetical-index-mark-start text:id="IMark72348344"/><text:alphabetical-index-mark-start text:id="IMark72349672"/><text:alphabetical-index-mark-start text:id="IMark72282488"/>people<text:alphabetical-index-mark-end text:id="IMark72282488"/><text:alphabetical-index-mark-end text:id="IMark72349672"/><text:alphabetical-index-mark-end text:id="IMark72348344"/><text:alphabetical-index-mark-end text:id="IMark72359784"/><text:alphabetical-index-mark-end text:id="IMark72358456"/><text:alphabetical-index-mark-end text:id="IMark72242712"/><text:alphabetical-index-mark-end text:id="IMark72241448"/><text:alphabetical-index-mark-end text:id="IMark72252776"/> tend to prefer living in a <text:alphabetical-index-mark-start text:id="IMark72230776"/><text:alphabetical-index-mark-start text:id="IMark72335992"/><text:alphabetical-index-mark-start text:id="IMark72360520"/><text:alphabetical-index-mark-start text:id="IMark72361848"/><text:alphabetical-index-mark-start text:id="IMark72226744"/><text:alphabetical-index-mark-start text:id="IMark72227800"/><text:alphabetical-index-mark-start text:id="IMark72216632"/><text:alphabetical-index-mark-start text:id="IMark72217960"/><text:alphabetical-index-mark-start text:id="IMark72355928"/><text:alphabetical-index-mark-start text:id="IMark72357256"/><text:alphabetical-index-mark-start text:id="IMark72322936"/><text:alphabetical-index-mark-start text:id="IMark72324264"/><text:alphabetical-index-mark-start text:id="IMark72333048"/>co<text:alphabetical-index-mark-end text:id="IMark72333048"/><text:alphabetical-index-mark-end text:id="IMark72324264"/><text:alphabetical-index-mark-end text:id="IMark72322936"/><text:alphabetical-index-mark-end text:id="IMark72357256"/><text:alphabetical-index-mark-end text:id="IMark72355928"/>mmercial<text:alphabetical-index-mark-end text:id="IMark72217960"/><text:alphabetical-index-mark-end text:id="IMark72216632"/><text:alphabetical-index-mark-end text:id="IMark72227800"/><text:alphabetical-index-mark-end text:id="IMark72226744"/><text:alphabetical-index-mark-end text:id="IMark72361848"/><text:alphabetical-index-mark-end text:id="IMark72360520"/><text:alphabetical-index-mark-end text:id="IMark72335992"/><text:alphabetical-index-mark-end text:id="IMark72230776"/> <text:alphabetical-index-mark-start text:id="IMark69415000"/><text:alphabetical-index-mark-start text:id="IMark69416264"/><text:alphabetical-index-mark-start text:id="IMark60760952"/><text:alphabetical-index-mark-start text:id="IMark60762280"/><text:alphabetical-index-mark-start text:id="IMark61117464"/>zone<text:alphabetical-index-mark-end text:id="IMark61117464"/><text:alphabetical-index-mark-end text:id="IMark60762280"/><text:alphabetical-index-mark-end text:id="IMark60760952"/><text:alphabetical-index-mark-end text:id="IMark69416264"/><text:alphabetical-index-mark-end text:id="IMark69415000"/> but they can.</text:p>
      <text:p text:style-name="P22"/>
      <text:p text:style-name="P24">This is the reason why in areas that have been declared <text:alphabetical-index-mark-start text:id="IMark70292152"/><text:alphabetical-index-mark-start text:id="IMark68185912"/><text:alphabetical-index-mark-start text:id="IMark66917000"/><text:alphabetical-index-mark-start text:id="IMark72148888"/><text:alphabetical-index-mark-start text:id="IMark72144664"/><text:alphabetical-index-mark-start text:id="IMark70788216"/><text:alphabetical-index-mark-start text:id="IMark65788152"/><text:alphabetical-index-mark-start text:id="IMark67758120"/><text:alphabetical-index-mark-start text:id="IMark65661496"/><text:alphabetical-index-mark-start text:id="IMark70599592"/><text:alphabetical-index-mark-start text:id="IMark71062952"/><text:alphabetical-index-mark-start text:id="IMark69547992"/><text:alphabetical-index-mark-start text:id="IMark68755784"/>co<text:alphabetical-index-mark-end text:id="IMark68755784"/><text:alphabetical-index-mark-end text:id="IMark69547992"/><text:alphabetical-index-mark-end text:id="IMark71062952"/><text:alphabetical-index-mark-end text:id="IMark70599592"/><text:alphabetical-index-mark-end text:id="IMark65661496"/>mmercial<text:alphabetical-index-mark-end text:id="IMark67758120"/><text:alphabetical-index-mark-end text:id="IMark65788152"/><text:alphabetical-index-mark-end text:id="IMark70788216"/><text:alphabetical-index-mark-end text:id="IMark72144664"/><text:alphabetical-index-mark-end text:id="IMark72148888"/><text:alphabetical-index-mark-end text:id="IMark66917000"/><text:alphabetical-index-mark-end text:id="IMark68185912"/><text:alphabetical-index-mark-end text:id="IMark70292152"/> only <text:alphabetical-index-mark-start text:id="IMark72193720"/><text:alphabetical-index-mark-start text:id="IMark67575320"/><text:alphabetical-index-mark-start text:id="IMark68047624"/><text:alphabetical-index-mark-start text:id="IMark67675352"/>recent<text:alphabetical-index-mark-end text:id="IMark67675352"/><text:alphabetical-index-mark-end text:id="IMark68047624"/><text:alphabetical-index-mark-end text:id="IMark67575320"/><text:alphabetical-index-mark-end text:id="IMark72193720"/>ly and there are still private res<text:alphabetical-index-mark-start text:id="IMark65352616"/><text:alphabetical-index-mark-start text:id="IMark65830088"/><text:alphabetical-index-mark-start text:id="IMark72153432"/><text:alphabetical-index-mark-start text:id="IMark72088280"/><text:alphabetical-index-mark-start text:id="IMark72136216"/>id<text:alphabetical-index-mark-end text:id="IMark72136216"/><text:alphabetical-index-mark-end text:id="IMark72088280"/><text:alphabetical-index-mark-end text:id="IMark72153432"/><text:alphabetical-index-mark-end text:id="IMark65830088"/><text:alphabetical-index-mark-end text:id="IMark65352616"/>ents, some <text:alphabetical-index-mark-start text:id="IMark54199160"/><text:alphabetical-index-mark-start text:id="IMark65122152"/><text:alphabetical-index-mark-start text:id="IMark66984120"/><text:alphabetical-index-mark-start text:id="IMark72146056"/><text:alphabetical-index-mark-start text:id="IMark66654008"/><text:alphabetical-index-mark-start text:id="IMark72162088"/><text:alphabetical-index-mark-start text:id="IMark66822584"/><text:alphabetical-index-mark-start text:id="IMark70743096"/>people<text:alphabetical-index-mark-end text:id="IMark70743096"/><text:alphabetical-index-mark-end text:id="IMark66822584"/><text:alphabetical-index-mark-end text:id="IMark72162088"/><text:alphabetical-index-mark-end text:id="IMark66654008"/><text:alphabetical-index-mark-end text:id="IMark72146056"/><text:alphabetical-index-mark-end text:id="IMark66984120"/><text:alphabetical-index-mark-end text:id="IMark65122152"/><text:alphabetical-index-mark-end text:id="IMark54199160"/> might want to use as a reference the <text:alphabetical-index-mark-start text:id="IMark67783336"/><text:alphabetical-index-mark-start text:id="IMark40786696"/><text:alphabetical-index-mark-start text:id="IMark69372920"/><text:alphabetical-index-mark-start text:id="IMark67388616"/><text:alphabetical-index-mark-start text:id="IMark72140440"/><text:alphabetical-index-mark-start text:id="IMark65775000"/><text:alphabetical-index-mark-start text:id="IMark65582760"/><text:alphabetical-index-mark-start text:id="IMark60520664"/>res<text:alphabetical-index-mark-start text:id="IMark72176824"/><text:alphabetical-index-mark-start text:id="IMark68157176"/><text:alphabetical-index-mark-start text:id="IMark68758408"/><text:alphabetical-index-mark-start text:id="IMark70230984"/><text:alphabetical-index-mark-start text:id="IMark69950952"/>id<text:alphabetical-index-mark-end text:id="IMark69950952"/><text:alphabetical-index-mark-end text:id="IMark70230984"/><text:alphabetical-index-mark-end text:id="IMark68758408"/><text:alphabetical-index-mark-end text:id="IMark68157176"/><text:alphabetical-index-mark-end text:id="IMark72176824"/>ential<text:alphabetical-index-mark-end text:id="IMark60520664"/><text:alphabetical-index-mark-end text:id="IMark65582760"/><text:alphabetical-index-mark-end text:id="IMark65775000"/><text:alphabetical-index-mark-end text:id="IMark72140440"/><text:alphabetical-index-mark-end text:id="IMark67388616"/><text:alphabetical-index-mark-end text:id="IMark69372920"/><text:alphabetical-index-mark-end text:id="IMark40786696"/><text:alphabetical-index-mark-end text:id="IMark67783336"/> <text:alphabetical-index-mark-start text:id="IMark60562920"/><text:alphabetical-index-mark-start text:id="IMark68417592"/><text:alphabetical-index-mark-start text:id="IMark68031352"/><text:alphabetical-index-mark-start text:id="IMark68003944"/><text:alphabetical-index-mark-start text:id="IMark70418280"/><text:alphabetical-index-mark-start text:id="IMark65744136"/><text:alphabetical-index-mark-start text:id="IMark65750968"/>square<text:alphabetical-index-mark-end text:id="IMark65750968"/><text:alphabetical-index-mark-end text:id="IMark65744136"/><text:alphabetical-index-mark-end text:id="IMark70418280"/><text:alphabetical-index-mark-end text:id="IMark68003944"/><text:alphabetical-index-mark-end text:id="IMark68031352"/><text:alphabetical-index-mark-end text:id="IMark68417592"/><text:alphabetical-index-mark-end text:id="IMark60562920"/> <text:alphabetical-index-mark-start text:id="IMark72222440"/><text:alphabetical-index-mark-start text:id="IMark46039480"/><text:alphabetical-index-mark-start text:id="IMark71914328"/><text:alphabetical-index-mark-start text:id="IMark66213400"/><text:alphabetical-index-mark-start text:id="IMark65671864"/><text:alphabetical-index-mark-start text:id="IMark68151608"/><text:alphabetical-index-mark-start text:id="IMark71057928"/>meter<text:alphabetical-index-mark-end text:id="IMark71057928"/><text:alphabetical-index-mark-end text:id="IMark68151608"/><text:alphabetical-index-mark-end text:id="IMark65671864"/><text:alphabetical-index-mark-end text:id="IMark66213400"/><text:alphabetical-index-mark-end text:id="IMark71914328"/><text:alphabetical-index-mark-end text:id="IMark46039480"/><text:alphabetical-index-mark-end text:id="IMark72222440"/> <text:alphabetical-index-mark-start text:id="IMark60695336"/><text:alphabetical-index-mark-start text:id="IMark65351240"/><text:alphabetical-index-mark-start text:id="IMark69448040"/><text:alphabetical-index-mark-start text:id="IMark71115960"/><text:alphabetical-index-mark-start text:id="IMark65654264"/><text:alphabetical-index-mark-start text:id="IMark66508360"/><text:alphabetical-index-mark-start text:id="IMark72090408"/><text:alphabetical-index-mark-start text:id="IMark67287736"/><text:alphabetical-index-mark-start text:id="IMark65575560"/><text:alphabetical-index-mark-start text:id="IMark65564760"/><text:alphabetical-index-mark-start text:id="IMark66273352"/><text:alphabetical-index-mark-start text:id="IMark69840184"/><text:alphabetical-index-mark-start text:id="IMark67144840"/><text:alphabetical-index-mark-start text:id="IMark65614152"/>price<text:alphabetical-index-mark-end text:id="IMark65614152"/><text:alphabetical-index-mark-end text:id="IMark67144840"/><text:alphabetical-index-mark-end text:id="IMark69840184"/><text:alphabetical-index-mark-end text:id="IMark66273352"/><text:alphabetical-index-mark-end text:id="IMark65564760"/><text:alphabetical-index-mark-end text:id="IMark65575560"/><text:alphabetical-index-mark-end text:id="IMark67287736"/><text:alphabetical-index-mark-end text:id="IMark72090408"/><text:alphabetical-index-mark-end text:id="IMark66508360"/><text:alphabetical-index-mark-end text:id="IMark65654264"/><text:alphabetical-index-mark-end text:id="IMark71115960"/><text:alphabetical-index-mark-end text:id="IMark69448040"/><text:alphabetical-index-mark-end text:id="IMark65351240"/><text:alphabetical-index-mark-end text:id="IMark60695336"/> instead of a <text:alphabetical-index-mark-start text:id="IMark69232072"/><text:alphabetical-index-mark-start text:id="IMark61012568"/><text:alphabetical-index-mark-start text:id="IMark67762008"/><text:alphabetical-index-mark-start text:id="IMark69393176"/><text:alphabetical-index-mark-start text:id="IMark70421512"/><text:alphabetical-index-mark-start text:id="IMark68730488"/><text:alphabetical-index-mark-start text:id="IMark69937944"/><text:alphabetical-index-mark-start text:id="IMark65702328"/><text:alphabetical-index-mark-start text:id="IMark67021016"/><text:alphabetical-index-mark-start text:id="IMark65767256"/><text:alphabetical-index-mark-start text:id="IMark65480840"/><text:alphabetical-index-mark-start text:id="IMark72071384"/><text:alphabetical-index-mark-start text:id="IMark72074856"/>co<text:alphabetical-index-mark-end text:id="IMark72074856"/><text:alphabetical-index-mark-end text:id="IMark72071384"/><text:alphabetical-index-mark-end text:id="IMark65480840"/><text:alphabetical-index-mark-end text:id="IMark65767256"/><text:alphabetical-index-mark-end text:id="IMark67021016"/>mmercial<text:alphabetical-index-mark-end text:id="IMark65702328"/><text:alphabetical-index-mark-end text:id="IMark69937944"/><text:alphabetical-index-mark-end text:id="IMark68730488"/><text:alphabetical-index-mark-end text:id="IMark70421512"/><text:alphabetical-index-mark-end text:id="IMark69393176"/><text:alphabetical-index-mark-end text:id="IMark67762008"/><text:alphabetical-index-mark-end text:id="IMark61012568"/><text:alphabetical-index-mark-end text:id="IMark69232072"/> <text:alphabetical-index-mark-start text:id="IMark67318008"/><text:alphabetical-index-mark-start text:id="IMark72131992"/><text:alphabetical-index-mark-start text:id="IMark72168376"/><text:alphabetical-index-mark-start text:id="IMark68254808"/><text:alphabetical-index-mark-start text:id="IMark66253032"/><text:alphabetical-index-mark-start text:id="IMark72195880"/><text:alphabetical-index-mark-start text:id="IMark46183960"/><text:alphabetical-index-mark-start text:id="IMark72254552"/><text:alphabetical-index-mark-start text:id="IMark40456728"/><text:alphabetical-index-mark-start text:id="IMark60984408"/><text:alphabetical-index-mark-start text:id="IMark65892024"/><text:alphabetical-index-mark-start text:id="IMark65803288"/>value<text:alphabetical-index-mark-end text:id="IMark65803288"/><text:alphabetical-index-mark-end text:id="IMark65892024"/><text:alphabetical-index-mark-end text:id="IMark60984408"/><text:alphabetical-index-mark-end text:id="IMark40456728"/><text:alphabetical-index-mark-end text:id="IMark72254552"/><text:alphabetical-index-mark-end text:id="IMark46183960"/><text:alphabetical-index-mark-end text:id="IMark72195880"/><text:alphabetical-index-mark-end text:id="IMark66253032"/><text:alphabetical-index-mark-end text:id="IMark68254808"/><text:alphabetical-index-mark-end text:id="IMark72168376"/><text:alphabetical-index-mark-end text:id="IMark72131992"/><text:alphabetical-index-mark-end text:id="IMark67318008"/>. </text:p>
      <text:p text:style-name="P24"/>
      <text:p text:style-name="P24">But since this <text:alphabetical-index-mark-start text:id="IMark66762216"/><text:alphabetical-index-mark-start text:id="IMark72154776"/><text:alphabetical-index-mark-start text:id="IMark65187208"/><text:alphabetical-index-mark-start text:id="IMark72334664"/><text:alphabetical-index-mark-start text:id="IMark68431448"/><text:alphabetical-index-mark-start text:id="IMark72357544"/><text:alphabetical-index-mark-start text:id="IMark72360072"/>policy<text:alphabetical-index-mark-end text:id="IMark72360072"/><text:alphabetical-index-mark-end text:id="IMark72357544"/><text:alphabetical-index-mark-end text:id="IMark68431448"/><text:alphabetical-index-mark-end text:id="IMark72334664"/><text:alphabetical-index-mark-end text:id="IMark65187208"/><text:alphabetical-index-mark-end text:id="IMark72154776"/><text:alphabetical-index-mark-end text:id="IMark66762216"/> does not make well with <text:alphabetical-index-mark-start text:id="IMark72352488"/><text:alphabetical-index-mark-start text:id="IMark68109976"/><text:alphabetical-index-mark-start text:id="IMark72131992"/><text:alphabetical-index-mark-start text:id="IMark67318008"/><text:alphabetical-index-mark-start text:id="IMark72168376"/>co<text:alphabetical-index-mark-end text:id="IMark72168376"/><text:alphabetical-index-mark-end text:id="IMark67318008"/><text:alphabetical-index-mark-end text:id="IMark72131992"/><text:alphabetical-index-mark-end text:id="IMark68109976"/><text:alphabetical-index-mark-end text:id="IMark72352488"/>mmon sense, once <text:alphabetical-index-mark-start text:id="IMark68254808"/><text:alphabetical-index-mark-start text:id="IMark66253032"/><text:alphabetical-index-mark-start text:id="IMark72195880"/><text:alphabetical-index-mark-start text:id="IMark46183960"/><text:alphabetical-index-mark-start text:id="IMark72254552"/><text:alphabetical-index-mark-start text:id="IMark40456728"/><text:alphabetical-index-mark-start text:id="IMark60984408"/>home<text:alphabetical-index-mark-end text:id="IMark60984408"/><text:alphabetical-index-mark-end text:id="IMark40456728"/><text:alphabetical-index-mark-end text:id="IMark72254552"/><text:alphabetical-index-mark-end text:id="IMark46183960"/><text:alphabetical-index-mark-end text:id="IMark72195880"/><text:alphabetical-index-mark-end text:id="IMark66253032"/><text:alphabetical-index-mark-end text:id="IMark68254808"/> owners <text:alphabetical-index-mark-start text:id="IMark65892024"/><text:alphabetical-index-mark-start text:id="IMark65803288"/><text:alphabetical-index-mark-start text:id="IMark69232072"/><text:alphabetical-index-mark-start text:id="IMark61012568"/><text:alphabetical-index-mark-start text:id="IMark67762008"/><text:alphabetical-index-mark-start text:id="IMark69393176"/><text:alphabetical-index-mark-start text:id="IMark70421512"/>real<text:alphabetical-index-mark-end text:id="IMark70421512"/><text:alphabetical-index-mark-end text:id="IMark69393176"/><text:alphabetical-index-mark-end text:id="IMark67762008"/><text:alphabetical-index-mark-end text:id="IMark61012568"/><text:alphabetical-index-mark-end text:id="IMark69232072"/><text:alphabetical-index-mark-end text:id="IMark65803288"/><text:alphabetical-index-mark-end text:id="IMark65892024"/>ize the <text:alphabetical-index-mark-start text:id="IMark68730488"/><text:alphabetical-index-mark-start text:id="IMark69937944"/><text:alphabetical-index-mark-start text:id="IMark65702328"/><text:alphabetical-index-mark-start text:id="IMark67021016"/><text:alphabetical-index-mark-start text:id="IMark65767256"/><text:alphabetical-index-mark-start text:id="IMark65480840"/><text:alphabetical-index-mark-start text:id="IMark72071384"/>difference<text:alphabetical-index-mark-end text:id="IMark72071384"/><text:alphabetical-index-mark-end text:id="IMark65480840"/><text:alphabetical-index-mark-end text:id="IMark65767256"/><text:alphabetical-index-mark-end text:id="IMark67021016"/><text:alphabetical-index-mark-end text:id="IMark65702328"/><text:alphabetical-index-mark-end text:id="IMark69937944"/><text:alphabetical-index-mark-end text:id="IMark68730488"/> between <text:alphabetical-index-mark-start text:id="IMark72074856"/><text:alphabetical-index-mark-start text:id="IMark60695336"/><text:alphabetical-index-mark-start text:id="IMark65351240"/><text:alphabetical-index-mark-start text:id="IMark69448040"/><text:alphabetical-index-mark-start text:id="IMark71115960"/><text:alphabetical-index-mark-start text:id="IMark65654264"/><text:alphabetical-index-mark-start text:id="IMark66508360"/><text:alphabetical-index-mark-start text:id="IMark72090408"/><text:alphabetical-index-mark-start text:id="IMark67287736"/><text:alphabetical-index-mark-start text:id="IMark65575560"/><text:alphabetical-index-mark-start text:id="IMark65564760"/><text:alphabetical-index-mark-start text:id="IMark66273352"/><text:alphabetical-index-mark-start text:id="IMark69840184"/>co<text:alphabetical-index-mark-end text:id="IMark69840184"/><text:alphabetical-index-mark-end text:id="IMark66273352"/><text:alphabetical-index-mark-end text:id="IMark65564760"/><text:alphabetical-index-mark-end text:id="IMark65575560"/><text:alphabetical-index-mark-end text:id="IMark67287736"/>mmercial<text:alphabetical-index-mark-end text:id="IMark72090408"/><text:alphabetical-index-mark-end text:id="IMark66508360"/><text:alphabetical-index-mark-end text:id="IMark65654264"/><text:alphabetical-index-mark-end text:id="IMark71115960"/><text:alphabetical-index-mark-end text:id="IMark69448040"/><text:alphabetical-index-mark-end text:id="IMark65351240"/><text:alphabetical-index-mark-end text:id="IMark60695336"/><text:alphabetical-index-mark-end text:id="IMark72074856"/> <text:alphabetical-index-mark-start text:id="IMark67144840"/><text:alphabetical-index-mark-start text:id="IMark65614152"/><text:alphabetical-index-mark-start text:id="IMark72222440"/><text:alphabetical-index-mark-start text:id="IMark46039480"/><text:alphabetical-index-mark-start text:id="IMark71914328"/><text:alphabetical-index-mark-start text:id="IMark66213400"/><text:alphabetical-index-mark-start text:id="IMark65671864"/>square<text:alphabetical-index-mark-end text:id="IMark65671864"/><text:alphabetical-index-mark-end text:id="IMark66213400"/><text:alphabetical-index-mark-end text:id="IMark71914328"/><text:alphabetical-index-mark-end text:id="IMark46039480"/><text:alphabetical-index-mark-end text:id="IMark72222440"/><text:alphabetical-index-mark-end text:id="IMark65614152"/><text:alphabetical-index-mark-end text:id="IMark67144840"/> <text:alphabetical-index-mark-start text:id="IMark68151608"/><text:alphabetical-index-mark-start text:id="IMark71057928"/><text:alphabetical-index-mark-start text:id="IMark60562920"/><text:alphabetical-index-mark-start text:id="IMark68417592"/><text:alphabetical-index-mark-start text:id="IMark68031352"/><text:alphabetical-index-mark-start text:id="IMark68003944"/><text:alphabetical-index-mark-start text:id="IMark70418280"/>meter<text:alphabetical-index-mark-end text:id="IMark70418280"/><text:alphabetical-index-mark-end text:id="IMark68003944"/><text:alphabetical-index-mark-end text:id="IMark68031352"/><text:alphabetical-index-mark-end text:id="IMark68417592"/><text:alphabetical-index-mark-end text:id="IMark60562920"/><text:alphabetical-index-mark-end text:id="IMark71057928"/><text:alphabetical-index-mark-end text:id="IMark68151608"/> <text:alphabetical-index-mark-start text:id="IMark65744136"/><text:alphabetical-index-mark-start text:id="IMark65750968"/><text:alphabetical-index-mark-start text:id="IMark67783336"/><text:alphabetical-index-mark-start text:id="IMark40786696"/><text:alphabetical-index-mark-start text:id="IMark69372920"/><text:alphabetical-index-mark-start text:id="IMark67388616"/><text:alphabetical-index-mark-start text:id="IMark72140440"/><text:alphabetical-index-mark-start text:id="IMark65775000"/><text:alphabetical-index-mark-start text:id="IMark65582760"/><text:alphabetical-index-mark-start text:id="IMark60520664"/><text:alphabetical-index-mark-start text:id="IMark72176824"/><text:alphabetical-index-mark-start text:id="IMark68157176"/><text:alphabetical-index-mark-start text:id="IMark68758408"/><text:alphabetical-index-mark-start text:id="IMark70230984"/>price<text:alphabetical-index-mark-end text:id="IMark70230984"/><text:alphabetical-index-mark-end text:id="IMark68758408"/><text:alphabetical-index-mark-end text:id="IMark68157176"/><text:alphabetical-index-mark-end text:id="IMark72176824"/><text:alphabetical-index-mark-end text:id="IMark60520664"/><text:alphabetical-index-mark-end text:id="IMark65582760"/><text:alphabetical-index-mark-end text:id="IMark65775000"/><text:alphabetical-index-mark-end text:id="IMark72140440"/><text:alphabetical-index-mark-end text:id="IMark67388616"/><text:alphabetical-index-mark-end text:id="IMark69372920"/><text:alphabetical-index-mark-end text:id="IMark40786696"/><text:alphabetical-index-mark-end text:id="IMark67783336"/><text:alphabetical-index-mark-end text:id="IMark65750968"/><text:alphabetical-index-mark-end text:id="IMark65744136"/>s and those for <text:alphabetical-index-mark-start text:id="IMark69950952"/><text:alphabetical-index-mark-start text:id="IMark54199160"/><text:alphabetical-index-mark-start text:id="IMark65122152"/><text:alphabetical-index-mark-start text:id="IMark66984120"/><text:alphabetical-index-mark-start text:id="IMark72146056"/><text:alphabetical-index-mark-start text:id="IMark66654008"/><text:alphabetical-index-mark-start text:id="IMark72162088"/>home<text:alphabetical-index-mark-end text:id="IMark72162088"/><text:alphabetical-index-mark-end text:id="IMark66654008"/><text:alphabetical-index-mark-end text:id="IMark72146056"/><text:alphabetical-index-mark-end text:id="IMark66984120"/><text:alphabetical-index-mark-end text:id="IMark65122152"/><text:alphabetical-index-mark-end text:id="IMark54199160"/><text:alphabetical-index-mark-end text:id="IMark69950952"/>s, they star<text:span text:style-name="T56">t</text:span> selling their <text:alphabetical-index-mark-start text:id="IMark66822584"/><text:alphabetical-index-mark-start text:id="IMark70743096"/><text:alphabetical-index-mark-start text:id="IMark65352616"/><text:alphabetical-index-mark-start text:id="IMark65830088"/><text:alphabetical-index-mark-start text:id="IMark72153432"/><text:alphabetical-index-mark-start text:id="IMark72088280"/><text:alphabetical-index-mark-start text:id="IMark72136216"/>p<text:alphabetical-index-mark-start text:id="IMark72193720"/><text:alphabetical-index-mark-start text:id="IMark67575320"/><text:alphabetical-index-mark-start text:id="IMark68047624"/><text:alphabetical-index-mark-start text:id="IMark67675352"/><text:alphabetical-index-mark-start text:id="IMark70292152"/>ro<text:alphabetical-index-mark-end text:id="IMark70292152"/><text:alphabetical-index-mark-end text:id="IMark67675352"/><text:alphabetical-index-mark-end text:id="IMark68047624"/><text:alphabetical-index-mark-end text:id="IMark67575320"/><text:alphabetical-index-mark-end text:id="IMark72193720"/><text:span text:style-name="T31">p</text:span>erties<text:alphabetical-index-mark-end text:id="IMark72136216"/><text:alphabetical-index-mark-end text:id="IMark72088280"/><text:alphabetical-index-mark-end text:id="IMark72153432"/><text:alphabetical-index-mark-end text:id="IMark65830088"/><text:alphabetical-index-mark-end text:id="IMark65352616"/><text:alphabetical-index-mark-end text:id="IMark70743096"/><text:alphabetical-index-mark-end text:id="IMark66822584"/> at the <text:alphabetical-index-mark-start text:id="IMark68185912"/><text:alphabetical-index-mark-start text:id="IMark66917000"/><text:alphabetical-index-mark-start text:id="IMark72148888"/><text:alphabetical-index-mark-start text:id="IMark72144664"/><text:alphabetical-index-mark-start text:id="IMark70788216"/><text:alphabetical-index-mark-start text:id="IMark65788152"/><text:alphabetical-index-mark-start text:id="IMark67758120"/><text:alphabetical-index-mark-start text:id="IMark65661496"/><text:alphabetical-index-mark-start text:id="IMark70599592"/><text:alphabetical-index-mark-start text:id="IMark71062952"/><text:alphabetical-index-mark-start text:id="IMark69547992"/><text:alphabetical-index-mark-start text:id="IMark68755784"/><text:alphabetical-index-mark-start text:id="IMark61562664"/>co<text:alphabetical-index-mark-end text:id="IMark61562664"/><text:alphabetical-index-mark-end text:id="IMark68755784"/><text:alphabetical-index-mark-end text:id="IMark69547992"/><text:alphabetical-index-mark-end text:id="IMark71062952"/><text:alphabetical-index-mark-end text:id="IMark70599592"/>mmercial<text:alphabetical-index-mark-end text:id="IMark65661496"/><text:alphabetical-index-mark-end text:id="IMark67758120"/><text:alphabetical-index-mark-end text:id="IMark65788152"/><text:alphabetical-index-mark-end text:id="IMark70788216"/><text:alphabetical-index-mark-end text:id="IMark72144664"/><text:alphabetical-index-mark-end text:id="IMark72148888"/><text:alphabetical-index-mark-end text:id="IMark66917000"/><text:alphabetical-index-mark-end text:id="IMark68185912"/> <text:alphabetical-index-mark-start text:id="IMark69369320"/><text:alphabetical-index-mark-start text:id="IMark72327080"/><text:alphabetical-index-mark-start text:id="IMark72155736"/><text:alphabetical-index-mark-start text:id="IMark61471656"/><text:alphabetical-index-mark-start text:id="IMark70610392"/><text:alphabetical-index-mark-start text:id="IMark72324552"/><text:alphabetical-index-mark-start text:id="IMark72296744"/>market<text:alphabetical-index-mark-end text:id="IMark72296744"/><text:alphabetical-index-mark-end text:id="IMark72324552"/><text:alphabetical-index-mark-end text:id="IMark70610392"/><text:alphabetical-index-mark-end text:id="IMark61471656"/><text:alphabetical-index-mark-end text:id="IMark72155736"/><text:alphabetical-index-mark-end text:id="IMark72327080"/><text:alphabetical-index-mark-end text:id="IMark69369320"/> <text:alphabetical-index-mark-start text:id="IMark61204888"/><text:alphabetical-index-mark-start text:id="IMark60893272"/><text:alphabetical-index-mark-start text:id="IMark60820552"/><text:alphabetical-index-mark-start text:id="IMark72219816"/><text:alphabetical-index-mark-start text:id="IMark72355544"/><text:alphabetical-index-mark-start text:id="IMark72229640"/><text:alphabetical-index-mark-start text:id="IMark72264280"/><text:alphabetical-index-mark-start text:id="IMark72347960"/><text:alphabetical-index-mark-start text:id="IMark72301304"/><text:alphabetical-index-mark-start text:id="IMark72330888"/><text:alphabetical-index-mark-start text:id="IMark72353016"/><text:alphabetical-index-mark-start text:id="IMark69281704"/>value<text:alphabetical-index-mark-end text:id="IMark69281704"/><text:alphabetical-index-mark-end text:id="IMark72353016"/><text:alphabetical-index-mark-end text:id="IMark72330888"/><text:alphabetical-index-mark-end text:id="IMark72301304"/><text:alphabetical-index-mark-end text:id="IMark72347960"/><text:alphabetical-index-mark-end text:id="IMark72264280"/><text:alphabetical-index-mark-end text:id="IMark72229640"/><text:alphabetical-index-mark-end text:id="IMark72355544"/><text:alphabetical-index-mark-end text:id="IMark72219816"/><text:alphabetical-index-mark-end text:id="IMark60820552"/><text:alphabetical-index-mark-end text:id="IMark60893272"/><text:alphabetical-index-mark-end text:id="IMark61204888"/>.</text:p>
      <text:p text:style-name="P23"/>
      <text:p text:style-name="P23"/>
      <text:h text:style-name="Heading_20_3" text:outline-level="3"><text:bookmark-start text:name="__RefHeading___Toc777_180202276"/>2.3.5. The effect of <text:alphabetical-index-mark-start text:id="IMark66984120"/><text:alphabetical-index-mark-start text:id="IMark66654008"/><text:alphabetical-index-mark-start text:id="IMark72162088"/><text:alphabetical-index-mark-start text:id="IMark65744136"/><text:alphabetical-index-mark-start text:id="IMark65750968"/><text:span text:style-name="T87">public</text:span><text:alphabetical-index-mark-end text:id="IMark65750968"/><text:alphabetical-index-mark-end text:id="IMark65744136"/><text:alphabetical-index-mark-end text:id="IMark72162088"/><text:alphabetical-index-mark-end text:id="IMark66654008"/><text:alphabetical-index-mark-end text:id="IMark66984120"/><text:span text:style-name="T87"> </text:span>activities.<text:bookmark-end text:name="__RefHeading___Toc777_180202276"/></text:h>
      <text:p text:style-name="P25"/>
      <text:p text:style-name="P25">In some <text:alphabetical-index-mark-start text:id="IMark72140440"/><text:alphabetical-index-mark-start text:id="IMark65775000"/><text:alphabetical-index-mark-start text:id="IMark65582760"/><text:alphabetical-index-mark-start text:id="IMark60520664"/><text:alphabetical-index-mark-start text:id="IMark72176824"/><text:alphabetical-index-mark-start text:id="IMark68157176"/><text:alphabetical-index-mark-start text:id="IMark68758408"/>cases<text:alphabetical-index-mark-end text:id="IMark68758408"/><text:alphabetical-index-mark-end text:id="IMark68157176"/><text:alphabetical-index-mark-end text:id="IMark72176824"/><text:alphabetical-index-mark-end text:id="IMark60520664"/><text:alphabetical-index-mark-end text:id="IMark65582760"/><text:alphabetical-index-mark-end text:id="IMark65775000"/><text:alphabetical-index-mark-end text:id="IMark72140440"/>, <text:alphabetical-index-mark-start text:id="IMark70230984"/><text:alphabetical-index-mark-start text:id="IMark68151608"/><text:alphabetical-index-mark-start text:id="IMark71057928"/><text:alphabetical-index-mark-start text:id="IMark60562920"/><text:alphabetical-index-mark-start text:id="IMark68417592"/><text:alphabetical-index-mark-start text:id="IMark68031352"/><text:alphabetical-index-mark-start text:id="IMark68003944"/><text:alphabetical-index-mark-start text:id="IMark70418280"/><text:alphabetical-index-mark-start text:id="IMark67144840"/><text:alphabetical-index-mark-start text:id="IMark65614152"/><text:alphabetical-index-mark-start text:id="IMark72222440"/><text:alphabetical-index-mark-start text:id="IMark46039480"/><text:alphabetical-index-mark-start text:id="IMark71914328"/>co<text:alphabetical-index-mark-end text:id="IMark71914328"/><text:alphabetical-index-mark-end text:id="IMark46039480"/><text:alphabetical-index-mark-end text:id="IMark72222440"/><text:alphabetical-index-mark-end text:id="IMark65614152"/><text:alphabetical-index-mark-end text:id="IMark67144840"/>mmercial<text:alphabetical-index-mark-end text:id="IMark70418280"/><text:alphabetical-index-mark-end text:id="IMark68003944"/><text:alphabetical-index-mark-end text:id="IMark68031352"/><text:alphabetical-index-mark-end text:id="IMark68417592"/><text:alphabetical-index-mark-end text:id="IMark60562920"/><text:alphabetical-index-mark-end text:id="IMark71057928"/><text:alphabetical-index-mark-end text:id="IMark68151608"/><text:alphabetical-index-mark-end text:id="IMark70230984"/> <text:alphabetical-index-mark-start text:id="IMark66213400"/><text:alphabetical-index-mark-start text:id="IMark65671864"/><text:alphabetical-index-mark-start text:id="IMark72074856"/><text:alphabetical-index-mark-start text:id="IMark60695336"/><text:alphabetical-index-mark-start text:id="IMark65351240"/><text:alphabetical-index-mark-start text:id="IMark69448040"/><text:alphabetical-index-mark-start text:id="IMark71115960"/><text:alphabetical-index-mark-start text:id="IMark65654264"/><text:alphabetical-index-mark-start text:id="IMark66508360"/><text:alphabetical-index-mark-start text:id="IMark72090408"/><text:alphabetical-index-mark-start text:id="IMark67287736"/><text:alphabetical-index-mark-start text:id="IMark65575560"/><text:alphabetical-index-mark-start text:id="IMark65564760"/><text:alphabetical-index-mark-start text:id="IMark66273352"/>price<text:alphabetical-index-mark-end text:id="IMark66273352"/><text:alphabetical-index-mark-end text:id="IMark65564760"/><text:alphabetical-index-mark-end text:id="IMark65575560"/><text:alphabetical-index-mark-end text:id="IMark67287736"/><text:alphabetical-index-mark-end text:id="IMark72090408"/><text:alphabetical-index-mark-end text:id="IMark66508360"/><text:alphabetical-index-mark-end text:id="IMark65654264"/><text:alphabetical-index-mark-end text:id="IMark71115960"/><text:alphabetical-index-mark-end text:id="IMark69448040"/><text:alphabetical-index-mark-end text:id="IMark65351240"/><text:alphabetical-index-mark-end text:id="IMark60695336"/><text:alphabetical-index-mark-end text:id="IMark72074856"/><text:alphabetical-index-mark-end text:id="IMark65671864"/><text:alphabetical-index-mark-end text:id="IMark66213400"/>s per <text:alphabetical-index-mark-start text:id="IMark69840184"/><text:alphabetical-index-mark-start text:id="IMark68730488"/><text:alphabetical-index-mark-start text:id="IMark69937944"/><text:alphabetical-index-mark-start text:id="IMark65702328"/><text:alphabetical-index-mark-start text:id="IMark67021016"/><text:alphabetical-index-mark-start text:id="IMark65767256"/><text:alphabetical-index-mark-start text:id="IMark65480840"/>square<text:alphabetical-index-mark-end text:id="IMark65480840"/><text:alphabetical-index-mark-end text:id="IMark65767256"/><text:alphabetical-index-mark-end text:id="IMark67021016"/><text:alphabetical-index-mark-end text:id="IMark65702328"/><text:alphabetical-index-mark-end text:id="IMark69937944"/><text:alphabetical-index-mark-end text:id="IMark68730488"/><text:alphabetical-index-mark-end text:id="IMark69840184"/> <text:alphabetical-index-mark-start text:id="IMark72071384"/><text:alphabetical-index-mark-start text:id="IMark65892024"/><text:alphabetical-index-mark-start text:id="IMark65803288"/><text:alphabetical-index-mark-start text:id="IMark69232072"/><text:alphabetical-index-mark-start text:id="IMark61012568"/><text:alphabetical-index-mark-start text:id="IMark67762008"/><text:alphabetical-index-mark-start text:id="IMark69393176"/>meter<text:alphabetical-index-mark-end text:id="IMark69393176"/><text:alphabetical-index-mark-end text:id="IMark67762008"/><text:alphabetical-index-mark-end text:id="IMark61012568"/><text:alphabetical-index-mark-end text:id="IMark69232072"/><text:alphabetical-index-mark-end text:id="IMark65803288"/><text:alphabetical-index-mark-end text:id="IMark65892024"/><text:alphabetical-index-mark-end text:id="IMark72071384"/> have <text:alphabetical-index-mark-start text:id="IMark70421512"/><text:alphabetical-index-mark-start text:id="IMark68254808"/><text:alphabetical-index-mark-start text:id="IMark66253032"/><text:alphabetical-index-mark-start text:id="IMark72195880"/><text:alphabetical-index-mark-start text:id="IMark46183960"/><text:alphabetical-index-mark-start text:id="IMark72254552"/><text:alphabetical-index-mark-start text:id="IMark40456728"/>significant<text:alphabetical-index-mark-end text:id="IMark40456728"/><text:alphabetical-index-mark-end text:id="IMark72254552"/><text:alphabetical-index-mark-end text:id="IMark46183960"/><text:alphabetical-index-mark-end text:id="IMark72195880"/><text:alphabetical-index-mark-end text:id="IMark66253032"/><text:alphabetical-index-mark-end text:id="IMark68254808"/><text:alphabetical-index-mark-end text:id="IMark70421512"/> variations between fairly close or even <text:alphabetical-index-mark-start text:id="IMark60984408"/><text:alphabetical-index-mark-start text:id="IMark72352488"/><text:alphabetical-index-mark-start text:id="IMark68109976"/><text:alphabetical-index-mark-start text:id="IMark72131992"/><text:alphabetical-index-mark-start text:id="IMark67318008"/>co<text:alphabetical-index-mark-end text:id="IMark67318008"/><text:alphabetical-index-mark-end text:id="IMark72131992"/><text:alphabetical-index-mark-end text:id="IMark68109976"/><text:alphabetical-index-mark-end text:id="IMark72352488"/><text:alphabetical-index-mark-end text:id="IMark60984408"/>ntiguous <text:alphabetical-index-mark-start text:id="IMark72168376"/><text:alphabetical-index-mark-start text:id="IMark66762216"/><text:alphabetical-index-mark-start text:id="IMark72154776"/><text:alphabetical-index-mark-start text:id="IMark65187208"/><text:alphabetical-index-mark-start text:id="IMark72334664"/><text:alphabetical-index-mark-start text:id="IMark68431448"/><text:alphabetical-index-mark-start text:id="IMark72357544"/>p<text:alphabetical-index-mark-start text:id="IMark72360072"/><text:alphabetical-index-mark-start text:id="IMark72193720"/><text:alphabetical-index-mark-start text:id="IMark67575320"/><text:alphabetical-index-mark-start text:id="IMark68047624"/><text:alphabetical-index-mark-start text:id="IMark67675352"/>ro<text:alphabetical-index-mark-end text:id="IMark67675352"/><text:alphabetical-index-mark-end text:id="IMark68047624"/><text:alphabetical-index-mark-end text:id="IMark67575320"/><text:alphabetical-index-mark-end text:id="IMark72193720"/><text:alphabetical-index-mark-end text:id="IMark72360072"/>perties<text:alphabetical-index-mark-end text:id="IMark72357544"/><text:alphabetical-index-mark-end text:id="IMark68431448"/><text:alphabetical-index-mark-end text:id="IMark72334664"/><text:alphabetical-index-mark-end text:id="IMark65187208"/><text:alphabetical-index-mark-end text:id="IMark72154776"/><text:alphabetical-index-mark-end text:id="IMark66762216"/><text:alphabetical-index-mark-end text:id="IMark72168376"/>. <text:span text:style-name="T33">T</text:span>his is mostly due to certain activities like.</text:p>
      <text:p text:style-name="P25"/>
      <text:p text:style-name="P25"/>
      <text:p text:style-name="P26"><text:span text:style-name="T12">2.3.5.1.</text:span> <text:alphabetical-index-mark-start text:id="IMark72324552"/><text:alphabetical-index-mark-start text:id="IMark72296744"/><text:alphabetical-index-mark-start text:id="IMark68185912"/><text:alphabetical-index-mark-start text:id="IMark66917000"/><text:alphabetical-index-mark-start text:id="IMark72148888"/>Bank<text:alphabetical-index-mark-end text:id="IMark72148888"/><text:alphabetical-index-mark-end text:id="IMark66917000"/><text:alphabetical-index-mark-end text:id="IMark68185912"/><text:alphabetical-index-mark-end text:id="IMark72296744"/><text:alphabetical-index-mark-end text:id="IMark72324552"/>ing. The presence of <text:alphabetical-index-mark-start text:id="IMark72144664"/><text:alphabetical-index-mark-start text:id="IMark70788216"/><text:alphabetical-index-mark-start text:id="IMark65788152"/><text:alphabetical-index-mark-start text:id="IMark67758120"/><text:alphabetical-index-mark-start text:id="IMark65661496"/>bank<text:alphabetical-index-mark-end text:id="IMark65661496"/><text:alphabetical-index-mark-end text:id="IMark67758120"/><text:alphabetical-index-mark-end text:id="IMark65788152"/><text:alphabetical-index-mark-end text:id="IMark70788216"/><text:alphabetical-index-mark-end text:id="IMark72144664"/>s tend to markedly increase the <text:alphabetical-index-mark-start text:id="IMark70599592"/><text:alphabetical-index-mark-start text:id="IMark71062952"/><text:alphabetical-index-mark-start text:id="IMark69547992"/><text:alphabetical-index-mark-start text:id="IMark68755784"/><text:alphabetical-index-mark-start text:id="IMark61562664"/><text:alphabetical-index-mark-start text:id="IMark66822584"/><text:alphabetical-index-mark-start text:id="IMark70743096"/><text:alphabetical-index-mark-start text:id="IMark65352616"/>number<text:alphabetical-index-mark-end text:id="IMark65352616"/><text:alphabetical-index-mark-end text:id="IMark70743096"/><text:alphabetical-index-mark-end text:id="IMark66822584"/><text:alphabetical-index-mark-end text:id="IMark61562664"/><text:alphabetical-index-mark-end text:id="IMark68755784"/><text:alphabetical-index-mark-end text:id="IMark69547992"/><text:alphabetical-index-mark-end text:id="IMark71062952"/><text:alphabetical-index-mark-end text:id="IMark70599592"/> of <text:alphabetical-index-mark-start text:id="IMark65830088"/><text:alphabetical-index-mark-start text:id="IMark72153432"/><text:alphabetical-index-mark-start text:id="IMark72088280"/><text:alphabetical-index-mark-start text:id="IMark72136216"/><text:alphabetical-index-mark-start text:id="IMark69950952"/><text:alphabetical-index-mark-start text:id="IMark67918888"/><text:alphabetical-index-mark-start text:id="IMark65122152"/><text:alphabetical-index-mark-start text:id="IMark54199160"/>pedestrian<text:alphabetical-index-mark-end text:id="IMark54199160"/><text:alphabetical-index-mark-end text:id="IMark65122152"/><text:alphabetical-index-mark-end text:id="IMark67918888"/><text:alphabetical-index-mark-end text:id="IMark69950952"/><text:alphabetical-index-mark-end text:id="IMark72136216"/><text:alphabetical-index-mark-end text:id="IMark72088280"/><text:alphabetical-index-mark-end text:id="IMark72153432"/><text:alphabetical-index-mark-end text:id="IMark65830088"/> in a given <text:alphabetical-index-mark-start text:id="IMark72146056"/><text:alphabetical-index-mark-start text:id="IMark66984120"/><text:alphabetical-index-mark-start text:id="IMark66654008"/><text:alphabetical-index-mark-start text:id="IMark72162088"/><text:alphabetical-index-mark-start text:id="IMark65744136"/><text:alphabetical-index-mark-start text:id="IMark65750968"/><text:alphabetical-index-mark-start text:id="IMark40786696"/><text:alphabetical-index-mark-start text:id="IMark67783336"/>street<text:alphabetical-index-mark-end text:id="IMark67783336"/><text:alphabetical-index-mark-end text:id="IMark40786696"/><text:alphabetical-index-mark-end text:id="IMark65750968"/><text:alphabetical-index-mark-end text:id="IMark65744136"/><text:alphabetical-index-mark-end text:id="IMark72162088"/><text:alphabetical-index-mark-end text:id="IMark66654008"/><text:alphabetical-index-mark-end text:id="IMark66984120"/><text:alphabetical-index-mark-end text:id="IMark72146056"/> <text:alphabetical-index-mark-start text:id="IMark67388616"/><text:alphabetical-index-mark-start text:id="IMark69372920"/><text:alphabetical-index-mark-start text:id="IMark66860280"/><text:alphabetical-index-mark-start text:id="IMark72284104"/><text:alphabetical-index-mark-start text:id="IMark72349960"/><text:alphabetical-index-mark-start text:id="IMark72168376"/><text:alphabetical-index-mark-start text:id="IMark66762216"/><text:alphabetical-index-mark-start text:id="IMark72154776"/>block<text:alphabetical-index-mark-end text:id="IMark72154776"/><text:alphabetical-index-mark-end text:id="IMark66762216"/><text:alphabetical-index-mark-end text:id="IMark72168376"/><text:alphabetical-index-mark-end text:id="IMark72349960"/><text:alphabetical-index-mark-end text:id="IMark72284104"/><text:alphabetical-index-mark-end text:id="IMark66860280"/><text:alphabetical-index-mark-end text:id="IMark69372920"/><text:alphabetical-index-mark-end text:id="IMark67388616"/> and those found in their way f<text:alphabetical-index-mark-start text:id="IMark65187208"/><text:alphabetical-index-mark-start text:id="IMark72334664"/><text:alphabetical-index-mark-start text:id="IMark68431448"/><text:alphabetical-index-mark-start text:id="IMark72357544"/><text:alphabetical-index-mark-start text:id="IMark72360072"/>ro<text:alphabetical-index-mark-end text:id="IMark72360072"/><text:alphabetical-index-mark-end text:id="IMark72357544"/><text:alphabetical-index-mark-end text:id="IMark68431448"/><text:alphabetical-index-mark-end text:id="IMark72334664"/><text:alphabetical-index-mark-end text:id="IMark65187208"/>m the <text:alphabetical-index-mark-start text:id="IMark72193720"/><text:alphabetical-index-mark-start text:id="IMark67575320"/><text:alphabetical-index-mark-start text:id="IMark68047624"/><text:alphabetical-index-mark-start text:id="IMark67675352"/><text:alphabetical-index-mark-start text:id="IMark60984408"/><text:alphabetical-index-mark-start text:id="IMark72352488"/><text:alphabetical-index-mark-start text:id="IMark68109976"/><text:alphabetical-index-mark-start text:id="IMark72131992"/>train<text:alphabetical-index-mark-end text:id="IMark72131992"/><text:alphabetical-index-mark-end text:id="IMark68109976"/><text:alphabetical-index-mark-end text:id="IMark72352488"/><text:alphabetical-index-mark-end text:id="IMark60984408"/><text:alphabetical-index-mark-end text:id="IMark67675352"/><text:alphabetical-index-mark-end text:id="IMark68047624"/><text:alphabetical-index-mark-end text:id="IMark67575320"/><text:alphabetical-index-mark-end text:id="IMark72193720"/> <text:alphabetical-index-mark-start text:id="IMark67318008"/><text:alphabetical-index-mark-start text:id="IMark70421512"/><text:alphabetical-index-mark-start text:id="IMark68254808"/><text:alphabetical-index-mark-start text:id="IMark66253032"/><text:alphabetical-index-mark-start text:id="IMark72195880"/><text:alphabetical-index-mark-start text:id="IMark46183960"/><text:alphabetical-index-mark-start text:id="IMark72254552"/><text:alphabetical-index-mark-start text:id="IMark40456728"/><text:alphabetical-index-mark-start text:id="IMark72071384"/><text:alphabetical-index-mark-start text:id="IMark65892024"/><text:alphabetical-index-mark-start text:id="IMark65803288"/><text:alphabetical-index-mark-start text:id="IMark69232072"/><text:alphabetical-index-mark-start text:id="IMark61012568"/><text:alphabetical-index-mark-start text:id="IMark67762008"/><text:alphabetical-index-mark-start text:id="IMark69393176"/>station<text:alphabetical-index-mark-end text:id="IMark69393176"/><text:alphabetical-index-mark-end text:id="IMark67762008"/><text:alphabetical-index-mark-end text:id="IMark61012568"/><text:alphabetical-index-mark-end text:id="IMark69232072"/><text:alphabetical-index-mark-end text:id="IMark65803288"/><text:alphabetical-index-mark-end text:id="IMark65892024"/><text:alphabetical-index-mark-end text:id="IMark72071384"/><text:alphabetical-index-mark-end text:id="IMark40456728"/><text:alphabetical-index-mark-end text:id="IMark72254552"/><text:alphabetical-index-mark-end text:id="IMark46183960"/><text:alphabetical-index-mark-end text:id="IMark72195880"/><text:alphabetical-index-mark-end text:id="IMark66253032"/><text:alphabetical-index-mark-end text:id="IMark68254808"/><text:alphabetical-index-mark-end text:id="IMark70421512"/><text:alphabetical-index-mark-end text:id="IMark67318008"/> or <text:alphabetical-index-mark-start text:id="IMark69840184"/><text:alphabetical-index-mark-start text:id="IMark68730488"/><text:alphabetical-index-mark-start text:id="IMark69937944"/><text:alphabetical-index-mark-start text:id="IMark65702328"/><text:alphabetical-index-mark-start text:id="IMark67021016"/><text:alphabetical-index-mark-start text:id="IMark65767256"/><text:alphabetical-index-mark-start text:id="IMark65480840"/><text:alphabetical-index-mark-start text:id="IMark66213400"/><text:alphabetical-index-mark-start text:id="IMark65671864"/><text:alphabetical-index-mark-start text:id="IMark72074856"/><text:alphabetical-index-mark-start text:id="IMark60695336"/><text:alphabetical-index-mark-start text:id="IMark65351240"/><text:alphabetical-index-mark-start text:id="IMark69448040"/><text:alphabetical-index-mark-start text:id="IMark71115960"/><text:alphabetical-index-mark-start text:id="IMark65654264"/>bus<text:alphabetical-index-mark-end text:id="IMark65654264"/><text:alphabetical-index-mark-end text:id="IMark71115960"/><text:alphabetical-index-mark-end text:id="IMark69448040"/><text:alphabetical-index-mark-end text:id="IMark65351240"/><text:alphabetical-index-mark-end text:id="IMark60695336"/><text:alphabetical-index-mark-end text:id="IMark72074856"/><text:alphabetical-index-mark-end text:id="IMark65671864"/><text:alphabetical-index-mark-end text:id="IMark66213400"/><text:alphabetical-index-mark-end text:id="IMark65480840"/><text:alphabetical-index-mark-end text:id="IMark65767256"/><text:alphabetical-index-mark-end text:id="IMark67021016"/><text:alphabetical-index-mark-end text:id="IMark65702328"/><text:alphabetical-index-mark-end text:id="IMark69937944"/><text:alphabetical-index-mark-end text:id="IMark68730488"/><text:alphabetical-index-mark-end text:id="IMark69840184"/> <text:alphabetical-index-mark-start text:id="IMark66508360"/><text:alphabetical-index-mark-start text:id="IMark72090408"/><text:alphabetical-index-mark-start text:id="IMark67287736"/><text:alphabetical-index-mark-start text:id="IMark65575560"/><text:alphabetical-index-mark-start text:id="IMark65564760"/><text:alphabetical-index-mark-start text:id="IMark66273352"/><text:alphabetical-index-mark-start text:id="IMark70230984"/><text:alphabetical-index-mark-start text:id="IMark68151608"/><text:alphabetical-index-mark-start text:id="IMark71057928"/><text:alphabetical-index-mark-start text:id="IMark60562920"/><text:alphabetical-index-mark-start text:id="IMark68417592"/><text:alphabetical-index-mark-start text:id="IMark68031352"/><text:alphabetical-index-mark-start text:id="IMark68003944"/><text:alphabetical-index-mark-start text:id="IMark70418280"/><text:alphabetical-index-mark-start text:id="IMark67144840"/>stop<text:alphabetical-index-mark-end text:id="IMark67144840"/><text:alphabetical-index-mark-end text:id="IMark70418280"/><text:alphabetical-index-mark-end text:id="IMark68003944"/><text:alphabetical-index-mark-end text:id="IMark68031352"/><text:alphabetical-index-mark-end text:id="IMark68417592"/><text:alphabetical-index-mark-end text:id="IMark60562920"/><text:alphabetical-index-mark-end text:id="IMark71057928"/><text:alphabetical-index-mark-end text:id="IMark68151608"/><text:alphabetical-index-mark-end text:id="IMark70230984"/><text:alphabetical-index-mark-end text:id="IMark66273352"/><text:alphabetical-index-mark-end text:id="IMark65564760"/><text:alphabetical-index-mark-end text:id="IMark65575560"/><text:alphabetical-index-mark-end text:id="IMark67287736"/><text:alphabetical-index-mark-end text:id="IMark72090408"/><text:alphabetical-index-mark-end text:id="IMark66508360"/>s. <text:alphabetical-index-mark-start text:id="IMark65614152"/><text:alphabetical-index-mark-start text:id="IMark72222440"/><text:alphabetical-index-mark-start text:id="IMark46039480"/><text:alphabetical-index-mark-start text:id="IMark71914328"/><text:alphabetical-index-mark-start text:id="IMark72140440"/><text:alphabetical-index-mark-start text:id="IMark65775000"/><text:span text:style-name="T57">Norm</text:span><text:alphabetical-index-mark-end text:id="IMark65775000"/><text:alphabetical-index-mark-end text:id="IMark72140440"/><text:alphabetical-index-mark-end text:id="IMark71914328"/><text:alphabetical-index-mark-end text:id="IMark46039480"/><text:alphabetical-index-mark-end text:id="IMark72222440"/><text:alphabetical-index-mark-end text:id="IMark65614152"/><text:span text:style-name="T57">al </text:span><text:alphabetical-index-mark-start text:id="IMark65582760"/><text:alphabetical-index-mark-start text:id="IMark60520664"/><text:alphabetical-index-mark-start text:id="IMark72176824"/><text:alphabetical-index-mark-start text:id="IMark68157176"/><text:alphabetical-index-mark-start text:id="IMark68758408"/><text:span text:style-name="T57">bank</text:span><text:alphabetical-index-mark-end text:id="IMark68758408"/><text:alphabetical-index-mark-end text:id="IMark68157176"/><text:alphabetical-index-mark-end text:id="IMark72176824"/><text:alphabetical-index-mark-end text:id="IMark60520664"/><text:alphabetical-index-mark-end text:id="IMark65582760"/><text:span text:style-name="T57">ing </text:span><text:alphabetical-index-mark-start text:id="IMark70292152"/><text:alphabetical-index-mark-start text:id="IMark69369320"/><text:alphabetical-index-mark-start text:id="IMark72362600"/><text:alphabetical-index-mark-start text:id="IMark72155736"/><text:alphabetical-index-mark-start text:id="IMark72327080"/><text:alphabetical-index-mark-start text:id="IMark70610392"/><text:span text:style-name="T57">hour</text:span><text:alphabetical-index-mark-end text:id="IMark70610392"/><text:alphabetical-index-mark-end text:id="IMark72327080"/><text:alphabetical-index-mark-end text:id="IMark72155736"/><text:alphabetical-index-mark-end text:id="IMark72362600"/><text:alphabetical-index-mark-end text:id="IMark69369320"/><text:alphabetical-index-mark-end text:id="IMark70292152"/><text:span text:style-name="T57">s go f</text:span><text:alphabetical-index-mark-start text:id="IMark61471656"/><text:alphabetical-index-mark-start text:id="IMark72218248"/><text:alphabetical-index-mark-start text:id="IMark45879736"/><text:alphabetical-index-mark-start text:id="IMark72227112"/><text:alphabetical-index-mark-start text:id="IMark69509640"/><text:span text:style-name="T57">ro</text:span><text:alphabetical-index-mark-end text:id="IMark69509640"/><text:alphabetical-index-mark-end text:id="IMark72227112"/><text:alphabetical-index-mark-end text:id="IMark45879736"/><text:alphabetical-index-mark-end text:id="IMark72218248"/><text:alphabetical-index-mark-end text:id="IMark61471656"/><text:span text:style-name="T57">m 10:00 to 16:00.</text:span></text:p>
      <text:p text:style-name="P26"/>
      <text:p text:style-name="P47">However, the presence of <text:alphabetical-index-mark-start text:id="IMark65575560"/><text:alphabetical-index-mark-start text:id="IMark65564760"/><text:alphabetical-index-mark-start text:id="IMark66273352"/><text:alphabetical-index-mark-start text:id="IMark70230984"/><text:alphabetical-index-mark-start text:id="IMark68151608"/><text:alphabetical-index-mark-start text:id="IMark71057928"/>people<text:alphabetical-index-mark-end text:id="IMark71057928"/><text:alphabetical-index-mark-end text:id="IMark68151608"/><text:alphabetical-index-mark-end text:id="IMark70230984"/><text:alphabetical-index-mark-end text:id="IMark66273352"/><text:alphabetical-index-mark-end text:id="IMark65564760"/><text:alphabetical-index-mark-end text:id="IMark65575560"/> using <text:span text:style-name="T92">an </text:span><text:alphabetical-index-mark-start text:id="IMark60562920"/><text:alphabetical-index-mark-start text:id="IMark68417592"/><text:alphabetical-index-mark-start text:id="IMark68031352"/><text:alphabetical-index-mark-start text:id="IMark68003944"/><text:alphabetical-index-mark-start text:id="IMark70418280"/>ATM<text:alphabetical-index-mark-end text:id="IMark70418280"/><text:alphabetical-index-mark-end text:id="IMark68003944"/><text:alphabetical-index-mark-end text:id="IMark68031352"/><text:alphabetical-index-mark-end text:id="IMark68417592"/><text:alphabetical-index-mark-end text:id="IMark60562920"/> or waiting in queues at the <text:alphabetical-index-mark-start text:id="IMark67144840"/><text:alphabetical-index-mark-start text:id="IMark69840184"/><text:alphabetical-index-mark-start text:id="IMark68730488"/><text:alphabetical-index-mark-start text:id="IMark69937944"/><text:alphabetical-index-mark-start text:id="IMark65702328"/>bank<text:alphabetical-index-mark-end text:id="IMark65702328"/><text:alphabetical-index-mark-end text:id="IMark69937944"/><text:alphabetical-index-mark-end text:id="IMark68730488"/><text:alphabetical-index-mark-end text:id="IMark69840184"/><text:alphabetical-index-mark-end text:id="IMark67144840"/>s – particularly pensioneers and <text:alphabetical-index-mark-start text:id="IMark67021016"/><text:alphabetical-index-mark-start text:id="IMark65767256"/><text:alphabetical-index-mark-start text:id="IMark65480840"/><text:alphabetical-index-mark-start text:id="IMark66213400"/><text:alphabetical-index-mark-start text:id="IMark65671864"/><text:alphabetical-index-mark-start text:id="IMark72074856"/>people<text:alphabetical-index-mark-end text:id="IMark72074856"/><text:alphabetical-index-mark-end text:id="IMark65671864"/><text:alphabetical-index-mark-end text:id="IMark66213400"/><text:alphabetical-index-mark-end text:id="IMark65480840"/><text:alphabetical-index-mark-end text:id="IMark65767256"/><text:alphabetical-index-mark-end text:id="IMark67021016"/> receiving unemployment subs<text:alphabetical-index-mark-start text:id="IMark60695336"/><text:alphabetical-index-mark-start text:id="IMark65351240"/><text:alphabetical-index-mark-start text:id="IMark69448040"/><text:alphabetical-index-mark-start text:id="IMark71115960"/><text:alphabetical-index-mark-start text:id="IMark65654264"/>id<text:alphabetical-index-mark-end text:id="IMark65654264"/><text:alphabetical-index-mark-end text:id="IMark71115960"/><text:alphabetical-index-mark-end text:id="IMark69448040"/><text:alphabetical-index-mark-end text:id="IMark65351240"/><text:alphabetical-index-mark-end text:id="IMark60695336"/>ies – is <text:alphabetical-index-mark-start text:id="IMark67318008"/><text:alphabetical-index-mark-start text:id="IMark70421512"/><text:alphabetical-index-mark-start text:id="IMark68254808"/><text:alphabetical-index-mark-start text:id="IMark66253032"/><text:alphabetical-index-mark-start text:id="IMark72195880"/><text:alphabetical-index-mark-start text:id="IMark46183960"/>significant<text:alphabetical-index-mark-end text:id="IMark46183960"/><text:alphabetical-index-mark-end text:id="IMark72195880"/><text:alphabetical-index-mark-end text:id="IMark66253032"/><text:alphabetical-index-mark-end text:id="IMark68254808"/><text:alphabetical-index-mark-end text:id="IMark70421512"/><text:alphabetical-index-mark-end text:id="IMark67318008"/> almost a<text:alphabetical-index-mark-start text:id="IMark72254552"/><text:alphabetical-index-mark-start text:id="IMark40456728"/><text:alphabetical-index-mark-start text:id="IMark72071384"/><text:alphabetical-index-mark-start text:id="IMark65892024"/><text:alphabetical-index-mark-start text:id="IMark65803288"/>ro<text:alphabetical-index-mark-end text:id="IMark65803288"/><text:alphabetical-index-mark-end text:id="IMark65892024"/><text:alphabetical-index-mark-end text:id="IMark72071384"/><text:alphabetical-index-mark-end text:id="IMark40456728"/><text:alphabetical-index-mark-end text:id="IMark72254552"/>und the clock.</text:p>
      <text:p text:style-name="P25"/>
      <text:p text:style-name="P25"/>
      <text:p text:style-name="P26"><text:span text:style-name="T12">2.3.5.2.</text:span> <text:alphabetical-index-mark-start text:id="IMark67575320"/><text:alphabetical-index-mark-start text:id="IMark68047624"/><text:alphabetical-index-mark-start text:id="IMark67675352"/><text:alphabetical-index-mark-start text:id="IMark60984408"/><text:alphabetical-index-mark-start text:id="IMark72352488"/>School<text:alphabetical-index-mark-end text:id="IMark72352488"/><text:alphabetical-index-mark-end text:id="IMark60984408"/><text:alphabetical-index-mark-end text:id="IMark67675352"/><text:alphabetical-index-mark-end text:id="IMark68047624"/><text:alphabetical-index-mark-end text:id="IMark67575320"/>s <text:span text:style-name="T57">and a local </text:span><text:alphabetical-index-mark-start text:id="IMark68109976"/><text:alphabetical-index-mark-start text:id="IMark72131992"/><text:alphabetical-index-mark-start text:id="IMark65187208"/><text:alphabetical-index-mark-start text:id="IMark72334664"/><text:span text:style-name="T57">university</text:span><text:alphabetical-index-mark-end text:id="IMark72334664"/><text:alphabetical-index-mark-end text:id="IMark65187208"/><text:alphabetical-index-mark-end text:id="IMark72131992"/><text:alphabetical-index-mark-end text:id="IMark68109976"/>. They have a similar effect as <text:alphabetical-index-mark-start text:id="IMark68431448"/><text:alphabetical-index-mark-start text:id="IMark72357544"/><text:alphabetical-index-mark-start text:id="IMark72360072"/><text:alphabetical-index-mark-start text:id="IMark67388616"/><text:alphabetical-index-mark-start text:id="IMark69372920"/>bank<text:alphabetical-index-mark-end text:id="IMark69372920"/><text:alphabetical-index-mark-end text:id="IMark67388616"/><text:alphabetical-index-mark-end text:id="IMark72360072"/><text:alphabetical-index-mark-end text:id="IMark72357544"/><text:alphabetical-index-mark-end text:id="IMark68431448"/>s, <text:span text:style-name="T57">but with reduced </text:span><text:alphabetical-index-mark-start text:id="IMark66860280"/><text:alphabetical-index-mark-start text:id="IMark72284104"/><text:alphabetical-index-mark-start text:id="IMark72349960"/><text:alphabetical-index-mark-start text:id="IMark72168376"/><text:alphabetical-index-mark-start text:id="IMark66762216"/><text:alphabetical-index-mark-start text:id="IMark72154776"/><text:span text:style-name="T57">hour</text:span><text:alphabetical-index-mark-end text:id="IMark72154776"/><text:alphabetical-index-mark-end text:id="IMark66762216"/><text:alphabetical-index-mark-end text:id="IMark72168376"/><text:alphabetical-index-mark-end text:id="IMark72349960"/><text:alphabetical-index-mark-end text:id="IMark72284104"/><text:alphabetical-index-mark-end text:id="IMark66860280"/><text:span text:style-name="T57">s. Many </text:span><text:alphabetical-index-mark-start text:id="IMark72146056"/><text:alphabetical-index-mark-start text:id="IMark66984120"/><text:alphabetical-index-mark-start text:id="IMark66654008"/><text:alphabetical-index-mark-start text:id="IMark72162088"/><text:alphabetical-index-mark-start text:id="IMark65744136"/><text:span text:style-name="T57">school</text:span><text:alphabetical-index-mark-end text:id="IMark65744136"/><text:alphabetical-index-mark-end text:id="IMark72162088"/><text:alphabetical-index-mark-end text:id="IMark66654008"/><text:alphabetical-index-mark-end text:id="IMark66984120"/><text:alphabetical-index-mark-end text:id="IMark72146056"/><text:span text:style-name="T57">s run f</text:span><text:alphabetical-index-mark-start text:id="IMark65750968"/><text:alphabetical-index-mark-start text:id="IMark40786696"/><text:alphabetical-index-mark-start text:id="IMark67783336"/><text:alphabetical-index-mark-start text:id="IMark65830088"/><text:alphabetical-index-mark-start text:id="IMark72153432"/><text:span text:style-name="T57">ro</text:span><text:alphabetical-index-mark-end text:id="IMark72153432"/><text:alphabetical-index-mark-end text:id="IMark65830088"/><text:alphabetical-index-mark-end text:id="IMark67783336"/><text:alphabetical-index-mark-end text:id="IMark40786696"/><text:alphabetical-index-mark-end text:id="IMark65750968"/><text:span text:style-name="T57">m 7:00 to 23:00.</text:span></text:p>
      <text:p text:style-name="P26"/>
      <text:p text:style-name="P47"><text:soft-page-break/>Such a schedule includes lessons for primary and se<text:alphabetical-index-mark-start text:id="IMark71062952"/><text:alphabetical-index-mark-start text:id="IMark69547992"/><text:alphabetical-index-mark-start text:id="IMark68755784"/><text:alphabetical-index-mark-start text:id="IMark61562664"/><text:alphabetical-index-mark-start text:id="IMark66822584"/>co<text:alphabetical-index-mark-end text:id="IMark66822584"/><text:alphabetical-index-mark-end text:id="IMark61562664"/><text:alphabetical-index-mark-end text:id="IMark68755784"/><text:alphabetical-index-mark-end text:id="IMark69547992"/><text:alphabetical-index-mark-end text:id="IMark71062952"/>ndary <text:alphabetical-index-mark-start text:id="IMark70743096"/><text:alphabetical-index-mark-start text:id="IMark65352616"/><text:alphabetical-index-mark-start text:id="IMark72144664"/><text:alphabetical-index-mark-start text:id="IMark70788216"/><text:alphabetical-index-mark-start text:id="IMark65788152"/>school<text:alphabetical-index-mark-end text:id="IMark65788152"/><text:alphabetical-index-mark-end text:id="IMark70788216"/><text:alphabetical-index-mark-end text:id="IMark72144664"/><text:alphabetical-index-mark-end text:id="IMark65352616"/><text:alphabetical-index-mark-end text:id="IMark70743096"/> children, up to 17:00, and f<text:alphabetical-index-mark-start text:id="IMark67758120"/><text:alphabetical-index-mark-start text:id="IMark65661496"/><text:alphabetical-index-mark-start text:id="IMark72324552"/><text:alphabetical-index-mark-start text:id="IMark72296744"/><text:alphabetical-index-mark-start text:id="IMark68185912"/>ro<text:alphabetical-index-mark-end text:id="IMark68185912"/><text:alphabetical-index-mark-end text:id="IMark72296744"/><text:alphabetical-index-mark-end text:id="IMark72324552"/><text:alphabetical-index-mark-end text:id="IMark65661496"/><text:alphabetical-index-mark-end text:id="IMark67758120"/>m then on <text:alphabetical-index-mark-start text:id="IMark66917000"/><text:alphabetical-index-mark-start text:id="IMark72148888"/><text:alphabetical-index-mark-start text:id="IMark65614152"/><text:alphabetical-index-mark-start text:id="IMark72222440"/><text:alphabetical-index-mark-start text:id="IMark46039480"/>co<text:alphabetical-index-mark-end text:id="IMark46039480"/><text:alphabetical-index-mark-end text:id="IMark72222440"/><text:alphabetical-index-mark-end text:id="IMark65614152"/><text:alphabetical-index-mark-end text:id="IMark72148888"/><text:alphabetical-index-mark-end text:id="IMark66917000"/>urses for adults, <text:alphabetical-index-mark-start text:id="IMark71914328"/><text:alphabetical-index-mark-start text:id="IMark72140440"/><text:alphabetical-index-mark-start text:id="IMark65775000"/><text:alphabetical-index-mark-start text:id="IMark65582760"/><text:alphabetical-index-mark-start text:id="IMark60520664"/><text:alphabetical-index-mark-start text:id="IMark72176824"/>night<text:alphabetical-index-mark-end text:id="IMark72176824"/><text:alphabetical-index-mark-end text:id="IMark60520664"/><text:alphabetical-index-mark-end text:id="IMark65582760"/><text:alphabetical-index-mark-end text:id="IMark65775000"/><text:alphabetical-index-mark-end text:id="IMark72140440"/><text:alphabetical-index-mark-end text:id="IMark71914328"/> lessons for working <text:alphabetical-index-mark-start text:id="IMark68157176"/><text:alphabetical-index-mark-start text:id="IMark68758408"/><text:alphabetical-index-mark-start text:id="IMark70292152"/><text:alphabetical-index-mark-start text:id="IMark69369320"/><text:alphabetical-index-mark-start text:id="IMark72362600"/><text:alphabetical-index-mark-start text:id="IMark72155736"/>people<text:alphabetical-index-mark-end text:id="IMark72155736"/><text:alphabetical-index-mark-end text:id="IMark72362600"/><text:alphabetical-index-mark-end text:id="IMark69369320"/><text:alphabetical-index-mark-end text:id="IMark70292152"/><text:alphabetical-index-mark-end text:id="IMark68758408"/><text:alphabetical-index-mark-end text:id="IMark68157176"/>, vocational <text:alphabetical-index-mark-start text:id="IMark72327080"/><text:alphabetical-index-mark-start text:id="IMark70610392"/><text:alphabetical-index-mark-start text:id="IMark61471656"/><text:alphabetical-index-mark-start text:id="IMark72218248"/><text:alphabetical-index-mark-start text:id="IMark66508360"/>co<text:alphabetical-index-mark-end text:id="IMark66508360"/><text:alphabetical-index-mark-end text:id="IMark72218248"/><text:alphabetical-index-mark-end text:id="IMark61471656"/><text:alphabetical-index-mark-end text:id="IMark70610392"/><text:alphabetical-index-mark-end text:id="IMark72327080"/>urses, etc.</text:p>
      <text:p text:style-name="P25"/>
      <text:p text:style-name="P25"/>
      <text:p text:style-name="P26"><text:span text:style-name="T12">2.3.5.3.</text:span> <text:alphabetical-index-mark-start text:id="IMark68434296"/><text:alphabetical-index-mark-start text:id="IMark65575560"/><text:alphabetical-index-mark-start text:id="IMark65564760"/><text:alphabetical-index-mark-start text:id="IMark66273352"/><text:alphabetical-index-mark-start text:id="IMark70230984"/><text:alphabetical-index-mark-start text:id="IMark68151608"/><text:alphabetical-index-mark-start text:id="IMark71057928"/><text:alphabetical-index-mark-start text:id="IMark69232072"/>Train<text:alphabetical-index-mark-end text:id="IMark69232072"/><text:alphabetical-index-mark-end text:id="IMark71057928"/><text:alphabetical-index-mark-end text:id="IMark68151608"/><text:alphabetical-index-mark-end text:id="IMark70230984"/><text:alphabetical-index-mark-end text:id="IMark66273352"/><text:alphabetical-index-mark-end text:id="IMark65564760"/><text:alphabetical-index-mark-end text:id="IMark65575560"/><text:alphabetical-index-mark-end text:id="IMark68434296"/>s and <text:alphabetical-index-mark-start text:id="IMark40456728"/><text:alphabetical-index-mark-start text:id="IMark72254552"/><text:alphabetical-index-mark-start text:id="IMark72071384"/><text:alphabetical-index-mark-start text:id="IMark65892024"/><text:alphabetical-index-mark-start text:id="IMark65803288"/><text:alphabetical-index-mark-start text:id="IMark67318008"/><text:alphabetical-index-mark-start text:id="IMark70421512"/><text:alphabetical-index-mark-start text:id="IMark68254808"/><text:alphabetical-index-mark-start text:id="IMark66253032"/><text:alphabetical-index-mark-start text:id="IMark72195880"/><text:alphabetical-index-mark-start text:id="IMark46183960"/><text:alphabetical-index-mark-start text:id="IMark60695336"/><text:alphabetical-index-mark-start text:id="IMark65351240"/><text:alphabetical-index-mark-start text:id="IMark69448040"/><text:alphabetical-index-mark-start text:id="IMark71115960"/>bus<text:alphabetical-index-mark-end text:id="IMark71115960"/><text:alphabetical-index-mark-end text:id="IMark69448040"/><text:alphabetical-index-mark-end text:id="IMark65351240"/><text:alphabetical-index-mark-end text:id="IMark60695336"/><text:alphabetical-index-mark-end text:id="IMark46183960"/><text:alphabetical-index-mark-end text:id="IMark72195880"/><text:alphabetical-index-mark-end text:id="IMark66253032"/><text:alphabetical-index-mark-end text:id="IMark68254808"/><text:alphabetical-index-mark-end text:id="IMark70421512"/><text:alphabetical-index-mark-end text:id="IMark67318008"/><text:alphabetical-index-mark-end text:id="IMark65803288"/><text:alphabetical-index-mark-end text:id="IMark65892024"/><text:alphabetical-index-mark-end text:id="IMark72071384"/><text:alphabetical-index-mark-end text:id="IMark72254552"/><text:alphabetical-index-mark-end text:id="IMark40456728"/>es. By far, the <text:alphabetical-index-mark-start text:id="IMark65654264"/><text:alphabetical-index-mark-start text:id="IMark67021016"/><text:alphabetical-index-mark-start text:id="IMark65767256"/><text:alphabetical-index-mark-start text:id="IMark65480840"/><text:alphabetical-index-mark-start text:id="IMark66213400"/><text:alphabetical-index-mark-start text:id="IMark65671864"/><text:alphabetical-index-mark-start text:id="IMark72074856"/><text:alphabetical-index-mark-start text:id="IMark67144840"/>train<text:alphabetical-index-mark-end text:id="IMark67144840"/><text:alphabetical-index-mark-end text:id="IMark72074856"/><text:alphabetical-index-mark-end text:id="IMark65671864"/><text:alphabetical-index-mark-end text:id="IMark66213400"/><text:alphabetical-index-mark-end text:id="IMark65480840"/><text:alphabetical-index-mark-end text:id="IMark65767256"/><text:alphabetical-index-mark-end text:id="IMark67021016"/><text:alphabetical-index-mark-end text:id="IMark65654264"/> <text:alphabetical-index-mark-start text:id="IMark69840184"/><text:alphabetical-index-mark-start text:id="IMark68730488"/><text:alphabetical-index-mark-start text:id="IMark69937944"/><text:alphabetical-index-mark-start text:id="IMark65702328"/><text:alphabetical-index-mark-start text:id="IMark60562920"/><text:alphabetical-index-mark-start text:id="IMark68417592"/><text:alphabetical-index-mark-start text:id="IMark68031352"/><text:alphabetical-index-mark-start text:id="IMark68003944"/><text:alphabetical-index-mark-start text:id="IMark70418280"/><text:alphabetical-index-mark-start text:id="IMark67762008"/><text:alphabetical-index-mark-start text:id="IMark61012568"/><text:alphabetical-index-mark-start text:id="IMark72193720"/><text:alphabetical-index-mark-start text:id="IMark69393176"/><text:alphabetical-index-mark-start text:id="IMark70150504"/><text:alphabetical-index-mark-start text:id="IMark72220776"/>station<text:alphabetical-index-mark-end text:id="IMark72220776"/><text:alphabetical-index-mark-end text:id="IMark70150504"/><text:alphabetical-index-mark-end text:id="IMark69393176"/><text:alphabetical-index-mark-end text:id="IMark72193720"/><text:alphabetical-index-mark-end text:id="IMark61012568"/><text:alphabetical-index-mark-end text:id="IMark67762008"/><text:alphabetical-index-mark-end text:id="IMark70418280"/><text:alphabetical-index-mark-end text:id="IMark68003944"/><text:alphabetical-index-mark-end text:id="IMark68031352"/><text:alphabetical-index-mark-end text:id="IMark68417592"/><text:alphabetical-index-mark-end text:id="IMark60562920"/><text:alphabetical-index-mark-end text:id="IMark65702328"/><text:alphabetical-index-mark-end text:id="IMark69937944"/><text:alphabetical-index-mark-end text:id="IMark68730488"/><text:alphabetical-index-mark-end text:id="IMark69840184"/> in the <text:alphabetical-index-mark-start text:id="IMark70289848"/><text:alphabetical-index-mark-start text:id="IMark70508296"/><text:alphabetical-index-mark-start text:id="IMark72088280"/><text:alphabetical-index-mark-start text:id="IMark67575320"/><text:alphabetical-index-mark-start text:id="IMark68047624"/><text:alphabetical-index-mark-start text:id="IMark67675352"/><text:alphabetical-index-mark-start text:id="IMark60984408"/>city<text:alphabetical-index-mark-end text:id="IMark60984408"/><text:alphabetical-index-mark-end text:id="IMark67675352"/><text:alphabetical-index-mark-end text:id="IMark68047624"/><text:alphabetical-index-mark-end text:id="IMark67575320"/><text:alphabetical-index-mark-end text:id="IMark72088280"/><text:alphabetical-index-mark-end text:id="IMark70508296"/><text:alphabetical-index-mark-end text:id="IMark70289848"/> p<text:alphabetical-index-mark-start text:id="IMark72352488"/><text:alphabetical-index-mark-start text:id="IMark72136216"/><text:alphabetical-index-mark-start text:id="IMark68431448"/><text:alphabetical-index-mark-start text:id="IMark72357544"/><text:alphabetical-index-mark-start text:id="IMark72360072"/>ro<text:alphabetical-index-mark-end text:id="IMark72360072"/><text:alphabetical-index-mark-end text:id="IMark72357544"/><text:alphabetical-index-mark-end text:id="IMark68431448"/><text:alphabetical-index-mark-end text:id="IMark72136216"/><text:alphabetical-index-mark-end text:id="IMark72352488"/>duces the heaviest <text:alphabetical-index-mark-start text:id="IMark67388616"/><text:alphabetical-index-mark-start text:id="IMark69372920"/><text:alphabetical-index-mark-start text:id="IMark68109976"/><text:alphabetical-index-mark-start text:id="IMark72131992"/><text:alphabetical-index-mark-start text:id="IMark65187208"/><text:alphabetical-index-mark-start text:id="IMark72334664"/><text:alphabetical-index-mark-start text:id="IMark69950952"/><text:alphabetical-index-mark-start text:id="IMark66860280"/>pedestrian<text:alphabetical-index-mark-end text:id="IMark66860280"/><text:alphabetical-index-mark-end text:id="IMark69950952"/><text:alphabetical-index-mark-end text:id="IMark72334664"/><text:alphabetical-index-mark-end text:id="IMark65187208"/><text:alphabetical-index-mark-end text:id="IMark72131992"/><text:alphabetical-index-mark-end text:id="IMark68109976"/><text:alphabetical-index-mark-end text:id="IMark69372920"/><text:alphabetical-index-mark-end text:id="IMark67388616"/> <text:alphabetical-index-mark-start text:id="IMark72284104"/><text:alphabetical-index-mark-start text:id="IMark72349960"/><text:alphabetical-index-mark-start text:id="IMark72168376"/><text:alphabetical-index-mark-start text:id="IMark66762216"/><text:alphabetical-index-mark-start text:id="IMark72154776"/><text:alphabetical-index-mark-start text:id="IMark72146056"/><text:alphabetical-index-mark-start text:id="IMark66984120"/><text:alphabetical-index-mark-start text:id="IMark66654008"/>density<text:alphabetical-index-mark-end text:id="IMark66654008"/><text:alphabetical-index-mark-end text:id="IMark66984120"/><text:alphabetical-index-mark-end text:id="IMark72146056"/><text:alphabetical-index-mark-end text:id="IMark72154776"/><text:alphabetical-index-mark-end text:id="IMark66762216"/><text:alphabetical-index-mark-end text:id="IMark72168376"/><text:alphabetical-index-mark-end text:id="IMark72349960"/><text:alphabetical-index-mark-end text:id="IMark72284104"/> in nearby areas, but <text:alphabetical-index-mark-start text:id="IMark72162088"/><text:alphabetical-index-mark-start text:id="IMark65744136"/><text:alphabetical-index-mark-start text:id="IMark65750968"/><text:alphabetical-index-mark-start text:id="IMark40786696"/><text:alphabetical-index-mark-start text:id="IMark67783336"/><text:alphabetical-index-mark-start text:id="IMark65830088"/><text:alphabetical-index-mark-start text:id="IMark72153432"/><text:alphabetical-index-mark-start text:id="IMark65122152"/><text:alphabetical-index-mark-start text:id="IMark67918888"/><text:alphabetical-index-mark-start text:id="IMark70599592"/><text:alphabetical-index-mark-start text:id="IMark54199160"/><text:alphabetical-index-mark-start text:id="IMark68210632"/><text:alphabetical-index-mark-start text:id="IMark70610392"/><text:alphabetical-index-mark-start text:id="IMark72327080"/><text:alphabetical-index-mark-start text:id="IMark61471656"/>bus<text:alphabetical-index-mark-end text:id="IMark61471656"/><text:alphabetical-index-mark-end text:id="IMark72327080"/><text:alphabetical-index-mark-end text:id="IMark70610392"/><text:alphabetical-index-mark-end text:id="IMark68210632"/><text:alphabetical-index-mark-end text:id="IMark54199160"/><text:alphabetical-index-mark-end text:id="IMark70599592"/><text:alphabetical-index-mark-end text:id="IMark67918888"/><text:alphabetical-index-mark-end text:id="IMark65122152"/><text:alphabetical-index-mark-end text:id="IMark72153432"/><text:alphabetical-index-mark-end text:id="IMark65830088"/><text:alphabetical-index-mark-end text:id="IMark67783336"/><text:alphabetical-index-mark-end text:id="IMark40786696"/><text:alphabetical-index-mark-end text:id="IMark65750968"/><text:alphabetical-index-mark-end text:id="IMark65744136"/><text:alphabetical-index-mark-end text:id="IMark72162088"/> <text:alphabetical-index-mark-start text:id="IMark72218248"/><text:alphabetical-index-mark-start text:id="IMark66508360"/><text:alphabetical-index-mark-start text:id="IMark68157176"/><text:alphabetical-index-mark-start text:id="IMark68758408"/><text:alphabetical-index-mark-start text:id="IMark70292152"/><text:alphabetical-index-mark-start text:id="IMark69369320"/><text:alphabetical-index-mark-start text:id="IMark72362600"/><text:alphabetical-index-mark-start text:id="IMark72155736"/><text:alphabetical-index-mark-start text:id="IMark71914328"/><text:alphabetical-index-mark-start text:id="IMark72140440"/><text:alphabetical-index-mark-start text:id="IMark65775000"/><text:alphabetical-index-mark-start text:id="IMark65582760"/><text:alphabetical-index-mark-start text:id="IMark60520664"/><text:alphabetical-index-mark-start text:id="IMark72176824"/><text:alphabetical-index-mark-start text:id="IMark66917000"/>stop<text:alphabetical-index-mark-end text:id="IMark66917000"/><text:alphabetical-index-mark-end text:id="IMark72176824"/><text:alphabetical-index-mark-end text:id="IMark60520664"/><text:alphabetical-index-mark-end text:id="IMark65582760"/><text:alphabetical-index-mark-end text:id="IMark65775000"/><text:alphabetical-index-mark-end text:id="IMark72140440"/><text:alphabetical-index-mark-end text:id="IMark71914328"/><text:alphabetical-index-mark-end text:id="IMark72155736"/><text:alphabetical-index-mark-end text:id="IMark72362600"/><text:alphabetical-index-mark-end text:id="IMark69369320"/><text:alphabetical-index-mark-end text:id="IMark70292152"/><text:alphabetical-index-mark-end text:id="IMark68758408"/><text:alphabetical-index-mark-end text:id="IMark68157176"/><text:alphabetical-index-mark-end text:id="IMark66508360"/><text:alphabetical-index-mark-end text:id="IMark72218248"/>s also p<text:alphabetical-index-mark-start text:id="IMark72148888"/><text:alphabetical-index-mark-start text:id="IMark65614152"/><text:alphabetical-index-mark-start text:id="IMark72222440"/><text:alphabetical-index-mark-start text:id="IMark46039480"/><text:alphabetical-index-mark-start text:id="IMark67758120"/>ro<text:alphabetical-index-mark-end text:id="IMark67758120"/><text:alphabetical-index-mark-end text:id="IMark46039480"/><text:alphabetical-index-mark-end text:id="IMark72222440"/><text:alphabetical-index-mark-end text:id="IMark65614152"/><text:alphabetical-index-mark-end text:id="IMark72148888"/>duce <text:alphabetical-index-mark-start text:id="IMark65661496"/><text:alphabetical-index-mark-start text:id="IMark72324552"/><text:alphabetical-index-mark-start text:id="IMark72296744"/><text:alphabetical-index-mark-start text:id="IMark68185912"/><text:alphabetical-index-mark-start text:id="IMark70743096"/><text:alphabetical-index-mark-start text:id="IMark65352616"/><text:alphabetical-index-mark-start text:id="IMark72144664"/>significant<text:alphabetical-index-mark-end text:id="IMark72144664"/><text:alphabetical-index-mark-end text:id="IMark65352616"/><text:alphabetical-index-mark-end text:id="IMark70743096"/><text:alphabetical-index-mark-end text:id="IMark68185912"/><text:alphabetical-index-mark-end text:id="IMark72296744"/><text:alphabetical-index-mark-end text:id="IMark72324552"/><text:alphabetical-index-mark-end text:id="IMark65661496"/> <text:alphabetical-index-mark-start text:id="IMark70788216"/><text:alphabetical-index-mark-start text:id="IMark65788152"/><text:alphabetical-index-mark-start text:id="IMark71062952"/><text:alphabetical-index-mark-start text:id="IMark69547992"/><text:alphabetical-index-mark-start text:id="IMark68755784"/><text:alphabetical-index-mark-start text:id="IMark61562664"/><text:alphabetical-index-mark-start text:id="IMark66822584"/><text:alphabetical-index-mark-start text:id="IMark61223672"/>pedestrian<text:alphabetical-index-mark-end text:id="IMark61223672"/><text:alphabetical-index-mark-end text:id="IMark66822584"/><text:alphabetical-index-mark-end text:id="IMark61562664"/><text:alphabetical-index-mark-end text:id="IMark68755784"/><text:alphabetical-index-mark-end text:id="IMark69547992"/><text:alphabetical-index-mark-end text:id="IMark71062952"/><text:alphabetical-index-mark-end text:id="IMark65788152"/><text:alphabetical-index-mark-end text:id="IMark70788216"/> <text:alphabetical-index-mark-start text:id="IMark72090408"/><text:alphabetical-index-mark-start text:id="IMark67287736"/><text:alphabetical-index-mark-start text:id="IMark70590248"/><text:alphabetical-index-mark-start text:id="IMark61202184"/><text:alphabetical-index-mark-start text:id="IMark68750040"/><text:alphabetical-index-mark-start text:id="IMark68330968"/><text:alphabetical-index-mark-start text:id="IMark70570504"/><text:alphabetical-index-mark-start text:id="IMark68209960"/>number<text:alphabetical-index-mark-end text:id="IMark68209960"/><text:alphabetical-index-mark-end text:id="IMark70570504"/><text:alphabetical-index-mark-end text:id="IMark68330968"/><text:alphabetical-index-mark-end text:id="IMark68750040"/><text:alphabetical-index-mark-end text:id="IMark61202184"/><text:alphabetical-index-mark-end text:id="IMark70590248"/><text:alphabetical-index-mark-end text:id="IMark67287736"/><text:alphabetical-index-mark-end text:id="IMark72090408"/>s. Moreover: legislation est<text:alphabetical-index-mark-start text:id="IMark71080696"/><text:alphabetical-index-mark-start text:id="IMark70288712"/><text:alphabetical-index-mark-start text:id="IMark68404744"/><text:alphabetical-index-mark-start text:id="IMark65170760"/><text:alphabetical-index-mark-start text:id="IMark69031592"/>ab<text:alphabetical-index-mark-end text:id="IMark69031592"/><text:alphabetical-index-mark-end text:id="IMark65170760"/><text:alphabetical-index-mark-end text:id="IMark68404744"/><text:alphabetical-index-mark-end text:id="IMark70288712"/><text:alphabetical-index-mark-end text:id="IMark71080696"/>lished that within cities there must be a <text:alphabetical-index-mark-start text:id="IMark41485624"/><text:alphabetical-index-mark-start text:id="IMark46195672"/><text:alphabetical-index-mark-start text:id="IMark61150040"/><text:alphabetical-index-mark-start text:id="IMark61074648"/><text:alphabetical-index-mark-start text:id="IMark60964520"/><text:alphabetical-index-mark-start text:id="IMark60965752"/><text:alphabetical-index-mark-start text:id="IMark69662040"/><text:alphabetical-index-mark-start text:id="IMark40705400"/><text:alphabetical-index-mark-start text:id="IMark40706728"/><text:alphabetical-index-mark-start text:id="IMark60957912"/><text:alphabetical-index-mark-start text:id="IMark60959240"/><text:alphabetical-index-mark-start text:id="IMark54070648"/><text:alphabetical-index-mark-start text:id="IMark54071976"/><text:alphabetical-index-mark-start text:id="IMark67105640"/><text:alphabetical-index-mark-start text:id="IMark67107496"/>bus<text:alphabetical-index-mark-end text:id="IMark67107496"/><text:alphabetical-index-mark-end text:id="IMark67105640"/><text:alphabetical-index-mark-end text:id="IMark54071976"/><text:alphabetical-index-mark-end text:id="IMark54070648"/><text:alphabetical-index-mark-end text:id="IMark60959240"/><text:alphabetical-index-mark-end text:id="IMark60957912"/><text:alphabetical-index-mark-end text:id="IMark40706728"/><text:alphabetical-index-mark-end text:id="IMark40705400"/><text:alphabetical-index-mark-end text:id="IMark69662040"/><text:alphabetical-index-mark-end text:id="IMark60965752"/><text:alphabetical-index-mark-end text:id="IMark60964520"/><text:alphabetical-index-mark-end text:id="IMark61074648"/><text:alphabetical-index-mark-end text:id="IMark61150040"/><text:alphabetical-index-mark-end text:id="IMark46195672"/><text:alphabetical-index-mark-end text:id="IMark41485624"/> <text:alphabetical-index-mark-start text:id="IMark54202072"/><text:alphabetical-index-mark-start text:id="IMark54203064"/><text:alphabetical-index-mark-start text:id="IMark70330040"/><text:alphabetical-index-mark-start text:id="IMark70331096"/><text:alphabetical-index-mark-start text:id="IMark61197608"/><text:alphabetical-index-mark-start text:id="IMark61198936"/><text:alphabetical-index-mark-start text:id="IMark61200264"/><text:alphabetical-index-mark-start text:id="IMark72096520"/><text:alphabetical-index-mark-start text:id="IMark72097848"/><text:alphabetical-index-mark-start text:id="IMark61076424"/><text:alphabetical-index-mark-start text:id="IMark61077752"/><text:alphabetical-index-mark-start text:id="IMark60778152"/><text:alphabetical-index-mark-start text:id="IMark60779448"/><text:alphabetical-index-mark-start text:id="IMark40843032"/><text:alphabetical-index-mark-start text:id="IMark67665128"/>stop<text:alphabetical-index-mark-end text:id="IMark67665128"/><text:alphabetical-index-mark-end text:id="IMark40843032"/><text:alphabetical-index-mark-end text:id="IMark60779448"/><text:alphabetical-index-mark-end text:id="IMark60778152"/><text:alphabetical-index-mark-end text:id="IMark61077752"/><text:alphabetical-index-mark-end text:id="IMark61076424"/><text:alphabetical-index-mark-end text:id="IMark72097848"/><text:alphabetical-index-mark-end text:id="IMark72096520"/><text:alphabetical-index-mark-end text:id="IMark61200264"/><text:alphabetical-index-mark-end text:id="IMark61198936"/><text:alphabetical-index-mark-end text:id="IMark61197608"/><text:alphabetical-index-mark-end text:id="IMark70331096"/><text:alphabetical-index-mark-end text:id="IMark70330040"/><text:alphabetical-index-mark-end text:id="IMark54203064"/><text:alphabetical-index-mark-end text:id="IMark54202072"/> every 200 m along the <text:alphabetical-index-mark-start text:id="IMark60628024"/><text:alphabetical-index-mark-start text:id="IMark60629256"/><text:alphabetical-index-mark-start text:id="IMark60630552"/><text:alphabetical-index-mark-start text:id="IMark68734312"/><text:alphabetical-index-mark-start text:id="IMark68735640"/>ro<text:alphabetical-index-mark-end text:id="IMark68735640"/><text:alphabetical-index-mark-end text:id="IMark68734312"/><text:alphabetical-index-mark-end text:id="IMark60630552"/><text:alphabetical-index-mark-end text:id="IMark60629256"/><text:alphabetical-index-mark-end text:id="IMark60628024"/>ute of any <text:alphabetical-index-mark-start text:id="IMark61476504"/><text:alphabetical-index-mark-start text:id="IMark71576024"/><text:alphabetical-index-mark-start text:id="IMark70863032"/><text:alphabetical-index-mark-start text:id="IMark46216456"/><text:alphabetical-index-mark-start text:id="IMark46217784"/><text:alphabetical-index-mark-start text:id="IMark46218200"/><text:alphabetical-index-mark-start text:id="IMark45870024"/><text:alphabetical-index-mark-start text:id="IMark45871064"/><text:alphabetical-index-mark-start text:id="IMark41416232"/><text:alphabetical-index-mark-start text:id="IMark41417560"/><text:alphabetical-index-mark-start text:id="IMark45925640"/><text:alphabetical-index-mark-start text:id="IMark45926968"/><text:alphabetical-index-mark-start text:id="IMark45927384"/><text:alphabetical-index-mark-start text:id="IMark45864904"/><text:alphabetical-index-mark-start text:id="IMark45865944"/>bus<text:alphabetical-index-mark-end text:id="IMark45865944"/><text:alphabetical-index-mark-end text:id="IMark45864904"/><text:alphabetical-index-mark-end text:id="IMark45927384"/><text:alphabetical-index-mark-end text:id="IMark45926968"/><text:alphabetical-index-mark-end text:id="IMark45925640"/><text:alphabetical-index-mark-end text:id="IMark41417560"/><text:alphabetical-index-mark-end text:id="IMark41416232"/><text:alphabetical-index-mark-end text:id="IMark45871064"/><text:alphabetical-index-mark-end text:id="IMark45870024"/><text:alphabetical-index-mark-end text:id="IMark46218200"/><text:alphabetical-index-mark-end text:id="IMark46217784"/><text:alphabetical-index-mark-end text:id="IMark46216456"/><text:alphabetical-index-mark-end text:id="IMark70863032"/><text:alphabetical-index-mark-end text:id="IMark71576024"/><text:alphabetical-index-mark-end text:id="IMark61476504"/> line.</text:p>
      <text:p text:style-name="P26"/>
      <text:p text:style-name="P26">In <text:alphabetical-index-mark-start text:id="IMark67287736"/><text:alphabetical-index-mark-start text:id="IMark70590248"/><text:alphabetical-index-mark-start text:id="IMark61202184"/><text:alphabetical-index-mark-start text:id="IMark70788216"/><text:alphabetical-index-mark-start text:id="IMark65788152"/><text:alphabetical-index-mark-start text:id="IMark71062952"/><text:alphabetical-index-mark-start text:id="IMark69547992"/><text:alphabetical-index-mark-start text:id="IMark68755784"/><text:alphabetical-index-mark-start text:id="IMark61562664"/><text:alphabetical-index-mark-start text:id="IMark66822584"/><text:alphabetical-index-mark-start text:id="IMark61223672"/><text:alphabetical-index-mark-start text:id="IMark65661496"/><text:alphabetical-index-mark-start text:id="IMark72324552"/>co<text:alphabetical-index-mark-end text:id="IMark72324552"/><text:alphabetical-index-mark-end text:id="IMark65661496"/><text:alphabetical-index-mark-end text:id="IMark61223672"/><text:alphabetical-index-mark-end text:id="IMark66822584"/><text:alphabetical-index-mark-end text:id="IMark61562664"/>mmercial<text:alphabetical-index-mark-end text:id="IMark68755784"/><text:alphabetical-index-mark-end text:id="IMark69547992"/><text:alphabetical-index-mark-end text:id="IMark71062952"/><text:alphabetical-index-mark-end text:id="IMark65788152"/><text:alphabetical-index-mark-end text:id="IMark70788216"/><text:alphabetical-index-mark-end text:id="IMark61202184"/><text:alphabetical-index-mark-end text:id="IMark70590248"/><text:alphabetical-index-mark-end text:id="IMark67287736"/> areas this guarantees a <text:alphabetical-index-mark-start text:id="IMark72296744"/><text:alphabetical-index-mark-start text:id="IMark68185912"/><text:alphabetical-index-mark-start text:id="IMark70743096"/><text:alphabetical-index-mark-start text:id="IMark65352616"/><text:alphabetical-index-mark-start text:id="IMark72144664"/><text:alphabetical-index-mark-start text:id="IMark72148888"/><text:alphabetical-index-mark-start text:id="IMark65614152"/>significant<text:alphabetical-index-mark-end text:id="IMark65614152"/><text:alphabetical-index-mark-end text:id="IMark72148888"/><text:alphabetical-index-mark-end text:id="IMark72144664"/><text:alphabetical-index-mark-end text:id="IMark65352616"/><text:alphabetical-index-mark-end text:id="IMark70743096"/><text:alphabetical-index-mark-end text:id="IMark68185912"/><text:alphabetical-index-mark-end text:id="IMark72296744"/> and <text:alphabetical-index-mark-start text:id="IMark72222440"/><text:alphabetical-index-mark-start text:id="IMark46039480"/><text:alphabetical-index-mark-start text:id="IMark67758120"/><text:alphabetical-index-mark-start text:id="IMark72218248"/><text:alphabetical-index-mark-start text:id="IMark66508360"/>homogeneous<text:alphabetical-index-mark-end text:id="IMark66508360"/><text:alphabetical-index-mark-end text:id="IMark72218248"/><text:alphabetical-index-mark-end text:id="IMark67758120"/><text:alphabetical-index-mark-end text:id="IMark46039480"/><text:alphabetical-index-mark-end text:id="IMark72222440"/> <text:alphabetical-index-mark-start text:id="IMark68157176"/><text:alphabetical-index-mark-start text:id="IMark68758408"/><text:alphabetical-index-mark-start text:id="IMark70292152"/><text:alphabetical-index-mark-start text:id="IMark69369320"/><text:alphabetical-index-mark-start text:id="IMark72362600"/><text:alphabetical-index-mark-start text:id="IMark72155736"/><text:alphabetical-index-mark-start text:id="IMark71914328"/><text:alphabetical-index-mark-start text:id="IMark72140440"/>pedestrian<text:alphabetical-index-mark-end text:id="IMark72140440"/><text:alphabetical-index-mark-end text:id="IMark71914328"/><text:alphabetical-index-mark-end text:id="IMark72155736"/><text:alphabetical-index-mark-end text:id="IMark72362600"/><text:alphabetical-index-mark-end text:id="IMark69369320"/><text:alphabetical-index-mark-end text:id="IMark70292152"/><text:alphabetical-index-mark-end text:id="IMark68758408"/><text:alphabetical-index-mark-end text:id="IMark68157176"/> <text:alphabetical-index-mark-start text:id="IMark65775000"/><text:alphabetical-index-mark-start text:id="IMark65582760"/><text:alphabetical-index-mark-start text:id="IMark60520664"/><text:alphabetical-index-mark-start text:id="IMark72176824"/><text:alphabetical-index-mark-start text:id="IMark66917000"/><text:alphabetical-index-mark-start text:id="IMark72162088"/><text:alphabetical-index-mark-start text:id="IMark65744136"/><text:alphabetical-index-mark-start text:id="IMark65750968"/>density<text:alphabetical-index-mark-end text:id="IMark65750968"/><text:alphabetical-index-mark-end text:id="IMark65744136"/><text:alphabetical-index-mark-end text:id="IMark72162088"/><text:alphabetical-index-mark-end text:id="IMark66917000"/><text:alphabetical-index-mark-end text:id="IMark72176824"/><text:alphabetical-index-mark-end text:id="IMark60520664"/><text:alphabetical-index-mark-end text:id="IMark65582760"/><text:alphabetical-index-mark-end text:id="IMark65775000"/>, especially if <text:alphabetical-index-mark-start text:id="IMark40786696"/><text:alphabetical-index-mark-start text:id="IMark67783336"/><text:alphabetical-index-mark-start text:id="IMark65830088"/><text:alphabetical-index-mark-start text:id="IMark72153432"/><text:alphabetical-index-mark-start text:id="IMark65122152"/>bank<text:alphabetical-index-mark-end text:id="IMark65122152"/><text:alphabetical-index-mark-end text:id="IMark72153432"/><text:alphabetical-index-mark-end text:id="IMark65830088"/><text:alphabetical-index-mark-end text:id="IMark67783336"/><text:alphabetical-index-mark-end text:id="IMark40786696"/>s or <text:alphabetical-index-mark-start text:id="IMark67918888"/><text:alphabetical-index-mark-start text:id="IMark70599592"/><text:alphabetical-index-mark-start text:id="IMark54199160"/><text:alphabetical-index-mark-start text:id="IMark68210632"/><text:alphabetical-index-mark-start text:id="IMark70610392"/>school<text:alphabetical-index-mark-end text:id="IMark70610392"/><text:alphabetical-index-mark-end text:id="IMark68210632"/><text:alphabetical-index-mark-end text:id="IMark54199160"/><text:alphabetical-index-mark-end text:id="IMark70599592"/><text:alphabetical-index-mark-end text:id="IMark67918888"/>s are found nearby.</text:p>
      <text:p text:style-name="P3"/>
      <text:p text:style-name="P3"/>
      <text:p text:style-name="P30"><text:span text:style-name="T12">2.3.5.4.</text:span> Large <text:alphabetical-index-mark-start text:id="IMark66762216"/><text:alphabetical-index-mark-start text:id="IMark72154776"/><text:alphabetical-index-mark-start text:id="IMark72146056"/><text:alphabetical-index-mark-start text:id="IMark66984120"/><text:alphabetical-index-mark-start text:id="IMark66654008"/><text:alphabetical-index-mark-start text:id="IMark67388616"/><text:alphabetical-index-mark-start text:id="IMark69372920"/><text:alphabetical-index-mark-start text:id="IMark68109976"/><text:alphabetical-index-mark-start text:id="IMark72131992"/><text:alphabetical-index-mark-start text:id="IMark65187208"/><text:alphabetical-index-mark-start text:id="IMark72334664"/><text:alphabetical-index-mark-start text:id="IMark69950952"/><text:alphabetical-index-mark-start text:id="IMark66860280"/>co<text:alphabetical-index-mark-end text:id="IMark66860280"/><text:alphabetical-index-mark-end text:id="IMark69950952"/><text:alphabetical-index-mark-end text:id="IMark72334664"/><text:alphabetical-index-mark-end text:id="IMark65187208"/><text:alphabetical-index-mark-end text:id="IMark72131992"/>mmercial<text:alphabetical-index-mark-end text:id="IMark68109976"/><text:alphabetical-index-mark-end text:id="IMark69372920"/><text:alphabetical-index-mark-end text:id="IMark67388616"/><text:alphabetical-index-mark-end text:id="IMark66654008"/><text:alphabetical-index-mark-end text:id="IMark66984120"/><text:alphabetical-index-mark-end text:id="IMark72146056"/><text:alphabetical-index-mark-end text:id="IMark72154776"/><text:alphabetical-index-mark-end text:id="IMark66762216"/> est<text:alphabetical-index-mark-start text:id="IMark72352488"/><text:alphabetical-index-mark-start text:id="IMark72136216"/><text:alphabetical-index-mark-start text:id="IMark68431448"/><text:alphabetical-index-mark-start text:id="IMark72357544"/><text:alphabetical-index-mark-start text:id="IMark72360072"/>ab<text:alphabetical-index-mark-end text:id="IMark72360072"/><text:alphabetical-index-mark-end text:id="IMark72357544"/><text:alphabetical-index-mark-end text:id="IMark68431448"/><text:alphabetical-index-mark-end text:id="IMark72136216"/><text:alphabetical-index-mark-end text:id="IMark72352488"/>lishments: a <text:alphabetical-index-mark-start text:id="IMark70289848"/><text:alphabetical-index-mark-start text:id="IMark70508296"/><text:alphabetical-index-mark-start text:id="IMark72088280"/><text:alphabetical-index-mark-start text:id="IMark67575320"/><text:alphabetical-index-mark-start text:id="IMark68047624"/><text:alphabetical-index-mark-start text:id="IMark67675352"/><text:alphabetical-index-mark-start text:id="IMark60984408"/><text:alphabetical-index-mark-start text:id="IMark69840184"/>shop<text:alphabetical-index-mark-end text:id="IMark69840184"/><text:alphabetical-index-mark-end text:id="IMark60984408"/><text:alphabetical-index-mark-end text:id="IMark67675352"/><text:alphabetical-index-mark-end text:id="IMark68047624"/>ping<text:alphabetical-index-mark-end text:id="IMark67575320"/><text:alphabetical-index-mark-end text:id="IMark72088280"/><text:alphabetical-index-mark-end text:id="IMark70508296"/><text:alphabetical-index-mark-end text:id="IMark70289848"/> center, a <text:alphabetical-index-mark-start text:id="IMark68730488"/><text:alphabetical-index-mark-start text:id="IMark69937944"/><text:alphabetical-index-mark-start text:id="IMark65702328"/><text:alphabetical-index-mark-start text:id="IMark60562920"/><text:alphabetical-index-mark-start text:id="IMark68417592"/>co<text:alphabetical-index-mark-end text:id="IMark68417592"/><text:alphabetical-index-mark-end text:id="IMark60562920"/><text:alphabetical-index-mark-end text:id="IMark65702328"/><text:alphabetical-index-mark-end text:id="IMark69937944"/><text:alphabetical-index-mark-end text:id="IMark68730488"/>uple of dis<text:alphabetical-index-mark-start text:id="IMark68031352"/><text:alphabetical-index-mark-start text:id="IMark68003944"/><text:alphabetical-index-mark-start text:id="IMark70418280"/><text:alphabetical-index-mark-start text:id="IMark67762008"/><text:alphabetical-index-mark-start text:id="IMark61012568"/>co<text:alphabetical-index-mark-end text:id="IMark61012568"/><text:alphabetical-index-mark-end text:id="IMark67762008"/><text:alphabetical-index-mark-end text:id="IMark70418280"/><text:alphabetical-index-mark-end text:id="IMark68003944"/><text:alphabetical-index-mark-end text:id="IMark68031352"/>s, etc. are also responsible for a relatively large <text:alphabetical-index-mark-start text:id="IMark72193720"/><text:alphabetical-index-mark-start text:id="IMark69393176"/><text:alphabetical-index-mark-start text:id="IMark70150504"/><text:alphabetical-index-mark-start text:id="IMark72220776"/><text:alphabetical-index-mark-start text:id="IMark65654264"/><text:alphabetical-index-mark-start text:id="IMark67021016"/><text:alphabetical-index-mark-start text:id="IMark65767256"/><text:alphabetical-index-mark-start text:id="IMark65480840"/>number<text:alphabetical-index-mark-end text:id="IMark65480840"/><text:alphabetical-index-mark-end text:id="IMark65767256"/><text:alphabetical-index-mark-end text:id="IMark67021016"/><text:alphabetical-index-mark-end text:id="IMark65654264"/><text:alphabetical-index-mark-end text:id="IMark72220776"/><text:alphabetical-index-mark-end text:id="IMark70150504"/><text:alphabetical-index-mark-end text:id="IMark69393176"/><text:alphabetical-index-mark-end text:id="IMark72193720"/> of regular, visiting <text:alphabetical-index-mark-start text:id="IMark66213400"/><text:alphabetical-index-mark-start text:id="IMark65671864"/><text:alphabetical-index-mark-start text:id="IMark72074856"/><text:alphabetical-index-mark-start text:id="IMark67144840"/><text:alphabetical-index-mark-start text:id="IMark40456728"/><text:alphabetical-index-mark-start text:id="IMark72254552"/><text:alphabetical-index-mark-start text:id="IMark72071384"/><text:alphabetical-index-mark-start text:id="IMark65892024"/>pedestrian<text:alphabetical-index-mark-end text:id="IMark65892024"/><text:alphabetical-index-mark-end text:id="IMark72071384"/><text:alphabetical-index-mark-end text:id="IMark72254552"/><text:alphabetical-index-mark-end text:id="IMark40456728"/><text:alphabetical-index-mark-end text:id="IMark67144840"/><text:alphabetical-index-mark-end text:id="IMark72074856"/><text:alphabetical-index-mark-end text:id="IMark65671864"/><text:alphabetical-index-mark-end text:id="IMark66213400"/>s.</text:p>
      <text:p text:style-name="P3"/>
      <text:p text:style-name="P3"/>
      <text:p text:style-name="P31"><text:span text:style-name="T12">2.3.5.5.</text:span> Visitors f<text:alphabetical-index-mark-start text:id="IMark46183960"/><text:alphabetical-index-mark-start text:id="IMark60695336"/><text:alphabetical-index-mark-start text:id="IMark65351240"/><text:alphabetical-index-mark-start text:id="IMark69448040"/><text:alphabetical-index-mark-start text:id="IMark71115960"/>ro<text:alphabetical-index-mark-end text:id="IMark71115960"/><text:alphabetical-index-mark-end text:id="IMark69448040"/><text:alphabetical-index-mark-end text:id="IMark65351240"/><text:alphabetical-index-mark-end text:id="IMark60695336"/><text:alphabetical-index-mark-end text:id="IMark46183960"/>m nearby <text:alphabetical-index-mark-start text:id="IMark68434296"/><text:alphabetical-index-mark-start text:id="IMark65575560"/><text:alphabetical-index-mark-start text:id="IMark65564760"/><text:alphabetical-index-mark-start text:id="IMark66273352"/><text:alphabetical-index-mark-start text:id="IMark70230984"/>town<text:alphabetical-index-mark-end text:id="IMark70230984"/><text:alphabetical-index-mark-end text:id="IMark66273352"/><text:alphabetical-index-mark-end text:id="IMark65564760"/><text:alphabetical-index-mark-end text:id="IMark65575560"/><text:alphabetical-index-mark-end text:id="IMark68434296"/>s. Since some <text:alphabetical-index-mark-start text:id="IMark68151608"/><text:alphabetical-index-mark-start text:id="IMark71057928"/><text:alphabetical-index-mark-start text:id="IMark69232072"/><text:alphabetical-index-mark-start text:id="IMark72090408"/><text:alphabetical-index-mark-start text:id="IMark61200264"/>town<text:alphabetical-index-mark-end text:id="IMark61200264"/><text:alphabetical-index-mark-end text:id="IMark72090408"/><text:alphabetical-index-mark-end text:id="IMark69232072"/><text:alphabetical-index-mark-end text:id="IMark71057928"/><text:alphabetical-index-mark-end text:id="IMark68151608"/>s in the region do not offer certain <text:alphabetical-index-mark-start text:id="IMark67081528"/><text:alphabetical-index-mark-start text:id="IMark70599592"/><text:alphabetical-index-mark-start text:id="IMark67918888"/><text:alphabetical-index-mark-start text:id="IMark54199160"/><text:alphabetical-index-mark-start text:id="IMark68210632"/>service<text:alphabetical-index-mark-end text:id="IMark68210632"/><text:alphabetical-index-mark-end text:id="IMark54199160"/><text:alphabetical-index-mark-end text:id="IMark67918888"/><text:alphabetical-index-mark-end text:id="IMark70599592"/><text:alphabetical-index-mark-end text:id="IMark67081528"/>s, <text:alphabetical-index-mark-start text:id="IMark70610392"/><text:alphabetical-index-mark-start text:id="IMark40786696"/><text:alphabetical-index-mark-start text:id="IMark67783336"/><text:alphabetical-index-mark-start text:id="IMark65830088"/><text:alphabetical-index-mark-start text:id="IMark72153432"/><text:alphabetical-index-mark-start text:id="IMark65122152"/><text:alphabetical-index-mark-start text:id="IMark65775000"/><text:alphabetical-index-mark-start text:id="IMark65582760"/>people<text:alphabetical-index-mark-end text:id="IMark65582760"/><text:alphabetical-index-mark-end text:id="IMark65775000"/><text:alphabetical-index-mark-end text:id="IMark65122152"/><text:alphabetical-index-mark-end text:id="IMark72153432"/><text:alphabetical-index-mark-end text:id="IMark65830088"/><text:alphabetical-index-mark-end text:id="IMark67783336"/><text:alphabetical-index-mark-end text:id="IMark40786696"/><text:alphabetical-index-mark-end text:id="IMark70610392"/> f<text:alphabetical-index-mark-start text:id="IMark60520664"/><text:alphabetical-index-mark-start text:id="IMark72176824"/><text:alphabetical-index-mark-start text:id="IMark66917000"/><text:alphabetical-index-mark-start text:id="IMark72162088"/><text:alphabetical-index-mark-start text:id="IMark65744136"/>ro<text:alphabetical-index-mark-end text:id="IMark65744136"/><text:alphabetical-index-mark-end text:id="IMark72162088"/><text:alphabetical-index-mark-end text:id="IMark66917000"/><text:alphabetical-index-mark-end text:id="IMark72176824"/><text:alphabetical-index-mark-end text:id="IMark60520664"/>m those usually visit the <text:alphabetical-index-mark-start text:id="IMark65750968"/><text:alphabetical-index-mark-start text:id="IMark68157176"/><text:alphabetical-index-mark-start text:id="IMark68758408"/><text:alphabetical-index-mark-start text:id="IMark70292152"/><text:alphabetical-index-mark-start text:id="IMark69369320"/><text:alphabetical-index-mark-start text:id="IMark72362600"/><text:alphabetical-index-mark-start text:id="IMark72155736"/>city<text:alphabetical-index-mark-end text:id="IMark72155736"/><text:alphabetical-index-mark-end text:id="IMark72362600"/><text:alphabetical-index-mark-end text:id="IMark69369320"/><text:alphabetical-index-mark-end text:id="IMark70292152"/><text:alphabetical-index-mark-end text:id="IMark68758408"/><text:alphabetical-index-mark-end text:id="IMark68157176"/><text:alphabetical-index-mark-end text:id="IMark65750968"/> to <text:alphabetical-index-mark-start text:id="IMark71914328"/><text:alphabetical-index-mark-start text:id="IMark72140440"/><text:alphabetical-index-mark-start text:id="IMark72222440"/><text:alphabetical-index-mark-start text:id="IMark46039480"/>sho<text:span text:style-name="T91">p</text:span><text:alphabetical-index-mark-end text:id="IMark46039480"/><text:alphabetical-index-mark-end text:id="IMark72222440"/><text:alphabetical-index-mark-end text:id="IMark72140440"/><text:alphabetical-index-mark-end text:id="IMark71914328"/>, run errands, etc.</text:p>
      <text:p text:style-name="P31"/>
      <text:p text:style-name="P31"/>
      <text:h text:style-name="Heading_20_3" text:outline-level="3"><text:bookmark-start text:name="__RefHeading___Toc779_180202276"/>2.3.6. Area of <text:alphabetical-index-mark-start text:id="IMark65352616"/><text:alphabetical-index-mark-start text:id="IMark72148888"/><text:alphabetical-index-mark-start text:id="IMark65614152"/><text:alphabetical-index-mark-start text:id="IMark67287736"/><text:alphabetical-index-mark-start text:id="IMark70590248"/><text:alphabetical-index-mark-start text:id="IMark61202184"/><text:alphabetical-index-mark-start text:id="IMark70788216"/><text:alphabetical-index-mark-start text:id="IMark65788152"/>sampling<text:alphabetical-index-mark-end text:id="IMark65788152"/><text:alphabetical-index-mark-end text:id="IMark70788216"/><text:alphabetical-index-mark-end text:id="IMark61202184"/><text:alphabetical-index-mark-end text:id="IMark70590248"/><text:alphabetical-index-mark-end text:id="IMark67287736"/><text:alphabetical-index-mark-end text:id="IMark65614152"/><text:alphabetical-index-mark-end text:id="IMark72148888"/><text:alphabetical-index-mark-end text:id="IMark65352616"/> <text:alphabetical-index-mark-start text:id="IMark71062952"/><text:alphabetical-index-mark-start text:id="IMark69547992"/><text:alphabetical-index-mark-start text:id="IMark68755784"/><text:alphabetical-index-mark-start text:id="IMark61562664"/><text:alphabetical-index-mark-start text:id="IMark66822584"/><text:alphabetical-index-mark-start text:id="IMark61223672"/><text:alphabetical-index-mark-start text:id="IMark65661496"/><text:alphabetical-index-mark-start text:id="IMark72324552"/>block<text:alphabetical-index-mark-end text:id="IMark72324552"/><text:alphabetical-index-mark-end text:id="IMark65661496"/><text:alphabetical-index-mark-end text:id="IMark61223672"/><text:alphabetical-index-mark-end text:id="IMark66822584"/><text:alphabetical-index-mark-end text:id="IMark61562664"/><text:alphabetical-index-mark-end text:id="IMark68755784"/><text:alphabetical-index-mark-end text:id="IMark69547992"/><text:alphabetical-index-mark-end text:id="IMark71062952"/>s.<text:bookmark-end text:name="__RefHeading___Toc779_180202276"/></text:h>
      <text:p text:style-name="P27"/>
      <text:p text:style-name="P9">In <text:alphabetical-index-mark-start text:id="IMark61471656"/><text:alphabetical-index-mark-start text:id="IMark72168376"/><text:alphabetical-index-mark-start text:id="IMark72349960"/><text:alphabetical-index-mark-start text:id="IMark60751384"/><text:alphabetical-index-mark-start text:id="IMark68325032"/><text:alphabetical-index-mark-start text:id="IMark65803288"/><text:alphabetical-index-mark-start text:id="IMark61043256"/><text:alphabetical-index-mark-start text:id="IMark65671864"/>Argentina<text:alphabetical-index-mark-end text:id="IMark65671864"/><text:alphabetical-index-mark-end text:id="IMark61043256"/><text:alphabetical-index-mark-end text:id="IMark65803288"/><text:alphabetical-index-mark-end text:id="IMark68325032"/><text:alphabetical-index-mark-end text:id="IMark60751384"/><text:alphabetical-index-mark-end text:id="IMark72349960"/><text:alphabetical-index-mark-end text:id="IMark72168376"/><text:alphabetical-index-mark-end text:id="IMark61471656"/>, <text:alphabetical-index-mark-start text:id="IMark66213400"/><text:alphabetical-index-mark-start text:id="IMark72074856"/><text:alphabetical-index-mark-start text:id="IMark67144840"/><text:alphabetical-index-mark-start text:id="IMark40456728"/><text:alphabetical-index-mark-start text:id="IMark72254552"/><text:alphabetical-index-mark-start text:id="IMark72071384"/><text:alphabetical-index-mark-start text:id="IMark65892024"/>square<text:alphabetical-index-mark-end text:id="IMark65892024"/><text:alphabetical-index-mark-end text:id="IMark72071384"/><text:alphabetical-index-mark-end text:id="IMark72254552"/><text:alphabetical-index-mark-end text:id="IMark40456728"/><text:alphabetical-index-mark-end text:id="IMark67144840"/><text:alphabetical-index-mark-end text:id="IMark72074856"/><text:alphabetical-index-mark-end text:id="IMark66213400"/> <text:alphabetical-index-mark-start text:id="IMark72193720"/><text:alphabetical-index-mark-start text:id="IMark69393176"/><text:alphabetical-index-mark-start text:id="IMark70150504"/><text:alphabetical-index-mark-start text:id="IMark72220776"/><text:alphabetical-index-mark-start text:id="IMark65654264"/><text:alphabetical-index-mark-start text:id="IMark67021016"/><text:alphabetical-index-mark-start text:id="IMark65767256"/><text:alphabetical-index-mark-start text:id="IMark65480840"/>block<text:alphabetical-index-mark-end text:id="IMark65480840"/><text:alphabetical-index-mark-end text:id="IMark65767256"/><text:alphabetical-index-mark-end text:id="IMark67021016"/><text:alphabetical-index-mark-end text:id="IMark65654264"/><text:alphabetical-index-mark-end text:id="IMark72220776"/><text:alphabetical-index-mark-end text:id="IMark70150504"/><text:alphabetical-index-mark-end text:id="IMark69393176"/><text:alphabetical-index-mark-end text:id="IMark72193720"/>s tend to measure 100 x 100 <text:alphabetical-index-mark-start text:id="IMark68031352"/><text:alphabetical-index-mark-start text:id="IMark68003944"/><text:alphabetical-index-mark-start text:id="IMark70418280"/><text:alphabetical-index-mark-start text:id="IMark67762008"/><text:alphabetical-index-mark-start text:id="IMark61012568"/><text:alphabetical-index-mark-start text:id="IMark68730488"/><text:alphabetical-index-mark-start text:id="IMark69937944"/>meter<text:alphabetical-index-mark-end text:id="IMark69937944"/><text:alphabetical-index-mark-end text:id="IMark68730488"/><text:alphabetical-index-mark-end text:id="IMark61012568"/><text:alphabetical-index-mark-end text:id="IMark67762008"/><text:alphabetical-index-mark-end text:id="IMark70418280"/><text:alphabetical-index-mark-end text:id="IMark68003944"/><text:alphabetical-index-mark-end text:id="IMark68031352"/>s and <text:alphabetical-index-mark-start text:id="IMark65702328"/><text:alphabetical-index-mark-start text:id="IMark60562920"/><text:alphabetical-index-mark-start text:id="IMark68417592"/><text:alphabetical-index-mark-start text:id="IMark70289848"/><text:alphabetical-index-mark-start text:id="IMark70508296"/><text:alphabetical-index-mark-start text:id="IMark72088280"/><text:alphabetical-index-mark-start text:id="IMark67575320"/><text:alphabetical-index-mark-start text:id="IMark68047624"/>street<text:alphabetical-index-mark-end text:id="IMark68047624"/><text:alphabetical-index-mark-end text:id="IMark67575320"/><text:alphabetical-index-mark-end text:id="IMark72088280"/><text:alphabetical-index-mark-end text:id="IMark70508296"/><text:alphabetical-index-mark-end text:id="IMark70289848"/><text:alphabetical-index-mark-end text:id="IMark68417592"/><text:alphabetical-index-mark-end text:id="IMark60562920"/><text:alphabetical-index-mark-end text:id="IMark65702328"/>s are la<text:alphabetical-index-mark-start text:id="IMark67675352"/><text:alphabetical-index-mark-start text:id="IMark60984408"/><text:alphabetical-index-mark-start text:id="IMark69840184"/><text:alphabetical-index-mark-start text:id="IMark72352488"/><text:alphabetical-index-mark-start text:id="IMark72136216"/>id<text:alphabetical-index-mark-end text:id="IMark72136216"/><text:alphabetical-index-mark-end text:id="IMark72352488"/><text:alphabetical-index-mark-end text:id="IMark69840184"/><text:alphabetical-index-mark-end text:id="IMark60984408"/><text:alphabetical-index-mark-end text:id="IMark67675352"/> in a <text:alphabetical-index-mark-start text:id="IMark68431448"/><text:alphabetical-index-mark-start text:id="IMark72357544"/><text:alphabetical-index-mark-start text:id="IMark72360072"/><text:alphabetical-index-mark-start text:id="IMark66762216"/><text:alphabetical-index-mark-start text:id="IMark72154776"/><text:alphabetical-index-mark-start text:id="IMark72146056"/><text:alphabetical-index-mark-start text:id="IMark66984120"/>square<text:alphabetical-index-mark-end text:id="IMark66984120"/><text:alphabetical-index-mark-end text:id="IMark72146056"/><text:alphabetical-index-mark-end text:id="IMark72154776"/><text:alphabetical-index-mark-end text:id="IMark66762216"/><text:alphabetical-index-mark-end text:id="IMark72360072"/><text:alphabetical-index-mark-end text:id="IMark72357544"/><text:alphabetical-index-mark-end text:id="IMark68431448"/> gr<text:alphabetical-index-mark-start text:id="IMark66654008"/><text:alphabetical-index-mark-start text:id="IMark67388616"/><text:alphabetical-index-mark-start text:id="IMark69372920"/><text:alphabetical-index-mark-start text:id="IMark68109976"/><text:alphabetical-index-mark-start text:id="IMark72131992"/>id<text:alphabetical-index-mark-end text:id="IMark72131992"/><text:alphabetical-index-mark-end text:id="IMark68109976"/><text:alphabetical-index-mark-end text:id="IMark69372920"/><text:alphabetical-index-mark-end text:id="IMark67388616"/><text:alphabetical-index-mark-end text:id="IMark66654008"/> pattern for the most part. In this case, since the <text:alphabetical-index-mark-start text:id="IMark65187208"/><text:alphabetical-index-mark-start text:id="IMark72334664"/><text:alphabetical-index-mark-start text:id="IMark69950952"/><text:alphabetical-index-mark-start text:id="IMark66860280"/><text:alphabetical-index-mark-start text:id="IMark67318008"/><text:alphabetical-index-mark-start text:id="IMark68254808"/><text:alphabetical-index-mark-start text:id="IMark70421512"/>urban<text:alphabetical-index-mark-end text:id="IMark70421512"/><text:alphabetical-index-mark-end text:id="IMark68254808"/><text:alphabetical-index-mark-end text:id="IMark67318008"/><text:alphabetical-index-mark-end text:id="IMark66860280"/><text:alphabetical-index-mark-end text:id="IMark69950952"/><text:alphabetical-index-mark-end text:id="IMark72334664"/><text:alphabetical-index-mark-end text:id="IMark65187208"/> area of the <text:alphabetical-index-mark-start text:id="IMark72195880"/><text:alphabetical-index-mark-start text:id="IMark66253032"/><text:alphabetical-index-mark-start text:id="IMark69445624"/><text:alphabetical-index-mark-start text:id="IMark67758120"/><text:alphabetical-index-mark-start text:id="IMark65750968"/><text:alphabetical-index-mark-start text:id="IMark68157176"/><text:alphabetical-index-mark-start text:id="IMark68758408"/>city<text:alphabetical-index-mark-end text:id="IMark68758408"/><text:alphabetical-index-mark-end text:id="IMark68157176"/><text:alphabetical-index-mark-end text:id="IMark65750968"/><text:alphabetical-index-mark-end text:id="IMark67758120"/><text:alphabetical-index-mark-end text:id="IMark69445624"/><text:alphabetical-index-mark-end text:id="IMark66253032"/><text:alphabetical-index-mark-end text:id="IMark72195880"/> includes railway tracks, there are some diagonal <text:alphabetical-index-mark-start text:id="IMark70292152"/><text:alphabetical-index-mark-start text:id="IMark69369320"/><text:alphabetical-index-mark-start text:id="IMark72362600"/><text:alphabetical-index-mark-start text:id="IMark72155736"/><text:alphabetical-index-mark-start text:id="IMark60520664"/><text:alphabetical-index-mark-start text:id="IMark72176824"/><text:alphabetical-index-mark-start text:id="IMark66917000"/><text:alphabetical-index-mark-start text:id="IMark72162088"/>street<text:alphabetical-index-mark-end text:id="IMark72162088"/><text:alphabetical-index-mark-end text:id="IMark66917000"/><text:alphabetical-index-mark-end text:id="IMark72176824"/><text:alphabetical-index-mark-end text:id="IMark60520664"/><text:alphabetical-index-mark-end text:id="IMark72155736"/><text:alphabetical-index-mark-end text:id="IMark72362600"/><text:alphabetical-index-mark-end text:id="IMark69369320"/><text:alphabetical-index-mark-end text:id="IMark70292152"/>s but since the <text:alphabetical-index-mark-start text:id="IMark65744136"/><text:alphabetical-index-mark-start text:id="IMark70610392"/><text:alphabetical-index-mark-start text:id="IMark40786696"/><text:alphabetical-index-mark-start text:id="IMark67783336"/><text:alphabetical-index-mark-start text:id="IMark65830088"/><text:alphabetical-index-mark-start text:id="IMark72153432"/><text:alphabetical-index-mark-start text:id="IMark65122152"/><text:alphabetical-index-mark-start text:id="IMark65775000"/>data<text:alphabetical-index-mark-end text:id="IMark65775000"/><text:alphabetical-index-mark-end text:id="IMark65122152"/><text:alphabetical-index-mark-end text:id="IMark72153432"/><text:alphabetical-index-mark-end text:id="IMark65830088"/><text:alphabetical-index-mark-end text:id="IMark67783336"/><text:alphabetical-index-mark-end text:id="IMark40786696"/><text:alphabetical-index-mark-end text:id="IMark70610392"/><text:alphabetical-index-mark-end text:id="IMark65744136"/> set includes <text:alphabetical-index-mark-start text:id="IMark65582760"/><text:alphabetical-index-mark-start text:id="IMark67081528"/><text:alphabetical-index-mark-start text:id="IMark70599592"/><text:alphabetical-index-mark-start text:id="IMark67918888"/><text:alphabetical-index-mark-start text:id="IMark54199160"/><text:alphabetical-index-mark-start text:id="IMark68210632"/><text:alphabetical-index-mark-start text:id="IMark68151608"/><text:alphabetical-index-mark-start text:id="IMark71057928"/>data<text:alphabetical-index-mark-end text:id="IMark71057928"/><text:alphabetical-index-mark-end text:id="IMark68151608"/><text:alphabetical-index-mark-end text:id="IMark68210632"/><text:alphabetical-index-mark-end text:id="IMark54199160"/><text:alphabetical-index-mark-end text:id="IMark67918888"/><text:alphabetical-index-mark-end text:id="IMark70599592"/><text:alphabetical-index-mark-end text:id="IMark67081528"/><text:alphabetical-index-mark-end text:id="IMark65582760"/> f<text:alphabetical-index-mark-start text:id="IMark69232072"/><text:alphabetical-index-mark-start text:id="IMark72090408"/><text:alphabetical-index-mark-start text:id="IMark61200264"/><text:alphabetical-index-mark-start text:id="IMark68434296"/><text:alphabetical-index-mark-start text:id="IMark65575560"/>ro<text:alphabetical-index-mark-end text:id="IMark65575560"/><text:alphabetical-index-mark-end text:id="IMark68434296"/><text:alphabetical-index-mark-end text:id="IMark61200264"/><text:alphabetical-index-mark-end text:id="IMark72090408"/><text:alphabetical-index-mark-end text:id="IMark69232072"/>m all the <text:alphabetical-index-mark-start text:id="IMark65564760"/><text:alphabetical-index-mark-start text:id="IMark66273352"/><text:alphabetical-index-mark-start text:id="IMark70230984"/><text:alphabetical-index-mark-start text:id="IMark46183960"/><text:alphabetical-index-mark-start text:id="IMark60695336"/><text:alphabetical-index-mark-start text:id="IMark65351240"/><text:alphabetical-index-mark-start text:id="IMark69448040"/><text:alphabetical-index-mark-start text:id="IMark71115960"/>street<text:alphabetical-index-mark-end text:id="IMark71115960"/><text:alphabetical-index-mark-end text:id="IMark69448040"/><text:alphabetical-index-mark-end text:id="IMark65351240"/><text:alphabetical-index-mark-end text:id="IMark60695336"/><text:alphabetical-index-mark-end text:id="IMark46183960"/><text:alphabetical-index-mark-end text:id="IMark70230984"/><text:alphabetical-index-mark-end text:id="IMark66273352"/><text:alphabetical-index-mark-end text:id="IMark65564760"/>s in the <text:alphabetical-index-mark-start text:id="IMark72218248"/><text:alphabetical-index-mark-start text:id="IMark72140440"/><text:alphabetical-index-mark-start text:id="IMark71914328"/><text:alphabetical-index-mark-start text:id="IMark72222440"/><text:alphabetical-index-mark-start text:id="IMark46039480"/><text:alphabetical-index-mark-start text:id="IMark72296744"/><text:alphabetical-index-mark-start text:id="IMark66508360"/><text:alphabetical-index-mark-start text:id="IMark70743096"/><text:alphabetical-index-mark-start text:id="IMark68185912"/><text:alphabetical-index-mark-start text:id="IMark69547992"/><text:alphabetical-index-mark-start text:id="IMark71062952"/><text:alphabetical-index-mark-start text:id="IMark68755784"/><text:alphabetical-index-mark-start text:id="IMark61562664"/>co<text:alphabetical-index-mark-end text:id="IMark61562664"/><text:alphabetical-index-mark-end text:id="IMark68755784"/><text:alphabetical-index-mark-end text:id="IMark71062952"/><text:alphabetical-index-mark-end text:id="IMark69547992"/><text:alphabetical-index-mark-end text:id="IMark68185912"/>mmercial<text:alphabetical-index-mark-end text:id="IMark70743096"/><text:alphabetical-index-mark-end text:id="IMark66508360"/><text:alphabetical-index-mark-end text:id="IMark72296744"/><text:alphabetical-index-mark-end text:id="IMark46039480"/><text:alphabetical-index-mark-end text:id="IMark72222440"/><text:alphabetical-index-mark-end text:id="IMark71914328"/><text:alphabetical-index-mark-end text:id="IMark72140440"/><text:alphabetical-index-mark-end text:id="IMark72218248"/> <text:alphabetical-index-mark-start text:id="IMark66822584"/><text:alphabetical-index-mark-start text:id="IMark61223672"/><text:alphabetical-index-mark-start text:id="IMark65661496"/><text:alphabetical-index-mark-start text:id="IMark72324552"/><text:alphabetical-index-mark-start text:id="IMark65352616"/>zone<text:alphabetical-index-mark-end text:id="IMark65352616"/><text:alphabetical-index-mark-end text:id="IMark72324552"/><text:alphabetical-index-mark-end text:id="IMark65661496"/><text:alphabetical-index-mark-end text:id="IMark61223672"/><text:alphabetical-index-mark-end text:id="IMark66822584"/> of the <text:alphabetical-index-mark-start text:id="IMark72148888"/><text:alphabetical-index-mark-start text:id="IMark65614152"/><text:alphabetical-index-mark-start text:id="IMark67287736"/><text:alphabetical-index-mark-start text:id="IMark70590248"/><text:alphabetical-index-mark-start text:id="IMark61202184"/>town<text:alphabetical-index-mark-end text:id="IMark61202184"/><text:alphabetical-index-mark-end text:id="IMark70590248"/><text:alphabetical-index-mark-end text:id="IMark67287736"/><text:alphabetical-index-mark-end text:id="IMark65614152"/><text:alphabetical-index-mark-end text:id="IMark72148888"/>, the <text:alphabetical-index-mark-start text:id="IMark70788216"/><text:alphabetical-index-mark-start text:id="IMark65788152"/><text:alphabetical-index-mark-start text:id="IMark72144664"/><text:alphabetical-index-mark-start text:id="IMark72284104"/><text:alphabetical-index-mark-start text:id="IMark72327080"/><text:alphabetical-index-mark-start text:id="IMark71454856"/><text:alphabetical-index-mark-start text:id="IMark61449816"/><text:alphabetical-index-mark-start text:id="IMark60834136"/>number<text:alphabetical-index-mark-end text:id="IMark60834136"/><text:alphabetical-index-mark-end text:id="IMark61449816"/><text:alphabetical-index-mark-end text:id="IMark71454856"/><text:alphabetical-index-mark-end text:id="IMark72327080"/><text:alphabetical-index-mark-end text:id="IMark72284104"/><text:alphabetical-index-mark-end text:id="IMark72144664"/><text:alphabetical-index-mark-end text:id="IMark65788152"/><text:alphabetical-index-mark-end text:id="IMark70788216"/>s represent well the presence and distribution tho<text:alphabetical-index-mark-start text:id="IMark71355528"/><text:alphabetical-index-mark-start text:id="IMark60846888"/><text:alphabetical-index-mark-start text:id="IMark68669288"/><text:alphabetical-index-mark-start text:id="IMark40873400"/><text:alphabetical-index-mark-start text:id="IMark60719944"/>ro<text:alphabetical-index-mark-end text:id="IMark60719944"/><text:alphabetical-index-mark-end text:id="IMark40873400"/><text:alphabetical-index-mark-end text:id="IMark68669288"/><text:alphabetical-index-mark-end text:id="IMark60846888"/><text:alphabetical-index-mark-end text:id="IMark71355528"/>ugh the <text:alphabetical-index-mark-start text:id="IMark41415368"/><text:alphabetical-index-mark-start text:id="IMark69665752"/><text:alphabetical-index-mark-start text:id="IMark60859992"/><text:alphabetical-index-mark-start text:id="IMark69406744"/><text:alphabetical-index-mark-start text:id="IMark40704536"/><text:alphabetical-index-mark-start text:id="IMark45903256"/><text:alphabetical-index-mark-start text:id="IMark71893592"/>day<text:alphabetical-index-mark-end text:id="IMark71893592"/><text:alphabetical-index-mark-end text:id="IMark45903256"/><text:alphabetical-index-mark-end text:id="IMark40704536"/><text:alphabetical-index-mark-end text:id="IMark69406744"/><text:alphabetical-index-mark-end text:id="IMark60859992"/><text:alphabetical-index-mark-end text:id="IMark69665752"/><text:alphabetical-index-mark-end text:id="IMark41415368"/> and <text:alphabetical-index-mark-start text:id="IMark60952648"/><text:alphabetical-index-mark-start text:id="IMark60953880"/><text:alphabetical-index-mark-start text:id="IMark60955208"/><text:alphabetical-index-mark-start text:id="IMark65357288"/><text:alphabetical-index-mark-start text:id="IMark65358616"/><text:alphabetical-index-mark-start text:id="IMark70489016"/><text:alphabetical-index-mark-start text:id="IMark41577192"/>day<text:alphabetical-index-mark-end text:id="IMark41577192"/><text:alphabetical-index-mark-end text:id="IMark70489016"/><text:alphabetical-index-mark-end text:id="IMark65358616"/><text:alphabetical-index-mark-end text:id="IMark65357288"/><text:alphabetical-index-mark-end text:id="IMark60955208"/><text:alphabetical-index-mark-end text:id="IMark60953880"/><text:alphabetical-index-mark-end text:id="IMark60952648"/>s of the week of <text:alphabetical-index-mark-start text:id="IMark68072760"/><text:alphabetical-index-mark-start text:id="IMark67487528"/><text:alphabetical-index-mark-start text:id="IMark67488824"/><text:alphabetical-index-mark-start text:id="IMark67490152"/><text:alphabetical-index-mark-start text:id="IMark69219000"/><text:alphabetical-index-mark-start text:id="IMark69220328"/><text:alphabetical-index-mark-start text:id="IMark69221656"/><text:alphabetical-index-mark-start text:id="IMark70966360"/>pedestrian<text:alphabetical-index-mark-end text:id="IMark70966360"/><text:alphabetical-index-mark-end text:id="IMark69221656"/><text:alphabetical-index-mark-end text:id="IMark69220328"/><text:alphabetical-index-mark-end text:id="IMark69219000"/><text:alphabetical-index-mark-end text:id="IMark67490152"/><text:alphabetical-index-mark-end text:id="IMark67488824"/><text:alphabetical-index-mark-end text:id="IMark67487528"/><text:alphabetical-index-mark-end text:id="IMark68072760"/>s (<text:alphabetical-index-mark-start text:id="IMark68020248"/><text:alphabetical-index-mark-start text:id="IMark68491672"/><text:alphabetical-index-mark-start text:id="IMark68493000"/><text:alphabetical-index-mark-start text:id="IMark69320184"/><text:alphabetical-index-mark-start text:id="IMark69321416"/>customer<text:alphabetical-index-mark-end text:id="IMark69321416"/><text:alphabetical-index-mark-end text:id="IMark69320184"/><text:alphabetical-index-mark-end text:id="IMark68493000"/><text:alphabetical-index-mark-end text:id="IMark68491672"/><text:alphabetical-index-mark-end text:id="IMark68020248"/>s) in the whole area.</text:p>
      <text:p text:style-name="P9"/>
      <text:p text:style-name="P28">This means that <text:alphabetical-index-mark-start text:id="IMark70788216"/><text:alphabetical-index-mark-start text:id="IMark65788152"/><text:alphabetical-index-mark-start text:id="IMark72144664"/><text:alphabetical-index-mark-start text:id="IMark72284104"/><text:alphabetical-index-mark-start text:id="IMark72327080"/><text:alphabetical-index-mark-start text:id="IMark72148888"/><text:alphabetical-index-mark-start text:id="IMark65614152"/><text:alphabetical-index-mark-start text:id="IMark67287736"/><text:alphabetical-index-mark-start text:id="IMark70590248"/><text:alphabetical-index-mark-start text:id="IMark61202184"/><text:alphabetical-index-mark-start text:id="IMark66822584"/><text:alphabetical-index-mark-start text:id="IMark61223672"/><text:alphabetical-index-mark-start text:id="IMark65661496"/><text:alphabetical-index-mark-start text:id="IMark72324552"/><text:alphabetical-index-mark-start text:id="IMark65352616"/>sample<text:alphabetical-index-mark-end text:id="IMark65352616"/><text:alphabetical-index-mark-end text:id="IMark72324552"/><text:alphabetical-index-mark-end text:id="IMark65661496"/><text:alphabetical-index-mark-end text:id="IMark61223672"/><text:alphabetical-index-mark-end text:id="IMark66822584"/><text:alphabetical-index-mark-end text:id="IMark61202184"/><text:alphabetical-index-mark-end text:id="IMark70590248"/><text:alphabetical-index-mark-end text:id="IMark67287736"/><text:alphabetical-index-mark-end text:id="IMark65614152"/><text:alphabetical-index-mark-end text:id="IMark72148888"/><text:alphabetical-index-mark-end text:id="IMark72327080"/><text:alphabetical-index-mark-end text:id="IMark72284104"/><text:alphabetical-index-mark-end text:id="IMark72144664"/><text:alphabetical-index-mark-end text:id="IMark65788152"/><text:alphabetical-index-mark-end text:id="IMark70788216"/>s were obtained in <text:alphabetical-index-mark-start text:id="IMark72218248"/><text:alphabetical-index-mark-start text:id="IMark72140440"/><text:alphabetical-index-mark-start text:id="IMark71914328"/><text:alphabetical-index-mark-start text:id="IMark72222440"/>segment<text:alphabetical-index-mark-end text:id="IMark72222440"/><text:alphabetical-index-mark-end text:id="IMark71914328"/><text:alphabetical-index-mark-end text:id="IMark72140440"/><text:alphabetical-index-mark-end text:id="IMark72218248"/>s of 100 m on each <text:alphabetical-index-mark-start text:id="IMark46039480"/><text:alphabetical-index-mark-start text:id="IMark72296744"/><text:alphabetical-index-mark-start text:id="IMark66508360"/><text:alphabetical-index-mark-start text:id="IMark70743096"/><text:alphabetical-index-mark-start text:id="IMark68185912"/><text:alphabetical-index-mark-start text:id="IMark69547992"/><text:alphabetical-index-mark-start text:id="IMark71062952"/><text:alphabetical-index-mark-start text:id="IMark68755784"/>street<text:alphabetical-index-mark-end text:id="IMark68755784"/><text:alphabetical-index-mark-end text:id="IMark71062952"/><text:alphabetical-index-mark-end text:id="IMark69547992"/><text:alphabetical-index-mark-end text:id="IMark68185912"/><text:alphabetical-index-mark-end text:id="IMark70743096"/><text:alphabetical-index-mark-end text:id="IMark66508360"/><text:alphabetical-index-mark-end text:id="IMark72296744"/><text:alphabetical-index-mark-end text:id="IMark46039480"/>. The total <text:alphabetical-index-mark-start text:id="IMark61562664"/><text:alphabetical-index-mark-start text:id="IMark65564760"/><text:alphabetical-index-mark-start text:id="IMark66273352"/><text:alphabetical-index-mark-start text:id="IMark70230984"/><text:alphabetical-index-mark-start text:id="IMark46183960"/><text:alphabetical-index-mark-start text:id="IMark60695336"/><text:alphabetical-index-mark-start text:id="IMark65351240"/><text:alphabetical-index-mark-start text:id="IMark69448040"/>number<text:alphabetical-index-mark-end text:id="IMark69448040"/><text:alphabetical-index-mark-end text:id="IMark65351240"/><text:alphabetical-index-mark-end text:id="IMark60695336"/><text:alphabetical-index-mark-end text:id="IMark46183960"/><text:alphabetical-index-mark-end text:id="IMark70230984"/><text:alphabetical-index-mark-end text:id="IMark66273352"/><text:alphabetical-index-mark-end text:id="IMark65564760"/><text:alphabetical-index-mark-end text:id="IMark61562664"/> of <text:alphabetical-index-mark-start text:id="IMark71115960"/><text:alphabetical-index-mark-start text:id="IMark69232072"/><text:alphabetical-index-mark-start text:id="IMark72090408"/><text:alphabetical-index-mark-start text:id="IMark61200264"/><text:alphabetical-index-mark-start text:id="IMark68434296"/><text:alphabetical-index-mark-start text:id="IMark65575560"/><text:alphabetical-index-mark-start text:id="IMark65582760"/><text:alphabetical-index-mark-start text:id="IMark67081528"/>pedestrian<text:alphabetical-index-mark-end text:id="IMark67081528"/><text:alphabetical-index-mark-end text:id="IMark65582760"/><text:alphabetical-index-mark-end text:id="IMark65575560"/><text:alphabetical-index-mark-end text:id="IMark68434296"/><text:alphabetical-index-mark-end text:id="IMark61200264"/><text:alphabetical-index-mark-end text:id="IMark72090408"/><text:alphabetical-index-mark-end text:id="IMark69232072"/><text:alphabetical-index-mark-end text:id="IMark71115960"/>s per minute per <text:alphabetical-index-mark-start text:id="IMark70599592"/><text:alphabetical-index-mark-start text:id="IMark67918888"/><text:alphabetical-index-mark-start text:id="IMark54199160"/><text:alphabetical-index-mark-start text:id="IMark68210632"/><text:alphabetical-index-mark-start text:id="IMark68151608"/><text:alphabetical-index-mark-start text:id="IMark71057928"/><text:alphabetical-index-mark-start text:id="IMark65744136"/><text:alphabetical-index-mark-start text:id="IMark70610392"/>block<text:alphabetical-index-mark-end text:id="IMark70610392"/><text:alphabetical-index-mark-end text:id="IMark65744136"/><text:alphabetical-index-mark-end text:id="IMark71057928"/><text:alphabetical-index-mark-end text:id="IMark68151608"/><text:alphabetical-index-mark-end text:id="IMark68210632"/><text:alphabetical-index-mark-end text:id="IMark54199160"/><text:alphabetical-index-mark-end text:id="IMark67918888"/><text:alphabetical-index-mark-end text:id="IMark70599592"/> indicate the <text:alphabetical-index-mark-start text:id="IMark40786696"/><text:alphabetical-index-mark-start text:id="IMark67783336"/><text:alphabetical-index-mark-start text:id="IMark65830088"/><text:alphabetical-index-mark-start text:id="IMark72153432"/><text:alphabetical-index-mark-start text:id="IMark65122152"/><text:alphabetical-index-mark-start text:id="IMark65775000"/><text:alphabetical-index-mark-start text:id="IMark70292152"/><text:alphabetical-index-mark-start text:id="IMark69369320"/>number<text:alphabetical-index-mark-end text:id="IMark69369320"/><text:alphabetical-index-mark-end text:id="IMark70292152"/><text:alphabetical-index-mark-end text:id="IMark65775000"/><text:alphabetical-index-mark-end text:id="IMark65122152"/><text:alphabetical-index-mark-end text:id="IMark72153432"/><text:alphabetical-index-mark-end text:id="IMark65830088"/><text:alphabetical-index-mark-end text:id="IMark67783336"/><text:alphabetical-index-mark-end text:id="IMark40786696"/> of <text:alphabetical-index-mark-start text:id="IMark72362600"/><text:alphabetical-index-mark-start text:id="IMark72155736"/><text:alphabetical-index-mark-start text:id="IMark60520664"/><text:alphabetical-index-mark-start text:id="IMark72176824"/><text:alphabetical-index-mark-start text:id="IMark66917000"/><text:alphabetical-index-mark-start text:id="IMark72162088"/><text:alphabetical-index-mark-start text:id="IMark72195880"/><text:alphabetical-index-mark-start text:id="IMark66253032"/>pedestrian<text:alphabetical-index-mark-end text:id="IMark66253032"/><text:alphabetical-index-mark-end text:id="IMark72195880"/><text:alphabetical-index-mark-end text:id="IMark72162088"/><text:alphabetical-index-mark-end text:id="IMark66917000"/><text:alphabetical-index-mark-end text:id="IMark72176824"/><text:alphabetical-index-mark-end text:id="IMark60520664"/><text:alphabetical-index-mark-end text:id="IMark72155736"/><text:alphabetical-index-mark-end text:id="IMark72362600"/> per each <text:alphabetical-index-mark-start text:id="IMark69445624"/><text:alphabetical-index-mark-start text:id="IMark67758120"/><text:alphabetical-index-mark-start text:id="IMark65750968"/><text:alphabetical-index-mark-start text:id="IMark68157176"/>segment<text:alphabetical-index-mark-end text:id="IMark68157176"/><text:alphabetical-index-mark-end text:id="IMark65750968"/><text:alphabetical-index-mark-end text:id="IMark67758120"/><text:alphabetical-index-mark-end text:id="IMark69445624"/> of a hundred <text:alphabetical-index-mark-start text:id="IMark68758408"/><text:alphabetical-index-mark-start text:id="IMark65187208"/><text:alphabetical-index-mark-start text:id="IMark72334664"/><text:alphabetical-index-mark-start text:id="IMark69950952"/><text:alphabetical-index-mark-start text:id="IMark66860280"/><text:alphabetical-index-mark-start text:id="IMark67318008"/><text:alphabetical-index-mark-start text:id="IMark68254808"/>meter<text:alphabetical-index-mark-end text:id="IMark68254808"/><text:alphabetical-index-mark-end text:id="IMark67318008"/><text:alphabetical-index-mark-end text:id="IMark66860280"/><text:alphabetical-index-mark-end text:id="IMark69950952"/><text:alphabetical-index-mark-end text:id="IMark72334664"/><text:alphabetical-index-mark-end text:id="IMark65187208"/><text:alphabetical-index-mark-end text:id="IMark68758408"/>s on each <text:alphabetical-index-mark-start text:id="IMark70421512"/><text:alphabetical-index-mark-start text:id="IMark66654008"/><text:alphabetical-index-mark-start text:id="IMark67388616"/><text:alphabetical-index-mark-start text:id="IMark69372920"/><text:alphabetical-index-mark-start text:id="IMark68109976"/><text:alphabetical-index-mark-start text:id="IMark72131992"/><text:alphabetical-index-mark-start text:id="IMark68431448"/><text:alphabetical-index-mark-start text:id="IMark72357544"/>street<text:alphabetical-index-mark-end text:id="IMark72357544"/><text:alphabetical-index-mark-end text:id="IMark68431448"/><text:alphabetical-index-mark-end text:id="IMark72131992"/><text:alphabetical-index-mark-end text:id="IMark68109976"/><text:alphabetical-index-mark-end text:id="IMark69372920"/><text:alphabetical-index-mark-end text:id="IMark67388616"/><text:alphabetical-index-mark-end text:id="IMark66654008"/><text:alphabetical-index-mark-end text:id="IMark70421512"/>, regardless of the <text:alphabetical-index-mark-start text:id="IMark72360072"/><text:alphabetical-index-mark-start text:id="IMark66762216"/><text:alphabetical-index-mark-start text:id="IMark72154776"/><text:alphabetical-index-mark-start text:id="IMark72146056"/><text:alphabetical-index-mark-start text:id="IMark66984120"/><text:alphabetical-index-mark-start text:id="IMark67675352"/><text:alphabetical-index-mark-start text:id="IMark60984408"/>urban<text:alphabetical-index-mark-end text:id="IMark60984408"/><text:alphabetical-index-mark-end text:id="IMark67675352"/><text:alphabetical-index-mark-end text:id="IMark66984120"/><text:alphabetical-index-mark-end text:id="IMark72146056"/><text:alphabetical-index-mark-end text:id="IMark72154776"/><text:alphabetical-index-mark-end text:id="IMark66762216"/><text:alphabetical-index-mark-end text:id="IMark72360072"/> characteristics of each <text:alphabetical-index-mark-start text:id="IMark69840184"/><text:alphabetical-index-mark-start text:id="IMark72352488"/><text:alphabetical-index-mark-start text:id="IMark72136216"/><text:alphabetical-index-mark-start text:id="IMark65702328"/>segment<text:alphabetical-index-mark-end text:id="IMark65702328"/><text:alphabetical-index-mark-end text:id="IMark72136216"/><text:alphabetical-index-mark-end text:id="IMark72352488"/><text:alphabetical-index-mark-end text:id="IMark69840184"/>. That is, if in a <text:alphabetical-index-mark-start text:id="IMark60562920"/><text:alphabetical-index-mark-start text:id="IMark68417592"/><text:alphabetical-index-mark-start text:id="IMark70289848"/><text:alphabetical-index-mark-start text:id="IMark70508296"/><text:alphabetical-index-mark-start text:id="IMark72088280"/><text:alphabetical-index-mark-start text:id="IMark67575320"/><text:alphabetical-index-mark-start text:id="IMark68047624"/><text:alphabetical-index-mark-start text:id="IMark68031352"/><text:alphabetical-index-mark-start text:id="IMark68003944"/><text:alphabetical-index-mark-start text:id="IMark70418280"/><text:alphabetical-index-mark-start text:id="IMark67762008"/><text:alphabetical-index-mark-start text:id="IMark61012568"/><text:alphabetical-index-mark-start text:id="IMark68730488"/>co<text:alphabetical-index-mark-end text:id="IMark68730488"/><text:alphabetical-index-mark-end text:id="IMark61012568"/><text:alphabetical-index-mark-end text:id="IMark67762008"/><text:alphabetical-index-mark-end text:id="IMark70418280"/><text:alphabetical-index-mark-end text:id="IMark68003944"/>mmercial<text:alphabetical-index-mark-end text:id="IMark68031352"/><text:alphabetical-index-mark-end text:id="IMark68047624"/><text:alphabetical-index-mark-end text:id="IMark67575320"/><text:alphabetical-index-mark-end text:id="IMark72088280"/><text:alphabetical-index-mark-end text:id="IMark70508296"/><text:alphabetical-index-mark-end text:id="IMark70289848"/><text:alphabetical-index-mark-end text:id="IMark68417592"/><text:alphabetical-index-mark-end text:id="IMark60562920"/> <text:alphabetical-index-mark-start text:id="IMark69937944"/><text:alphabetical-index-mark-start text:id="IMark72193720"/><text:alphabetical-index-mark-start text:id="IMark69393176"/><text:alphabetical-index-mark-start text:id="IMark70150504"/><text:alphabetical-index-mark-start text:id="IMark72220776"/><text:alphabetical-index-mark-start text:id="IMark65654264"/><text:alphabetical-index-mark-start text:id="IMark67021016"/><text:alphabetical-index-mark-start text:id="IMark65767256"/>street<text:alphabetical-index-mark-end text:id="IMark65767256"/><text:alphabetical-index-mark-end text:id="IMark67021016"/><text:alphabetical-index-mark-end text:id="IMark65654264"/><text:alphabetical-index-mark-end text:id="IMark72220776"/><text:alphabetical-index-mark-end text:id="IMark70150504"/><text:alphabetical-index-mark-end text:id="IMark69393176"/><text:alphabetical-index-mark-end text:id="IMark72193720"/><text:alphabetical-index-mark-end text:id="IMark69937944"/> one <text:alphabetical-index-mark-start text:id="IMark65480840"/><text:alphabetical-index-mark-start text:id="IMark66213400"/><text:alphabetical-index-mark-start text:id="IMark72074856"/><text:alphabetical-index-mark-start text:id="IMark67144840"/><text:alphabetical-index-mark-start text:id="IMark40456728"/><text:alphabetical-index-mark-start text:id="IMark72254552"/><text:alphabetical-index-mark-start text:id="IMark72071384"/><text:alphabetical-index-mark-start text:id="IMark65892024"/>block<text:alphabetical-index-mark-end text:id="IMark65892024"/><text:alphabetical-index-mark-end text:id="IMark72071384"/><text:alphabetical-index-mark-end text:id="IMark72254552"/><text:alphabetical-index-mark-end text:id="IMark40456728"/><text:alphabetical-index-mark-end text:id="IMark67144840"/><text:alphabetical-index-mark-end text:id="IMark72074856"/><text:alphabetical-index-mark-end text:id="IMark66213400"/><text:alphabetical-index-mark-end text:id="IMark65480840"/> instead of being a built up area is a park, <text:alphabetical-index-mark-start text:id="IMark61471656"/><text:alphabetical-index-mark-start text:id="IMark72168376"/><text:alphabetical-index-mark-start text:id="IMark72349960"/><text:alphabetical-index-mark-start text:id="IMark60751384"/><text:alphabetical-index-mark-start text:id="IMark68325032"/><text:alphabetical-index-mark-start text:id="IMark65803288"/><text:alphabetical-index-mark-start text:id="IMark61043256"/><text:alphabetical-index-mark-start text:id="IMark65671864"/>pedestrian<text:alphabetical-index-mark-end text:id="IMark65671864"/><text:alphabetical-index-mark-end text:id="IMark61043256"/><text:alphabetical-index-mark-end text:id="IMark65803288"/><text:alphabetical-index-mark-end text:id="IMark68325032"/><text:alphabetical-index-mark-end text:id="IMark60751384"/><text:alphabetical-index-mark-end text:id="IMark72349960"/><text:alphabetical-index-mark-end text:id="IMark72168376"/><text:alphabetical-index-mark-end text:id="IMark61471656"/>s were ac<text:alphabetical-index-mark-start text:id="IMark69221656"/><text:alphabetical-index-mark-start text:id="IMark41416888"/><text:alphabetical-index-mark-start text:id="IMark72365416"/><text:alphabetical-index-mark-start text:id="IMark68735256"/><text:alphabetical-index-mark-start text:id="IMark65710632"/><text:alphabetical-index-mark-start text:id="IMark72061240"/><text:alphabetical-index-mark-start text:id="IMark68019864"/><text:alphabetical-index-mark-start text:id="IMark68018360"/><text:alphabetical-index-mark-start text:id="IMark68388584"/><text:alphabetical-index-mark-start text:id="IMark68387080"/><text:alphabetical-index-mark-start text:id="IMark69218616"/><text:alphabetical-index-mark-start text:id="IMark68071624"/><text:alphabetical-index-mark-start text:id="IMark70135912"/>co<text:alphabetical-index-mark-end text:id="IMark70135912"/><text:alphabetical-index-mark-end text:id="IMark68071624"/><text:alphabetical-index-mark-end text:id="IMark69218616"/><text:alphabetical-index-mark-end text:id="IMark68387080"/><text:alphabetical-index-mark-end text:id="IMark68388584"/>unt<text:alphabetical-index-mark-end text:id="IMark68018360"/><text:alphabetical-index-mark-end text:id="IMark68019864"/><text:alphabetical-index-mark-end text:id="IMark72061240"/><text:alphabetical-index-mark-end text:id="IMark65710632"/><text:alphabetical-index-mark-end text:id="IMark68735256"/><text:alphabetical-index-mark-end text:id="IMark72365416"/><text:alphabetical-index-mark-end text:id="IMark41416888"/><text:alphabetical-index-mark-end text:id="IMark69221656"/>ed for on that <text:alphabetical-index-mark-start text:id="IMark70134408"/><text:alphabetical-index-mark-start text:id="IMark41578888"/><text:alphabetical-index-mark-start text:id="IMark64577432"/><text:alphabetical-index-mark-start text:id="IMark64575928"/>segment<text:alphabetical-index-mark-end text:id="IMark64575928"/><text:alphabetical-index-mark-end text:id="IMark64577432"/><text:alphabetical-index-mark-end text:id="IMark41578888"/><text:alphabetical-index-mark-end text:id="IMark70134408"/> too.</text:p>
      <text:p text:style-name="P3"/>
      <text:p text:style-name="P29"><text:soft-page-break/>In some <text:alphabetical-index-mark-start text:id="IMark41416888"/><text:alphabetical-index-mark-start text:id="IMark72365416"/><text:alphabetical-index-mark-start text:id="IMark68735256"/><text:alphabetical-index-mark-start text:id="IMark61471656"/><text:alphabetical-index-mark-start text:id="IMark72168376"/><text:alphabetical-index-mark-start text:id="IMark72349960"/><text:alphabetical-index-mark-start text:id="IMark60751384"/>cases<text:alphabetical-index-mark-end text:id="IMark60751384"/><text:alphabetical-index-mark-end text:id="IMark72349960"/><text:alphabetical-index-mark-end text:id="IMark72168376"/><text:alphabetical-index-mark-end text:id="IMark61471656"/><text:alphabetical-index-mark-end text:id="IMark68735256"/><text:alphabetical-index-mark-end text:id="IMark72365416"/><text:alphabetical-index-mark-end text:id="IMark41416888"/>, <text:alphabetical-index-mark-start text:id="IMark68325032"/><text:alphabetical-index-mark-start text:id="IMark65803288"/><text:alphabetical-index-mark-start text:id="IMark61043256"/><text:alphabetical-index-mark-start text:id="IMark65671864"/><text:alphabetical-index-mark-start text:id="IMark65480840"/><text:alphabetical-index-mark-start text:id="IMark66213400"/><text:alphabetical-index-mark-start text:id="IMark72074856"/><text:alphabetical-index-mark-start text:id="IMark67144840"/>street<text:alphabetical-index-mark-end text:id="IMark67144840"/><text:alphabetical-index-mark-end text:id="IMark72074856"/><text:alphabetical-index-mark-end text:id="IMark66213400"/><text:alphabetical-index-mark-end text:id="IMark65480840"/><text:alphabetical-index-mark-end text:id="IMark65671864"/><text:alphabetical-index-mark-end text:id="IMark61043256"/><text:alphabetical-index-mark-end text:id="IMark65803288"/><text:alphabetical-index-mark-end text:id="IMark68325032"/>s have been partially <text:alphabetical-index-mark-start text:id="IMark40456728"/><text:alphabetical-index-mark-start text:id="IMark72254552"/><text:alphabetical-index-mark-start text:id="IMark72071384"/><text:alphabetical-index-mark-start text:id="IMark65892024"/><text:alphabetical-index-mark-start text:id="IMark69937944"/>zonified<text:alphabetical-index-mark-end text:id="IMark69937944"/><text:alphabetical-index-mark-end text:id="IMark65892024"/><text:alphabetical-index-mark-end text:id="IMark72071384"/><text:alphabetical-index-mark-end text:id="IMark72254552"/><text:alphabetical-index-mark-end text:id="IMark40456728"/> as <text:alphabetical-index-mark-start text:id="IMark72193720"/><text:alphabetical-index-mark-start text:id="IMark69393176"/><text:alphabetical-index-mark-start text:id="IMark70150504"/><text:alphabetical-index-mark-start text:id="IMark72220776"/><text:alphabetical-index-mark-start text:id="IMark65654264"/><text:alphabetical-index-mark-start text:id="IMark67021016"/><text:alphabetical-index-mark-start text:id="IMark65767256"/><text:alphabetical-index-mark-start text:id="IMark60562920"/><text:alphabetical-index-mark-start text:id="IMark68417592"/><text:alphabetical-index-mark-start text:id="IMark70289848"/><text:alphabetical-index-mark-start text:id="IMark70508296"/><text:alphabetical-index-mark-start text:id="IMark72088280"/><text:alphabetical-index-mark-start text:id="IMark67575320"/>co<text:alphabetical-index-mark-end text:id="IMark67575320"/><text:alphabetical-index-mark-end text:id="IMark72088280"/><text:alphabetical-index-mark-end text:id="IMark70508296"/><text:alphabetical-index-mark-end text:id="IMark70289848"/><text:alphabetical-index-mark-end text:id="IMark68417592"/>mmercial<text:alphabetical-index-mark-end text:id="IMark60562920"/><text:alphabetical-index-mark-end text:id="IMark65767256"/><text:alphabetical-index-mark-end text:id="IMark67021016"/><text:alphabetical-index-mark-end text:id="IMark65654264"/><text:alphabetical-index-mark-end text:id="IMark72220776"/><text:alphabetical-index-mark-end text:id="IMark70150504"/><text:alphabetical-index-mark-end text:id="IMark69393176"/><text:alphabetical-index-mark-end text:id="IMark72193720"/> areas, while in others the same <text:alphabetical-index-mark-start text:id="IMark68047624"/><text:alphabetical-index-mark-start text:id="IMark68031352"/><text:alphabetical-index-mark-start text:id="IMark68003944"/><text:alphabetical-index-mark-start text:id="IMark70418280"/><text:alphabetical-index-mark-start text:id="IMark67762008"/><text:alphabetical-index-mark-start text:id="IMark61012568"/><text:alphabetical-index-mark-start text:id="IMark68730488"/><text:alphabetical-index-mark-start text:id="IMark69840184"/>street<text:alphabetical-index-mark-end text:id="IMark69840184"/><text:alphabetical-index-mark-end text:id="IMark68730488"/><text:alphabetical-index-mark-end text:id="IMark61012568"/><text:alphabetical-index-mark-end text:id="IMark67762008"/><text:alphabetical-index-mark-end text:id="IMark70418280"/><text:alphabetical-index-mark-end text:id="IMark68003944"/><text:alphabetical-index-mark-end text:id="IMark68031352"/><text:alphabetical-index-mark-end text:id="IMark68047624"/>s remains being <text:alphabetical-index-mark-start text:id="IMark72352488"/><text:alphabetical-index-mark-start text:id="IMark72136216"/><text:alphabetical-index-mark-start text:id="IMark65702328"/><text:alphabetical-index-mark-start text:id="IMark72360072"/><text:alphabetical-index-mark-start text:id="IMark66762216"/><text:alphabetical-index-mark-start text:id="IMark72154776"/><text:alphabetical-index-mark-start text:id="IMark72146056"/><text:alphabetical-index-mark-start text:id="IMark66984120"/>res<text:alphabetical-index-mark-start text:id="IMark67675352"/><text:alphabetical-index-mark-start text:id="IMark60984408"/><text:alphabetical-index-mark-start text:id="IMark70421512"/><text:alphabetical-index-mark-start text:id="IMark66654008"/><text:alphabetical-index-mark-start text:id="IMark67388616"/>id<text:alphabetical-index-mark-end text:id="IMark67388616"/><text:alphabetical-index-mark-end text:id="IMark66654008"/><text:alphabetical-index-mark-end text:id="IMark70421512"/><text:alphabetical-index-mark-end text:id="IMark60984408"/><text:alphabetical-index-mark-end text:id="IMark67675352"/>ential<text:alphabetical-index-mark-end text:id="IMark66984120"/><text:alphabetical-index-mark-end text:id="IMark72146056"/><text:alphabetical-index-mark-end text:id="IMark72154776"/><text:alphabetical-index-mark-end text:id="IMark66762216"/><text:alphabetical-index-mark-end text:id="IMark72360072"/><text:alphabetical-index-mark-end text:id="IMark65702328"/><text:alphabetical-index-mark-end text:id="IMark72136216"/><text:alphabetical-index-mark-end text:id="IMark72352488"/>.</text:p>
      <text:p text:style-name="P29"/>
      <text:p text:style-name="P29"><text:alphabetical-index-mark-start text:id="IMark68431448"/><text:alphabetical-index-mark-start text:id="IMark72357544"/><text:alphabetical-index-mark-start text:id="IMark68758408"/><text:alphabetical-index-mark-start text:id="IMark65187208"/><text:alphabetical-index-mark-start text:id="IMark72334664"/><text:alphabetical-index-mark-start text:id="IMark69950952"/><text:alphabetical-index-mark-start text:id="IMark66860280"/><text:alphabetical-index-mark-start text:id="IMark67318008"/>Block<text:alphabetical-index-mark-end text:id="IMark67318008"/><text:alphabetical-index-mark-end text:id="IMark66860280"/><text:alphabetical-index-mark-end text:id="IMark69950952"/><text:alphabetical-index-mark-end text:id="IMark72334664"/><text:alphabetical-index-mark-end text:id="IMark65187208"/><text:alphabetical-index-mark-end text:id="IMark68758408"/><text:alphabetical-index-mark-end text:id="IMark72357544"/><text:alphabetical-index-mark-end text:id="IMark68431448"/>s located within the <text:alphabetical-index-mark-start text:id="IMark68254808"/><text:alphabetical-index-mark-start text:id="IMark69445624"/><text:alphabetical-index-mark-start text:id="IMark67758120"/><text:alphabetical-index-mark-start text:id="IMark65750968"/><text:alphabetical-index-mark-start text:id="IMark68157176"/><text:alphabetical-index-mark-start text:id="IMark72362600"/><text:alphabetical-index-mark-start text:id="IMark72155736"/><text:alphabetical-index-mark-start text:id="IMark60520664"/><text:alphabetical-index-mark-start text:id="IMark72176824"/><text:alphabetical-index-mark-start text:id="IMark66917000"/><text:alphabetical-index-mark-start text:id="IMark72162088"/><text:alphabetical-index-mark-start text:id="IMark72195880"/><text:alphabetical-index-mark-start text:id="IMark66253032"/>co<text:alphabetical-index-mark-end text:id="IMark66253032"/><text:alphabetical-index-mark-end text:id="IMark72195880"/><text:alphabetical-index-mark-end text:id="IMark72162088"/><text:alphabetical-index-mark-end text:id="IMark66917000"/><text:alphabetical-index-mark-end text:id="IMark72176824"/>mmercial<text:alphabetical-index-mark-end text:id="IMark60520664"/><text:alphabetical-index-mark-end text:id="IMark72155736"/><text:alphabetical-index-mark-end text:id="IMark72362600"/><text:alphabetical-index-mark-end text:id="IMark68157176"/><text:alphabetical-index-mark-end text:id="IMark65750968"/><text:alphabetical-index-mark-end text:id="IMark67758120"/><text:alphabetical-index-mark-end text:id="IMark69445624"/><text:alphabetical-index-mark-end text:id="IMark68254808"/> area of the <text:alphabetical-index-mark-start text:id="IMark40786696"/><text:alphabetical-index-mark-start text:id="IMark67783336"/><text:alphabetical-index-mark-start text:id="IMark65830088"/><text:alphabetical-index-mark-start text:id="IMark72153432"/><text:alphabetical-index-mark-start text:id="IMark65122152"/><text:alphabetical-index-mark-start text:id="IMark65775000"/><text:alphabetical-index-mark-start text:id="IMark70292152"/>city<text:alphabetical-index-mark-end text:id="IMark70292152"/><text:alphabetical-index-mark-end text:id="IMark65775000"/><text:alphabetical-index-mark-end text:id="IMark65122152"/><text:alphabetical-index-mark-end text:id="IMark72153432"/><text:alphabetical-index-mark-end text:id="IMark65830088"/><text:alphabetical-index-mark-end text:id="IMark67783336"/><text:alphabetical-index-mark-end text:id="IMark40786696"/> were <text:alphabetical-index-mark-start text:id="IMark69369320"/><text:alphabetical-index-mark-start text:id="IMark70599592"/><text:alphabetical-index-mark-start text:id="IMark67918888"/><text:alphabetical-index-mark-start text:id="IMark54199160"/><text:alphabetical-index-mark-start text:id="IMark68210632"/><text:alphabetical-index-mark-start text:id="IMark68151608"/><text:alphabetical-index-mark-start text:id="IMark71057928"/><text:alphabetical-index-mark-start text:id="IMark65744136"/><text:alphabetical-index-mark-start text:id="IMark70610392"/><text:alphabetical-index-mark-start text:id="IMark71115960"/><text:alphabetical-index-mark-start text:id="IMark69232072"/><text:alphabetical-index-mark-start text:id="IMark72090408"/><text:alphabetical-index-mark-start text:id="IMark61200264"/><text:alphabetical-index-mark-start text:id="IMark68434296"/><text:alphabetical-index-mark-start text:id="IMark65575560"/>sample<text:alphabetical-index-mark-end text:id="IMark65575560"/><text:alphabetical-index-mark-end text:id="IMark68434296"/><text:alphabetical-index-mark-end text:id="IMark61200264"/><text:alphabetical-index-mark-end text:id="IMark72090408"/><text:alphabetical-index-mark-end text:id="IMark69232072"/><text:alphabetical-index-mark-end text:id="IMark71115960"/><text:alphabetical-index-mark-end text:id="IMark70610392"/><text:alphabetical-index-mark-end text:id="IMark65744136"/><text:alphabetical-index-mark-end text:id="IMark71057928"/><text:alphabetical-index-mark-end text:id="IMark68151608"/><text:alphabetical-index-mark-end text:id="IMark68210632"/><text:alphabetical-index-mark-end text:id="IMark54199160"/><text:alphabetical-index-mark-end text:id="IMark67918888"/><text:alphabetical-index-mark-end text:id="IMark70599592"/><text:alphabetical-index-mark-end text:id="IMark69369320"/>d regardless of whether they were defined as <text:alphabetical-index-mark-start text:id="IMark65582760"/><text:alphabetical-index-mark-start text:id="IMark67081528"/><text:alphabetical-index-mark-start text:id="IMark61562664"/><text:alphabetical-index-mark-start text:id="IMark65564760"/><text:alphabetical-index-mark-start text:id="IMark66273352"/><text:alphabetical-index-mark-start text:id="IMark70230984"/><text:alphabetical-index-mark-start text:id="IMark46183960"/><text:alphabetical-index-mark-start text:id="IMark60695336"/><text:alphabetical-index-mark-start text:id="IMark65351240"/><text:alphabetical-index-mark-start text:id="IMark69448040"/><text:alphabetical-index-mark-start text:id="IMark46039480"/><text:alphabetical-index-mark-start text:id="IMark72296744"/><text:alphabetical-index-mark-start text:id="IMark66508360"/>co<text:alphabetical-index-mark-end text:id="IMark66508360"/><text:alphabetical-index-mark-end text:id="IMark72296744"/><text:alphabetical-index-mark-end text:id="IMark46039480"/><text:alphabetical-index-mark-end text:id="IMark69448040"/><text:alphabetical-index-mark-end text:id="IMark65351240"/>mmercial<text:alphabetical-index-mark-end text:id="IMark60695336"/><text:alphabetical-index-mark-end text:id="IMark46183960"/><text:alphabetical-index-mark-end text:id="IMark70230984"/><text:alphabetical-index-mark-end text:id="IMark66273352"/><text:alphabetical-index-mark-end text:id="IMark65564760"/><text:alphabetical-index-mark-end text:id="IMark61562664"/><text:alphabetical-index-mark-end text:id="IMark67081528"/><text:alphabetical-index-mark-end text:id="IMark65582760"/> or <text:alphabetical-index-mark-start text:id="IMark70743096"/><text:alphabetical-index-mark-start text:id="IMark68185912"/><text:alphabetical-index-mark-start text:id="IMark69547992"/><text:alphabetical-index-mark-start text:id="IMark71062952"/><text:alphabetical-index-mark-start text:id="IMark68755784"/><text:alphabetical-index-mark-start text:id="IMark72218248"/><text:alphabetical-index-mark-start text:id="IMark72140440"/><text:alphabetical-index-mark-start text:id="IMark71914328"/>res<text:alphabetical-index-mark-start text:id="IMark72222440"/><text:alphabetical-index-mark-start text:id="IMark70788216"/><text:alphabetical-index-mark-start text:id="IMark65788152"/><text:alphabetical-index-mark-start text:id="IMark72144664"/><text:alphabetical-index-mark-start text:id="IMark72284104"/>id<text:alphabetical-index-mark-end text:id="IMark72284104"/><text:alphabetical-index-mark-end text:id="IMark72144664"/><text:alphabetical-index-mark-end text:id="IMark65788152"/><text:alphabetical-index-mark-end text:id="IMark70788216"/><text:alphabetical-index-mark-end text:id="IMark72222440"/>ential<text:alphabetical-index-mark-end text:id="IMark71914328"/><text:alphabetical-index-mark-end text:id="IMark72140440"/><text:alphabetical-index-mark-end text:id="IMark72218248"/><text:alphabetical-index-mark-end text:id="IMark68755784"/><text:alphabetical-index-mark-end text:id="IMark71062952"/><text:alphabetical-index-mark-end text:id="IMark69547992"/><text:alphabetical-index-mark-end text:id="IMark68185912"/><text:alphabetical-index-mark-end text:id="IMark70743096"/> <text:alphabetical-index-mark-start text:id="IMark72327080"/><text:alphabetical-index-mark-start text:id="IMark72148888"/><text:alphabetical-index-mark-start text:id="IMark65614152"/><text:alphabetical-index-mark-start text:id="IMark67287736"/><text:alphabetical-index-mark-start text:id="IMark70590248"/><text:alphabetical-index-mark-start text:id="IMark61202184"/><text:alphabetical-index-mark-start text:id="IMark66822584"/><text:alphabetical-index-mark-start text:id="IMark61223672"/>block<text:alphabetical-index-mark-end text:id="IMark61223672"/><text:alphabetical-index-mark-end text:id="IMark66822584"/><text:alphabetical-index-mark-end text:id="IMark61202184"/><text:alphabetical-index-mark-end text:id="IMark70590248"/><text:alphabetical-index-mark-end text:id="IMark67287736"/><text:alphabetical-index-mark-end text:id="IMark65614152"/><text:alphabetical-index-mark-end text:id="IMark72148888"/><text:alphabetical-index-mark-end text:id="IMark72327080"/>s based on the fact that such characteristics of a <text:alphabetical-index-mark-start text:id="IMark65661496"/><text:alphabetical-index-mark-start text:id="IMark72324552"/><text:alphabetical-index-mark-start text:id="IMark65352616"/><text:alphabetical-index-mark-start text:id="IMark69221656"/><text:alphabetical-index-mark-start text:id="IMark66846984"/><text:alphabetical-index-mark-start text:id="IMark71576968"/><text:alphabetical-index-mark-start text:id="IMark67268584"/><text:alphabetical-index-mark-start text:id="IMark45131800"/>street<text:alphabetical-index-mark-end text:id="IMark45131800"/><text:alphabetical-index-mark-end text:id="IMark67268584"/><text:alphabetical-index-mark-end text:id="IMark71576968"/><text:alphabetical-index-mark-end text:id="IMark66846984"/><text:alphabetical-index-mark-end text:id="IMark69221656"/><text:alphabetical-index-mark-end text:id="IMark65352616"/><text:alphabetical-index-mark-end text:id="IMark72324552"/><text:alphabetical-index-mark-end text:id="IMark65661496"/> do influence the <text:alphabetical-index-mark-start text:id="IMark72136216"/><text:alphabetical-index-mark-start text:id="IMark72352488"/><text:alphabetical-index-mark-start text:id="IMark65702328"/><text:alphabetical-index-mark-start text:id="IMark72360072"/><text:alphabetical-index-mark-start text:id="IMark66762216"/><text:alphabetical-index-mark-start text:id="IMark72154776"/><text:alphabetical-index-mark-start text:id="IMark72146056"/><text:alphabetical-index-mark-start text:id="IMark66984120"/><text:alphabetical-index-mark-start text:id="IMark67675352"/><text:alphabetical-index-mark-start text:id="IMark60984408"/><text:alphabetical-index-mark-start text:id="IMark70421512"/><text:alphabetical-index-mark-start text:id="IMark66654008"/>value<text:alphabetical-index-mark-end text:id="IMark66654008"/><text:alphabetical-index-mark-end text:id="IMark70421512"/><text:alphabetical-index-mark-end text:id="IMark60984408"/><text:alphabetical-index-mark-end text:id="IMark67675352"/><text:alphabetical-index-mark-end text:id="IMark66984120"/><text:alphabetical-index-mark-end text:id="IMark72146056"/><text:alphabetical-index-mark-end text:id="IMark72154776"/><text:alphabetical-index-mark-end text:id="IMark66762216"/><text:alphabetical-index-mark-end text:id="IMark72360072"/><text:alphabetical-index-mark-end text:id="IMark65702328"/><text:alphabetical-index-mark-end text:id="IMark72352488"/><text:alphabetical-index-mark-end text:id="IMark72136216"/> of <text:alphabetical-index-mark-start text:id="IMark67388616"/><text:alphabetical-index-mark-start text:id="IMark68047624"/><text:alphabetical-index-mark-start text:id="IMark68031352"/><text:alphabetical-index-mark-start text:id="IMark68003944"/><text:alphabetical-index-mark-start text:id="IMark70418280"/><text:alphabetical-index-mark-start text:id="IMark67762008"/><text:alphabetical-index-mark-start text:id="IMark61012568"/>p<text:alphabetical-index-mark-start text:id="IMark68730488"/><text:alphabetical-index-mark-start text:id="IMark69840184"/><text:alphabetical-index-mark-start text:id="IMark72193720"/><text:alphabetical-index-mark-start text:id="IMark69393176"/><text:alphabetical-index-mark-start text:id="IMark70150504"/>ro<text:alphabetical-index-mark-end text:id="IMark70150504"/><text:alphabetical-index-mark-end text:id="IMark69393176"/><text:alphabetical-index-mark-end text:id="IMark72193720"/><text:alphabetical-index-mark-end text:id="IMark69840184"/><text:alphabetical-index-mark-end text:id="IMark68730488"/>perties<text:alphabetical-index-mark-end text:id="IMark61012568"/><text:alphabetical-index-mark-end text:id="IMark67762008"/><text:alphabetical-index-mark-end text:id="IMark70418280"/><text:alphabetical-index-mark-end text:id="IMark68003944"/><text:alphabetical-index-mark-end text:id="IMark68031352"/><text:alphabetical-index-mark-end text:id="IMark68047624"/><text:alphabetical-index-mark-end text:id="IMark67388616"/> and the <text:alphabetical-index-mark-start text:id="IMark72220776"/><text:alphabetical-index-mark-start text:id="IMark65654264"/><text:alphabetical-index-mark-start text:id="IMark67021016"/><text:alphabetical-index-mark-start text:id="IMark65767256"/><text:alphabetical-index-mark-start text:id="IMark60562920"/><text:alphabetical-index-mark-start text:id="IMark68417592"/><text:alphabetical-index-mark-start text:id="IMark70289848"/><text:alphabetical-index-mark-start text:id="IMark70508296"/>number<text:alphabetical-index-mark-end text:id="IMark70508296"/><text:alphabetical-index-mark-end text:id="IMark70289848"/><text:alphabetical-index-mark-end text:id="IMark68417592"/><text:alphabetical-index-mark-end text:id="IMark60562920"/><text:alphabetical-index-mark-end text:id="IMark65767256"/><text:alphabetical-index-mark-end text:id="IMark67021016"/><text:alphabetical-index-mark-end text:id="IMark65654264"/><text:alphabetical-index-mark-end text:id="IMark72220776"/> of <text:alphabetical-index-mark-start text:id="IMark72088280"/><text:alphabetical-index-mark-start text:id="IMark67575320"/><text:alphabetical-index-mark-start text:id="IMark40456728"/><text:alphabetical-index-mark-start text:id="IMark72254552"/><text:alphabetical-index-mark-start text:id="IMark72071384"/><text:alphabetical-index-mark-start text:id="IMark65892024"/><text:alphabetical-index-mark-start text:id="IMark69937944"/><text:alphabetical-index-mark-start text:id="IMark68325032"/>pedestrian<text:alphabetical-index-mark-end text:id="IMark68325032"/><text:alphabetical-index-mark-end text:id="IMark69937944"/><text:alphabetical-index-mark-end text:id="IMark65892024"/><text:alphabetical-index-mark-end text:id="IMark72071384"/><text:alphabetical-index-mark-end text:id="IMark72254552"/><text:alphabetical-index-mark-end text:id="IMark40456728"/><text:alphabetical-index-mark-end text:id="IMark67575320"/><text:alphabetical-index-mark-end text:id="IMark72088280"/>s passing tho<text:alphabetical-index-mark-start text:id="IMark65803288"/><text:alphabetical-index-mark-start text:id="IMark61043256"/><text:alphabetical-index-mark-start text:id="IMark65671864"/><text:alphabetical-index-mark-start text:id="IMark65480840"/><text:alphabetical-index-mark-start text:id="IMark66213400"/>ro<text:alphabetical-index-mark-end text:id="IMark66213400"/><text:alphabetical-index-mark-end text:id="IMark65480840"/><text:alphabetical-index-mark-end text:id="IMark65671864"/><text:alphabetical-index-mark-end text:id="IMark61043256"/><text:alphabetical-index-mark-end text:id="IMark65803288"/>ugh.</text:p>
      <text:p text:style-name="P28"/>
      <text:p text:style-name="P28"/>
      <text:h text:style-name="Heading_20_3" text:outline-level="3"><text:bookmark-start text:name="__RefHeading___Toc3182_309449435"/>2.3.7. <text:alphabetical-index-mark-start text:id="IMark61471656"/><text:alphabetical-index-mark-start text:id="IMark72349960"/><text:alphabetical-index-mark-start text:id="IMark60751384"/><text:alphabetical-index-mark-start text:id="IMark69372920"/>Currency<text:alphabetical-index-mark-end text:id="IMark69372920"/><text:alphabetical-index-mark-end text:id="IMark60751384"/><text:alphabetical-index-mark-end text:id="IMark72349960"/><text:alphabetical-index-mark-end text:id="IMark61471656"/> used for appraisal.<text:bookmark-end text:name="__RefHeading___Toc3182_309449435"/></text:h>
      <text:p text:style-name="P48"/>
      <text:p text:style-name="P48">In <text:alphabetical-index-mark-start text:id="IMark45133992"/><text:alphabetical-index-mark-start text:id="IMark61043256"/><text:alphabetical-index-mark-start text:id="IMark65803288"/><text:alphabetical-index-mark-start text:id="IMark65671864"/><text:alphabetical-index-mark-start text:id="IMark65480840"/><text:alphabetical-index-mark-start text:id="IMark66213400"/>Argentina<text:alphabetical-index-mark-end text:id="IMark66213400"/><text:alphabetical-index-mark-end text:id="IMark65480840"/><text:alphabetical-index-mark-end text:id="IMark65671864"/><text:alphabetical-index-mark-end text:id="IMark65803288"/><text:alphabetical-index-mark-end text:id="IMark61043256"/><text:alphabetical-index-mark-end text:id="IMark45133992"/>, the <text:alphabetical-index-mark-start text:id="IMark72088280"/><text:alphabetical-index-mark-start text:id="IMark67575320"/><text:alphabetical-index-mark-start text:id="IMark40456728"/><text:alphabetical-index-mark-start text:id="IMark72254552"/>currency<text:alphabetical-index-mark-end text:id="IMark72254552"/><text:alphabetical-index-mark-end text:id="IMark40456728"/><text:alphabetical-index-mark-end text:id="IMark67575320"/><text:alphabetical-index-mark-end text:id="IMark72088280"/> used for <text:alphabetical-index-mark-start text:id="IMark72071384"/><text:alphabetical-index-mark-start text:id="IMark65892024"/><text:alphabetical-index-mark-start text:id="IMark69937944"/><text:alphabetical-index-mark-start text:id="IMark68325032"/><text:alphabetical-index-mark-start text:id="IMark72220776"/><text:alphabetical-index-mark-start text:id="IMark65654264"/>real<text:alphabetical-index-mark-end text:id="IMark65654264"/><text:alphabetical-index-mark-end text:id="IMark72220776"/><text:alphabetical-index-mark-end text:id="IMark68325032"/><text:alphabetical-index-mark-end text:id="IMark69937944"/><text:alphabetical-index-mark-end text:id="IMark65892024"/><text:alphabetical-index-mark-end text:id="IMark72071384"/> <text:alphabetical-index-mark-start text:id="IMark67021016"/><text:alphabetical-index-mark-start text:id="IMark65767256"/><text:alphabetical-index-mark-start text:id="IMark60562920"/><text:alphabetical-index-mark-start text:id="IMark68417592"/><text:alphabetical-index-mark-start text:id="IMark70289848"/><text:alphabetical-index-mark-start text:id="IMark70508296"/>estate<text:alphabetical-index-mark-end text:id="IMark70508296"/><text:alphabetical-index-mark-end text:id="IMark70289848"/><text:alphabetical-index-mark-end text:id="IMark68417592"/><text:alphabetical-index-mark-end text:id="IMark60562920"/><text:alphabetical-index-mark-end text:id="IMark65767256"/><text:alphabetical-index-mark-end text:id="IMark67021016"/> appraisals has been traditionally the US <text:alphabetical-index-mark-start text:id="IMark67388616"/><text:alphabetical-index-mark-start text:id="IMark68047624"/><text:alphabetical-index-mark-start text:id="IMark68031352"/><text:alphabetical-index-mark-start text:id="IMark68003944"/><text:alphabetical-index-mark-start text:id="IMark70418280"/>dollar<text:alphabetical-index-mark-end text:id="IMark70418280"/><text:alphabetical-index-mark-end text:id="IMark68003944"/><text:alphabetical-index-mark-end text:id="IMark68031352"/><text:alphabetical-index-mark-end text:id="IMark68047624"/><text:alphabetical-index-mark-end text:id="IMark67388616"/>. This is mainly a <text:alphabetical-index-mark-start text:id="IMark67762008"/><text:alphabetical-index-mark-start text:id="IMark61012568"/><text:alphabetical-index-mark-start text:id="IMark68730488"/><text:alphabetical-index-mark-start text:id="IMark69840184"/><text:alphabetical-index-mark-start text:id="IMark72193720"/>co<text:alphabetical-index-mark-end text:id="IMark72193720"/><text:alphabetical-index-mark-end text:id="IMark69840184"/><text:alphabetical-index-mark-end text:id="IMark68730488"/><text:alphabetical-index-mark-end text:id="IMark61012568"/><text:alphabetical-index-mark-end text:id="IMark67762008"/>llateral effect of the c<text:alphabetical-index-mark-start text:id="IMark69393176"/><text:alphabetical-index-mark-start text:id="IMark70150504"/><text:alphabetical-index-mark-start text:id="IMark72136216"/><text:alphabetical-index-mark-start text:id="IMark72352488"/><text:alphabetical-index-mark-start text:id="IMark65702328"/>h<text:alphabetical-index-mark-start text:id="IMark72360072"/><text:alphabetical-index-mark-start text:id="IMark66762216"/><text:alphabetical-index-mark-start text:id="IMark72154776"/><text:alphabetical-index-mark-start text:id="IMark72146056"/><text:alphabetical-index-mark-start text:id="IMark66984120"/>r<text:alphabetical-index-mark-end text:id="IMark65702328"/><text:alphabetical-index-mark-end text:id="IMark72352488"/><text:alphabetical-index-mark-end text:id="IMark72136216"/><text:alphabetical-index-mark-end text:id="IMark70150504"/><text:alphabetical-index-mark-end text:id="IMark69393176"/>o<text:alphabetical-index-mark-end text:id="IMark66984120"/><text:alphabetical-index-mark-end text:id="IMark72146056"/><text:alphabetical-index-mark-end text:id="IMark72154776"/><text:alphabetical-index-mark-end text:id="IMark66762216"/><text:alphabetical-index-mark-end text:id="IMark72360072"/>nic high inflation of the Argentine <text:alphabetical-index-mark-start text:id="IMark67675352"/><text:alphabetical-index-mark-start text:id="IMark60984408"/><text:alphabetical-index-mark-start text:id="IMark70421512"/><text:alphabetical-index-mark-start text:id="IMark66654008"/><text:alphabetical-index-mark-start text:id="IMark65661496"/>peso<text:alphabetical-index-mark-end text:id="IMark65661496"/><text:alphabetical-index-mark-end text:id="IMark66654008"/><text:alphabetical-index-mark-end text:id="IMark70421512"/><text:alphabetical-index-mark-end text:id="IMark60984408"/><text:alphabetical-index-mark-end text:id="IMark67675352"/>. <text:alphabetical-index-mark-start text:id="IMark72324552"/><text:alphabetical-index-mark-start text:id="IMark65352616"/><text:alphabetical-index-mark-start text:id="IMark69221656"/><text:alphabetical-index-mark-start text:id="IMark66846984"/><text:alphabetical-index-mark-start text:id="IMark71576968"/>Dollar<text:alphabetical-index-mark-end text:id="IMark71576968"/><text:alphabetical-index-mark-end text:id="IMark66846984"/><text:alphabetical-index-mark-end text:id="IMark69221656"/><text:alphabetical-index-mark-end text:id="IMark65352616"/><text:alphabetical-index-mark-end text:id="IMark72324552"/>s p<text:alphabetical-index-mark-start text:id="IMark67268584"/><text:alphabetical-index-mark-start text:id="IMark45131800"/><text:alphabetical-index-mark-start text:id="IMark72327080"/><text:alphabetical-index-mark-start text:id="IMark72148888"/><text:alphabetical-index-mark-start text:id="IMark65614152"/>ro<text:alphabetical-index-mark-end text:id="IMark65614152"/><text:alphabetical-index-mark-end text:id="IMark72148888"/><text:alphabetical-index-mark-end text:id="IMark72327080"/><text:alphabetical-index-mark-end text:id="IMark45131800"/><text:alphabetical-index-mark-end text:id="IMark67268584"/>v<text:alphabetical-index-mark-start text:id="IMark67287736"/><text:alphabetical-index-mark-start text:id="IMark70590248"/><text:alphabetical-index-mark-start text:id="IMark61202184"/><text:alphabetical-index-mark-start text:id="IMark66822584"/><text:alphabetical-index-mark-start text:id="IMark61223672"/>id<text:alphabetical-index-mark-end text:id="IMark61223672"/><text:alphabetical-index-mark-end text:id="IMark66822584"/><text:alphabetical-index-mark-end text:id="IMark61202184"/><text:alphabetical-index-mark-end text:id="IMark70590248"/><text:alphabetical-index-mark-end text:id="IMark67287736"/>e a better framework for buyers, <text:alphabetical-index-mark-start text:id="IMark70743096"/><text:alphabetical-index-mark-start text:id="IMark68185912"/><text:alphabetical-index-mark-start text:id="IMark69547992"/><text:alphabetical-index-mark-start text:id="IMark71062952"/><text:alphabetical-index-mark-start text:id="IMark68755784"/><text:alphabetical-index-mark-start text:id="IMark72218248"/><text:alphabetical-index-mark-start text:id="IMark72140440"/><text:alphabetical-index-mark-start text:id="IMark71914328"/><text:alphabetical-index-mark-start text:id="IMark72222440"/><text:alphabetical-index-mark-start text:id="IMark70788216"/><text:alphabetical-index-mark-start text:id="IMark65788152"/><text:alphabetical-index-mark-start text:id="IMark72144664"/>invest<text:alphabetical-index-mark-end text:id="IMark72144664"/><text:alphabetical-index-mark-end text:id="IMark65788152"/><text:alphabetical-index-mark-end text:id="IMark70788216"/><text:alphabetical-index-mark-end text:id="IMark72222440"/><text:alphabetical-index-mark-end text:id="IMark71914328"/><text:alphabetical-index-mark-end text:id="IMark72140440"/>or<text:alphabetical-index-mark-end text:id="IMark72218248"/><text:alphabetical-index-mark-end text:id="IMark68755784"/><text:alphabetical-index-mark-end text:id="IMark71062952"/><text:alphabetical-index-mark-end text:id="IMark69547992"/><text:alphabetical-index-mark-end text:id="IMark68185912"/><text:alphabetical-index-mark-end text:id="IMark70743096"/>s and <text:alphabetical-index-mark-start text:id="IMark72284104"/><text:alphabetical-index-mark-start text:id="IMark65582760"/><text:alphabetical-index-mark-start text:id="IMark67081528"/><text:alphabetical-index-mark-start text:id="IMark61562664"/><text:alphabetical-index-mark-start text:id="IMark65564760"/><text:alphabetical-index-mark-start text:id="IMark66273352"/>real<text:alphabetical-index-mark-end text:id="IMark66273352"/><text:alphabetical-index-mark-end text:id="IMark65564760"/><text:alphabetical-index-mark-end text:id="IMark61562664"/><text:alphabetical-index-mark-end text:id="IMark67081528"/><text:alphabetical-index-mark-end text:id="IMark65582760"/><text:alphabetical-index-mark-end text:id="IMark72284104"/> <text:alphabetical-index-mark-start text:id="IMark70230984"/><text:alphabetical-index-mark-start text:id="IMark46183960"/><text:alphabetical-index-mark-start text:id="IMark60695336"/><text:alphabetical-index-mark-start text:id="IMark65351240"/><text:alphabetical-index-mark-start text:id="IMark69448040"/><text:alphabetical-index-mark-start text:id="IMark46039480"/>estate<text:alphabetical-index-mark-end text:id="IMark46039480"/><text:alphabetical-index-mark-end text:id="IMark69448040"/><text:alphabetical-index-mark-end text:id="IMark65351240"/><text:alphabetical-index-mark-end text:id="IMark60695336"/><text:alphabetical-index-mark-end text:id="IMark46183960"/><text:alphabetical-index-mark-end text:id="IMark70230984"/> agents.</text:p>
      <text:p text:style-name="P48"/>
      <text:p text:style-name="P48">In more <text:alphabetical-index-mark-start text:id="IMark70599592"/><text:alphabetical-index-mark-start text:id="IMark67918888"/><text:alphabetical-index-mark-start text:id="IMark54199160"/><text:alphabetical-index-mark-start text:id="IMark68210632"/>recent<text:alphabetical-index-mark-end text:id="IMark68210632"/><text:alphabetical-index-mark-end text:id="IMark54199160"/><text:alphabetical-index-mark-end text:id="IMark67918888"/><text:alphabetical-index-mark-end text:id="IMark70599592"/> <text:alphabetical-index-mark-start text:id="IMark68151608"/><text:alphabetical-index-mark-start text:id="IMark71057928"/><text:alphabetical-index-mark-start text:id="IMark65744136"/><text:alphabetical-index-mark-start text:id="IMark70610392"/><text:alphabetical-index-mark-start text:id="IMark71115960"/><text:alphabetical-index-mark-start text:id="IMark69232072"/>time<text:alphabetical-index-mark-end text:id="IMark69232072"/><text:alphabetical-index-mark-end text:id="IMark71115960"/><text:alphabetical-index-mark-end text:id="IMark70610392"/><text:alphabetical-index-mark-end text:id="IMark65744136"/><text:alphabetical-index-mark-end text:id="IMark71057928"/><text:alphabetical-index-mark-end text:id="IMark68151608"/>s, the <text:alphabetical-index-mark-start text:id="IMark72090408"/><text:alphabetical-index-mark-start text:id="IMark61200264"/><text:alphabetical-index-mark-start text:id="IMark68434296"/><text:alphabetical-index-mark-start text:id="IMark65575560"/><text:alphabetical-index-mark-start text:id="IMark40786696"/>Bit<text:alphabetical-index-mark-start text:id="IMark67783336"/><text:alphabetical-index-mark-start text:id="IMark65830088"/><text:alphabetical-index-mark-start text:id="IMark72153432"/><text:alphabetical-index-mark-start text:id="IMark65122152"/><text:alphabetical-index-mark-start text:id="IMark65775000"/>co<text:alphabetical-index-mark-end text:id="IMark65775000"/><text:alphabetical-index-mark-end text:id="IMark65122152"/><text:alphabetical-index-mark-end text:id="IMark72153432"/><text:alphabetical-index-mark-end text:id="IMark65830088"/><text:alphabetical-index-mark-end text:id="IMark67783336"/>in<text:alphabetical-index-mark-end text:id="IMark40786696"/><text:alphabetical-index-mark-end text:id="IMark65575560"/><text:alphabetical-index-mark-end text:id="IMark68434296"/><text:alphabetical-index-mark-end text:id="IMark61200264"/><text:alphabetical-index-mark-end text:id="IMark72090408"/> has been acquiring some relevance in <text:alphabetical-index-mark-start text:id="IMark70292152"/><text:alphabetical-index-mark-start text:id="IMark68254808"/><text:alphabetical-index-mark-start text:id="IMark69445624"/><text:alphabetical-index-mark-start text:id="IMark67758120"/><text:alphabetical-index-mark-start text:id="IMark65750968"/><text:alphabetical-index-mark-start text:id="IMark68157176"/>real<text:alphabetical-index-mark-end text:id="IMark68157176"/><text:alphabetical-index-mark-end text:id="IMark65750968"/><text:alphabetical-index-mark-end text:id="IMark67758120"/><text:alphabetical-index-mark-end text:id="IMark69445624"/><text:alphabetical-index-mark-end text:id="IMark68254808"/><text:alphabetical-index-mark-end text:id="IMark70292152"/> <text:alphabetical-index-mark-start text:id="IMark72362600"/><text:alphabetical-index-mark-start text:id="IMark72155736"/><text:alphabetical-index-mark-start text:id="IMark60520664"/><text:alphabetical-index-mark-start text:id="IMark72176824"/><text:alphabetical-index-mark-start text:id="IMark66917000"/><text:alphabetical-index-mark-start text:id="IMark72162088"/>estate<text:alphabetical-index-mark-end text:id="IMark72162088"/><text:alphabetical-index-mark-end text:id="IMark66917000"/><text:alphabetical-index-mark-end text:id="IMark72176824"/><text:alphabetical-index-mark-end text:id="IMark60520664"/><text:alphabetical-index-mark-end text:id="IMark72155736"/><text:alphabetical-index-mark-end text:id="IMark72362600"/> operations in the <text:alphabetical-index-mark-start text:id="IMark72195880"/><text:alphabetical-index-mark-start text:id="IMark66253032"/><text:alphabetical-index-mark-start text:id="IMark68431448"/><text:alphabetical-index-mark-start text:id="IMark72357544"/><text:alphabetical-index-mark-start text:id="IMark68758408"/><text:alphabetical-index-mark-start text:id="IMark65187208"/><text:alphabetical-index-mark-start text:id="IMark72334664"/><text:alphabetical-index-mark-start text:id="IMark69950952"/><text:alphabetical-index-mark-start text:id="IMark66860280"/><text:alphabetical-index-mark-start text:id="IMark67318008"/><text:alphabetical-index-mark-start text:id="IMark72074856"/>co<text:alphabetical-index-mark-end text:id="IMark72074856"/><text:alphabetical-index-mark-end text:id="IMark67318008"/><text:alphabetical-index-mark-end text:id="IMark66860280"/><text:alphabetical-index-mark-end text:id="IMark69950952"/><text:alphabetical-index-mark-end text:id="IMark72334664"/>unt<text:alphabetical-index-mark-end text:id="IMark65187208"/><text:alphabetical-index-mark-end text:id="IMark68758408"/><text:alphabetical-index-mark-end text:id="IMark72357544"/><text:alphabetical-index-mark-end text:id="IMark68431448"/><text:alphabetical-index-mark-end text:id="IMark66253032"/><text:alphabetical-index-mark-end text:id="IMark72195880"/>ry. However, the <text:alphabetical-index-mark-start text:id="IMark41416888"/><text:alphabetical-index-mark-start text:id="IMark67144840"/><text:alphabetical-index-mark-start text:id="IMark68735256"/><text:alphabetical-index-mark-start text:id="IMark72365416"/>volatility<text:alphabetical-index-mark-end text:id="IMark72365416"/><text:alphabetical-index-mark-end text:id="IMark68735256"/><text:alphabetical-index-mark-end text:id="IMark67144840"/><text:alphabetical-index-mark-end text:id="IMark41416888"/> and <text:alphabetical-index-mark-start text:id="IMark41525464"/><text:alphabetical-index-mark-start text:id="IMark72349960"/><text:alphabetical-index-mark-start text:id="IMark61471656"/><text:alphabetical-index-mark-start text:id="IMark60751384"/>speculative<text:alphabetical-index-mark-end text:id="IMark60751384"/><text:alphabetical-index-mark-end text:id="IMark61471656"/><text:alphabetical-index-mark-end text:id="IMark72349960"/><text:alphabetical-index-mark-end text:id="IMark41525464"/> <text:alphabetical-index-mark-start text:id="IMark69372920"/><text:alphabetical-index-mark-start text:id="IMark72168376"/><text:alphabetical-index-mark-start text:id="IMark68109976"/><text:alphabetical-index-mark-start text:id="IMark72131992"/><text:alphabetical-index-mark-start text:id="IMark45871064"/><text:alphabetical-index-mark-start text:id="IMark67384392"/><text:alphabetical-index-mark-start text:id="IMark67386696"/><text:alphabetical-index-mark-start text:id="IMark46063576"/><text:alphabetical-index-mark-start text:id="IMark46183960"/><text:alphabetical-index-mark-start text:id="IMark70230984"/><text:alphabetical-index-mark-start text:id="IMark60695336"/>value<text:alphabetical-index-mark-end text:id="IMark60695336"/><text:alphabetical-index-mark-end text:id="IMark70230984"/><text:alphabetical-index-mark-end text:id="IMark46183960"/><text:alphabetical-index-mark-end text:id="IMark46063576"/><text:alphabetical-index-mark-end text:id="IMark67386696"/><text:alphabetical-index-mark-end text:id="IMark67384392"/><text:alphabetical-index-mark-end text:id="IMark45871064"/><text:alphabetical-index-mark-end text:id="IMark72131992"/><text:alphabetical-index-mark-end text:id="IMark68109976"/><text:alphabetical-index-mark-end text:id="IMark72168376"/><text:alphabetical-index-mark-end text:id="IMark69372920"/>s sur<text:alphabetical-index-mark-start text:id="IMark65351240"/><text:alphabetical-index-mark-start text:id="IMark69448040"/><text:alphabetical-index-mark-start text:id="IMark46039480"/><text:alphabetical-index-mark-start text:id="IMark72284104"/><text:alphabetical-index-mark-start text:id="IMark65582760"/>ro<text:alphabetical-index-mark-end text:id="IMark65582760"/><text:alphabetical-index-mark-end text:id="IMark72284104"/><text:alphabetical-index-mark-end text:id="IMark46039480"/><text:alphabetical-index-mark-end text:id="IMark69448040"/><text:alphabetical-index-mark-end text:id="IMark65351240"/>unding this crypto <text:alphabetical-index-mark-start text:id="IMark67081528"/><text:alphabetical-index-mark-start text:id="IMark61562664"/><text:alphabetical-index-mark-start text:id="IMark65564760"/><text:alphabetical-index-mark-start text:id="IMark66273352"/>currency<text:alphabetical-index-mark-end text:id="IMark66273352"/><text:alphabetical-index-mark-end text:id="IMark65564760"/><text:alphabetical-index-mark-end text:id="IMark61562664"/><text:alphabetical-index-mark-end text:id="IMark67081528"/> has put a limit to this g<text:alphabetical-index-mark-start text:id="IMark70743096"/><text:alphabetical-index-mark-start text:id="IMark68185912"/><text:alphabetical-index-mark-start text:id="IMark69547992"/><text:alphabetical-index-mark-start text:id="IMark71062952"/><text:alphabetical-index-mark-start text:id="IMark68755784"/>ro<text:alphabetical-index-mark-end text:id="IMark68755784"/><text:alphabetical-index-mark-end text:id="IMark71062952"/><text:alphabetical-index-mark-end text:id="IMark69547992"/><text:alphabetical-index-mark-end text:id="IMark68185912"/><text:alphabetical-index-mark-end text:id="IMark70743096"/>wth, at least for now.</text:p>
      <text:p text:style-name="P48"/>
      <text:p text:style-name="P48">Hence, for the purposes if this work we will stick with the US <text:alphabetical-index-mark-start text:id="IMark72222440"/><text:alphabetical-index-mark-start text:id="IMark70788216"/><text:alphabetical-index-mark-start text:id="IMark65788152"/><text:alphabetical-index-mark-start text:id="IMark72144664"/><text:alphabetical-index-mark-start text:id="IMark67287736"/>dollar<text:alphabetical-index-mark-end text:id="IMark67287736"/><text:alphabetical-index-mark-end text:id="IMark72144664"/><text:alphabetical-index-mark-end text:id="IMark65788152"/><text:alphabetical-index-mark-end text:id="IMark70788216"/><text:alphabetical-index-mark-end text:id="IMark72222440"/>.</text:p>
      <text:p text:style-name="P48"/>
      <text:p text:style-name="P48"/>
      <text:h text:style-name="Heading_20_3" text:outline-level="3"><text:bookmark-start text:name="__RefHeading___Toc3136_1246115757"/>2.3.8. <text:alphabetical-index-mark-start text:id="IMark45131800"/><text:alphabetical-index-mark-start text:id="IMark72148888"/><text:alphabetical-index-mark-start text:id="IMark65614152"/><text:alphabetical-index-mark-start text:id="IMark72324552"/><text:alphabetical-index-mark-start text:id="IMark65352616"/>RO<text:alphabetical-index-mark-end text:id="IMark65352616"/><text:alphabetical-index-mark-end text:id="IMark72324552"/><text:alphabetical-index-mark-end text:id="IMark65614152"/><text:alphabetical-index-mark-end text:id="IMark72148888"/><text:alphabetical-index-mark-end text:id="IMark45131800"/> and <text:alphabetical-index-mark-start text:id="IMark69221656"/><text:alphabetical-index-mark-start text:id="IMark66846984"/><text:alphabetical-index-mark-start text:id="IMark71576968"/><text:alphabetical-index-mark-start text:id="IMark67675352"/><text:alphabetical-index-mark-start text:id="IMark60984408"/>CO<text:alphabetical-index-mark-end text:id="IMark60984408"/><text:alphabetical-index-mark-end text:id="IMark67675352"/><text:alphabetical-index-mark-end text:id="IMark71576968"/><text:alphabetical-index-mark-end text:id="IMark66846984"/><text:alphabetical-index-mark-end text:id="IMark69221656"/> <text:alphabetical-index-mark-start text:id="IMark70421512"/><text:alphabetical-index-mark-start text:id="IMark66654008"/><text:alphabetical-index-mark-start text:id="IMark65661496"/><text:alphabetical-index-mark-start text:id="IMark72360072"/><text:alphabetical-index-mark-start text:id="IMark66762216"/><text:alphabetical-index-mark-start text:id="IMark72154776"/>p<text:alphabetical-index-mark-start text:id="IMark72146056"/><text:alphabetical-index-mark-start text:id="IMark66984120"/><text:alphabetical-index-mark-start text:id="IMark69393176"/><text:alphabetical-index-mark-start text:id="IMark70150504"/><text:alphabetical-index-mark-start text:id="IMark72136216"/>ro<text:alphabetical-index-mark-end text:id="IMark72136216"/><text:alphabetical-index-mark-end text:id="IMark70150504"/><text:alphabetical-index-mark-end text:id="IMark69393176"/><text:alphabetical-index-mark-end text:id="IMark66984120"/><text:alphabetical-index-mark-end text:id="IMark72146056"/>perties<text:alphabetical-index-mark-end text:id="IMark72154776"/><text:alphabetical-index-mark-end text:id="IMark66762216"/><text:alphabetical-index-mark-end text:id="IMark72360072"/><text:alphabetical-index-mark-end text:id="IMark65661496"/><text:alphabetical-index-mark-end text:id="IMark66654008"/><text:alphabetical-index-mark-end text:id="IMark70421512"/>.<text:bookmark-end text:name="__RefHeading___Toc3136_1246115757"/></text:h>
      <text:p text:style-name="P49"/>
      <text:p text:style-name="P49">As expressed in <text:span text:style-name="T12">[</text:span><text:span text:style-name="T16">2.1.</text:span><text:span text:style-name="T12">]</text:span>, there are some <text:alphabetical-index-mark-start text:id="IMark67762008"/><text:alphabetical-index-mark-start text:id="IMark61012568"/><text:alphabetical-index-mark-start text:id="IMark68730488"/><text:alphabetical-index-mark-start text:id="IMark69840184"/><text:alphabetical-index-mark-start text:id="IMark72193720"/><text:alphabetical-index-mark-start text:id="IMark67388616"/>p<text:alphabetical-index-mark-start text:id="IMark68047624"/><text:alphabetical-index-mark-start text:id="IMark68031352"/><text:alphabetical-index-mark-start text:id="IMark68003944"/><text:alphabetical-index-mark-start text:id="IMark70418280"/><text:alphabetical-index-mark-start text:id="IMark67021016"/>ro<text:alphabetical-index-mark-end text:id="IMark67021016"/><text:alphabetical-index-mark-end text:id="IMark70418280"/><text:alphabetical-index-mark-end text:id="IMark68003944"/><text:alphabetical-index-mark-end text:id="IMark68031352"/><text:alphabetical-index-mark-end text:id="IMark68047624"/>perties<text:alphabetical-index-mark-end text:id="IMark67388616"/><text:alphabetical-index-mark-end text:id="IMark72193720"/><text:alphabetical-index-mark-end text:id="IMark69840184"/><text:alphabetical-index-mark-end text:id="IMark68730488"/><text:alphabetical-index-mark-end text:id="IMark61012568"/><text:alphabetical-index-mark-end text:id="IMark67762008"/> classified as <text:alphabetical-index-mark-start text:id="IMark65767256"/><text:alphabetical-index-mark-start text:id="IMark60562920"/><text:alphabetical-index-mark-start text:id="IMark68417592"/><text:alphabetical-index-mark-start text:id="IMark70289848"/><text:alphabetical-index-mark-start text:id="IMark70508296"/>RO<text:alphabetical-index-mark-end text:id="IMark70508296"/><text:alphabetical-index-mark-end text:id="IMark70289848"/><text:alphabetical-index-mark-end text:id="IMark68417592"/><text:alphabetical-index-mark-end text:id="IMark60562920"/><text:alphabetical-index-mark-end text:id="IMark65767256"/> and <text:alphabetical-index-mark-start text:id="IMark72071384"/><text:alphabetical-index-mark-start text:id="IMark65892024"/><text:alphabetical-index-mark-start text:id="IMark69937944"/><text:alphabetical-index-mark-start text:id="IMark68325032"/><text:alphabetical-index-mark-start text:id="IMark72220776"/>CO<text:alphabetical-index-mark-end text:id="IMark72220776"/><text:alphabetical-index-mark-end text:id="IMark68325032"/><text:alphabetical-index-mark-end text:id="IMark69937944"/><text:alphabetical-index-mark-end text:id="IMark65892024"/><text:alphabetical-index-mark-end text:id="IMark72071384"/>. These lie outs<text:alphabetical-index-mark-start text:id="IMark65654264"/><text:alphabetical-index-mark-start text:id="IMark72088280"/><text:alphabetical-index-mark-start text:id="IMark67575320"/><text:alphabetical-index-mark-start text:id="IMark40456728"/><text:alphabetical-index-mark-start text:id="IMark72254552"/>id<text:alphabetical-index-mark-end text:id="IMark72254552"/><text:alphabetical-index-mark-end text:id="IMark40456728"/><text:alphabetical-index-mark-end text:id="IMark67575320"/><text:alphabetical-index-mark-end text:id="IMark72088280"/><text:alphabetical-index-mark-end text:id="IMark65654264"/>e the <text:alphabetical-index-mark-start text:id="IMark45133992"/><text:alphabetical-index-mark-start text:id="IMark61043256"/><text:alphabetical-index-mark-start text:id="IMark65803288"/><text:alphabetical-index-mark-start text:id="IMark65671864"/><text:alphabetical-index-mark-start text:id="IMark65480840"/><text:alphabetical-index-mark-start text:id="IMark66213400"/><text:alphabetical-index-mark-start text:id="IMark72296744"/><text:alphabetical-index-mark-start text:id="IMark69369320"/><text:alphabetical-index-mark-start text:id="IMark66508360"/><text:alphabetical-index-mark-start text:id="IMark68185912"/><text:alphabetical-index-mark-start text:id="IMark70743096"/>co<text:alphabetical-index-mark-end text:id="IMark70743096"/><text:alphabetical-index-mark-end text:id="IMark68185912"/><text:alphabetical-index-mark-end text:id="IMark66508360"/><text:alphabetical-index-mark-end text:id="IMark69369320"/><text:alphabetical-index-mark-end text:id="IMark72296744"/>mmercial<text:alphabetical-index-mark-end text:id="IMark66213400"/><text:alphabetical-index-mark-end text:id="IMark65480840"/><text:alphabetical-index-mark-end text:id="IMark65671864"/><text:alphabetical-index-mark-end text:id="IMark65803288"/><text:alphabetical-index-mark-end text:id="IMark61043256"/><text:alphabetical-index-mark-end text:id="IMark45133992"/> <text:alphabetical-index-mark-start text:id="IMark69547992"/><text:alphabetical-index-mark-start text:id="IMark71062952"/><text:alphabetical-index-mark-start text:id="IMark68755784"/><text:alphabetical-index-mark-start text:id="IMark67081528"/><text:alphabetical-index-mark-start text:id="IMark61562664"/><text:alphabetical-index-mark-start text:id="IMark65564760"/>district<text:alphabetical-index-mark-end text:id="IMark65564760"/><text:alphabetical-index-mark-end text:id="IMark61562664"/><text:alphabetical-index-mark-end text:id="IMark67081528"/><text:alphabetical-index-mark-end text:id="IMark68755784"/><text:alphabetical-index-mark-end text:id="IMark71062952"/><text:alphabetical-index-mark-end text:id="IMark69547992"/> studied but were taken as external <text:alphabetical-index-mark-start text:id="IMark66273352"/><text:alphabetical-index-mark-start text:id="IMark65351240"/><text:alphabetical-index-mark-start text:id="IMark69448040"/><text:alphabetical-index-mark-start text:id="IMark46039480"/><text:alphabetical-index-mark-start text:id="IMark72284104"/>co<text:alphabetical-index-mark-end text:id="IMark72284104"/><text:alphabetical-index-mark-end text:id="IMark46039480"/><text:alphabetical-index-mark-end text:id="IMark69448040"/><text:alphabetical-index-mark-end text:id="IMark65351240"/><text:alphabetical-index-mark-end text:id="IMark66273352"/>nt<text:alphabetical-index-mark-start text:id="IMark65582760"/><text:alphabetical-index-mark-start text:id="IMark69372920"/><text:alphabetical-index-mark-start text:id="IMark72168376"/><text:alphabetical-index-mark-start text:id="IMark68109976"/><text:alphabetical-index-mark-start text:id="IMark72131992"/>ro<text:alphabetical-index-mark-end text:id="IMark72131992"/><text:alphabetical-index-mark-end text:id="IMark68109976"/><text:alphabetical-index-mark-end text:id="IMark72168376"/><text:alphabetical-index-mark-end text:id="IMark69372920"/><text:alphabetical-index-mark-end text:id="IMark65582760"/>l references for the purposes of this <text:alphabetical-index-mark-start text:id="IMark45871064"/><text:alphabetical-index-mark-start text:id="IMark67384392"/><text:alphabetical-index-mark-start text:id="IMark67386696"/><text:alphabetical-index-mark-start text:id="IMark46063576"/><text:alphabetical-index-mark-start text:id="IMark46183960"/>study<text:alphabetical-index-mark-end text:id="IMark46183960"/><text:alphabetical-index-mark-end text:id="IMark46063576"/><text:alphabetical-index-mark-end text:id="IMark67386696"/><text:alphabetical-index-mark-end text:id="IMark67384392"/><text:alphabetical-index-mark-end text:id="IMark45871064"/>. Their <text:alphabetical-index-mark-start text:id="IMark70230984"/><text:alphabetical-index-mark-start text:id="IMark60695336"/><text:alphabetical-index-mark-start text:id="IMark41525464"/><text:alphabetical-index-mark-start text:id="IMark72349960"/><text:alphabetical-index-mark-start text:id="IMark61471656"/><text:alphabetical-index-mark-start text:id="IMark60751384"/><text:alphabetical-index-mark-start text:id="IMark41416888"/><text:alphabetical-index-mark-start text:id="IMark67144840"/><text:alphabetical-index-mark-start text:id="IMark68735256"/><text:alphabetical-index-mark-start text:id="IMark72365416"/><text:alphabetical-index-mark-start text:id="IMark72195880"/>value<text:alphabetical-index-mark-end text:id="IMark72195880"/><text:alphabetical-index-mark-end text:id="IMark72365416"/><text:alphabetical-index-mark-end text:id="IMark68735256"/><text:alphabetical-index-mark-end text:id="IMark67144840"/><text:alphabetical-index-mark-end text:id="IMark41416888"/><text:alphabetical-index-mark-end text:id="IMark60751384"/><text:alphabetical-index-mark-end text:id="IMark61471656"/><text:alphabetical-index-mark-end text:id="IMark72349960"/><text:alphabetical-index-mark-end text:id="IMark41525464"/><text:alphabetical-index-mark-end text:id="IMark60695336"/><text:alphabetical-index-mark-end text:id="IMark70230984"/>s and characteristics are not part of the <text:alphabetical-index-mark-start text:id="IMark66253032"/><text:alphabetical-index-mark-start text:id="IMark68431448"/><text:alphabetical-index-mark-start text:id="IMark72357544"/><text:alphabetical-index-mark-start text:id="IMark68758408"/><text:alphabetical-index-mark-start text:id="IMark65187208"/><text:alphabetical-index-mark-start text:id="IMark72334664"/>statistic<text:alphabetical-index-mark-end text:id="IMark72334664"/><text:alphabetical-index-mark-end text:id="IMark65187208"/><text:alphabetical-index-mark-end text:id="IMark68758408"/><text:alphabetical-index-mark-end text:id="IMark72357544"/><text:alphabetical-index-mark-end text:id="IMark68431448"/><text:alphabetical-index-mark-end text:id="IMark66253032"/> itself.</text:p>
      <text:p text:style-name="P48"/>
      <text:p text:style-name="P48"/>
      <text:h text:style-name="Heading_20_3" text:outline-level="3"><text:bookmark-start text:name="__RefHeading___Toc3138_1246115757"/>2.3.9. The effect of <text:alphabetical-index-mark-start text:id="IMark66917000"/><text:alphabetical-index-mark-start text:id="IMark70292152"/><text:alphabetical-index-mark-start text:id="IMark68254808"/><text:alphabetical-index-mark-start text:id="IMark69445624"/><text:alphabetical-index-mark-start text:id="IMark67758120"/><text:alphabetical-index-mark-start text:id="IMark65750968"/>urban<text:alphabetical-index-mark-end text:id="IMark65750968"/><text:alphabetical-index-mark-end text:id="IMark67758120"/><text:alphabetical-index-mark-end text:id="IMark69445624"/><text:alphabetical-index-mark-end text:id="IMark68254808"/><text:alphabetical-index-mark-end text:id="IMark70292152"/><text:alphabetical-index-mark-end text:id="IMark66917000"/> design.<text:bookmark-end text:name="__RefHeading___Toc3138_1246115757"/></text:h>
      <text:p text:style-name="P50"/>
      <text:p text:style-name="P50">The way in which accesses for <text:alphabetical-index-mark-start text:id="IMark61200264"/><text:alphabetical-index-mark-start text:id="IMark68434296"/><text:alphabetical-index-mark-start text:id="IMark65575560"/><text:alphabetical-index-mark-start text:id="IMark40786696"/><text:alphabetical-index-mark-start text:id="IMark67783336"/><text:alphabetical-index-mark-start text:id="IMark65830088"/>pedestrian<text:alphabetical-index-mark-end text:id="IMark65830088"/><text:alphabetical-index-mark-end text:id="IMark67783336"/><text:alphabetical-index-mark-end text:id="IMark40786696"/><text:alphabetical-index-mark-end text:id="IMark65575560"/><text:alphabetical-index-mark-end text:id="IMark68434296"/><text:alphabetical-index-mark-end text:id="IMark61200264"/>s, <text:alphabetical-index-mark-start text:id="IMark72153432"/><text:alphabetical-index-mark-start text:id="IMark65122152"/><text:alphabetical-index-mark-start text:id="IMark65775000"/><text:alphabetical-index-mark-start text:id="IMark68151608"/><text:alphabetical-index-mark-start text:id="IMark71057928"/><text:alphabetical-index-mark-start text:id="IMark65744136"/><text:alphabetical-index-mark-start text:id="IMark70610392"/><text:alphabetical-index-mark-start text:id="IMark71115960"/><text:alphabetical-index-mark-start text:id="IMark69232072"/><text:alphabetical-index-mark-start text:id="IMark70599592"/><text:alphabetical-index-mark-start text:id="IMark67918888"/><text:alphabetical-index-mark-start text:id="IMark54199160"/>bus<text:alphabetical-index-mark-end text:id="IMark54199160"/><text:alphabetical-index-mark-end text:id="IMark67918888"/><text:alphabetical-index-mark-end text:id="IMark70599592"/><text:alphabetical-index-mark-end text:id="IMark69232072"/><text:alphabetical-index-mark-end text:id="IMark71115960"/><text:alphabetical-index-mark-end text:id="IMark70610392"/><text:alphabetical-index-mark-end text:id="IMark65744136"/><text:alphabetical-index-mark-end text:id="IMark71057928"/><text:alphabetical-index-mark-end text:id="IMark68151608"/><text:alphabetical-index-mark-end text:id="IMark65775000"/><text:alphabetical-index-mark-end text:id="IMark65122152"/><text:alphabetical-index-mark-end text:id="IMark72153432"/> <text:alphabetical-index-mark-start text:id="IMark68210632"/><text:alphabetical-index-mark-start text:id="IMark72218248"/><text:alphabetical-index-mark-start text:id="IMark71914328"/><text:alphabetical-index-mark-start text:id="IMark72140440"/><text:alphabetical-index-mark-start text:id="IMark72058072"/><text:alphabetical-index-mark-start text:id="IMark70788216"/><text:alphabetical-index-mark-start text:id="IMark72222440"/><text:alphabetical-index-mark-start text:id="IMark65788152"/><text:alphabetical-index-mark-start text:id="IMark72144664"/><text:alphabetical-index-mark-start text:id="IMark67287736"/><text:alphabetical-index-mark-start text:id="IMark70590248"/><text:alphabetical-index-mark-start text:id="IMark66822584"/>stop<text:alphabetical-index-mark-end text:id="IMark66822584"/><text:alphabetical-index-mark-end text:id="IMark70590248"/><text:alphabetical-index-mark-end text:id="IMark67287736"/><text:alphabetical-index-mark-end text:id="IMark72144664"/><text:alphabetical-index-mark-end text:id="IMark65788152"/><text:alphabetical-index-mark-end text:id="IMark72222440"/><text:alphabetical-index-mark-end text:id="IMark70788216"/><text:alphabetical-index-mark-end text:id="IMark72058072"/><text:alphabetical-index-mark-end text:id="IMark72140440"/><text:alphabetical-index-mark-end text:id="IMark71914328"/><text:alphabetical-index-mark-end text:id="IMark72218248"/><text:alphabetical-index-mark-end text:id="IMark68210632"/>s, etc. are distributed also seems to have an effect of <text:alphabetical-index-mark-start text:id="IMark61202184"/><text:alphabetical-index-mark-start text:id="IMark61092168"/><text:alphabetical-index-mark-start text:id="IMark67268584"/><text:alphabetical-index-mark-start text:id="IMark61223672"/><text:alphabetical-index-mark-start text:id="IMark66654008"/><text:alphabetical-index-mark-start text:id="IMark70421512"/>pedestrian<text:alphabetical-index-mark-end text:id="IMark70421512"/><text:alphabetical-index-mark-end text:id="IMark66654008"/><text:alphabetical-index-mark-end text:id="IMark61223672"/><text:alphabetical-index-mark-end text:id="IMark67268584"/><text:alphabetical-index-mark-end text:id="IMark61092168"/><text:alphabetical-index-mark-end text:id="IMark61202184"/> transit, affecting the <text:alphabetical-index-mark-start text:id="IMark65661496"/><text:alphabetical-index-mark-start text:id="IMark72360072"/><text:alphabetical-index-mark-start text:id="IMark66762216"/><text:alphabetical-index-mark-start text:id="IMark72154776"/><text:alphabetical-index-mark-start text:id="IMark72146056"/><text:alphabetical-index-mark-start text:id="IMark66984120"/>number<text:alphabetical-index-mark-end text:id="IMark66984120"/><text:alphabetical-index-mark-end text:id="IMark72146056"/><text:alphabetical-index-mark-end text:id="IMark72154776"/><text:alphabetical-index-mark-end text:id="IMark66762216"/><text:alphabetical-index-mark-end text:id="IMark72360072"/><text:alphabetical-index-mark-end text:id="IMark65661496"/> of <text:alphabetical-index-mark-start text:id="IMark69393176"/><text:alphabetical-index-mark-start text:id="IMark70150504"/><text:alphabetical-index-mark-start text:id="IMark72136216"/><text:alphabetical-index-mark-start text:id="IMark69221656"/><text:alphabetical-index-mark-start text:id="IMark66846984"/><text:alphabetical-index-mark-start text:id="IMark71576968"/>people<text:alphabetical-index-mark-end text:id="IMark71576968"/><text:alphabetical-index-mark-end text:id="IMark66846984"/><text:alphabetical-index-mark-end text:id="IMark69221656"/><text:alphabetical-index-mark-end text:id="IMark72136216"/><text:alphabetical-index-mark-end text:id="IMark70150504"/><text:alphabetical-index-mark-end text:id="IMark69393176"/> that:</text:p>
      <text:p text:style-name="P50"/>
      <text:p text:style-name="P50"><text:soft-page-break/><text:span text:style-name="T12">2.3.9.1.</text:span> Visit each <text:alphabetical-index-mark-start text:id="IMark72148888"/><text:alphabetical-index-mark-start text:id="IMark65614152"/><text:alphabetical-index-mark-start text:id="IMark72324552"/><text:alphabetical-index-mark-start text:id="IMark65352616"/><text:alphabetical-index-mark-start text:id="IMark72327080"/><text:alphabetical-index-mark-start text:id="IMark65702328"/>street<text:alphabetical-index-mark-end text:id="IMark65702328"/><text:alphabetical-index-mark-end text:id="IMark72327080"/><text:alphabetical-index-mark-end text:id="IMark65352616"/><text:alphabetical-index-mark-end text:id="IMark72324552"/><text:alphabetical-index-mark-end text:id="IMark65614152"/><text:alphabetical-index-mark-end text:id="IMark72148888"/>. Undeni<text:alphabetical-index-mark-start text:id="IMark72352488"/><text:alphabetical-index-mark-start text:id="IMark60883144"/><text:alphabetical-index-mark-start text:id="IMark69950952"/><text:alphabetical-index-mark-start text:id="IMark66860280"/><text:alphabetical-index-mark-start text:id="IMark67318008"/>ab<text:alphabetical-index-mark-end text:id="IMark67318008"/><text:alphabetical-index-mark-end text:id="IMark66860280"/><text:alphabetical-index-mark-end text:id="IMark69950952"/><text:alphabetical-index-mark-end text:id="IMark60883144"/><text:alphabetical-index-mark-end text:id="IMark72352488"/>ly, the <text:alphabetical-index-mark-start text:id="IMark68431448"/><text:alphabetical-index-mark-start text:id="IMark66253032"/><text:alphabetical-index-mark-start text:id="IMark72357544"/><text:alphabetical-index-mark-start text:id="IMark68758408"/><text:alphabetical-index-mark-start text:id="IMark65187208"/>town<text:alphabetical-index-mark-end text:id="IMark65187208"/><text:alphabetical-index-mark-end text:id="IMark68758408"/><text:alphabetical-index-mark-end text:id="IMark72357544"/><text:alphabetical-index-mark-end text:id="IMark66253032"/><text:alphabetical-index-mark-end text:id="IMark68431448"/>’s <text:alphabetical-index-mark-start text:id="IMark72334664"/><text:alphabetical-index-mark-start text:id="IMark70230984"/><text:alphabetical-index-mark-start text:id="IMark60695336"/><text:alphabetical-index-mark-start text:id="IMark41525464"/><text:alphabetical-index-mark-start text:id="IMark72349960"/><text:alphabetical-index-mark-start text:id="IMark61471656"/>architecture<text:alphabetical-index-mark-end text:id="IMark61471656"/><text:alphabetical-index-mark-end text:id="IMark72349960"/><text:alphabetical-index-mark-end text:id="IMark41525464"/><text:alphabetical-index-mark-end text:id="IMark60695336"/><text:alphabetical-index-mark-end text:id="IMark70230984"/><text:alphabetical-index-mark-end text:id="IMark72334664"/>, good or bad, has an effect on how many <text:alphabetical-index-mark-start text:id="IMark60751384"/><text:alphabetical-index-mark-start text:id="IMark41416888"/><text:alphabetical-index-mark-start text:id="IMark67144840"/><text:alphabetical-index-mark-start text:id="IMark68735256"/><text:alphabetical-index-mark-start text:id="IMark72365416"/><text:alphabetical-index-mark-start text:id="IMark72195880"/>people<text:alphabetical-index-mark-end text:id="IMark72195880"/><text:alphabetical-index-mark-end text:id="IMark72365416"/><text:alphabetical-index-mark-end text:id="IMark68735256"/><text:alphabetical-index-mark-end text:id="IMark67144840"/><text:alphabetical-index-mark-end text:id="IMark41416888"/><text:alphabetical-index-mark-end text:id="IMark60751384"/> walk on different areas. Some places are better suited for <text:alphabetical-index-mark-start text:id="IMark45871064"/><text:alphabetical-index-mark-start text:id="IMark67384392"/><text:alphabetical-index-mark-start text:id="IMark67386696"/><text:alphabetical-index-mark-start text:id="IMark46063576"/><text:alphabetical-index-mark-start text:id="IMark46183960"/><text:alphabetical-index-mark-start text:id="IMark65582760"/>pedestrian<text:alphabetical-index-mark-end text:id="IMark65582760"/><text:alphabetical-index-mark-end text:id="IMark46183960"/><text:alphabetical-index-mark-end text:id="IMark46063576"/><text:alphabetical-index-mark-end text:id="IMark67386696"/><text:alphabetical-index-mark-end text:id="IMark67384392"/><text:alphabetical-index-mark-end text:id="IMark45871064"/>s than others on the basis of their characteristics such as <text:alphabetical-index-mark-start text:id="IMark69372920"/><text:alphabetical-index-mark-start text:id="IMark72168376"/><text:alphabetical-index-mark-start text:id="IMark68109976"/><text:alphabetical-index-mark-start text:id="IMark72131992"/><text:alphabetical-index-mark-start text:id="IMark66273352"/>vehicle<text:alphabetical-index-mark-end text:id="IMark66273352"/><text:alphabetical-index-mark-end text:id="IMark72131992"/><text:alphabetical-index-mark-end text:id="IMark68109976"/><text:alphabetical-index-mark-end text:id="IMark72168376"/><text:alphabetical-index-mark-end text:id="IMark69372920"/> <text:alphabetical-index-mark-start text:id="IMark65351240"/><text:alphabetical-index-mark-start text:id="IMark69448040"/><text:alphabetical-index-mark-start text:id="IMark46039480"/><text:alphabetical-index-mark-start text:id="IMark72284104"/>traffic<text:alphabetical-index-mark-end text:id="IMark72284104"/><text:alphabetical-index-mark-end text:id="IMark46039480"/><text:alphabetical-index-mark-end text:id="IMark69448040"/><text:alphabetical-index-mark-end text:id="IMark65351240"/>, <text:alphabetical-index-mark-start text:id="IMark69547992"/><text:alphabetical-index-mark-start text:id="IMark71062952"/><text:alphabetical-index-mark-start text:id="IMark68755784"/><text:alphabetical-index-mark-start text:id="IMark67081528"/><text:alphabetical-index-mark-start text:id="IMark61562664"/><text:alphabetical-index-mark-start text:id="IMark65564760"/>street<text:alphabetical-index-mark-end text:id="IMark65564760"/><text:alphabetical-index-mark-end text:id="IMark61562664"/><text:alphabetical-index-mark-end text:id="IMark67081528"/><text:alphabetical-index-mark-end text:id="IMark68755784"/><text:alphabetical-index-mark-end text:id="IMark71062952"/><text:alphabetical-index-mark-end text:id="IMark69547992"/> lights for c<text:alphabetical-index-mark-start text:id="IMark45133992"/><text:alphabetical-index-mark-start text:id="IMark61043256"/><text:alphabetical-index-mark-start text:id="IMark65803288"/><text:alphabetical-index-mark-start text:id="IMark65671864"/><text:alphabetical-index-mark-start text:id="IMark65480840"/>ro<text:alphabetical-index-mark-end text:id="IMark65480840"/><text:alphabetical-index-mark-end text:id="IMark65671864"/><text:alphabetical-index-mark-end text:id="IMark65803288"/><text:alphabetical-index-mark-end text:id="IMark61043256"/><text:alphabetical-index-mark-end text:id="IMark45133992"/>ssing, <text:alphabetical-index-mark-start text:id="IMark66213400"/><text:alphabetical-index-mark-start text:id="IMark72296744"/><text:alphabetical-index-mark-start text:id="IMark69369320"/><text:alphabetical-index-mark-start text:id="IMark66508360"/><text:alphabetical-index-mark-start text:id="IMark68185912"/><text:alphabetical-index-mark-start text:id="IMark70743096"/>viaduct<text:alphabetical-index-mark-end text:id="IMark70743096"/><text:alphabetical-index-mark-end text:id="IMark68185912"/><text:alphabetical-index-mark-end text:id="IMark66508360"/><text:alphabetical-index-mark-end text:id="IMark69369320"/><text:alphabetical-index-mark-end text:id="IMark72296744"/><text:alphabetical-index-mark-end text:id="IMark66213400"/>s, etc.</text:p>
      <text:p text:style-name="P50"/>
      <text:p text:style-name="P52">This <text:alphabetical-index-mark-start text:id="IMark72254552"/><text:alphabetical-index-mark-start text:id="IMark72071384"/><text:alphabetical-index-mark-start text:id="IMark65892024"/><text:alphabetical-index-mark-start text:id="IMark69937944"/><text:alphabetical-index-mark-start text:id="IMark68325032"/>study<text:alphabetical-index-mark-end text:id="IMark68325032"/><text:alphabetical-index-mark-end text:id="IMark69937944"/><text:alphabetical-index-mark-end text:id="IMark65892024"/><text:alphabetical-index-mark-end text:id="IMark72071384"/><text:alphabetical-index-mark-end text:id="IMark72254552"/> does not involve itself into the details of <text:alphabetical-index-mark-start text:id="IMark72220776"/><text:alphabetical-index-mark-start text:id="IMark65767256"/><text:alphabetical-index-mark-start text:id="IMark60562920"/><text:alphabetical-index-mark-start text:id="IMark68417592"/><text:alphabetical-index-mark-start text:id="IMark70289848"/><text:alphabetical-index-mark-start text:id="IMark70508296"/>urban<text:alphabetical-index-mark-end text:id="IMark70508296"/><text:alphabetical-index-mark-end text:id="IMark70289848"/><text:alphabetical-index-mark-end text:id="IMark68417592"/><text:alphabetical-index-mark-end text:id="IMark60562920"/><text:alphabetical-index-mark-end text:id="IMark65767256"/><text:alphabetical-index-mark-end text:id="IMark72220776"/> design except for the fact that the <text:alphabetical-index-mark-start text:id="IMark67762008"/><text:alphabetical-index-mark-start text:id="IMark61012568"/><text:alphabetical-index-mark-start text:id="IMark68730488"/><text:alphabetical-index-mark-start text:id="IMark69840184"/><text:alphabetical-index-mark-start text:id="IMark72193720"/><text:alphabetical-index-mark-start text:id="IMark67388616"/><text:alphabetical-index-mark-start text:id="IMark68047624"/><text:alphabetical-index-mark-start text:id="IMark68031352"/><text:alphabetical-index-mark-start text:id="IMark68003944"/><text:alphabetical-index-mark-start text:id="IMark70418280"/><text:alphabetical-index-mark-start text:id="IMark67021016"/>co<text:alphabetical-index-mark-end text:id="IMark67021016"/><text:alphabetical-index-mark-end text:id="IMark70418280"/><text:alphabetical-index-mark-end text:id="IMark68003944"/><text:alphabetical-index-mark-end text:id="IMark68031352"/><text:alphabetical-index-mark-end text:id="IMark68047624"/>unt<text:alphabetical-index-mark-end text:id="IMark67388616"/><text:alphabetical-index-mark-end text:id="IMark72193720"/><text:alphabetical-index-mark-end text:id="IMark69840184"/><text:alphabetical-index-mark-end text:id="IMark68730488"/><text:alphabetical-index-mark-end text:id="IMark61012568"/><text:alphabetical-index-mark-end text:id="IMark67762008"/> of <text:alphabetical-index-mark-start text:id="IMark72074856"/><text:alphabetical-index-mark-start text:id="IMark72155736"/><text:alphabetical-index-mark-start text:id="IMark72362600"/><text:alphabetical-index-mark-start text:id="IMark72176824"/><text:alphabetical-index-mark-start text:id="IMark60520664"/><text:alphabetical-index-mark-start text:id="IMark70292152"/>pedestrian<text:alphabetical-index-mark-end text:id="IMark70292152"/><text:alphabetical-index-mark-end text:id="IMark60520664"/><text:alphabetical-index-mark-end text:id="IMark72176824"/><text:alphabetical-index-mark-end text:id="IMark72362600"/><text:alphabetical-index-mark-end text:id="IMark72155736"/><text:alphabetical-index-mark-end text:id="IMark72074856"/>s on each <text:alphabetical-index-mark-start text:id="IMark66917000"/><text:alphabetical-index-mark-start text:id="IMark68254808"/><text:alphabetical-index-mark-start text:id="IMark69445624"/><text:alphabetical-index-mark-start text:id="IMark67758120"/><text:alphabetical-index-mark-start text:id="IMark65750968"/><text:alphabetical-index-mark-start text:id="IMark72162088"/>sampling<text:alphabetical-index-mark-end text:id="IMark72162088"/><text:alphabetical-index-mark-end text:id="IMark65750968"/><text:alphabetical-index-mark-end text:id="IMark67758120"/><text:alphabetical-index-mark-end text:id="IMark69445624"/><text:alphabetical-index-mark-end text:id="IMark68254808"/><text:alphabetical-index-mark-end text:id="IMark66917000"/> <text:alphabetical-index-mark-start text:id="IMark72090408"/><text:alphabetical-index-mark-start text:id="IMark68157176"/><text:alphabetical-index-mark-start text:id="IMark64953160"/><text:alphabetical-index-mark-start text:id="IMark70150504"/><text:alphabetical-index-mark-start text:id="IMark69393176"/><text:alphabetical-index-mark-start text:id="IMark72136216"/>block<text:alphabetical-index-mark-end text:id="IMark72136216"/><text:alphabetical-index-mark-end text:id="IMark69393176"/><text:alphabetical-index-mark-end text:id="IMark70150504"/><text:alphabetical-index-mark-end text:id="IMark64953160"/><text:alphabetical-index-mark-end text:id="IMark68157176"/><text:alphabetical-index-mark-end text:id="IMark72090408"/> might vary, for this, among other reasons.</text:p>
      <text:p text:style-name="P50"/>
      <text:p text:style-name="P50"/>
      <text:p text:style-name="P51"><text:span text:style-name="T12">2.3.9.2.</text:span> Walk on each s<text:alphabetical-index-mark-start text:id="IMark66762216"/><text:alphabetical-index-mark-start text:id="IMark72154776"/><text:alphabetical-index-mark-start text:id="IMark72146056"/><text:alphabetical-index-mark-start text:id="IMark66984120"/><text:alphabetical-index-mark-start text:id="IMark61202184"/>id<text:alphabetical-index-mark-end text:id="IMark61202184"/><text:alphabetical-index-mark-end text:id="IMark66984120"/><text:alphabetical-index-mark-end text:id="IMark72146056"/><text:alphabetical-index-mark-end text:id="IMark72154776"/><text:alphabetical-index-mark-end text:id="IMark66762216"/>e of some <text:alphabetical-index-mark-start text:id="IMark61092168"/><text:alphabetical-index-mark-start text:id="IMark67268584"/><text:alphabetical-index-mark-start text:id="IMark61223672"/><text:alphabetical-index-mark-start text:id="IMark66654008"/><text:alphabetical-index-mark-start text:id="IMark70421512"/><text:alphabetical-index-mark-start text:id="IMark68210632"/>street<text:alphabetical-index-mark-end text:id="IMark68210632"/><text:alphabetical-index-mark-end text:id="IMark70421512"/><text:alphabetical-index-mark-end text:id="IMark66654008"/><text:alphabetical-index-mark-end text:id="IMark61223672"/><text:alphabetical-index-mark-end text:id="IMark67268584"/><text:alphabetical-index-mark-end text:id="IMark61092168"/>s. As<text:alphabetical-index-mark-start text:id="IMark72218248"/><text:alphabetical-index-mark-start text:id="IMark71914328"/><text:alphabetical-index-mark-start text:id="IMark72140440"/><text:alphabetical-index-mark-start text:id="IMark72058072"/><text:alphabetical-index-mark-start text:id="IMark70788216"/>id<text:alphabetical-index-mark-end text:id="IMark70788216"/><text:alphabetical-index-mark-end text:id="IMark72058072"/><text:alphabetical-index-mark-end text:id="IMark72140440"/><text:alphabetical-index-mark-end text:id="IMark71914328"/><text:alphabetical-index-mark-end text:id="IMark72218248"/>e f<text:alphabetical-index-mark-start text:id="IMark72222440"/><text:alphabetical-index-mark-start text:id="IMark65788152"/><text:alphabetical-index-mark-start text:id="IMark72144664"/><text:alphabetical-index-mark-start text:id="IMark67287736"/><text:alphabetical-index-mark-start text:id="IMark70590248"/>ro<text:alphabetical-index-mark-end text:id="IMark70590248"/><text:alphabetical-index-mark-end text:id="IMark67287736"/><text:alphabetical-index-mark-end text:id="IMark72144664"/><text:alphabetical-index-mark-end text:id="IMark65788152"/><text:alphabetical-index-mark-end text:id="IMark72222440"/>m what is stated in <text:span text:style-name="T12">[2.3.9.2.]</text:span>, the characteristics of <text:alphabetical-index-mark-start text:id="IMark66822584"/><text:alphabetical-index-mark-start text:id="IMark72153432"/><text:alphabetical-index-mark-start text:id="IMark65122152"/><text:alphabetical-index-mark-start text:id="IMark65775000"/><text:alphabetical-index-mark-start text:id="IMark68151608"/><text:alphabetical-index-mark-start text:id="IMark71057928"/>urban<text:alphabetical-index-mark-end text:id="IMark71057928"/><text:alphabetical-index-mark-end text:id="IMark68151608"/><text:alphabetical-index-mark-end text:id="IMark65775000"/><text:alphabetical-index-mark-end text:id="IMark65122152"/><text:alphabetical-index-mark-end text:id="IMark72153432"/><text:alphabetical-index-mark-end text:id="IMark66822584"/> design, <text:alphabetical-index-mark-start text:id="IMark65744136"/><text:alphabetical-index-mark-start text:id="IMark70610392"/><text:alphabetical-index-mark-start text:id="IMark71115960"/><text:alphabetical-index-mark-start text:id="IMark69232072"/><text:alphabetical-index-mark-start text:id="IMark70599592"/>development<text:alphabetical-index-mark-end text:id="IMark70599592"/><text:alphabetical-index-mark-end text:id="IMark69232072"/><text:alphabetical-index-mark-end text:id="IMark71115960"/><text:alphabetical-index-mark-end text:id="IMark70610392"/><text:alphabetical-index-mark-end text:id="IMark65744136"/>, etc. influence even <text:span text:style-name="T90">how </text:span><text:alphabetical-index-mark-start text:id="IMark67918888"/><text:alphabetical-index-mark-start text:id="IMark54199160"/><text:alphabetical-index-mark-start text:id="IMark61200264"/><text:alphabetical-index-mark-start text:id="IMark68434296"/><text:alphabetical-index-mark-start text:id="IMark65575560"/><text:alphabetical-index-mark-start text:id="IMark40786696"/><text:span text:style-name="T90">people</text:span><text:alphabetical-index-mark-end text:id="IMark40786696"/><text:alphabetical-index-mark-end text:id="IMark65575560"/><text:alphabetical-index-mark-end text:id="IMark68434296"/><text:alphabetical-index-mark-end text:id="IMark61200264"/><text:alphabetical-index-mark-end text:id="IMark54199160"/><text:alphabetical-index-mark-end text:id="IMark67918888"/><text:span text:style-name="T90"> walk on one s</text:span><text:alphabetical-index-mark-start text:id="IMark67783336"/><text:alphabetical-index-mark-start text:id="IMark65830088"/><text:alphabetical-index-mark-start text:id="IMark67675352"/><text:alphabetical-index-mark-start text:id="IMark45131800"/><text:alphabetical-index-mark-start text:id="IMark60984408"/><text:span text:style-name="T90">id</text:span><text:alphabetical-index-mark-end text:id="IMark60984408"/><text:alphabetical-index-mark-end text:id="IMark45131800"/><text:alphabetical-index-mark-end text:id="IMark67675352"/><text:alphabetical-index-mark-end text:id="IMark65830088"/><text:alphabetical-index-mark-end text:id="IMark67783336"/><text:span text:style-name="T90">e or the other of some </text:span><text:alphabetical-index-mark-start text:id="IMark65654264"/><text:alphabetical-index-mark-start text:id="IMark72296744"/><text:alphabetical-index-mark-start text:id="IMark66213400"/><text:alphabetical-index-mark-start text:id="IMark69369320"/><text:alphabetical-index-mark-start text:id="IMark66508360"/><text:alphabetical-index-mark-start text:id="IMark68185912"/><text:span text:style-name="T90">street</text:span><text:alphabetical-index-mark-end text:id="IMark68185912"/><text:alphabetical-index-mark-end text:id="IMark66508360"/><text:alphabetical-index-mark-end text:id="IMark69369320"/><text:alphabetical-index-mark-end text:id="IMark66213400"/><text:alphabetical-index-mark-end text:id="IMark72296744"/><text:alphabetical-index-mark-end text:id="IMark65654264"/><text:span text:style-name="T90">s.</text:span></text:p>
      <text:p text:style-name="P51"/>
      <text:p text:style-name="P51"><text:span text:style-name="T90">This </text:span><text:alphabetical-index-mark-start text:id="IMark71062952"/><text:alphabetical-index-mark-start text:id="IMark68755784"/><text:alphabetical-index-mark-start text:id="IMark67081528"/><text:alphabetical-index-mark-start text:id="IMark61562664"/><text:alphabetical-index-mark-start text:id="IMark65564760"/><text:span text:style-name="T90">study</text:span><text:alphabetical-index-mark-end text:id="IMark65564760"/><text:alphabetical-index-mark-end text:id="IMark61562664"/><text:alphabetical-index-mark-end text:id="IMark67081528"/><text:alphabetical-index-mark-end text:id="IMark68755784"/><text:alphabetical-index-mark-end text:id="IMark71062952"/><text:span text:style-name="T90"> takes into ac</text:span><text:alphabetical-index-mark-start text:id="IMark65351240"/><text:alphabetical-index-mark-start text:id="IMark69448040"/><text:alphabetical-index-mark-start text:id="IMark46039480"/><text:alphabetical-index-mark-start text:id="IMark72284104"/><text:alphabetical-index-mark-start text:id="IMark69372920"/><text:alphabetical-index-mark-start text:id="IMark72168376"/><text:alphabetical-index-mark-start text:id="IMark68109976"/><text:alphabetical-index-mark-start text:id="IMark72131992"/><text:alphabetical-index-mark-start text:id="IMark66273352"/><text:alphabetical-index-mark-start text:id="IMark45871064"/><text:alphabetical-index-mark-start text:id="IMark67384392"/><text:span text:style-name="T90">co</text:span><text:alphabetical-index-mark-end text:id="IMark67384392"/><text:alphabetical-index-mark-end text:id="IMark45871064"/><text:alphabetical-index-mark-end text:id="IMark66273352"/><text:alphabetical-index-mark-end text:id="IMark72131992"/><text:alphabetical-index-mark-end text:id="IMark68109976"/><text:span text:style-name="T90">unt</text:span><text:alphabetical-index-mark-end text:id="IMark72168376"/><text:alphabetical-index-mark-end text:id="IMark69372920"/><text:alphabetical-index-mark-end text:id="IMark72284104"/><text:alphabetical-index-mark-end text:id="IMark46039480"/><text:alphabetical-index-mark-end text:id="IMark69448040"/><text:alphabetical-index-mark-end text:id="IMark65351240"/><text:span text:style-name="T90"> this fact but is not designed to make such differentiation. </text:span><text:alphabetical-index-mark-start text:id="IMark67386696"/><text:alphabetical-index-mark-start text:id="IMark46063576"/><text:alphabetical-index-mark-start text:id="IMark46183960"/><text:alphabetical-index-mark-start text:id="IMark65582760"/><text:alphabetical-index-mark-start text:id="IMark60751384"/><text:alphabetical-index-mark-start text:id="IMark41416888"/><text:span text:style-name="T90">Statistic</text:span><text:alphabetical-index-mark-end text:id="IMark41416888"/><text:alphabetical-index-mark-end text:id="IMark60751384"/><text:alphabetical-index-mark-end text:id="IMark65582760"/><text:alphabetical-index-mark-end text:id="IMark46183960"/><text:alphabetical-index-mark-end text:id="IMark46063576"/><text:alphabetical-index-mark-end text:id="IMark67386696"/><text:span text:style-name="T90">s on each </text:span><text:alphabetical-index-mark-start text:id="IMark67144840"/><text:alphabetical-index-mark-start text:id="IMark68735256"/><text:alphabetical-index-mark-start text:id="IMark72365416"/><text:alphabetical-index-mark-start text:id="IMark72195880"/><text:alphabetical-index-mark-start text:id="IMark72334664"/><text:alphabetical-index-mark-start text:id="IMark70230984"/><text:span text:style-name="T90">block</text:span><text:alphabetical-index-mark-end text:id="IMark70230984"/><text:alphabetical-index-mark-end text:id="IMark72334664"/><text:alphabetical-index-mark-end text:id="IMark72195880"/><text:alphabetical-index-mark-end text:id="IMark72365416"/><text:alphabetical-index-mark-end text:id="IMark68735256"/><text:alphabetical-index-mark-end text:id="IMark67144840"/><text:span text:style-name="T90"> include the sum of </text:span><text:alphabetical-index-mark-start text:id="IMark60695336"/><text:alphabetical-index-mark-start text:id="IMark41525464"/><text:alphabetical-index-mark-start text:id="IMark72349960"/><text:alphabetical-index-mark-start text:id="IMark61471656"/><text:alphabetical-index-mark-start text:id="IMark68431448"/><text:alphabetical-index-mark-start text:id="IMark66253032"/><text:span text:style-name="T90">pedestrian</text:span><text:alphabetical-index-mark-end text:id="IMark66253032"/><text:alphabetical-index-mark-end text:id="IMark68431448"/><text:alphabetical-index-mark-end text:id="IMark61471656"/><text:alphabetical-index-mark-end text:id="IMark72349960"/><text:alphabetical-index-mark-end text:id="IMark41525464"/><text:alphabetical-index-mark-end text:id="IMark60695336"/><text:span text:style-name="T90">s f</text:span><text:alphabetical-index-mark-start text:id="IMark72357544"/><text:alphabetical-index-mark-start text:id="IMark68758408"/><text:alphabetical-index-mark-start text:id="IMark65187208"/><text:alphabetical-index-mark-start text:id="IMark72352488"/><text:alphabetical-index-mark-start text:id="IMark60883144"/><text:span text:style-name="T90">ro</text:span><text:alphabetical-index-mark-end text:id="IMark60883144"/><text:alphabetical-index-mark-end text:id="IMark72352488"/><text:alphabetical-index-mark-end text:id="IMark65187208"/><text:alphabetical-index-mark-end text:id="IMark68758408"/><text:alphabetical-index-mark-end text:id="IMark72357544"/><text:span text:style-name="T90">m both s</text:span><text:alphabetical-index-mark-start text:id="IMark69950952"/><text:alphabetical-index-mark-start text:id="IMark66860280"/><text:alphabetical-index-mark-start text:id="IMark67318008"/><text:alphabetical-index-mark-start text:id="IMark72148888"/><text:alphabetical-index-mark-start text:id="IMark65614152"/><text:span text:style-name="T90">id</text:span><text:alphabetical-index-mark-end text:id="IMark65614152"/><text:alphabetical-index-mark-end text:id="IMark72148888"/><text:alphabetical-index-mark-end text:id="IMark67318008"/><text:alphabetical-index-mark-end text:id="IMark66860280"/><text:alphabetical-index-mark-end text:id="IMark69950952"/><text:span text:style-name="T90">es of each involved </text:span><text:alphabetical-index-mark-start text:id="IMark72324552"/><text:alphabetical-index-mark-start text:id="IMark65352616"/><text:alphabetical-index-mark-start text:id="IMark72327080"/><text:alphabetical-index-mark-start text:id="IMark65702328"/><text:alphabetical-index-mark-start text:id="IMark72088280"/><text:alphabetical-index-mark-start text:id="IMark40456728"/><text:span text:style-name="T90">street</text:span><text:alphabetical-index-mark-end text:id="IMark40456728"/><text:alphabetical-index-mark-end text:id="IMark72088280"/><text:alphabetical-index-mark-end text:id="IMark65702328"/><text:alphabetical-index-mark-end text:id="IMark72327080"/><text:alphabetical-index-mark-end text:id="IMark65352616"/><text:alphabetical-index-mark-end text:id="IMark72324552"/><text:span text:style-name="T90">.</text:span></text:p>
      <text:p text:style-name="P51"/>
      <text:p text:style-name="P51"/>
      <text:h text:style-name="Heading_20_3" text:outline-level="3"><text:bookmark-start text:name="__RefHeading___Toc14424_1079904243"/><text:span text:style-name="T12">2.3.10.</text:span> Weather.<text:bookmark-end text:name="__RefHeading___Toc14424_1079904243"/></text:h>
      <text:p text:style-name="P51"/>
      <text:p text:style-name="P74">Weather in this region of <text:alphabetical-index-mark-start text:id="IMark72362600"/>Argentina<text:alphabetical-index-mark-end text:id="IMark72362600"/> can reach some extremes: during the austral summer, temperatures reaching almost 40 C are not unheard of, while in winter, -10 C is not unheard of either. Severe storms, heavy rain, hail and even snow do appear, and such occurrences can influence <text:s/>the <text:alphabetical-index-mark-start text:id="IMark72176824"/>number<text:alphabetical-index-mark-end text:id="IMark72176824"/> of <text:alphabetical-index-mark-start text:id="IMark60520664"/>people<text:alphabetical-index-mark-end text:id="IMark60520664"/> on the <text:alphabetical-index-mark-start text:id="IMark70292152"/>street<text:alphabetical-index-mark-end text:id="IMark70292152"/>s.</text:p>
      <text:p text:style-name="P74"/>
      <text:p text:style-name="P74">Thus, during otherwise <text:alphabetical-index-mark-start text:id="IMark69840184"/>norm<text:alphabetical-index-mark-end text:id="IMark69840184"/>al <text:alphabetical-index-mark-start text:id="IMark72193720"/>day<text:alphabetical-index-mark-end text:id="IMark72193720"/>s in which near – <text:alphabetical-index-mark-start text:id="IMark67388616"/>average<text:alphabetical-index-mark-end text:id="IMark67388616"/> <text:alphabetical-index-mark-start text:id="IMark68047624"/>number<text:alphabetical-index-mark-end text:id="IMark68047624"/>s of <text:alphabetical-index-mark-start text:id="IMark68031352"/>pedestrian<text:alphabetical-index-mark-end text:id="IMark68031352"/>s <text:alphabetical-index-mark-start text:id="IMark68003944"/>co<text:alphabetical-index-mark-end text:id="IMark68003944"/>uld be expected, in practice, <text:alphabetical-index-mark-start text:id="IMark70418280"/>number<text:alphabetical-index-mark-end text:id="IMark70418280"/>s more similar to those of weekends or hol<text:alphabetical-index-mark-start text:id="IMark67021016"/>i<text:alphabetical-index-mark-start text:id="IMark72220776"/>d<text:alphabetical-index-mark-end text:id="IMark67021016"/>ay<text:alphabetical-index-mark-end text:id="IMark72220776"/>s be<text:alphabetical-index-mark-start text:id="IMark65767256"/>co<text:alphabetical-index-mark-end text:id="IMark65767256"/>me apparent. </text:p>
      <text:p text:style-name="P74"/>
      <text:p text:style-name="P74">And as<text:alphabetical-index-mark-start text:id="IMark70508296"/>id<text:alphabetical-index-mark-end text:id="IMark70508296"/>e f<text:alphabetical-index-mark-start text:id="IMark72254552"/>ro<text:alphabetical-index-mark-end text:id="IMark72254552"/>m that, <text:span text:style-name="T105">for whatever reason, </text:span><text:alphabetical-index-mark-start text:id="IMark72071384"/><text:span text:style-name="T105">Argentina</text:span><text:alphabetical-index-mark-end text:id="IMark72071384"/><text:span text:style-name="T105"> has a </text:span><text:alphabetical-index-mark-start text:id="IMark65892024"/><text:span text:style-name="T105">significant</text:span><text:alphabetical-index-mark-end text:id="IMark65892024"/><text:span text:style-name="T105"> </text:span><text:alphabetical-index-mark-start text:id="IMark69937944"/><text:span text:style-name="T105">number</text:span><text:alphabetical-index-mark-end text:id="IMark69937944"/><text:span text:style-name="T105"> of </text:span><text:alphabetical-index-mark-start text:id="IMark68325032"/><text:span text:style-name="T105">day</text:span><text:alphabetical-index-mark-end text:id="IMark68325032"/><text:span text:style-name="T105">s in which some event is being </text:span><text:alphabetical-index-mark-start text:id="IMark69221656"/><text:span text:style-name="T105">co</text:span><text:alphabetical-index-mark-end text:id="IMark69221656"/><text:span text:style-name="T105">mmemorated and thus, it translates into a partial or total hol</text:span><text:alphabetical-index-mark-start text:id="IMark71576968"/><text:span text:style-name="T105">i</text:span><text:alphabetical-index-mark-start text:id="IMark66846984"/><text:span text:style-name="T105">d</text:span><text:alphabetical-index-mark-end text:id="IMark71576968"/><text:span text:style-name="T105">ay</text:span><text:alphabetical-index-mark-end text:id="IMark66846984"/><text:span text:style-name="T105">, with an effect on </text:span><text:alphabetical-index-mark-start text:id="IMark72360072"/><text:span text:style-name="T105">pedestrian</text:span><text:alphabetical-index-mark-end text:id="IMark72360072"/><text:span text:style-name="T105">s and </text:span><text:alphabetical-index-mark-start text:id="IMark65661496"/><text:span text:style-name="T105">shop</text:span><text:alphabetical-index-mark-end text:id="IMark65661496"/><text:span text:style-name="T105">pers that is similar to weather – related events.</text:span></text:p>
      <text:p text:style-name="P51"/>
      <text:p text:style-name="P75">Eventual strikes by l<text:alphabetical-index-mark-start text:id="IMark72140440"/>ab<text:alphabetical-index-mark-end text:id="IMark72140440"/>or unions also take place f<text:alphabetical-index-mark-start text:id="IMark72058072"/>ro<text:alphabetical-index-mark-end text:id="IMark72058072"/>m <text:alphabetical-index-mark-start text:id="IMark70788216"/>time<text:alphabetical-index-mark-end text:id="IMark70788216"/> to <text:alphabetical-index-mark-start text:id="IMark61092168"/>time<text:alphabetical-index-mark-end text:id="IMark61092168"/> – Agentin<text:span text:style-name="T114">ea</text:span>ns, like the French <text:alphabetical-index-mark-start text:id="IMark67268584"/>people<text:alphabetical-index-mark-end text:id="IMark67268584"/> -, seem to love to go on strike or p<text:alphabetical-index-mark-start text:id="IMark61223672"/>ro<text:alphabetical-index-mark-end text:id="IMark61223672"/>test. This <text:span text:style-name="T106">usually </text:span>ac<text:alphabetical-index-mark-start text:id="IMark66654008"/><text:alphabetical-index-mark-start text:id="IMark70421512"/>co<text:alphabetical-index-mark-end text:id="IMark70421512"/>unt<text:alphabetical-index-mark-end text:id="IMark66654008"/>s for a <text:alphabetical-index-mark-start text:id="IMark68210632"/>co<text:alphabetical-index-mark-end text:id="IMark68210632"/>uple of <text:alphabetical-index-mark-start text:id="IMark66762216"/>day<text:alphabetical-index-mark-end text:id="IMark66762216"/>s each <text:alphabetical-index-mark-start text:id="IMark72154776"/>year<text:alphabetical-index-mark-end text:id="IMark72154776"/>.</text:p>
      <text:p text:style-name="P51"/>
      <text:p text:style-name="P75"><text:soft-page-break/>These <text:alphabetical-index-mark-start text:id="IMark65744136"/>ab<text:alphabetical-index-mark-end text:id="IMark65744136"/><text:alphabetical-index-mark-start text:id="IMark70610392"/>norm<text:alphabetical-index-mark-end text:id="IMark70610392"/>al <text:alphabetical-index-mark-start text:id="IMark71115960"/>day<text:alphabetical-index-mark-end text:id="IMark71115960"/>s can be noticed in the <text:alphabetical-index-mark-start text:id="IMark69232072"/>data<text:alphabetical-index-mark-end text:id="IMark69232072"/> <text:alphabetical-index-mark-start text:id="IMark70599592"/>co<text:alphabetical-index-mark-end text:id="IMark70599592"/>ntained in <text:alphabetical-index-mark-start text:id="IMark66822584"/><text:span text:style-name="T35">trf_pers</text:span><text:alphabetical-index-mark-end text:id="IMark66822584"/>: week <text:alphabetical-index-mark-start text:id="IMark72153432"/>day<text:alphabetical-index-mark-end text:id="IMark72153432"/>s with <text:alphabetical-index-mark-start text:id="IMark65122152"/>number<text:alphabetical-index-mark-end text:id="IMark65122152"/>s <text:alphabetical-index-mark-start text:id="IMark65775000"/>significant<text:alphabetical-index-mark-end text:id="IMark65775000"/>ly lower than <text:alphabetical-index-mark-start text:id="IMark68151608"/>average<text:alphabetical-index-mark-end text:id="IMark68151608"/> are associated to the <text:span text:style-name="T107">e</text:span>vents described <text:alphabetical-index-mark-start text:id="IMark71057928"/>ab<text:alphabetical-index-mark-end text:id="IMark71057928"/>ove.</text:p>
      <text:p text:style-name="P51"/>
      <text:p text:style-name="P51"/>
      <text:h text:style-name="Heading_20_3" text:outline-level="3"><text:bookmark-start text:name="__RefHeading___Toc14418_1079904243"/>2.3.11. Backups.<text:bookmark-end text:name="__RefHeading___Toc14418_1079904243"/></text:h>
      <text:p text:style-name="P82"/>
      <text:p text:style-name="P82">Remember to always keep a backups of this <text:alphabetical-index-mark-start text:id="IMark65654264"/><text:alphabetical-index-mark-start text:id="IMark72296744"/>data<text:alphabetical-index-mark-end text:id="IMark72296744"/>set<text:alphabetical-index-mark-end text:id="IMark65654264"/>. For all the power of <text:alphabetical-index-mark-start text:id="IMark66213400"/>SQL<text:alphabetical-index-mark-end text:id="IMark66213400"/>, it is rather easy to modify <text:alphabetical-index-mark-start text:id="IMark69369320"/>data<text:alphabetical-index-mark-end text:id="IMark69369320"/> in ways you do not expect whenever your <text:alphabetical-index-mark-start text:id="IMark66508360"/>SQL<text:alphabetical-index-mark-end text:id="IMark66508360"/> snippets are not tho<text:alphabetical-index-mark-start text:id="IMark68185912"/>ro<text:alphabetical-index-mark-end text:id="IMark68185912"/>ughly tested before actual practical use.</text:p>
      <text:p text:style-name="P51"/>
      <text:p text:style-name="P51"/>
      <text:h text:style-name="Heading_20_3" text:outline-level="3"><text:bookmark-start text:name="__RefHeading___Toc14414_1079904243"/>2.3.1<text:span text:style-name="T113">2</text:span>. <text:span text:style-name="T124">Methodology</text:span>.<text:bookmark-end text:name="__RefHeading___Toc14414_1079904243"/></text:h>
      <text:p text:style-name="P73"/>
      <text:p text:style-name="P73">Indeed, this <text:alphabetical-index-mark-start text:id="IMark66273352"/><text:alphabetical-index-mark-start text:id="IMark45871064"/>data<text:alphabetical-index-mark-end text:id="IMark45871064"/>set<text:alphabetical-index-mark-end text:id="IMark66273352"/> can be used regardless of my original assumptions or goals when making it, so they might be irrelevant for most users. However, for those interested <text:span text:style-name="T124">in the methodology used</text:span>, here are a <text:alphabetical-index-mark-start text:id="IMark67384392"/>co<text:alphabetical-index-mark-end text:id="IMark67384392"/>uple of things to <text:alphabetical-index-mark-start text:id="IMark65351240"/>co<text:alphabetical-index-mark-end text:id="IMark65351240"/>ns<text:alphabetical-index-mark-start text:id="IMark69448040"/>id<text:alphabetical-index-mark-end text:id="IMark69448040"/>er:</text:p>
      <text:p text:style-name="P73"/>
      <text:p text:style-name="P117">2.3.12.1. Pedestrians <text:span text:style-name="T124">in this city </text:span>conform a single market segment. The city in question has a population that is fairly homogeneous in its income, being most of its inhabitants among the low to middle - low income social and economic class. <text:span text:style-name="T124">This is the first assumption of the study, but it can be verified interpreting national census data.</text:span></text:p>
      <text:p text:style-name="P117"/>
      <text:p text:style-name="P117"><text:span text:style-name="T124">According to the said census figures, o</text:span>nly professionals and some shop owners <text:span text:style-name="T121">representing about 9.4 per cent of the inhabitants</text:span> in the city can be counted among the upper social <text:span text:style-name="T121">economic and educational </text:span>echelons<text:span text:style-name="T5">6.4.</text:span>. <text:span text:style-name="T122">Illiteracy is low, at 2.3 per cent, according to the same sources.</text:span></text:p>
      <text:p text:style-name="P116"/>
      <text:p text:style-name="P126"><text:span text:style-name="T62">According to the 2010 census – </text:span><text:span text:style-name="T66">which is the latest as of this writing -</text:span><text:span text:style-name="T62"> the city has </text:span>230.208<text:span text:style-name="T62"> inhabitants</text:span><text:span text:style-name="T7">6.4.</text:span><text:span text:style-name="T118"> </text:span><text:span text:style-name="T119">living in 56.007 homes, of which 56 per cent are homes in good conditions while the remaining 44 per cent of the total number of houses present some sort or another shortcomings. </text:span></text:p>
      <text:p text:style-name="P126"><text:span text:style-name="T120"/></text:p>
      <text:p text:style-name="P127"><text:span text:style-name="T64">By</text:span><text:span text:style-name="T62"> 2019 the number of inhabitants of the city has visibly increased, plus the presence of people from nearby towns that travel more or less frequently to Jose C. Paz to study, run errands, work, receive medical treatment, </text:span><text:span text:style-name="T63"><text:s/>also increases the</text:span><text:span text:style-name="T62"> </text:span><text:span text:style-name="T63">base on which pedestrian transit is to be measured. </text:span><text:span text:style-name="T64">Only after the data of the 2020 census the real magnitude of this increment will be known.</text:span></text:p>
      <text:p text:style-name="P127"><text:span text:style-name="T64"/></text:p>
      <text:p text:style-name="P127"><text:soft-page-break/><text:span text:style-name="T65">This means that in general, save the college – level population, the inhabitants of the city can be considered as a single social and economic group with the same buying potential as customers.</text:span></text:p>
      <text:p text:style-name="P120"/>
      <text:p text:style-name="P120"><text:span text:style-name="T123">2.3.12.2. According to </text:span><text:span text:style-name="T25">[2.3.12.1.]</text:span><text:span text:style-name="T123"> it is possible to ascertain the profitability and thus the market value of a commercial property in the city based solely on the number of pedestrians passing nearby or directly in front of the said property, since the buying power of 90.6 per cent of the population is fairly similar, while the buying power of the remaining 9.4 per cent is higher.</text:span></text:p>
      <text:p text:style-name="P120"/>
      <text:p text:style-name="P121">The second assumption, or rule, of this study is thus that based on the first rule, the more pedestrians present on one street block on average, the more valuable the commercial property is there.</text:p>
      <text:p text:style-name="P50"/>
      <text:p text:style-name="P121">2.3.12.3. Therefore, the study sought to establish:</text:p>
      <text:p text:style-name="P121"/>
      <text:p text:style-name="P122">2.3.12.3.1. The <text:span text:style-name="T128">overall </text:span>average value of commercial properties being sold in the area of interest of the study, measured in dollars per square meter of edified surface <text:span text:style-name="T128">(</text:span><text:span text:style-name="T52">Vo</text:span><text:span text:style-name="T128">)</text:span>. For this purpose, data from published real estate offers would be gathered and sorted, and then the average value per square meter of edified would be calculated.</text:p>
      <text:p text:style-name="P121"/>
      <text:p text:style-name="P121"/>
      <text:p text:style-name="P121">2.3.12.3.2. Then, for each street block of interest, average numbers of pedestrians <text:span text:style-name="T127">(</text:span><text:span text:style-name="T51">Pb</text:span><text:span text:style-name="T127">)</text:span> would be obtained by sampling those blocks on as much oc<text:span text:style-name="T125">c</text:span>asions as possible to gain statistical confidence on the results.</text:p>
      <text:p text:style-name="P121"/>
      <text:p text:style-name="P121"/>
      <text:p text:style-name="P121">2.3.12.3.3. <text:span text:style-name="T125">An average number of pedestrians for the overall zone (</text:span><text:span text:style-name="T50">Po</text:span><text:span text:style-name="T125">) would be calculated.</text:span></text:p>
      <text:p text:style-name="P121"/>
      <text:p text:style-name="P121"/>
      <text:p text:style-name="P124">2.3.12.3.4. Then, based on <text:span text:style-name="T51">Po</text:span> <text:span text:style-name="T127">as </text:span>calculated in <text:span text:style-name="T12">[</text:span><text:span text:style-name="T26">2.3.12.3.3.</text:span><text:span text:style-name="T12">]</text:span> and <text:span text:style-name="T128">the </text:span><text:span text:style-name="T52">Pb</text:span><text:span text:style-name="T128"> values for</text:span> <text:span text:style-name="T127">all and each street and block </text:span>obtained as described in <text:span text:style-name="T12">[</text:span><text:span text:style-name="T26">2.3.12.3.3.</text:span><text:span text:style-name="T12">]</text:span> <text:span text:style-name="T126">in addition</text:span> <text:span text:style-name="T128">to </text:span><text:span text:style-name="T52">Vo</text:span> as described in <text:span text:style-name="T12">[</text:span><text:span text:style-name="T26">2.3.12.3.1.</text:span><text:span text:style-name="T12">]</text:span>, <text:span text:style-name="T126">would be used to calculate the value of each square meter of property per block (</text:span><text:span text:style-name="T53">Vb</text:span><text:span text:style-name="T126">) with regards to </text:span><text:span text:style-name="T53">Vo</text:span><text:span text:style-name="T126">, depending on how much more or less pedestrians are found on each city block (</text:span><text:span text:style-name="T53">Pb</text:span><text:span text:style-name="T126">) with respect to </text:span><text:span text:style-name="T53">P</text:span><text:span text:style-name="T54">o</text:span><text:span text:style-name="T126">.</text:span></text:p>
      <text:p text:style-name="P48"/>
      <text:h text:style-name="P128" text:outline-level="1"><text:bookmark-start text:name="__RefHeading___Toc781_180202276"/>3. <text:alphabetical-index-mark-start text:id="IMark66654008"/><text:alphabetical-index-mark-start text:id="IMark45133992"/><text:alphabetical-index-mark-start text:id="IMark61202184"/><text:alphabetical-index-mark-start text:id="IMark69401464"/><text:alphabetical-index-mark-start text:id="IMark71598360"/>Development<text:alphabetical-index-mark-end text:id="IMark71598360"/><text:alphabetical-index-mark-end text:id="IMark69401464"/><text:alphabetical-index-mark-end text:id="IMark61202184"/><text:alphabetical-index-mark-end text:id="IMark45133992"/><text:alphabetical-index-mark-end text:id="IMark66654008"/>.<text:bookmark-end text:name="__RefHeading___Toc781_180202276"/></text:h>
      <text:p text:style-name="P3"/>
      <text:p text:style-name="P10">Regarding the <text:alphabetical-index-mark-start text:id="IMark71115960"/><text:alphabetical-index-mark-start text:id="IMark70610392"/><text:alphabetical-index-mark-start text:id="IMark65744136"/><text:alphabetical-index-mark-start text:id="IMark61043256"/><text:alphabetical-index-mark-start text:id="IMark68151608"/><text:alphabetical-index-mark-start text:id="IMark65775000"/><text:alphabetical-index-mark-start text:id="IMark65122152"/><text:alphabetical-index-mark-start text:id="IMark72153432"/>number<text:alphabetical-index-mark-end text:id="IMark72153432"/><text:alphabetical-index-mark-end text:id="IMark65122152"/><text:alphabetical-index-mark-end text:id="IMark65775000"/><text:alphabetical-index-mark-end text:id="IMark68151608"/><text:alphabetical-index-mark-end text:id="IMark61043256"/><text:alphabetical-index-mark-end text:id="IMark65744136"/><text:alphabetical-index-mark-end text:id="IMark70610392"/><text:alphabetical-index-mark-end text:id="IMark71115960"/>s representing <text:alphabetical-index-mark-start text:id="IMark66822584"/><text:alphabetical-index-mark-start text:id="IMark67918888"/><text:alphabetical-index-mark-start text:id="IMark54199160"/><text:alphabetical-index-mark-start text:id="IMark71057928"/><text:alphabetical-index-mark-start text:id="IMark68434296"/>customer<text:alphabetical-index-mark-end text:id="IMark68434296"/><text:alphabetical-index-mark-end text:id="IMark71057928"/><text:alphabetical-index-mark-end text:id="IMark54199160"/><text:alphabetical-index-mark-end text:id="IMark67918888"/><text:alphabetical-index-mark-end text:id="IMark66822584"/>s in the area, <text:alphabetical-index-mark-start text:id="IMark61200264"/><text:alphabetical-index-mark-start text:id="IMark40786696"/><text:alphabetical-index-mark-start text:id="IMark65575560"/><text:alphabetical-index-mark-start text:id="IMark67783336"/><text:alphabetical-index-mark-start text:id="IMark65830088"/><text:alphabetical-index-mark-start text:id="IMark67675352"/><text:alphabetical-index-mark-start text:id="IMark60984408"/><text:alphabetical-index-mark-start text:id="IMark45131800"/>data<text:alphabetical-index-mark-end text:id="IMark45131800"/><text:alphabetical-index-mark-end text:id="IMark60984408"/><text:alphabetical-index-mark-end text:id="IMark67675352"/><text:alphabetical-index-mark-end text:id="IMark65830088"/><text:alphabetical-index-mark-end text:id="IMark67783336"/><text:alphabetical-index-mark-end text:id="IMark65575560"/><text:alphabetical-index-mark-end text:id="IMark40786696"/><text:alphabetical-index-mark-end text:id="IMark61200264"/> was gathered in each <text:alphabetical-index-mark-start text:id="IMark71536008"/><text:alphabetical-index-mark-start text:id="IMark66508360"/><text:alphabetical-index-mark-start text:id="IMark68185912"/><text:alphabetical-index-mark-start text:id="IMark69369320"/><text:alphabetical-index-mark-start text:id="IMark66213400"/><text:alphabetical-index-mark-start text:id="IMark65654264"/><text:alphabetical-index-mark-start text:id="IMark72296744"/><text:alphabetical-index-mark-start text:id="IMark65671864"/>street<text:alphabetical-index-mark-end text:id="IMark65671864"/><text:alphabetical-index-mark-end text:id="IMark72296744"/><text:alphabetical-index-mark-end text:id="IMark65654264"/><text:alphabetical-index-mark-end text:id="IMark66213400"/><text:alphabetical-index-mark-end text:id="IMark69369320"/><text:alphabetical-index-mark-end text:id="IMark68185912"/><text:alphabetical-index-mark-end text:id="IMark66508360"/><text:alphabetical-index-mark-end text:id="IMark71536008"/>, f<text:alphabetical-index-mark-start text:id="IMark69547992"/><text:alphabetical-index-mark-start text:id="IMark65803288"/><text:alphabetical-index-mark-start text:id="IMark67575320"/><text:alphabetical-index-mark-start text:id="IMark65480840"/><text:alphabetical-index-mark-start text:id="IMark68755784"/>ro<text:alphabetical-index-mark-end text:id="IMark68755784"/><text:alphabetical-index-mark-end text:id="IMark65480840"/><text:alphabetical-index-mark-end text:id="IMark67575320"/><text:alphabetical-index-mark-end text:id="IMark65803288"/><text:alphabetical-index-mark-end text:id="IMark69547992"/>m each <text:alphabetical-index-mark-start text:id="IMark71062952"/><text:alphabetical-index-mark-start text:id="IMark67081528"/><text:alphabetical-index-mark-start text:id="IMark65564760"/><text:alphabetical-index-mark-start text:id="IMark61562664"/><text:alphabetical-index-mark-start text:id="IMark72131992"/><text:alphabetical-index-mark-start text:id="IMark68109976"/><text:alphabetical-index-mark-start text:id="IMark66273352"/><text:alphabetical-index-mark-start text:id="IMark45871064"/>block<text:alphabetical-index-mark-end text:id="IMark45871064"/><text:alphabetical-index-mark-end text:id="IMark66273352"/><text:alphabetical-index-mark-end text:id="IMark68109976"/><text:alphabetical-index-mark-end text:id="IMark72131992"/><text:alphabetical-index-mark-end text:id="IMark61562664"/><text:alphabetical-index-mark-end text:id="IMark65564760"/><text:alphabetical-index-mark-end text:id="IMark67081528"/><text:alphabetical-index-mark-end text:id="IMark71062952"/>, by <text:alphabetical-index-mark-start text:id="IMark46039480"/><text:alphabetical-index-mark-start text:id="IMark65351240"/><text:alphabetical-index-mark-start text:id="IMark69448040"/><text:alphabetical-index-mark-start text:id="IMark67384392"/><text:alphabetical-index-mark-start text:id="IMark69372920"/><text:alphabetical-index-mark-start text:id="IMark72284104"/><text:alphabetical-index-mark-start text:id="IMark72168376"/><text:alphabetical-index-mark-start text:id="IMark46063576"/><text:alphabetical-index-mark-start text:id="IMark67386696"/><text:alphabetical-index-mark-start text:id="IMark65582760"/><text:alphabetical-index-mark-start text:id="IMark46183960"/><text:alphabetical-index-mark-start text:id="IMark60751384"/><text:alphabetical-index-mark-start text:id="IMark41416888"/>co<text:alphabetical-index-mark-end text:id="IMark41416888"/><text:alphabetical-index-mark-end text:id="IMark60751384"/><text:alphabetical-index-mark-end text:id="IMark46183960"/><text:alphabetical-index-mark-end text:id="IMark65582760"/><text:alphabetical-index-mark-end text:id="IMark67386696"/>unt<text:alphabetical-index-mark-end text:id="IMark46063576"/><text:alphabetical-index-mark-end text:id="IMark72168376"/><text:alphabetical-index-mark-end text:id="IMark72284104"/><text:alphabetical-index-mark-end text:id="IMark69372920"/><text:alphabetical-index-mark-end text:id="IMark67384392"/><text:alphabetical-index-mark-end text:id="IMark69448040"/><text:alphabetical-index-mark-end text:id="IMark65351240"/><text:alphabetical-index-mark-end text:id="IMark46039480"/>ing the <text:alphabetical-index-mark-start text:id="IMark68735256"/><text:alphabetical-index-mark-start text:id="IMark67144840"/><text:alphabetical-index-mark-start text:id="IMark72195880"/><text:alphabetical-index-mark-start text:id="IMark72365416"/><text:alphabetical-index-mark-start text:id="IMark72334664"/><text:alphabetical-index-mark-start text:id="IMark70230984"/><text:alphabetical-index-mark-start text:id="IMark61275576"/><text:alphabetical-index-mark-start text:id="IMark60695336"/>pedestrian<text:alphabetical-index-mark-end text:id="IMark60695336"/><text:alphabetical-index-mark-end text:id="IMark61275576"/><text:alphabetical-index-mark-end text:id="IMark70230984"/><text:alphabetical-index-mark-end text:id="IMark72334664"/><text:alphabetical-index-mark-end text:id="IMark72365416"/><text:alphabetical-index-mark-end text:id="IMark72195880"/><text:alphabetical-index-mark-end text:id="IMark67144840"/><text:alphabetical-index-mark-end text:id="IMark68735256"/>s – <text:alphabetical-index-mark-start text:id="IMark41525464"/><text:alphabetical-index-mark-start text:id="IMark72349960"/><text:alphabetical-index-mark-start text:id="IMark61471656"/><text:alphabetical-index-mark-start text:id="IMark66253032"/><text:alphabetical-index-mark-start text:id="IMark68431448"/><text:alphabetical-index-mark-start text:id="IMark72357544"/><text:alphabetical-index-mark-start text:id="IMark65187208"/><text:alphabetical-index-mark-start text:id="IMark68758408"/>people<text:alphabetical-index-mark-end text:id="IMark68758408"/><text:alphabetical-index-mark-end text:id="IMark65187208"/><text:alphabetical-index-mark-end text:id="IMark72357544"/><text:alphabetical-index-mark-end text:id="IMark68431448"/><text:alphabetical-index-mark-end text:id="IMark66253032"/><text:alphabetical-index-mark-end text:id="IMark61471656"/><text:alphabetical-index-mark-end text:id="IMark72349960"/><text:alphabetical-index-mark-end text:id="IMark41525464"/> on foot, not <text:alphabetical-index-mark-start text:id="IMark72352488"/><text:alphabetical-index-mark-start text:id="IMark60883144"/><text:alphabetical-index-mark-start text:id="IMark69950952"/><text:alphabetical-index-mark-start text:id="IMark66860280"/><text:alphabetical-index-mark-start text:id="IMark67318008"/>vehicle<text:alphabetical-index-mark-end text:id="IMark67318008"/><text:alphabetical-index-mark-end text:id="IMark66860280"/><text:alphabetical-index-mark-end text:id="IMark69950952"/><text:alphabetical-index-mark-end text:id="IMark60883144"/><text:alphabetical-index-mark-end text:id="IMark72352488"/>s – passing on a period of app<text:alphabetical-index-mark-start text:id="IMark72148888"/><text:alphabetical-index-mark-start text:id="IMark68157176"/><text:alphabetical-index-mark-start text:id="IMark65614152"/><text:alphabetical-index-mark-start text:id="IMark72324552"/><text:alphabetical-index-mark-start text:id="IMark72327080"/>ro<text:alphabetical-index-mark-end text:id="IMark72327080"/><text:alphabetical-index-mark-end text:id="IMark72324552"/><text:alphabetical-index-mark-end text:id="IMark65614152"/><text:alphabetical-index-mark-end text:id="IMark68157176"/><text:alphabetical-index-mark-end text:id="IMark72148888"/>ximately one minute. <text:alphabetical-index-mark-start text:id="IMark65352616"/><text:alphabetical-index-mark-start text:id="IMark65702328"/><text:alphabetical-index-mark-start text:id="IMark40456728"/><text:alphabetical-index-mark-start text:id="IMark72088280"/><text:alphabetical-index-mark-start text:id="IMark60516568"/><text:alphabetical-index-mark-start text:id="IMark72090408"/><text:alphabetical-index-mark-start text:id="IMark64953160"/><text:alphabetical-index-mark-start text:id="IMark69393176"/>People<text:alphabetical-index-mark-end text:id="IMark69393176"/><text:alphabetical-index-mark-end text:id="IMark64953160"/><text:alphabetical-index-mark-end text:id="IMark72090408"/><text:alphabetical-index-mark-end text:id="IMark60516568"/><text:alphabetical-index-mark-end text:id="IMark72088280"/><text:alphabetical-index-mark-end text:id="IMark40456728"/><text:alphabetical-index-mark-end text:id="IMark65702328"/><text:alphabetical-index-mark-end text:id="IMark65352616"/> ins<text:alphabetical-index-mark-start text:id="IMark70150504"/><text:alphabetical-index-mark-start text:id="IMark72136216"/><text:alphabetical-index-mark-start text:id="IMark66917000"/><text:alphabetical-index-mark-start text:id="IMark68254808"/><text:alphabetical-index-mark-start text:id="IMark69445624"/>id<text:alphabetical-index-mark-end text:id="IMark69445624"/><text:alphabetical-index-mark-end text:id="IMark68254808"/><text:alphabetical-index-mark-end text:id="IMark66917000"/><text:alphabetical-index-mark-end text:id="IMark72136216"/><text:alphabetical-index-mark-end text:id="IMark70150504"/>e <text:alphabetical-index-mark-start text:id="IMark72162088"/><text:alphabetical-index-mark-start text:id="IMark67758120"/><text:alphabetical-index-mark-start text:id="IMark72155736"/><text:alphabetical-index-mark-start text:id="IMark65750968"/>shop<text:alphabetical-index-mark-end text:id="IMark65750968"/><text:alphabetical-index-mark-end text:id="IMark72155736"/><text:alphabetical-index-mark-end text:id="IMark67758120"/><text:alphabetical-index-mark-end text:id="IMark72162088"/>s or <text:alphabetical-index-mark-start text:id="IMark60520664"/><text:alphabetical-index-mark-start text:id="IMark72074856"/><text:alphabetical-index-mark-start text:id="IMark72176824"/><text:alphabetical-index-mark-start text:id="IMark70292152"/><text:alphabetical-index-mark-start text:id="IMark72362600"/><text:alphabetical-index-mark-start text:id="IMark67762008"/><text:alphabetical-index-mark-start text:id="IMark61012568"/><text:alphabetical-index-mark-start text:id="IMark68730488"/><text:alphabetical-index-mark-start text:id="IMark72220776"/><text:alphabetical-index-mark-start text:id="IMark70728200"/><text:alphabetical-index-mark-start text:id="IMark67021016"/><text:alphabetical-index-mark-start text:id="IMark65767256"/><text:alphabetical-index-mark-start text:id="IMark70418280"/><text:alphabetical-index-mark-start text:id="IMark68003944"/>build<text:alphabetical-index-mark-end text:id="IMark68003944"/><text:alphabetical-index-mark-end text:id="IMark70418280"/><text:alphabetical-index-mark-end text:id="IMark65767256"/><text:alphabetical-index-mark-end text:id="IMark67021016"/><text:alphabetical-index-mark-end text:id="IMark70728200"/><text:alphabetical-index-mark-end text:id="IMark72220776"/><text:alphabetical-index-mark-end text:id="IMark68730488"/>ing<text:alphabetical-index-mark-end text:id="IMark61012568"/><text:alphabetical-index-mark-end text:id="IMark67762008"/><text:alphabetical-index-mark-end text:id="IMark72362600"/><text:alphabetical-index-mark-end text:id="IMark70292152"/><text:alphabetical-index-mark-end text:id="IMark72176824"/><text:alphabetical-index-mark-end text:id="IMark72074856"/><text:alphabetical-index-mark-end text:id="IMark60520664"/>s were not <text:alphabetical-index-mark-start text:id="IMark68047624"/><text:alphabetical-index-mark-start text:id="IMark68031352"/><text:alphabetical-index-mark-start text:id="IMark72193720"/><text:alphabetical-index-mark-start text:id="IMark67388616"/><text:alphabetical-index-mark-start text:id="IMark60562920"/><text:alphabetical-index-mark-start text:id="IMark69840184"/><text:alphabetical-index-mark-start text:id="IMark70289848"/><text:alphabetical-index-mark-start text:id="IMark68417592"/><text:alphabetical-index-mark-start text:id="IMark70508296"/><text:alphabetical-index-mark-start text:id="IMark72254552"/><text:alphabetical-index-mark-start text:id="IMark72222440"/><text:alphabetical-index-mark-start text:id="IMark70743096"/><text:alphabetical-index-mark-start text:id="IMark65892024"/>co<text:alphabetical-index-mark-end text:id="IMark65892024"/><text:alphabetical-index-mark-end text:id="IMark70743096"/><text:alphabetical-index-mark-end text:id="IMark72222440"/><text:alphabetical-index-mark-end text:id="IMark72254552"/><text:alphabetical-index-mark-end text:id="IMark70508296"/>unt<text:alphabetical-index-mark-end text:id="IMark68417592"/><text:alphabetical-index-mark-end text:id="IMark70289848"/><text:alphabetical-index-mark-end text:id="IMark69840184"/><text:alphabetical-index-mark-end text:id="IMark60562920"/><text:alphabetical-index-mark-end text:id="IMark67388616"/><text:alphabetical-index-mark-end text:id="IMark72193720"/><text:alphabetical-index-mark-end text:id="IMark68031352"/><text:alphabetical-index-mark-end text:id="IMark68047624"/>ed.</text:p>
      <text:p text:style-name="P10"/>
      <text:p text:style-name="P10"><text:alphabetical-index-mark-start text:id="IMark65788152"/><text:alphabetical-index-mark-start text:id="IMark69221656"/><text:alphabetical-index-mark-start text:id="IMark71576968"/><text:alphabetical-index-mark-start text:id="IMark66846984"/><text:alphabetical-index-mark-start text:id="IMark72144664"/><text:alphabetical-index-mark-start text:id="IMark72360072"/><text:alphabetical-index-mark-start text:id="IMark65661496"/><text:alphabetical-index-mark-start text:id="IMark70590248"/>Data<text:alphabetical-index-mark-end text:id="IMark70590248"/><text:alphabetical-index-mark-end text:id="IMark65661496"/><text:alphabetical-index-mark-end text:id="IMark72360072"/><text:alphabetical-index-mark-end text:id="IMark72144664"/><text:alphabetical-index-mark-end text:id="IMark66846984"/><text:alphabetical-index-mark-end text:id="IMark71576968"/><text:alphabetical-index-mark-end text:id="IMark69221656"/><text:alphabetical-index-mark-end text:id="IMark65788152"/> on <text:alphabetical-index-mark-start text:id="IMark67287736"/><text:alphabetical-index-mark-start text:id="IMark71914328"/><text:alphabetical-index-mark-start text:id="IMark72218248"/><text:alphabetical-index-mark-start text:id="IMark61092168"/><text:alphabetical-index-mark-start text:id="IMark70788216"/><text:alphabetical-index-mark-start text:id="IMark72058072"/><text:alphabetical-index-mark-start text:id="IMark72140440"/><text:alphabetical-index-mark-start text:id="IMark72146056"/><text:alphabetical-index-mark-start text:id="IMark61223672"/><text:alphabetical-index-mark-start text:id="IMark67268584"/><text:alphabetical-index-mark-start text:id="IMark66762216"/><text:alphabetical-index-mark-start text:id="IMark66984120"/><text:alphabetical-index-mark-start text:id="IMark68210632"/>co<text:alphabetical-index-mark-end text:id="IMark68210632"/><text:alphabetical-index-mark-end text:id="IMark66984120"/><text:alphabetical-index-mark-end text:id="IMark66762216"/><text:alphabetical-index-mark-end text:id="IMark67268584"/><text:alphabetical-index-mark-end text:id="IMark61223672"/>mmercial<text:alphabetical-index-mark-end text:id="IMark72146056"/><text:alphabetical-index-mark-end text:id="IMark72140440"/><text:alphabetical-index-mark-end text:id="IMark72058072"/><text:alphabetical-index-mark-end text:id="IMark70788216"/><text:alphabetical-index-mark-end text:id="IMark61092168"/><text:alphabetical-index-mark-end text:id="IMark72218248"/><text:alphabetical-index-mark-end text:id="IMark71914328"/><text:alphabetical-index-mark-end text:id="IMark67287736"/> and <text:alphabetical-index-mark-start text:id="IMark72154776"/><text:alphabetical-index-mark-start text:id="IMark45133992"/><text:alphabetical-index-mark-start text:id="IMark66654008"/><text:alphabetical-index-mark-start text:id="IMark61202184"/><text:alphabetical-index-mark-start text:id="IMark69401464"/><text:alphabetical-index-mark-start text:id="IMark71598360"/><text:alphabetical-index-mark-start text:id="IMark70421512"/><text:alphabetical-index-mark-start text:id="IMark69232072"/>res<text:alphabetical-index-mark-start text:id="IMark70599592"/><text:alphabetical-index-mark-start text:id="IMark64888920"/><text:alphabetical-index-mark-start text:id="IMark71683496"/><text:alphabetical-index-mark-start text:id="IMark68031352"/><text:alphabetical-index-mark-start text:id="IMark68047624"/>id<text:alphabetical-index-mark-end text:id="IMark68047624"/><text:alphabetical-index-mark-end text:id="IMark68031352"/><text:alphabetical-index-mark-end text:id="IMark71683496"/><text:alphabetical-index-mark-end text:id="IMark64888920"/><text:alphabetical-index-mark-end text:id="IMark70599592"/>ential<text:alphabetical-index-mark-end text:id="IMark69232072"/><text:alphabetical-index-mark-end text:id="IMark70421512"/><text:alphabetical-index-mark-end text:id="IMark71598360"/><text:alphabetical-index-mark-end text:id="IMark69401464"/><text:alphabetical-index-mark-end text:id="IMark61202184"/><text:alphabetical-index-mark-end text:id="IMark66654008"/><text:alphabetical-index-mark-end text:id="IMark45133992"/><text:alphabetical-index-mark-end text:id="IMark72154776"/> <text:alphabetical-index-mark-start text:id="IMark72193720"/><text:alphabetical-index-mark-start text:id="IMark67388616"/><text:alphabetical-index-mark-start text:id="IMark60562920"/><text:alphabetical-index-mark-start text:id="IMark69840184"/><text:alphabetical-index-mark-start text:id="IMark70289848"/><text:alphabetical-index-mark-start text:id="IMark68417592"/><text:alphabetical-index-mark-start text:id="IMark70508296"/><text:alphabetical-index-mark-start text:id="IMark72254552"/><text:alphabetical-index-mark-start text:id="IMark72222440"/><text:alphabetical-index-mark-start text:id="IMark70743096"/><text:alphabetical-index-mark-start text:id="IMark65892024"/><text:alphabetical-index-mark-start text:id="IMark60520664"/>value<text:alphabetical-index-mark-end text:id="IMark60520664"/><text:alphabetical-index-mark-end text:id="IMark65892024"/><text:alphabetical-index-mark-end text:id="IMark70743096"/><text:alphabetical-index-mark-end text:id="IMark72222440"/><text:alphabetical-index-mark-end text:id="IMark72254552"/><text:alphabetical-index-mark-end text:id="IMark70508296"/><text:alphabetical-index-mark-end text:id="IMark68417592"/><text:alphabetical-index-mark-end text:id="IMark70289848"/><text:alphabetical-index-mark-end text:id="IMark69840184"/><text:alphabetical-index-mark-end text:id="IMark60562920"/><text:alphabetical-index-mark-end text:id="IMark67388616"/><text:alphabetical-index-mark-end text:id="IMark72193720"/>s in the area was obtained f<text:alphabetical-index-mark-start text:id="IMark72074856"/><text:alphabetical-index-mark-start text:id="IMark72176824"/><text:alphabetical-index-mark-start text:id="IMark70292152"/><text:alphabetical-index-mark-start text:id="IMark72362600"/><text:alphabetical-index-mark-start text:id="IMark67762008"/>ro<text:alphabetical-index-mark-end text:id="IMark67762008"/><text:alphabetical-index-mark-end text:id="IMark72362600"/><text:alphabetical-index-mark-end text:id="IMark70292152"/><text:alphabetical-index-mark-end text:id="IMark72176824"/><text:alphabetical-index-mark-end text:id="IMark72074856"/>m the <text:alphabetical-index-mark-start text:id="IMark61012568"/><text:alphabetical-index-mark-start text:id="IMark68730488"/><text:alphabetical-index-mark-start text:id="IMark72220776"/><text:alphabetical-index-mark-start text:id="IMark70728200"/><text:alphabetical-index-mark-start text:id="IMark67021016"/><text:alphabetical-index-mark-start text:id="IMark65767256"/><text:alphabetical-index-mark-start text:id="IMark70418280"/>p<text:alphabetical-index-mark-start text:id="IMark68003944"/><text:alphabetical-index-mark-start text:id="IMark72162088"/><text:alphabetical-index-mark-start text:id="IMark67758120"/><text:alphabetical-index-mark-start text:id="IMark72155736"/><text:alphabetical-index-mark-start text:id="IMark65750968"/>ro<text:alphabetical-index-mark-end text:id="IMark65750968"/><text:alphabetical-index-mark-end text:id="IMark72155736"/><text:alphabetical-index-mark-end text:id="IMark67758120"/><text:alphabetical-index-mark-end text:id="IMark72162088"/><text:alphabetical-index-mark-end text:id="IMark68003944"/>perties<text:alphabetical-index-mark-end text:id="IMark70418280"/><text:alphabetical-index-mark-end text:id="IMark65767256"/><text:alphabetical-index-mark-end text:id="IMark67021016"/><text:alphabetical-index-mark-end text:id="IMark70728200"/><text:alphabetical-index-mark-end text:id="IMark72220776"/><text:alphabetical-index-mark-end text:id="IMark68730488"/><text:alphabetical-index-mark-end text:id="IMark61012568"/> being offered <text:alphabetical-index-mark-start text:id="IMark70150504"/><text:alphabetical-index-mark-start text:id="IMark72136216"/><text:alphabetical-index-mark-start text:id="IMark66917000"/><text:alphabetical-index-mark-start text:id="IMark68254808"/><text:alphabetical-index-mark-start text:id="IMark69445624"/><text:span text:style-name="T28">public</text:span><text:alphabetical-index-mark-end text:id="IMark69445624"/><text:alphabetical-index-mark-end text:id="IMark68254808"/><text:alphabetical-index-mark-end text:id="IMark66917000"/><text:alphabetical-index-mark-end text:id="IMark72136216"/><text:alphabetical-index-mark-end text:id="IMark70150504"/><text:span text:style-name="T28">ly </text:span>for <text:alphabetical-index-mark-start text:id="IMark65352616"/><text:alphabetical-index-mark-start text:id="IMark65702328"/><text:alphabetical-index-mark-start text:id="IMark40456728"/><text:alphabetical-index-mark-start text:id="IMark72088280"/><text:alphabetical-index-mark-start text:id="IMark60516568"/>sale<text:alphabetical-index-mark-end text:id="IMark60516568"/><text:alphabetical-index-mark-end text:id="IMark72088280"/><text:alphabetical-index-mark-end text:id="IMark40456728"/><text:alphabetical-index-mark-end text:id="IMark65702328"/><text:alphabetical-index-mark-end text:id="IMark65352616"/> at the <text:alphabetical-index-mark-start text:id="IMark72090408"/><text:alphabetical-index-mark-start text:id="IMark64953160"/><text:alphabetical-index-mark-start text:id="IMark69393176"/><text:alphabetical-index-mark-start text:id="IMark72148888"/><text:alphabetical-index-mark-start text:id="IMark68157176"/><text:alphabetical-index-mark-start text:id="IMark65614152"/><text:alphabetical-index-mark-start text:id="IMark72324552"/>time<text:alphabetical-index-mark-end text:id="IMark72324552"/><text:alphabetical-index-mark-end text:id="IMark65614152"/><text:alphabetical-index-mark-end text:id="IMark68157176"/><text:alphabetical-index-mark-end text:id="IMark72148888"/><text:alphabetical-index-mark-end text:id="IMark69393176"/><text:alphabetical-index-mark-end text:id="IMark64953160"/><text:alphabetical-index-mark-end text:id="IMark72090408"/>.</text:p>
      <text:p text:style-name="P10"/>
      <text:p text:style-name="P15">In order to better pinpoint the date and <text:alphabetical-index-mark-start text:id="IMark69950952"/><text:alphabetical-index-mark-start text:id="IMark66860280"/><text:alphabetical-index-mark-start text:id="IMark67318008"/><text:alphabetical-index-mark-start text:id="IMark41525464"/><text:alphabetical-index-mark-start text:id="IMark72349960"/><text:alphabetical-index-mark-start text:id="IMark61471656"/><text:alphabetical-index-mark-start text:id="IMark66253032"/>time<text:alphabetical-index-mark-end text:id="IMark66253032"/><text:alphabetical-index-mark-end text:id="IMark61471656"/><text:alphabetical-index-mark-end text:id="IMark72349960"/><text:alphabetical-index-mark-end text:id="IMark41525464"/><text:alphabetical-index-mark-end text:id="IMark67318008"/><text:alphabetical-index-mark-end text:id="IMark66860280"/><text:alphabetical-index-mark-end text:id="IMark69950952"/> in which <text:alphabetical-index-mark-start text:id="IMark68431448"/><text:alphabetical-index-mark-start text:id="IMark72357544"/><text:alphabetical-index-mark-start text:id="IMark65187208"/><text:alphabetical-index-mark-start text:id="IMark68758408"/><text:alphabetical-index-mark-start text:id="IMark68735256"/><text:alphabetical-index-mark-start text:id="IMark67144840"/><text:alphabetical-index-mark-start text:id="IMark72195880"/><text:alphabetical-index-mark-start text:id="IMark72365416"/>data<text:alphabetical-index-mark-end text:id="IMark72365416"/><text:alphabetical-index-mark-end text:id="IMark72195880"/><text:alphabetical-index-mark-end text:id="IMark67144840"/><text:alphabetical-index-mark-end text:id="IMark68735256"/><text:alphabetical-index-mark-end text:id="IMark68758408"/><text:alphabetical-index-mark-end text:id="IMark65187208"/><text:alphabetical-index-mark-end text:id="IMark72357544"/><text:alphabetical-index-mark-end text:id="IMark68431448"/> was added to the <text:alphabetical-index-mark-start text:id="IMark72334664"/><text:alphabetical-index-mark-start text:id="IMark70230984"/><text:alphabetical-index-mark-start text:id="IMark61275576"/><text:alphabetical-index-mark-start text:id="IMark60695336"/><text:alphabetical-index-mark-start text:id="IMark46039480"/><text:alphabetical-index-mark-start text:id="IMark65351240"/><text:alphabetical-index-mark-start text:id="IMark69448040"/><text:alphabetical-index-mark-start text:id="IMark67384392"/>dat<text:alphabetical-index-mark-start text:id="IMark69372920"/><text:alphabetical-index-mark-start text:id="IMark72284104"/><text:alphabetical-index-mark-start text:id="IMark72168376"/><text:alphabetical-index-mark-start text:id="IMark46063576"/><text:alphabetical-index-mark-start text:id="IMark67386696"/>a<text:alphabetical-index-mark-end text:id="IMark67384392"/><text:alphabetical-index-mark-end text:id="IMark69448040"/><text:alphabetical-index-mark-end text:id="IMark65351240"/><text:alphabetical-index-mark-end text:id="IMark46039480"/><text:alphabetical-index-mark-end text:id="IMark60695336"/><text:alphabetical-index-mark-end text:id="IMark61275576"/><text:alphabetical-index-mark-end text:id="IMark70230984"/><text:alphabetical-index-mark-end text:id="IMark72334664"/>b<text:alphabetical-index-mark-end text:id="IMark67386696"/><text:alphabetical-index-mark-end text:id="IMark46063576"/><text:alphabetical-index-mark-end text:id="IMark72168376"/><text:alphabetical-index-mark-end text:id="IMark72284104"/><text:alphabetical-index-mark-end text:id="IMark69372920"/>ase, each re<text:alphabetical-index-mark-start text:id="IMark65582760"/><text:alphabetical-index-mark-start text:id="IMark46183960"/><text:alphabetical-index-mark-start text:id="IMark60751384"/><text:alphabetical-index-mark-start text:id="IMark41416888"/><text:alphabetical-index-mark-start text:id="IMark71062952"/>co<text:alphabetical-index-mark-end text:id="IMark71062952"/><text:alphabetical-index-mark-end text:id="IMark41416888"/><text:alphabetical-index-mark-end text:id="IMark60751384"/><text:alphabetical-index-mark-end text:id="IMark46183960"/><text:alphabetical-index-mark-end text:id="IMark65582760"/>rd was p<text:alphabetical-index-mark-start text:id="IMark67081528"/><text:alphabetical-index-mark-start text:id="IMark65564760"/><text:alphabetical-index-mark-start text:id="IMark61562664"/><text:alphabetical-index-mark-start text:id="IMark72131992"/><text:alphabetical-index-mark-start text:id="IMark68109976"/>ro<text:alphabetical-index-mark-end text:id="IMark68109976"/><text:alphabetical-index-mark-end text:id="IMark72131992"/><text:alphabetical-index-mark-end text:id="IMark61562664"/><text:alphabetical-index-mark-end text:id="IMark65564760"/><text:alphabetical-index-mark-end text:id="IMark67081528"/>v<text:alphabetical-index-mark-start text:id="IMark66273352"/><text:alphabetical-index-mark-start text:id="IMark45871064"/><text:alphabetical-index-mark-start text:id="IMark69547992"/><text:alphabetical-index-mark-start text:id="IMark65803288"/><text:alphabetical-index-mark-start text:id="IMark67575320"/>id<text:alphabetical-index-mark-end text:id="IMark67575320"/><text:alphabetical-index-mark-end text:id="IMark65803288"/><text:alphabetical-index-mark-end text:id="IMark69547992"/><text:alphabetical-index-mark-end text:id="IMark45871064"/><text:alphabetical-index-mark-end text:id="IMark66273352"/>ed with a <text:alphabetical-index-mark-start text:id="IMark65480840"/><text:alphabetical-index-mark-start text:id="IMark68755784"/><text:alphabetical-index-mark-start text:id="IMark71536008"/><text:alphabetical-index-mark-start text:id="IMark66508360"/><text:alphabetical-index-mark-start text:id="IMark68185912"/><text:alphabetical-index-mark-start text:id="IMark69369320"/><text:alphabetical-index-mark-start text:id="IMark66213400"/>time<text:alphabetical-index-mark-end text:id="IMark66213400"/><text:alphabetical-index-mark-end text:id="IMark69369320"/><text:alphabetical-index-mark-end text:id="IMark68185912"/><text:alphabetical-index-mark-end text:id="IMark66508360"/><text:alphabetical-index-mark-end text:id="IMark71536008"/><text:alphabetical-index-mark-end text:id="IMark68755784"/><text:alphabetical-index-mark-end text:id="IMark65480840"/> <text:alphabetical-index-mark-start text:id="IMark65654264"/><text:alphabetical-index-mark-start text:id="IMark72296744"/><text:alphabetical-index-mark-start text:id="IMark65671864"/><text:alphabetical-index-mark-start text:id="IMark61200264"/>stamp<text:alphabetical-index-mark-end text:id="IMark61200264"/><text:alphabetical-index-mark-end text:id="IMark65671864"/><text:alphabetical-index-mark-end text:id="IMark72296744"/><text:alphabetical-index-mark-end text:id="IMark65654264"/> field.</text:p>
      <text:p text:style-name="P15"/>
      <text:p text:style-name="P15"/>
      <text:p text:style-name="P10"/>
      <text:p text:style-name="P3"/>
      <text:p text:style-name="P3"/>
      <text:h text:style-name="P128" text:outline-level="1"><text:bookmark-start text:name="__RefHeading___Toc783_180202276"/>4. <text:alphabetical-index-mark-start text:id="IMark68434296"/><text:alphabetical-index-mark-start text:id="IMark70610392"/><text:alphabetical-index-mark-start text:id="IMark65744136"/><text:alphabetical-index-mark-start text:id="IMark61043256"/>Structure<text:alphabetical-index-mark-end text:id="IMark61043256"/><text:alphabetical-index-mark-end text:id="IMark65744136"/><text:alphabetical-index-mark-end text:id="IMark70610392"/><text:alphabetical-index-mark-end text:id="IMark68434296"/> and <text:alphabetical-index-mark-start text:id="IMark68151608"/><text:alphabetical-index-mark-start text:id="IMark65775000"/><text:alphabetical-index-mark-start text:id="IMark65122152"/><text:alphabetical-index-mark-start text:id="IMark72153432"/><text:alphabetical-index-mark-start text:id="IMark72071384"/><text:alphabetical-index-mark-start text:id="IMark68325032"/><text:alphabetical-index-mark-start text:id="IMark69937944"/><text:alphabetical-index-mark-start text:id="IMark61012568"/>data<text:alphabetical-index-mark-end text:id="IMark61012568"/><text:alphabetical-index-mark-end text:id="IMark69937944"/><text:alphabetical-index-mark-end text:id="IMark68325032"/><text:alphabetical-index-mark-end text:id="IMark72071384"/><text:alphabetical-index-mark-end text:id="IMark72153432"/><text:alphabetical-index-mark-end text:id="IMark65122152"/><text:alphabetical-index-mark-end text:id="IMark65775000"/><text:alphabetical-index-mark-end text:id="IMark68151608"/>.<text:bookmark-end text:name="__RefHeading___Toc783_180202276"/></text:h>
      <text:p text:style-name="P3"/>
      <text:p text:style-name="P53">This section should be <text:alphabetical-index-mark-start text:id="IMark70728200"/><text:alphabetical-index-mark-start text:id="IMark67021016"/><text:alphabetical-index-mark-start text:id="IMark65767256"/><text:alphabetical-index-mark-start text:id="IMark70418280"/><text:alphabetical-index-mark-start text:id="IMark68003944"/>co<text:alphabetical-index-mark-end text:id="IMark68003944"/><text:alphabetical-index-mark-end text:id="IMark70418280"/><text:alphabetical-index-mark-end text:id="IMark65767256"/><text:alphabetical-index-mark-end text:id="IMark67021016"/><text:alphabetical-index-mark-end text:id="IMark70728200"/>ns<text:alphabetical-index-mark-start text:id="IMark72162088"/><text:alphabetical-index-mark-start text:id="IMark67758120"/><text:alphabetical-index-mark-start text:id="IMark72155736"/><text:alphabetical-index-mark-start text:id="IMark65750968"/><text:alphabetical-index-mark-start text:id="IMark72074856"/>id<text:alphabetical-index-mark-end text:id="IMark72074856"/><text:alphabetical-index-mark-end text:id="IMark65750968"/><text:alphabetical-index-mark-end text:id="IMark72155736"/><text:alphabetical-index-mark-end text:id="IMark67758120"/><text:alphabetical-index-mark-end text:id="IMark72162088"/>ered as the <text:alphabetical-index-mark-start text:id="IMark72176824"/><text:alphabetical-index-mark-start text:id="IMark70292152"/><text:alphabetical-index-mark-start text:id="IMark72362600"/><text:alphabetical-index-mark-start text:id="IMark67762008"/><text:alphabetical-index-mark-start text:id="IMark72193720"/><text:alphabetical-index-mark-start text:id="IMark67388616"/>data<text:alphabetical-index-mark-end text:id="IMark67388616"/><text:alphabetical-index-mark-end text:id="IMark72193720"/><text:alphabetical-index-mark-end text:id="IMark67762008"/><text:alphabetical-index-mark-end text:id="IMark72362600"/><text:alphabetical-index-mark-end text:id="IMark70292152"/><text:alphabetical-index-mark-end text:id="IMark72176824"/> <text:alphabetical-index-mark-start text:id="IMark60562920"/><text:alphabetical-index-mark-start text:id="IMark69840184"/><text:alphabetical-index-mark-start text:id="IMark70289848"/><text:alphabetical-index-mark-start text:id="IMark68417592"/><text:alphabetical-index-mark-start text:id="IMark70508296"/><text:alphabetical-index-mark-start text:id="IMark72254552"/>dictionary<text:alphabetical-index-mark-end text:id="IMark72254552"/><text:alphabetical-index-mark-end text:id="IMark70508296"/><text:alphabetical-index-mark-end text:id="IMark68417592"/><text:alphabetical-index-mark-end text:id="IMark70289848"/><text:alphabetical-index-mark-end text:id="IMark69840184"/><text:alphabetical-index-mark-end text:id="IMark60562920"/> of the <text:alphabetical-index-mark-start text:id="IMark72222440"/><text:alphabetical-index-mark-start text:id="IMark70743096"/><text:alphabetical-index-mark-start text:id="IMark65892024"/><text:alphabetical-index-mark-start text:id="IMark60520664"/><text:alphabetical-index-mark-start text:id="IMark72154776"/><text:alphabetical-index-mark-start text:id="IMark45133992"/>dat<text:alphabetical-index-mark-start text:id="IMark66654008"/><text:alphabetical-index-mark-start text:id="IMark61202184"/><text:alphabetical-index-mark-start text:id="IMark69401464"/><text:alphabetical-index-mark-start text:id="IMark71598360"/><text:alphabetical-index-mark-start text:id="IMark70421512"/>a<text:alphabetical-index-mark-end text:id="IMark45133992"/><text:alphabetical-index-mark-end text:id="IMark72154776"/><text:alphabetical-index-mark-end text:id="IMark60520664"/><text:alphabetical-index-mark-end text:id="IMark65892024"/><text:alphabetical-index-mark-end text:id="IMark70743096"/><text:alphabetical-index-mark-end text:id="IMark72222440"/>b<text:alphabetical-index-mark-end text:id="IMark70421512"/><text:alphabetical-index-mark-end text:id="IMark71598360"/><text:alphabetical-index-mark-end text:id="IMark69401464"/><text:alphabetical-index-mark-end text:id="IMark61202184"/><text:alphabetical-index-mark-end text:id="IMark66654008"/>ase.</text:p>
      <text:p text:style-name="P3"/>
      <text:h text:style-name="Heading_20_2" text:outline-level="2"><text:bookmark-start text:name="__RefHeading___Toc3184_309449435"/>4.1 <text:alphabetical-index-mark-start text:id="IMark71683496"/><text:alphabetical-index-mark-start text:id="IMark68047624"/><text:alphabetical-index-mark-start text:id="IMark67287736"/><text:alphabetical-index-mark-start text:id="IMark71914328"/><text:alphabetical-index-mark-start text:id="IMark72218248"/><text:alphabetical-index-mark-start text:id="IMark61092168"/><text:alphabetical-index-mark-start text:id="IMark70788216"/><text:alphabetical-index-mark-start text:id="IMark72058072"/>Data<text:alphabetical-index-mark-end text:id="IMark72058072"/><text:alphabetical-index-mark-end text:id="IMark70788216"/><text:alphabetical-index-mark-end text:id="IMark61092168"/><text:alphabetical-index-mark-end text:id="IMark72218248"/><text:alphabetical-index-mark-end text:id="IMark71914328"/><text:alphabetical-index-mark-end text:id="IMark67287736"/><text:alphabetical-index-mark-end text:id="IMark68047624"/><text:alphabetical-index-mark-end text:id="IMark71683496"/> t<text:alphabetical-index-mark-start text:id="IMark72140440"/><text:alphabetical-index-mark-start text:id="IMark72146056"/><text:alphabetical-index-mark-start text:id="IMark61223672"/><text:alphabetical-index-mark-start text:id="IMark67268584"/><text:alphabetical-index-mark-start text:id="IMark66762216"/>ab<text:alphabetical-index-mark-end text:id="IMark66762216"/><text:alphabetical-index-mark-end text:id="IMark67268584"/><text:alphabetical-index-mark-end text:id="IMark61223672"/><text:alphabetical-index-mark-end text:id="IMark72146056"/><text:alphabetical-index-mark-end text:id="IMark72140440"/>les <text:span text:style-name="T34">in the </text:span><text:alphabetical-index-mark-start text:id="IMark66984120"/><text:alphabetical-index-mark-start text:id="IMark68210632"/><text:alphabetical-index-mark-start text:id="IMark65788152"/><text:alphabetical-index-mark-start text:id="IMark69221656"/><text:alphabetical-index-mark-start text:id="IMark71576968"/><text:alphabetical-index-mark-start text:id="IMark66846984"/><text:alphabetical-index-mark-start text:id="IMark72144664"/><text:alphabetical-index-mark-start text:id="IMark72360072"/><text:alphabetical-index-mark-start text:id="IMark65661496"/><text:alphabetical-index-mark-start text:id="IMark70590248"/><text:alphabetical-index-mark-start text:id="IMark72327080"/><text:alphabetical-index-mark-start text:id="IMark70150504"/><text:alphabetical-index-mark-start text:id="IMark72136216"/><text:alphabetical-index-mark-start text:id="IMark66917000"/><text:alphabetical-index-mark-start text:id="IMark68254808"/><text:alphabetical-index-mark-start text:id="IMark69445624"/><text:span text:style-name="T34">data</text:span><text:alphabetical-index-mark-end text:id="IMark69445624"/><text:alphabetical-index-mark-end text:id="IMark68254808"/><text:alphabetical-index-mark-end text:id="IMark66917000"/><text:alphabetical-index-mark-end text:id="IMark72136216"/><text:alphabetical-index-mark-end text:id="IMark70150504"/><text:alphabetical-index-mark-end text:id="IMark72327080"/><text:alphabetical-index-mark-end text:id="IMark70590248"/><text:alphabetical-index-mark-end text:id="IMark65661496"/><text:span text:style-name="T34">set</text:span><text:alphabetical-index-mark-end text:id="IMark72360072"/><text:alphabetical-index-mark-end text:id="IMark72144664"/><text:alphabetical-index-mark-end text:id="IMark66846984"/><text:alphabetical-index-mark-end text:id="IMark71576968"/><text:alphabetical-index-mark-end text:id="IMark69221656"/><text:alphabetical-index-mark-end text:id="IMark65788152"/><text:alphabetical-index-mark-end text:id="IMark68210632"/><text:alphabetical-index-mark-end text:id="IMark66984120"/>.<text:bookmark-end text:name="__RefHeading___Toc3184_309449435"/></text:h>
      <text:p text:style-name="P12"/>
      <text:h text:style-name="Heading_20_3" text:outline-level="3"><text:bookmark-start text:name="__RefHeading___Toc3186_309449435"/>4.1.1. <text:alphabetical-index-mark-start text:id="IMark69393176"/><text:alphabetical-index-mark-start text:id="IMark68157176"/><text:alphabetical-index-mark-start text:id="IMark65614152"/><text:alphabetical-index-mark-start text:id="IMark72324552"/><text:alphabetical-index-mark-start text:id="IMark65352616"/><text:alphabetical-index-mark-start text:id="IMark65702328"/><text:alphabetical-index-mark-start text:id="IMark40456728"/><text:alphabetical-index-mark-start text:id="IMark72088280"/><text:span text:style-name="T35">trf_pers</text:span><text:bookmark-end text:name="__RefHeading___Toc3186_309449435"/><text:alphabetical-index-mark-end text:id="IMark72088280"/><text:alphabetical-index-mark-end text:id="IMark40456728"/><text:alphabetical-index-mark-end text:id="IMark65702328"/><text:alphabetical-index-mark-end text:id="IMark65352616"/><text:alphabetical-index-mark-end text:id="IMark72324552"/><text:alphabetical-index-mark-end text:id="IMark65614152"/><text:alphabetical-index-mark-end text:id="IMark68157176"/><text:alphabetical-index-mark-end text:id="IMark69393176"/></text:h>
      <text:p text:style-name="P32"/>
      <text:p text:style-name="P32">This t<text:alphabetical-index-mark-start text:id="IMark72296744"/><text:alphabetical-index-mark-start text:id="IMark65654264"/><text:alphabetical-index-mark-start text:id="IMark65671864"/><text:alphabetical-index-mark-start text:id="IMark61200264"/><text:alphabetical-index-mark-start text:id="IMark65480840"/>ab<text:alphabetical-index-mark-end text:id="IMark65480840"/><text:alphabetical-index-mark-end text:id="IMark61200264"/><text:alphabetical-index-mark-end text:id="IMark65671864"/><text:alphabetical-index-mark-end text:id="IMark65654264"/><text:alphabetical-index-mark-end text:id="IMark72296744"/>le <text:alphabetical-index-mark-start text:id="IMark68755784"/><text:alphabetical-index-mark-start text:id="IMark71536008"/><text:alphabetical-index-mark-start text:id="IMark66508360"/><text:alphabetical-index-mark-start text:id="IMark68185912"/><text:alphabetical-index-mark-start text:id="IMark69369320"/>co<text:alphabetical-index-mark-end text:id="IMark69369320"/><text:alphabetical-index-mark-end text:id="IMark68185912"/><text:alphabetical-index-mark-end text:id="IMark66508360"/><text:alphabetical-index-mark-end text:id="IMark71536008"/><text:alphabetical-index-mark-end text:id="IMark68755784"/>ntains <text:alphabetical-index-mark-start text:id="IMark66213400"/><text:alphabetical-index-mark-start text:id="IMark66273352"/><text:alphabetical-index-mark-start text:id="IMark45871064"/><text:alphabetical-index-mark-start text:id="IMark69547992"/><text:alphabetical-index-mark-start text:id="IMark65803288"/><text:alphabetical-index-mark-start text:id="IMark67575320"/><text:alphabetical-index-mark-start text:id="IMark67081528"/><text:alphabetical-index-mark-start text:id="IMark65564760"/>data<text:alphabetical-index-mark-end text:id="IMark65564760"/><text:alphabetical-index-mark-end text:id="IMark67081528"/><text:alphabetical-index-mark-end text:id="IMark67575320"/><text:alphabetical-index-mark-end text:id="IMark65803288"/><text:alphabetical-index-mark-end text:id="IMark69547992"/><text:alphabetical-index-mark-end text:id="IMark45871064"/><text:alphabetical-index-mark-end text:id="IMark66273352"/><text:alphabetical-index-mark-end text:id="IMark66213400"/> regarding the <text:alphabetical-index-mark-start text:id="IMark61562664"/><text:alphabetical-index-mark-start text:id="IMark72131992"/><text:alphabetical-index-mark-start text:id="IMark68109976"/><text:alphabetical-index-mark-start text:id="IMark65582760"/><text:alphabetical-index-mark-start text:id="IMark46183960"/><text:alphabetical-index-mark-start text:id="IMark60751384"/><text:alphabetical-index-mark-start text:id="IMark41416888"/><text:alphabetical-index-mark-start text:id="IMark71062952"/>number<text:alphabetical-index-mark-end text:id="IMark71062952"/><text:alphabetical-index-mark-end text:id="IMark41416888"/><text:alphabetical-index-mark-end text:id="IMark60751384"/><text:alphabetical-index-mark-end text:id="IMark46183960"/><text:alphabetical-index-mark-end text:id="IMark65582760"/><text:alphabetical-index-mark-end text:id="IMark68109976"/><text:alphabetical-index-mark-end text:id="IMark72131992"/><text:alphabetical-index-mark-end text:id="IMark61562664"/> of persons measured on each <text:alphabetical-index-mark-start text:id="IMark69372920"/><text:alphabetical-index-mark-start text:id="IMark72284104"/><text:alphabetical-index-mark-start text:id="IMark72168376"/><text:alphabetical-index-mark-start text:id="IMark46063576"/><text:alphabetical-index-mark-start text:id="IMark67386696"/><text:alphabetical-index-mark-start text:id="IMark72334664"/><text:alphabetical-index-mark-start text:id="IMark70230984"/><text:alphabetical-index-mark-start text:id="IMark61275576"/>street<text:alphabetical-index-mark-end text:id="IMark61275576"/><text:alphabetical-index-mark-end text:id="IMark70230984"/><text:alphabetical-index-mark-end text:id="IMark72334664"/><text:alphabetical-index-mark-end text:id="IMark67386696"/><text:alphabetical-index-mark-end text:id="IMark46063576"/><text:alphabetical-index-mark-end text:id="IMark72168376"/><text:alphabetical-index-mark-end text:id="IMark72284104"/><text:alphabetical-index-mark-end text:id="IMark69372920"/> <text:alphabetical-index-mark-start text:id="IMark60695336"/><text:alphabetical-index-mark-start text:id="IMark46039480"/><text:alphabetical-index-mark-start text:id="IMark65351240"/><text:alphabetical-index-mark-start text:id="IMark69448040"/><text:alphabetical-index-mark-start text:id="IMark67384392"/><text:alphabetical-index-mark-start text:id="IMark68431448"/><text:alphabetical-index-mark-start text:id="IMark72357544"/><text:alphabetical-index-mark-start text:id="IMark65187208"/>block<text:alphabetical-index-mark-end text:id="IMark65187208"/><text:alphabetical-index-mark-end text:id="IMark72357544"/><text:alphabetical-index-mark-end text:id="IMark68431448"/><text:alphabetical-index-mark-end text:id="IMark67384392"/><text:alphabetical-index-mark-end text:id="IMark69448040"/><text:alphabetical-index-mark-end text:id="IMark65351240"/><text:alphabetical-index-mark-end text:id="IMark46039480"/><text:alphabetical-index-mark-end text:id="IMark60695336"/>.</text:p>
      <text:p text:style-name="P32"/>
      <text:p text:style-name="P38"><text:span text:style-name="T15">4.1.1.1.</text:span><text:span text:style-name="T58"> </text:span><text:alphabetical-index-mark-start text:id="IMark72195880"/><text:alphabetical-index-mark-start text:id="IMark72365416"/><text:alphabetical-index-mark-start text:id="IMark69950952"/><text:alphabetical-index-mark-start text:id="IMark66860280"/><text:alphabetical-index-mark-start text:id="IMark67318008"/><text:span text:style-name="T35">Id</text:span><text:alphabetical-index-mark-end text:id="IMark67318008"/><text:alphabetical-index-mark-end text:id="IMark66860280"/><text:alphabetical-index-mark-end text:id="IMark69950952"/><text:alphabetical-index-mark-end text:id="IMark72365416"/><text:alphabetical-index-mark-end text:id="IMark72195880"/><text:span text:style-name="T70">: </text:span><text:span text:style-name="T71">Primary key. </text:span><text:span text:style-name="T77">Unique integer that </text:span><text:alphabetical-index-mark-start text:id="IMark41525464"/><text:alphabetical-index-mark-start text:id="IMark72349960"/><text:alphabetical-index-mark-start text:id="IMark61471656"/><text:alphabetical-index-mark-start text:id="IMark66253032"/><text:alphabetical-index-mark-start text:id="IMark40786696"/><text:span text:style-name="T77">id</text:span><text:alphabetical-index-mark-end text:id="IMark40786696"/><text:alphabetical-index-mark-end text:id="IMark66253032"/><text:alphabetical-index-mark-end text:id="IMark61471656"/><text:alphabetical-index-mark-end text:id="IMark72349960"/><text:alphabetical-index-mark-end text:id="IMark41525464"/><text:span text:style-name="T77">entifies each re</text:span><text:alphabetical-index-mark-start text:id="IMark67783336"/><text:alphabetical-index-mark-start text:id="IMark65575560"/><text:alphabetical-index-mark-start text:id="IMark67675352"/><text:alphabetical-index-mark-start text:id="IMark65830088"/><text:alphabetical-index-mark-start text:id="IMark45131800"/><text:span text:style-name="T77">co</text:span><text:alphabetical-index-mark-end text:id="IMark45131800"/><text:alphabetical-index-mark-end text:id="IMark65830088"/><text:alphabetical-index-mark-end text:id="IMark67675352"/><text:alphabetical-index-mark-end text:id="IMark65575560"/><text:alphabetical-index-mark-end text:id="IMark67783336"/><text:span text:style-name="T77">rd in the t</text:span><text:alphabetical-index-mark-start text:id="IMark60984408"/><text:alphabetical-index-mark-start text:id="IMark67918888"/><text:alphabetical-index-mark-start text:id="IMark66822584"/><text:alphabetical-index-mark-start text:id="IMark71057928"/><text:alphabetical-index-mark-start text:id="IMark54199160"/><text:span text:style-name="T77">ab</text:span><text:alphabetical-index-mark-end text:id="IMark54199160"/><text:alphabetical-index-mark-end text:id="IMark71057928"/><text:alphabetical-index-mark-end text:id="IMark66822584"/><text:alphabetical-index-mark-end text:id="IMark67918888"/><text:alphabetical-index-mark-end text:id="IMark60984408"/><text:span text:style-name="T77">le.</text:span></text:p>
      <text:p text:style-name="P83"/>
      <text:p text:style-name="P83"/>
      <text:p text:style-name="P39"><text:span text:style-name="T15">4.1.1.2.</text:span><text:span text:style-name="T58"> </text:span><text:alphabetical-index-mark-start text:id="IMark69401464"/><text:alphabetical-index-mark-start text:id="IMark71598360"/><text:alphabetical-index-mark-start text:id="IMark70421512"/><text:alphabetical-index-mark-start text:id="IMark72222440"/><text:alphabetical-index-mark-start text:id="IMark70743096"/><text:alphabetical-index-mark-start text:id="IMark65892024"/><text:alphabetical-index-mark-start text:id="IMark60520664"/><text:alphabetical-index-mark-start text:id="IMark72154776"/><text:alphabetical-index-mark-start text:id="IMark45133992"/><text:alphabetical-index-mark-start text:id="IMark60562920"/><text:span text:style-name="T35">Co</text:span><text:alphabetical-index-mark-end text:id="IMark60562920"/><text:alphabetical-index-mark-end text:id="IMark45133992"/><text:alphabetical-index-mark-end text:id="IMark72154776"/><text:alphabetical-index-mark-end text:id="IMark60520664"/><text:alphabetical-index-mark-end text:id="IMark65892024"/><text:span text:style-name="T35">ntext</text:span><text:alphabetical-index-mark-end text:id="IMark70743096"/><text:alphabetical-index-mark-end text:id="IMark72222440"/><text:alphabetical-index-mark-end text:id="IMark70421512"/><text:alphabetical-index-mark-end text:id="IMark71598360"/><text:alphabetical-index-mark-end text:id="IMark69401464"/><text:span text:style-name="T70">: </text:span><text:span text:style-name="T71">describes the area or </text:span><text:alphabetical-index-mark-start text:id="IMark69840184"/><text:alphabetical-index-mark-start text:id="IMark70289848"/><text:alphabetical-index-mark-start text:id="IMark68417592"/><text:alphabetical-index-mark-start text:id="IMark70508296"/><text:alphabetical-index-mark-start text:id="IMark72254552"/><text:alphabetical-index-mark-start text:id="IMark72176824"/><text:span text:style-name="T71">district</text:span><text:alphabetical-index-mark-end text:id="IMark72176824"/><text:alphabetical-index-mark-end text:id="IMark72254552"/><text:alphabetical-index-mark-end text:id="IMark70508296"/><text:alphabetical-index-mark-end text:id="IMark68417592"/><text:alphabetical-index-mark-end text:id="IMark70289848"/><text:alphabetical-index-mark-end text:id="IMark69840184"/><text:span text:style-name="T71"> within the </text:span><text:alphabetical-index-mark-start text:id="IMark70292152"/><text:alphabetical-index-mark-start text:id="IMark72362600"/><text:alphabetical-index-mark-start text:id="IMark67762008"/><text:alphabetical-index-mark-start text:id="IMark72193720"/><text:alphabetical-index-mark-start text:id="IMark67388616"/><text:span text:style-name="T71">town</text:span><text:alphabetical-index-mark-end text:id="IMark67388616"/><text:alphabetical-index-mark-end text:id="IMark72193720"/><text:alphabetical-index-mark-end text:id="IMark67762008"/><text:alphabetical-index-mark-end text:id="IMark72362600"/><text:alphabetical-index-mark-end text:id="IMark70292152"/><text:span text:style-name="T71">.</text:span></text:p>
      <text:p text:style-name="P84"/>
      <text:p text:style-name="P84"/>
      <text:p text:style-name="P39"><text:span text:style-name="T15">4.1.1.3.</text:span><text:span text:style-name="T58"> </text:span><text:alphabetical-index-mark-start text:id="IMark72140440"/><text:alphabetical-index-mark-start text:id="IMark72146056"/><text:alphabetical-index-mark-start text:id="IMark61223672"/><text:alphabetical-index-mark-start text:id="IMark67268584"/><text:alphabetical-index-mark-start text:id="IMark66762216"/><text:span text:style-name="T35">Status</text:span><text:alphabetical-index-mark-end text:id="IMark66762216"/><text:alphabetical-index-mark-end text:id="IMark67268584"/><text:alphabetical-index-mark-end text:id="IMark61223672"/><text:alphabetical-index-mark-end text:id="IMark72146056"/><text:alphabetical-index-mark-end text:id="IMark72140440"/><text:span text:style-name="T70">: </text:span><text:span text:style-name="T35">‘</text:span><text:span text:style-name="T36">en</text:span><text:alphabetical-index-mark-start text:id="IMark71683496"/><text:alphabetical-index-mark-start text:id="IMark68047624"/><text:alphabetical-index-mark-start text:id="IMark67287736"/><text:alphabetical-index-mark-start text:id="IMark71914328"/><text:alphabetical-index-mark-start text:id="IMark72218248"/><text:span text:style-name="T36">ab</text:span><text:alphabetical-index-mark-end text:id="IMark72218248"/><text:alphabetical-index-mark-end text:id="IMark71914328"/><text:alphabetical-index-mark-end text:id="IMark67287736"/><text:alphabetical-index-mark-end text:id="IMark68047624"/><text:alphabetical-index-mark-end text:id="IMark71683496"/><text:span text:style-name="T36">led</text:span><text:span text:style-name="T35">’</text:span><text:span text:style-name="T70"> </text:span><text:span text:style-name="T71">for re</text:span><text:alphabetical-index-mark-start text:id="IMark61092168"/><text:alphabetical-index-mark-start text:id="IMark70788216"/><text:alphabetical-index-mark-start text:id="IMark72058072"/><text:alphabetical-index-mark-start text:id="IMark68031352"/><text:alphabetical-index-mark-start text:id="IMark65661496"/><text:span text:style-name="T71">co</text:span><text:alphabetical-index-mark-end text:id="IMark65661496"/><text:alphabetical-index-mark-end text:id="IMark68031352"/><text:alphabetical-index-mark-end text:id="IMark72058072"/><text:alphabetical-index-mark-end text:id="IMark70788216"/><text:alphabetical-index-mark-end text:id="IMark61092168"/><text:span text:style-name="T71">rds to be </text:span><text:alphabetical-index-mark-start text:id="IMark70590248"/><text:alphabetical-index-mark-start text:id="IMark72327080"/><text:alphabetical-index-mark-start text:id="IMark70150504"/><text:alphabetical-index-mark-start text:id="IMark72136216"/><text:alphabetical-index-mark-start text:id="IMark66917000"/><text:span text:style-name="T71">co</text:span><text:alphabetical-index-mark-end text:id="IMark66917000"/><text:alphabetical-index-mark-end text:id="IMark72136216"/><text:alphabetical-index-mark-end text:id="IMark70150504"/><text:alphabetical-index-mark-end text:id="IMark72327080"/><text:alphabetical-index-mark-end text:id="IMark70590248"/><text:span text:style-name="T71">ns</text:span><text:alphabetical-index-mark-start text:id="IMark68254808"/><text:alphabetical-index-mark-start text:id="IMark69445624"/><text:alphabetical-index-mark-start text:id="IMark68210632"/><text:alphabetical-index-mark-start text:id="IMark66984120"/><text:alphabetical-index-mark-start text:id="IMark65788152"/><text:span text:style-name="T71">id</text:span><text:alphabetical-index-mark-end text:id="IMark65788152"/><text:alphabetical-index-mark-end text:id="IMark66984120"/><text:alphabetical-index-mark-end text:id="IMark68210632"/><text:alphabetical-index-mark-end text:id="IMark69445624"/><text:alphabetical-index-mark-end text:id="IMark68254808"/><text:span text:style-name="T71">ered, </text:span><text:span text:style-name="T36">‘dis</text:span><text:alphabetical-index-mark-start text:id="IMark69221656"/><text:alphabetical-index-mark-start text:id="IMark71576968"/><text:alphabetical-index-mark-start text:id="IMark66846984"/><text:alphabetical-index-mark-start text:id="IMark72144664"/><text:alphabetical-index-mark-start text:id="IMark72360072"/><text:span text:style-name="T36">ab</text:span><text:alphabetical-index-mark-end text:id="IMark72360072"/><text:alphabetical-index-mark-end text:id="IMark72144664"/><text:alphabetical-index-mark-end text:id="IMark66846984"/><text:alphabetical-index-mark-end text:id="IMark71576968"/><text:alphabetical-index-mark-end text:id="IMark69221656"/><text:span text:style-name="T36">led’</text:span><text:span text:style-name="T71"> for re</text:span><text:alphabetical-index-mark-start text:id="IMark72090408"/><text:alphabetical-index-mark-start text:id="IMark64953160"/><text:alphabetical-index-mark-start text:id="IMark72148888"/><text:alphabetical-index-mark-start text:id="IMark68157176"/><text:alphabetical-index-mark-start text:id="IMark69393176"/><text:span text:style-name="T71">co</text:span><text:alphabetical-index-mark-end text:id="IMark69393176"/><text:alphabetical-index-mark-end text:id="IMark68157176"/><text:alphabetical-index-mark-end text:id="IMark72148888"/><text:alphabetical-index-mark-end text:id="IMark64953160"/><text:alphabetical-index-mark-end text:id="IMark72090408"/><text:span text:style-name="T71">rds on hold.</text:span></text:p>
      <text:p text:style-name="P84"/>
      <text:p text:style-name="P84"/>
      <text:p text:style-name="P39"><text:span text:style-name="T15">4.1.1.4.</text:span><text:span text:style-name="T58"> </text:span><text:alphabetical-index-mark-start text:id="IMark65582760"/><text:alphabetical-index-mark-start text:id="IMark46183960"/><text:alphabetical-index-mark-start text:id="IMark60751384"/><text:alphabetical-index-mark-start text:id="IMark41416888"/><text:alphabetical-index-mark-start text:id="IMark71062952"/><text:alphabetical-index-mark-start text:id="IMark66213400"/><text:alphabetical-index-mark-start text:id="IMark66273352"/><text:alphabetical-index-mark-start text:id="IMark45871064"/><text:alphabetical-index-mark-start text:id="IMark69547992"/><text:alphabetical-index-mark-start text:id="IMark65803288"/><text:span text:style-name="T35">Ab</text:span><text:alphabetical-index-mark-end text:id="IMark65803288"/><text:alphabetical-index-mark-end text:id="IMark69547992"/><text:alphabetical-index-mark-end text:id="IMark45871064"/><text:alphabetical-index-mark-end text:id="IMark66273352"/><text:alphabetical-index-mark-end text:id="IMark66213400"/><text:span text:style-name="T35">r</text:span><text:alphabetical-index-mark-end text:id="IMark71062952"/><text:alphabetical-index-mark-end text:id="IMark41416888"/><text:alphabetical-index-mark-end text:id="IMark60751384"/><text:alphabetical-index-mark-end text:id="IMark46183960"/><text:alphabetical-index-mark-end text:id="IMark65582760"/><text:span text:style-name="T70">: </text:span><text:span text:style-name="T71">A two to four letter </text:span><text:alphabetical-index-mark-start text:id="IMark67575320"/><text:alphabetical-index-mark-start text:id="IMark67081528"/><text:alphabetical-index-mark-start text:id="IMark65564760"/><text:alphabetical-index-mark-start text:id="IMark68755784"/><text:alphabetical-index-mark-start text:id="IMark71536008"/><text:alphabetical-index-mark-start text:id="IMark66508360"/><text:alphabetical-index-mark-start text:id="IMark68185912"/><text:alphabetical-index-mark-start text:id="IMark69369320"/><text:alphabetical-index-mark-start text:id="IMark72296744"/><text:alphabetical-index-mark-start text:id="IMark65654264"/><text:alphabetical-index-mark-start text:id="IMark65671864"/><text:span text:style-name="T71">co</text:span><text:alphabetical-index-mark-end text:id="IMark65671864"/><text:alphabetical-index-mark-end text:id="IMark65654264"/><text:alphabetical-index-mark-end text:id="IMark72296744"/><text:alphabetical-index-mark-end text:id="IMark69369320"/><text:alphabetical-index-mark-end text:id="IMark68185912"/><text:span text:style-name="T71">de</text:span><text:alphabetical-index-mark-end text:id="IMark66508360"/><text:alphabetical-index-mark-end text:id="IMark71536008"/><text:alphabetical-index-mark-end text:id="IMark68755784"/><text:alphabetical-index-mark-end text:id="IMark65564760"/><text:alphabetical-index-mark-end text:id="IMark67081528"/><text:alphabetical-index-mark-end text:id="IMark67575320"/><text:span text:style-name="T71"> that </text:span><text:alphabetical-index-mark-start text:id="IMark61200264"/><text:alphabetical-index-mark-start text:id="IMark65480840"/><text:alphabetical-index-mark-start text:id="IMark68758408"/><text:alphabetical-index-mark-start text:id="IMark67144840"/><text:alphabetical-index-mark-start text:id="IMark68735256"/><text:span text:style-name="T71">id</text:span><text:alphabetical-index-mark-end text:id="IMark68735256"/><text:alphabetical-index-mark-end text:id="IMark67144840"/><text:alphabetical-index-mark-end text:id="IMark68758408"/><text:alphabetical-index-mark-end text:id="IMark65480840"/><text:alphabetical-index-mark-end text:id="IMark61200264"/><text:span text:style-name="T71">entifies each </text:span><text:alphabetical-index-mark-start text:id="IMark65775000"/><text:alphabetical-index-mark-start text:id="IMark68151608"/><text:alphabetical-index-mark-start text:id="IMark72195880"/><text:alphabetical-index-mark-start text:id="IMark72365416"/><text:alphabetical-index-mark-start text:id="IMark69950952"/><text:alphabetical-index-mark-start text:id="IMark66860280"/><text:span text:style-name="T71">street</text:span><text:alphabetical-index-mark-end text:id="IMark66860280"/><text:alphabetical-index-mark-end text:id="IMark69950952"/><text:alphabetical-index-mark-end text:id="IMark72365416"/><text:alphabetical-index-mark-end text:id="IMark72195880"/><text:alphabetical-index-mark-end text:id="IMark68151608"/><text:alphabetical-index-mark-end text:id="IMark65775000"/><text:span text:style-name="T71">. </text:span><text:alphabetical-index-mark-start text:id="IMark67318008"/><text:alphabetical-index-mark-start text:id="IMark65122152"/><text:alphabetical-index-mark-start text:id="IMark72153432"/><text:alphabetical-index-mark-start text:id="IMark72071384"/><text:alphabetical-index-mark-start text:id="IMark68325032"/><text:span text:style-name="T71">Co</text:span><text:alphabetical-index-mark-end text:id="IMark68325032"/><text:alphabetical-index-mark-end text:id="IMark72071384"/><text:alphabetical-index-mark-end text:id="IMark72153432"/><text:alphabetical-index-mark-end text:id="IMark65122152"/><text:alphabetical-index-mark-end text:id="IMark67318008"/><text:span text:style-name="T71">rrespondence between </text:span><text:alphabetical-index-mark-start text:id="IMark41525464"/><text:alphabetical-index-mark-start text:id="IMark72349960"/><text:alphabetical-index-mark-start text:id="IMark61471656"/><text:alphabetical-index-mark-start text:id="IMark66253032"/><text:alphabetical-index-mark-start text:id="IMark40786696"/><text:alphabetical-index-mark-start text:id="IMark69937944"/><text:alphabetical-index-mark-start text:id="IMark61012568"/><text:alphabetical-index-mark-start text:id="IMark67783336"/><text:alphabetical-index-mark-start text:id="IMark65575560"/><text:alphabetical-index-mark-start text:id="IMark67675352"/><text:span text:style-name="T36">Ab</text:span><text:alphabetical-index-mark-end text:id="IMark67675352"/><text:alphabetical-index-mark-end text:id="IMark65575560"/><text:alphabetical-index-mark-end text:id="IMark67783336"/><text:alphabetical-index-mark-end text:id="IMark61012568"/><text:alphabetical-index-mark-end text:id="IMark69937944"/><text:span text:style-name="T36">r</text:span><text:alphabetical-index-mark-end text:id="IMark40786696"/><text:alphabetical-index-mark-end text:id="IMark66253032"/><text:alphabetical-index-mark-end text:id="IMark61471656"/><text:alphabetical-index-mark-end text:id="IMark72349960"/><text:alphabetical-index-mark-end text:id="IMark41525464"/><text:span text:style-name="T71"> and the actual name of the </text:span><text:alphabetical-index-mark-start text:id="IMark65830088"/><text:alphabetical-index-mark-start text:id="IMark45131800"/><text:alphabetical-index-mark-start text:id="IMark68434296"/><text:alphabetical-index-mark-start text:id="IMark70610392"/><text:alphabetical-index-mark-start text:id="IMark60984408"/><text:alphabetical-index-mark-start text:id="IMark67918888"/><text:span text:style-name="T71">street</text:span><text:alphabetical-index-mark-end text:id="IMark67918888"/><text:alphabetical-index-mark-end text:id="IMark60984408"/><text:alphabetical-index-mark-end text:id="IMark70610392"/><text:alphabetical-index-mark-end text:id="IMark68434296"/><text:alphabetical-index-mark-end text:id="IMark45131800"/><text:alphabetical-index-mark-end text:id="IMark65830088"/><text:span text:style-name="T71"> is </text:span><text:alphabetical-index-mark-start text:id="IMark66822584"/><text:alphabetical-index-mark-start text:id="IMark71057928"/><text:alphabetical-index-mark-start text:id="IMark54199160"/><text:alphabetical-index-mark-start text:id="IMark65744136"/><text:alphabetical-index-mark-start text:id="IMark71115960"/><text:span text:style-name="T71">co</text:span><text:alphabetical-index-mark-end text:id="IMark71115960"/><text:alphabetical-index-mark-end text:id="IMark65744136"/><text:alphabetical-index-mark-end text:id="IMark54199160"/><text:alphabetical-index-mark-end text:id="IMark71057928"/><text:alphabetical-index-mark-end text:id="IMark66822584"/><text:span text:style-name="T71">ntained in t</text:span><text:alphabetical-index-mark-start text:id="IMark61043256"/><text:alphabetical-index-mark-start text:id="IMark68730488"/><text:alphabetical-index-mark-start text:id="IMark72220776"/><text:alphabetical-index-mark-start text:id="IMark66654008"/><text:alphabetical-index-mark-start text:id="IMark61202184"/><text:span text:style-name="T71">ab</text:span><text:alphabetical-index-mark-end text:id="IMark61202184"/><text:alphabetical-index-mark-end text:id="IMark66654008"/><text:alphabetical-index-mark-end text:id="IMark72220776"/><text:alphabetical-index-mark-end text:id="IMark68730488"/><text:alphabetical-index-mark-end text:id="IMark61043256"/><text:span text:style-name="T71">le </text:span><text:span text:style-name="T36">‘</text:span><text:alphabetical-index-mark-start text:id="IMark72162088"/><text:alphabetical-index-mark-start text:id="IMark67758120"/><text:alphabetical-index-mark-start text:id="IMark65892024"/><text:alphabetical-index-mark-start text:id="IMark60520664"/><text:alphabetical-index-mark-start text:id="IMark72154776"/><text:alphabetical-index-mark-start text:id="IMark45133992"/><text:span text:style-name="T36">trf_</text:span><text:alphabetical-index-mark-start text:id="IMark60562920"/><text:alphabetical-index-mark-start text:id="IMark72155736"/><text:alphabetical-index-mark-start text:id="IMark69401464"/><text:alphabetical-index-mark-start text:id="IMark71598360"/><text:alphabetical-index-mark-start text:id="IMark70421512"/><text:alphabetical-index-mark-start text:id="IMark72222440"/><text:span text:style-name="T36">street</text:span><text:alphabetical-index-mark-end text:id="IMark72222440"/><text:alphabetical-index-mark-end text:id="IMark70421512"/><text:alphabetical-index-mark-end text:id="IMark71598360"/><text:alphabetical-index-mark-end text:id="IMark69401464"/><text:alphabetical-index-mark-end text:id="IMark72155736"/><text:alphabetical-index-mark-end text:id="IMark60562920"/><text:span text:style-name="T36">s</text:span><text:alphabetical-index-mark-end text:id="IMark45133992"/><text:alphabetical-index-mark-end text:id="IMark72154776"/><text:alphabetical-index-mark-end text:id="IMark60520664"/><text:alphabetical-index-mark-end text:id="IMark65892024"/><text:alphabetical-index-mark-end text:id="IMark67758120"/><text:alphabetical-index-mark-end text:id="IMark72162088"/><text:span text:style-name="T36">’</text:span><text:span text:style-name="T71"> between fields </text:span><text:alphabetical-index-mark-start text:id="IMark70743096"/><text:alphabetical-index-mark-start text:id="IMark65750968"/><text:alphabetical-index-mark-start text:id="IMark72074856"/><text:alphabetical-index-mark-start text:id="IMark70728200"/><text:alphabetical-index-mark-start text:id="IMark69840184"/><text:span text:style-name="T36">Item</text:span><text:alphabetical-index-mark-end text:id="IMark69840184"/><text:alphabetical-index-mark-end text:id="IMark70728200"/><text:alphabetical-index-mark-end text:id="IMark72074856"/><text:alphabetical-index-mark-end text:id="IMark65750968"/><text:alphabetical-index-mark-end text:id="IMark70743096"/><text:span text:style-name="T71"> and </text:span><text:alphabetical-index-mark-start text:id="IMark70289848"/><text:alphabetical-index-mark-start text:id="IMark68417592"/><text:alphabetical-index-mark-start text:id="IMark70508296"/><text:alphabetical-index-mark-start text:id="IMark72254552"/><text:alphabetical-index-mark-start text:id="IMark72176824"/><text:alphabetical-index-mark-start text:id="IMark67021016"/><text:alphabetical-index-mark-start text:id="IMark65767256"/><text:alphabetical-index-mark-start text:id="IMark70292152"/><text:alphabetical-index-mark-start text:id="IMark72362600"/><text:alphabetical-index-mark-start text:id="IMark67762008"/><text:span text:style-name="T36">Ab</text:span><text:alphabetical-index-mark-end text:id="IMark67762008"/><text:alphabetical-index-mark-end text:id="IMark72362600"/><text:alphabetical-index-mark-end text:id="IMark70292152"/><text:alphabetical-index-mark-end text:id="IMark65767256"/><text:alphabetical-index-mark-end text:id="IMark67021016"/><text:span text:style-name="T36">r</text:span><text:alphabetical-index-mark-end text:id="IMark72176824"/><text:alphabetical-index-mark-end text:id="IMark72254552"/><text:alphabetical-index-mark-end text:id="IMark70508296"/><text:alphabetical-index-mark-end text:id="IMark68417592"/><text:alphabetical-index-mark-end text:id="IMark70289848"/><text:span text:style-name="T71">.</text:span></text:p>
      <text:p text:style-name="P84"/>
      <text:p text:style-name="P84"/>
      <text:p text:style-name="P40"><text:span text:style-name="T15">4.1.1.5.</text:span><text:span text:style-name="T58"> </text:span><text:alphabetical-index-mark-start text:id="IMark72136216"/><text:alphabetical-index-mark-start text:id="IMark66917000"/><text:alphabetical-index-mark-start text:id="IMark67384392"/><text:alphabetical-index-mark-start text:id="IMark68431448"/><text:alphabetical-index-mark-start text:id="IMark68254808"/><text:span text:style-name="T35">Alt</text:span><text:alphabetical-index-mark-end text:id="IMark68254808"/><text:alphabetical-index-mark-end text:id="IMark68431448"/><text:alphabetical-index-mark-end text:id="IMark67384392"/><text:alphabetical-index-mark-end text:id="IMark66917000"/><text:alphabetical-index-mark-end text:id="IMark72136216"/><text:span text:style-name="T70">: </text:span><text:alphabetical-index-mark-start text:id="IMark69445624"/><text:alphabetical-index-mark-start text:id="IMark68210632"/><text:alphabetical-index-mark-start text:id="IMark66984120"/><text:alphabetical-index-mark-start text:id="IMark65788152"/><text:alphabetical-index-mark-start text:id="IMark72357544"/><text:alphabetical-index-mark-start text:id="IMark65187208"/><text:span text:style-name="T72">Street</text:span><text:alphabetical-index-mark-end text:id="IMark65187208"/><text:alphabetical-index-mark-end text:id="IMark72357544"/><text:alphabetical-index-mark-end text:id="IMark65788152"/><text:alphabetical-index-mark-end text:id="IMark66984120"/><text:alphabetical-index-mark-end text:id="IMark68210632"/><text:alphabetical-index-mark-end text:id="IMark69445624"/><text:span text:style-name="T72"> </text:span><text:alphabetical-index-mark-start text:id="IMark69372920"/><text:alphabetical-index-mark-start text:id="IMark69221656"/><text:alphabetical-index-mark-start text:id="IMark71576968"/><text:alphabetical-index-mark-start text:id="IMark66846984"/><text:alphabetical-index-mark-start text:id="IMark72144664"/><text:span text:style-name="T72">co</text:span><text:alphabetical-index-mark-end text:id="IMark72144664"/><text:alphabetical-index-mark-end text:id="IMark66846984"/><text:alphabetical-index-mark-end text:id="IMark71576968"/><text:alphabetical-index-mark-end text:id="IMark69221656"/><text:alphabetical-index-mark-end text:id="IMark69372920"/><text:span text:style-name="T72">ordinate - i.e. </text:span><text:alphabetical-index-mark-start text:id="IMark72360072"/><text:alphabetical-index-mark-start text:id="IMark72284104"/><text:alphabetical-index-mark-start text:id="IMark72168376"/><text:alphabetical-index-mark-start text:id="IMark46063576"/><text:alphabetical-index-mark-start text:id="IMark72090408"/><text:alphabetical-index-mark-start text:id="IMark64953160"/><text:span text:style-name="T72">street</text:span><text:alphabetical-index-mark-end text:id="IMark64953160"/><text:alphabetical-index-mark-end text:id="IMark72090408"/><text:alphabetical-index-mark-end text:id="IMark46063576"/><text:alphabetical-index-mark-end text:id="IMark72168376"/><text:alphabetical-index-mark-end text:id="IMark72284104"/><text:alphabetical-index-mark-end text:id="IMark72360072"/><text:span text:style-name="T72"> </text:span><text:alphabetical-index-mark-start text:id="IMark72148888"/><text:alphabetical-index-mark-start text:id="IMark68157176"/><text:alphabetical-index-mark-start text:id="IMark69393176"/><text:alphabetical-index-mark-start text:id="IMark67386696"/><text:alphabetical-index-mark-start text:id="IMark70230984"/><text:alphabetical-index-mark-start text:id="IMark72334664"/><text:span text:style-name="T72">number</text:span><text:alphabetical-index-mark-end text:id="IMark72334664"/><text:alphabetical-index-mark-end text:id="IMark70230984"/><text:alphabetical-index-mark-end text:id="IMark67386696"/><text:alphabetical-index-mark-end text:id="IMark69393176"/><text:alphabetical-index-mark-end text:id="IMark68157176"/><text:alphabetical-index-mark-end text:id="IMark72148888"/><text:span text:style-name="T72">. In </text:span><text:alphabetical-index-mark-start text:id="IMark61562664"/><text:alphabetical-index-mark-start text:id="IMark61275576"/><text:alphabetical-index-mark-start text:id="IMark68109976"/><text:alphabetical-index-mark-start text:id="IMark72131992"/><text:alphabetical-index-mark-start text:id="IMark72193720"/><text:alphabetical-index-mark-start text:id="IMark67388616"/><text:span text:style-name="T72">Argentina</text:span><text:alphabetical-index-mark-end text:id="IMark67388616"/><text:alphabetical-index-mark-end text:id="IMark72193720"/><text:alphabetical-index-mark-end text:id="IMark72131992"/><text:alphabetical-index-mark-end text:id="IMark68109976"/><text:alphabetical-index-mark-end text:id="IMark61275576"/><text:alphabetical-index-mark-end text:id="IMark61562664"/><text:span text:style-name="T72"> </text:span><text:alphabetical-index-mark-start text:id="IMark66213400"/><text:alphabetical-index-mark-start text:id="IMark66273352"/><text:alphabetical-index-mark-start text:id="IMark45871064"/><text:alphabetical-index-mark-start text:id="IMark69547992"/><text:alphabetical-index-mark-start text:id="IMark65803288"/><text:alphabetical-index-mark-start text:id="IMark70418280"/><text:span text:style-name="T72">norm</text:span><text:alphabetical-index-mark-end text:id="IMark70418280"/><text:alphabetical-index-mark-end text:id="IMark65803288"/><text:alphabetical-index-mark-end text:id="IMark69547992"/><text:alphabetical-index-mark-end text:id="IMark45871064"/><text:alphabetical-index-mark-end text:id="IMark66273352"/><text:alphabetical-index-mark-end text:id="IMark66213400"/><text:span text:style-name="T72">ally each </text:span><text:alphabetical-index-mark-start text:id="IMark65582760"/><text:alphabetical-index-mark-start text:id="IMark46183960"/><text:alphabetical-index-mark-start text:id="IMark60751384"/><text:alphabetical-index-mark-start text:id="IMark41416888"/><text:alphabetical-index-mark-start text:id="IMark71062952"/><text:alphabetical-index-mark-start text:id="IMark69232072"/><text:span text:style-name="T72">street</text:span><text:alphabetical-index-mark-end text:id="IMark69232072"/><text:alphabetical-index-mark-end text:id="IMark71062952"/><text:alphabetical-index-mark-end text:id="IMark41416888"/><text:alphabetical-index-mark-end text:id="IMark60751384"/><text:alphabetical-index-mark-end text:id="IMark46183960"/><text:alphabetical-index-mark-end text:id="IMark65582760"/><text:span text:style-name="T72"> </text:span><text:alphabetical-index-mark-start text:id="IMark68003944"/><text:alphabetical-index-mark-start text:id="IMark70599592"/><text:alphabetical-index-mark-start text:id="IMark68185912"/><text:alphabetical-index-mark-start text:id="IMark69369320"/><text:alphabetical-index-mark-start text:id="IMark72296744"/><text:alphabetical-index-mark-start text:id="IMark65654264"/><text:span text:style-name="T72">block</text:span><text:alphabetical-index-mark-end text:id="IMark65654264"/><text:alphabetical-index-mark-end text:id="IMark72296744"/><text:alphabetical-index-mark-end text:id="IMark69369320"/><text:alphabetical-index-mark-end text:id="IMark68185912"/><text:alphabetical-index-mark-end text:id="IMark70599592"/><text:alphabetical-index-mark-end text:id="IMark68003944"/><text:span text:style-name="T72"> carries </text:span><text:alphabetical-index-mark-start text:id="IMark65671864"/><text:alphabetical-index-mark-start text:id="IMark64888920"/><text:alphabetical-index-mark-start text:id="IMark67575320"/><text:alphabetical-index-mark-start text:id="IMark67081528"/><text:alphabetical-index-mark-start text:id="IMark65564760"/><text:alphabetical-index-mark-start text:id="IMark68755784"/><text:span text:style-name="T72">number</text:span><text:alphabetical-index-mark-end text:id="IMark68755784"/><text:alphabetical-index-mark-end text:id="IMark65564760"/><text:alphabetical-index-mark-end text:id="IMark67081528"/><text:alphabetical-index-mark-end text:id="IMark67575320"/><text:alphabetical-index-mark-end text:id="IMark64888920"/><text:alphabetical-index-mark-end text:id="IMark65671864"/><text:span text:style-name="T72">s by a century or hundred </text:span><text:alphabetical-index-mark-start text:id="IMark71536008"/><text:alphabetical-index-mark-start text:id="IMark66508360"/><text:alphabetical-index-mark-start text:id="IMark70689368"/><text:alphabetical-index-mark-start text:id="IMark71226936"/><text:alphabetical-index-mark-start text:id="IMark61200264"/><text:alphabetical-index-mark-start text:id="IMark65480840"/><text:span text:style-name="T72">meter</text:span><text:alphabetical-index-mark-end text:id="IMark65480840"/><text:alphabetical-index-mark-end text:id="IMark61200264"/><text:alphabetical-index-mark-end text:id="IMark71226936"/><text:alphabetical-index-mark-end text:id="IMark70689368"/><text:alphabetical-index-mark-end text:id="IMark66508360"/><text:alphabetical-index-mark-end text:id="IMark71536008"/><text:span text:style-name="T72">s </text:span><text:alphabetical-index-mark-start text:id="IMark68758408"/><text:alphabetical-index-mark-start text:id="IMark67144840"/><text:alphabetical-index-mark-start text:id="IMark68735256"/><text:alphabetical-index-mark-start text:id="IMark65614152"/><text:alphabetical-index-mark-start text:id="IMark72324552"/><text:alphabetical-index-mark-start text:id="IMark65775000"/><text:alphabetical-index-mark-start text:id="IMark68151608"/><text:alphabetical-index-mark-start text:id="IMark72195880"/><text:alphabetical-index-mark-start text:id="IMark72365416"/><text:alphabetical-index-mark-start text:id="IMark69950952"/><text:alphabetical-index-mark-start text:id="IMark66860280"/><text:span text:style-name="T72">co</text:span><text:alphabetical-index-mark-end text:id="IMark66860280"/><text:alphabetical-index-mark-end text:id="IMark69950952"/><text:alphabetical-index-mark-end text:id="IMark72365416"/><text:alphabetical-index-mark-end text:id="IMark72195880"/><text:alphabetical-index-mark-end text:id="IMark68151608"/><text:span text:style-name="T72">unt</text:span><text:alphabetical-index-mark-end text:id="IMark65775000"/><text:alphabetical-index-mark-end text:id="IMark72324552"/><text:alphabetical-index-mark-end text:id="IMark65614152"/><text:alphabetical-index-mark-end text:id="IMark68735256"/><text:alphabetical-index-mark-end text:id="IMark67144840"/><text:alphabetical-index-mark-end text:id="IMark68758408"/><text:span text:style-name="T72">ed f</text:span><text:alphabetical-index-mark-start text:id="IMark72140440"/><text:alphabetical-index-mark-start text:id="IMark72146056"/><text:alphabetical-index-mark-start text:id="IMark67318008"/><text:alphabetical-index-mark-start text:id="IMark65122152"/><text:alphabetical-index-mark-start text:id="IMark72153432"/><text:span text:style-name="T72">ro</text:span><text:alphabetical-index-mark-end text:id="IMark72153432"/><text:alphabetical-index-mark-end text:id="IMark65122152"/><text:alphabetical-index-mark-end text:id="IMark67318008"/><text:alphabetical-index-mark-end text:id="IMark72146056"/><text:alphabetical-index-mark-end text:id="IMark72140440"/><text:span text:style-name="T72">m what is </text:span><text:alphabetical-index-mark-start text:id="IMark72071384"/><text:alphabetical-index-mark-start text:id="IMark68325032"/><text:alphabetical-index-mark-start text:id="IMark61223672"/><text:alphabetical-index-mark-start text:id="IMark67268584"/><text:alphabetical-index-mark-start text:id="IMark69937944"/><text:span text:style-name="T72">co</text:span><text:alphabetical-index-mark-end text:id="IMark69937944"/><text:alphabetical-index-mark-end text:id="IMark67268584"/><text:alphabetical-index-mark-end text:id="IMark61223672"/><text:alphabetical-index-mark-end text:id="IMark68325032"/><text:alphabetical-index-mark-end text:id="IMark72071384"/><text:span text:style-name="T72">ns</text:span><text:alphabetical-index-mark-start text:id="IMark61012568"/><text:alphabetical-index-mark-start text:id="IMark67783336"/><text:alphabetical-index-mark-start text:id="IMark65575560"/><text:alphabetical-index-mark-start text:id="IMark67675352"/><text:alphabetical-index-mark-start text:id="IMark66762216"/><text:span text:style-name="T72">id</text:span><text:alphabetical-index-mark-end text:id="IMark66762216"/><text:alphabetical-index-mark-end text:id="IMark67675352"/><text:alphabetical-index-mark-end text:id="IMark65575560"/><text:alphabetical-index-mark-end text:id="IMark67783336"/><text:alphabetical-index-mark-end text:id="IMark61012568"/><text:span text:style-name="T72">ered to be the starting point of the </text:span><text:alphabetical-index-mark-start text:id="IMark41525464"/><text:alphabetical-index-mark-start text:id="IMark72349960"/><text:alphabetical-index-mark-start text:id="IMark61471656"/><text:alphabetical-index-mark-start text:id="IMark66253032"/><text:alphabetical-index-mark-start text:id="IMark40786696"/><text:alphabetical-index-mark-start text:id="IMark65352616"/><text:span text:style-name="T72">street</text:span><text:alphabetical-index-mark-end text:id="IMark65352616"/><text:alphabetical-index-mark-end text:id="IMark40786696"/><text:alphabetical-index-mark-end text:id="IMark66253032"/><text:alphabetical-index-mark-end text:id="IMark61471656"/><text:alphabetical-index-mark-end text:id="IMark72349960"/><text:alphabetical-index-mark-end text:id="IMark41525464"/><text:span text:style-name="T72">, for a given </text:span><text:alphabetical-index-mark-start text:id="IMark65702328"/><text:alphabetical-index-mark-start text:id="IMark65830088"/><text:alphabetical-index-mark-start text:id="IMark45131800"/><text:alphabetical-index-mark-start text:id="IMark68434296"/><text:alphabetical-index-mark-start text:id="IMark70610392"/><text:span text:style-name="T72">town</text:span><text:alphabetical-index-mark-end text:id="IMark70610392"/><text:alphabetical-index-mark-end text:id="IMark68434296"/><text:alphabetical-index-mark-end text:id="IMark45131800"/><text:alphabetical-index-mark-end text:id="IMark65830088"/><text:alphabetical-index-mark-end text:id="IMark65702328"/><text:span text:style-name="T72">. For example, being at the </text:span><text:alphabetical-index-mark-start text:id="IMark60984408"/><text:alphabetical-index-mark-start text:id="IMark67918888"/><text:alphabetical-index-mark-start text:id="IMark40456728"/><text:alphabetical-index-mark-start text:id="IMark72088280"/><text:alphabetical-index-mark-start text:id="IMark66822584"/><text:span text:style-name="T72">co</text:span><text:alphabetical-index-mark-end text:id="IMark66822584"/><text:alphabetical-index-mark-end text:id="IMark72088280"/><text:alphabetical-index-mark-end text:id="IMark40456728"/><text:alphabetical-index-mark-end text:id="IMark67918888"/><text:alphabetical-index-mark-end text:id="IMark60984408"/><text:span text:style-name="T72">rner of Lavalle 1700 means that this is the 17ht </text:span><text:alphabetical-index-mark-start text:id="IMark71057928"/><text:alphabetical-index-mark-start text:id="IMark54199160"/><text:alphabetical-index-mark-start text:id="IMark65744136"/><text:alphabetical-index-mark-start text:id="IMark71115960"/><text:alphabetical-index-mark-start text:id="IMark71683496"/><text:alphabetical-index-mark-start text:id="IMark68047624"/><text:span text:style-name="T72">block</text:span><text:alphabetical-index-mark-end text:id="IMark68047624"/><text:alphabetical-index-mark-end text:id="IMark71683496"/><text:alphabetical-index-mark-end text:id="IMark71115960"/><text:alphabetical-index-mark-end text:id="IMark65744136"/><text:alphabetical-index-mark-end text:id="IMark54199160"/><text:alphabetical-index-mark-end text:id="IMark71057928"/><text:span text:style-name="T72"> of that </text:span><text:alphabetical-index-mark-start text:id="IMark61043256"/><text:alphabetical-index-mark-start text:id="IMark68730488"/><text:alphabetical-index-mark-start text:id="IMark72220776"/><text:alphabetical-index-mark-start text:id="IMark66654008"/><text:alphabetical-index-mark-start text:id="IMark61202184"/><text:alphabetical-index-mark-start text:id="IMark67287736"/><text:span text:style-name="T72">street</text:span><text:alphabetical-index-mark-end text:id="IMark67287736"/><text:alphabetical-index-mark-end text:id="IMark61202184"/><text:alphabetical-index-mark-end text:id="IMark66654008"/><text:alphabetical-index-mark-end text:id="IMark72220776"/><text:alphabetical-index-mark-end text:id="IMark68730488"/><text:alphabetical-index-mark-end text:id="IMark61043256"/><text:span text:style-name="T72">.</text:span></text:p>
      <text:p text:style-name="P85"/>
      <text:p text:style-name="P85">Houses are <text:alphabetical-index-mark-start text:id="IMark72136216"/><text:alphabetical-index-mark-start text:id="IMark66917000"/><text:alphabetical-index-mark-start text:id="IMark67384392"/><text:alphabetical-index-mark-start text:id="IMark68431448"/><text:alphabetical-index-mark-start text:id="IMark68254808"/>id<text:alphabetical-index-mark-end text:id="IMark68254808"/><text:alphabetical-index-mark-end text:id="IMark68431448"/><text:alphabetical-index-mark-end text:id="IMark67384392"/><text:alphabetical-index-mark-end text:id="IMark66917000"/><text:alphabetical-index-mark-end text:id="IMark72136216"/>entified by <text:alphabetical-index-mark-start text:id="IMark60516568"/><text:alphabetical-index-mark-start text:id="IMark60562920"/><text:alphabetical-index-mark-start text:id="IMark69445624"/><text:alphabetical-index-mark-start text:id="IMark68210632"/><text:alphabetical-index-mark-start text:id="IMark66984120"/><text:alphabetical-index-mark-start text:id="IMark65788152"/>meter<text:alphabetical-index-mark-end text:id="IMark65788152"/><text:alphabetical-index-mark-end text:id="IMark66984120"/><text:alphabetical-index-mark-end text:id="IMark68210632"/><text:alphabetical-index-mark-end text:id="IMark69445624"/><text:alphabetical-index-mark-end text:id="IMark60562920"/><text:alphabetical-index-mark-end text:id="IMark60516568"/>s. So, Lavalle 1723 is the <text:alphabetical-index-mark-start text:id="IMark72357544"/><text:alphabetical-index-mark-start text:id="IMark65187208"/><text:alphabetical-index-mark-start text:id="IMark72155736"/><text:alphabetical-index-mark-start text:id="IMark69401464"/><text:alphabetical-index-mark-start text:id="IMark69372920"/><text:alphabetical-index-mark-start text:id="IMark69221656"/>address<text:alphabetical-index-mark-end text:id="IMark69221656"/><text:alphabetical-index-mark-end text:id="IMark69372920"/><text:alphabetical-index-mark-end text:id="IMark69401464"/><text:alphabetical-index-mark-end text:id="IMark72155736"/><text:alphabetical-index-mark-end text:id="IMark65187208"/><text:alphabetical-index-mark-end text:id="IMark72357544"/> that stands at 1723 <text:alphabetical-index-mark-start text:id="IMark71576968"/><text:alphabetical-index-mark-start text:id="IMark66846984"/><text:alphabetical-index-mark-start text:id="IMark72144664"/><text:alphabetical-index-mark-start text:id="IMark71598360"/><text:alphabetical-index-mark-start text:id="IMark70421512"/><text:alphabetical-index-mark-start text:id="IMark72360072"/>meter<text:alphabetical-index-mark-end text:id="IMark72360072"/><text:alphabetical-index-mark-end text:id="IMark70421512"/><text:alphabetical-index-mark-end text:id="IMark71598360"/><text:alphabetical-index-mark-end text:id="IMark72144664"/><text:alphabetical-index-mark-end text:id="IMark66846984"/><text:alphabetical-index-mark-end text:id="IMark71576968"/>s f<text:alphabetical-index-mark-start text:id="IMark72284104"/><text:alphabetical-index-mark-start text:id="IMark72168376"/><text:alphabetical-index-mark-start text:id="IMark46063576"/><text:alphabetical-index-mark-start text:id="IMark72090408"/><text:alphabetical-index-mark-start text:id="IMark64953160"/>ro<text:alphabetical-index-mark-end text:id="IMark64953160"/><text:alphabetical-index-mark-end text:id="IMark72090408"/><text:alphabetical-index-mark-end text:id="IMark46063576"/><text:alphabetical-index-mark-end text:id="IMark72168376"/><text:alphabetical-index-mark-end text:id="IMark72284104"/>m the beginning of the <text:alphabetical-index-mark-start text:id="IMark72222440"/><text:alphabetical-index-mark-start text:id="IMark72352488"/><text:alphabetical-index-mark-start text:id="IMark72148888"/><text:alphabetical-index-mark-start text:id="IMark68157176"/><text:alphabetical-index-mark-start text:id="IMark69393176"/><text:alphabetical-index-mark-start text:id="IMark67386696"/>street<text:alphabetical-index-mark-end text:id="IMark67386696"/><text:alphabetical-index-mark-end text:id="IMark69393176"/><text:alphabetical-index-mark-end text:id="IMark68157176"/><text:alphabetical-index-mark-end text:id="IMark72148888"/><text:alphabetical-index-mark-end text:id="IMark72352488"/><text:alphabetical-index-mark-end text:id="IMark72222440"/>. For the purposes of this <text:alphabetical-index-mark-start text:id="IMark70230984"/><text:alphabetical-index-mark-start text:id="IMark72334664"/><text:alphabetical-index-mark-start text:id="IMark72162088"/><text:alphabetical-index-mark-start text:id="IMark67758120"/><text:alphabetical-index-mark-start text:id="IMark61562664"/>study<text:alphabetical-index-mark-end text:id="IMark61562664"/><text:alphabetical-index-mark-end text:id="IMark67758120"/><text:alphabetical-index-mark-end text:id="IMark72162088"/><text:alphabetical-index-mark-end text:id="IMark72334664"/><text:alphabetical-index-mark-end text:id="IMark70230984"/>, <text:alphabetical-index-mark-start text:id="IMark61275576"/><text:alphabetical-index-mark-start text:id="IMark68109976"/><text:alphabetical-index-mark-start text:id="IMark72131992"/><text:alphabetical-index-mark-start text:id="IMark72193720"/><text:alphabetical-index-mark-start text:id="IMark67388616"/><text:alphabetical-index-mark-start text:id="IMark65892024"/>address<text:alphabetical-index-mark-end text:id="IMark65892024"/><text:alphabetical-index-mark-end text:id="IMark67388616"/><text:alphabetical-index-mark-end text:id="IMark72193720"/><text:alphabetical-index-mark-end text:id="IMark72131992"/><text:alphabetical-index-mark-end text:id="IMark68109976"/><text:alphabetical-index-mark-end text:id="IMark61275576"/>es represent the starting point of each <text:alphabetical-index-mark-start text:id="IMark60520664"/><text:alphabetical-index-mark-start text:id="IMark66213400"/><text:alphabetical-index-mark-start text:id="IMark66273352"/><text:alphabetical-index-mark-start text:id="IMark45871064"/><text:alphabetical-index-mark-start text:id="IMark69547992"/><text:alphabetical-index-mark-start text:id="IMark65803288"/>street<text:alphabetical-index-mark-end text:id="IMark65803288"/><text:alphabetical-index-mark-end text:id="IMark69547992"/><text:alphabetical-index-mark-end text:id="IMark45871064"/><text:alphabetical-index-mark-end text:id="IMark66273352"/><text:alphabetical-index-mark-end text:id="IMark66213400"/><text:alphabetical-index-mark-end text:id="IMark60520664"/> <text:alphabetical-index-mark-start text:id="IMark70418280"/><text:alphabetical-index-mark-start text:id="IMark72154776"/><text:alphabetical-index-mark-start text:id="IMark45133992"/><text:alphabetical-index-mark-start text:id="IMark65582760"/><text:alphabetical-index-mark-start text:id="IMark46183960"/><text:alphabetical-index-mark-start text:id="IMark60751384"/>block<text:alphabetical-index-mark-end text:id="IMark60751384"/><text:alphabetical-index-mark-end text:id="IMark46183960"/><text:alphabetical-index-mark-end text:id="IMark65582760"/><text:alphabetical-index-mark-end text:id="IMark45133992"/><text:alphabetical-index-mark-end text:id="IMark72154776"/><text:alphabetical-index-mark-end text:id="IMark70418280"/> f<text:alphabetical-index-mark-start text:id="IMark41416888"/><text:alphabetical-index-mark-start text:id="IMark71062952"/><text:alphabetical-index-mark-start text:id="IMark69232072"/><text:alphabetical-index-mark-start text:id="IMark60883144"/><text:alphabetical-index-mark-start text:id="IMark46039480"/>ro<text:alphabetical-index-mark-end text:id="IMark46039480"/><text:alphabetical-index-mark-end text:id="IMark60883144"/><text:alphabetical-index-mark-end text:id="IMark69232072"/><text:alphabetical-index-mark-end text:id="IMark71062952"/><text:alphabetical-index-mark-end text:id="IMark41416888"/>m which a <text:alphabetical-index-mark-start text:id="IMark68003944"/><text:alphabetical-index-mark-start text:id="IMark70599592"/><text:alphabetical-index-mark-start text:id="IMark68185912"/><text:alphabetical-index-mark-start text:id="IMark69369320"/><text:alphabetical-index-mark-start text:id="IMark72296744"/><text:alphabetical-index-mark-start text:id="IMark65654264"/><text:alphabetical-index-mark-start text:id="IMark60695336"/><text:alphabetical-index-mark-start text:id="IMark70743096"/><text:alphabetical-index-mark-start text:id="IMark65671864"/><text:alphabetical-index-mark-start text:id="IMark64888920"/><text:alphabetical-index-mark-start text:id="IMark67575320"/>co<text:alphabetical-index-mark-end text:id="IMark67575320"/><text:alphabetical-index-mark-end text:id="IMark64888920"/><text:alphabetical-index-mark-end text:id="IMark65671864"/><text:alphabetical-index-mark-end text:id="IMark70743096"/><text:alphabetical-index-mark-end text:id="IMark60695336"/>unt<text:alphabetical-index-mark-end text:id="IMark65654264"/><text:alphabetical-index-mark-end text:id="IMark72296744"/><text:alphabetical-index-mark-end text:id="IMark69369320"/><text:alphabetical-index-mark-end text:id="IMark68185912"/><text:alphabetical-index-mark-end text:id="IMark70599592"/><text:alphabetical-index-mark-end text:id="IMark68003944"/> of <text:alphabetical-index-mark-start text:id="IMark67081528"/><text:alphabetical-index-mark-start text:id="IMark65564760"/><text:alphabetical-index-mark-start text:id="IMark68755784"/><text:alphabetical-index-mark-start text:id="IMark65750968"/><text:alphabetical-index-mark-start text:id="IMark72074856"/><text:alphabetical-index-mark-start text:id="IMark71536008"/>pedestrian<text:alphabetical-index-mark-end text:id="IMark71536008"/><text:alphabetical-index-mark-end text:id="IMark72074856"/><text:alphabetical-index-mark-end text:id="IMark65750968"/><text:alphabetical-index-mark-end text:id="IMark68755784"/><text:alphabetical-index-mark-end text:id="IMark65564760"/><text:alphabetical-index-mark-end text:id="IMark67081528"/>s is made.</text:p>
      <text:p text:style-name="P86"><text:soft-page-break/></text:p>
      <text:p text:style-name="P86"/>
      <text:p text:style-name="P39"><text:span text:style-name="T15">4.1.1.6.</text:span><text:span text:style-name="T58"> </text:span><text:alphabetical-index-mark-start text:id="IMark70728200"/><text:alphabetical-index-mark-start text:id="IMark69840184"/><text:alphabetical-index-mark-start text:id="IMark68151608"/><text:alphabetical-index-mark-start text:id="IMark72195880"/><text:alphabetical-index-mark-start text:id="IMark72365416"/><text:alphabetical-index-mark-start text:id="IMark69950952"/><text:alphabetical-index-mark-start text:id="IMark66860280"/><text:alphabetical-index-mark-start text:id="IMark61092168"/><text:alphabetical-index-mark-start text:id="IMark68758408"/><text:alphabetical-index-mark-start text:id="IMark67144840"/><text:alphabetical-index-mark-start text:id="IMark68735256"/><text:span text:style-name="T35">Value</text:span><text:alphabetical-index-mark-end text:id="IMark68735256"/><text:alphabetical-index-mark-end text:id="IMark67144840"/><text:alphabetical-index-mark-end text:id="IMark68758408"/><text:alphabetical-index-mark-end text:id="IMark61092168"/><text:alphabetical-index-mark-end text:id="IMark66860280"/><text:alphabetical-index-mark-end text:id="IMark69950952"/><text:alphabetical-index-mark-end text:id="IMark72365416"/><text:alphabetical-index-mark-end text:id="IMark72195880"/><text:alphabetical-index-mark-end text:id="IMark68151608"/><text:alphabetical-index-mark-end text:id="IMark69840184"/><text:alphabetical-index-mark-end text:id="IMark70728200"/><text:span text:style-name="T70">: </text:span><text:alphabetical-index-mark-start text:id="IMark65614152"/><text:alphabetical-index-mark-start text:id="IMark72324552"/><text:alphabetical-index-mark-start text:id="IMark65775000"/><text:alphabetical-index-mark-start text:id="IMark70788216"/><text:alphabetical-index-mark-start text:id="IMark67021016"/><text:span text:style-name="T73">co</text:span><text:alphabetical-index-mark-end text:id="IMark67021016"/><text:alphabetical-index-mark-end text:id="IMark70788216"/><text:alphabetical-index-mark-end text:id="IMark65775000"/><text:alphabetical-index-mark-end text:id="IMark72324552"/><text:alphabetical-index-mark-end text:id="IMark65614152"/><text:span text:style-name="T73">ntains the </text:span><text:alphabetical-index-mark-start text:id="IMark72140440"/><text:alphabetical-index-mark-start text:id="IMark72146056"/><text:alphabetical-index-mark-start text:id="IMark67318008"/><text:alphabetical-index-mark-start text:id="IMark65122152"/><text:alphabetical-index-mark-start text:id="IMark72153432"/><text:alphabetical-index-mark-start text:id="IMark65767256"/><text:span text:style-name="T73">number</text:span><text:alphabetical-index-mark-end text:id="IMark65767256"/><text:alphabetical-index-mark-end text:id="IMark72153432"/><text:alphabetical-index-mark-end text:id="IMark65122152"/><text:alphabetical-index-mark-end text:id="IMark67318008"/><text:alphabetical-index-mark-end text:id="IMark72146056"/><text:alphabetical-index-mark-end text:id="IMark72140440"/><text:span text:style-name="T73"> of </text:span><text:alphabetical-index-mark-start text:id="IMark70292152"/><text:alphabetical-index-mark-start text:id="IMark72071384"/><text:alphabetical-index-mark-start text:id="IMark68325032"/><text:alphabetical-index-mark-start text:id="IMark61223672"/><text:alphabetical-index-mark-start text:id="IMark67268584"/><text:alphabetical-index-mark-start text:id="IMark69937944"/><text:span text:style-name="T73">pedestrian</text:span><text:alphabetical-index-mark-end text:id="IMark69937944"/><text:alphabetical-index-mark-end text:id="IMark67268584"/><text:alphabetical-index-mark-end text:id="IMark61223672"/><text:alphabetical-index-mark-end text:id="IMark68325032"/><text:alphabetical-index-mark-end text:id="IMark72071384"/><text:alphabetical-index-mark-end text:id="IMark70292152"/><text:span text:style-name="T73">s </text:span><text:alphabetical-index-mark-start text:id="IMark72362600"/><text:alphabetical-index-mark-start text:id="IMark67762008"/><text:alphabetical-index-mark-start text:id="IMark61012568"/><text:alphabetical-index-mark-start text:id="IMark67783336"/><text:alphabetical-index-mark-start text:id="IMark65575560"/><text:alphabetical-index-mark-start text:id="IMark67675352"/><text:alphabetical-index-mark-start text:id="IMark66762216"/><text:alphabetical-index-mark-start text:id="IMark72058072"/><text:alphabetical-index-mark-start text:id="IMark70289848"/><text:alphabetical-index-mark-start text:id="IMark41525464"/><text:alphabetical-index-mark-start text:id="IMark72349960"/><text:span text:style-name="T73">co</text:span><text:alphabetical-index-mark-end text:id="IMark72349960"/><text:alphabetical-index-mark-end text:id="IMark41525464"/><text:alphabetical-index-mark-end text:id="IMark70289848"/><text:alphabetical-index-mark-end text:id="IMark72058072"/><text:alphabetical-index-mark-end text:id="IMark66762216"/><text:span text:style-name="T73">unt</text:span><text:alphabetical-index-mark-end text:id="IMark67675352"/><text:alphabetical-index-mark-end text:id="IMark65575560"/><text:alphabetical-index-mark-end text:id="IMark67783336"/><text:alphabetical-index-mark-end text:id="IMark61012568"/><text:alphabetical-index-mark-end text:id="IMark67762008"/><text:alphabetical-index-mark-end text:id="IMark72362600"/><text:span text:style-name="T73">ed in the </text:span><text:span text:style-name="T37">[</text:span><text:alphabetical-index-mark-start text:id="IMark61471656"/><text:alphabetical-index-mark-start text:id="IMark66253032"/><text:alphabetical-index-mark-start text:id="IMark40786696"/><text:alphabetical-index-mark-start text:id="IMark65352616"/><text:alphabetical-index-mark-start text:id="IMark68417592"/><text:span text:style-name="T37">Alt</text:span><text:alphabetical-index-mark-end text:id="IMark68417592"/><text:alphabetical-index-mark-end text:id="IMark65352616"/><text:alphabetical-index-mark-end text:id="IMark40786696"/><text:alphabetical-index-mark-end text:id="IMark66253032"/><text:alphabetical-index-mark-end text:id="IMark61471656"/><text:span text:style-name="T37">, </text:span><text:alphabetical-index-mark-start text:id="IMark70508296"/><text:alphabetical-index-mark-start text:id="IMark65702328"/><text:alphabetical-index-mark-start text:id="IMark65830088"/><text:alphabetical-index-mark-start text:id="IMark45131800"/><text:alphabetical-index-mark-start text:id="IMark68434296"/><text:span text:style-name="T37">Alt</text:span><text:alphabetical-index-mark-end text:id="IMark68434296"/><text:alphabetical-index-mark-end text:id="IMark45131800"/><text:alphabetical-index-mark-end text:id="IMark65830088"/><text:alphabetical-index-mark-end text:id="IMark65702328"/><text:alphabetical-index-mark-end text:id="IMark70508296"/><text:span text:style-name="T37"> + 100)</text:span><text:span text:style-name="T73"> interval for that particular </text:span><text:alphabetical-index-mark-start text:id="IMark70610392"/><text:alphabetical-index-mark-start text:id="IMark72254552"/><text:alphabetical-index-mark-start text:id="IMark72176824"/><text:alphabetical-index-mark-start text:id="IMark60984408"/><text:alphabetical-index-mark-start text:id="IMark67918888"/><text:alphabetical-index-mark-start text:id="IMark40456728"/><text:span text:style-name="T73">street</text:span><text:alphabetical-index-mark-end text:id="IMark40456728"/><text:alphabetical-index-mark-end text:id="IMark67918888"/><text:alphabetical-index-mark-end text:id="IMark60984408"/><text:alphabetical-index-mark-end text:id="IMark72176824"/><text:alphabetical-index-mark-end text:id="IMark72254552"/><text:alphabetical-index-mark-end text:id="IMark70610392"/><text:span text:style-name="T73">. That is, the </text:span><text:alphabetical-index-mark-start text:id="IMark72088280"/><text:alphabetical-index-mark-start text:id="IMark66822584"/><text:alphabetical-index-mark-start text:id="IMark68031352"/><text:alphabetical-index-mark-start text:id="IMark65351240"/><text:alphabetical-index-mark-start text:id="IMark71057928"/><text:alphabetical-index-mark-start text:id="IMark54199160"/><text:alphabetical-index-mark-start text:id="IMark65744136"/><text:alphabetical-index-mark-start text:id="IMark71115960"/><text:alphabetical-index-mark-start text:id="IMark71683496"/><text:alphabetical-index-mark-start text:id="IMark68047624"/><text:alphabetical-index-mark-start text:id="IMark65661496"/><text:span text:style-name="T73">value</text:span><text:alphabetical-index-mark-end text:id="IMark65661496"/><text:alphabetical-index-mark-end text:id="IMark68047624"/><text:alphabetical-index-mark-end text:id="IMark71683496"/><text:alphabetical-index-mark-end text:id="IMark71115960"/><text:alphabetical-index-mark-end text:id="IMark65744136"/><text:alphabetical-index-mark-end text:id="IMark54199160"/><text:alphabetical-index-mark-end text:id="IMark71057928"/><text:alphabetical-index-mark-end text:id="IMark65351240"/><text:alphabetical-index-mark-end text:id="IMark68031352"/><text:alphabetical-index-mark-end text:id="IMark66822584"/><text:alphabetical-index-mark-end text:id="IMark72088280"/><text:span text:style-name="T73">s f</text:span><text:alphabetical-index-mark-start text:id="IMark70590248"/><text:alphabetical-index-mark-start text:id="IMark61043256"/><text:alphabetical-index-mark-start text:id="IMark68730488"/><text:alphabetical-index-mark-start text:id="IMark72220776"/><text:alphabetical-index-mark-start text:id="IMark66654008"/><text:span text:style-name="T73">ro</text:span><text:alphabetical-index-mark-end text:id="IMark66654008"/><text:alphabetical-index-mark-end text:id="IMark72220776"/><text:alphabetical-index-mark-end text:id="IMark68730488"/><text:alphabetical-index-mark-end text:id="IMark61043256"/><text:alphabetical-index-mark-end text:id="IMark70590248"/><text:span text:style-name="T79">m</text:span><text:span text:style-name="T73"> the whole </text:span><text:alphabetical-index-mark-start text:id="IMark61202184"/><text:alphabetical-index-mark-start text:id="IMark67287736"/><text:alphabetical-index-mark-start text:id="IMark69448040"/><text:alphabetical-index-mark-start text:id="IMark72327080"/><text:alphabetical-index-mark-start text:id="IMark70150504"/><text:alphabetical-index-mark-start text:id="IMark72218248"/><text:span text:style-name="T73">block</text:span><text:alphabetical-index-mark-end text:id="IMark72218248"/><text:alphabetical-index-mark-end text:id="IMark70150504"/><text:alphabetical-index-mark-end text:id="IMark72327080"/><text:alphabetical-index-mark-end text:id="IMark69448040"/><text:alphabetical-index-mark-end text:id="IMark67287736"/><text:alphabetical-index-mark-end text:id="IMark61202184"/><text:span text:style-name="T73">, for a given </text:span><text:alphabetical-index-mark-start text:id="IMark71914328"/><text:alphabetical-index-mark-start text:id="IMark72484088"/><text:alphabetical-index-mark-start text:id="IMark65564760"/><text:alphabetical-index-mark-start text:id="IMark67081528"/><text:alphabetical-index-mark-start text:id="IMark68755784"/><text:alphabetical-index-mark-start text:id="IMark65750968"/><text:span text:style-name="T73">street</text:span><text:alphabetical-index-mark-end text:id="IMark65750968"/><text:alphabetical-index-mark-end text:id="IMark68755784"/><text:alphabetical-index-mark-end text:id="IMark67081528"/><text:alphabetical-index-mark-end text:id="IMark65564760"/><text:alphabetical-index-mark-end text:id="IMark72484088"/><text:alphabetical-index-mark-end text:id="IMark71914328"/><text:span text:style-name="T73"> as expressed in </text:span><text:alphabetical-index-mark-start text:id="IMark72074856"/><text:alphabetical-index-mark-start text:id="IMark71536008"/><text:alphabetical-index-mark-start text:id="IMark68003944"/><text:alphabetical-index-mark-start text:id="IMark70599592"/><text:alphabetical-index-mark-start text:id="IMark68185912"/><text:alphabetical-index-mark-start text:id="IMark69369320"/><text:alphabetical-index-mark-start text:id="IMark72296744"/><text:alphabetical-index-mark-start text:id="IMark65654264"/><text:alphabetical-index-mark-start text:id="IMark60695336"/><text:alphabetical-index-mark-start text:id="IMark70743096"/><text:span text:style-name="T37">Ab</text:span><text:alphabetical-index-mark-end text:id="IMark70743096"/><text:alphabetical-index-mark-end text:id="IMark60695336"/><text:alphabetical-index-mark-end text:id="IMark65654264"/><text:alphabetical-index-mark-end text:id="IMark72296744"/><text:alphabetical-index-mark-end text:id="IMark69369320"/><text:span text:style-name="T37">r</text:span><text:alphabetical-index-mark-end text:id="IMark68185912"/><text:alphabetical-index-mark-end text:id="IMark70599592"/><text:alphabetical-index-mark-end text:id="IMark68003944"/><text:alphabetical-index-mark-end text:id="IMark71536008"/><text:alphabetical-index-mark-end text:id="IMark72074856"/><text:span text:style-name="T73">.</text:span></text:p>
      <text:p text:style-name="P94"/>
      <text:p text:style-name="P94"/>
      <text:p text:style-name="P39"><text:span text:style-name="T15">4.1.1.7.</text:span><text:span text:style-name="T58"> </text:span><text:alphabetical-index-mark-start text:id="IMark72168376"/><text:alphabetical-index-mark-start text:id="IMark46063576"/><text:alphabetical-index-mark-start text:id="IMark72090408"/><text:alphabetical-index-mark-start text:id="IMark64953160"/><text:alphabetical-index-mark-start text:id="IMark71576968"/><text:span text:style-name="T35">Hr</text:span><text:alphabetical-index-mark-end text:id="IMark71576968"/><text:alphabetical-index-mark-end text:id="IMark64953160"/><text:alphabetical-index-mark-end text:id="IMark72090408"/><text:alphabetical-index-mark-end text:id="IMark46063576"/><text:alphabetical-index-mark-end text:id="IMark72168376"/><text:span text:style-name="T35">:</text:span><text:span text:style-name="T74"> </text:span><text:alphabetical-index-mark-start text:id="IMark66846984"/><text:alphabetical-index-mark-start text:id="IMark72144664"/><text:alphabetical-index-mark-start text:id="IMark71598360"/><text:alphabetical-index-mark-start text:id="IMark70421512"/><text:alphabetical-index-mark-start text:id="IMark72360072"/><text:alphabetical-index-mark-start text:id="IMark72357544"/><text:span text:style-name="T74">hour</text:span><text:alphabetical-index-mark-end text:id="IMark72357544"/><text:alphabetical-index-mark-end text:id="IMark72360072"/><text:alphabetical-index-mark-end text:id="IMark70421512"/><text:alphabetical-index-mark-end text:id="IMark71598360"/><text:alphabetical-index-mark-end text:id="IMark72144664"/><text:alphabetical-index-mark-end text:id="IMark66846984"/><text:span text:style-name="T74"> interval at which the </text:span><text:alphabetical-index-mark-start text:id="IMark65187208"/><text:alphabetical-index-mark-start text:id="IMark72155736"/><text:alphabetical-index-mark-start text:id="IMark69401464"/><text:alphabetical-index-mark-start text:id="IMark69372920"/><text:alphabetical-index-mark-start text:id="IMark69221656"/><text:alphabetical-index-mark-start text:id="IMark60516568"/><text:alphabetical-index-mark-start text:id="IMark60562920"/><text:alphabetical-index-mark-start text:id="IMark69445624"/><text:alphabetical-index-mark-start text:id="IMark68210632"/><text:alphabetical-index-mark-start text:id="IMark66984120"/><text:alphabetical-index-mark-start text:id="IMark65788152"/><text:alphabetical-index-mark-start text:id="IMark72136216"/><text:span text:style-name="T74">sample</text:span><text:alphabetical-index-mark-end text:id="IMark72136216"/><text:alphabetical-index-mark-end text:id="IMark65788152"/><text:alphabetical-index-mark-end text:id="IMark66984120"/><text:alphabetical-index-mark-end text:id="IMark68210632"/><text:alphabetical-index-mark-end text:id="IMark69445624"/><text:alphabetical-index-mark-end text:id="IMark60562920"/><text:alphabetical-index-mark-end text:id="IMark60516568"/><text:alphabetical-index-mark-end text:id="IMark69221656"/><text:alphabetical-index-mark-end text:id="IMark69372920"/><text:alphabetical-index-mark-end text:id="IMark69401464"/><text:alphabetical-index-mark-end text:id="IMark72155736"/><text:alphabetical-index-mark-end text:id="IMark65187208"/><text:span text:style-name="T74"> is taken.</text:span></text:p>
      <text:p text:style-name="P94"/>
      <text:p text:style-name="P94"/>
      <text:p text:style-name="P39"><text:span text:style-name="T15">4.1.1.8.</text:span><text:span text:style-name="T58"> </text:span><text:alphabetical-index-mark-start text:id="IMark72195880"/><text:alphabetical-index-mark-start text:id="IMark72365416"/><text:alphabetical-index-mark-start text:id="IMark69950952"/><text:alphabetical-index-mark-start text:id="IMark66860280"/><text:alphabetical-index-mark-start text:id="IMark61092168"/><text:alphabetical-index-mark-start text:id="IMark68758408"/><text:alphabetical-index-mark-start text:id="IMark67144840"/><text:alphabetical-index-mark-start text:id="IMark68735256"/><text:alphabetical-index-mark-start text:id="IMark67575320"/><text:alphabetical-index-mark-start text:id="IMark41416888"/><text:alphabetical-index-mark-start text:id="IMark65614152"/><text:span text:style-name="T35">Day</text:span><text:alphabetical-index-mark-end text:id="IMark65614152"/><text:alphabetical-index-mark-end text:id="IMark41416888"/><text:alphabetical-index-mark-end text:id="IMark67575320"/><text:alphabetical-index-mark-end text:id="IMark68735256"/><text:alphabetical-index-mark-end text:id="IMark67144840"/><text:alphabetical-index-mark-end text:id="IMark68758408"/><text:span text:style-name="T35">n</text:span><text:alphabetical-index-mark-end text:id="IMark61092168"/><text:alphabetical-index-mark-end text:id="IMark66860280"/><text:alphabetical-index-mark-end text:id="IMark69950952"/><text:alphabetical-index-mark-end text:id="IMark72365416"/><text:alphabetical-index-mark-end text:id="IMark72195880"/><text:span text:style-name="T35">: </text:span><text:alphabetical-index-mark-start text:id="IMark72324552"/><text:alphabetical-index-mark-start text:id="IMark65775000"/><text:alphabetical-index-mark-start text:id="IMark70788216"/><text:alphabetical-index-mark-start text:id="IMark67021016"/><text:alphabetical-index-mark-start text:id="IMark71062952"/><text:alphabetical-index-mark-start text:id="IMark69232072"/><text:span text:style-name="T75">number</text:span><text:alphabetical-index-mark-end text:id="IMark69232072"/><text:alphabetical-index-mark-end text:id="IMark71062952"/><text:alphabetical-index-mark-end text:id="IMark67021016"/><text:alphabetical-index-mark-end text:id="IMark70788216"/><text:alphabetical-index-mark-end text:id="IMark65775000"/><text:alphabetical-index-mark-end text:id="IMark72324552"/><text:span text:style-name="T75"> </text:span><text:alphabetical-index-mark-start text:id="IMark72140440"/><text:alphabetical-index-mark-start text:id="IMark72146056"/><text:alphabetical-index-mark-start text:id="IMark67318008"/><text:alphabetical-index-mark-start text:id="IMark65122152"/><text:alphabetical-index-mark-start text:id="IMark72153432"/><text:span text:style-name="T75">co</text:span><text:alphabetical-index-mark-end text:id="IMark72153432"/><text:alphabetical-index-mark-end text:id="IMark65122152"/><text:alphabetical-index-mark-end text:id="IMark67318008"/><text:alphabetical-index-mark-end text:id="IMark72146056"/><text:alphabetical-index-mark-end text:id="IMark72140440"/><text:span text:style-name="T75">rresponding to the </text:span><text:alphabetical-index-mark-start text:id="IMark65767256"/><text:alphabetical-index-mark-start text:id="IMark60883144"/><text:alphabetical-index-mark-start text:id="IMark46039480"/><text:alphabetical-index-mark-start text:id="IMark70292152"/><text:alphabetical-index-mark-start text:id="IMark72071384"/><text:alphabetical-index-mark-start text:id="IMark68325032"/><text:span text:style-name="T75">day</text:span><text:alphabetical-index-mark-end text:id="IMark68325032"/><text:alphabetical-index-mark-end text:id="IMark72071384"/><text:alphabetical-index-mark-end text:id="IMark70292152"/><text:alphabetical-index-mark-end text:id="IMark46039480"/><text:alphabetical-index-mark-end text:id="IMark60883144"/><text:alphabetical-index-mark-end text:id="IMark65767256"/><text:span text:style-name="T75"> of the month.</text:span></text:p>
      <text:p text:style-name="P95"/>
      <text:p text:style-name="P95"/>
      <text:p text:style-name="P41"><text:span text:style-name="T15">4.1.1.9.</text:span><text:span text:style-name="T58"> </text:span><text:alphabetical-index-mark-start text:id="IMark67675352"/><text:alphabetical-index-mark-start text:id="IMark65582760"/><text:alphabetical-index-mark-start text:id="IMark46183960"/><text:alphabetical-index-mark-start text:id="IMark60751384"/><text:alphabetical-index-mark-start text:id="IMark61471656"/><text:alphabetical-index-mark-start text:id="IMark66253032"/><text:alphabetical-index-mark-start text:id="IMark40786696"/><text:alphabetical-index-mark-start text:id="IMark65352616"/><text:alphabetical-index-mark-start text:id="IMark68417592"/><text:alphabetical-index-mark-start text:id="IMark60520664"/><text:alphabetical-index-mark-start text:id="IMark66213400"/><text:span text:style-name="T35">Day</text:span><text:alphabetical-index-mark-end text:id="IMark66213400"/><text:alphabetical-index-mark-end text:id="IMark60520664"/><text:alphabetical-index-mark-end text:id="IMark68417592"/><text:alphabetical-index-mark-end text:id="IMark65352616"/><text:alphabetical-index-mark-end text:id="IMark40786696"/><text:alphabetical-index-mark-end text:id="IMark66253032"/><text:span text:style-name="T35">w</text:span><text:alphabetical-index-mark-end text:id="IMark61471656"/><text:alphabetical-index-mark-end text:id="IMark60751384"/><text:alphabetical-index-mark-end text:id="IMark46183960"/><text:alphabetical-index-mark-end text:id="IMark65582760"/><text:alphabetical-index-mark-end text:id="IMark67675352"/><text:span text:style-name="T35">: </text:span><text:alphabetical-index-mark-start text:id="IMark70508296"/><text:alphabetical-index-mark-start text:id="IMark65702328"/><text:alphabetical-index-mark-start text:id="IMark65830088"/><text:alphabetical-index-mark-start text:id="IMark45131800"/><text:alphabetical-index-mark-start text:id="IMark68434296"/><text:alphabetical-index-mark-start text:id="IMark66273352"/><text:span text:style-name="T75">day</text:span><text:alphabetical-index-mark-end text:id="IMark66273352"/><text:alphabetical-index-mark-end text:id="IMark68434296"/><text:alphabetical-index-mark-end text:id="IMark45131800"/><text:alphabetical-index-mark-end text:id="IMark65830088"/><text:alphabetical-index-mark-end text:id="IMark65702328"/><text:alphabetical-index-mark-end text:id="IMark70508296"/><text:span text:style-name="T75"> of the week, as a t</text:span><text:alphabetical-index-mark-start text:id="IMark45871064"/><text:alphabetical-index-mark-start text:id="IMark69547992"/><text:alphabetical-index-mark-start text:id="IMark70610392"/><text:alphabetical-index-mark-start text:id="IMark72254552"/><text:alphabetical-index-mark-start text:id="IMark72176824"/><text:span text:style-name="T75">hr</text:span><text:alphabetical-index-mark-end text:id="IMark72176824"/><text:alphabetical-index-mark-end text:id="IMark72254552"/><text:alphabetical-index-mark-end text:id="IMark70610392"/><text:alphabetical-index-mark-end text:id="IMark69547992"/><text:alphabetical-index-mark-end text:id="IMark45871064"/><text:span text:style-name="T75">ee letter </text:span><text:alphabetical-index-mark-start text:id="IMark60984408"/><text:alphabetical-index-mark-start text:id="IMark67918888"/><text:alphabetical-index-mark-start text:id="IMark40456728"/><text:alphabetical-index-mark-start text:id="IMark65803288"/><text:alphabetical-index-mark-start text:id="IMark61275576"/><text:alphabetical-index-mark-start text:id="IMark72088280"/><text:alphabetical-index-mark-start text:id="IMark66822584"/><text:alphabetical-index-mark-start text:id="IMark68031352"/><text:alphabetical-index-mark-start text:id="IMark65351240"/><text:span text:style-name="T75">ab</text:span><text:alphabetical-index-mark-end text:id="IMark65351240"/><text:alphabetical-index-mark-end text:id="IMark68031352"/><text:alphabetical-index-mark-end text:id="IMark66822584"/><text:alphabetical-index-mark-end text:id="IMark72088280"/><text:alphabetical-index-mark-end text:id="IMark61275576"/><text:span text:style-name="T75">breviation</text:span><text:alphabetical-index-mark-end text:id="IMark65803288"/><text:alphabetical-index-mark-end text:id="IMark40456728"/><text:alphabetical-index-mark-end text:id="IMark67918888"/><text:alphabetical-index-mark-end text:id="IMark60984408"/><text:span text:style-name="T75">.</text:span></text:p>
      <text:p text:style-name="P94"/>
      <text:p text:style-name="P94"/>
      <text:p text:style-name="P39"><text:span text:style-name="T15">4.1.1.10.</text:span><text:span text:style-name="T58"> </text:span><text:alphabetical-index-mark-start text:id="IMark61202184"/><text:alphabetical-index-mark-start text:id="IMark67287736"/><text:alphabetical-index-mark-start text:id="IMark69448040"/><text:alphabetical-index-mark-start text:id="IMark72327080"/><text:alphabetical-index-mark-start text:id="IMark70150504"/><text:span text:style-name="T35">Monthn</text:span><text:alphabetical-index-mark-end text:id="IMark70150504"/><text:alphabetical-index-mark-end text:id="IMark72327080"/><text:alphabetical-index-mark-end text:id="IMark69448040"/><text:alphabetical-index-mark-end text:id="IMark67287736"/><text:alphabetical-index-mark-end text:id="IMark61202184"/><text:span text:style-name="T35">:</text:span><text:span text:style-name="T70"> </text:span><text:alphabetical-index-mark-start text:id="IMark72218248"/><text:alphabetical-index-mark-start text:id="IMark70230984"/><text:alphabetical-index-mark-start text:id="IMark72334664"/><text:alphabetical-index-mark-start text:id="IMark71914328"/><text:alphabetical-index-mark-start text:id="IMark72484088"/><text:alphabetical-index-mark-start text:id="IMark65564760"/><text:span text:style-name="T75">number</text:span><text:alphabetical-index-mark-end text:id="IMark65564760"/><text:alphabetical-index-mark-end text:id="IMark72484088"/><text:alphabetical-index-mark-end text:id="IMark71914328"/><text:alphabetical-index-mark-end text:id="IMark72334664"/><text:alphabetical-index-mark-end text:id="IMark70230984"/><text:alphabetical-index-mark-end text:id="IMark72218248"/><text:span text:style-name="T75"> </text:span><text:alphabetical-index-mark-start text:id="IMark67081528"/><text:alphabetical-index-mark-start text:id="IMark68755784"/><text:alphabetical-index-mark-start text:id="IMark65750968"/><text:alphabetical-index-mark-start text:id="IMark72162088"/><text:alphabetical-index-mark-start text:id="IMark67758120"/><text:span text:style-name="T75">co</text:span><text:alphabetical-index-mark-end text:id="IMark67758120"/><text:alphabetical-index-mark-end text:id="IMark72162088"/><text:alphabetical-index-mark-end text:id="IMark65750968"/><text:alphabetical-index-mark-end text:id="IMark68755784"/><text:alphabetical-index-mark-end text:id="IMark67081528"/><text:span text:style-name="T75">rresponding to the month.</text:span></text:p>
      <text:p text:style-name="P94"/>
      <text:p text:style-name="P94"/>
      <text:p text:style-name="P39"><text:span text:style-name="T15">4.1.1.11.</text:span><text:span text:style-name="T58"> </text:span><text:alphabetical-index-mark-start text:id="IMark69393176"/><text:alphabetical-index-mark-start text:id="IMark68157176"/><text:alphabetical-index-mark-start text:id="IMark72284104"/><text:alphabetical-index-mark-start text:id="IMark67386696"/><text:alphabetical-index-mark-start text:id="IMark66917000"/><text:span text:style-name="T35">Year</text:span><text:alphabetical-index-mark-end text:id="IMark66917000"/><text:alphabetical-index-mark-end text:id="IMark67386696"/><text:alphabetical-index-mark-end text:id="IMark72284104"/><text:alphabetical-index-mark-end text:id="IMark68157176"/><text:alphabetical-index-mark-end text:id="IMark69393176"/><text:span text:style-name="T35">: </text:span><text:span text:style-name="T75">self explanatory.</text:span></text:p>
      <text:p text:style-name="P94"/>
      <text:p text:style-name="P94"/>
      <text:p text:style-name="P39"><text:span text:style-name="T15">4.1.1.12.</text:span><text:span text:style-name="T58"> </text:span><text:alphabetical-index-mark-start text:id="IMark72144664"/><text:alphabetical-index-mark-start text:id="IMark71598360"/><text:alphabetical-index-mark-start text:id="IMark70421512"/><text:alphabetical-index-mark-start text:id="IMark72360072"/><text:alphabetical-index-mark-start text:id="IMark72357544"/><text:span text:style-name="T35">T</text:span><text:alphabetical-index-mark-start text:id="IMark71226936"/><text:alphabetical-index-mark-start text:id="IMark70689368"/><text:alphabetical-index-mark-start text:id="IMark65187208"/><text:alphabetical-index-mark-start text:id="IMark72155736"/><text:span text:style-name="T35">stamp</text:span><text:alphabetical-index-mark-end text:id="IMark72155736"/><text:alphabetical-index-mark-end text:id="IMark65187208"/><text:alphabetical-index-mark-end text:id="IMark70689368"/><text:alphabetical-index-mark-end text:id="IMark71226936"/><text:alphabetical-index-mark-end text:id="IMark72357544"/><text:alphabetical-index-mark-end text:id="IMark72360072"/><text:alphabetical-index-mark-end text:id="IMark70421512"/><text:alphabetical-index-mark-end text:id="IMark71598360"/><text:alphabetical-index-mark-end text:id="IMark72144664"/><text:span text:style-name="T35">: </text:span><text:alphabetical-index-mark-start text:id="IMark69401464"/><text:alphabetical-index-mark-start text:id="IMark69372920"/><text:alphabetical-index-mark-start text:id="IMark69221656"/><text:alphabetical-index-mark-start text:id="IMark60516568"/><text:alphabetical-index-mark-start text:id="IMark60562920"/><text:alphabetical-index-mark-start text:id="IMark69445624"/><text:alphabetical-index-mark-start text:id="IMark68210632"/><text:alphabetical-index-mark-start text:id="IMark66984120"/><text:alphabetical-index-mark-start text:id="IMark65788152"/><text:span text:style-name="T75">time</text:span><text:alphabetical-index-mark-end text:id="IMark65788152"/><text:alphabetical-index-mark-end text:id="IMark66984120"/><text:alphabetical-index-mark-end text:id="IMark68210632"/><text:alphabetical-index-mark-end text:id="IMark69445624"/><text:alphabetical-index-mark-end text:id="IMark60562920"/><text:alphabetical-index-mark-end text:id="IMark60516568"/><text:span text:style-name="T75"> </text:span><text:alphabetical-index-mark-start text:id="IMark72136216"/><text:alphabetical-index-mark-start text:id="IMark65480840"/><text:alphabetical-index-mark-start text:id="IMark65671864"/><text:alphabetical-index-mark-start text:id="IMark61200264"/><text:span text:style-name="T75">stamp</text:span><text:alphabetical-index-mark-end text:id="IMark61200264"/><text:alphabetical-index-mark-end text:id="IMark65671864"/><text:alphabetical-index-mark-end text:id="IMark65480840"/><text:alphabetical-index-mark-end text:id="IMark72136216"/><text:alphabetical-index-mark-end text:id="IMark69221656"/><text:alphabetical-index-mark-end text:id="IMark69372920"/><text:alphabetical-index-mark-end text:id="IMark69401464"/><text:span text:style-name="T75">, p</text:span><text:alphabetical-index-mark-start text:id="IMark70728200"/><text:alphabetical-index-mark-start text:id="IMark64888920"/><text:alphabetical-index-mark-start text:id="IMark68151608"/><text:alphabetical-index-mark-start text:id="IMark69840184"/><text:alphabetical-index-mark-start text:id="IMark61223672"/><text:span text:style-name="T75">ro</text:span><text:alphabetical-index-mark-end text:id="IMark61223672"/><text:alphabetical-index-mark-end text:id="IMark69840184"/><text:alphabetical-index-mark-end text:id="IMark68151608"/><text:alphabetical-index-mark-end text:id="IMark64888920"/><text:alphabetical-index-mark-end text:id="IMark70728200"/><text:span text:style-name="T75">v</text:span><text:alphabetical-index-mark-start text:id="IMark67268584"/><text:alphabetical-index-mark-start text:id="IMark68758408"/><text:alphabetical-index-mark-start text:id="IMark67144840"/><text:alphabetical-index-mark-start text:id="IMark68735256"/><text:alphabetical-index-mark-start text:id="IMark67575320"/><text:span text:style-name="T75">id</text:span><text:alphabetical-index-mark-end text:id="IMark67575320"/><text:alphabetical-index-mark-end text:id="IMark68735256"/><text:alphabetical-index-mark-end text:id="IMark67144840"/><text:alphabetical-index-mark-end text:id="IMark68758408"/><text:alphabetical-index-mark-end text:id="IMark67268584"/><text:span text:style-name="T75">ed by the RDBMS itself.</text:span></text:p>
      <text:p text:style-name="P32"/>
      <text:p text:style-name="P32"/>
      <text:h text:style-name="Heading_20_3" text:outline-level="3"><text:bookmark-start text:name="__RefHeading___Toc3188_309449435"/>4.1.2. <text:span text:style-name="T35">trf_ppcm</text:span><text:bookmark-end text:name="__RefHeading___Toc3188_309449435"/></text:h>
      <text:p text:style-name="P32"/>
      <text:p text:style-name="P32">Thus t<text:alphabetical-index-mark-start text:id="IMark46039480"/><text:alphabetical-index-mark-start text:id="IMark70292152"/><text:alphabetical-index-mark-start text:id="IMark72071384"/><text:alphabetical-index-mark-start text:id="IMark68325032"/><text:alphabetical-index-mark-start text:id="IMark72349960"/>ab<text:alphabetical-index-mark-end text:id="IMark72349960"/><text:alphabetical-index-mark-end text:id="IMark68325032"/><text:alphabetical-index-mark-end text:id="IMark72071384"/><text:alphabetical-index-mark-end text:id="IMark70292152"/><text:alphabetical-index-mark-end text:id="IMark46039480"/>le <text:alphabetical-index-mark-start text:id="IMark72362600"/><text:alphabetical-index-mark-start text:id="IMark45133992"/><text:alphabetical-index-mark-start text:id="IMark61012568"/><text:alphabetical-index-mark-start text:id="IMark67762008"/><text:alphabetical-index-mark-start text:id="IMark65575560"/>co<text:alphabetical-index-mark-end text:id="IMark65575560"/><text:alphabetical-index-mark-end text:id="IMark67762008"/><text:alphabetical-index-mark-end text:id="IMark61012568"/><text:alphabetical-index-mark-end text:id="IMark45133992"/><text:alphabetical-index-mark-end text:id="IMark72362600"/>ntains <text:alphabetical-index-mark-start text:id="IMark67783336"/><text:alphabetical-index-mark-start text:id="IMark71057928"/><text:alphabetical-index-mark-start text:id="IMark54199160"/><text:alphabetical-index-mark-start text:id="IMark66253032"/><text:alphabetical-index-mark-start text:id="IMark40786696"/><text:alphabetical-index-mark-start text:id="IMark65352616"/><text:alphabetical-index-mark-start text:id="IMark68417592"/><text:alphabetical-index-mark-start text:id="IMark60520664"/>data<text:alphabetical-index-mark-end text:id="IMark60520664"/><text:alphabetical-index-mark-end text:id="IMark68417592"/><text:alphabetical-index-mark-end text:id="IMark65352616"/><text:alphabetical-index-mark-end text:id="IMark40786696"/><text:alphabetical-index-mark-end text:id="IMark66253032"/><text:alphabetical-index-mark-end text:id="IMark54199160"/><text:alphabetical-index-mark-end text:id="IMark71057928"/><text:alphabetical-index-mark-end text:id="IMark67783336"/> regarding known <text:alphabetical-index-mark-start text:id="IMark66213400"/><text:alphabetical-index-mark-start text:id="IMark65744136"/><text:alphabetical-index-mark-start text:id="IMark67675352"/><text:alphabetical-index-mark-start text:id="IMark65582760"/><text:alphabetical-index-mark-start text:id="IMark46183960"/><text:alphabetical-index-mark-start text:id="IMark60751384"/><text:alphabetical-index-mark-start text:id="IMark61471656"/><text:alphabetical-index-mark-start text:id="IMark71115960"/><text:alphabetical-index-mark-start text:id="IMark71683496"/><text:alphabetical-index-mark-start text:id="IMark70508296"/><text:alphabetical-index-mark-start text:id="IMark65702328"/><text:alphabetical-index-mark-start text:id="IMark65830088"/><text:alphabetical-index-mark-start text:id="IMark45131800"/><text:alphabetical-index-mark-start text:id="IMark68434296"/>price<text:alphabetical-index-mark-end text:id="IMark68434296"/><text:alphabetical-index-mark-end text:id="IMark45131800"/><text:alphabetical-index-mark-end text:id="IMark65830088"/><text:alphabetical-index-mark-end text:id="IMark65702328"/><text:alphabetical-index-mark-end text:id="IMark70508296"/><text:alphabetical-index-mark-end text:id="IMark71683496"/><text:alphabetical-index-mark-end text:id="IMark71115960"/><text:alphabetical-index-mark-end text:id="IMark61471656"/><text:alphabetical-index-mark-end text:id="IMark60751384"/><text:alphabetical-index-mark-end text:id="IMark46183960"/><text:alphabetical-index-mark-end text:id="IMark65582760"/><text:alphabetical-index-mark-end text:id="IMark67675352"/><text:alphabetical-index-mark-end text:id="IMark65744136"/><text:alphabetical-index-mark-end text:id="IMark66213400"/>s asked for actual <text:alphabetical-index-mark-start text:id="IMark66273352"/><text:alphabetical-index-mark-start text:id="IMark68047624"/><text:alphabetical-index-mark-start text:id="IMark65661496"/><text:alphabetical-index-mark-start text:id="IMark45871064"/><text:alphabetical-index-mark-start text:id="IMark69547992"/><text:alphabetical-index-mark-start text:id="IMark70610392"/><text:alphabetical-index-mark-start text:id="IMark72254552"/>p<text:alphabetical-index-mark-start text:id="IMark72176824"/><text:alphabetical-index-mark-start text:id="IMark68109976"/><text:alphabetical-index-mark-start text:id="IMark72131992"/><text:alphabetical-index-mark-start text:id="IMark61275576"/><text:alphabetical-index-mark-start text:id="IMark72088280"/>ro<text:alphabetical-index-mark-end text:id="IMark72088280"/><text:alphabetical-index-mark-end text:id="IMark61275576"/><text:alphabetical-index-mark-end text:id="IMark72131992"/><text:alphabetical-index-mark-end text:id="IMark68109976"/><text:alphabetical-index-mark-end text:id="IMark72176824"/>perties<text:alphabetical-index-mark-end text:id="IMark72254552"/><text:alphabetical-index-mark-end text:id="IMark70610392"/><text:alphabetical-index-mark-end text:id="IMark69547992"/><text:alphabetical-index-mark-end text:id="IMark45871064"/><text:alphabetical-index-mark-end text:id="IMark65661496"/><text:alphabetical-index-mark-end text:id="IMark68047624"/><text:alphabetical-index-mark-end text:id="IMark66273352"/> in the area of interest.</text:p>
      <text:p text:style-name="P37"/>
      <text:p text:style-name="P42"><text:span text:style-name="T15">4.1.2.1.</text:span><text:span text:style-name="T58"> </text:span><text:alphabetical-index-mark-start text:id="IMark60984408"/><text:alphabetical-index-mark-start text:id="IMark67918888"/><text:alphabetical-index-mark-start text:id="IMark40456728"/><text:alphabetical-index-mark-start text:id="IMark65803288"/><text:alphabetical-index-mark-start text:id="IMark61043256"/><text:span text:style-name="T35">Id</text:span><text:alphabetical-index-mark-end text:id="IMark61043256"/><text:alphabetical-index-mark-end text:id="IMark65803288"/><text:alphabetical-index-mark-end text:id="IMark40456728"/><text:alphabetical-index-mark-end text:id="IMark67918888"/><text:alphabetical-index-mark-end text:id="IMark60984408"/><text:span text:style-name="T70">: </text:span><text:span text:style-name="T76">see [</text:span><text:span text:style-name="T80">4.1.1.1.</text:span><text:span text:style-name="T76">].</text:span></text:p>
      <text:p text:style-name="P87"/>
      <text:p text:style-name="P87"/>
      <text:p text:style-name="P43"><text:soft-page-break/><text:span text:style-name="T15">4.1.2.2.</text:span><text:span text:style-name="T58"> </text:span><text:alphabetical-index-mark-start text:id="IMark65654264"/><text:alphabetical-index-mark-start text:id="IMark60695336"/><text:alphabetical-index-mark-start text:id="IMark70743096"/><text:alphabetical-index-mark-start text:id="IMark72218248"/><text:alphabetical-index-mark-start text:id="IMark70230984"/><text:alphabetical-index-mark-start text:id="IMark72334664"/><text:alphabetical-index-mark-start text:id="IMark71914328"/><text:alphabetical-index-mark-start text:id="IMark72484088"/><text:alphabetical-index-mark-start text:id="IMark65564760"/><text:alphabetical-index-mark-start text:id="IMark61562664"/><text:span text:style-name="T35">Co</text:span><text:alphabetical-index-mark-end text:id="IMark61562664"/><text:alphabetical-index-mark-end text:id="IMark65564760"/><text:alphabetical-index-mark-end text:id="IMark72484088"/><text:alphabetical-index-mark-end text:id="IMark71914328"/><text:alphabetical-index-mark-end text:id="IMark72334664"/><text:span text:style-name="T35">ntext</text:span><text:alphabetical-index-mark-end text:id="IMark70230984"/><text:alphabetical-index-mark-end text:id="IMark72218248"/><text:alphabetical-index-mark-end text:id="IMark70743096"/><text:alphabetical-index-mark-end text:id="IMark60695336"/><text:alphabetical-index-mark-end text:id="IMark65654264"/><text:span text:style-name="T70">: </text:span><text:span text:style-name="T76">see [</text:span><text:span text:style-name="T80">4.1.1.</text:span><text:span text:style-name="T81">2</text:span><text:span text:style-name="T80">.</text:span><text:span text:style-name="T76">].</text:span></text:p>
      <text:p text:style-name="P88"/>
      <text:p text:style-name="P88"/>
      <text:p text:style-name="P43"><text:span text:style-name="T15">4.1.2.3.</text:span><text:span text:style-name="T58"> </text:span><text:alphabetical-index-mark-start text:id="IMark68157176"/><text:alphabetical-index-mark-start text:id="IMark72284104"/><text:alphabetical-index-mark-start text:id="IMark67386696"/><text:alphabetical-index-mark-start text:id="IMark66917000"/><text:alphabetical-index-mark-start text:id="IMark46063576"/><text:span text:style-name="T35">Status</text:span><text:alphabetical-index-mark-end text:id="IMark46063576"/><text:alphabetical-index-mark-end text:id="IMark66917000"/><text:alphabetical-index-mark-end text:id="IMark67386696"/><text:alphabetical-index-mark-end text:id="IMark72284104"/><text:alphabetical-index-mark-end text:id="IMark68157176"/><text:span text:style-name="T70">: </text:span><text:span text:style-name="T76">see [</text:span><text:span text:style-name="T80">4.1.1.</text:span><text:span text:style-name="T81">3</text:span><text:span text:style-name="T80">.</text:span><text:span text:style-name="T76">].</text:span></text:p>
      <text:p text:style-name="P88"/>
      <text:p text:style-name="P88"/>
      <text:p text:style-name="P44"><text:span text:style-name="T15">4.1.2.4.</text:span><text:span text:style-name="T58"> </text:span><text:alphabetical-index-mark-start text:id="IMark72357544"/><text:alphabetical-index-mark-start text:id="IMark71226936"/><text:alphabetical-index-mark-start text:id="IMark70689368"/><text:alphabetical-index-mark-start text:id="IMark65187208"/><text:alphabetical-index-mark-start text:id="IMark72155736"/><text:alphabetical-index-mark-start text:id="IMark72365416"/><text:alphabetical-index-mark-start text:id="IMark69950952"/><text:alphabetical-index-mark-start text:id="IMark60516568"/><text:alphabetical-index-mark-start text:id="IMark60562920"/><text:alphabetical-index-mark-start text:id="IMark69445624"/><text:span text:style-name="T35">Ab</text:span><text:alphabetical-index-mark-end text:id="IMark69445624"/><text:alphabetical-index-mark-end text:id="IMark60562920"/><text:alphabetical-index-mark-end text:id="IMark60516568"/><text:alphabetical-index-mark-end text:id="IMark69950952"/><text:alphabetical-index-mark-end text:id="IMark72365416"/><text:span text:style-name="T35">r</text:span><text:alphabetical-index-mark-end text:id="IMark72155736"/><text:alphabetical-index-mark-end text:id="IMark65187208"/><text:alphabetical-index-mark-end text:id="IMark70689368"/><text:alphabetical-index-mark-end text:id="IMark71226936"/><text:alphabetical-index-mark-end text:id="IMark72357544"/><text:span text:style-name="T70">: </text:span><text:span text:style-name="T76">see [</text:span><text:span text:style-name="T80">4.1.1.</text:span><text:span text:style-name="T82">4</text:span><text:span text:style-name="T80">.</text:span><text:span text:style-name="T76">].</text:span></text:p>
      <text:p text:style-name="P89"/>
      <text:p text:style-name="P89"/>
      <text:p text:style-name="P44"><text:span text:style-name="T15">4.1.2.5.</text:span><text:span text:style-name="T58"> </text:span><text:alphabetical-index-mark-start text:id="IMark67268584"/><text:alphabetical-index-mark-start text:id="IMark68758408"/><text:alphabetical-index-mark-start text:id="IMark67144840"/><text:alphabetical-index-mark-start text:id="IMark68735256"/><text:alphabetical-index-mark-start text:id="IMark67575320"/><text:span text:style-name="T35">Alt</text:span><text:alphabetical-index-mark-end text:id="IMark67575320"/><text:alphabetical-index-mark-end text:id="IMark68735256"/><text:alphabetical-index-mark-end text:id="IMark67144840"/><text:alphabetical-index-mark-end text:id="IMark68758408"/><text:alphabetical-index-mark-end text:id="IMark67268584"/><text:span text:style-name="T70">: </text:span><text:span text:style-name="T76">see [</text:span><text:span text:style-name="T80">4.1.1.</text:span><text:span text:style-name="T82">5</text:span><text:span text:style-name="T80">.</text:span><text:span text:style-name="T76">].</text:span></text:p>
      <text:p text:style-name="P89"/>
      <text:p text:style-name="P89"/>
      <text:p text:style-name="P44"><text:span text:style-name="T15">4.1.2.6.</text:span><text:span text:style-name="T58"> </text:span><text:alphabetical-index-mark-start text:id="IMark45133992"/><text:alphabetical-index-mark-start text:id="IMark61012568"/><text:alphabetical-index-mark-start text:id="IMark67762008"/><text:alphabetical-index-mark-start text:id="IMark65575560"/><text:alphabetical-index-mark-start text:id="IMark67783336"/><text:alphabetical-index-mark-start text:id="IMark71057928"/><text:alphabetical-index-mark-start text:id="IMark54199160"/><text:alphabetical-index-mark-start text:id="IMark66253032"/><text:alphabetical-index-mark-start text:id="IMark40786696"/><text:alphabetical-index-mark-start text:id="IMark65352616"/><text:alphabetical-index-mark-start text:id="IMark68417592"/><text:span text:style-name="T35">Value</text:span><text:alphabetical-index-mark-end text:id="IMark68417592"/><text:alphabetical-index-mark-end text:id="IMark65352616"/><text:alphabetical-index-mark-end text:id="IMark40786696"/><text:alphabetical-index-mark-end text:id="IMark66253032"/><text:alphabetical-index-mark-end text:id="IMark54199160"/><text:alphabetical-index-mark-end text:id="IMark71057928"/><text:alphabetical-index-mark-end text:id="IMark67783336"/><text:alphabetical-index-mark-end text:id="IMark65575560"/><text:alphabetical-index-mark-end text:id="IMark67762008"/><text:alphabetical-index-mark-end text:id="IMark61012568"/><text:alphabetical-index-mark-end text:id="IMark45133992"/><text:span text:style-name="T70">: </text:span><text:span text:style-name="T76">see [</text:span><text:span text:style-name="T80">4.1.1.</text:span><text:span text:style-name="T82">6</text:span><text:span text:style-name="T80">.</text:span><text:span text:style-name="T76">].</text:span></text:p>
      <text:p text:style-name="P89"/>
      <text:p text:style-name="P89"/>
      <text:p text:style-name="P45"><text:span text:style-name="T15">4.1.2.7.</text:span><text:span text:style-name="T58"> </text:span><text:alphabetical-index-mark-start text:id="IMark71683496"/><text:alphabetical-index-mark-start text:id="IMark70508296"/><text:alphabetical-index-mark-start text:id="IMark65702328"/><text:alphabetical-index-mark-start text:id="IMark65830088"/><text:alphabetical-index-mark-start text:id="IMark45131800"/><text:span text:style-name="T35">Zone</text:span><text:alphabetical-index-mark-end text:id="IMark45131800"/><text:alphabetical-index-mark-end text:id="IMark65830088"/><text:alphabetical-index-mark-end text:id="IMark65702328"/><text:alphabetical-index-mark-end text:id="IMark70508296"/><text:alphabetical-index-mark-end text:id="IMark71683496"/><text:span text:style-name="T70">: </text:span><text:span text:style-name="T78">a one or more letter long </text:span><text:alphabetical-index-mark-start text:id="IMark68434296"/><text:alphabetical-index-mark-start text:id="IMark70590248"/><text:alphabetical-index-mark-start text:id="IMark65351240"/><text:alphabetical-index-mark-start text:id="IMark72220776"/><text:alphabetical-index-mark-start text:id="IMark68730488"/><text:alphabetical-index-mark-start text:id="IMark72193720"/><text:span text:style-name="T78">string</text:span><text:alphabetical-index-mark-end text:id="IMark72193720"/><text:alphabetical-index-mark-end text:id="IMark68730488"/><text:alphabetical-index-mark-end text:id="IMark72220776"/><text:alphabetical-index-mark-end text:id="IMark65351240"/><text:alphabetical-index-mark-end text:id="IMark70590248"/><text:alphabetical-index-mark-end text:id="IMark68434296"/><text:span text:style-name="T78"> that </text:span><text:alphabetical-index-mark-start text:id="IMark60984408"/><text:alphabetical-index-mark-start text:id="IMark67918888"/><text:alphabetical-index-mark-start text:id="IMark40456728"/><text:alphabetical-index-mark-start text:id="IMark65803288"/><text:alphabetical-index-mark-start text:id="IMark61043256"/><text:span text:style-name="T78">id</text:span><text:alphabetical-index-mark-end text:id="IMark61043256"/><text:alphabetical-index-mark-end text:id="IMark65803288"/><text:alphabetical-index-mark-end text:id="IMark40456728"/><text:alphabetical-index-mark-end text:id="IMark67918888"/><text:alphabetical-index-mark-end text:id="IMark60984408"/><text:span text:style-name="T78">entifies </text:span><text:alphabetical-index-mark-start text:id="IMark66654008"/><text:alphabetical-index-mark-start text:id="IMark65892024"/><text:alphabetical-index-mark-start text:id="IMark67388616"/><text:alphabetical-index-mark-start text:id="IMark69369320"/><text:alphabetical-index-mark-start text:id="IMark61202184"/><text:alphabetical-index-mark-start text:id="IMark72296744"/><text:alphabetical-index-mark-start text:id="IMark69448040"/><text:alphabetical-index-mark-start text:id="IMark67287736"/><text:alphabetical-index-mark-start text:id="IMark70150504"/><text:alphabetical-index-mark-start text:id="IMark72327080"/><text:alphabetical-index-mark-start text:id="IMark72074856"/><text:span text:style-name="T78">co</text:span><text:alphabetical-index-mark-end text:id="IMark72074856"/><text:alphabetical-index-mark-end text:id="IMark72327080"/><text:alphabetical-index-mark-end text:id="IMark70150504"/><text:alphabetical-index-mark-end text:id="IMark67287736"/><text:alphabetical-index-mark-end text:id="IMark69448040"/><text:span text:style-name="T78">mmercial</text:span><text:alphabetical-index-mark-end text:id="IMark72296744"/><text:alphabetical-index-mark-end text:id="IMark61202184"/><text:alphabetical-index-mark-end text:id="IMark69369320"/><text:alphabetical-index-mark-end text:id="IMark67388616"/><text:alphabetical-index-mark-end text:id="IMark65892024"/><text:alphabetical-index-mark-end text:id="IMark66654008"/><text:span text:style-name="T78"> and </text:span><text:alphabetical-index-mark-start text:id="IMark67081528"/><text:alphabetical-index-mark-start text:id="IMark68755784"/><text:alphabetical-index-mark-start text:id="IMark72334664"/><text:alphabetical-index-mark-start text:id="IMark71914328"/><text:alphabetical-index-mark-start text:id="IMark72484088"/><text:alphabetical-index-mark-start text:id="IMark65564760"/><text:span text:style-name="T78">res</text:span><text:alphabetical-index-mark-start text:id="IMark61562664"/><text:alphabetical-index-mark-start text:id="IMark65750968"/><text:alphabetical-index-mark-start text:id="IMark65654264"/><text:alphabetical-index-mark-start text:id="IMark60695336"/><text:alphabetical-index-mark-start text:id="IMark70743096"/><text:span text:style-name="T78">id</text:span><text:alphabetical-index-mark-end text:id="IMark70743096"/><text:alphabetical-index-mark-end text:id="IMark60695336"/><text:alphabetical-index-mark-end text:id="IMark65654264"/><text:alphabetical-index-mark-end text:id="IMark65750968"/><text:alphabetical-index-mark-end text:id="IMark61562664"/><text:span text:style-name="T78">ential</text:span><text:alphabetical-index-mark-end text:id="IMark65564760"/><text:alphabetical-index-mark-end text:id="IMark72484088"/><text:alphabetical-index-mark-end text:id="IMark71914328"/><text:alphabetical-index-mark-end text:id="IMark72334664"/><text:alphabetical-index-mark-end text:id="IMark68755784"/><text:alphabetical-index-mark-end text:id="IMark67081528"/><text:span text:style-name="T78"> areas relevant to the </text:span><text:alphabetical-index-mark-start text:id="IMark72218248"/><text:alphabetical-index-mark-start text:id="IMark70230984"/><text:alphabetical-index-mark-start text:id="IMark72162088"/><text:alphabetical-index-mark-start text:id="IMark67758120"/><text:alphabetical-index-mark-start text:id="IMark71536008"/><text:span text:style-name="T78">study</text:span><text:alphabetical-index-mark-end text:id="IMark71536008"/><text:alphabetical-index-mark-end text:id="IMark67758120"/><text:alphabetical-index-mark-end text:id="IMark72162088"/><text:alphabetical-index-mark-end text:id="IMark70230984"/><text:alphabetical-index-mark-end text:id="IMark72218248"/><text:span text:style-name="T78">. “C” </text:span><text:alphabetical-index-mark-start text:id="IMark70599592"/><text:alphabetical-index-mark-start text:id="IMark68003944"/><text:alphabetical-index-mark-start text:id="IMark72222440"/><text:alphabetical-index-mark-start text:id="IMark72352488"/><text:alphabetical-index-mark-start text:id="IMark68185912"/><text:span text:style-name="T78">id</text:span><text:alphabetical-index-mark-end text:id="IMark68185912"/><text:alphabetical-index-mark-end text:id="IMark72352488"/><text:alphabetical-index-mark-end text:id="IMark72222440"/><text:alphabetical-index-mark-end text:id="IMark68003944"/><text:alphabetical-index-mark-end text:id="IMark70599592"/><text:span text:style-name="T78">entifies an active </text:span><text:alphabetical-index-mark-start text:id="IMark67384392"/><text:alphabetical-index-mark-start text:id="IMark72148888"/><text:alphabetical-index-mark-start text:id="IMark69393176"/><text:alphabetical-index-mark-start text:id="IMark72168376"/><text:alphabetical-index-mark-start text:id="IMark72090408"/><text:alphabetical-index-mark-start text:id="IMark71576968"/><text:alphabetical-index-mark-start text:id="IMark64953160"/><text:alphabetical-index-mark-start text:id="IMark68157176"/><text:alphabetical-index-mark-start text:id="IMark72284104"/><text:alphabetical-index-mark-start text:id="IMark67386696"/><text:alphabetical-index-mark-start text:id="IMark66917000"/><text:span text:style-name="T78">co</text:span><text:alphabetical-index-mark-end text:id="IMark66917000"/><text:alphabetical-index-mark-end text:id="IMark67386696"/><text:alphabetical-index-mark-end text:id="IMark72284104"/><text:alphabetical-index-mark-end text:id="IMark68157176"/><text:alphabetical-index-mark-end text:id="IMark64953160"/><text:span text:style-name="T78">mmercial</text:span><text:alphabetical-index-mark-end text:id="IMark71576968"/><text:alphabetical-index-mark-end text:id="IMark72090408"/><text:alphabetical-index-mark-end text:id="IMark72168376"/><text:alphabetical-index-mark-end text:id="IMark69393176"/><text:alphabetical-index-mark-end text:id="IMark72148888"/><text:alphabetical-index-mark-end text:id="IMark67384392"/><text:span text:style-name="T78"> </text:span><text:alphabetical-index-mark-start text:id="IMark46063576"/><text:alphabetical-index-mark-start text:id="IMark68254808"/><text:alphabetical-index-mark-start text:id="IMark68431448"/><text:alphabetical-index-mark-start text:id="IMark66846984"/><text:alphabetical-index-mark-start text:id="IMark66508360"/><text:span text:style-name="T78">zone</text:span><text:alphabetical-index-mark-end text:id="IMark66508360"/><text:alphabetical-index-mark-end text:id="IMark66846984"/><text:alphabetical-index-mark-end text:id="IMark68431448"/><text:alphabetical-index-mark-end text:id="IMark68254808"/><text:alphabetical-index-mark-end text:id="IMark46063576"/><text:span text:style-name="T78">, “R” </text:span><text:alphabetical-index-mark-start text:id="IMark41416888"/><text:alphabetical-index-mark-start text:id="IMark65614152"/><text:alphabetical-index-mark-start text:id="IMark72195880"/><text:alphabetical-index-mark-start text:id="IMark69937944"/><text:alphabetical-index-mark-start text:id="IMark71598360"/><text:span text:style-name="T78">id</text:span><text:alphabetical-index-mark-end text:id="IMark71598360"/><text:alphabetical-index-mark-end text:id="IMark69937944"/><text:alphabetical-index-mark-end text:id="IMark72195880"/><text:alphabetical-index-mark-end text:id="IMark65614152"/><text:alphabetical-index-mark-end text:id="IMark41416888"/><text:span text:style-name="T78">entifies an active </text:span><text:alphabetical-index-mark-start text:id="IMark72144664"/><text:alphabetical-index-mark-start text:id="IMark72360072"/><text:alphabetical-index-mark-start text:id="IMark70421512"/><text:alphabetical-index-mark-start text:id="IMark68210632"/><text:alphabetical-index-mark-start text:id="IMark66984120"/><text:alphabetical-index-mark-start text:id="IMark65788152"/><text:span text:style-name="T78">res</text:span><text:alphabetical-index-mark-start text:id="IMark72365416"/><text:alphabetical-index-mark-start text:id="IMark69950952"/><text:alphabetical-index-mark-start text:id="IMark60516568"/><text:alphabetical-index-mark-start text:id="IMark60562920"/><text:alphabetical-index-mark-start text:id="IMark69445624"/><text:span text:style-name="T78">id</text:span><text:alphabetical-index-mark-end text:id="IMark69445624"/><text:alphabetical-index-mark-end text:id="IMark60562920"/><text:alphabetical-index-mark-end text:id="IMark60516568"/><text:alphabetical-index-mark-end text:id="IMark69950952"/><text:alphabetical-index-mark-end text:id="IMark72365416"/><text:span text:style-name="T78">ential</text:span><text:alphabetical-index-mark-end text:id="IMark65788152"/><text:alphabetical-index-mark-end text:id="IMark66984120"/><text:alphabetical-index-mark-end text:id="IMark68210632"/><text:alphabetical-index-mark-end text:id="IMark70421512"/><text:alphabetical-index-mark-end text:id="IMark72360072"/><text:alphabetical-index-mark-end text:id="IMark72144664"/><text:span text:style-name="T78"> </text:span><text:alphabetical-index-mark-start text:id="IMark66860280"/><text:alphabetical-index-mark-start text:id="IMark72357544"/><text:alphabetical-index-mark-start text:id="IMark71226936"/><text:alphabetical-index-mark-start text:id="IMark70689368"/><text:alphabetical-index-mark-start text:id="IMark65187208"/><text:span text:style-name="T78">zone</text:span><text:alphabetical-index-mark-end text:id="IMark65187208"/><text:alphabetical-index-mark-end text:id="IMark70689368"/><text:alphabetical-index-mark-end text:id="IMark71226936"/><text:alphabetical-index-mark-end text:id="IMark72357544"/><text:alphabetical-index-mark-end text:id="IMark66860280"/><text:span text:style-name="T78">.</text:span></text:p>
      <text:p text:style-name="P93"/>
      <text:p text:style-name="P93"/>
      <text:p text:style-name="P46"><text:span text:style-name="T15">4.1.2.8.</text:span><text:span text:style-name="T58"> </text:span><text:alphabetical-index-mark-start text:id="IMark72071384"/><text:alphabetical-index-mark-start text:id="IMark72349960"/><text:alphabetical-index-mark-start text:id="IMark68325032"/><text:alphabetical-index-mark-start text:id="IMark72362600"/><text:alphabetical-index-mark-start text:id="IMark60520664"/><text:span text:style-name="T35">Monthn</text:span><text:alphabetical-index-mark-end text:id="IMark60520664"/><text:alphabetical-index-mark-end text:id="IMark72362600"/><text:alphabetical-index-mark-end text:id="IMark68325032"/><text:alphabetical-index-mark-end text:id="IMark72349960"/><text:alphabetical-index-mark-end text:id="IMark72071384"/><text:span text:style-name="T70">: </text:span><text:span text:style-name="T76">see [</text:span><text:span text:style-name="T80">4.1.1.1</text:span><text:span text:style-name="T84">0</text:span><text:span text:style-name="T80">.</text:span><text:span text:style-name="T76">].</text:span></text:p>
      <text:p text:style-name="P90"/>
      <text:p text:style-name="P90"/>
      <text:p text:style-name="P46"><text:span text:style-name="T15">4.1.2.9.</text:span><text:span text:style-name="T58"> </text:span><text:alphabetical-index-mark-start text:id="IMark45871064"/><text:alphabetical-index-mark-start text:id="IMark69547992"/><text:alphabetical-index-mark-start text:id="IMark70610392"/><text:alphabetical-index-mark-start text:id="IMark72254552"/><text:alphabetical-index-mark-start text:id="IMark68109976"/><text:span text:style-name="T35">T</text:span><text:alphabetical-index-mark-start text:id="IMark72176824"/><text:alphabetical-index-mark-start text:id="IMark72131992"/><text:alphabetical-index-mark-start text:id="IMark61275576"/><text:alphabetical-index-mark-start text:id="IMark72088280"/><text:span text:style-name="T35">stamp</text:span><text:alphabetical-index-mark-end text:id="IMark72088280"/><text:alphabetical-index-mark-end text:id="IMark61275576"/><text:alphabetical-index-mark-end text:id="IMark72131992"/><text:alphabetical-index-mark-end text:id="IMark72176824"/><text:alphabetical-index-mark-end text:id="IMark68109976"/><text:alphabetical-index-mark-end text:id="IMark72254552"/><text:alphabetical-index-mark-end text:id="IMark70610392"/><text:alphabetical-index-mark-end text:id="IMark69547992"/><text:alphabetical-index-mark-end text:id="IMark45871064"/><text:span text:style-name="T70">: </text:span><text:span text:style-name="T76">see [</text:span><text:span text:style-name="T80">4.1.1.12.</text:span><text:span text:style-name="T76">].</text:span></text:p>
      <text:p text:style-name="P90"/>
      <text:p text:style-name="P33"/>
      <text:h text:style-name="Heading_20_3" text:outline-level="3"><text:bookmark-start text:name="__RefHeading___Toc3190_309449435"/>4.1.3. <text:alphabetical-index-mark-start text:id="IMark65830088"/><text:alphabetical-index-mark-start text:id="IMark69372920"/><text:alphabetical-index-mark-start text:id="IMark69221656"/><text:alphabetical-index-mark-start text:id="IMark72136216"/><text:alphabetical-index-mark-start text:id="IMark68434296"/><text:alphabetical-index-mark-start text:id="IMark70590248"/><text:alphabetical-index-mark-start text:id="IMark65351240"/><text:alphabetical-index-mark-start text:id="IMark72220776"/><text:span text:style-name="T35">trf_</text:span><text:alphabetical-index-mark-start text:id="IMark68730488"/><text:alphabetical-index-mark-start text:id="IMark72193720"/><text:alphabetical-index-mark-start text:id="IMark65480840"/><text:alphabetical-index-mark-start text:id="IMark61200264"/><text:alphabetical-index-mark-start text:id="IMark60984408"/><text:alphabetical-index-mark-start text:id="IMark67918888"/><text:alphabetical-index-mark-start text:id="IMark40456728"/><text:alphabetical-index-mark-start text:id="IMark65803288"/><text:span text:style-name="T35">street</text:span><text:alphabetical-index-mark-end text:id="IMark65803288"/><text:alphabetical-index-mark-end text:id="IMark40456728"/><text:alphabetical-index-mark-end text:id="IMark67918888"/><text:alphabetical-index-mark-end text:id="IMark60984408"/><text:alphabetical-index-mark-end text:id="IMark61200264"/><text:alphabetical-index-mark-end text:id="IMark65480840"/><text:alphabetical-index-mark-end text:id="IMark72193720"/><text:alphabetical-index-mark-end text:id="IMark68730488"/><text:span text:style-name="T35">s</text:span><text:bookmark-end text:name="__RefHeading___Toc3190_309449435"/><text:alphabetical-index-mark-end text:id="IMark72220776"/><text:alphabetical-index-mark-end text:id="IMark65351240"/><text:alphabetical-index-mark-end text:id="IMark70590248"/><text:alphabetical-index-mark-end text:id="IMark68434296"/><text:alphabetical-index-mark-end text:id="IMark72136216"/><text:alphabetical-index-mark-end text:id="IMark69221656"/><text:alphabetical-index-mark-end text:id="IMark69372920"/><text:alphabetical-index-mark-end text:id="IMark65830088"/></text:h>
      <text:p text:style-name="P108"/>
      <text:p text:style-name="P105"><text:span text:style-name="T67">4.1.</text:span><text:span text:style-name="T68">3</text:span><text:span text:style-name="T67">.1.</text:span><text:span text:style-name="T60"> </text:span><text:alphabetical-index-mark-start text:id="IMark70150504"/><text:alphabetical-index-mark-start text:id="IMark72327080"/><text:alphabetical-index-mark-start text:id="IMark72074856"/><text:alphabetical-index-mark-start text:id="IMark72154776"/><text:alphabetical-index-mark-start text:id="IMark66654008"/><text:span text:style-name="T35">Id</text:span><text:alphabetical-index-mark-end text:id="IMark66654008"/><text:alphabetical-index-mark-end text:id="IMark72154776"/><text:alphabetical-index-mark-end text:id="IMark72074856"/><text:alphabetical-index-mark-end text:id="IMark72327080"/><text:alphabetical-index-mark-end text:id="IMark70150504"/><text:span text:style-name="T59">: </text:span><text:span text:style-name="T61">see [</text:span><text:span text:style-name="T67">4.1.1.1.</text:span><text:span text:style-name="T61">].</text:span></text:p>
      <text:p text:style-name="P91"/>
      <text:p text:style-name="P91"/>
      <text:p text:style-name="P106"><text:soft-page-break/><text:span text:style-name="T67">4.1.</text:span><text:span text:style-name="T68">3</text:span><text:span text:style-name="T67">.</text:span><text:span text:style-name="T68">2</text:span><text:span text:style-name="T67">.</text:span><text:span text:style-name="T60"> </text:span><text:alphabetical-index-mark-start text:id="IMark72334664"/><text:alphabetical-index-mark-start text:id="IMark71914328"/><text:alphabetical-index-mark-start text:id="IMark72484088"/><text:alphabetical-index-mark-start text:id="IMark65564760"/><text:alphabetical-index-mark-start text:id="IMark72324552"/><text:alphabetical-index-mark-start text:id="IMark61223672"/><text:alphabetical-index-mark-start text:id="IMark72218248"/><text:alphabetical-index-mark-start text:id="IMark70230984"/><text:alphabetical-index-mark-start text:id="IMark72162088"/><text:alphabetical-index-mark-start text:id="IMark67758120"/><text:span text:style-name="T35">Ab</text:span><text:alphabetical-index-mark-end text:id="IMark67758120"/><text:alphabetical-index-mark-end text:id="IMark72162088"/><text:alphabetical-index-mark-end text:id="IMark70230984"/><text:alphabetical-index-mark-end text:id="IMark72218248"/><text:alphabetical-index-mark-end text:id="IMark61223672"/><text:span text:style-name="T35">r</text:span><text:alphabetical-index-mark-end text:id="IMark72324552"/><text:alphabetical-index-mark-end text:id="IMark65564760"/><text:alphabetical-index-mark-end text:id="IMark72484088"/><text:alphabetical-index-mark-end text:id="IMark71914328"/><text:alphabetical-index-mark-end text:id="IMark72334664"/>: <text:span text:style-name="T61">see [</text:span><text:span text:style-name="T67">4.1.1.</text:span><text:span text:style-name="T69">2</text:span><text:span text:style-name="T67">.</text:span><text:span text:style-name="T61">].</text:span></text:p>
      <text:p text:style-name="P92"/>
      <text:p text:style-name="P92"/>
      <text:p text:style-name="P104"><text:span text:style-name="T67">4.1.</text:span><text:span text:style-name="T68">3</text:span><text:span text:style-name="T67">.</text:span><text:span text:style-name="T68">3</text:span><text:span text:style-name="T67">.</text:span><text:span text:style-name="T60"> </text:span><text:alphabetical-index-mark-start text:id="IMark72168376"/><text:alphabetical-index-mark-start text:id="IMark72090408"/><text:alphabetical-index-mark-start text:id="IMark71576968"/><text:alphabetical-index-mark-start text:id="IMark67144840"/><text:alphabetical-index-mark-start text:id="IMark68735256"/><text:span text:style-name="T35">Item</text:span><text:alphabetical-index-mark-end text:id="IMark68735256"/><text:alphabetical-index-mark-end text:id="IMark67144840"/><text:alphabetical-index-mark-end text:id="IMark71576968"/><text:alphabetical-index-mark-end text:id="IMark72090408"/><text:alphabetical-index-mark-end text:id="IMark72168376"/>: <text:span text:style-name="T88">official, current </text:span><text:alphabetical-index-mark-start text:id="IMark46063576"/><text:alphabetical-index-mark-start text:id="IMark68254808"/><text:alphabetical-index-mark-start text:id="IMark68431448"/><text:alphabetical-index-mark-start text:id="IMark66846984"/><text:alphabetical-index-mark-start text:id="IMark66508360"/><text:alphabetical-index-mark-start text:id="IMark67575320"/><text:span text:style-name="T88">street</text:span><text:alphabetical-index-mark-end text:id="IMark67575320"/><text:alphabetical-index-mark-end text:id="IMark66508360"/><text:alphabetical-index-mark-end text:id="IMark66846984"/><text:alphabetical-index-mark-end text:id="IMark68431448"/><text:alphabetical-index-mark-end text:id="IMark68254808"/><text:alphabetical-index-mark-end text:id="IMark46063576"/><text:span text:style-name="T88"> name.</text:span></text:p>
      <text:p text:style-name="P104"/>
      <text:p text:style-name="P104"/>
      <text:p text:style-name="P104"><text:span text:style-name="T67">4.1.</text:span><text:span text:style-name="T68">3</text:span><text:span text:style-name="T67">.</text:span><text:span text:style-name="T68">4</text:span><text:span text:style-name="T67">.</text:span><text:span text:style-name="T60"> </text:span><text:alphabetical-index-mark-start text:id="IMark72146056"/><text:alphabetical-index-mark-start text:id="IMark72144664"/><text:alphabetical-index-mark-start text:id="IMark72360072"/><text:alphabetical-index-mark-start text:id="IMark70421512"/><text:alphabetical-index-mark-start text:id="IMark68210632"/><text:span text:style-name="T35">Alias</text:span><text:alphabetical-index-mark-end text:id="IMark68210632"/><text:alphabetical-index-mark-end text:id="IMark70421512"/><text:alphabetical-index-mark-end text:id="IMark72360072"/><text:alphabetical-index-mark-end text:id="IMark72144664"/><text:alphabetical-index-mark-end text:id="IMark72146056"/>: <text:span text:style-name="T88">unofficial or not current names or </text:span><text:alphabetical-index-mark-start text:id="IMark66984120"/><text:alphabetical-index-mark-start text:id="IMark65788152"/><text:alphabetical-index-mark-start text:id="IMark72153432"/><text:alphabetical-index-mark-start text:id="IMark65122152"/><text:alphabetical-index-mark-start text:id="IMark66860280"/><text:span text:style-name="T88">alias</text:span><text:alphabetical-index-mark-end text:id="IMark66860280"/><text:alphabetical-index-mark-end text:id="IMark65122152"/><text:alphabetical-index-mark-end text:id="IMark72153432"/><text:alphabetical-index-mark-end text:id="IMark65788152"/><text:alphabetical-index-mark-end text:id="IMark66984120"/><text:span text:style-name="T88">es by which the </text:span><text:alphabetical-index-mark-start text:id="IMark72357544"/><text:alphabetical-index-mark-start text:id="IMark71226936"/><text:alphabetical-index-mark-start text:id="IMark70689368"/><text:alphabetical-index-mark-start text:id="IMark65187208"/><text:alphabetical-index-mark-start text:id="IMark41525464"/><text:alphabetical-index-mark-start text:id="IMark60883144"/><text:span text:style-name="T88">street</text:span><text:alphabetical-index-mark-end text:id="IMark60883144"/><text:alphabetical-index-mark-end text:id="IMark41525464"/><text:alphabetical-index-mark-end text:id="IMark65187208"/><text:alphabetical-index-mark-end text:id="IMark70689368"/><text:alphabetical-index-mark-end text:id="IMark71226936"/><text:alphabetical-index-mark-end text:id="IMark72357544"/><text:span text:style-name="T88"> might also be </text:span><text:alphabetical-index-mark-start text:id="IMark70289848"/><text:alphabetical-index-mark-start text:id="IMark65767256"/><text:alphabetical-index-mark-start text:id="IMark66822584"/><text:alphabetical-index-mark-start text:id="IMark70292152"/><text:alphabetical-index-mark-start text:id="IMark46039480"/><text:span text:style-name="T88">id</text:span><text:alphabetical-index-mark-end text:id="IMark46039480"/><text:alphabetical-index-mark-end text:id="IMark70292152"/><text:alphabetical-index-mark-end text:id="IMark66822584"/><text:alphabetical-index-mark-end text:id="IMark65767256"/><text:alphabetical-index-mark-end text:id="IMark70289848"/><text:span text:style-name="T88">entified.</text:span></text:p>
      <text:p text:style-name="P104"/>
      <text:p text:style-name="P104"/>
      <text:p text:style-name="P104"><text:span text:style-name="T67">4.1.</text:span><text:span text:style-name="T68">3</text:span><text:span text:style-name="T67">.</text:span><text:span text:style-name="T68">5</text:span><text:span text:style-name="T67">.</text:span><text:span text:style-name="T60"> </text:span><text:alphabetical-index-mark-start text:id="IMark65352616"/><text:alphabetical-index-mark-start text:id="IMark65661496"/><text:alphabetical-index-mark-start text:id="IMark66273352"/><text:alphabetical-index-mark-start text:id="IMark65744136"/><text:alphabetical-index-mark-start text:id="IMark66213400"/><text:span text:style-name="T35">Avg_pers</text:span><text:alphabetical-index-mark-end text:id="IMark66213400"/><text:alphabetical-index-mark-end text:id="IMark65744136"/><text:alphabetical-index-mark-end text:id="IMark66273352"/><text:alphabetical-index-mark-end text:id="IMark65661496"/><text:alphabetical-index-mark-end text:id="IMark65352616"/>: <text:alphabetical-index-mark-start text:id="IMark67675352"/><text:alphabetical-index-mark-start text:id="IMark65582760"/><text:alphabetical-index-mark-start text:id="IMark45871064"/><text:alphabetical-index-mark-start text:id="IMark69547992"/><text:alphabetical-index-mark-start text:id="IMark70610392"/><text:alphabetical-index-mark-start text:id="IMark72254552"/><text:span text:style-name="T88">average</text:span><text:alphabetical-index-mark-end text:id="IMark72254552"/><text:alphabetical-index-mark-end text:id="IMark70610392"/><text:alphabetical-index-mark-end text:id="IMark69547992"/><text:alphabetical-index-mark-end text:id="IMark45871064"/><text:alphabetical-index-mark-end text:id="IMark65582760"/><text:alphabetical-index-mark-end text:id="IMark67675352"/><text:span text:style-name="T88"> </text:span><text:alphabetical-index-mark-start text:id="IMark68109976"/><text:alphabetical-index-mark-start text:id="IMark72176824"/><text:alphabetical-index-mark-start text:id="IMark72131992"/><text:alphabetical-index-mark-start text:id="IMark61275576"/><text:alphabetical-index-mark-start text:id="IMark72088280"/><text:alphabetical-index-mark-start text:id="IMark46183960"/><text:span text:style-name="T88">number</text:span><text:alphabetical-index-mark-end text:id="IMark46183960"/><text:alphabetical-index-mark-end text:id="IMark72088280"/><text:alphabetical-index-mark-end text:id="IMark61275576"/><text:alphabetical-index-mark-end text:id="IMark72131992"/><text:alphabetical-index-mark-end text:id="IMark72176824"/><text:alphabetical-index-mark-end text:id="IMark68109976"/><text:span text:style-name="T88"> of </text:span><text:alphabetical-index-mark-start text:id="IMark61471656"/><text:alphabetical-index-mark-start text:id="IMark60751384"/><text:alphabetical-index-mark-start text:id="IMark71115960"/><text:alphabetical-index-mark-start text:id="IMark61092168"/><text:alphabetical-index-mark-start text:id="IMark72155736"/><text:alphabetical-index-mark-start text:id="IMark71683496"/><text:span text:style-name="T88">people</text:span><text:alphabetical-index-mark-end text:id="IMark71683496"/><text:alphabetical-index-mark-end text:id="IMark72155736"/><text:alphabetical-index-mark-end text:id="IMark61092168"/><text:alphabetical-index-mark-end text:id="IMark71115960"/><text:alphabetical-index-mark-end text:id="IMark60751384"/><text:alphabetical-index-mark-end text:id="IMark61471656"/><text:span text:style-name="T88"> per </text:span><text:alphabetical-index-mark-start text:id="IMark69401464"/><text:alphabetical-index-mark-start text:id="IMark65702328"/><text:alphabetical-index-mark-start text:id="IMark70508296"/><text:alphabetical-index-mark-start text:id="IMark45131800"/><text:alphabetical-index-mark-start text:id="IMark61043256"/><text:alphabetical-index-mark-start text:id="IMark65671864"/><text:span text:style-name="T88">block</text:span><text:alphabetical-index-mark-end text:id="IMark65671864"/><text:alphabetical-index-mark-end text:id="IMark61043256"/><text:alphabetical-index-mark-end text:id="IMark45131800"/><text:alphabetical-index-mark-end text:id="IMark70508296"/><text:alphabetical-index-mark-end text:id="IMark65702328"/><text:alphabetical-index-mark-end text:id="IMark69401464"/><text:span text:style-name="T88">, per </text:span><text:alphabetical-index-mark-start text:id="IMark68730488"/><text:alphabetical-index-mark-start text:id="IMark72193720"/><text:alphabetical-index-mark-start text:id="IMark65480840"/><text:alphabetical-index-mark-start text:id="IMark61200264"/><text:alphabetical-index-mark-start text:id="IMark60984408"/><text:alphabetical-index-mark-start text:id="IMark67918888"/><text:alphabetical-index-mark-start text:id="IMark40456728"/><text:alphabetical-index-mark-start text:id="IMark65803288"/><text:alphabetical-index-mark-start text:id="IMark70418280"/><text:alphabetical-index-mark-start text:id="IMark69372920"/><text:alphabetical-index-mark-start text:id="IMark65830088"/><text:alphabetical-index-mark-start text:id="IMark69221656"/><text:span text:style-name="T88">sample</text:span><text:alphabetical-index-mark-end text:id="IMark69221656"/><text:alphabetical-index-mark-end text:id="IMark65830088"/><text:alphabetical-index-mark-end text:id="IMark69372920"/><text:alphabetical-index-mark-end text:id="IMark70418280"/><text:alphabetical-index-mark-end text:id="IMark65803288"/><text:alphabetical-index-mark-end text:id="IMark40456728"/><text:alphabetical-index-mark-end text:id="IMark67918888"/><text:alphabetical-index-mark-end text:id="IMark60984408"/><text:alphabetical-index-mark-end text:id="IMark61200264"/><text:alphabetical-index-mark-end text:id="IMark65480840"/><text:alphabetical-index-mark-end text:id="IMark72193720"/><text:alphabetical-index-mark-end text:id="IMark68730488"/><text:span text:style-name="T88"> instance.</text:span></text:p>
      <text:p text:style-name="P104"/>
      <text:p text:style-name="P104"/>
      <text:p text:style-name="P104"><text:span text:style-name="T67">4.1.</text:span><text:span text:style-name="T68">3</text:span><text:span text:style-name="T67">.</text:span><text:span text:style-name="T68">6</text:span><text:span text:style-name="T67">.</text:span><text:span text:style-name="T60"> </text:span><text:alphabetical-index-mark-start text:id="IMark72327080"/><text:alphabetical-index-mark-start text:id="IMark72074856"/><text:alphabetical-index-mark-start text:id="IMark72154776"/><text:alphabetical-index-mark-start text:id="IMark66654008"/><text:alphabetical-index-mark-start text:id="IMark70728200"/><text:alphabetical-index-mark-start text:id="IMark68151608"/><text:alphabetical-index-mark-start text:id="IMark61562664"/><text:alphabetical-index-mark-start text:id="IMark65750968"/><text:alphabetical-index-mark-start text:id="IMark60695336"/><text:alphabetical-index-mark-start text:id="IMark65654264"/><text:alphabetical-index-mark-start text:id="IMark69840184"/><text:alphabetical-index-mark-start text:id="IMark70743096"/><text:alphabetical-index-mark-start text:id="IMark68755784"/><text:alphabetical-index-mark-start text:id="IMark67081528"/><text:alphabetical-index-mark-start text:id="IMark71536008"/><text:alphabetical-index-mark-start text:id="IMark65775000"/><text:alphabetical-index-mark-start text:id="IMark70788216"/><text:span text:style-name="T35">Sample</text:span><text:alphabetical-index-mark-end text:id="IMark70788216"/><text:alphabetical-index-mark-end text:id="IMark65775000"/><text:alphabetical-index-mark-end text:id="IMark71536008"/><text:alphabetical-index-mark-end text:id="IMark67081528"/><text:alphabetical-index-mark-end text:id="IMark68755784"/><text:alphabetical-index-mark-end text:id="IMark70743096"/><text:alphabetical-index-mark-end text:id="IMark69840184"/><text:alphabetical-index-mark-end text:id="IMark65654264"/><text:alphabetical-index-mark-end text:id="IMark60695336"/><text:alphabetical-index-mark-end text:id="IMark65750968"/><text:alphabetical-index-mark-end text:id="IMark61562664"/><text:alphabetical-index-mark-end text:id="IMark68151608"/><text:span text:style-name="T35">s_total</text:span><text:alphabetical-index-mark-end text:id="IMark70728200"/><text:alphabetical-index-mark-end text:id="IMark66654008"/><text:alphabetical-index-mark-end text:id="IMark72154776"/><text:alphabetical-index-mark-end text:id="IMark72074856"/><text:alphabetical-index-mark-end text:id="IMark72327080"/>: <text:span text:style-name="T88">total </text:span><text:alphabetical-index-mark-start text:id="IMark70599592"/><text:alphabetical-index-mark-start text:id="IMark68003944"/><text:alphabetical-index-mark-start text:id="IMark72222440"/><text:alphabetical-index-mark-start text:id="IMark72352488"/><text:alphabetical-index-mark-start text:id="IMark68185912"/><text:alphabetical-index-mark-start text:id="IMark61223672"/><text:span text:style-name="T88">number</text:span><text:alphabetical-index-mark-end text:id="IMark61223672"/><text:alphabetical-index-mark-end text:id="IMark68185912"/><text:alphabetical-index-mark-end text:id="IMark72352488"/><text:alphabetical-index-mark-end text:id="IMark72222440"/><text:alphabetical-index-mark-end text:id="IMark68003944"/><text:alphabetical-index-mark-end text:id="IMark70599592"/><text:span text:style-name="T88"> of </text:span><text:alphabetical-index-mark-start text:id="IMark72218248"/><text:alphabetical-index-mark-start text:id="IMark70230984"/><text:alphabetical-index-mark-start text:id="IMark72162088"/><text:alphabetical-index-mark-start text:id="IMark67758120"/><text:alphabetical-index-mark-start text:id="IMark71062952"/><text:alphabetical-index-mark-start text:id="IMark72334664"/><text:alphabetical-index-mark-start text:id="IMark71914328"/><text:alphabetical-index-mark-start text:id="IMark72484088"/><text:alphabetical-index-mark-start text:id="IMark65564760"/><text:alphabetical-index-mark-start text:id="IMark72324552"/><text:alphabetical-index-mark-start text:id="IMark67021016"/><text:alphabetical-index-mark-start text:id="IMark67268584"/><text:span text:style-name="T88">sample</text:span><text:alphabetical-index-mark-end text:id="IMark67268584"/><text:alphabetical-index-mark-end text:id="IMark67021016"/><text:alphabetical-index-mark-end text:id="IMark72324552"/><text:alphabetical-index-mark-end text:id="IMark65564760"/><text:alphabetical-index-mark-end text:id="IMark72484088"/><text:alphabetical-index-mark-end text:id="IMark71914328"/><text:alphabetical-index-mark-end text:id="IMark72334664"/><text:alphabetical-index-mark-end text:id="IMark71062952"/><text:alphabetical-index-mark-end text:id="IMark67758120"/><text:alphabetical-index-mark-end text:id="IMark72162088"/><text:alphabetical-index-mark-end text:id="IMark70230984"/><text:alphabetical-index-mark-end text:id="IMark72218248"/><text:span text:style-name="T88">s per </text:span><text:alphabetical-index-mark-start text:id="IMark64953160"/><text:alphabetical-index-mark-start text:id="IMark68157176"/><text:alphabetical-index-mark-start text:id="IMark72284104"/><text:alphabetical-index-mark-start text:id="IMark66917000"/><text:alphabetical-index-mark-start text:id="IMark67386696"/><text:alphabetical-index-mark-start text:id="IMark73166376"/><text:span text:style-name="T88">street</text:span><text:alphabetical-index-mark-end text:id="IMark73166376"/><text:alphabetical-index-mark-end text:id="IMark67386696"/><text:alphabetical-index-mark-end text:id="IMark66917000"/><text:alphabetical-index-mark-end text:id="IMark72284104"/><text:alphabetical-index-mark-end text:id="IMark68157176"/><text:alphabetical-index-mark-end text:id="IMark64953160"/><text:span text:style-name="T88">.</text:span></text:p>
      <text:p text:style-name="P104"/>
      <text:p text:style-name="P104"/>
      <text:p text:style-name="P107"><text:span text:style-name="T67">4.1.</text:span><text:span text:style-name="T68">3</text:span><text:span text:style-name="T67">.</text:span><text:span text:style-name="T68">7</text:span><text:span text:style-name="T67">.</text:span><text:span text:style-name="T60"> </text:span><text:alphabetical-index-mark-start text:id="IMark67144840"/><text:alphabetical-index-mark-start text:id="IMark68735256"/><text:alphabetical-index-mark-start text:id="IMark72058072"/><text:alphabetical-index-mark-start text:id="IMark46063576"/><text:alphabetical-index-mark-start text:id="IMark68254808"/><text:span text:style-name="T35">Avg_ppmc</text:span><text:alphabetical-index-mark-end text:id="IMark68254808"/><text:alphabetical-index-mark-end text:id="IMark46063576"/><text:alphabetical-index-mark-end text:id="IMark72058072"/><text:alphabetical-index-mark-end text:id="IMark68735256"/><text:alphabetical-index-mark-end text:id="IMark67144840"/>: <text:alphabetical-index-mark-start text:id="IMark68431448"/><text:alphabetical-index-mark-start text:id="IMark66846984"/><text:alphabetical-index-mark-start text:id="IMark66508360"/><text:alphabetical-index-mark-start text:id="IMark67575320"/><text:alphabetical-index-mark-start text:id="IMark72365416"/><text:alphabetical-index-mark-start text:id="IMark67318008"/><text:span text:style-name="T88">average</text:span><text:alphabetical-index-mark-end text:id="IMark67318008"/><text:alphabetical-index-mark-end text:id="IMark72365416"/><text:alphabetical-index-mark-end text:id="IMark67575320"/><text:alphabetical-index-mark-end text:id="IMark66508360"/><text:alphabetical-index-mark-end text:id="IMark66846984"/><text:alphabetical-index-mark-end text:id="IMark68431448"/><text:span text:style-name="T88"> </text:span><text:alphabetical-index-mark-start text:id="IMark60516568"/><text:alphabetical-index-mark-start text:id="IMark69950952"/><text:alphabetical-index-mark-start text:id="IMark69445624"/><text:alphabetical-index-mark-start text:id="IMark60562920"/><text:alphabetical-index-mark-start text:id="IMark68031352"/><text:alphabetical-index-mark-start text:id="IMark68047624"/><text:alphabetical-index-mark-start text:id="IMark45133992"/><text:alphabetical-index-mark-start text:id="IMark72071384"/><text:alphabetical-index-mark-start text:id="IMark72349960"/><text:alphabetical-index-mark-start text:id="IMark68325032"/><text:alphabetical-index-mark-start text:id="IMark72362600"/><text:alphabetical-index-mark-start text:id="IMark60520664"/><text:span text:style-name="T88">price</text:span><text:alphabetical-index-mark-end text:id="IMark60520664"/><text:alphabetical-index-mark-end text:id="IMark72362600"/><text:alphabetical-index-mark-end text:id="IMark68325032"/><text:alphabetical-index-mark-end text:id="IMark72349960"/><text:alphabetical-index-mark-end text:id="IMark72071384"/><text:alphabetical-index-mark-end text:id="IMark45133992"/><text:alphabetical-index-mark-end text:id="IMark68047624"/><text:alphabetical-index-mark-end text:id="IMark68031352"/><text:alphabetical-index-mark-end text:id="IMark60562920"/><text:alphabetical-index-mark-end text:id="IMark69445624"/><text:alphabetical-index-mark-end text:id="IMark69950952"/><text:alphabetical-index-mark-end text:id="IMark60516568"/><text:span text:style-name="T88"> per </text:span><text:alphabetical-index-mark-start text:id="IMark72146056"/><text:alphabetical-index-mark-start text:id="IMark72144664"/><text:alphabetical-index-mark-start text:id="IMark72360072"/><text:alphabetical-index-mark-start text:id="IMark70421512"/><text:alphabetical-index-mark-start text:id="IMark68210632"/><text:alphabetical-index-mark-start text:id="IMark61012568"/><text:span text:style-name="T88">square</text:span><text:alphabetical-index-mark-end text:id="IMark61012568"/><text:alphabetical-index-mark-end text:id="IMark68210632"/><text:alphabetical-index-mark-end text:id="IMark70421512"/><text:alphabetical-index-mark-end text:id="IMark72360072"/><text:alphabetical-index-mark-end text:id="IMark72144664"/><text:alphabetical-index-mark-end text:id="IMark72146056"/><text:span text:style-name="T88"> </text:span><text:alphabetical-index-mark-start text:id="IMark66984120"/><text:alphabetical-index-mark-start text:id="IMark65788152"/><text:alphabetical-index-mark-start text:id="IMark72153432"/><text:alphabetical-index-mark-start text:id="IMark65122152"/><text:alphabetical-index-mark-start text:id="IMark66860280"/><text:alphabetical-index-mark-start text:id="IMark67762008"/><text:span text:style-name="T88">meter</text:span><text:alphabetical-index-mark-end text:id="IMark67762008"/><text:alphabetical-index-mark-end text:id="IMark66860280"/><text:alphabetical-index-mark-end text:id="IMark65122152"/><text:alphabetical-index-mark-end text:id="IMark72153432"/><text:alphabetical-index-mark-end text:id="IMark65788152"/><text:alphabetical-index-mark-end text:id="IMark66984120"/><text:span text:style-name="T88">, </text:span><text:alphabetical-index-mark-start text:id="IMark72357544"/><text:alphabetical-index-mark-start text:id="IMark71226936"/><text:alphabetical-index-mark-start text:id="IMark70689368"/><text:alphabetical-index-mark-start text:id="IMark65187208"/><text:alphabetical-index-mark-start text:id="IMark41525464"/><text:alphabetical-index-mark-start text:id="IMark60883144"/><text:alphabetical-index-mark-start text:id="IMark65575560"/><text:alphabetical-index-mark-start text:id="IMark70289848"/><text:alphabetical-index-mark-start text:id="IMark65767256"/><text:alphabetical-index-mark-start text:id="IMark66822584"/><text:alphabetical-index-mark-start text:id="IMark70292152"/><text:span text:style-name="T88">co</text:span><text:alphabetical-index-mark-end text:id="IMark70292152"/><text:alphabetical-index-mark-end text:id="IMark66822584"/><text:alphabetical-index-mark-end text:id="IMark65767256"/><text:alphabetical-index-mark-end text:id="IMark70289848"/><text:alphabetical-index-mark-end text:id="IMark65575560"/><text:span text:style-name="T88">mmercial</text:span><text:alphabetical-index-mark-end text:id="IMark60883144"/><text:alphabetical-index-mark-end text:id="IMark41525464"/><text:alphabetical-index-mark-end text:id="IMark65187208"/><text:alphabetical-index-mark-end text:id="IMark70689368"/><text:alphabetical-index-mark-end text:id="IMark71226936"/><text:alphabetical-index-mark-end text:id="IMark72357544"/><text:span text:style-name="T88">.</text:span></text:p>
      <text:p text:style-name="P107"/>
      <text:p text:style-name="P107"/>
      <text:p text:style-name="P104"><text:span text:style-name="T67">4.1.</text:span><text:span text:style-name="T68">3</text:span><text:span text:style-name="T67">.</text:span><text:span text:style-name="T68">8</text:span><text:span text:style-name="T67">.</text:span><text:span text:style-name="T60"> </text:span><text:alphabetical-index-mark-start text:id="IMark65892024"/><text:alphabetical-index-mark-start text:id="IMark65352616"/><text:alphabetical-index-mark-start text:id="IMark65661496"/><text:alphabetical-index-mark-start text:id="IMark66273352"/><text:alphabetical-index-mark-start text:id="IMark65744136"/><text:span text:style-name="T35">Avg_ppmr</text:span><text:alphabetical-index-mark-end text:id="IMark65744136"/><text:alphabetical-index-mark-end text:id="IMark66273352"/><text:alphabetical-index-mark-end text:id="IMark65661496"/><text:alphabetical-index-mark-end text:id="IMark65352616"/><text:alphabetical-index-mark-end text:id="IMark65892024"/>: <text:alphabetical-index-mark-start text:id="IMark66213400"/><text:alphabetical-index-mark-start text:id="IMark67675352"/><text:alphabetical-index-mark-start text:id="IMark65582760"/><text:alphabetical-index-mark-start text:id="IMark45871064"/><text:alphabetical-index-mark-start text:id="IMark69547992"/><text:alphabetical-index-mark-start text:id="IMark70610392"/><text:span text:style-name="T88">average</text:span><text:alphabetical-index-mark-end text:id="IMark70610392"/><text:alphabetical-index-mark-end text:id="IMark69547992"/><text:alphabetical-index-mark-end text:id="IMark45871064"/><text:alphabetical-index-mark-end text:id="IMark65582760"/><text:alphabetical-index-mark-end text:id="IMark67675352"/><text:alphabetical-index-mark-end text:id="IMark66213400"/><text:span text:style-name="T88"> </text:span><text:alphabetical-index-mark-start text:id="IMark72254552"/><text:alphabetical-index-mark-start text:id="IMark68109976"/><text:alphabetical-index-mark-start text:id="IMark72176824"/><text:alphabetical-index-mark-start text:id="IMark72131992"/><text:alphabetical-index-mark-start text:id="IMark61275576"/><text:alphabetical-index-mark-start text:id="IMark72088280"/><text:alphabetical-index-mark-start text:id="IMark46183960"/><text:alphabetical-index-mark-start text:id="IMark61471656"/><text:alphabetical-index-mark-start text:id="IMark60751384"/><text:alphabetical-index-mark-start text:id="IMark71115960"/><text:alphabetical-index-mark-start text:id="IMark61092168"/><text:alphabetical-index-mark-start text:id="IMark72155736"/><text:span text:style-name="T88">price</text:span><text:alphabetical-index-mark-end text:id="IMark72155736"/><text:alphabetical-index-mark-end text:id="IMark61092168"/><text:alphabetical-index-mark-end text:id="IMark71115960"/><text:alphabetical-index-mark-end text:id="IMark60751384"/><text:alphabetical-index-mark-end text:id="IMark61471656"/><text:alphabetical-index-mark-end text:id="IMark46183960"/><text:alphabetical-index-mark-end text:id="IMark72088280"/><text:alphabetical-index-mark-end text:id="IMark61275576"/><text:alphabetical-index-mark-end text:id="IMark72131992"/><text:alphabetical-index-mark-end text:id="IMark72176824"/><text:alphabetical-index-mark-end text:id="IMark68109976"/><text:alphabetical-index-mark-end text:id="IMark72254552"/><text:span text:style-name="T88"> per </text:span><text:alphabetical-index-mark-start text:id="IMark71683496"/><text:alphabetical-index-mark-start text:id="IMark69401464"/><text:alphabetical-index-mark-start text:id="IMark65702328"/><text:alphabetical-index-mark-start text:id="IMark70508296"/><text:alphabetical-index-mark-start text:id="IMark45131800"/><text:alphabetical-index-mark-start text:id="IMark61043256"/><text:span text:style-name="T88">square</text:span><text:alphabetical-index-mark-end text:id="IMark61043256"/><text:alphabetical-index-mark-end text:id="IMark45131800"/><text:alphabetical-index-mark-end text:id="IMark70508296"/><text:alphabetical-index-mark-end text:id="IMark65702328"/><text:alphabetical-index-mark-end text:id="IMark69401464"/><text:alphabetical-index-mark-end text:id="IMark71683496"/><text:span text:style-name="T88"> </text:span><text:alphabetical-index-mark-start text:id="IMark65671864"/><text:alphabetical-index-mark-start text:id="IMark68730488"/><text:alphabetical-index-mark-start text:id="IMark72193720"/><text:alphabetical-index-mark-start text:id="IMark65480840"/><text:alphabetical-index-mark-start text:id="IMark61200264"/><text:alphabetical-index-mark-start text:id="IMark60984408"/><text:span text:style-name="T88">meter</text:span><text:alphabetical-index-mark-end text:id="IMark60984408"/><text:alphabetical-index-mark-end text:id="IMark61200264"/><text:alphabetical-index-mark-end text:id="IMark65480840"/><text:alphabetical-index-mark-end text:id="IMark72193720"/><text:alphabetical-index-mark-end text:id="IMark68730488"/><text:alphabetical-index-mark-end text:id="IMark65671864"/><text:span text:style-name="T88">, </text:span><text:alphabetical-index-mark-start text:id="IMark67918888"/><text:alphabetical-index-mark-start text:id="IMark40456728"/><text:alphabetical-index-mark-start text:id="IMark65803288"/><text:alphabetical-index-mark-start text:id="IMark70418280"/><text:span text:style-name="T88">res</text:span><text:alphabetical-index-mark-start text:id="IMark69372920"/><text:alphabetical-index-mark-start text:id="IMark65830088"/><text:alphabetical-index-mark-start text:id="IMark69221656"/><text:alphabetical-index-mark-start text:id="IMark69369320"/><text:alphabetical-index-mark-start text:id="IMark67388616"/><text:span text:style-name="T88">id</text:span><text:alphabetical-index-mark-end text:id="IMark67388616"/><text:alphabetical-index-mark-end text:id="IMark69369320"/><text:alphabetical-index-mark-end text:id="IMark69221656"/><text:alphabetical-index-mark-end text:id="IMark65830088"/><text:alphabetical-index-mark-end text:id="IMark69372920"/><text:span text:style-name="T88">ential</text:span><text:alphabetical-index-mark-end text:id="IMark70418280"/><text:alphabetical-index-mark-end text:id="IMark65803288"/><text:alphabetical-index-mark-end text:id="IMark40456728"/><text:alphabetical-index-mark-end text:id="IMark67918888"/><text:span text:style-name="T88">.</text:span></text:p>
      <text:p text:style-name="P104"/>
      <text:p text:style-name="P104"/>
      <text:p text:style-name="P104"><text:span text:style-name="T67">4.1.</text:span><text:span text:style-name="T68">3</text:span><text:span text:style-name="T67">.</text:span><text:span text:style-name="T68">9</text:span><text:span text:style-name="T67">.</text:span><text:span text:style-name="T60"> </text:span><text:alphabetical-index-mark-start text:id="IMark65750968"/><text:alphabetical-index-mark-start text:id="IMark60695336"/><text:alphabetical-index-mark-start text:id="IMark65654264"/><text:alphabetical-index-mark-start text:id="IMark69840184"/><text:alphabetical-index-mark-start text:id="IMark70743096"/><text:alphabetical-index-mark-start text:id="IMark68755784"/><text:alphabetical-index-mark-start text:id="IMark67081528"/><text:alphabetical-index-mark-start text:id="IMark71536008"/><text:alphabetical-index-mark-start text:id="IMark65775000"/><text:alphabetical-index-mark-start text:id="IMark70788216"/><text:alphabetical-index-mark-start text:id="IMark69937944"/><text:alphabetical-index-mark-start text:id="IMark72327080"/><text:alphabetical-index-mark-start text:id="IMark72074856"/><text:alphabetical-index-mark-start text:id="IMark72154776"/><text:alphabetical-index-mark-start text:id="IMark66654008"/><text:alphabetical-index-mark-start text:id="IMark70728200"/><text:span text:style-name="T35">Value</text:span><text:alphabetical-index-mark-end text:id="IMark70728200"/><text:alphabetical-index-mark-end text:id="IMark66654008"/><text:alphabetical-index-mark-end text:id="IMark72154776"/><text:alphabetical-index-mark-end text:id="IMark72074856"/><text:alphabetical-index-mark-end text:id="IMark72327080"/><text:alphabetical-index-mark-end text:id="IMark69937944"/><text:alphabetical-index-mark-end text:id="IMark70788216"/><text:alphabetical-index-mark-end text:id="IMark65775000"/><text:alphabetical-index-mark-end text:id="IMark71536008"/><text:alphabetical-index-mark-end text:id="IMark67081528"/><text:alphabetical-index-mark-end text:id="IMark68755784"/><text:span text:style-name="T35">_ppers</text:span><text:alphabetical-index-mark-end text:id="IMark70743096"/><text:alphabetical-index-mark-end text:id="IMark69840184"/><text:alphabetical-index-mark-end text:id="IMark65654264"/><text:alphabetical-index-mark-end text:id="IMark60695336"/><text:alphabetical-index-mark-end text:id="IMark65750968"/>: <text:alphabetical-index-mark-start text:id="IMark70599592"/><text:alphabetical-index-mark-start text:id="IMark68003944"/><text:alphabetical-index-mark-start text:id="IMark72222440"/><text:alphabetical-index-mark-start text:id="IMark72352488"/><text:alphabetical-index-mark-start text:id="IMark68185912"/><text:alphabetical-index-mark-start text:id="IMark61223672"/><text:alphabetical-index-mark-start text:id="IMark72218248"/><text:alphabetical-index-mark-start text:id="IMark70230984"/><text:alphabetical-index-mark-start text:id="IMark72162088"/><text:alphabetical-index-mark-start text:id="IMark67758120"/><text:alphabetical-index-mark-start text:id="IMark71062952"/><text:span text:style-name="T88">value</text:span><text:alphabetical-index-mark-end text:id="IMark71062952"/><text:alphabetical-index-mark-end text:id="IMark67758120"/><text:alphabetical-index-mark-end text:id="IMark72162088"/><text:alphabetical-index-mark-end text:id="IMark70230984"/><text:alphabetical-index-mark-end text:id="IMark72218248"/><text:alphabetical-index-mark-end text:id="IMark61223672"/><text:alphabetical-index-mark-end text:id="IMark68185912"/><text:alphabetical-index-mark-end text:id="IMark72352488"/><text:alphabetical-index-mark-end text:id="IMark72222440"/><text:alphabetical-index-mark-end text:id="IMark68003944"/><text:alphabetical-index-mark-end text:id="IMark70599592"/><text:span text:style-name="T88"> per person.</text:span></text:p>
      <text:p text:style-name="P104"/>
      <text:p text:style-name="P104"/>
      <text:p text:style-name="P107"><text:span text:style-name="T67">4.1.</text:span><text:span text:style-name="T68">3</text:span><text:span text:style-name="T67">.1</text:span><text:span text:style-name="T68">0</text:span><text:span text:style-name="T67">.</text:span><text:span text:style-name="T60"> </text:span><text:alphabetical-index-mark-start text:id="IMark72168376"/><text:alphabetical-index-mark-start text:id="IMark72140440"/><text:alphabetical-index-mark-start text:id="IMark71576968"/><text:alphabetical-index-mark-start text:id="IMark72090408"/><text:alphabetical-index-mark-start text:id="IMark46039480"/><text:span text:style-name="T35">Est_final_ppmc</text:span><text:alphabetical-index-mark-end text:id="IMark46039480"/><text:alphabetical-index-mark-end text:id="IMark72090408"/><text:alphabetical-index-mark-end text:id="IMark71576968"/><text:alphabetical-index-mark-end text:id="IMark72140440"/><text:alphabetical-index-mark-end text:id="IMark72168376"/><text:span text:style-name="T35">:</text:span><text:span text:style-name="T88">estimated final </text:span><text:alphabetical-index-mark-start text:id="IMark71057928"/><text:alphabetical-index-mark-start text:id="IMark67783336"/><text:alphabetical-index-mark-start text:id="IMark40786696"/><text:alphabetical-index-mark-start text:id="IMark54199160"/><text:alphabetical-index-mark-start text:id="IMark68417592"/><text:alphabetical-index-mark-start text:id="IMark66253032"/><text:alphabetical-index-mark-start text:id="IMark72136216"/><text:alphabetical-index-mark-start text:id="IMark67144840"/><text:alphabetical-index-mark-start text:id="IMark68735256"/><text:alphabetical-index-mark-start text:id="IMark72058072"/><text:alphabetical-index-mark-start text:id="IMark46063576"/><text:alphabetical-index-mark-start text:id="IMark68254808"/><text:span text:style-name="T88">price</text:span><text:alphabetical-index-mark-end text:id="IMark68254808"/><text:alphabetical-index-mark-end text:id="IMark46063576"/><text:alphabetical-index-mark-end text:id="IMark72058072"/><text:alphabetical-index-mark-end text:id="IMark68735256"/><text:alphabetical-index-mark-end text:id="IMark67144840"/><text:alphabetical-index-mark-end text:id="IMark72136216"/><text:alphabetical-index-mark-end text:id="IMark66253032"/><text:alphabetical-index-mark-end text:id="IMark68417592"/><text:alphabetical-index-mark-end text:id="IMark54199160"/><text:alphabetical-index-mark-end text:id="IMark40786696"/><text:alphabetical-index-mark-end text:id="IMark67783336"/><text:alphabetical-index-mark-end text:id="IMark71057928"/><text:span text:style-name="T88"> per </text:span><text:alphabetical-index-mark-start text:id="IMark68431448"/><text:alphabetical-index-mark-start text:id="IMark66846984"/><text:alphabetical-index-mark-start text:id="IMark66508360"/><text:alphabetical-index-mark-start text:id="IMark67575320"/><text:alphabetical-index-mark-start text:id="IMark72365416"/><text:alphabetical-index-mark-start text:id="IMark67318008"/><text:span text:style-name="T88">square</text:span><text:alphabetical-index-mark-end text:id="IMark67318008"/><text:alphabetical-index-mark-end text:id="IMark72365416"/><text:alphabetical-index-mark-end text:id="IMark67575320"/><text:alphabetical-index-mark-end text:id="IMark66508360"/><text:alphabetical-index-mark-end text:id="IMark66846984"/><text:alphabetical-index-mark-end text:id="IMark68431448"/><text:span text:style-name="T88"> </text:span><text:alphabetical-index-mark-start text:id="IMark60516568"/><text:alphabetical-index-mark-start text:id="IMark69950952"/><text:alphabetical-index-mark-start text:id="IMark69445624"/><text:alphabetical-index-mark-start text:id="IMark60562920"/><text:alphabetical-index-mark-start text:id="IMark68031352"/><text:alphabetical-index-mark-start text:id="IMark68047624"/><text:span text:style-name="T88">meter</text:span><text:alphabetical-index-mark-end text:id="IMark68047624"/><text:alphabetical-index-mark-end text:id="IMark68031352"/><text:alphabetical-index-mark-end text:id="IMark60562920"/><text:alphabetical-index-mark-end text:id="IMark69445624"/><text:alphabetical-index-mark-end text:id="IMark69950952"/><text:alphabetical-index-mark-end text:id="IMark60516568"/><text:span text:style-name="T88">.</text:span></text:p>
      <text:p text:style-name="P107"/>
      <text:p text:style-name="P32"/>
      <text:p text:style-name="P32">This t<text:alphabetical-index-mark-start text:id="IMark66860280"/><text:alphabetical-index-mark-start text:id="IMark67762008"/><text:alphabetical-index-mark-start text:id="IMark65575560"/><text:alphabetical-index-mark-start text:id="IMark70289848"/><text:alphabetical-index-mark-start text:id="IMark65767256"/>ab<text:alphabetical-index-mark-end text:id="IMark65767256"/><text:alphabetical-index-mark-end text:id="IMark70289848"/><text:alphabetical-index-mark-end text:id="IMark65575560"/><text:alphabetical-index-mark-end text:id="IMark67762008"/><text:alphabetical-index-mark-end text:id="IMark66860280"/>le <text:alphabetical-index-mark-start text:id="IMark66822584"/><text:alphabetical-index-mark-start text:id="IMark70292152"/><text:alphabetical-index-mark-start text:id="IMark72357544"/><text:alphabetical-index-mark-start text:id="IMark71226936"/><text:alphabetical-index-mark-start text:id="IMark70689368"/>co<text:alphabetical-index-mark-end text:id="IMark70689368"/><text:alphabetical-index-mark-end text:id="IMark71226936"/><text:alphabetical-index-mark-end text:id="IMark72357544"/><text:alphabetical-index-mark-end text:id="IMark70292152"/><text:alphabetical-index-mark-end text:id="IMark66822584"/>ntains <text:alphabetical-index-mark-start text:id="IMark65187208"/><text:alphabetical-index-mark-start text:id="IMark41525464"/><text:alphabetical-index-mark-start text:id="IMark60883144"/><text:alphabetical-index-mark-start text:id="IMark70590248"/><text:alphabetical-index-mark-start text:id="IMark68434296"/><text:alphabetical-index-mark-start text:id="IMark72220776"/><text:alphabetical-index-mark-start text:id="IMark65351240"/><text:alphabetical-index-mark-start text:id="IMark69448040"/>data<text:alphabetical-index-mark-end text:id="IMark69448040"/><text:alphabetical-index-mark-end text:id="IMark65351240"/><text:alphabetical-index-mark-end text:id="IMark72220776"/><text:alphabetical-index-mark-end text:id="IMark68434296"/><text:alphabetical-index-mark-end text:id="IMark70590248"/><text:alphabetical-index-mark-end text:id="IMark60883144"/><text:alphabetical-index-mark-end text:id="IMark41525464"/><text:alphabetical-index-mark-end text:id="IMark65187208"/> <text:alphabetical-index-mark-start text:id="IMark67287736"/><text:alphabetical-index-mark-start text:id="IMark72296744"/><text:alphabetical-index-mark-start text:id="IMark61202184"/><text:alphabetical-index-mark-start text:id="IMark70150504"/><text:alphabetical-index-mark-start text:id="IMark64888920"/>co<text:alphabetical-index-mark-end text:id="IMark64888920"/><text:alphabetical-index-mark-end text:id="IMark70150504"/><text:alphabetical-index-mark-end text:id="IMark61202184"/><text:alphabetical-index-mark-end text:id="IMark72296744"/><text:alphabetical-index-mark-end text:id="IMark67287736"/>ns<text:alphabetical-index-mark-start text:id="IMark67384392"/><text:alphabetical-index-mark-start text:id="IMark68758408"/><text:alphabetical-index-mark-start text:id="IMark69393176"/><text:alphabetical-index-mark-start text:id="IMark72148888"/><text:alphabetical-index-mark-start text:id="IMark65892024"/>id<text:alphabetical-index-mark-end text:id="IMark65892024"/><text:alphabetical-index-mark-end text:id="IMark72148888"/><text:alphabetical-index-mark-end text:id="IMark69393176"/><text:alphabetical-index-mark-end text:id="IMark68758408"/><text:alphabetical-index-mark-end text:id="IMark67384392"/>ered to be part of the <text:alphabetical-index-mark-start text:id="IMark65352616"/><text:alphabetical-index-mark-start text:id="IMark65661496"/><text:alphabetical-index-mark-start text:id="IMark66273352"/><text:alphabetical-index-mark-start text:id="IMark65744136"/><text:alphabetical-index-mark-start text:id="IMark66213400"/><text:alphabetical-index-mark-start text:id="IMark67675352"/><text:alphabetical-index-mark-start text:id="IMark65582760"/><text:alphabetical-index-mark-start text:id="IMark45871064"/><text:alphabetical-index-mark-start text:id="IMark69547992"/><text:alphabetical-index-mark-start text:id="IMark70610392"/><text:alphabetical-index-mark-start text:id="IMark72254552"/><text:alphabetical-index-mark-start text:id="IMark68109976"/><text:alphabetical-index-mark-start text:id="IMark72176824"/>co<text:alphabetical-index-mark-end text:id="IMark72176824"/><text:alphabetical-index-mark-end text:id="IMark68109976"/><text:alphabetical-index-mark-end text:id="IMark72254552"/><text:alphabetical-index-mark-end text:id="IMark70610392"/><text:alphabetical-index-mark-end text:id="IMark69547992"/>nclusion<text:alphabetical-index-mark-end text:id="IMark45871064"/><text:alphabetical-index-mark-end text:id="IMark65582760"/><text:alphabetical-index-mark-end text:id="IMark67675352"/><text:alphabetical-index-mark-end text:id="IMark66213400"/><text:alphabetical-index-mark-end text:id="IMark65744136"/><text:alphabetical-index-mark-end text:id="IMark66273352"/><text:alphabetical-index-mark-end text:id="IMark65661496"/><text:alphabetical-index-mark-end text:id="IMark65352616"/><text:span text:style-name="T112">s</text:span> of the <text:alphabetical-index-mark-start text:id="IMark72131992"/><text:alphabetical-index-mark-start text:id="IMark61275576"/><text:alphabetical-index-mark-start text:id="IMark72088280"/><text:alphabetical-index-mark-start text:id="IMark46183960"/><text:alphabetical-index-mark-start text:id="IMark61471656"/>study<text:alphabetical-index-mark-end text:id="IMark61471656"/><text:alphabetical-index-mark-end text:id="IMark46183960"/><text:alphabetical-index-mark-end text:id="IMark72088280"/><text:alphabetical-index-mark-end text:id="IMark61275576"/><text:alphabetical-index-mark-end text:id="IMark72131992"/>.</text:p>
      <text:p text:style-name="P32"/>
      <text:p text:style-name="P32"/>
      <text:h text:style-name="Heading_20_3" text:outline-level="3"><text:bookmark-start text:name="__RefHeading___Toc14416_1079904243"/><text:soft-page-break/>4.1.4. <text:span text:style-name="T35">trf_</text:span><text:alphabetical-index-mark-start text:id="IMark70508296"/><text:span text:style-name="T35">block</text:span><text:alphabetical-index-mark-end text:id="IMark70508296"/><text:span text:style-name="T35">s</text:span><text:bookmark-end text:name="__RefHeading___Toc14416_1079904243"/></text:h>
      <text:p text:style-name="P76"/>
      <text:p text:style-name="P77"><text:span text:style-name="T12">4.1.4.1.</text:span> <text:alphabetical-index-mark-start text:id="IMark65830088"/><text:span text:style-name="T35">Id</text:span><text:alphabetical-index-mark-end text:id="IMark65830088"/>: <text:span text:style-name="T76">see [</text:span><text:span text:style-name="T80">4.1.1.</text:span><text:span text:style-name="T86">1</text:span><text:span text:style-name="T80">.</text:span><text:span text:style-name="T76">].</text:span></text:p>
      <text:p text:style-name="P76"/>
      <text:p text:style-name="P76"/>
      <text:p text:style-name="P77"><text:span text:style-name="T12">4.1.4.2.</text:span> <text:alphabetical-index-mark-start text:id="IMark71914328"/><text:alphabetical-index-mark-start text:id="IMark72484088"/><text:span text:style-name="T35">Ab</text:span><text:alphabetical-index-mark-end text:id="IMark72484088"/><text:span text:style-name="T35">r</text:span><text:alphabetical-index-mark-end text:id="IMark71914328"/>: <text:span text:style-name="T76">see [</text:span><text:span text:style-name="T80">4.1.1.</text:span><text:span text:style-name="T81">2</text:span><text:span text:style-name="T80">.</text:span><text:span text:style-name="T76">].</text:span></text:p>
      <text:p text:style-name="P76"/>
      <text:p text:style-name="P76"/>
      <text:p text:style-name="P81"><text:span text:style-name="T12">4.1.4.3.</text:span> <text:alphabetical-index-mark-start text:id="IMark70728200"/><text:span text:style-name="T35">Alt</text:span><text:alphabetical-index-mark-end text:id="IMark70728200"/>: <text:span text:style-name="T76">see [</text:span><text:span text:style-name="T80">4.1.1.</text:span><text:span text:style-name="T82">5</text:span><text:span text:style-name="T80">.</text:span><text:span text:style-name="T76">].</text:span></text:p>
      <text:p text:style-name="P76"/>
      <text:p text:style-name="P76"/>
      <text:p text:style-name="P78"><text:span text:style-name="T12">4.1.4.</text:span><text:span text:style-name="T22">4</text:span><text:span text:style-name="T12">.</text:span> <text:alphabetical-index-mark-start text:id="IMark72162088"/><text:span text:style-name="T35">A</text:span><text:span text:style-name="T46">vg_pers</text:span><text:alphabetical-index-mark-end text:id="IMark72162088"/>: <text:alphabetical-index-mark-start text:id="IMark67758120"/><text:span text:style-name="T111">average</text:span><text:alphabetical-index-mark-end text:id="IMark67758120"/><text:span text:style-name="T111"> </text:span><text:alphabetical-index-mark-start text:id="IMark71062952"/><text:span text:style-name="T111">number</text:span><text:alphabetical-index-mark-end text:id="IMark71062952"/><text:span text:style-name="T111"> of </text:span><text:alphabetical-index-mark-start text:id="IMark66917000"/><text:span text:style-name="T111">pedestrian</text:span><text:alphabetical-index-mark-end text:id="IMark66917000"/><text:span text:style-name="T111">s discriminated per </text:span><text:alphabetical-index-mark-start text:id="IMark72284104"/><text:span text:style-name="T111">street</text:span><text:alphabetical-index-mark-end text:id="IMark72284104"/><text:span text:style-name="T111"> and </text:span><text:alphabetical-index-mark-start text:id="IMark73166376"/><text:span text:style-name="T111">block</text:span><text:alphabetical-index-mark-end text:id="IMark73166376"/>.</text:p>
      <text:p text:style-name="P76"/>
      <text:p text:style-name="P76"/>
      <text:p text:style-name="P78"><text:span text:style-name="T12">4.1.4.</text:span><text:span text:style-name="T22">5</text:span><text:span text:style-name="T12">.</text:span> <text:span text:style-name="T35">A</text:span><text:span text:style-name="T46">vg_</text:span><text:alphabetical-index-mark-start text:id="IMark71057928"/><text:alphabetical-index-mark-start text:id="IMark67783336"/><text:span text:style-name="T46">sample</text:span><text:alphabetical-index-mark-end text:id="IMark67783336"/><text:alphabetical-index-mark-end text:id="IMark71057928"/><text:span text:style-name="T46">s</text:span>: <text:alphabetical-index-mark-start text:id="IMark40786696"/><text:span text:style-name="T111">number</text:span><text:alphabetical-index-mark-end text:id="IMark40786696"/><text:span text:style-name="T111"> of </text:span><text:alphabetical-index-mark-start text:id="IMark54199160"/><text:alphabetical-index-mark-start text:id="IMark68417592"/><text:span text:style-name="T111">sample</text:span><text:alphabetical-index-mark-end text:id="IMark68417592"/><text:alphabetical-index-mark-end text:id="IMark54199160"/><text:span text:style-name="T111">s discriminated per </text:span><text:alphabetical-index-mark-start text:id="IMark66253032"/><text:span text:style-name="T111">street</text:span><text:alphabetical-index-mark-end text:id="IMark66253032"/><text:span text:style-name="T111"> and </text:span><text:alphabetical-index-mark-start text:id="IMark72136216"/><text:span text:style-name="T111">block</text:span><text:alphabetical-index-mark-end text:id="IMark72136216"/>.</text:p>
      <text:p text:style-name="P76"/>
      <text:p text:style-name="P76"/>
      <text:p text:style-name="P78"><text:span text:style-name="T12">4.1.4.</text:span><text:span text:style-name="T22">6</text:span><text:span text:style-name="T12">.</text:span> <text:span text:style-name="T46">Stat_relevant</text:span>: <text:span text:style-name="T111">indicates the </text:span><text:alphabetical-index-mark-start text:id="IMark72153432"/><text:span text:style-name="T111">statistic</text:span><text:alphabetical-index-mark-end text:id="IMark72153432"/><text:span text:style-name="T111">al relevance of results discriminated per </text:span><text:alphabetical-index-mark-start text:id="IMark60751384"/><text:span text:style-name="T111">street</text:span><text:alphabetical-index-mark-end text:id="IMark60751384"/><text:span text:style-name="T111"> and </text:span><text:alphabetical-index-mark-start text:id="IMark66860280"/><text:span text:style-name="T111">block</text:span><text:alphabetical-index-mark-end text:id="IMark66860280"/>.</text:p>
      <text:p text:style-name="P76"/>
      <text:p text:style-name="P76"/>
      <text:p text:style-name="P78"><text:span text:style-name="T12">4.1.4.</text:span><text:span text:style-name="T22">7</text:span><text:span text:style-name="T12">.</text:span> <text:alphabetical-index-mark-start text:id="IMark72296744"/><text:span text:style-name="T46">Est_final_ppmc</text:span><text:alphabetical-index-mark-end text:id="IMark72296744"/>: <text:span text:style-name="T110">final </text:span><text:alphabetical-index-mark-start text:id="IMark61202184"/><text:alphabetical-index-mark-start text:id="IMark70150504"/><text:span text:style-name="T110">value</text:span><text:alphabetical-index-mark-end text:id="IMark70150504"/><text:alphabetical-index-mark-end text:id="IMark61202184"/><text:span text:style-name="T110"> per </text:span><text:alphabetical-index-mark-start text:id="IMark64888920"/><text:span text:style-name="T110">square</text:span><text:alphabetical-index-mark-end text:id="IMark64888920"/><text:span text:style-name="T110"> </text:span><text:alphabetical-index-mark-start text:id="IMark67384392"/><text:span text:style-name="T110">meter</text:span><text:alphabetical-index-mark-end text:id="IMark67384392"/><text:span text:style-name="T110"> discriminated per </text:span><text:alphabetical-index-mark-start text:id="IMark68758408"/><text:span text:style-name="T110">street</text:span><text:alphabetical-index-mark-end text:id="IMark68758408"/><text:span text:style-name="T110"> and </text:span><text:alphabetical-index-mark-start text:id="IMark69393176"/><text:span text:style-name="T110">block</text:span><text:alphabetical-index-mark-end text:id="IMark69393176"/>.</text:p>
      <text:p text:style-name="P76"/>
      <text:p text:style-name="P76"/>
      <text:p text:style-name="P79"><text:span text:style-name="T12">4.1.4.</text:span><text:span text:style-name="T23">8</text:span><text:span text:style-name="T12">.</text:span> <text:span text:style-name="T47">m1s</text:span>: <text:span text:style-name="T85">[4.1.4.7.]</text:span><text:span text:style-name="T108"><draw:frame draw:style-name="fr1" draw:name="Object1" text:anchor-type="as-char" svg:y="-0.1484in" svg:width="0.4209in" svg:height="0.1846in" draw:z-index="0"><draw:object xlink:href="./Object 1" xlink:type="simple" xlink:show="embed" xlink:actuate="onLoad"/><draw:image xlink:href="./ObjectReplacements/Object 1" xlink:type="simple" xlink:show="embed" xlink:actuate="onLoad"/></draw:frame></text:span>.</text:p>
      <text:p text:style-name="P79"/>
      <text:p text:style-name="P79"/>
      <text:p text:style-name="P80"><text:span text:style-name="T12">4.1.4.</text:span><text:span text:style-name="T24">9</text:span><text:span text:style-name="T12">.</text:span> <text:span text:style-name="T109">p</text:span><text:span text:style-name="T47">1s</text:span>: <text:span text:style-name="T85">[4.1.4.7.]</text:span><text:span text:style-name="T108"><draw:frame draw:style-name="fr1" draw:name="Object2" text:anchor-type="as-char" svg:y="-0.1484in" svg:width="0.3945in" svg:height="0.1846in" draw:z-index="1"><draw:object xlink:href="./Object 2" xlink:type="simple" xlink:show="embed" xlink:actuate="onLoad"/><draw:image xlink:href="./ObjectReplacements/Object 2" xlink:type="simple" xlink:show="embed" xlink:actuate="onLoad"/><svg:desc>formula</svg:desc></draw:frame></text:span>.</text:p>
      <text:p text:style-name="P79"/>
      <text:p text:style-name="P79"/>
      <text:p text:style-name="P80"><text:span text:style-name="T12">4.1.4.</text:span><text:span text:style-name="T24">10</text:span><text:span text:style-name="T12">.</text:span> <text:span text:style-name="T47">m</text:span><text:span text:style-name="T48">2</text:span><text:span text:style-name="T47">s</text:span>: <text:span text:style-name="T85">[4.1.4.7.]</text:span><text:span text:style-name="T108"><draw:frame draw:style-name="fr1" draw:name="Object3" text:anchor-type="as-char" svg:y="-0.1484in" svg:width="0.4217in" svg:height="0.1846in" draw:z-index="2"><draw:object xlink:href="./Object 3" xlink:type="simple" xlink:show="embed" xlink:actuate="onLoad"/><draw:image xlink:href="./ObjectReplacements/Object 3" xlink:type="simple" xlink:show="embed" xlink:actuate="onLoad"/><svg:desc>formula</svg:desc></draw:frame></text:span>.</text:p>
      <text:p text:style-name="P80"><text:soft-page-break/></text:p>
      <text:p text:style-name="P80"><text:span text:style-name="T12">4.1.4.</text:span><text:span text:style-name="T24">11</text:span><text:span text:style-name="T12">.</text:span> <text:span text:style-name="T109">p2</text:span><text:span text:style-name="T47">s</text:span>: <text:span text:style-name="T85">[4.1.4.7.]</text:span><text:span text:style-name="T108"> </text:span><text:span text:style-name="T108"><draw:frame draw:style-name="fr1" draw:name="Object4" text:anchor-type="as-char" svg:y="-0.1484in" svg:width="0.3953in" svg:height="0.1846in" draw:z-index="3"><draw:object xlink:href="./Object 4" xlink:type="simple" xlink:show="embed" xlink:actuate="onLoad"/><draw:image xlink:href="./ObjectReplacements/Object 4" xlink:type="simple" xlink:show="embed" xlink:actuate="onLoad"/><svg:desc>formula</svg:desc></draw:frame></text:span>.</text:p>
      <text:p text:style-name="P80"/>
      <text:p text:style-name="P80"/>
      <text:p text:style-name="P80"><text:span text:style-name="T12">4.1.4.</text:span><text:span text:style-name="T24">12</text:span><text:span text:style-name="T12">.</text:span> <text:span text:style-name="T47">m</text:span><text:span text:style-name="T48">3</text:span><text:span text:style-name="T47">s</text:span>: <text:span text:style-name="T85">[4.1.4.7.]</text:span><text:span text:style-name="T108"> </text:span><text:span text:style-name="T108"><draw:frame draw:style-name="fr1" draw:name="Object5" text:anchor-type="as-char" svg:y="-0.1484in" svg:width="0.4228in" svg:height="0.1846in" draw:z-index="4"><draw:object xlink:href="./Object 5" xlink:type="simple" xlink:show="embed" xlink:actuate="onLoad"/><draw:image xlink:href="./ObjectReplacements/Object 5" xlink:type="simple" xlink:show="embed" xlink:actuate="onLoad"/><svg:desc>formula</svg:desc></draw:frame></text:span>.</text:p>
      <text:p text:style-name="P80"/>
      <text:p text:style-name="P80"/>
      <text:p text:style-name="P80"><text:span text:style-name="T12">4.1.4.</text:span><text:span text:style-name="T24">13</text:span><text:span text:style-name="T12">.</text:span> <text:span text:style-name="T109">p3</text:span><text:span text:style-name="T47">s</text:span>: <text:span text:style-name="T85">[4.1.4.7.]</text:span><text:span text:style-name="T108"> </text:span><text:span text:style-name="T108"><draw:frame draw:style-name="fr1" draw:name="Object6" text:anchor-type="as-char" svg:y="-0.1484in" svg:width="0.3965in" svg:height="0.1846in" draw:z-index="5"><draw:object xlink:href="./Object 6" xlink:type="simple" xlink:show="embed" xlink:actuate="onLoad"/><draw:image xlink:href="./ObjectReplacements/Object 6" xlink:type="simple" xlink:show="embed" xlink:actuate="onLoad"/><svg:desc>formula</svg:desc></draw:frame></text:span>.</text:p>
      <text:p text:style-name="P80"/>
      <text:p text:style-name="P80"/>
      <text:p text:style-name="P76"><text:span text:style-name="T112">T</text:span>his t<text:alphabetical-index-mark-start text:id="IMark60883144"/>ab<text:alphabetical-index-mark-end text:id="IMark60883144"/>le <text:alphabetical-index-mark-start text:id="IMark41525464"/>co<text:alphabetical-index-mark-end text:id="IMark41525464"/>ntains <text:alphabetical-index-mark-start text:id="IMark70590248"/>data<text:alphabetical-index-mark-end text:id="IMark70590248"/> discriminated per <text:alphabetical-index-mark-start text:id="IMark68434296"/>street<text:alphabetical-index-mark-end text:id="IMark68434296"/> and <text:alphabetical-index-mark-start text:id="IMark72220776"/>block<text:alphabetical-index-mark-end text:id="IMark72220776"/> regarding <text:alphabetical-index-mark-start text:id="IMark69448040"/>numb<text:span text:style-name="T112">e</text:span>r<text:alphabetical-index-mark-end text:id="IMark69448040"/> of <text:alphabetical-index-mark-start text:id="IMark65351240"/>pedestrian<text:alphabetical-index-mark-end text:id="IMark65351240"/>s, <text:alphabetical-index-mark-start text:id="IMark67287736"/>number<text:alphabetical-index-mark-end text:id="IMark67287736"/> of <text:alphabetical-index-mark-start text:id="IMark72148888"/><text:alphabetical-index-mark-start text:id="IMark65892024"/>sample<text:alphabetical-index-mark-end text:id="IMark65892024"/><text:alphabetical-index-mark-end text:id="IMark72148888"/>s and estimated <text:alphabetical-index-mark-start text:id="IMark69547992"/><text:alphabetical-index-mark-start text:id="IMark70610392"/>price<text:alphabetical-index-mark-end text:id="IMark70610392"/><text:alphabetical-index-mark-end text:id="IMark69547992"/> per <text:alphabetical-index-mark-start text:id="IMark72254552"/>square<text:alphabetical-index-mark-end text:id="IMark72254552"/> <text:alphabetical-index-mark-start text:id="IMark72296744"/>meter<text:alphabetical-index-mark-end text:id="IMark72296744"/>.</text:p>
      <text:p text:style-name="P76"/>
      <text:p text:style-name="P34">Th<text:span text:style-name="T112">e</text:span> <text:alphabetical-index-mark-start text:id="IMark65744136"/><text:alphabetical-index-mark-start text:id="IMark67675352"/><text:alphabetical-index-mark-start text:id="IMark66213400"/><text:alphabetical-index-mark-start text:id="IMark65582760"/><text:alphabetical-index-mark-start text:id="IMark45871064"/><text:alphabetical-index-mark-start text:id="IMark72131992"/><text:alphabetical-index-mark-start text:id="IMark72088280"/><text:alphabetical-index-mark-start text:id="IMark61275576"/>data<text:alphabetical-index-mark-end text:id="IMark61275576"/><text:alphabetical-index-mark-end text:id="IMark72088280"/><text:alphabetical-index-mark-end text:id="IMark72131992"/><text:alphabetical-index-mark-end text:id="IMark45871064"/><text:alphabetical-index-mark-end text:id="IMark65582760"/><text:alphabetical-index-mark-end text:id="IMark66213400"/><text:alphabetical-index-mark-end text:id="IMark67675352"/><text:alphabetical-index-mark-end text:id="IMark65744136"/> <text:span text:style-name="T112">of this t</text:span><text:alphabetical-index-mark-start text:id="IMark46183960"/><text:span text:style-name="T112">ab</text:span><text:alphabetical-index-mark-end text:id="IMark46183960"/><text:span text:style-name="T112">le should be </text:span><text:alphabetical-index-mark-start text:id="IMark61471656"/><text:alphabetical-index-mark-start text:id="IMark61092168"/><text:alphabetical-index-mark-start text:id="IMark71115960"/><text:alphabetical-index-mark-start text:id="IMark71683496"/><text:alphabetical-index-mark-start text:id="IMark72155736"/>co<text:alphabetical-index-mark-end text:id="IMark72155736"/><text:alphabetical-index-mark-end text:id="IMark71683496"/><text:alphabetical-index-mark-end text:id="IMark71115960"/><text:alphabetical-index-mark-end text:id="IMark61092168"/><text:alphabetical-index-mark-end text:id="IMark61471656"/>ns<text:alphabetical-index-mark-start text:id="IMark65702328"/><text:alphabetical-index-mark-start text:id="IMark69401464"/><text:alphabetical-index-mark-start text:id="IMark61043256"/><text:alphabetical-index-mark-start text:id="IMark45131800"/><text:alphabetical-index-mark-start text:id="IMark65671864"/>id<text:alphabetical-index-mark-end text:id="IMark65671864"/><text:alphabetical-index-mark-end text:id="IMark45131800"/><text:alphabetical-index-mark-end text:id="IMark61043256"/><text:alphabetical-index-mark-end text:id="IMark69401464"/><text:alphabetical-index-mark-end text:id="IMark65702328"/>ered to be part of the <text:alphabetical-index-mark-start text:id="IMark70508296"/><text:alphabetical-index-mark-start text:id="IMark68730488"/><text:alphabetical-index-mark-start text:id="IMark72193720"/><text:alphabetical-index-mark-start text:id="IMark61200264"/><text:alphabetical-index-mark-start text:id="IMark65480840"/><text:alphabetical-index-mark-start text:id="IMark60984408"/><text:alphabetical-index-mark-start text:id="IMark69372920"/><text:alphabetical-index-mark-start text:id="IMark69221656"/><text:alphabetical-index-mark-start text:id="IMark69369320"/><text:alphabetical-index-mark-start text:id="IMark67388616"/><text:alphabetical-index-mark-start text:id="IMark67918888"/><text:alphabetical-index-mark-start text:id="IMark65830088"/><text:alphabetical-index-mark-start text:id="IMark40456728"/>co<text:alphabetical-index-mark-end text:id="IMark40456728"/><text:alphabetical-index-mark-end text:id="IMark65830088"/><text:alphabetical-index-mark-end text:id="IMark67918888"/><text:alphabetical-index-mark-end text:id="IMark67388616"/><text:alphabetical-index-mark-end text:id="IMark69369320"/>nclusion<text:alphabetical-index-mark-end text:id="IMark69221656"/><text:span text:style-name="T112">s</text:span><text:alphabetical-index-mark-end text:id="IMark69372920"/><text:alphabetical-index-mark-end text:id="IMark60984408"/><text:alphabetical-index-mark-end text:id="IMark65480840"/><text:alphabetical-index-mark-end text:id="IMark61200264"/><text:alphabetical-index-mark-end text:id="IMark72193720"/><text:alphabetical-index-mark-end text:id="IMark68730488"/><text:alphabetical-index-mark-end text:id="IMark70508296"/> of the <text:alphabetical-index-mark-start text:id="IMark65803288"/><text:alphabetical-index-mark-start text:id="IMark70418280"/><text:alphabetical-index-mark-start text:id="IMark41416888"/><text:alphabetical-index-mark-start text:id="IMark72195880"/><text:alphabetical-index-mark-start text:id="IMark66762216"/>study<text:alphabetical-index-mark-end text:id="IMark66762216"/><text:alphabetical-index-mark-end text:id="IMark72195880"/><text:alphabetical-index-mark-end text:id="IMark41416888"/><text:alphabetical-index-mark-end text:id="IMark70418280"/><text:alphabetical-index-mark-end text:id="IMark65803288"/>.</text:p>
      <text:p text:style-name="P76"/>
      <text:p text:style-name="P32"/>
      <text:p text:style-name="P32"/>
      <text:p text:style-name="P3"/>
      <text:h text:style-name="P128" text:outline-level="1"><text:bookmark-start text:name="__RefHeading___Toc785_180202276"/>5. Use.<text:bookmark-end text:name="__RefHeading___Toc785_180202276"/></text:h>
      <text:p text:style-name="P3"/>
      <text:p text:style-name="P11"><text:alphabetical-index-mark-start text:id="IMark70599592"/><text:alphabetical-index-mark-start text:id="IMark72352488"/><text:alphabetical-index-mark-start text:id="IMark72222440"/><text:alphabetical-index-mark-start text:id="IMark61223672"/><text:alphabetical-index-mark-start text:id="IMark70230984"/><text:alphabetical-index-mark-start text:id="IMark68185912"/><text:alphabetical-index-mark-start text:id="IMark72218248"/><text:alphabetical-index-mark-start text:id="IMark67386696"/><text:alphabetical-index-mark-start text:id="IMark71598360"/><text:alphabetical-index-mark-start text:id="IMark69232072"/><text:alphabetical-index-mark-start text:id="IMark45133992"/><text:alphabetical-index-mark-start text:id="IMark72071384"/><text:alphabetical-index-mark-start text:id="IMark72349960"/><text:alphabetical-index-mark-start text:id="IMark67758120"/><text:alphabetical-index-mark-start text:id="IMark72162088"/><text:alphabetical-index-mark-start text:id="IMark71062952"/><text:alphabetical-index-mark-start text:id="IMark68325032"/><text:alphabetical-index-mark-start text:id="IMark66917000"/><text:alphabetical-index-mark-start text:id="IMark72284104"/><text:alphabetical-index-mark-start text:id="IMark73166376"/><text:alphabetical-index-mark-start text:id="IMark72362600"/><text:alphabetical-index-mark-start text:id="IMark60520664"/><text:alphabetical-index-mark-start text:id="IMark72146056"/><text:alphabetical-index-mark-start text:id="IMark72144664"/>SQL<text:alphabetical-index-mark-end text:id="IMark72144664"/><text:alphabetical-index-mark-end text:id="IMark72146056"/><text:alphabetical-index-mark-end text:id="IMark60520664"/><text:alphabetical-index-mark-end text:id="IMark72362600"/><text:alphabetical-index-mark-end text:id="IMark73166376"/><text:alphabetical-index-mark-end text:id="IMark72284104"/><text:alphabetical-index-mark-end text:id="IMark66917000"/><text:alphabetical-index-mark-end text:id="IMark68325032"/><text:span text:style-name="T91">i</text:span>te<text:alphabetical-index-mark-end text:id="IMark71062952"/><text:alphabetical-index-mark-end text:id="IMark72162088"/><text:alphabetical-index-mark-end text:id="IMark67758120"/><text:alphabetical-index-mark-end text:id="IMark72349960"/><text:alphabetical-index-mark-end text:id="IMark72071384"/><text:alphabetical-index-mark-end text:id="IMark45133992"/><text:alphabetical-index-mark-end text:id="IMark69232072"/><text:alphabetical-index-mark-end text:id="IMark71598360"/>3<text:alphabetical-index-mark-end text:id="IMark67386696"/><text:alphabetical-index-mark-end text:id="IMark72218248"/><text:alphabetical-index-mark-end text:id="IMark68185912"/><text:alphabetical-index-mark-end text:id="IMark70230984"/><text:alphabetical-index-mark-end text:id="IMark61223672"/><text:alphabetical-index-mark-end text:id="IMark72222440"/><text:alphabetical-index-mark-end text:id="IMark72352488"/><text:alphabetical-index-mark-end text:id="IMark70599592"/> <text:alphabetical-index-mark-start text:id="IMark72168376"/><text:alphabetical-index-mark-start text:id="IMark72140440"/><text:alphabetical-index-mark-start text:id="IMark71576968"/><text:alphabetical-index-mark-start text:id="IMark72090408"/><text:alphabetical-index-mark-start text:id="IMark72360072"/><text:alphabetical-index-mark-start text:id="IMark46039480"/><text:alphabetical-index-mark-start text:id="IMark70421512"/><text:alphabetical-index-mark-start text:id="IMark67144840"/>dat<text:alphabetical-index-mark-start text:id="IMark68735256"/><text:alphabetical-index-mark-start text:id="IMark72058072"/><text:alphabetical-index-mark-start text:id="IMark46063576"/><text:alphabetical-index-mark-start text:id="IMark68431448"/><text:alphabetical-index-mark-start text:id="IMark68254808"/>a<text:alphabetical-index-mark-end text:id="IMark67144840"/><text:alphabetical-index-mark-end text:id="IMark70421512"/><text:alphabetical-index-mark-end text:id="IMark46039480"/><text:alphabetical-index-mark-end text:id="IMark72360072"/><text:alphabetical-index-mark-end text:id="IMark72090408"/><text:alphabetical-index-mark-end text:id="IMark71576968"/><text:alphabetical-index-mark-end text:id="IMark72140440"/><text:alphabetical-index-mark-end text:id="IMark72168376"/>b<text:alphabetical-index-mark-end text:id="IMark68254808"/><text:alphabetical-index-mark-end text:id="IMark68431448"/><text:alphabetical-index-mark-end text:id="IMark46063576"/><text:alphabetical-index-mark-end text:id="IMark72058072"/><text:alphabetical-index-mark-end text:id="IMark68735256"/>ases are fully self-<text:alphabetical-index-mark-start text:id="IMark66846984"/><text:alphabetical-index-mark-start text:id="IMark67783336"/><text:alphabetical-index-mark-start text:id="IMark71057928"/><text:alphabetical-index-mark-start text:id="IMark66508360"/><text:alphabetical-index-mark-start text:id="IMark40786696"/>co<text:alphabetical-index-mark-end text:id="IMark40786696"/><text:alphabetical-index-mark-end text:id="IMark66508360"/><text:alphabetical-index-mark-end text:id="IMark71057928"/><text:alphabetical-index-mark-end text:id="IMark67783336"/><text:alphabetical-index-mark-end text:id="IMark66846984"/>ntained. Users need to have <text:alphabetical-index-mark-start text:id="IMark54199160"/><text:alphabetical-index-mark-start text:id="IMark67575320"/><text:alphabetical-index-mark-start text:id="IMark68417592"/><text:alphabetical-index-mark-start text:id="IMark66253032"/><text:alphabetical-index-mark-start text:id="IMark72136216"/><text:alphabetical-index-mark-start text:id="IMark67318008"/><text:alphabetical-index-mark-start text:id="IMark60516568"/><text:alphabetical-index-mark-start text:id="IMark72365416"/><text:alphabetical-index-mark-start text:id="IMark69950952"/><text:alphabetical-index-mark-start text:id="IMark69445624"/><text:alphabetical-index-mark-start text:id="IMark68031352"/><text:alphabetical-index-mark-start text:id="IMark60562920"/><text:alphabetical-index-mark-start text:id="IMark68047624"/><text:alphabetical-index-mark-start text:id="IMark61012568"/><text:alphabetical-index-mark-start text:id="IMark68210632"/><text:alphabetical-index-mark-start text:id="IMark65788152"/><text:alphabetical-index-mark-start text:id="IMark66984120"/><text:alphabetical-index-mark-start text:id="IMark65122152"/><text:alphabetical-index-mark-start text:id="IMark65575560"/><text:alphabetical-index-mark-start text:id="IMark67762008"/><text:alphabetical-index-mark-start text:id="IMark70289848"/><text:alphabetical-index-mark-start text:id="IMark65767256"/><text:alphabetical-index-mark-start text:id="IMark66822584"/><text:alphabetical-index-mark-start text:id="IMark60751384"/>Sql<text:alphabetical-index-mark-end text:id="IMark60751384"/><text:alphabetical-index-mark-end text:id="IMark66822584"/><text:alphabetical-index-mark-end text:id="IMark65767256"/><text:alphabetical-index-mark-end text:id="IMark70289848"/><text:alphabetical-index-mark-end text:id="IMark67762008"/><text:alphabetical-index-mark-end text:id="IMark65575560"/><text:alphabetical-index-mark-end text:id="IMark65122152"/><text:alphabetical-index-mark-end text:id="IMark66984120"/>ite<text:alphabetical-index-mark-end text:id="IMark65788152"/><text:alphabetical-index-mark-end text:id="IMark68210632"/><text:alphabetical-index-mark-end text:id="IMark61012568"/><text:alphabetical-index-mark-end text:id="IMark68047624"/><text:alphabetical-index-mark-end text:id="IMark60562920"/><text:alphabetical-index-mark-end text:id="IMark68031352"/><text:alphabetical-index-mark-end text:id="IMark69445624"/><text:alphabetical-index-mark-end text:id="IMark69950952"/>3<text:alphabetical-index-mark-end text:id="IMark72365416"/><text:alphabetical-index-mark-end text:id="IMark60516568"/><text:alphabetical-index-mark-end text:id="IMark67318008"/><text:alphabetical-index-mark-end text:id="IMark72136216"/><text:alphabetical-index-mark-end text:id="IMark66253032"/><text:alphabetical-index-mark-end text:id="IMark68417592"/><text:alphabetical-index-mark-end text:id="IMark67575320"/><text:alphabetical-index-mark-end text:id="IMark54199160"/> installed on their system, and prefer<text:alphabetical-index-mark-start text:id="IMark72153432"/><text:alphabetical-index-mark-start text:id="IMark66860280"/><text:alphabetical-index-mark-start text:id="IMark72357544"/><text:alphabetical-index-mark-start text:id="IMark70292152"/><text:alphabetical-index-mark-start text:id="IMark70689368"/>ab<text:alphabetical-index-mark-end text:id="IMark70689368"/><text:alphabetical-index-mark-end text:id="IMark70292152"/><text:alphabetical-index-mark-end text:id="IMark72357544"/><text:alphabetical-index-mark-end text:id="IMark66860280"/><text:alphabetical-index-mark-end text:id="IMark72153432"/>ly a visual <text:alphabetical-index-mark-start text:id="IMark71226936"/><text:alphabetical-index-mark-start text:id="IMark65187208"/><text:alphabetical-index-mark-start text:id="IMark61202184"/><text:alphabetical-index-mark-start text:id="IMark60883144"/><text:alphabetical-index-mark-start text:id="IMark41525464"/><text:alphabetical-index-mark-start text:id="IMark70590248"/><text:alphabetical-index-mark-start text:id="IMark70150504"/><text:alphabetical-index-mark-start text:id="IMark68434296"/>dat<text:alphabetical-index-mark-start text:id="IMark72220776"/><text:alphabetical-index-mark-start text:id="IMark69448040"/><text:alphabetical-index-mark-start text:id="IMark65351240"/><text:alphabetical-index-mark-start text:id="IMark67287736"/><text:alphabetical-index-mark-start text:id="IMark72148888"/>a<text:alphabetical-index-mark-end text:id="IMark68434296"/><text:alphabetical-index-mark-end text:id="IMark70150504"/><text:alphabetical-index-mark-end text:id="IMark70590248"/><text:alphabetical-index-mark-end text:id="IMark41525464"/><text:alphabetical-index-mark-end text:id="IMark60883144"/><text:alphabetical-index-mark-end text:id="IMark61202184"/><text:alphabetical-index-mark-end text:id="IMark65187208"/><text:alphabetical-index-mark-end text:id="IMark71226936"/>b<text:alphabetical-index-mark-end text:id="IMark72148888"/><text:alphabetical-index-mark-end text:id="IMark67287736"/><text:alphabetical-index-mark-end text:id="IMark65351240"/><text:alphabetical-index-mark-end text:id="IMark69448040"/><text:alphabetical-index-mark-end text:id="IMark72220776"/>ase editor. Using <text:alphabetical-index-mark-start text:id="IMark65892024"/><text:alphabetical-index-mark-start text:id="IMark64888920"/><text:alphabetical-index-mark-start text:id="IMark69547992"/><text:alphabetical-index-mark-start text:id="IMark70610392"/><text:alphabetical-index-mark-start text:id="IMark72254552"/><text:alphabetical-index-mark-start text:id="IMark72296744"/><text:alphabetical-index-mark-start text:id="IMark68109976"/><text:alphabetical-index-mark-start text:id="IMark67384392"/>SQL<text:alphabetical-index-mark-end text:id="IMark67384392"/><text:alphabetical-index-mark-end text:id="IMark68109976"/><text:alphabetical-index-mark-end text:id="IMark72296744"/><text:alphabetical-index-mark-end text:id="IMark72254552"/><text:alphabetical-index-mark-end text:id="IMark70610392"/><text:alphabetical-index-mark-end text:id="IMark69547992"/><text:alphabetical-index-mark-end text:id="IMark64888920"/><text:alphabetical-index-mark-end text:id="IMark65892024"/> queries it is possible to obtain any section of the gathered <text:alphabetical-index-mark-start text:id="IMark68758408"/><text:alphabetical-index-mark-start text:id="IMark69393176"/><text:alphabetical-index-mark-start text:id="IMark65352616"/><text:alphabetical-index-mark-start text:id="IMark65661496"/><text:alphabetical-index-mark-start text:id="IMark72176824"/><text:alphabetical-index-mark-start text:id="IMark66273352"/><text:alphabetical-index-mark-start text:id="IMark61562664"/><text:alphabetical-index-mark-start text:id="IMark65744136"/>data<text:alphabetical-index-mark-end text:id="IMark65744136"/><text:alphabetical-index-mark-end text:id="IMark61562664"/><text:alphabetical-index-mark-end text:id="IMark66273352"/><text:alphabetical-index-mark-end text:id="IMark72176824"/><text:alphabetical-index-mark-end text:id="IMark65661496"/><text:alphabetical-index-mark-end text:id="IMark65352616"/><text:alphabetical-index-mark-end text:id="IMark69393176"/><text:alphabetical-index-mark-end text:id="IMark68758408"/>, and it can be <text:alphabetical-index-mark-start text:id="IMark67675352"/><text:alphabetical-index-mark-start text:id="IMark66213400"/><text:alphabetical-index-mark-start text:id="IMark65582760"/><text:alphabetical-index-mark-start text:id="IMark45871064"/><text:alphabetical-index-mark-start text:id="IMark72131992"/>co<text:alphabetical-index-mark-end text:id="IMark72131992"/><text:alphabetical-index-mark-end text:id="IMark45871064"/><text:alphabetical-index-mark-end text:id="IMark65582760"/><text:alphabetical-index-mark-end text:id="IMark66213400"/><text:alphabetical-index-mark-end text:id="IMark67675352"/>nverted to any <text:alphabetical-index-mark-start text:id="IMark72088280"/><text:alphabetical-index-mark-start text:id="IMark61275576"/><text:alphabetical-index-mark-start text:id="IMark46183960"/><text:alphabetical-index-mark-start text:id="IMark61471656"/><text:alphabetical-index-mark-start text:id="IMark61092168"/><text:alphabetical-index-mark-start text:id="IMark71115960"/><text:alphabetical-index-mark-start text:id="IMark71683496"/><text:alphabetical-index-mark-start text:id="IMark72155736"/>data<text:alphabetical-index-mark-end text:id="IMark72155736"/><text:alphabetical-index-mark-end text:id="IMark71683496"/><text:alphabetical-index-mark-end text:id="IMark71115960"/><text:alphabetical-index-mark-end text:id="IMark61092168"/><text:alphabetical-index-mark-end text:id="IMark61471656"/><text:alphabetical-index-mark-end text:id="IMark46183960"/><text:alphabetical-index-mark-end text:id="IMark61275576"/><text:alphabetical-index-mark-end text:id="IMark72088280"/> <text:alphabetical-index-mark-start text:id="IMark65702328"/><text:alphabetical-index-mark-start text:id="IMark69401464"/><text:alphabetical-index-mark-start text:id="IMark61043256"/><text:alphabetical-index-mark-start text:id="IMark45131800"/><text:alphabetical-index-mark-start text:id="IMark65671864"/><text:alphabetical-index-mark-start text:id="IMark69369320"/><text:alphabetical-index-mark-start text:id="IMark67388616"/>format<text:alphabetical-index-mark-end text:id="IMark67388616"/><text:alphabetical-index-mark-end text:id="IMark69369320"/><text:alphabetical-index-mark-end text:id="IMark65671864"/><text:alphabetical-index-mark-end text:id="IMark45131800"/><text:alphabetical-index-mark-end text:id="IMark61043256"/><text:alphabetical-index-mark-end text:id="IMark69401464"/><text:alphabetical-index-mark-end text:id="IMark65702328"/> used by <text:alphabetical-index-mark-start text:id="IMark67918888"/><text:alphabetical-index-mark-start text:id="IMark65830088"/><text:alphabetical-index-mark-start text:id="IMark40456728"/><text:alphabetical-index-mark-start text:id="IMark69221656"/>libraries<text:alphabetical-index-mark-end text:id="IMark69221656"/><text:alphabetical-index-mark-end text:id="IMark40456728"/><text:alphabetical-index-mark-end text:id="IMark65830088"/><text:alphabetical-index-mark-end text:id="IMark67918888"/> written in R, <text:alphabetical-index-mark-start text:id="IMark70508296"/><text:alphabetical-index-mark-start text:id="IMark68730488"/><text:alphabetical-index-mark-start text:id="IMark72193720"/><text:alphabetical-index-mark-start text:id="IMark61200264"/><text:alphabetical-index-mark-start text:id="IMark65480840"/>Python<text:alphabetical-index-mark-end text:id="IMark65480840"/><text:alphabetical-index-mark-end text:id="IMark61200264"/><text:alphabetical-index-mark-end text:id="IMark72193720"/><text:alphabetical-index-mark-end text:id="IMark68730488"/><text:alphabetical-index-mark-end text:id="IMark70508296"/>, <text:alphabetical-index-mark-start text:id="IMark60984408"/><text:alphabetical-index-mark-start text:id="IMark69372920"/><text:alphabetical-index-mark-start text:id="IMark65803288"/><text:alphabetical-index-mark-start text:id="IMark70418280"/><text:alphabetical-index-mark-start text:id="IMark41416888"/>C++<text:alphabetical-index-mark-end text:id="IMark41416888"/><text:alphabetical-index-mark-end text:id="IMark70418280"/><text:alphabetical-index-mark-end text:id="IMark65803288"/><text:alphabetical-index-mark-end text:id="IMark69372920"/><text:alphabetical-index-mark-end text:id="IMark60984408"/> etc.</text:p>
      <text:p text:style-name="P11"/>
      <text:p text:style-name="P69">If you plan to operate on this <text:alphabetical-index-mark-start text:id="IMark68151608"/><text:alphabetical-index-mark-start text:id="IMark72324552"/><text:alphabetical-index-mark-start text:id="IMark67021016"/><text:alphabetical-index-mark-start text:id="IMark65564760"/><text:alphabetical-index-mark-start text:id="IMark72484088"/><text:alphabetical-index-mark-start text:id="IMark67268584"/>data<text:alphabetical-index-mark-end text:id="IMark67268584"/><text:alphabetical-index-mark-end text:id="IMark72484088"/><text:alphabetical-index-mark-end text:id="IMark65564760"/>set<text:alphabetical-index-mark-end text:id="IMark67021016"/><text:alphabetical-index-mark-end text:id="IMark72324552"/><text:alphabetical-index-mark-end text:id="IMark68151608"/> f<text:alphabetical-index-mark-start text:id="IMark71914328"/><text:alphabetical-index-mark-start text:id="IMark64953160"/><text:alphabetical-index-mark-start text:id="IMark68755784"/>ro<text:alphabetical-index-mark-end text:id="IMark68755784"/><text:alphabetical-index-mark-end text:id="IMark64953160"/><text:alphabetical-index-mark-end text:id="IMark71914328"/>m an envi<text:alphabetical-index-mark-start text:id="IMark67081528"/><text:alphabetical-index-mark-start text:id="IMark69937944"/><text:alphabetical-index-mark-start text:id="IMark71536008"/>ro<text:alphabetical-index-mark-end text:id="IMark71536008"/><text:alphabetical-index-mark-end text:id="IMark69937944"/><text:alphabetical-index-mark-end text:id="IMark67081528"/>nment written in a specific <text:alphabetical-index-mark-start text:id="IMark65775000"/><text:alphabetical-index-mark-start text:id="IMark70788216"/><text:alphabetical-index-mark-start text:id="IMark72327080"/>language<text:alphabetical-index-mark-end text:id="IMark72327080"/><text:alphabetical-index-mark-end text:id="IMark70788216"/><text:alphabetical-index-mark-end text:id="IMark65775000"/>, you will likely have to install some <text:alphabetical-index-mark-start text:id="IMark72074856"/><text:alphabetical-index-mark-start text:id="IMark72154776"/><text:alphabetical-index-mark-start text:id="IMark66654008"/>libraries<text:alphabetical-index-mark-end text:id="IMark66654008"/><text:alphabetical-index-mark-end text:id="IMark72154776"/><text:alphabetical-index-mark-end text:id="IMark72074856"/>. However, don’t worry since <text:alphabetical-index-mark-start text:id="IMark68157176"/><text:alphabetical-index-mark-start text:id="IMark60695336"/><text:alphabetical-index-mark-start text:id="IMark65750968"/><text:alphabetical-index-mark-start text:id="IMark70728200"/><text:alphabetical-index-mark-start text:id="IMark69840184"/><text:alphabetical-index-mark-start text:id="IMark70743096"/><text:alphabetical-index-mark-start text:id="IMark65654264"/><text:alphabetical-index-mark-start text:id="IMark68003944"/><text:alphabetical-index-mark-start text:id="IMark68325032"/>Sql<text:alphabetical-index-mark-end text:id="IMark68325032"/><text:alphabetical-index-mark-end text:id="IMark68003944"/><text:alphabetical-index-mark-end text:id="IMark65654264"/>ite<text:alphabetical-index-mark-end text:id="IMark70743096"/><text:alphabetical-index-mark-end text:id="IMark69840184"/><text:alphabetical-index-mark-end text:id="IMark70728200"/>3<text:alphabetical-index-mark-end text:id="IMark65750968"/><text:alphabetical-index-mark-end text:id="IMark60695336"/><text:alphabetical-index-mark-end text:id="IMark68157176"/> is w<text:alphabetical-index-mark-start text:id="IMark66917000"/><text:alphabetical-index-mark-start text:id="IMark72284104"/><text:alphabetical-index-mark-start text:id="IMark73166376"/>id<text:alphabetical-index-mark-end text:id="IMark73166376"/><text:alphabetical-index-mark-end text:id="IMark72284104"/><text:alphabetical-index-mark-end text:id="IMark66917000"/>ely used and there are <text:s/>many such <text:alphabetical-index-mark-start text:id="IMark72362600"/><text:alphabetical-index-mark-start text:id="IMark60520664"/><text:alphabetical-index-mark-start text:id="IMark72146056"/>libraries<text:alphabetical-index-mark-end text:id="IMark72146056"/><text:alphabetical-index-mark-end text:id="IMark60520664"/><text:alphabetical-index-mark-end text:id="IMark72362600"/> avail<text:alphabetical-index-mark-start text:id="IMark72144664"/><text:alphabetical-index-mark-start text:id="IMark72195880"/><text:alphabetical-index-mark-start text:id="IMark71598360"/>ab<text:alphabetical-index-mark-end text:id="IMark71598360"/><text:alphabetical-index-mark-end text:id="IMark72195880"/><text:alphabetical-index-mark-end text:id="IMark72144664"/>le.</text:p>
      <text:p text:style-name="P69"/>
      <text:p text:style-name="P69">You might ask yourself why is this <text:alphabetical-index-mark-start text:id="IMark72349960"/><text:alphabetical-index-mark-start text:id="IMark67758120"/><text:alphabetical-index-mark-start text:id="IMark72162088"/><text:alphabetical-index-mark-start text:id="IMark71062952"/><text:alphabetical-index-mark-start text:id="IMark70599592"/><text:alphabetical-index-mark-start text:id="IMark72352488"/>data<text:alphabetical-index-mark-end text:id="IMark72352488"/><text:alphabetical-index-mark-end text:id="IMark70599592"/><text:alphabetical-index-mark-end text:id="IMark71062952"/>set<text:alphabetical-index-mark-end text:id="IMark72162088"/><text:alphabetical-index-mark-end text:id="IMark67758120"/><text:alphabetical-index-mark-end text:id="IMark72349960"/> presented in an <text:alphabetical-index-mark-start text:id="IMark72222440"/><text:alphabetical-index-mark-start text:id="IMark61223672"/><text:alphabetical-index-mark-start text:id="IMark70230984"/><text:alphabetical-index-mark-start text:id="IMark68185912"/><text:alphabetical-index-mark-start text:id="IMark72218248"/><text:alphabetical-index-mark-start text:id="IMark67386696"/><text:alphabetical-index-mark-start text:id="IMark72168376"/><text:alphabetical-index-mark-start text:id="IMark72140440"/><text:alphabetical-index-mark-start text:id="IMark71576968"/>Sql<text:alphabetical-index-mark-end text:id="IMark71576968"/><text:alphabetical-index-mark-end text:id="IMark72140440"/><text:alphabetical-index-mark-end text:id="IMark72168376"/>ite<text:alphabetical-index-mark-end text:id="IMark67386696"/><text:alphabetical-index-mark-end text:id="IMark72218248"/><text:alphabetical-index-mark-end text:id="IMark68185912"/>3<text:alphabetical-index-mark-end text:id="IMark70230984"/><text:alphabetical-index-mark-end text:id="IMark61223672"/><text:alphabetical-index-mark-end text:id="IMark72222440"/> <text:alphabetical-index-mark-start text:id="IMark72090408"/><text:alphabetical-index-mark-start text:id="IMark72360072"/><text:alphabetical-index-mark-start text:id="IMark46039480"/>format<text:alphabetical-index-mark-end text:id="IMark46039480"/><text:alphabetical-index-mark-end text:id="IMark72360072"/><text:alphabetical-index-mark-end text:id="IMark72090408"/>. The main reason is simple: it is far easier to operate on a <text:alphabetical-index-mark-start text:id="IMark70421512"/><text:alphabetical-index-mark-start text:id="IMark67144840"/><text:alphabetical-index-mark-start text:id="IMark68735256"/>SQL<text:alphabetical-index-mark-end text:id="IMark68735256"/><text:alphabetical-index-mark-end text:id="IMark67144840"/><text:alphabetical-index-mark-end text:id="IMark70421512"/> – <text:alphabetical-index-mark-start text:id="IMark72058072"/><text:alphabetical-index-mark-start text:id="IMark46063576"/><text:alphabetical-index-mark-start text:id="IMark68431448"/>co<text:alphabetical-index-mark-end text:id="IMark68431448"/><text:alphabetical-index-mark-end text:id="IMark46063576"/><text:alphabetical-index-mark-end text:id="IMark72058072"/>mpatible <text:alphabetical-index-mark-start text:id="IMark68254808"/><text:alphabetical-index-mark-start text:id="IMark66762216"/><text:alphabetical-index-mark-start text:id="IMark66846984"/><text:alphabetical-index-mark-start text:id="IMark67783336"/><text:alphabetical-index-mark-start text:id="IMark71057928"/><text:alphabetical-index-mark-start text:id="IMark66508360"/>data<text:alphabetical-index-mark-end text:id="IMark66508360"/><text:alphabetical-index-mark-end text:id="IMark71057928"/><text:alphabetical-index-mark-end text:id="IMark67783336"/>set<text:alphabetical-index-mark-end text:id="IMark66846984"/><text:alphabetical-index-mark-end text:id="IMark66762216"/><text:alphabetical-index-mark-end text:id="IMark68254808"/> than in any other case. <text:alphabetical-index-mark-start text:id="IMark40786696"/><text:alphabetical-index-mark-start text:id="IMark66984120"/><text:alphabetical-index-mark-start text:id="IMark65122152"/>SQL<text:alphabetical-index-mark-end text:id="IMark65122152"/><text:alphabetical-index-mark-end text:id="IMark66984120"/><text:alphabetical-index-mark-end text:id="IMark40786696"/> systems have limitations, but for the most part or at least, on <text:alphabetical-index-mark-start text:id="IMark65575560"/><text:alphabetical-index-mark-start text:id="IMark67762008"/><text:alphabetical-index-mark-start text:id="IMark70289848"/>average<text:alphabetical-index-mark-end text:id="IMark70289848"/><text:alphabetical-index-mark-end text:id="IMark67762008"/><text:alphabetical-index-mark-end text:id="IMark65575560"/>, relational <text:alphabetical-index-mark-start text:id="IMark65767256"/><text:alphabetical-index-mark-start text:id="IMark66822584"/><text:alphabetical-index-mark-start text:id="IMark60751384"/>dat<text:alphabetical-index-mark-start text:id="IMark69372920"/><text:alphabetical-index-mark-start text:id="IMark60984408"/><text:alphabetical-index-mark-start text:id="IMark65803288"/>a<text:alphabetical-index-mark-end text:id="IMark60751384"/><text:alphabetical-index-mark-end text:id="IMark66822584"/><text:alphabetical-index-mark-end text:id="IMark65767256"/>b<text:alphabetical-index-mark-end text:id="IMark65803288"/><text:alphabetical-index-mark-end text:id="IMark60984408"/><text:alphabetical-index-mark-end text:id="IMark69372920"/>ases are better than any other <text:alphabetical-index-mark-start text:id="IMark70418280"/><text:alphabetical-index-mark-start text:id="IMark41416888"/><text:alphabetical-index-mark-start text:id="IMark70508296"/>format<text:alphabetical-index-mark-end text:id="IMark70508296"/><text:alphabetical-index-mark-end text:id="IMark41416888"/><text:alphabetical-index-mark-end text:id="IMark70418280"/>.</text:p>
      <text:p text:style-name="P11"/>
      <text:p text:style-name="P11">It is re<text:alphabetical-index-mark-start text:id="IMark65480840"/><text:alphabetical-index-mark-start text:id="IMark67918888"/><text:alphabetical-index-mark-start text:id="IMark65830088"/><text:alphabetical-index-mark-start text:id="IMark40456728"/><text:alphabetical-index-mark-start text:id="IMark69221656"/>co<text:alphabetical-index-mark-end text:id="IMark69221656"/><text:alphabetical-index-mark-end text:id="IMark40456728"/><text:alphabetical-index-mark-end text:id="IMark65830088"/><text:alphabetical-index-mark-end text:id="IMark67918888"/><text:alphabetical-index-mark-end text:id="IMark65480840"/>mmend<text:alphabetical-index-mark-start text:id="IMark65702328"/><text:alphabetical-index-mark-start text:id="IMark69401464"/><text:alphabetical-index-mark-start text:id="IMark61043256"/><text:alphabetical-index-mark-start text:id="IMark45131800"/><text:alphabetical-index-mark-start text:id="IMark65671864"/>ab<text:alphabetical-index-mark-end text:id="IMark65671864"/><text:alphabetical-index-mark-end text:id="IMark45131800"/><text:alphabetical-index-mark-end text:id="IMark61043256"/><text:alphabetical-index-mark-end text:id="IMark69401464"/><text:alphabetical-index-mark-end text:id="IMark65702328"/>le for users to review the <text:alphabetical-index-mark-start text:id="IMark69369320"/><text:alphabetical-index-mark-start text:id="IMark67388616"/><text:alphabetical-index-mark-start text:id="IMark72088280"/><text:alphabetical-index-mark-start text:id="IMark61275576"/>structure<text:alphabetical-index-mark-end text:id="IMark61275576"/><text:alphabetical-index-mark-end text:id="IMark72088280"/><text:alphabetical-index-mark-end text:id="IMark67388616"/><text:alphabetical-index-mark-end text:id="IMark69369320"/> of the <text:alphabetical-index-mark-start text:id="IMark46183960"/><text:alphabetical-index-mark-start text:id="IMark61471656"/><text:alphabetical-index-mark-start text:id="IMark61092168"/><text:alphabetical-index-mark-start text:id="IMark71115960"/><text:alphabetical-index-mark-start text:id="IMark71683496"/><text:alphabetical-index-mark-start text:id="IMark72155736"/><text:alphabetical-index-mark-start text:id="IMark67675352"/><text:alphabetical-index-mark-start text:id="IMark66213400"/>data<text:alphabetical-index-mark-end text:id="IMark66213400"/><text:alphabetical-index-mark-end text:id="IMark67675352"/><text:alphabetical-index-mark-end text:id="IMark72155736"/><text:alphabetical-index-mark-end text:id="IMark71683496"/><text:alphabetical-index-mark-end text:id="IMark71115960"/><text:alphabetical-index-mark-end text:id="IMark61092168"/><text:alphabetical-index-mark-end text:id="IMark61471656"/><text:alphabetical-index-mark-end text:id="IMark46183960"/> t<text:alphabetical-index-mark-start text:id="IMark65582760"/><text:alphabetical-index-mark-start text:id="IMark45871064"/><text:alphabetical-index-mark-start text:id="IMark72131992"/><text:alphabetical-index-mark-start text:id="IMark68758408"/><text:alphabetical-index-mark-start text:id="IMark69393176"/>ab<text:alphabetical-index-mark-end text:id="IMark69393176"/><text:alphabetical-index-mark-end text:id="IMark68758408"/><text:alphabetical-index-mark-end text:id="IMark72131992"/><text:alphabetical-index-mark-end text:id="IMark45871064"/><text:alphabetical-index-mark-end text:id="IMark65582760"/>les as well as the <text:alphabetical-index-mark-start text:id="IMark65352616"/><text:alphabetical-index-mark-start text:id="IMark65661496"/><text:alphabetical-index-mark-start text:id="IMark72176824"/><text:alphabetical-index-mark-start text:id="IMark66273352"/><text:alphabetical-index-mark-start text:id="IMark61562664"/><text:alphabetical-index-mark-start text:id="IMark65744136"/><text:alphabetical-index-mark-start text:id="IMark65892024"/><text:alphabetical-index-mark-start text:id="IMark64888920"/>data<text:alphabetical-index-mark-end text:id="IMark64888920"/><text:alphabetical-index-mark-end text:id="IMark65892024"/><text:alphabetical-index-mark-end text:id="IMark65744136"/><text:alphabetical-index-mark-end text:id="IMark61562664"/><text:alphabetical-index-mark-end text:id="IMark66273352"/><text:alphabetical-index-mark-end text:id="IMark72176824"/><text:alphabetical-index-mark-end text:id="IMark65661496"/><text:alphabetical-index-mark-end text:id="IMark65352616"/> itself in order to understand the whole package and what can be done with it. In general, t<text:alphabetical-index-mark-start text:id="IMark69547992"/><text:alphabetical-index-mark-start text:id="IMark70610392"/><text:alphabetical-index-mark-start text:id="IMark72254552"/><text:alphabetical-index-mark-start text:id="IMark72296744"/><text:alphabetical-index-mark-start text:id="IMark68109976"/>ab<text:alphabetical-index-mark-end text:id="IMark68109976"/><text:alphabetical-index-mark-end text:id="IMark72296744"/><text:alphabetical-index-mark-end text:id="IMark72254552"/><text:alphabetical-index-mark-end text:id="IMark70610392"/><text:alphabetical-index-mark-end text:id="IMark69547992"/>les <text:alphabetical-index-mark-start text:id="IMark67384392"/><text:alphabetical-index-mark-start text:id="IMark72220776"/><text:alphabetical-index-mark-start text:id="IMark69448040"/><text:alphabetical-index-mark-start text:id="IMark65351240"/><text:alphabetical-index-mark-start text:id="IMark67287736"/>co<text:alphabetical-index-mark-end text:id="IMark67287736"/><text:alphabetical-index-mark-end text:id="IMark65351240"/><text:alphabetical-index-mark-end text:id="IMark69448040"/><text:alphabetical-index-mark-end text:id="IMark72220776"/><text:alphabetical-index-mark-end text:id="IMark67384392"/>ntain <text:alphabetical-index-mark-start text:id="IMark72148888"/><text:alphabetical-index-mark-start text:id="IMark71226936"/><text:alphabetical-index-mark-start text:id="IMark65187208"/><text:alphabetical-index-mark-start text:id="IMark61202184"/><text:alphabetical-index-mark-start text:id="IMark60883144"/><text:alphabetical-index-mark-start text:id="IMark41525464"/><text:alphabetical-index-mark-start text:id="IMark70590248"/><text:alphabetical-index-mark-start text:id="IMark70150504"/>data<text:alphabetical-index-mark-end text:id="IMark70150504"/><text:alphabetical-index-mark-end text:id="IMark70590248"/><text:alphabetical-index-mark-end text:id="IMark41525464"/><text:alphabetical-index-mark-end text:id="IMark60883144"/><text:alphabetical-index-mark-end text:id="IMark61202184"/><text:alphabetical-index-mark-end text:id="IMark65187208"/><text:alphabetical-index-mark-end text:id="IMark71226936"/><text:alphabetical-index-mark-end text:id="IMark72148888"/> either as <text:alphabetical-index-mark-start text:id="IMark68434296"/><text:alphabetical-index-mark-start text:id="IMark72153432"/><text:alphabetical-index-mark-start text:id="IMark66860280"/><text:alphabetical-index-mark-start text:id="IMark72357544"/><text:alphabetical-index-mark-start text:id="IMark70292152"/><text:alphabetical-index-mark-start text:id="IMark70689368"/><text:alphabetical-index-mark-start text:id="IMark54199160"/><text:alphabetical-index-mark-start text:id="IMark67575320"/>string<text:alphabetical-index-mark-end text:id="IMark67575320"/><text:alphabetical-index-mark-end text:id="IMark54199160"/><text:alphabetical-index-mark-end text:id="IMark70689368"/><text:alphabetical-index-mark-end text:id="IMark70292152"/><text:alphabetical-index-mark-end text:id="IMark72357544"/><text:alphabetical-index-mark-end text:id="IMark66860280"/><text:alphabetical-index-mark-end text:id="IMark72153432"/><text:alphabetical-index-mark-end text:id="IMark68434296"/>s, integers or <text:alphabetical-index-mark-start text:id="IMark68417592"/><text:alphabetical-index-mark-start text:id="IMark66253032"/><text:alphabetical-index-mark-start text:id="IMark72136216"/><text:alphabetical-index-mark-start text:id="IMark67318008"/><text:alphabetical-index-mark-start text:id="IMark60516568"/><text:alphabetical-index-mark-start text:id="IMark72365416"/><text:alphabetical-index-mark-start text:id="IMark69950952"/>real<text:alphabetical-index-mark-end text:id="IMark69950952"/><text:alphabetical-index-mark-end text:id="IMark72365416"/><text:alphabetical-index-mark-end text:id="IMark60516568"/><text:alphabetical-index-mark-end text:id="IMark67318008"/><text:alphabetical-index-mark-end text:id="IMark72136216"/><text:alphabetical-index-mark-end text:id="IMark66253032"/><text:alphabetical-index-mark-end text:id="IMark68417592"/> <text:alphabetical-index-mark-start text:id="IMark69445624"/><text:alphabetical-index-mark-start text:id="IMark68031352"/><text:alphabetical-index-mark-start text:id="IMark60562920"/><text:alphabetical-index-mark-start text:id="IMark68047624"/><text:alphabetical-index-mark-start text:id="IMark61012568"/><text:alphabetical-index-mark-start text:id="IMark68210632"/><text:alphabetical-index-mark-start text:id="IMark65788152"/><text:alphabetical-index-mark-start text:id="IMark72334664"/>number<text:alphabetical-index-mark-end text:id="IMark72334664"/><text:alphabetical-index-mark-end text:id="IMark65788152"/><text:alphabetical-index-mark-end text:id="IMark68210632"/><text:alphabetical-index-mark-end text:id="IMark61012568"/><text:alphabetical-index-mark-end text:id="IMark68047624"/><text:alphabetical-index-mark-end text:id="IMark60562920"/><text:alphabetical-index-mark-end text:id="IMark68031352"/><text:alphabetical-index-mark-end text:id="IMark69445624"/>s.</text:p>
      <text:p text:style-name="P11"/>
      <text:p text:style-name="P11"/>
      <text:h text:style-name="Heading_20_2" text:outline-level="2"><text:bookmark-start text:name="__RefHeading___Toc9416_1019239332"/>5.1. Installation<text:bookmark-end text:name="__RefHeading___Toc9416_1019239332"/></text:h>
      <text:p text:style-name="P54"/>
      <text:p text:style-name="P54">See the file <text:span text:style-name="T35">README.md</text:span> included in this package.</text:p>
      <text:p text:style-name="P54"/>
      <text:p text:style-name="P54"/>
      <text:h text:style-name="Heading_20_3" text:outline-level="3"><text:bookmark-start text:name="__RefHeading___Toc9418_1019239332"/>5.2. Sof<text:span text:style-name="T104">t</text:span>ware<text:bookmark-end text:name="__RefHeading___Toc9418_1019239332"/></text:h>
      <text:p text:style-name="P54"/>
      <text:p text:style-name="P54">This <text:alphabetical-index-mark-start text:id="IMark67081528"/><text:alphabetical-index-mark-start text:id="IMark69937944"/><text:alphabetical-index-mark-start text:id="IMark71536008"/><text:alphabetical-index-mark-start text:id="IMark71914328"/><text:alphabetical-index-mark-start text:id="IMark64953160"/><text:alphabetical-index-mark-start text:id="IMark68755784"/>data<text:alphabetical-index-mark-end text:id="IMark68755784"/><text:alphabetical-index-mark-end text:id="IMark64953160"/><text:alphabetical-index-mark-end text:id="IMark71914328"/>set<text:alphabetical-index-mark-end text:id="IMark71536008"/><text:alphabetical-index-mark-end text:id="IMark69937944"/><text:alphabetical-index-mark-end text:id="IMark67081528"/> <text:alphabetical-index-mark-start text:id="IMark68151608"/><text:alphabetical-index-mark-start text:id="IMark72324552"/><text:alphabetical-index-mark-start text:id="IMark67021016"/>co<text:alphabetical-index-mark-end text:id="IMark67021016"/><text:alphabetical-index-mark-end text:id="IMark72324552"/><text:alphabetical-index-mark-end text:id="IMark68151608"/>mes with and also requires some software in order to be useful. Regarding <text:span text:style-name="T100">the </text:span><text:alphabetical-index-mark-start text:id="IMark65564760"/><text:alphabetical-index-mark-start text:id="IMark72484088"/><text:span text:style-name="T100">libraries</text:span><text:alphabetical-index-mark-end text:id="IMark72484088"/><text:alphabetical-index-mark-end text:id="IMark65564760"/><text:span text:style-name="T100"> and software required to use this </text:span><text:alphabetical-index-mark-start text:id="IMark67268584"/><text:alphabetical-index-mark-start text:id="IMark69232072"/><text:alphabetical-index-mark-start text:id="IMark72071384"/><text:alphabetical-index-mark-start text:id="IMark45133992"/><text:span text:style-name="T100">data</text:span><text:alphabetical-index-mark-end text:id="IMark45133992"/><text:alphabetical-index-mark-end text:id="IMark72071384"/><text:span text:style-name="T100">set</text:span><text:alphabetical-index-mark-end text:id="IMark69232072"/><text:alphabetical-index-mark-end text:id="IMark67268584"/>, see <text:span text:style-name="T35">README.md</text:span>.</text:p>
      <text:p text:style-name="P54"/>
      <text:p text:style-name="P54"><text:span text:style-name="T12">5.2.1.</text:span> <text:span text:style-name="T35">jcp_inm.scm</text:span></text:p>
      <text:p text:style-name="P54"/>
      <text:p text:style-name="P55"><text:soft-page-break/>This is a p<text:alphabetical-index-mark-start text:id="IMark65122152"/><text:alphabetical-index-mark-start text:id="IMark68254808"/><text:alphabetical-index-mark-start text:id="IMark66762216"/>ro<text:alphabetical-index-mark-end text:id="IMark66762216"/><text:alphabetical-index-mark-end text:id="IMark68254808"/><text:alphabetical-index-mark-end text:id="IMark65122152"/>gram written in GNU <text:alphabetical-index-mark-start text:id="IMark66846984"/>Gui<text:alphabetical-index-mark-end text:id="IMark66846984"/>le, which is the GNU flavor of the Scheme <text:alphabetical-index-mark-start text:id="IMark67783336"/><text:alphabetical-index-mark-start text:id="IMark71057928"/><text:alphabetical-index-mark-start text:id="IMark66508360"/>language<text:alphabetical-index-mark-end text:id="IMark66508360"/><text:alphabetical-index-mark-end text:id="IMark71057928"/><text:alphabetical-index-mark-end text:id="IMark67783336"/>. In order to use <text:span text:style-name="T93">it you need to have the required version of GNU </text:span><text:alphabetical-index-mark-start text:id="IMark72058072"/><text:span text:style-name="T93">Gui</text:span><text:alphabetical-index-mark-end text:id="IMark72058072"/><text:span text:style-name="T93">le installed on your system</text:span><text:span text:style-name="T4">[6.3.]</text:span><text:span text:style-name="T93">. </text:span></text:p>
      <text:p text:style-name="P55"/>
      <text:p text:style-name="P55"><text:span text:style-name="T93">Also you will need a p</text:span><text:alphabetical-index-mark-start text:id="IMark72360072"/><text:alphabetical-index-mark-start text:id="IMark46039480"/><text:alphabetical-index-mark-start text:id="IMark72222440"/><text:span text:style-name="T93">ro</text:span><text:alphabetical-index-mark-end text:id="IMark72222440"/><text:alphabetical-index-mark-end text:id="IMark46039480"/><text:alphabetical-index-mark-end text:id="IMark72360072"/><text:span text:style-name="T93">gram called </text:span><text:alphabetical-index-mark-start text:id="IMark61223672"/><text:alphabetical-index-mark-start text:id="IMark70230984"/><text:alphabetical-index-mark-start text:id="IMark68185912"/><text:alphabetical-index-mark-start text:id="IMark72218248"/><text:alphabetical-index-mark-start text:id="IMark67386696"/><text:alphabetical-index-mark-start text:id="IMark72168376"/><text:span text:style-name="T43">sql</text:span><text:alphabetical-index-mark-end text:id="IMark72168376"/><text:alphabetical-index-mark-end text:id="IMark67386696"/><text:alphabetical-index-mark-end text:id="IMark72218248"/><text:span text:style-name="T43">p</text:span><text:alphabetical-index-mark-end text:id="IMark68185912"/><text:alphabetical-index-mark-end text:id="IMark70230984"/><text:alphabetical-index-mark-end text:id="IMark61223672"/><text:span text:style-name="T6">[6.2.]</text:span><text:span text:style-name="T93">. This is a p</text:span><text:alphabetical-index-mark-start text:id="IMark72140440"/><text:alphabetical-index-mark-start text:id="IMark71576968"/><text:alphabetical-index-mark-start text:id="IMark72349960"/><text:span text:style-name="T93">ro</text:span><text:alphabetical-index-mark-end text:id="IMark72349960"/><text:alphabetical-index-mark-end text:id="IMark71576968"/><text:alphabetical-index-mark-end text:id="IMark72140440"/><text:span text:style-name="T93">gram I w</text:span><text:alphabetical-index-mark-start text:id="IMark67758120"/><text:alphabetical-index-mark-start text:id="IMark72162088"/><text:alphabetical-index-mark-start text:id="IMark71062952"/><text:span text:style-name="T93">ro</text:span><text:alphabetical-index-mark-end text:id="IMark71062952"/><text:alphabetical-index-mark-end text:id="IMark72162088"/><text:alphabetical-index-mark-end text:id="IMark67758120"/><text:span text:style-name="T93">te in </text:span><text:alphabetical-index-mark-start text:id="IMark70599592"/><text:alphabetical-index-mark-start text:id="IMark72352488"/><text:alphabetical-index-mark-start text:id="IMark68730488"/><text:span text:style-name="T93">C++</text:span><text:alphabetical-index-mark-end text:id="IMark68730488"/><text:alphabetical-index-mark-end text:id="IMark72352488"/><text:alphabetical-index-mark-end text:id="IMark70599592"/><text:span text:style-name="T93">, and serves as an interface between high level </text:span><text:alphabetical-index-mark-start text:id="IMark61200264"/><text:alphabetical-index-mark-start text:id="IMark72193720"/><text:alphabetical-index-mark-start text:id="IMark73745016"/><text:span text:style-name="T93">language</text:span><text:alphabetical-index-mark-end text:id="IMark73745016"/><text:alphabetical-index-mark-end text:id="IMark72193720"/><text:alphabetical-index-mark-end text:id="IMark61200264"/><text:span text:style-name="T93">s and </text:span><text:alphabetical-index-mark-start text:id="IMark65614152"/><text:alphabetical-index-mark-start text:id="IMark65480840"/><text:alphabetical-index-mark-start text:id="IMark67918888"/><text:alphabetical-index-mark-start text:id="IMark65830088"/><text:alphabetical-index-mark-start text:id="IMark40456728"/><text:alphabetical-index-mark-start text:id="IMark69221656"/><text:alphabetical-index-mark-start text:id="IMark65702328"/><text:alphabetical-index-mark-start text:id="IMark69401464"/><text:alphabetical-index-mark-start text:id="IMark61043256"/><text:span text:style-name="T93">Sql</text:span><text:alphabetical-index-mark-end text:id="IMark61043256"/><text:alphabetical-index-mark-end text:id="IMark69401464"/><text:alphabetical-index-mark-end text:id="IMark65702328"/><text:span text:style-name="T93">ite</text:span><text:alphabetical-index-mark-end text:id="IMark69221656"/><text:alphabetical-index-mark-end text:id="IMark40456728"/><text:alphabetical-index-mark-end text:id="IMark65830088"/><text:span text:style-name="T93">3</text:span><text:alphabetical-index-mark-end text:id="IMark67918888"/><text:alphabetical-index-mark-end text:id="IMark65480840"/><text:alphabetical-index-mark-end text:id="IMark65614152"/><text:span text:style-name="T93"> and HDF5 </text:span><text:alphabetical-index-mark-start text:id="IMark45131800"/><text:alphabetical-index-mark-start text:id="IMark65671864"/><text:alphabetical-index-mark-start text:id="IMark68031352"/><text:span text:style-name="T93">dat</text:span><text:alphabetical-index-mark-start text:id="IMark69445624"/><text:alphabetical-index-mark-start text:id="IMark60562920"/><text:alphabetical-index-mark-start text:id="IMark68047624"/><text:span text:style-name="T93">a</text:span><text:alphabetical-index-mark-end text:id="IMark68031352"/><text:alphabetical-index-mark-end text:id="IMark65671864"/><text:alphabetical-index-mark-end text:id="IMark45131800"/><text:span text:style-name="T93">b</text:span><text:alphabetical-index-mark-end text:id="IMark68047624"/><text:alphabetical-index-mark-end text:id="IMark60562920"/><text:alphabetical-index-mark-end text:id="IMark69445624"/><text:span text:style-name="T93">ases. GNU </text:span><text:alphabetical-index-mark-start text:id="IMark61012568"/><text:span text:style-name="T93">Gui</text:span><text:alphabetical-index-mark-end text:id="IMark61012568"/><text:span text:style-name="T93">le and </text:span><text:alphabetical-index-mark-start text:id="IMark68210632"/><text:alphabetical-index-mark-start text:id="IMark65788152"/><text:alphabetical-index-mark-start text:id="IMark72334664"/><text:alphabetical-index-mark-start text:id="IMark68417592"/><text:alphabetical-index-mark-start text:id="IMark66253032"/><text:alphabetical-index-mark-start text:id="IMark72136216"/><text:span text:style-name="T93">sql</text:span><text:alphabetical-index-mark-end text:id="IMark72136216"/><text:alphabetical-index-mark-end text:id="IMark66253032"/><text:alphabetical-index-mark-end text:id="IMark68417592"/><text:span text:style-name="T93">p</text:span><text:alphabetical-index-mark-end text:id="IMark72334664"/><text:alphabetical-index-mark-end text:id="IMark65788152"/><text:alphabetical-index-mark-end text:id="IMark68210632"/><text:span text:style-name="T93"> are open source, free software. </text:span></text:p>
      <text:p text:style-name="P55"/>
      <text:p text:style-name="P55"><text:span text:style-name="T93">You will find more </text:span><text:alphabetical-index-mark-start text:id="IMark70689368"/><text:alphabetical-index-mark-start text:id="IMark54199160"/><text:alphabetical-index-mark-start text:id="IMark67575320"/><text:span text:style-name="T93">in</text:span><text:alphabetical-index-mark-start text:id="IMark72148888"/><text:alphabetical-index-mark-start text:id="IMark71226936"/><text:alphabetical-index-mark-start text:id="IMark65187208"/><text:span text:style-name="T93">format</text:span><text:alphabetical-index-mark-end text:id="IMark65187208"/><text:alphabetical-index-mark-end text:id="IMark71226936"/><text:alphabetical-index-mark-end text:id="IMark72148888"/><text:span text:style-name="T93">ion</text:span><text:alphabetical-index-mark-end text:id="IMark67575320"/><text:alphabetical-index-mark-end text:id="IMark54199160"/><text:alphabetical-index-mark-end text:id="IMark70689368"/><text:span text:style-name="T93"> on how to get and install them on </text:span><text:span text:style-name="T43">README.md</text:span><text:span text:style-name="T93">. So I will </text:span><text:alphabetical-index-mark-start text:id="IMark61202184"/><text:alphabetical-index-mark-start text:id="IMark60883144"/><text:alphabetical-index-mark-start text:id="IMark41525464"/><text:span text:style-name="T93">co</text:span><text:alphabetical-index-mark-end text:id="IMark41525464"/><text:alphabetical-index-mark-end text:id="IMark60883144"/><text:alphabetical-index-mark-end text:id="IMark61202184"/><text:span text:style-name="T93">ncentrate now on the characteristics of </text:span><text:span text:style-name="T43">jcp_inm.scm</text:span><text:span text:style-name="T93">, assuming that you have all the required software or </text:span><text:alphabetical-index-mark-start text:id="IMark70590248"/><text:alphabetical-index-mark-start text:id="IMark70150504"/><text:alphabetical-index-mark-start text:id="IMark67384392"/><text:span text:style-name="T93">libraries</text:span><text:alphabetical-index-mark-end text:id="IMark67384392"/><text:alphabetical-index-mark-end text:id="IMark70150504"/><text:alphabetical-index-mark-end text:id="IMark70590248"/><text:span text:style-name="T93"> installed on your system.</text:span></text:p>
      <text:p text:style-name="P56"/>
      <text:p text:style-name="P56">In order to start the p<text:alphabetical-index-mark-start text:id="IMark65352616"/><text:alphabetical-index-mark-start text:id="IMark65661496"/><text:alphabetical-index-mark-start text:id="IMark72176824"/>ro<text:alphabetical-index-mark-end text:id="IMark72176824"/><text:alphabetical-index-mark-end text:id="IMark65661496"/><text:alphabetical-index-mark-end text:id="IMark65352616"/>gram, cd to the /src/scheme folder and then write</text:p>
      <text:p text:style-name="P56"/>
      <text:p text:style-name="P97"><text:alphabetical-index-mark-start text:id="IMark65892024"/>gui<text:alphabetical-index-mark-end text:id="IMark65892024"/>le jcp_inm.scm</text:p>
      <text:p text:style-name="P56"/>
      <text:p text:style-name="P57">The first <text:alphabetical-index-mark-start text:id="IMark72131992"/><text:alphabetical-index-mark-start text:id="IMark68758408"/><text:alphabetical-index-mark-start text:id="IMark69393176"/>time<text:alphabetical-index-mark-end text:id="IMark69393176"/><text:alphabetical-index-mark-end text:id="IMark68758408"/><text:alphabetical-index-mark-end text:id="IMark72131992"/> you run this p<text:alphabetical-index-mark-start text:id="IMark46183960"/><text:alphabetical-index-mark-start text:id="IMark61471656"/><text:alphabetical-index-mark-start text:id="IMark61092168"/>ro<text:alphabetical-index-mark-end text:id="IMark61092168"/><text:alphabetical-index-mark-end text:id="IMark61471656"/><text:alphabetical-index-mark-end text:id="IMark46183960"/>gram, <text:alphabetical-index-mark-start text:id="IMark71115960"/>Gui<text:alphabetical-index-mark-end text:id="IMark71115960"/>le will <text:alphabetical-index-mark-start text:id="IMark71683496"/><text:alphabetical-index-mark-start text:id="IMark72155736"/><text:alphabetical-index-mark-start text:id="IMark67675352"/>co<text:alphabetical-index-mark-end text:id="IMark67675352"/><text:alphabetical-index-mark-end text:id="IMark72155736"/><text:alphabetical-index-mark-end text:id="IMark71683496"/>mpile it first. After a few se<text:alphabetical-index-mark-start text:id="IMark66213400"/><text:alphabetical-index-mark-start text:id="IMark69369320"/><text:alphabetical-index-mark-start text:id="IMark67388616"/>co<text:alphabetical-index-mark-end text:id="IMark67388616"/><text:alphabetical-index-mark-end text:id="IMark69369320"/><text:alphabetical-index-mark-end text:id="IMark66213400"/>nds, the main menu of the p<text:alphabetical-index-mark-start text:id="IMark72088280"/><text:alphabetical-index-mark-start text:id="IMark61275576"/><text:alphabetical-index-mark-start text:id="IMark72144664"/>ro<text:alphabetical-index-mark-end text:id="IMark72144664"/><text:alphabetical-index-mark-end text:id="IMark61275576"/><text:alphabetical-index-mark-end text:id="IMark72088280"/>gram will appear on your <text:alphabetical-index-mark-start text:id="IMark72195880"/><text:alphabetical-index-mark-start text:id="IMark72362600"/><text:alphabetical-index-mark-start text:id="IMark71598360"/>term<text:alphabetical-index-mark-end text:id="IMark71598360"/><text:alphabetical-index-mark-end text:id="IMark72362600"/><text:alphabetical-index-mark-end text:id="IMark72195880"/>inal. </text:p>
      <text:p text:style-name="P57"/>
      <text:p text:style-name="P58"><text:span text:style-name="T12">5.2.1.1.</text:span> Main menu</text:p>
      <text:p text:style-name="P57"/>
      <text:p text:style-name="P57"><text:span text:style-name="T94">On the main menu of </text:span><text:span text:style-name="T42">jcp_inm.scm</text:span><text:span text:style-name="T94"> you will find the following options:</text:span></text:p>
      <text:p text:style-name="P56"/>
      <text:p text:style-name="P98">0 - Exit.</text:p>
      <text:p text:style-name="P98">1 - Input <text:alphabetical-index-mark-start text:id="IMark70788216"/><text:alphabetical-index-mark-start text:id="IMark68151608"/><text:alphabetical-index-mark-start text:id="IMark72324552"/>data<text:alphabetical-index-mark-end text:id="IMark72324552"/><text:alphabetical-index-mark-end text:id="IMark68151608"/><text:alphabetical-index-mark-end text:id="IMark70788216"/>.</text:p>
      <text:p text:style-name="P98">2 - P<text:alphabetical-index-mark-start text:id="IMark67081528"/><text:alphabetical-index-mark-start text:id="IMark69937944"/><text:alphabetical-index-mark-start text:id="IMark71536008"/>ro<text:alphabetical-index-mark-end text:id="IMark71536008"/><text:alphabetical-index-mark-end text:id="IMark69937944"/><text:alphabetical-index-mark-end text:id="IMark67081528"/>cess.</text:p>
      <text:p text:style-name="P98">3 – Report.</text:p>
      <text:p text:style-name="P58"/>
      <text:p text:style-name="P61">Entering the respective <text:alphabetical-index-mark-start text:id="IMark72484088"/><text:alphabetical-index-mark-start text:id="IMark70418280"/><text:alphabetical-index-mark-start text:id="IMark72071384"/>number<text:alphabetical-index-mark-end text:id="IMark72071384"/><text:alphabetical-index-mark-end text:id="IMark70418280"/><text:alphabetical-index-mark-end text:id="IMark72484088"/> and pressing &lt;ENT&gt; (enter), will take you to different sections of the p<text:alphabetical-index-mark-start text:id="IMark45133992"/><text:alphabetical-index-mark-start text:id="IMark67268584"/><text:alphabetical-index-mark-start text:id="IMark69232072"/>ro<text:alphabetical-index-mark-end text:id="IMark69232072"/><text:alphabetical-index-mark-end text:id="IMark67268584"/><text:alphabetical-index-mark-end text:id="IMark45133992"/>gram, mostly presented as further menus.</text:p>
      <text:p text:style-name="P58"/>
      <text:p text:style-name="P58">Take into <text:alphabetical-index-mark-start text:id="IMark65767256"/><text:alphabetical-index-mark-start text:id="IMark65803288"/><text:alphabetical-index-mark-start text:id="IMark66822584"/>co<text:alphabetical-index-mark-end text:id="IMark66822584"/><text:alphabetical-index-mark-end text:id="IMark65803288"/><text:alphabetical-index-mark-end text:id="IMark65767256"/>ns<text:alphabetical-index-mark-start text:id="IMark60751384"/><text:alphabetical-index-mark-start text:id="IMark65575560"/><text:alphabetical-index-mark-start text:id="IMark70289848"/>id<text:alphabetical-index-mark-end text:id="IMark70289848"/><text:alphabetical-index-mark-end text:id="IMark65575560"/><text:alphabetical-index-mark-end text:id="IMark60751384"/>eration that this is a CLI p<text:alphabetical-index-mark-start text:id="IMark67762008"/><text:alphabetical-index-mark-start text:id="IMark66984120"/><text:alphabetical-index-mark-start text:id="IMark40786696"/>ro<text:alphabetical-index-mark-end text:id="IMark40786696"/><text:alphabetical-index-mark-end text:id="IMark66984120"/><text:alphabetical-index-mark-end text:id="IMark67762008"/>gram, with no graphical user interface, so you will find no fancy graphs, but the menus are organized in a similar way.</text:p>
      <text:p text:style-name="P58"/>
      <text:p text:style-name="P58"><text:soft-page-break/><text:span text:style-name="T83">5.2.1.1.1.</text:span><text:span text:style-name="T38"> </text:span><text:span text:style-name="T35">Exit</text:span> takes you out of the p<text:alphabetical-index-mark-start text:id="IMark68254808"/><text:alphabetical-index-mark-start text:id="IMark66762216"/><text:alphabetical-index-mark-start text:id="IMark46063576"/>ro<text:alphabetical-index-mark-end text:id="IMark46063576"/><text:alphabetical-index-mark-end text:id="IMark66762216"/><text:alphabetical-index-mark-end text:id="IMark68254808"/>gram with no further ado.</text:p>
      <text:p text:style-name="P58"/>
      <text:p text:style-name="P58"/>
      <text:p text:style-name="P59"><text:span text:style-name="T83">5.2.1.1.2.</text:span><text:span text:style-name="T35"> Input </text:span><text:alphabetical-index-mark-start text:id="IMark69950952"/><text:alphabetical-index-mark-start text:id="IMark61223672"/><text:alphabetical-index-mark-start text:id="IMark70230984"/><text:span text:style-name="T35">data</text:span><text:alphabetical-index-mark-end text:id="IMark70230984"/><text:alphabetical-index-mark-end text:id="IMark61223672"/><text:alphabetical-index-mark-end text:id="IMark69950952"/> does what the words say. You can add <text:alphabetical-index-mark-start text:id="IMark68185912"/><text:alphabetical-index-mark-start text:id="IMark68434296"/><text:alphabetical-index-mark-start text:id="IMark72140440"/>data<text:alphabetical-index-mark-end text:id="IMark72140440"/><text:alphabetical-index-mark-end text:id="IMark68434296"/><text:alphabetical-index-mark-end text:id="IMark68185912"/> to the <text:span text:style-name="T35">jcp_inm.db</text:span> <text:alphabetical-index-mark-start text:id="IMark71576968"/><text:alphabetical-index-mark-start text:id="IMark72349960"/><text:alphabetical-index-mark-start text:id="IMark67758120"/>dat<text:alphabetical-index-mark-start text:id="IMark72162088"/><text:alphabetical-index-mark-start text:id="IMark71062952"/><text:alphabetical-index-mark-start text:id="IMark70599592"/>a<text:alphabetical-index-mark-end text:id="IMark67758120"/><text:alphabetical-index-mark-end text:id="IMark72349960"/><text:alphabetical-index-mark-end text:id="IMark71576968"/>b<text:alphabetical-index-mark-end text:id="IMark70599592"/><text:alphabetical-index-mark-end text:id="IMark71062952"/><text:alphabetical-index-mark-end text:id="IMark72162088"/>ase. <text:span text:style-name="T95">By selecting this option you will be take to another menu with the following options:</text:span></text:p>
      <text:p text:style-name="P54"/>
      <text:p text:style-name="P99">0 - Back to main.</text:p>
      <text:p text:style-name="P99">1 - Update prep.<text:alphabetical-index-mark-start text:id="IMark68047624"/><text:alphabetical-index-mark-start text:id="IMark61012568"/><text:alphabetical-index-mark-start text:id="IMark68417592"/>sql<text:alphabetical-index-mark-end text:id="IMark68417592"/><text:alphabetical-index-mark-end text:id="IMark61012568"/><text:alphabetical-index-mark-end text:id="IMark68047624"/>.</text:p>
      <text:p text:style-name="P99">2 - Enter <text:alphabetical-index-mark-start text:id="IMark66860280"/><text:alphabetical-index-mark-start text:id="IMark72153432"/><text:alphabetical-index-mark-start text:id="IMark70292152"/>block<text:alphabetical-index-mark-end text:id="IMark70292152"/><text:alphabetical-index-mark-end text:id="IMark72153432"/><text:alphabetical-index-mark-end text:id="IMark66860280"/> <text:alphabetical-index-mark-start text:id="IMark72357544"/><text:alphabetical-index-mark-start text:id="IMark72220776"/><text:alphabetical-index-mark-start text:id="IMark69448040"/>data<text:alphabetical-index-mark-end text:id="IMark69448040"/><text:alphabetical-index-mark-end text:id="IMark72220776"/><text:alphabetical-index-mark-end text:id="IMark72357544"/>.</text:p>
      <text:p text:style-name="P63"/>
      <text:p text:style-name="P63"><text:span text:style-name="T12">5.2.1.1.2.1.</text:span> <text:span text:style-name="T35">Back to main</text:span> takes you to the main menu.</text:p>
      <text:p text:style-name="P54"/>
      <text:p text:style-name="P54"/>
      <text:p text:style-name="P63"><text:span text:style-name="T12">5.2.1.1.2.2.</text:span> <text:span text:style-name="T35">Update prep.</text:span><text:alphabetical-index-mark-start text:id="IMark65892024"/><text:alphabetical-index-mark-start text:id="IMark45871064"/><text:alphabetical-index-mark-start text:id="IMark65582760"/><text:span text:style-name="T35">sql</text:span><text:alphabetical-index-mark-end text:id="IMark65582760"/><text:alphabetical-index-mark-end text:id="IMark45871064"/><text:alphabetical-index-mark-end text:id="IMark65892024"/> lets you generate a new <text:span text:style-name="T35">prep.</text:span><text:alphabetical-index-mark-start text:id="IMark60520664"/><text:alphabetical-index-mark-start text:id="IMark72131992"/><text:alphabetical-index-mark-start text:id="IMark68758408"/><text:span text:style-name="T35">sql</text:span><text:alphabetical-index-mark-end text:id="IMark68758408"/><text:alphabetical-index-mark-end text:id="IMark72131992"/><text:alphabetical-index-mark-end text:id="IMark60520664"/> file. This is a .<text:alphabetical-index-mark-start text:id="IMark69393176"/><text:alphabetical-index-mark-start text:id="IMark72362600"/><text:alphabetical-index-mark-start text:id="IMark72195880"/>sql<text:alphabetical-index-mark-end text:id="IMark72195880"/><text:alphabetical-index-mark-end text:id="IMark72362600"/><text:alphabetical-index-mark-end text:id="IMark69393176"/> file that <text:alphabetical-index-mark-start text:id="IMark71598360"/><text:alphabetical-index-mark-start text:id="IMark72088280"/><text:alphabetical-index-mark-start text:id="IMark61275576"/>co<text:alphabetical-index-mark-end text:id="IMark61275576"/><text:alphabetical-index-mark-end text:id="IMark72088280"/><text:alphabetical-index-mark-end text:id="IMark71598360"/>ntains UPDATE queries relative to <text:alphabetical-index-mark-start text:id="IMark72144664"/><text:alphabetical-index-mark-start text:id="IMark66213400"/><text:alphabetical-index-mark-start text:id="IMark69369320"/>data<text:alphabetical-index-mark-end text:id="IMark69369320"/><text:alphabetical-index-mark-end text:id="IMark66213400"/><text:alphabetical-index-mark-end text:id="IMark72144664"/> that will be <text:alphabetical-index-mark-start text:id="IMark67388616"/><text:alphabetical-index-mark-start text:id="IMark71683496"/><text:alphabetical-index-mark-start text:id="IMark72155736"/>co<text:alphabetical-index-mark-end text:id="IMark72155736"/><text:alphabetical-index-mark-end text:id="IMark71683496"/><text:alphabetical-index-mark-end text:id="IMark67388616"/>mmon to all <text:alphabetical-index-mark-start text:id="IMark67675352"/><text:alphabetical-index-mark-start text:id="IMark71115960"/><text:alphabetical-index-mark-start text:id="IMark46183960"/>co<text:alphabetical-index-mark-end text:id="IMark46183960"/><text:alphabetical-index-mark-end text:id="IMark71115960"/><text:alphabetical-index-mark-end text:id="IMark67675352"/>mponents to one <text:alphabetical-index-mark-start text:id="IMark61471656"/><text:alphabetical-index-mark-start text:id="IMark61092168"/><text:alphabetical-index-mark-start text:id="IMark72146056"/>data<text:alphabetical-index-mark-end text:id="IMark72146056"/><text:alphabetical-index-mark-end text:id="IMark61092168"/><text:alphabetical-index-mark-end text:id="IMark61471656"/> <text:alphabetical-index-mark-start text:id="IMark73166376"/><text:alphabetical-index-mark-start text:id="IMark66917000"/><text:alphabetical-index-mark-start text:id="IMark72284104"/>block<text:alphabetical-index-mark-end text:id="IMark72284104"/><text:alphabetical-index-mark-end text:id="IMark66917000"/><text:alphabetical-index-mark-end text:id="IMark73166376"/> (see <text:span text:style-name="T12">[5.2.1.1.2.3.]</text:span>) and that would be needlessly repetitive to enter each <text:alphabetical-index-mark-start text:id="IMark68157176"/><text:alphabetical-index-mark-start text:id="IMark70728200"/><text:alphabetical-index-mark-start text:id="IMark60695336"/>time<text:alphabetical-index-mark-end text:id="IMark60695336"/><text:alphabetical-index-mark-end text:id="IMark70728200"/><text:alphabetical-index-mark-end text:id="IMark68157176"/> that you input <text:alphabetical-index-mark-start text:id="IMark70743096"/><text:alphabetical-index-mark-start text:id="IMark65750968"/><text:alphabetical-index-mark-start text:id="IMark69840184"/>block<text:alphabetical-index-mark-end text:id="IMark69840184"/><text:alphabetical-index-mark-end text:id="IMark65750968"/><text:alphabetical-index-mark-end text:id="IMark70743096"/> <text:alphabetical-index-mark-start text:id="IMark68003944"/><text:alphabetical-index-mark-start text:id="IMark65654264"/><text:alphabetical-index-mark-start text:id="IMark68325032"/>co<text:alphabetical-index-mark-end text:id="IMark68325032"/><text:alphabetical-index-mark-end text:id="IMark65654264"/><text:alphabetical-index-mark-end text:id="IMark68003944"/>mponents.</text:p>
      <text:p text:style-name="P54"/>
      <text:p text:style-name="P63">For example, if you are going to enter <text:alphabetical-index-mark-start text:id="IMark65564760"/><text:alphabetical-index-mark-start text:id="IMark41416888"/><text:alphabetical-index-mark-start text:id="IMark70508296"/>data<text:alphabetical-index-mark-end text:id="IMark70508296"/><text:alphabetical-index-mark-end text:id="IMark41416888"/><text:alphabetical-index-mark-end text:id="IMark65564760"/> <text:alphabetical-index-mark-start text:id="IMark67268584"/><text:alphabetical-index-mark-start text:id="IMark45133992"/><text:alphabetical-index-mark-start text:id="IMark69232072"/>co<text:alphabetical-index-mark-end text:id="IMark69232072"/><text:alphabetical-index-mark-end text:id="IMark45133992"/><text:alphabetical-index-mark-end text:id="IMark67268584"/>ncerning one batch of <text:alphabetical-index-mark-start text:id="IMark72484088"/><text:alphabetical-index-mark-start text:id="IMark70418280"/><text:alphabetical-index-mark-start text:id="IMark72071384"/><text:alphabetical-index-mark-start text:id="IMark69372920"/><text:alphabetical-index-mark-start text:id="IMark60984408"/><text:alphabetical-index-mark-start text:id="IMark67783336"/>sample<text:alphabetical-index-mark-end text:id="IMark67783336"/><text:alphabetical-index-mark-end text:id="IMark60984408"/><text:alphabetical-index-mark-end text:id="IMark69372920"/><text:alphabetical-index-mark-end text:id="IMark72071384"/><text:alphabetical-index-mark-end text:id="IMark70418280"/><text:alphabetical-index-mark-end text:id="IMark72484088"/>s, each taken within the same <text:alphabetical-index-mark-start text:id="IMark65767256"/><text:alphabetical-index-mark-start text:id="IMark65803288"/><text:alphabetical-index-mark-start text:id="IMark66822584"/>day<text:alphabetical-index-mark-end text:id="IMark66822584"/><text:alphabetical-index-mark-end text:id="IMark65803288"/><text:alphabetical-index-mark-end text:id="IMark65767256"/> and <text:alphabetical-index-mark-start text:id="IMark60751384"/><text:alphabetical-index-mark-start text:id="IMark65575560"/><text:alphabetical-index-mark-start text:id="IMark70289848"/>hour<text:alphabetical-index-mark-end text:id="IMark70289848"/><text:alphabetical-index-mark-end text:id="IMark65575560"/><text:alphabetical-index-mark-end text:id="IMark60751384"/>, instead of having to write those <text:alphabetical-index-mark-start text:id="IMark67762008"/><text:alphabetical-index-mark-start text:id="IMark66984120"/><text:alphabetical-index-mark-start text:id="IMark40786696"/>data<text:alphabetical-index-mark-end text:id="IMark40786696"/><text:alphabetical-index-mark-end text:id="IMark66984120"/><text:alphabetical-index-mark-end text:id="IMark67762008"/> fields in the case of each re<text:alphabetical-index-mark-start text:id="IMark66508360"/><text:alphabetical-index-mark-start text:id="IMark71057928"/><text:alphabetical-index-mark-start text:id="IMark65122152"/>co<text:alphabetical-index-mark-end text:id="IMark65122152"/><text:alphabetical-index-mark-end text:id="IMark71057928"/><text:alphabetical-index-mark-end text:id="IMark66508360"/>rd, you enter them just one for the whole batch.</text:p>
      <text:p text:style-name="P63"/>
      <text:p text:style-name="P63">Once you are finished with each batch, <text:span text:style-name="T35">prep.</text:span><text:alphabetical-index-mark-start text:id="IMark60516568"/><text:alphabetical-index-mark-start text:id="IMark46039480"/><text:alphabetical-index-mark-start text:id="IMark72360072"/><text:span text:style-name="T35">sql</text:span><text:alphabetical-index-mark-end text:id="IMark72360072"/><text:alphabetical-index-mark-end text:id="IMark46039480"/><text:alphabetical-index-mark-end text:id="IMark60516568"/> will be executed and the UPDATE <text:alphabetical-index-mark-start text:id="IMark72222440"/><text:alphabetical-index-mark-start text:id="IMark72365416"/><text:alphabetical-index-mark-start text:id="IMark67386696"/>sql<text:alphabetical-index-mark-end text:id="IMark67386696"/><text:alphabetical-index-mark-end text:id="IMark72365416"/><text:alphabetical-index-mark-end text:id="IMark72222440"/> statements will be passed to the <text:alphabetical-index-mark-start text:id="IMark72218248"/><text:alphabetical-index-mark-start text:id="IMark72168376"/><text:alphabetical-index-mark-start text:id="IMark72352488"/>dat<text:alphabetical-index-mark-start text:id="IMark68730488"/><text:alphabetical-index-mark-start text:id="IMark61200264"/><text:alphabetical-index-mark-start text:id="IMark72193720"/>a<text:alphabetical-index-mark-end text:id="IMark72352488"/><text:alphabetical-index-mark-end text:id="IMark72168376"/><text:alphabetical-index-mark-end text:id="IMark72218248"/>b<text:alphabetical-index-mark-end text:id="IMark72193720"/><text:alphabetical-index-mark-end text:id="IMark61200264"/><text:alphabetical-index-mark-end text:id="IMark68730488"/>ase as a <text:alphabetical-index-mark-start text:id="IMark69950952"/><text:alphabetical-index-mark-start text:id="IMark61223672"/><text:alphabetical-index-mark-start text:id="IMark70230984"/>co<text:alphabetical-index-mark-end text:id="IMark70230984"/><text:alphabetical-index-mark-end text:id="IMark61223672"/><text:alphabetical-index-mark-end text:id="IMark69950952"/>mposite <text:alphabetical-index-mark-start text:id="IMark73745016"/><text:alphabetical-index-mark-start text:id="IMark68185912"/><text:alphabetical-index-mark-start text:id="IMark68434296"/>query<text:alphabetical-index-mark-end text:id="IMark68434296"/><text:alphabetical-index-mark-end text:id="IMark68185912"/><text:alphabetical-index-mark-end text:id="IMark73745016"/>. If you have a doubt <text:alphabetical-index-mark-start text:id="IMark72140440"/><text:alphabetical-index-mark-start text:id="IMark65702328"/><text:alphabetical-index-mark-start text:id="IMark71576968"/>ab<text:alphabetical-index-mark-end text:id="IMark71576968"/><text:alphabetical-index-mark-end text:id="IMark65702328"/><text:alphabetical-index-mark-end text:id="IMark72140440"/>out what a <text:alphabetical-index-mark-start text:id="IMark72349960"/><text:alphabetical-index-mark-start text:id="IMark67758120"/><text:alphabetical-index-mark-start text:id="IMark72162088"/>co<text:alphabetical-index-mark-end text:id="IMark72162088"/><text:alphabetical-index-mark-end text:id="IMark67758120"/><text:alphabetical-index-mark-end text:id="IMark72349960"/>mposite <text:alphabetical-index-mark-start text:id="IMark71062952"/><text:alphabetical-index-mark-start text:id="IMark70599592"/><text:alphabetical-index-mark-start text:id="IMark61043256"/>query<text:alphabetical-index-mark-end text:id="IMark61043256"/><text:alphabetical-index-mark-end text:id="IMark70599592"/><text:alphabetical-index-mark-end text:id="IMark71062952"/> is, please see <text:alphabetical-index-mark-start text:id="IMark69401464"/><text:alphabetical-index-mark-start text:id="IMark65830088"/><text:alphabetical-index-mark-start text:id="IMark40456728"/><text:alphabetical-index-mark-start text:id="IMark69221656"/><text:alphabetical-index-mark-start text:id="IMark65480840"/><text:alphabetical-index-mark-start text:id="IMark65614152"/><text:span text:style-name="T35">sql</text:span><text:alphabetical-index-mark-end text:id="IMark65614152"/><text:alphabetical-index-mark-end text:id="IMark65480840"/><text:alphabetical-index-mark-end text:id="IMark69221656"/><text:span text:style-name="T35">p</text:span><text:alphabetical-index-mark-end text:id="IMark40456728"/><text:alphabetical-index-mark-end text:id="IMark65830088"/><text:alphabetical-index-mark-end text:id="IMark69401464"/><text:span text:style-name="T35">.pdf</text:span> <text:alphabetical-index-mark-start text:id="IMark67918888"/><text:alphabetical-index-mark-start text:id="IMark45131800"/><text:alphabetical-index-mark-start text:id="IMark65671864"/>co<text:alphabetical-index-mark-end text:id="IMark65671864"/><text:alphabetical-index-mark-end text:id="IMark45131800"/><text:alphabetical-index-mark-end text:id="IMark67918888"/>ntained in the <text:alphabetical-index-mark-start text:id="IMark69445624"/><text:alphabetical-index-mark-start text:id="IMark68031352"/><text:alphabetical-index-mark-start text:id="IMark60562920"/><text:alphabetical-index-mark-start text:id="IMark66253032"/><text:alphabetical-index-mark-start text:id="IMark72136216"/><text:alphabetical-index-mark-start text:id="IMark68047624"/>sql<text:alphabetical-index-mark-end text:id="IMark68047624"/><text:alphabetical-index-mark-end text:id="IMark72136216"/><text:alphabetical-index-mark-end text:id="IMark66253032"/>p<text:alphabetical-index-mark-end text:id="IMark60562920"/><text:alphabetical-index-mark-end text:id="IMark68031352"/><text:alphabetical-index-mark-end text:id="IMark69445624"/> distribution file.</text:p>
      <text:p text:style-name="P54"/>
      <text:p text:style-name="P54"/>
      <text:p text:style-name="P63"><text:span text:style-name="T12">5.2.1.1.2.3.</text:span> <text:span text:style-name="T96">Enter </text:span><text:alphabetical-index-mark-start text:id="IMark72220776"/><text:alphabetical-index-mark-start text:id="IMark69448040"/><text:alphabetical-index-mark-start text:id="IMark65187208"/><text:span text:style-name="T96">block</text:span><text:alphabetical-index-mark-end text:id="IMark65187208"/><text:alphabetical-index-mark-end text:id="IMark69448040"/><text:alphabetical-index-mark-end text:id="IMark72220776"/><text:span text:style-name="T96"> </text:span><text:alphabetical-index-mark-start text:id="IMark71226936"/><text:alphabetical-index-mark-start text:id="IMark70689368"/><text:alphabetical-index-mark-start text:id="IMark54199160"/><text:span text:style-name="T96">data</text:span><text:alphabetical-index-mark-end text:id="IMark54199160"/><text:alphabetical-index-mark-end text:id="IMark70689368"/><text:alphabetical-index-mark-end text:id="IMark71226936"/><text:span text:style-name="T96"> lets you pass re</text:span><text:alphabetical-index-mark-start text:id="IMark67575320"/><text:alphabetical-index-mark-start text:id="IMark67287736"/><text:alphabetical-index-mark-start text:id="IMark65351240"/><text:span text:style-name="T96">co</text:span><text:alphabetical-index-mark-end text:id="IMark65351240"/><text:alphabetical-index-mark-end text:id="IMark67287736"/><text:alphabetical-index-mark-end text:id="IMark67575320"/><text:span text:style-name="T96">rds or registers related to new </text:span><text:alphabetical-index-mark-start text:id="IMark61202184"/><text:alphabetical-index-mark-start text:id="IMark60883144"/><text:alphabetical-index-mark-start text:id="IMark41525464"/><text:alphabetical-index-mark-start text:id="IMark69547992"/><text:alphabetical-index-mark-start text:id="IMark70590248"/><text:alphabetical-index-mark-start text:id="IMark67384392"/><text:span text:style-name="T96">sample</text:span><text:alphabetical-index-mark-end text:id="IMark67384392"/><text:alphabetical-index-mark-end text:id="IMark70590248"/><text:alphabetical-index-mark-end text:id="IMark69547992"/><text:alphabetical-index-mark-end text:id="IMark41525464"/><text:alphabetical-index-mark-end text:id="IMark60883144"/><text:alphabetical-index-mark-end text:id="IMark61202184"/><text:span text:style-name="T96">s to be added to the </text:span><text:span text:style-name="T40">jsp_inm.db</text:span><text:span text:style-name="T96"> </text:span><text:alphabetical-index-mark-start text:id="IMark70150504"/><text:alphabetical-index-mark-start text:id="IMark72254552"/><text:alphabetical-index-mark-start text:id="IMark70610392"/><text:span text:style-name="T96">dat</text:span><text:alphabetical-index-mark-start text:id="IMark68109976"/><text:alphabetical-index-mark-start text:id="IMark65661496"/><text:alphabetical-index-mark-start text:id="IMark72296744"/><text:span text:style-name="T96">a</text:span><text:alphabetical-index-mark-end text:id="IMark70610392"/><text:alphabetical-index-mark-end text:id="IMark72254552"/><text:alphabetical-index-mark-end text:id="IMark70150504"/><text:span text:style-name="T96">b</text:span><text:alphabetical-index-mark-end text:id="IMark72296744"/><text:alphabetical-index-mark-end text:id="IMark65661496"/><text:alphabetical-index-mark-end text:id="IMark68109976"/><text:span text:style-name="T96">ase. Once you select this option, you will be presented with the following menu:</text:span></text:p>
      <text:p text:style-name="P63"/>
      <text:p text:style-name="P100">0 - No more re<text:alphabetical-index-mark-start text:id="IMark65892024"/><text:alphabetical-index-mark-start text:id="IMark45871064"/><text:alphabetical-index-mark-start text:id="IMark65582760"/>co<text:alphabetical-index-mark-end text:id="IMark65582760"/><text:alphabetical-index-mark-end text:id="IMark45871064"/><text:alphabetical-index-mark-end text:id="IMark65892024"/>rds.</text:p>
      <text:p text:style-name="P100">1 - Enter a re<text:alphabetical-index-mark-start text:id="IMark68151608"/><text:alphabetical-index-mark-start text:id="IMark60520664"/><text:alphabetical-index-mark-start text:id="IMark72131992"/>co<text:alphabetical-index-mark-end text:id="IMark72131992"/><text:alphabetical-index-mark-end text:id="IMark60520664"/><text:alphabetical-index-mark-end text:id="IMark68151608"/>rd.</text:p>
      <text:p text:style-name="P63"/>
      <text:p text:style-name="P63"><text:soft-page-break/></text:p>
      <text:p text:style-name="P64"><text:span text:style-name="T12">5.2.1.1.2.3.</text:span><text:span text:style-name="T17">1.</text:span><text:span text:style-name="T97"> </text:span><text:span text:style-name="T39">No more re</text:span><text:alphabetical-index-mark-start text:id="IMark71598360"/><text:alphabetical-index-mark-start text:id="IMark72088280"/><text:alphabetical-index-mark-start text:id="IMark61275576"/><text:span text:style-name="T39">co</text:span><text:alphabetical-index-mark-end text:id="IMark61275576"/><text:alphabetical-index-mark-end text:id="IMark72088280"/><text:alphabetical-index-mark-end text:id="IMark71598360"/><text:span text:style-name="T39">rds</text:span><text:span text:style-name="T97"> will finish the </text:span><text:alphabetical-index-mark-start text:id="IMark72324552"/><text:alphabetical-index-mark-start text:id="IMark72144664"/><text:alphabetical-index-mark-start text:id="IMark66213400"/><text:span text:style-name="T97">data</text:span><text:alphabetical-index-mark-end text:id="IMark66213400"/><text:alphabetical-index-mark-end text:id="IMark72144664"/><text:alphabetical-index-mark-end text:id="IMark72324552"/><text:span text:style-name="T97"> entry operation by executing </text:span><text:span text:style-name="T39">prep.</text:span><text:alphabetical-index-mark-start text:id="IMark69369320"/><text:alphabetical-index-mark-start text:id="IMark67388616"/><text:alphabetical-index-mark-start text:id="IMark71683496"/><text:span text:style-name="T39">sql</text:span><text:alphabetical-index-mark-end text:id="IMark71683496"/><text:alphabetical-index-mark-end text:id="IMark67388616"/><text:alphabetical-index-mark-end text:id="IMark69369320"/><text:span text:style-name="T97"> and then taking you back to the upper level menu described in </text:span><text:span text:style-name="T17">[</text:span><text:span text:style-name="T83">5.2.1.1.2.</text:span><text:span text:style-name="T17">]</text:span><text:span text:style-name="T97">.</text:span></text:p>
      <text:p text:style-name="P54"/>
      <text:p text:style-name="P54"/>
      <text:p text:style-name="P65"><text:span text:style-name="T12">5.2.1.1.2.3.</text:span><text:span text:style-name="T18">2.</text:span><text:span text:style-name="T98"> </text:span><text:span text:style-name="T41">Enter a re</text:span><text:alphabetical-index-mark-start text:id="IMark69840184"/><text:alphabetical-index-mark-start text:id="IMark68003944"/><text:alphabetical-index-mark-start text:id="IMark65654264"/><text:span text:style-name="T41">co</text:span><text:alphabetical-index-mark-end text:id="IMark65654264"/><text:alphabetical-index-mark-end text:id="IMark68003944"/><text:alphabetical-index-mark-end text:id="IMark69840184"/><text:span text:style-name="T41">rd</text:span><text:span text:style-name="T98"> will take you to a series by simple questions and menu options regarding the </text:span><text:alphabetical-index-mark-start text:id="IMark68325032"/><text:alphabetical-index-mark-start text:id="IMark71914328"/><text:alphabetical-index-mark-start text:id="IMark71536008"/><text:span text:style-name="T98">data</text:span><text:alphabetical-index-mark-end text:id="IMark71536008"/><text:alphabetical-index-mark-end text:id="IMark71914328"/><text:alphabetical-index-mark-end text:id="IMark68325032"/><text:span text:style-name="T98"> to be passed for each re</text:span><text:alphabetical-index-mark-start text:id="IMark64953160"/><text:alphabetical-index-mark-start text:id="IMark68755784"/><text:alphabetical-index-mark-start text:id="IMark66846984"/><text:span text:style-name="T98">co</text:span><text:alphabetical-index-mark-end text:id="IMark66846984"/><text:alphabetical-index-mark-end text:id="IMark68755784"/><text:alphabetical-index-mark-end text:id="IMark64953160"/><text:span text:style-name="T98">rd, designed to minimize </text:span><text:alphabetical-index-mark-start text:id="IMark65564760"/><text:alphabetical-index-mark-start text:id="IMark41416888"/><text:alphabetical-index-mark-start text:id="IMark70508296"/><text:span text:style-name="T98">data</text:span><text:alphabetical-index-mark-end text:id="IMark70508296"/><text:alphabetical-index-mark-end text:id="IMark41416888"/><text:alphabetical-index-mark-end text:id="IMark65564760"/><text:span text:style-name="T98"> entry er</text:span><text:alphabetical-index-mark-start text:id="IMark67268584"/><text:alphabetical-index-mark-start text:id="IMark45133992"/><text:alphabetical-index-mark-start text:id="IMark69232072"/><text:span text:style-name="T98">ro</text:span><text:alphabetical-index-mark-end text:id="IMark69232072"/><text:alphabetical-index-mark-end text:id="IMark45133992"/><text:alphabetical-index-mark-end text:id="IMark67268584"/><text:span text:style-name="T98">rs. Once you are finished with one re</text:span><text:alphabetical-index-mark-start text:id="IMark72058072"/><text:alphabetical-index-mark-start text:id="IMark72484088"/><text:alphabetical-index-mark-start text:id="IMark70418280"/><text:span text:style-name="T98">co</text:span><text:alphabetical-index-mark-end text:id="IMark70418280"/><text:alphabetical-index-mark-end text:id="IMark72484088"/><text:alphabetical-index-mark-end text:id="IMark72058072"/><text:span text:style-name="T98">rd, you will be taken back to menu </text:span><text:span text:style-name="T17">[</text:span><text:span text:style-name="T12">5.2.1.1.2.3.</text:span><text:span text:style-name="T17">]</text:span><text:span text:style-name="T97"> in order to add new more re</text:span><text:alphabetical-index-mark-start text:id="IMark72071384"/><text:alphabetical-index-mark-start text:id="IMark69372920"/><text:alphabetical-index-mark-start text:id="IMark60984408"/><text:span text:style-name="T97">co</text:span><text:alphabetical-index-mark-end text:id="IMark60984408"/><text:alphabetical-index-mark-end text:id="IMark69372920"/><text:alphabetical-index-mark-end text:id="IMark72071384"/><text:span text:style-name="T97">rds or execute </text:span><text:span text:style-name="T39">prep.</text:span><text:alphabetical-index-mark-start text:id="IMark67783336"/><text:alphabetical-index-mark-start text:id="IMark65767256"/><text:alphabetical-index-mark-start text:id="IMark65803288"/><text:span text:style-name="T39">sql</text:span><text:alphabetical-index-mark-end text:id="IMark65803288"/><text:alphabetical-index-mark-end text:id="IMark65767256"/><text:alphabetical-index-mark-end text:id="IMark67783336"/><text:span text:style-name="T97"> once the whole batch of re</text:span><text:alphabetical-index-mark-start text:id="IMark66822584"/><text:alphabetical-index-mark-start text:id="IMark60751384"/><text:alphabetical-index-mark-start text:id="IMark65575560"/><text:span text:style-name="T97">co</text:span><text:alphabetical-index-mark-end text:id="IMark65575560"/><text:alphabetical-index-mark-end text:id="IMark60751384"/><text:alphabetical-index-mark-end text:id="IMark66822584"/><text:span text:style-name="T97">rds has been entered.</text:span></text:p>
      <text:p text:style-name="P54"/>
      <text:p text:style-name="P96"/>
      <text:p text:style-name="P62"><text:span text:style-name="T12">5.2.1.1.3.</text:span> <text:span text:style-name="T35">P</text:span><text:alphabetical-index-mark-start text:id="IMark65702328"/><text:alphabetical-index-mark-start text:id="IMark71576968"/><text:alphabetical-index-mark-start text:id="IMark73745016"/><text:span text:style-name="T35">ro</text:span><text:alphabetical-index-mark-end text:id="IMark73745016"/><text:alphabetical-index-mark-end text:id="IMark71576968"/><text:alphabetical-index-mark-end text:id="IMark65702328"/><text:span text:style-name="T35">cess</text:span> executes a batch <text:alphabetical-index-mark-start text:id="IMark68185912"/><text:alphabetical-index-mark-start text:id="IMark68434296"/><text:alphabetical-index-mark-start text:id="IMark69950952"/>sql<text:alphabetical-index-mark-end text:id="IMark69950952"/><text:alphabetical-index-mark-end text:id="IMark68434296"/><text:alphabetical-index-mark-end text:id="IMark68185912"/> p<text:alphabetical-index-mark-start text:id="IMark61223672"/><text:alphabetical-index-mark-start text:id="IMark70230984"/><text:alphabetical-index-mark-start text:id="IMark68730488"/>ro<text:alphabetical-index-mark-end text:id="IMark68730488"/><text:alphabetical-index-mark-end text:id="IMark70230984"/><text:alphabetical-index-mark-end text:id="IMark61223672"/>gram called <text:span text:style-name="T35">calc.</text:span><text:alphabetical-index-mark-start text:id="IMark61200264"/><text:alphabetical-index-mark-start text:id="IMark72193720"/><text:alphabetical-index-mark-start text:id="IMark72218248"/><text:span text:style-name="T35">sql</text:span><text:alphabetical-index-mark-end text:id="IMark72218248"/><text:alphabetical-index-mark-end text:id="IMark72193720"/><text:alphabetical-index-mark-end text:id="IMark61200264"/>, which is <text:alphabetical-index-mark-start text:id="IMark72168376"/><text:alphabetical-index-mark-start text:id="IMark72352488"/><text:alphabetical-index-mark-start text:id="IMark72222440"/>co<text:alphabetical-index-mark-end text:id="IMark72222440"/><text:alphabetical-index-mark-end text:id="IMark72352488"/><text:alphabetical-index-mark-end text:id="IMark72168376"/>ntained in the src/<text:alphabetical-index-mark-start text:id="IMark72365416"/><text:alphabetical-index-mark-start text:id="IMark67386696"/><text:alphabetical-index-mark-start text:id="IMark60516568"/>sql<text:alphabetical-index-mark-end text:id="IMark60516568"/><text:alphabetical-index-mark-end text:id="IMark67386696"/><text:alphabetical-index-mark-end text:id="IMark72365416"/> folder. This p<text:alphabetical-index-mark-start text:id="IMark46039480"/><text:alphabetical-index-mark-start text:id="IMark72360072"/><text:alphabetical-index-mark-start text:id="IMark65788152"/>ro<text:alphabetical-index-mark-end text:id="IMark65788152"/><text:alphabetical-index-mark-end text:id="IMark72360072"/><text:alphabetical-index-mark-end text:id="IMark46039480"/>gram performs a <text:alphabetical-index-mark-start text:id="IMark69221656"/><text:alphabetical-index-mark-start text:id="IMark65480840"/><text:alphabetical-index-mark-start text:id="IMark65614152"/>number<text:alphabetical-index-mark-end text:id="IMark65614152"/><text:alphabetical-index-mark-end text:id="IMark65480840"/><text:alphabetical-index-mark-end text:id="IMark69221656"/> of calculations on the <text:alphabetical-index-mark-start text:id="IMark68210632"/><text:alphabetical-index-mark-start text:id="IMark69401464"/><text:alphabetical-index-mark-start text:id="IMark65830088"/><text:alphabetical-index-mark-start text:id="IMark40456728"/><text:alphabetical-index-mark-start text:id="IMark72334664"/><text:alphabetical-index-mark-start text:id="IMark68031352"/>data<text:alphabetical-index-mark-end text:id="IMark68031352"/><text:alphabetical-index-mark-end text:id="IMark72334664"/><text:alphabetical-index-mark-end text:id="IMark40456728"/>set<text:alphabetical-index-mark-end text:id="IMark65830088"/><text:alphabetical-index-mark-end text:id="IMark69401464"/><text:alphabetical-index-mark-end text:id="IMark68210632"/>. You can see the <text:alphabetical-index-mark-start text:id="IMark69445624"/><text:alphabetical-index-mark-start text:id="IMark60562920"/><text:alphabetical-index-mark-start text:id="IMark66253032"/><text:alphabetical-index-mark-start text:id="IMark72136216"/><text:alphabetical-index-mark-start text:id="IMark68047624"/><text:alphabetical-index-mark-start text:id="IMark67918888"/>co<text:alphabetical-index-mark-end text:id="IMark67918888"/><text:alphabetical-index-mark-end text:id="IMark68047624"/><text:alphabetical-index-mark-end text:id="IMark72136216"/>de<text:alphabetical-index-mark-end text:id="IMark66253032"/><text:alphabetical-index-mark-end text:id="IMark60562920"/><text:alphabetical-index-mark-end text:id="IMark69445624"/> of <text:span text:style-name="T35">calc.</text:span><text:alphabetical-index-mark-start text:id="IMark45131800"/><text:alphabetical-index-mark-start text:id="IMark65671864"/><text:alphabetical-index-mark-start text:id="IMark72148888"/><text:span text:style-name="T35">sql</text:span><text:alphabetical-index-mark-end text:id="IMark72148888"/><text:alphabetical-index-mark-end text:id="IMark65671864"/><text:alphabetical-index-mark-end text:id="IMark45131800"/> by opening it with any text editor.</text:p>
      <text:p text:style-name="P62"/>
      <text:p text:style-name="P62">These calculations involve finding the <text:alphabetical-index-mark-start text:id="IMark60883144"/><text:alphabetical-index-mark-start text:id="IMark41525464"/><text:alphabetical-index-mark-start text:id="IMark69547992"/>number<text:alphabetical-index-mark-end text:id="IMark69547992"/><text:alphabetical-index-mark-end text:id="IMark41525464"/><text:alphabetical-index-mark-end text:id="IMark60883144"/> of <text:alphabetical-index-mark-start text:id="IMark70590248"/><text:alphabetical-index-mark-start text:id="IMark67384392"/><text:alphabetical-index-mark-start text:id="IMark65744136"/>pedestrian<text:alphabetical-index-mark-end text:id="IMark65744136"/><text:alphabetical-index-mark-end text:id="IMark67384392"/><text:alphabetical-index-mark-end text:id="IMark70590248"/>s per <text:alphabetical-index-mark-start text:id="IMark64888920"/><text:alphabetical-index-mark-start text:id="IMark70150504"/><text:alphabetical-index-mark-start text:id="IMark72254552"/>street<text:alphabetical-index-mark-end text:id="IMark72254552"/><text:alphabetical-index-mark-end text:id="IMark70150504"/><text:alphabetical-index-mark-end text:id="IMark64888920"/> and <text:alphabetical-index-mark-start text:id="IMark70610392"/><text:alphabetical-index-mark-start text:id="IMark68109976"/><text:alphabetical-index-mark-start text:id="IMark65661496"/>street<text:alphabetical-index-mark-end text:id="IMark65661496"/><text:alphabetical-index-mark-end text:id="IMark68109976"/><text:alphabetical-index-mark-end text:id="IMark70610392"/> <text:alphabetical-index-mark-start text:id="IMark72296744"/><text:alphabetical-index-mark-start text:id="IMark65775000"/><text:alphabetical-index-mark-start text:id="IMark72074856"/>block<text:alphabetical-index-mark-end text:id="IMark72074856"/><text:alphabetical-index-mark-end text:id="IMark65775000"/><text:alphabetical-index-mark-end text:id="IMark72296744"/>, <text:alphabetical-index-mark-start text:id="IMark72327080"/><text:alphabetical-index-mark-start text:id="IMark72154776"/><text:alphabetical-index-mark-start text:id="IMark45871064"/>p<text:alphabetical-index-mark-start text:id="IMark65892024"/><text:alphabetical-index-mark-start text:id="IMark65582760"/><text:alphabetical-index-mark-start text:id="IMark66654008"/>ro<text:alphabetical-index-mark-end text:id="IMark66654008"/><text:alphabetical-index-mark-end text:id="IMark65582760"/><text:alphabetical-index-mark-end text:id="IMark65892024"/>perty<text:alphabetical-index-mark-end text:id="IMark45871064"/><text:alphabetical-index-mark-end text:id="IMark72154776"/><text:alphabetical-index-mark-end text:id="IMark72327080"/> <text:alphabetical-index-mark-start text:id="IMark60520664"/><text:alphabetical-index-mark-start text:id="IMark68151608"/><text:alphabetical-index-mark-start text:id="IMark72131992"/>average<text:alphabetical-index-mark-end text:id="IMark72131992"/><text:alphabetical-index-mark-end text:id="IMark68151608"/><text:alphabetical-index-mark-end text:id="IMark60520664"/> <text:alphabetical-index-mark-start text:id="IMark68758408"/><text:alphabetical-index-mark-start text:id="IMark69393176"/><text:alphabetical-index-mark-start text:id="IMark70788216"/><text:alphabetical-index-mark-start text:id="IMark72195880"/><text:alphabetical-index-mark-start text:id="IMark72362600"/><text:alphabetical-index-mark-start text:id="IMark72155736"/>price<text:alphabetical-index-mark-end text:id="IMark72155736"/><text:alphabetical-index-mark-end text:id="IMark72362600"/><text:alphabetical-index-mark-end text:id="IMark72195880"/><text:alphabetical-index-mark-end text:id="IMark70788216"/><text:alphabetical-index-mark-end text:id="IMark69393176"/><text:alphabetical-index-mark-end text:id="IMark68758408"/>s per section, etc. <text:span text:style-name="T115">T</text:span><text:alphabetical-index-mark-start text:id="IMark67675352"/><text:span text:style-name="T115">ab</text:span><text:alphabetical-index-mark-end text:id="IMark67675352"/><text:span text:style-name="T115">les </text:span><text:alphabetical-index-mark-start text:id="IMark71115960"/><text:span text:style-name="T49">trf_</text:span><text:alphabetical-index-mark-start text:id="IMark46183960"/><text:span text:style-name="T49">street</text:span><text:alphabetical-index-mark-end text:id="IMark46183960"/><text:span text:style-name="T49">s</text:span><text:alphabetical-index-mark-end text:id="IMark71115960"/><text:span text:style-name="T115"> and </text:span><text:span text:style-name="T49">trf_</text:span><text:alphabetical-index-mark-start text:id="IMark71598360"/><text:span text:style-name="T49">block</text:span><text:alphabetical-index-mark-end text:id="IMark71598360"/><text:span text:style-name="T49">s</text:span><text:span text:style-name="T115"> are updated in this instance.</text:span></text:p>
      <text:p text:style-name="P11"/>
      <text:p text:style-name="P11"/>
      <text:p text:style-name="P62"><text:span text:style-name="T12">5.2.1.1.4.</text:span> <text:span text:style-name="T35">Report</text:span> presents some results of the calculations described in <text:s/><text:span text:style-name="T12">[5.2.1.1.3.]</text:span>. This option is yet a bit underdeveloped <text:span text:style-name="T99">and needs more work, since it only presents </text:span><text:alphabetical-index-mark-start text:id="IMark72284104"/><text:alphabetical-index-mark-start text:id="IMark69937944"/><text:alphabetical-index-mark-start text:id="IMark70728200"/><text:span text:style-name="T99">in</text:span><text:alphabetical-index-mark-start text:id="IMark68157176"/><text:alphabetical-index-mark-start text:id="IMark67081528"/><text:alphabetical-index-mark-start text:id="IMark60695336"/><text:span text:style-name="T99">format</text:span><text:alphabetical-index-mark-end text:id="IMark60695336"/><text:alphabetical-index-mark-end text:id="IMark67081528"/><text:alphabetical-index-mark-end text:id="IMark68157176"/><text:span text:style-name="T99">ion</text:span><text:alphabetical-index-mark-end text:id="IMark70728200"/><text:alphabetical-index-mark-end text:id="IMark69937944"/><text:alphabetical-index-mark-end text:id="IMark72284104"/><text:span text:style-name="T99"> in the </text:span><text:alphabetical-index-mark-start text:id="IMark65750968"/><text:alphabetical-index-mark-start text:id="IMark70743096"/><text:alphabetical-index-mark-start text:id="IMark70289848"/><text:alphabetical-index-mark-start text:id="IMark68431448"/><text:alphabetical-index-mark-start text:id="IMark67762008"/><text:alphabetical-index-mark-start text:id="IMark66984120"/><text:span text:style-name="T99">sql</text:span><text:alphabetical-index-mark-end text:id="IMark66984120"/><text:alphabetical-index-mark-end text:id="IMark67762008"/><text:alphabetical-index-mark-end text:id="IMark68431448"/><text:span text:style-name="T99">p</text:span><text:alphabetical-index-mark-end text:id="IMark70289848"/><text:alphabetical-index-mark-end text:id="IMark70743096"/><text:alphabetical-index-mark-end text:id="IMark65750968"/><text:span text:style-name="T99"> </text:span><text:alphabetical-index-mark-start text:id="IMark40786696"/><text:alphabetical-index-mark-start text:id="IMark69840184"/><text:alphabetical-index-mark-start text:id="IMark68003944"/><text:span text:style-name="T99">query</text:span><text:alphabetical-index-mark-end text:id="IMark68003944"/><text:alphabetical-index-mark-end text:id="IMark69840184"/><text:alphabetical-index-mark-end text:id="IMark40786696"/><text:span text:style-name="T99"> </text:span><text:alphabetical-index-mark-start text:id="IMark65654264"/><text:alphabetical-index-mark-start text:id="IMark66508360"/><text:alphabetical-index-mark-start text:id="IMark68325032"/><text:span text:style-name="T99">data</text:span><text:alphabetical-index-mark-end text:id="IMark68325032"/><text:alphabetical-index-mark-end text:id="IMark66508360"/><text:alphabetical-index-mark-end text:id="IMark65654264"/><text:span text:style-name="T99"> output </text:span><text:alphabetical-index-mark-start text:id="IMark71914328"/><text:alphabetical-index-mark-start text:id="IMark71536008"/><text:alphabetical-index-mark-start text:id="IMark64953160"/><text:span text:style-name="T99">format</text:span><text:alphabetical-index-mark-end text:id="IMark64953160"/><text:alphabetical-index-mark-end text:id="IMark71536008"/><text:alphabetical-index-mark-end text:id="IMark71914328"/><text:span text:style-name="T99">, which is </text:span><text:alphabetical-index-mark-start text:id="IMark68755784"/><text:alphabetical-index-mark-start text:id="IMark66846984"/><text:alphabetical-index-mark-start text:id="IMark65564760"/><text:span text:style-name="T99">co</text:span><text:alphabetical-index-mark-end text:id="IMark65564760"/><text:alphabetical-index-mark-end text:id="IMark66846984"/><text:alphabetical-index-mark-end text:id="IMark68755784"/><text:span text:style-name="T99">ntained in a file called </text:span><text:alphabetical-index-mark-start text:id="IMark41416888"/><text:alphabetical-index-mark-start text:id="IMark70508296"/><text:alphabetical-index-mark-start text:id="IMark67268584"/><text:alphabetical-index-mark-start text:id="IMark45133992"/><text:alphabetical-index-mark-start text:id="IMark69232072"/><text:alphabetical-index-mark-start text:id="IMark71057928"/><text:span text:style-name="T44">sql</text:span><text:alphabetical-index-mark-end text:id="IMark71057928"/><text:alphabetical-index-mark-end text:id="IMark69232072"/><text:alphabetical-index-mark-end text:id="IMark45133992"/><text:span text:style-name="T44">p</text:span><text:alphabetical-index-mark-end text:id="IMark67268584"/><text:alphabetical-index-mark-end text:id="IMark70508296"/><text:alphabetical-index-mark-end text:id="IMark41416888"/><text:span text:style-name="T44">_results.txt</text:span><text:span text:style-name="T99"> and intended to be used by other p</text:span><text:alphabetical-index-mark-start text:id="IMark72058072"/><text:alphabetical-index-mark-start text:id="IMark72484088"/><text:alphabetical-index-mark-start text:id="IMark70418280"/><text:span text:style-name="T99">ro</text:span><text:alphabetical-index-mark-end text:id="IMark70418280"/><text:alphabetical-index-mark-end text:id="IMark72484088"/><text:alphabetical-index-mark-end text:id="IMark72058072"/><text:span text:style-name="T99">grams</text:span>.</text:p>
      <text:p text:style-name="P62"/>
      <text:p text:style-name="P67">For more <text:alphabetical-index-mark-start text:id="IMark65803288"/><text:alphabetical-index-mark-start text:id="IMark66822584"/><text:alphabetical-index-mark-start text:id="IMark60751384"/>in<text:alphabetical-index-mark-start text:id="IMark65575560"/><text:alphabetical-index-mark-start text:id="IMark67318008"/><text:alphabetical-index-mark-start text:id="IMark68735256"/>format<text:alphabetical-index-mark-end text:id="IMark68735256"/><text:alphabetical-index-mark-end text:id="IMark67318008"/><text:alphabetical-index-mark-end text:id="IMark65575560"/>ion<text:alphabetical-index-mark-end text:id="IMark60751384"/><text:alphabetical-index-mark-end text:id="IMark66822584"/><text:alphabetical-index-mark-end text:id="IMark65803288"/> on <text:alphabetical-index-mark-start text:id="IMark61012568"/><text:alphabetical-index-mark-start text:id="IMark68417592"/><text:alphabetical-index-mark-start text:id="IMark70599592"/><text:alphabetical-index-mark-start text:id="IMark71062952"/><text:alphabetical-index-mark-start text:id="IMark61043256"/><text:alphabetical-index-mark-start text:id="IMark72349960"/><text:span text:style-name="T35">sql</text:span><text:alphabetical-index-mark-end text:id="IMark72349960"/><text:alphabetical-index-mark-end text:id="IMark61043256"/><text:alphabetical-index-mark-end text:id="IMark71062952"/><text:span text:style-name="T35">p</text:span><text:alphabetical-index-mark-end text:id="IMark70599592"/><text:alphabetical-index-mark-end text:id="IMark68417592"/><text:alphabetical-index-mark-end text:id="IMark61012568"/><text:span text:style-name="T35">_results.txt</text:span>, see <text:alphabetical-index-mark-start text:id="IMark72162088"/><text:alphabetical-index-mark-start text:id="IMark67758120"/><text:alphabetical-index-mark-start text:id="IMark72140440"/><text:alphabetical-index-mark-start text:id="IMark72153432"/><text:alphabetical-index-mark-start text:id="IMark66860280"/><text:alphabetical-index-mark-start text:id="IMark72357544"/><text:span text:style-name="T35">sql</text:span><text:alphabetical-index-mark-end text:id="IMark72357544"/><text:alphabetical-index-mark-end text:id="IMark66860280"/><text:alphabetical-index-mark-end text:id="IMark72153432"/><text:span text:style-name="T35">p</text:span><text:alphabetical-index-mark-end text:id="IMark72140440"/><text:alphabetical-index-mark-end text:id="IMark67758120"/><text:alphabetical-index-mark-end text:id="IMark72162088"/><text:span text:style-name="T35">.pdf</text:span>.</text:p>
      <text:p text:style-name="P62"/>
      <text:p text:style-name="P62"/>
      <text:p text:style-name="P60"><text:span text:style-name="T12">5.2.1.</text:span><text:span text:style-name="T19">2</text:span><text:span text:style-name="T12">.</text:span> <text:span text:style-name="T100">Limitations.</text:span></text:p>
      <text:p text:style-name="P62"/>
      <text:p text:style-name="P70">As you might have noticed, this p<text:alphabetical-index-mark-start text:id="IMark69221656"/><text:alphabetical-index-mark-start text:id="IMark65480840"/>ro<text:alphabetical-index-mark-end text:id="IMark65480840"/><text:alphabetical-index-mark-end text:id="IMark69221656"/>gram still lacks in some aspects:</text:p>
      <text:p text:style-name="P70"/>
      <text:p text:style-name="P70"><text:span text:style-name="T12">5.2.1.2.1.</text:span> There are no delete or edit facilities. <text:span text:style-name="T102">Currently, in those </text:span><text:alphabetical-index-mark-start text:id="IMark68047624"/><text:alphabetical-index-mark-start text:id="IMark67918888"/><text:span text:style-name="T102">cases</text:span><text:alphabetical-index-mark-end text:id="IMark67918888"/><text:alphabetical-index-mark-end text:id="IMark68047624"/><text:span text:style-name="T102">, which are rare, I use a </text:span><text:alphabetical-index-mark-start text:id="IMark69445624"/><text:alphabetical-index-mark-start text:id="IMark60562920"/><text:span text:style-name="T102">dat</text:span><text:alphabetical-index-mark-start text:id="IMark66253032"/><text:alphabetical-index-mark-start text:id="IMark66273352"/><text:span text:style-name="T102">a</text:span><text:alphabetical-index-mark-end text:id="IMark60562920"/><text:alphabetical-index-mark-end text:id="IMark69445624"/><text:span text:style-name="T102">b</text:span><text:alphabetical-index-mark-end text:id="IMark66273352"/><text:alphabetical-index-mark-end text:id="IMark66253032"/><text:span text:style-name="T102">ase editor. However, t might be useful to develop such a thing, but first it would require working on </text:span><text:span text:style-name="T20">[5.2.1.2.3.]</text:span><text:span text:style-name="T102">.</text:span></text:p>
      <text:p text:style-name="P70"><text:soft-page-break/></text:p>
      <text:p text:style-name="P70"/>
      <text:p text:style-name="P71"><text:span text:style-name="T12">5.2.1.2.2.</text:span> It has no <text:alphabetical-index-mark-start text:id="IMark72254552"/>GUI<text:alphabetical-index-mark-end text:id="IMark72254552"/>. Granted, a <text:alphabetical-index-mark-start text:id="IMark70610392"/><text:alphabetical-index-mark-start text:id="IMark68109976"/>term<text:alphabetical-index-mark-end text:id="IMark68109976"/><text:alphabetical-index-mark-end text:id="IMark70610392"/>inal is not not the nicest interface, but the good part of this is that it was never meant to have a nice one. Writing <text:alphabetical-index-mark-start text:id="IMark65661496"/>GUI<text:alphabetical-index-mark-end text:id="IMark65661496"/> p<text:alphabetical-index-mark-start text:id="IMark72296744"/><text:alphabetical-index-mark-start text:id="IMark65775000"/>ro<text:alphabetical-index-mark-end text:id="IMark65775000"/><text:alphabetical-index-mark-end text:id="IMark72296744"/>grams requires a lot of spaghetti <text:alphabetical-index-mark-start text:id="IMark72074856"/><text:alphabetical-index-mark-start text:id="IMark65892024"/><text:alphabetical-index-mark-start text:id="IMark65582760"/><text:alphabetical-index-mark-start text:id="IMark66654008"/>co<text:alphabetical-index-mark-end text:id="IMark66654008"/><text:alphabetical-index-mark-end text:id="IMark65582760"/>de<text:alphabetical-index-mark-end text:id="IMark65892024"/><text:alphabetical-index-mark-end text:id="IMark72074856"/>, and that <text:alphabetical-index-mark-start text:id="IMark72327080"/><text:alphabetical-index-mark-start text:id="IMark72154776"/>co<text:alphabetical-index-mark-end text:id="IMark72154776"/><text:alphabetical-index-mark-end text:id="IMark72327080"/>nspires against the main goals of <text:span text:style-name="T45">jcp_inm.scm</text:span><text:span text:style-name="T101">.</text:span></text:p>
      <text:p text:style-name="P71"/>
      <text:p text:style-name="P71">The p<text:alphabetical-index-mark-start text:id="IMark61471656"/><text:alphabetical-index-mark-start text:id="IMark46183960"/>ro<text:alphabetical-index-mark-end text:id="IMark46183960"/><text:alphabetical-index-mark-end text:id="IMark61471656"/>gram is a basic tool to enter <text:alphabetical-index-mark-start text:id="IMark61092168"/><text:alphabetical-index-mark-start text:id="IMark71115960"/>data<text:alphabetical-index-mark-end text:id="IMark71115960"/><text:alphabetical-index-mark-end text:id="IMark61092168"/> and serve as p<text:alphabetical-index-mark-start text:id="IMark72324552"/><text:alphabetical-index-mark-start text:id="IMark72144664"/>ro<text:alphabetical-index-mark-end text:id="IMark72144664"/><text:alphabetical-index-mark-end text:id="IMark72324552"/>of of <text:alphabetical-index-mark-start text:id="IMark71598360"/><text:alphabetical-index-mark-start text:id="IMark66213400"/>co<text:alphabetical-index-mark-end text:id="IMark66213400"/><text:alphabetical-index-mark-end text:id="IMark71598360"/>ncept for <text:alphabetical-index-mark-start text:id="IMark69369320"/><text:alphabetical-index-mark-start text:id="IMark72146056"/><text:alphabetical-index-mark-start text:id="IMark71683496"/><text:alphabetical-index-mark-start text:id="IMark67388616"/>sql<text:alphabetical-index-mark-end text:id="IMark67388616"/><text:alphabetical-index-mark-end text:id="IMark71683496"/>p<text:alphabetical-index-mark-end text:id="IMark72146056"/><text:alphabetical-index-mark-end text:id="IMark69369320"/>. <text:span text:style-name="T101">No more no less, and a writing it to work with a </text:span><text:alphabetical-index-mark-start text:id="IMark66917000"/><text:span text:style-name="T101">GUI</text:span><text:alphabetical-index-mark-end text:id="IMark66917000"/><text:span text:style-name="T101">, while it might be interesting in the future, would unnecessarily obfuscate its </text:span><text:alphabetical-index-mark-start text:id="IMark73166376"/><text:alphabetical-index-mark-start text:id="IMark65122152"/><text:alphabetical-index-mark-start text:id="IMark70421512"/><text:alphabetical-index-mark-start text:id="IMark67144840"/><text:span text:style-name="T101">co</text:span><text:alphabetical-index-mark-end text:id="IMark67144840"/><text:alphabetical-index-mark-end text:id="IMark70421512"/><text:span text:style-name="T101">de</text:span><text:alphabetical-index-mark-end text:id="IMark65122152"/><text:alphabetical-index-mark-end text:id="IMark73166376"/><text:span text:style-name="T101"> right now.</text:span></text:p>
      <text:p text:style-name="P70"/>
      <text:p text:style-name="P70"/>
      <text:p text:style-name="P72"><text:span text:style-name="T12">5.2.1.2.3.</text:span> Reporting is very basic. <text:span text:style-name="T103">As expressed in </text:span><text:span text:style-name="T21">[5.2.1.1.4.]</text:span><text:span text:style-name="T103">, things </text:span><text:alphabetical-index-mark-start text:id="IMark40786696"/><text:alphabetical-index-mark-start text:id="IMark69840184"/><text:span text:style-name="T103">co</text:span><text:alphabetical-index-mark-end text:id="IMark69840184"/><text:alphabetical-index-mark-end text:id="IMark40786696"/><text:span text:style-name="T103">uld and should be better in this case because while the kind of output interface this p</text:span><text:alphabetical-index-mark-start text:id="IMark68003944"/><text:alphabetical-index-mark-start text:id="IMark65654264"/><text:span text:style-name="T103">ro</text:span><text:alphabetical-index-mark-end text:id="IMark65654264"/><text:alphabetical-index-mark-end text:id="IMark68003944"/><text:span text:style-name="T103">gram has can be used by other p</text:span><text:alphabetical-index-mark-start text:id="IMark66508360"/><text:alphabetical-index-mark-start text:id="IMark68325032"/><text:span text:style-name="T103">ro</text:span><text:alphabetical-index-mark-end text:id="IMark68325032"/><text:alphabetical-index-mark-end text:id="IMark66508360"/><text:span text:style-name="T103">grams, it is of little use for the human user as it is.</text:span></text:p>
      <text:p text:style-name="P72"/>
      <text:p text:style-name="P72"><text:span text:style-name="T103">This is one of the main areas of further </text:span><text:alphabetical-index-mark-start text:id="IMark67268584"/><text:alphabetical-index-mark-start text:id="IMark60984408"/><text:span text:style-name="T103">development</text:span><text:alphabetical-index-mark-end text:id="IMark60984408"/><text:alphabetical-index-mark-end text:id="IMark67268584"/><text:span text:style-name="T103"> for this p</text:span><text:alphabetical-index-mark-start text:id="IMark66762216"/><text:alphabetical-index-mark-start text:id="IMark72058072"/><text:span text:style-name="T103">ro</text:span><text:alphabetical-index-mark-end text:id="IMark72058072"/><text:alphabetical-index-mark-end text:id="IMark66762216"/><text:span text:style-name="T103">gram.</text:span></text:p>
      <text:p text:style-name="P70"/>
      <text:p text:style-name="P62"/>
      <text:p text:style-name="P66"/>
      <text:p text:style-name="P3"/>
      <text:p text:style-name="P3"/>
      <text:h text:style-name="P128" text:outline-level="1"><text:bookmark-start text:name="__RefHeading___Toc787_180202276"/>6. Sources.<text:bookmark-end text:name="__RefHeading___Toc787_180202276"/></text:h>
      <text:p text:style-name="P3"/>
      <text:p text:style-name="P7"><text:span text:style-name="T13">6.</text:span><text:span text:style-name="T14">1</text:span><text:span text:style-name="T13">.</text:span><text:span text:style-name="T11"> </text:span><text:alphabetical-index-mark-start text:id="IMark69448040"/><text:alphabetical-index-mark-start text:id="IMark61200264"/><text:alphabetical-index-mark-start text:id="IMark72218248"/><text:alphabetical-index-mark-start text:id="IMark72193720"/><text:alphabetical-index-mark-start text:id="IMark72168376"/><text:alphabetical-index-mark-start text:id="IMark72352488"/><text:alphabetical-index-mark-start text:id="IMark72222440"/><text:alphabetical-index-mark-start text:id="IMark65187208"/><text:alphabetical-index-mark-start text:id="IMark72365416"/><text:alphabetical-index-mark-start text:id="IMark60516568"/><text:alphabetical-index-mark-start text:id="IMark67386696"/><text:alphabetical-index-mark-start text:id="IMark71226936"/><text:alphabetical-index-mark-start text:id="IMark46039480"/><text:alphabetical-index-mark-start text:id="IMark65788152"/><text:alphabetical-index-mark-start text:id="IMark72360072"/><text:alphabetical-index-mark-start text:id="IMark70689368"/>Sql<text:alphabetical-index-mark-end text:id="IMark70689368"/><text:alphabetical-index-mark-end text:id="IMark72360072"/><text:alphabetical-index-mark-end text:id="IMark65788152"/><text:alphabetical-index-mark-end text:id="IMark46039480"/><text:alphabetical-index-mark-end text:id="IMark71226936"/><text:alphabetical-index-mark-end text:id="IMark67386696"/><text:alphabetical-index-mark-end text:id="IMark60516568"/><text:alphabetical-index-mark-end text:id="IMark72365416"/>ite<text:alphabetical-index-mark-end text:id="IMark65187208"/><text:alphabetical-index-mark-end text:id="IMark72222440"/><text:alphabetical-index-mark-end text:id="IMark72352488"/><text:alphabetical-index-mark-end text:id="IMark72168376"/><text:alphabetical-index-mark-end text:id="IMark72193720"/><text:alphabetical-index-mark-end text:id="IMark72218248"/><text:alphabetical-index-mark-end text:id="IMark61200264"/><text:alphabetical-index-mark-end text:id="IMark69448040"/>.org. (2000). <text:alphabetical-index-mark-start text:id="IMark65614152"/><text:alphabetical-index-mark-start text:id="IMark40456728"/><text:alphabetical-index-mark-start text:id="IMark69221656"/><text:alphabetical-index-mark-start text:id="IMark65480840"/><text:alphabetical-index-mark-start text:id="IMark68031352"/><text:alphabetical-index-mark-start text:id="IMark72334664"/><text:alphabetical-index-mark-start text:id="IMark68210632"/><text:alphabetical-index-mark-start text:id="IMark69401464"/><text:alphabetical-index-mark-start text:id="IMark54199160"/><text:alphabetical-index-mark-start text:id="IMark65830088"/><text:alphabetical-index-mark-start text:id="IMark72136216"/><text:alphabetical-index-mark-start text:id="IMark67575320"/><text:alphabetical-index-mark-start text:id="IMark45131800"/><text:alphabetical-index-mark-start text:id="IMark65671864"/><text:alphabetical-index-mark-start text:id="IMark68047624"/><text:alphabetical-index-mark-start text:id="IMark67918888"/>SQL<text:alphabetical-index-mark-end text:id="IMark67918888"/><text:alphabetical-index-mark-end text:id="IMark68047624"/><text:alphabetical-index-mark-end text:id="IMark65671864"/><text:alphabetical-index-mark-end text:id="IMark45131800"/><text:alphabetical-index-mark-end text:id="IMark67575320"/><text:alphabetical-index-mark-end text:id="IMark72136216"/><text:alphabetical-index-mark-end text:id="IMark65830088"/><text:alphabetical-index-mark-end text:id="IMark54199160"/>ite<text:alphabetical-index-mark-end text:id="IMark69401464"/><text:alphabetical-index-mark-end text:id="IMark68210632"/><text:alphabetical-index-mark-end text:id="IMark72334664"/><text:alphabetical-index-mark-end text:id="IMark68031352"/><text:alphabetical-index-mark-end text:id="IMark65480840"/><text:alphabetical-index-mark-end text:id="IMark69221656"/><text:alphabetical-index-mark-end text:id="IMark40456728"/><text:alphabetical-index-mark-end text:id="IMark65614152"/> <text:alphabetical-index-mark-start text:id="IMark69445624"/><text:alphabetical-index-mark-start text:id="IMark60562920"/><text:alphabetical-index-mark-start text:id="IMark66253032"/><text:alphabetical-index-mark-start text:id="IMark66273352"/><text:alphabetical-index-mark-start text:id="IMark72148888"/><text:alphabetical-index-mark-start text:id="IMark67287736"/><text:alphabetical-index-mark-start text:id="IMark65351240"/>Home<text:alphabetical-index-mark-end text:id="IMark65351240"/><text:alphabetical-index-mark-end text:id="IMark67287736"/><text:alphabetical-index-mark-end text:id="IMark72148888"/><text:alphabetical-index-mark-end text:id="IMark66273352"/><text:alphabetical-index-mark-end text:id="IMark66253032"/><text:alphabetical-index-mark-end text:id="IMark60562920"/><text:alphabetical-index-mark-end text:id="IMark69445624"/> Page. [online] Avail<text:alphabetical-index-mark-start text:id="IMark61202184"/><text:alphabetical-index-mark-start text:id="IMark61562664"/><text:alphabetical-index-mark-start text:id="IMark72088280"/><text:alphabetical-index-mark-start text:id="IMark41525464"/><text:alphabetical-index-mark-start text:id="IMark60883144"/>ab<text:alphabetical-index-mark-end text:id="IMark60883144"/><text:alphabetical-index-mark-end text:id="IMark41525464"/><text:alphabetical-index-mark-end text:id="IMark72088280"/><text:alphabetical-index-mark-end text:id="IMark61562664"/><text:alphabetical-index-mark-end text:id="IMark61202184"/>le at: https://www.<text:alphabetical-index-mark-start text:id="IMark69547992"/><text:alphabetical-index-mark-start text:id="IMark70590248"/><text:alphabetical-index-mark-start text:id="IMark67384392"/><text:alphabetical-index-mark-start text:id="IMark64888920"/><text:alphabetical-index-mark-start text:id="IMark65744136"/><text:alphabetical-index-mark-start text:id="IMark70150504"/><text:alphabetical-index-mark-start text:id="IMark45871064"/><text:alphabetical-index-mark-start text:id="IMark60520664"/><text:alphabetical-index-mark-start text:id="IMark72254552"/><text:alphabetical-index-mark-start text:id="IMark70610392"/><text:alphabetical-index-mark-start text:id="IMark68109976"/><text:alphabetical-index-mark-start text:id="IMark65661496"/><text:alphabetical-index-mark-start text:id="IMark72296744"/><text:alphabetical-index-mark-start text:id="IMark65775000"/><text:alphabetical-index-mark-start text:id="IMark68151608"/><text:alphabetical-index-mark-start text:id="IMark65582760"/><text:alphabetical-index-mark-start text:id="IMark66654008"/><text:alphabetical-index-mark-start text:id="IMark72074856"/><text:alphabetical-index-mark-start text:id="IMark65892024"/>sql<text:alphabetical-index-mark-end text:id="IMark65892024"/><text:alphabetical-index-mark-end text:id="IMark72074856"/><text:alphabetical-index-mark-end text:id="IMark66654008"/><text:alphabetical-index-mark-end text:id="IMark65582760"/><text:alphabetical-index-mark-end text:id="IMark68151608"/><text:alphabetical-index-mark-end text:id="IMark65775000"/><text:alphabetical-index-mark-end text:id="IMark72296744"/><text:alphabetical-index-mark-end text:id="IMark65661496"/><text:alphabetical-index-mark-end text:id="IMark68109976"/><text:alphabetical-index-mark-end text:id="IMark70610392"/><text:alphabetical-index-mark-end text:id="IMark72254552"/>ite<text:alphabetical-index-mark-end text:id="IMark60520664"/><text:alphabetical-index-mark-end text:id="IMark45871064"/><text:alphabetical-index-mark-end text:id="IMark70150504"/><text:alphabetical-index-mark-end text:id="IMark65744136"/><text:alphabetical-index-mark-end text:id="IMark64888920"/><text:alphabetical-index-mark-end text:id="IMark67384392"/><text:alphabetical-index-mark-end text:id="IMark70590248"/><text:alphabetical-index-mark-end text:id="IMark69547992"/>.org/index.html [Acc<text:alphabetical-index-mark-start text:id="IMark72327080"/>es<text:alphabetical-index-mark-end text:id="IMark72327080"/>sed 26 Aug. 2019].</text:p>
      <text:p text:style-name="P7"/>
      <text:p text:style-name="P68"><text:span text:style-name="T12">6.2.</text:span> <text:alphabetical-index-mark-start text:id="IMark67675352"/><text:alphabetical-index-mark-start text:id="IMark61275576"/><text:alphabetical-index-mark-start text:id="IMark67021016"/>Ed<text:alphabetical-index-mark-start text:id="IMark68254808"/><text:alphabetical-index-mark-start text:id="IMark61471656"/><text:alphabetical-index-mark-start text:id="IMark46183960"/>ro<text:alphabetical-index-mark-end text:id="IMark46183960"/><text:alphabetical-index-mark-end text:id="IMark61471656"/><text:alphabetical-index-mark-end text:id="IMark68254808"/>nkin<text:alphabetical-index-mark-end text:id="IMark67021016"/><text:alphabetical-index-mark-end text:id="IMark61275576"/><text:alphabetical-index-mark-end text:id="IMark67675352"/>, P. (2019). <text:alphabetical-index-mark-start text:id="IMark61092168"/><text:alphabetical-index-mark-start text:id="IMark71115960"/><text:alphabetical-index-mark-start text:id="IMark68157176"/><text:alphabetical-index-mark-start text:id="IMark72324552"/><text:alphabetical-index-mark-start text:id="IMark72144664"/><text:alphabetical-index-mark-start text:id="IMark71598360"/>sql<text:alphabetical-index-mark-end text:id="IMark71598360"/><text:alphabetical-index-mark-end text:id="IMark72144664"/><text:alphabetical-index-mark-end text:id="IMark72324552"/>p<text:alphabetical-index-mark-end text:id="IMark68157176"/><text:alphabetical-index-mark-end text:id="IMark71115960"/><text:alphabetical-index-mark-end text:id="IMark61092168"/> - Simple <text:alphabetical-index-mark-start text:id="IMark66213400"/><text:alphabetical-index-mark-start text:id="IMark71683496"/><text:alphabetical-index-mark-start text:id="IMark67388616"/>term<text:alphabetical-index-mark-end text:id="IMark67388616"/><text:alphabetical-index-mark-end text:id="IMark71683496"/><text:alphabetical-index-mark-end text:id="IMark66213400"/>inal <text:alphabetical-index-mark-start text:id="IMark69369320"/><text:alphabetical-index-mark-start text:id="IMark72146056"/><text:alphabetical-index-mark-start text:id="IMark66917000"/>query<text:alphabetical-index-mark-end text:id="IMark66917000"/><text:alphabetical-index-mark-end text:id="IMark72146056"/><text:alphabetical-index-mark-end text:id="IMark69369320"/> and .<text:alphabetical-index-mark-start text:id="IMark70421512"/><text:alphabetical-index-mark-start text:id="IMark67144840"/><text:alphabetical-index-mark-start text:id="IMark73166376"/>sql<text:alphabetical-index-mark-end text:id="IMark73166376"/><text:alphabetical-index-mark-end text:id="IMark67144840"/><text:alphabetical-index-mark-end text:id="IMark70421512"/> file p<text:alphabetical-index-mark-start text:id="IMark65122152"/><text:alphabetical-index-mark-start text:id="IMark60695336"/><text:alphabetical-index-mark-start text:id="IMark67081528"/>ro<text:alphabetical-index-mark-end text:id="IMark67081528"/><text:alphabetical-index-mark-end text:id="IMark60695336"/><text:alphabetical-index-mark-end text:id="IMark65122152"/>cessing for <text:alphabetical-index-mark-start text:id="IMark72284104"/><text:alphabetical-index-mark-start text:id="IMark69937944"/><text:alphabetical-index-mark-start text:id="IMark68431448"/><text:alphabetical-index-mark-start text:id="IMark70728200"/><text:alphabetical-index-mark-start text:id="IMark67762008"/><text:alphabetical-index-mark-start text:id="IMark66984120"/><text:alphabetical-index-mark-start text:id="IMark70743096"/><text:alphabetical-index-mark-start text:id="IMark65750968"/><text:alphabetical-index-mark-start text:id="IMark70289848"/>Sql<text:alphabetical-index-mark-end text:id="IMark70289848"/><text:alphabetical-index-mark-end text:id="IMark65750968"/><text:alphabetical-index-mark-end text:id="IMark70743096"/>ite<text:alphabetical-index-mark-end text:id="IMark66984120"/><text:alphabetical-index-mark-end text:id="IMark67762008"/><text:alphabetical-index-mark-end text:id="IMark70728200"/>3<text:alphabetical-index-mark-end text:id="IMark68431448"/><text:alphabetical-index-mark-end text:id="IMark69937944"/><text:alphabetical-index-mark-end text:id="IMark72284104"/> and HDF5 <text:alphabetical-index-mark-start text:id="IMark71914328"/><text:alphabetical-index-mark-start text:id="IMark71536008"/><text:alphabetical-index-mark-start text:id="IMark64953160"/>dat<text:alphabetical-index-mark-start text:id="IMark68755784"/><text:alphabetical-index-mark-start text:id="IMark40786696"/><text:alphabetical-index-mark-start text:id="IMark69840184"/>a<text:alphabetical-index-mark-end text:id="IMark64953160"/><text:alphabetical-index-mark-end text:id="IMark71536008"/><text:alphabetical-index-mark-end text:id="IMark71914328"/>b<text:alphabetical-index-mark-end text:id="IMark69840184"/><text:alphabetical-index-mark-end text:id="IMark40786696"/><text:alphabetical-index-mark-end text:id="IMark68755784"/>ases. [online] Avail<text:alphabetical-index-mark-start text:id="IMark68003944"/><text:alphabetical-index-mark-start text:id="IMark65654264"/><text:alphabetical-index-mark-start text:id="IMark66846984"/>ab<text:alphabetical-index-mark-end text:id="IMark66846984"/><text:alphabetical-index-mark-end text:id="IMark65654264"/><text:alphabetical-index-mark-end text:id="IMark68003944"/>le at: https://peschoenberg.github.io/<text:alphabetical-index-mark-start text:id="IMark66508360"/><text:alphabetical-index-mark-start text:id="IMark68325032"/><text:alphabetical-index-mark-start text:id="IMark72071384"/><text:alphabetical-index-mark-start text:id="IMark65564760"/><text:alphabetical-index-mark-start text:id="IMark45133992"/><text:alphabetical-index-mark-start text:id="IMark69232072"/>sql<text:alphabetical-index-mark-end text:id="IMark69232072"/><text:alphabetical-index-mark-end text:id="IMark45133992"/><text:alphabetical-index-mark-end text:id="IMark65564760"/>p<text:alphabetical-index-mark-end text:id="IMark72071384"/><text:alphabetical-index-mark-end text:id="IMark68325032"/><text:alphabetical-index-mark-end text:id="IMark66508360"/>/ [Accessed 8 Nov. 2019].</text:p>
      <text:p text:style-name="P68"/>
      <text:p text:style-name="P118"><text:span text:style-name="T12">6.3.</text:span> GNU <text:alphabetical-index-mark-start text:id="IMark72484088"/><text:alphabetical-index-mark-start text:id="IMark67268584"/><text:alphabetical-index-mark-start text:id="IMark60984408"/>co<text:alphabetical-index-mark-end text:id="IMark60984408"/><text:alphabetical-index-mark-end text:id="IMark67268584"/><text:alphabetical-index-mark-end text:id="IMark72484088"/>ntributors (2019). GNU's p<text:alphabetical-index-mark-start text:id="IMark66762216"/><text:alphabetical-index-mark-start text:id="IMark72058072"/><text:alphabetical-index-mark-start text:id="IMark72090408"/>ro<text:alphabetical-index-mark-end text:id="IMark72090408"/><text:alphabetical-index-mark-end text:id="IMark72058072"/><text:alphabetical-index-mark-end text:id="IMark66762216"/>gramming and extension <text:alphabetical-index-mark-start text:id="IMark70418280"/><text:alphabetical-index-mark-start text:id="IMark46063576"/><text:alphabetical-index-mark-start text:id="IMark65767256"/>language<text:alphabetical-index-mark-end text:id="IMark65767256"/><text:alphabetical-index-mark-end text:id="IMark46063576"/><text:alphabetical-index-mark-end text:id="IMark70418280"/> - GNU <text:alphabetical-index-mark-start text:id="IMark67783336"/>Gui<text:alphabetical-index-mark-end text:id="IMark67783336"/>le. [online] Gnu.org. Avail<text:alphabetical-index-mark-start text:id="IMark65575560"/><text:alphabetical-index-mark-start text:id="IMark70292152"/><text:alphabetical-index-mark-start text:id="IMark67318008"/>ab<text:alphabetical-index-mark-end text:id="IMark67318008"/><text:alphabetical-index-mark-end text:id="IMark70292152"/><text:alphabetical-index-mark-end text:id="IMark65575560"/>le at: https://www.gnu.org/software/<text:alphabetical-index-mark-start text:id="IMark68735256"/>gui<text:alphabetical-index-mark-end text:id="IMark68735256"/>le/ [Accessed 2 Sep. 2019].</text:p>
      <text:p text:style-name="P118"><text:span text:style-name="T116"/></text:p>
      <text:p text:style-name="P119"><text:span text:style-name="T117">6.4.</text:span><text:span text:style-name="T116"> Estadistica.ec.gba.gov.ar. (2010). José C. Paz. [online] Available at: http://www.estadistica.ec.gba.gov.ar/dpe/Estadistica/Censo/partidos/josepaz/jocpaz.htm [Accessed 20 Nov. 2019].</text:span></text:p>
      <text:p text:style-name="P118"><text:span text:style-name="T116"/></text:p>
      <text:p text:style-name="P118"><text:span text:style-name="T116"/></text:p>
      <text:p text:style-name="P7"/>
      <text:p text:style-name="P3"/>
      <text:p text:style-name="P3"/>
      <text:p text:style-name="P3"/>
      <text:alphabetical-index text:style-name="Sect1" text:name="Alphabetical Index1">
        <text:alphabetical-index-source text:alphabetical-separator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111">Alphabetical Index</text:p>
          </text:index-title>
          <text:p text:style-name="P112"/>
          <text:p text:style-name="P112">A</text:p>
          <text:p text:style-name="P110"/>
          <text:p text:style-name="P110">ab<text:tab/>1, 3, 5pp., 9, 11pp., 17, 19pp., 25</text:p>
          <text:p text:style-name="P110">Ab<text:tab/>1, 3, 14pp.</text:p>
          <text:p text:style-name="P110">AB<text:tab/>3, 6p.</text:p>
          <text:p text:style-name="P110">abbreviation<text:tab/>3, 6, 15</text:p>
          <text:p text:style-name="P110">Abr<text:tab/>14pp.</text:p>
          <text:p text:style-name="P110">address<text:tab/>7, 14</text:p>
          <text:p text:style-name="P110">Address<text:tab/>6</text:p>
          <text:p text:style-name="P110">alias<text:tab/>17</text:p>
          <text:p text:style-name="P110">Alias<text:tab/>17</text:p>
          <text:p text:style-name="P110">alt<text:tab/>7</text:p>
          <text:p text:style-name="P110">Alt<text:tab/>14pp., 18</text:p>
          <text:p text:style-name="P110">architecture<text:tab/>11</text:p>
          <text:p text:style-name="P110">Argentina<text:tab/>1, 5, 9pp., 14</text:p>
          <text:p text:style-name="P110">ATM<text:tab/>8</text:p>
          <text:p text:style-name="P110">average<text:tab/>1, 5, 11p., 17p., 20, 23</text:p>
          <text:p text:style-name="P110">Avg_pers<text:tab/>17p.</text:p>
          <text:p text:style-name="P110">Avg_ppmc<text:tab/>17</text:p>
          <text:p text:style-name="P110">Avg_ppmr<text:tab/>17</text:p>
          <text:p text:style-name="P112"/>
          <text:p text:style-name="P112"/>
          <text:p text:style-name="P112">B</text:p>
          <text:p text:style-name="P110"/>
          <text:p text:style-name="P110">bank<text:tab/>8p.</text:p>
          <text:p text:style-name="P110">Bank<text:tab/>8</text:p>
          <text:p text:style-name="P110">Bitcoin<text:tab/>10</text:p>
          <text:p text:style-name="P110">block<text:tab/>3, 6pp., 13pp., 17pp., 22p.</text:p>
          <text:p text:style-name="P110">Block<text:tab/>10</text:p>
          <text:p text:style-name="P110">Buenos Aires<text:tab/>1, 5</text:p>
          <text:p text:style-name="P110">build<text:tab/>7p., 13</text:p>
          <text:p text:style-name="P110">building<text:tab/>7, 13</text:p>
          <text:p text:style-name="P110">bus<text:tab/>7pp.</text:p>
          <text:p text:style-name="P110">business<text:tab/>7</text:p>
          <text:p text:style-name="P112"/>
          <text:p text:style-name="P112"/>
          <text:p text:style-name="P112">C</text:p>
          <text:p text:style-name="P110"/>
          <text:p text:style-name="P110">C++<text:tab/>20p.</text:p>
          <text:p text:style-name="P110">cases<text:tab/>7p., 10, 23</text:p>
          <text:p text:style-name="P110">caveat<text:tab/>3, 6</text:p>
          <text:p text:style-name="P110">Caveat<text:tab/>3, 6</text:p>
          <text:p text:style-name="P110">city<text:tab/>1, 5, 8pp.</text:p>
          <text:p text:style-name="P110">co<text:tab/>1pp., 5pp., 19pp.</text:p>
          <text:p text:style-name="P110">Co<text:tab/>3, 6, 8, 14, 16</text:p>
          <text:p text:style-name="P110">CO<text:tab/>2p., 6, 10</text:p>
          <text:p text:style-name="P110">code<text:tab/>3, 7p., 14, 23p.</text:p>
          <text:p text:style-name="P110">commercial<text:tab/>1, 5pp., 13, 16p.</text:p>
          <text:p text:style-name="P110">Commercial<text:tab/>6, 8</text:p>
          <text:p text:style-name="P110"><text:soft-page-break/>conclusion<text:tab/>17, 19</text:p>
          <text:p text:style-name="P110">conclusions<text:tab/>19</text:p>
          <text:p text:style-name="P110">construction<text:tab/>8</text:p>
          <text:p text:style-name="P110">Context<text:tab/>14, 16</text:p>
          <text:p text:style-name="P110">contribute<text:tab/>2</text:p>
          <text:p text:style-name="P110">CONTRIBUTING<text:tab/>2</text:p>
          <text:p text:style-name="P110">COPYING<text:tab/>2</text:p>
          <text:p text:style-name="P110">count<text:tab/>9pp., 13pp.</text:p>
          <text:p text:style-name="P110">currency<text:tab/>10</text:p>
          <text:p text:style-name="P110">Currency<text:tab/>3, 10</text:p>
          <text:p text:style-name="P110">customer<text:tab/>9, 13</text:p>
          <text:p text:style-name="P112"/>
          <text:p text:style-name="P112"/>
          <text:p text:style-name="P112">D</text:p>
          <text:p text:style-name="P110"/>
          <text:p text:style-name="P110">data<text:tab/>1, 3, 5, 7pp., 12pp., 17, 19pp.</text:p>
          <text:p text:style-name="P110">Data<text:tab/>1, 3, 13p.</text:p>
          <text:p text:style-name="P110">dataset<text:tab/>1, 3, 5, 7p., 12, 14, 20, 23</text:p>
          <text:p text:style-name="P110">Dataset<text:tab/>1</text:p>
          <text:p text:style-name="P110">day<text:tab/>9, 11p., 15, 22</text:p>
          <text:p text:style-name="P110">Day<text:tab/>15</text:p>
          <text:p text:style-name="P110">Dayn<text:tab/>15</text:p>
          <text:p text:style-name="P110">Dayw<text:tab/>15</text:p>
          <text:p text:style-name="P110">density<text:tab/>7, 9</text:p>
          <text:p text:style-name="P110">develop<text:tab/>1</text:p>
          <text:p text:style-name="P110">developer<text:tab/>1</text:p>
          <text:p text:style-name="P110">development<text:tab/>3, 6, 8, 11, 24</text:p>
          <text:p text:style-name="P110">Development<text:tab/>3, 13</text:p>
          <text:p text:style-name="P110">dictionary<text:tab/>14</text:p>
          <text:p text:style-name="P110">difference<text:tab/>7p.</text:p>
          <text:p text:style-name="P110">district<text:tab/>1, 5p., 10, 14</text:p>
          <text:p text:style-name="P110">dollar<text:tab/>1, 10</text:p>
          <text:p text:style-name="P110">Dollar<text:tab/>10</text:p>
          <text:p text:style-name="P112"/>
          <text:p text:style-name="P112"/>
          <text:p text:style-name="P112">E</text:p>
          <text:p text:style-name="P110"/>
          <text:p text:style-name="P110">Edronkin<text:tab/>1, 25</text:p>
          <text:p text:style-name="P110">es<text:tab/>1p., 25</text:p>
          <text:p text:style-name="P110">Est_final_ppmc<text:tab/>17p.</text:p>
          <text:p text:style-name="P110">estate<text:tab/>1, 5, 10</text:p>
          <text:p text:style-name="P112"/>
          <text:p text:style-name="P112"/>
          <text:p text:style-name="P112">F</text:p>
          <text:p text:style-name="P110"/>
          <text:p text:style-name="P110">file<text:tab/>1p.</text:p>
          <text:p text:style-name="P110">format<text:tab/>1p., 5, 7, 20p., 23</text:p>
          <text:p text:style-name="P112"/>
          <text:p text:style-name="P112"/>
          <text:p text:style-name="P112">G</text:p>
          <text:p text:style-name="P110"/>
          <text:p text:style-name="P110">gui<text:tab/>21, 25</text:p>
          <text:p text:style-name="P110"><text:soft-page-break/>Gui<text:tab/>21, 25</text:p>
          <text:p text:style-name="P110">GUI<text:tab/>24</text:p>
          <text:p text:style-name="P112"/>
          <text:p text:style-name="P112"/>
          <text:p text:style-name="P112">H</text:p>
          <text:p text:style-name="P110"/>
          <text:p text:style-name="P110">home<text:tab/>8</text:p>
          <text:p text:style-name="P110">Home<text:tab/>25</text:p>
          <text:p text:style-name="P110">homogeneous<text:tab/>9</text:p>
          <text:p text:style-name="P110">hour<text:tab/>7p., 15, 22</text:p>
          <text:p text:style-name="P110">hr<text:tab/>10, 15</text:p>
          <text:p text:style-name="P110">Hr<text:tab/>15</text:p>
          <text:p text:style-name="P112"/>
          <text:p text:style-name="P112"/>
          <text:p text:style-name="P112">I</text:p>
          <text:p text:style-name="P110"/>
          <text:p text:style-name="P110">id<text:tab/>1, 5pp., 19pp.</text:p>
          <text:p text:style-name="P110">Id<text:tab/>14pp., 18</text:p>
          <text:p text:style-name="P110">industrial<text:tab/>8</text:p>
          <text:p text:style-name="P110">information<text:tab/>2, 7, 21, 23</text:p>
          <text:p text:style-name="P110">install<text:tab/>2</text:p>
          <text:p text:style-name="P110">invest<text:tab/>10</text:p>
          <text:p text:style-name="P110">investor<text:tab/>10</text:p>
          <text:p text:style-name="P110">Item<text:tab/>14, 17</text:p>
          <text:p text:style-name="P112"/>
          <text:p text:style-name="P112"/>
          <text:p text:style-name="P112">J</text:p>
          <text:p text:style-name="P110"/>
          <text:p text:style-name="P110">Jose C. Paz<text:tab/>1, 5</text:p>
          <text:p text:style-name="P112"/>
          <text:p text:style-name="P112"/>
          <text:p text:style-name="P112">L</text:p>
          <text:p text:style-name="P110">language<text:tab/>6, 20p., 25</text:p>
          <text:p text:style-name="P110">libraries<text:tab/>20p.</text:p>
          <text:p text:style-name="P110">license<text:tab/>2</text:p>
          <text:p text:style-name="P110">License<text:tab/>1, 3</text:p>
          <text:p text:style-name="P112"/>
          <text:p text:style-name="P112"/>
          <text:p text:style-name="P112">M</text:p>
          <text:p text:style-name="P110"/>
          <text:p text:style-name="P110">market<text:tab/>7p.</text:p>
          <text:p text:style-name="P110">meter<text:tab/>1, 5, 8p., 14, 17pp.</text:p>
          <text:p text:style-name="P110">module<text:tab/>2</text:p>
          <text:p text:style-name="P110">Monthn<text:tab/>15p.</text:p>
          <text:p text:style-name="P112"/>
          <text:p text:style-name="P112"/>
          <text:p text:style-name="P112">N</text:p>
          <text:p text:style-name="P110"/>
          <text:p text:style-name="P110">night<text:tab/>7, 9</text:p>
          <text:p text:style-name="P110">norm<text:tab/>11p., 14</text:p>
          <text:p text:style-name="P110">Norm<text:tab/>8</text:p>
          <text:p text:style-name="P110">number<text:tab/>1, 5, 7pp., 17pp., 23</text:p>
          <text:p text:style-name="P112"><text:soft-page-break/></text:p>
          <text:p text:style-name="P112"/>
          <text:p text:style-name="P112">O</text:p>
          <text:p text:style-name="P110"/>
          <text:p text:style-name="P110">orcid<text:tab/>1</text:p>
          <text:p text:style-name="P112"/>
          <text:p text:style-name="P112"/>
          <text:p text:style-name="P112">P</text:p>
          <text:p text:style-name="P110"/>
          <text:p text:style-name="P110">pedestrian<text:tab/>1, 5, 7pp., 13pp., 18p., 23</text:p>
          <text:p text:style-name="P110">people<text:tab/>8pp., 13, 17</text:p>
          <text:p text:style-name="P110">People<text:tab/>13</text:p>
          <text:p text:style-name="P110">peso<text:tab/>10</text:p>
          <text:p text:style-name="P110">policy<text:tab/>8</text:p>
          <text:p text:style-name="P110">price<text:tab/>8, 15, 17, 19, 23</text:p>
          <text:p text:style-name="P110">project<text:tab/>1p.</text:p>
          <text:p text:style-name="P110">properties<text:tab/>1, 3, 7p., 10, 13, 15</text:p>
          <text:p text:style-name="P110">Properties<text:tab/>3, 7</text:p>
          <text:p text:style-name="P110">property<text:tab/>23</text:p>
          <text:p text:style-name="P110">public<text:tab/>3, 8, 13</text:p>
          <text:p text:style-name="P110">Python<text:tab/>20</text:p>
          <text:p text:style-name="P112"/>
          <text:p text:style-name="P112"/>
          <text:p text:style-name="P112">Q</text:p>
          <text:p text:style-name="P110"/>
          <text:p text:style-name="P110">query<text:tab/>6, 22p., 25</text:p>
          <text:p text:style-name="P112"/>
          <text:p text:style-name="P112"/>
          <text:p text:style-name="P112">R</text:p>
          <text:p text:style-name="P110"/>
          <text:p text:style-name="P110">README<text:tab/>2</text:p>
          <text:p text:style-name="P110">real<text:tab/>1, 5, 8, 10, 20</text:p>
          <text:p text:style-name="P110">Real<text:tab/>1</text:p>
          <text:p text:style-name="P110">recent<text:tab/>8, 10</text:p>
          <text:p text:style-name="P110">residential<text:tab/>1, 7p., 10, 13, 16p.</text:p>
          <text:p text:style-name="P110">Residential<text:tab/>6</text:p>
          <text:p text:style-name="P110">ro<text:tab/>1pp., 5, 7pp., 20pp.</text:p>
          <text:p text:style-name="P110">RO<text:tab/>3, 6, 10</text:p>
          <text:p text:style-name="P112"/>
          <text:p text:style-name="P112"/>
          <text:p text:style-name="P112">S</text:p>
          <text:p text:style-name="P110"/>
          <text:p text:style-name="P110">sale<text:tab/>3, 7, 13</text:p>
          <text:p text:style-name="P110">sample<text:tab/>7, 9p., 15, 17pp., 22</text:p>
          <text:p text:style-name="P110">Sample<text:tab/>3, 6p., 17</text:p>
          <text:p text:style-name="P110">Samples_total<text:tab/>17</text:p>
          <text:p text:style-name="P110">sampling<text:tab/>3, 9, 11</text:p>
          <text:p text:style-name="P110">school<text:tab/>7pp.</text:p>
          <text:p text:style-name="P110">School<text:tab/>8</text:p>
          <text:p text:style-name="P110">segment<text:tab/>9</text:p>
          <text:p text:style-name="P110">service<text:tab/>9</text:p>
          <text:p text:style-name="P110">setting<text:tab/>2</text:p>
          <text:p text:style-name="P110"><text:soft-page-break/>shop<text:tab/>9, 11, 13</text:p>
          <text:p text:style-name="P110">shopping<text:tab/>9</text:p>
          <text:p text:style-name="P110">significant<text:tab/>7pp., 11p.</text:p>
          <text:p text:style-name="P110">speculative<text:tab/>10</text:p>
          <text:p text:style-name="P110">sql<text:tab/>21pp.</text:p>
          <text:p text:style-name="P110">Sql<text:tab/>1, 5, 20p., 25</text:p>
          <text:p text:style-name="P110">SQL<text:tab/>5p., 12, 20, 25</text:p>
          <text:p text:style-name="P110">sqlite<text:tab/>25</text:p>
          <text:p text:style-name="P110">Sqlite<text:tab/>1, 5, 20p., 25</text:p>
          <text:p text:style-name="P110">SQLite<text:tab/>20, 25</text:p>
          <text:p text:style-name="P110">Sqlite3<text:tab/>1, 5, 20p., 25</text:p>
          <text:p text:style-name="P110">SQLite3<text:tab/>20</text:p>
          <text:p text:style-name="P110">sqlp<text:tab/>21pp.</text:p>
          <text:p text:style-name="P110">square<text:tab/>1, 5, 8p., 17pp.</text:p>
          <text:p text:style-name="P110">stamp<text:tab/>13, 15p.</text:p>
          <text:p text:style-name="P110">station<text:tab/>8p.</text:p>
          <text:p text:style-name="P110">statistic<text:tab/>7, 10, 18</text:p>
          <text:p text:style-name="P110">Statistic<text:tab/>11</text:p>
          <text:p text:style-name="P110">Status<text:tab/>14, 16</text:p>
          <text:p text:style-name="P110">stop<text:tab/>7pp.</text:p>
          <text:p text:style-name="P110">street<text:tab/>1, 3, 5, 7pp., 13pp., 23</text:p>
          <text:p text:style-name="P110">Street<text:tab/>14</text:p>
          <text:p text:style-name="P110">string<text:tab/>16, 20</text:p>
          <text:p text:style-name="P110">stroll<text:tab/>1, 5</text:p>
          <text:p text:style-name="P110">structure<text:tab/>20</text:p>
          <text:p text:style-name="P110">Structure<text:tab/>3, 6, 14</text:p>
          <text:p text:style-name="P110">study<text:tab/>10p., 14, 16p., 19</text:p>
          <text:p text:style-name="P110">system<text:tab/>2</text:p>
          <text:p text:style-name="P112"/>
          <text:p text:style-name="P112"/>
          <text:p text:style-name="P112">T</text:p>
          <text:p text:style-name="P110"/>
          <text:p text:style-name="P110">TB<text:tab/>3, 6p.</text:p>
          <text:p text:style-name="P110">term<text:tab/>21, 24p.</text:p>
          <text:p text:style-name="P110">Term<text:tab/>3, 6</text:p>
          <text:p text:style-name="P110">time<text:tab/>7, 10p., 13, 15, 21p.</text:p>
          <text:p text:style-name="P110">Time<text:tab/>6</text:p>
          <text:p text:style-name="P110">time stamp<text:tab/>15</text:p>
          <text:p text:style-name="P110">town<text:tab/>1, 5, 9, 11, 14</text:p>
          <text:p text:style-name="P110">traffic<text:tab/>1, 7, 11</text:p>
          <text:p text:style-name="P110">train<text:tab/>8p.</text:p>
          <text:p text:style-name="P110">Train<text:tab/>9</text:p>
          <text:p text:style-name="P110">trf_pers<text:tab/>3, 12, 14</text:p>
          <text:p text:style-name="P110">trf_streets<text:tab/>3, 14, 16, 23</text:p>
          <text:p text:style-name="P110">Tstamp<text:tab/>15p.</text:p>
          <text:p text:style-name="P112"/>
          <text:p text:style-name="P112"/>
          <text:p text:style-name="P112">U</text:p>
          <text:p text:style-name="P110"/>
          <text:p text:style-name="P110">university<text:tab/>8</text:p>
          <text:p text:style-name="P110">urban<text:tab/>3, 8pp.</text:p>
          <text:p text:style-name="P110">Urban<text:tab/>3, 7p.</text:p>
          <text:p text:style-name="P112"><text:soft-page-break/></text:p>
          <text:p text:style-name="P112"/>
          <text:p text:style-name="P112">V</text:p>
          <text:p text:style-name="P110"/>
          <text:p text:style-name="P110">value<text:tab/>1, 5, 7p., 10, 13, 15, 17p.</text:p>
          <text:p text:style-name="P110">Value<text:tab/>15pp.</text:p>
          <text:p text:style-name="P110">Value_ppers<text:tab/>17</text:p>
          <text:p text:style-name="P110">vehicle<text:tab/>11, 13</text:p>
          <text:p text:style-name="P110">viaduct<text:tab/>11</text:p>
          <text:p text:style-name="P110">volatility<text:tab/>10</text:p>
          <text:p text:style-name="P112"/>
          <text:p text:style-name="P112"/>
          <text:p text:style-name="P112">Y</text:p>
          <text:p text:style-name="P110"/>
          <text:p text:style-name="P110">year<text:tab/>11</text:p>
          <text:p text:style-name="P110">Year<text:tab/>15</text:p>
          <text:p text:style-name="P112"/>
          <text:p text:style-name="P112"/>
          <text:p text:style-name="P112">Z</text:p>
          <text:p text:style-name="P110"/>
          <text:p text:style-name="P110">zone<text:tab/>6pp., 16</text:p>
          <text:p text:style-name="P110">Zone<text:tab/>16</text:p>
          <text:p text:style-name="P110">zonified<text:tab/>10</text:p>
        </text:index-body>
      </text:alphabetical-index>
      <text:p text:style-name="P35"/>
      <text:p text:style-name="P3"/>
      <text:p text:style-name="P3"/>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2T14:43:04.266971651</meta:creation-date>
    <dc:date>2019-11-20T20:55:05.158916541</dc:date>
    <meta:editing-duration>P5DT23H38M46S</meta:editing-duration>
    <meta:editing-cycles>145</meta:editing-cycles>
    <meta:generator>LibreOffice/5.1.6.2$Linux_X86_64 LibreOffice_project/10m0$Build-2</meta:generator>
    <meta:document-statistic meta:table-count="0" meta:image-count="0" meta:object-count="6" meta:page-count="32" meta:paragraph-count="460" meta:word-count="5054" meta:character-count="29566" meta:non-whitespace-character-count="24953"/>
  </office:meta>
</office:document-meta>
</file>

<file path=Object 1/content.xml><?xml version="1.0" encoding="utf-8"?>
<math xmlns="http://www.w3.org/1998/Math/MathML" display="block">
  <semantics>
    <mrow>
      <mrow>
        <mo stretchy="false">−</mo>
        <mn>1</mn>
      </mrow>
      <mi mathvariant="normal">σ</mi>
    </mrow>
    <annotation encoding="StarMath 5.0">- 1 %sigma  </annotation>
  </semantics>
</math>
</file>

<file path=Object 2/content.xml><?xml version="1.0" encoding="utf-8"?>
<math xmlns="http://www.w3.org/1998/Math/MathML" display="block">
  <semantics>
    <mrow>
      <mrow>
        <mo stretchy="false">+</mo>
        <mn>1</mn>
      </mrow>
      <mi mathvariant="normal">σ</mi>
    </mrow>
    <annotation encoding="StarMath 5.0">+ 1 %sigma  </annotation>
  </semantics>
</math>
</file>

<file path=Object 3/content.xml><?xml version="1.0" encoding="utf-8"?>
<math xmlns="http://www.w3.org/1998/Math/MathML" display="block">
  <semantics>
    <mrow>
      <mrow>
        <mo stretchy="false">−</mo>
        <mn>2</mn>
      </mrow>
      <mi mathvariant="normal">σ</mi>
    </mrow>
    <annotation encoding="StarMath 5.0">- 2 %sigma  </annotation>
  </semantics>
</math>
</file>

<file path=Object 4/content.xml><?xml version="1.0" encoding="utf-8"?>
<math xmlns="http://www.w3.org/1998/Math/MathML" display="block">
  <semantics>
    <mrow>
      <mrow>
        <mo stretchy="false">+</mo>
        <mn>2</mn>
      </mrow>
      <mi mathvariant="normal">σ</mi>
    </mrow>
    <annotation encoding="StarMath 5.0">+ 2 %sigma  </annotation>
  </semantics>
</math>
</file>

<file path=Object 5/content.xml><?xml version="1.0" encoding="utf-8"?>
<math xmlns="http://www.w3.org/1998/Math/MathML" display="block">
  <semantics>
    <mrow>
      <mrow>
        <mo stretchy="false">−</mo>
        <mn>3</mn>
      </mrow>
      <mi mathvariant="normal">σ</mi>
    </mrow>
    <annotation encoding="StarMath 5.0">- 3 %sigma  </annotation>
  </semantics>
</math>
</file>

<file path=Object 6/content.xml><?xml version="1.0" encoding="utf-8"?>
<math xmlns="http://www.w3.org/1998/Math/MathML" display="block">
  <semantics>
    <mrow>
      <mrow>
        <mo stretchy="false">+</mo>
        <mn>3</mn>
      </mrow>
      <mi mathvariant="normal">σ</mi>
    </mrow>
    <annotation encoding="StarMath 5.0">+ 3 %sigma  </annotation>
  </semantics>
</math>
</file>